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4.37mm"/>
    </style:style>
    <style:style style:name="co2" style:family="table-column">
      <style:table-column-properties fo:break-before="auto" style:column-width="11.78mm"/>
    </style:style>
    <style:style style:name="co3" style:family="table-column">
      <style:table-column-properties fo:break-before="auto" style:column-width="9.61mm"/>
    </style:style>
    <style:style style:name="co4" style:family="table-column">
      <style:table-column-properties fo:break-before="auto" style:column-width="13.9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4.85mm"/>
    </style:style>
    <style:style style:name="co7" style:family="table-column">
      <style:table-column-properties fo:break-before="auto" style:column-width="24.94mm"/>
    </style:style>
    <style:style style:name="co8" style:family="table-column">
      <style:table-column-properties fo:break-before="auto" style:column-width="27.04mm"/>
    </style:style>
    <style:style style:name="co9" style:family="table-column">
      <style:table-column-properties fo:break-before="auto" style:column-width="70.06mm"/>
    </style:style>
    <style:style style:name="co10" style:family="table-column">
      <style:table-column-properties fo:break-before="auto" style:column-width="12.61mm"/>
    </style:style>
    <style:style style:name="co11" style:family="table-column">
      <style:table-column-properties fo:break-before="auto" style:column-width="11.24mm"/>
    </style:style>
    <style:style style:name="co12" style:family="table-column">
      <style:table-column-properties fo:break-before="auto" style:column-width="10.16mm"/>
    </style:style>
    <style:style style:name="co13" style:family="table-column">
      <style:table-column-properties fo:break-before="auto" style:column-width="11.52mm"/>
    </style:style>
    <style:style style:name="co14" style:family="table-column">
      <style:table-column-properties fo:break-before="auto" style:column-width="12.88mm"/>
    </style:style>
    <style:style style:name="co15" style:family="table-column">
      <style:table-column-properties fo:break-before="auto" style:column-width="19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style:font-name="DejaVu Sans Mono"/>
    </style:style>
    <style:style style:name="ce2" style:family="table-cell" style:parent-style-name="Default" style:data-style-name="N0">
      <style:text-properties style:font-name="DejaVu Sans Mono"/>
      <style:map style:condition="cell-content()=0" style:apply-style-name="Untitled1" style:base-cell-address="full.D1"/>
    </style:style>
    <style:style style:name="ce3" style:family="table-cell" style:parent-style-name="Default">
      <style:text-properties style:font-name="DejaVu Sans Mono"/>
      <style:map style:condition="cell-content()=0" style:apply-style-name="Untitled1" style:base-cell-address="full.D1"/>
    </style:style>
    <style:style style:name="ce4" style:family="table-cell" style:parent-style-name="Default">
      <style:map style:condition="cell-content()=0" style:apply-style-name="Untitled1" style:base-cell-address="full.D1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DejaVu Sans Mono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DejaVu Sans Mono" style:font-name-asian="Noto Sans CJK SC Regular" style:font-name-complex="FreeSans"/>
    </style:style>
    <style:style style:name="ce7" style:family="table-cell" style:parent-style-name="Default" style:data-style-name="N122">
      <style:table-cell-properties style:text-align-source="fix" style:repeat-content="false"/>
      <style:paragraph-properties fo:text-align="end" fo:margin-left="0mm"/>
      <style:text-properties style:font-name="DejaVu Sans Mono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11" style:family="table-cell" style:parent-style-name="Default">
      <style:text-properties fo:font-style="italic" style:text-underline-style="none" style:font-style-asian="italic" style:font-style-complex="italic"/>
    </style:style>
    <style:style style:name="ce12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full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3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4" table:default-cell-style-name="ce1"/>
        <table:table-column table:style-name="co5" table:number-columns-repeated="1010" table:default-cell-style-name="ce1"/>
        <table:table-row table:style-name="ro1">
          <table:table-cell office:value-type="string" calcext:value-type="string">
            <text:p>PARAM</text:p>
          </table:table-cell>
          <table:table-cell office:value-type="string" calcext:value-type="string">
            <text:p>OFFS</text:p>
          </table:table-cell>
          <table:table-cell office:value-type="string" calcext:value-type="string">
            <text:p>SIZE</text:p>
          </table:table-cell>
          <table:table-cell table:style-name="ce2" office:value-type="string" calcext:value-type="string">
            <text:p>KTN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ADDR</text:p>
          </table:table-cell>
          <table:table-cell table:style-name="ce5" office:value-type="string" calcext:value-type="string">
            <text:p>USED_DATA</text:p>
          </table:table-cell>
          <table:table-cell table:style-name="ce5" office:value-type="string" calcext:value-type="string">
            <text:p>WASTE_DATA</text:p>
          </table:table-cell>
          <table:table-cell table:style-name="ce5" office:value-type="string" calcext:value-type="string">
            <text:p>WASTE_JUMP</text:p>
          </table:table-cell>
          <table:table-cell table:style-name="ce5" office:value-type="string" calcext:value-type="string">
            <text:p>JUMP_TOTAL</text:p>
          </table:table-cell>
          <table:table-cell table:style-name="ce5" office:value-type="string" calcext:value-type="string">
            <text:p>WASTE_TOTAL</text:p>
          </table:table-cell>
          <table:table-cell table:style-name="ce5" office:value-type="string" calcext:value-type="string">
            <text:p>USED_TOTAL</text:p>
          </table:table-cell>
          <table:table-cell table:style-name="ce5" office:value-type="string" calcext:value-type="string">
            <text:p>RATI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tch_name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])" office:value-type="string" office:string-value="00 00" calcext:value-type="string">
            <text:p>00 00</text:p>
          </table:table-cell>
          <table:table-cell table:formula="of:=IF([.D2]=1;[.C2];0)" office:value-type="float" office:value="1" calcext:value-type="float">
            <text:p>1</text:p>
          </table:table-cell>
          <table:table-cell table:formula="of:=IF([.D2]=0;[.C2];0)" office:value-type="float" office:value="0" calcext:value-type="float">
            <text:p>0</text:p>
          </table:table-cell>
          <table:table-cell table:formula="of:=[.E2]" office:value-type="float" office:value="0" calcext:value-type="float">
            <text:p>0</text:p>
          </table:table-cell>
          <table:table-cell table:style-name="ce5" table:formula="of:=SUM([.I2:.I907])" office:value-type="float" office:value="309" calcext:value-type="float">
            <text:p>309</text:p>
          </table:table-cell>
          <table:table-cell table:style-name="ce5" table:formula="of:=SUM([.H2:.I907])" office:value-type="float" office:value="418" calcext:value-type="float">
            <text:p>418</text:p>
          </table:table-cell>
          <table:table-cell table:style-name="ce5" table:formula="of:=SUM([.G2:.G907])" office:value-type="float" office:value="707" calcext:value-type="float">
            <text:p>707</text:p>
          </table:table-cell>
          <table:table-cell table:style-name="ce7" table:formula="of:=([.L2]/([.L2]+[.K2]))" office:value-type="percentage" office:value="0.628444444444444" calcext:value-type="percentage">
            <text:p>62.8%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tch_name2</text:p>
          </table:table-cell>
          <table:table-cell table:formula="of:=([.B2]+[.C2]+[.E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])" office:value-type="string" office:string-value="00 01" calcext:value-type="string">
            <text:p>00 01</text:p>
          </table:table-cell>
          <table:table-cell table:formula="of:=IF([.D3]=1;[.C3];0)" office:value-type="float" office:value="1" calcext:value-type="float">
            <text:p>1</text:p>
          </table:table-cell>
          <table:table-cell table:formula="of:=IF([.D3]=0;[.C3];0)" office:value-type="float" office:value="0" calcext:value-type="float">
            <text:p>0</text:p>
          </table:table-cell>
          <table:table-cell table:formula="of:=[.E3]" office:value-type="float" office:value="0" calcext:value-type="float">
            <text:p>0</text:p>
          </table:table-cell>
          <table:table-cell table:style-name="ce5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patch_name3</text:p>
          </table:table-cell>
          <table:table-cell table:formula="of:=([.B3]+[.C3]+[.E3]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])" office:value-type="string" office:string-value="00 02" calcext:value-type="string">
            <text:p>00 02</text:p>
          </table:table-cell>
          <table:table-cell table:formula="of:=IF([.D4]=1;[.C4];0)" office:value-type="float" office:value="1" calcext:value-type="float">
            <text:p>1</text:p>
          </table:table-cell>
          <table:table-cell table:formula="of:=IF([.D4]=0;[.C4];0)" office:value-type="float" office:value="0" calcext:value-type="float">
            <text:p>0</text:p>
          </table:table-cell>
          <table:table-cell table:formula="of:=[.E4]" office:value-type="float" office:value="0" calcext:value-type="float">
            <text:p>0</text:p>
          </table:table-cell>
          <table:table-cell table:style-name="ce5" office:value-type="string" calcext:value-type="string">
            <text:p>JUMP_INST</text:p>
          </table:table-cell>
          <table:table-cell table:style-name="ce5" office:value-type="string" calcext:value-type="string">
            <text:p>UNUSED_INST</text:p>
          </table:table-cell>
          <table:table-cell table:style-name="ce5"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patch_name4</text:p>
          </table:table-cell>
          <table:table-cell table:formula="of:=([.B4]+[.C4]+[.E4]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])" office:value-type="string" office:string-value="00 03" calcext:value-type="string">
            <text:p>00 03</text:p>
          </table:table-cell>
          <table:table-cell table:formula="of:=IF([.D5]=1;[.C5];0)" office:value-type="float" office:value="1" calcext:value-type="float">
            <text:p>1</text:p>
          </table:table-cell>
          <table:table-cell table:formula="of:=IF([.D5]=0;[.C5];0)" office:value-type="float" office:value="0" calcext:value-type="float">
            <text:p>0</text:p>
          </table:table-cell>
          <table:table-cell table:formula="of:=[.E5]" office:value-type="float" office:value="0" calcext:value-type="float">
            <text:p>0</text:p>
          </table:table-cell>
          <table:table-cell table:style-name="ce6" table:formula="of:=COUNTIF([.I2:.I907];&quot;&gt;0&quot;)" office:value-type="float" office:value="94" calcext:value-type="float">
            <text:p>94</text:p>
          </table:table-cell>
          <table:table-cell table:style-name="ce6" table:formula="of:=COUNTIF([.H2:.H907];&quot;&gt;0&quot;)" office:value-type="float" office:value="109" calcext:value-type="float">
            <text:p>109</text:p>
          </table:table-cell>
          <table:table-cell table:style-name="ce5"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patch_name5</text:p>
          </table:table-cell>
          <table:table-cell table:formula="of:=([.B5]+[.C5]+[.E5]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6])" office:value-type="string" office:string-value="00 04" calcext:value-type="string">
            <text:p>00 04</text:p>
          </table:table-cell>
          <table:table-cell table:formula="of:=IF([.D6]=1;[.C6];0)" office:value-type="float" office:value="1" calcext:value-type="float">
            <text:p>1</text:p>
          </table:table-cell>
          <table:table-cell table:formula="of:=IF([.D6]=0;[.C6];0)" office:value-type="float" office:value="0" calcext:value-type="float">
            <text:p>0</text:p>
          </table:table-cell>
          <table:table-cell table:formula="of:=[.E6]" office:value-type="float" office:value="0" calcext:value-type="float">
            <text:p>0</text:p>
          </table:table-cell>
          <table:table-cell table:style-name="ce5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patch_name6</text:p>
          </table:table-cell>
          <table:table-cell table:formula="of:=([.B6]+[.C6]+[.E6]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7])" office:value-type="string" office:string-value="00 05" calcext:value-type="string">
            <text:p>00 05</text:p>
          </table:table-cell>
          <table:table-cell table:formula="of:=IF([.D7]=1;[.C7];0)" office:value-type="float" office:value="1" calcext:value-type="float">
            <text:p>1</text:p>
          </table:table-cell>
          <table:table-cell table:formula="of:=IF([.D7]=0;[.C7];0)" office:value-type="float" office:value="0" calcext:value-type="float">
            <text:p>0</text:p>
          </table:table-cell>
          <table:table-cell table:formula="of:=[.E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tch_name7</text:p>
          </table:table-cell>
          <table:table-cell table:formula="of:=([.B7]+[.C7]+[.E7]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8])" office:value-type="string" office:string-value="00 06" calcext:value-type="string">
            <text:p>00 06</text:p>
          </table:table-cell>
          <table:table-cell table:formula="of:=IF([.D8]=1;[.C8];0)" office:value-type="float" office:value="1" calcext:value-type="float">
            <text:p>1</text:p>
          </table:table-cell>
          <table:table-cell table:formula="of:=IF([.D8]=0;[.C8];0)" office:value-type="float" office:value="0" calcext:value-type="float">
            <text:p>0</text:p>
          </table:table-cell>
          <table:table-cell table:formula="of:=[.E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tch_name8</text:p>
          </table:table-cell>
          <table:table-cell table:formula="of:=([.B8]+[.C8]+[.E8]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9])" office:value-type="string" office:string-value="00 07" calcext:value-type="string">
            <text:p>00 07</text:p>
          </table:table-cell>
          <table:table-cell table:formula="of:=IF([.D9]=1;[.C9];0)" office:value-type="float" office:value="1" calcext:value-type="float">
            <text:p>1</text:p>
          </table:table-cell>
          <table:table-cell table:formula="of:=IF([.D9]=0;[.C9];0)" office:value-type="float" office:value="0" calcext:value-type="float">
            <text:p>0</text:p>
          </table:table-cell>
          <table:table-cell table:formula="of:=[.E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tch_name9</text:p>
          </table:table-cell>
          <table:table-cell table:formula="of:=([.B9]+[.C9]+[.E9]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0])" office:value-type="string" office:string-value="00 08" calcext:value-type="string">
            <text:p>00 08</text:p>
          </table:table-cell>
          <table:table-cell table:formula="of:=IF([.D10]=1;[.C10];0)" office:value-type="float" office:value="1" calcext:value-type="float">
            <text:p>1</text:p>
          </table:table-cell>
          <table:table-cell table:formula="of:=IF([.D10]=0;[.C10];0)" office:value-type="float" office:value="0" calcext:value-type="float">
            <text:p>0</text:p>
          </table:table-cell>
          <table:table-cell table:formula="of:=[.E1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tch_name10</text:p>
          </table:table-cell>
          <table:table-cell table:formula="of:=([.B10]+[.C10]+[.E10]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1])" office:value-type="string" office:string-value="00 09" calcext:value-type="string">
            <text:p>00 09</text:p>
          </table:table-cell>
          <table:table-cell table:formula="of:=IF([.D11]=1;[.C11];0)" office:value-type="float" office:value="1" calcext:value-type="float">
            <text:p>1</text:p>
          </table:table-cell>
          <table:table-cell table:formula="of:=IF([.D11]=0;[.C11];0)" office:value-type="float" office:value="0" calcext:value-type="float">
            <text:p>0</text:p>
          </table:table-cell>
          <table:table-cell table:formula="of:=[.E1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tch_name11</text:p>
          </table:table-cell>
          <table:table-cell table:formula="of:=([.B11]+[.C11]+[.E11]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2])" office:value-type="string" office:string-value="00 0A" calcext:value-type="string">
            <text:p>00 0A</text:p>
          </table:table-cell>
          <table:table-cell table:formula="of:=IF([.D12]=1;[.C12];0)" office:value-type="float" office:value="1" calcext:value-type="float">
            <text:p>1</text:p>
          </table:table-cell>
          <table:table-cell table:formula="of:=IF([.D12]=0;[.C12];0)" office:value-type="float" office:value="0" calcext:value-type="float">
            <text:p>0</text:p>
          </table:table-cell>
          <table:table-cell table:formula="of:=[.E12]" office:value-type="float" office:value="0" calcext:value-type="float">
            <text:p>0</text:p>
          </table:table-cell>
          <table:table-cell/>
          <table:table-cell office:value-type="float" office:value="2061" calcext:value-type="float">
            <text:p>206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tch_name12</text:p>
          </table:table-cell>
          <table:table-cell table:formula="of:=([.B12]+[.C12]+[.E12])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3])" office:value-type="string" office:string-value="00 0B" calcext:value-type="string">
            <text:p>00 0B</text:p>
          </table:table-cell>
          <table:table-cell table:formula="of:=IF([.D13]=1;[.C13];0)" office:value-type="float" office:value="1" calcext:value-type="float">
            <text:p>1</text:p>
          </table:table-cell>
          <table:table-cell table:formula="of:=IF([.D13]=0;[.C13];0)" office:value-type="float" office:value="0" calcext:value-type="float">
            <text:p>0</text:p>
          </table:table-cell>
          <table:table-cell table:formula="of:=[.E1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tch_name13</text:p>
          </table:table-cell>
          <table:table-cell table:formula="of:=([.B13]+[.C13]+[.E13]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4])" office:value-type="string" office:string-value="00 0C" calcext:value-type="string">
            <text:p>00 0C</text:p>
          </table:table-cell>
          <table:table-cell table:formula="of:=IF([.D14]=1;[.C14];0)" office:value-type="float" office:value="1" calcext:value-type="float">
            <text:p>1</text:p>
          </table:table-cell>
          <table:table-cell table:formula="of:=IF([.D14]=0;[.C14];0)" office:value-type="float" office:value="0" calcext:value-type="float">
            <text:p>0</text:p>
          </table:table-cell>
          <table:table-cell table:formula="of:=[.E1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tch_name14</text:p>
          </table:table-cell>
          <table:table-cell table:formula="of:=([.B14]+[.C14]+[.E14])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5])" office:value-type="string" office:string-value="00 0D" calcext:value-type="string">
            <text:p>00 0D</text:p>
          </table:table-cell>
          <table:table-cell table:formula="of:=IF([.D15]=1;[.C15];0)" office:value-type="float" office:value="1" calcext:value-type="float">
            <text:p>1</text:p>
          </table:table-cell>
          <table:table-cell table:formula="of:=IF([.D15]=0;[.C15];0)" office:value-type="float" office:value="0" calcext:value-type="float">
            <text:p>0</text:p>
          </table:table-cell>
          <table:table-cell table:formula="of:=[.E1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tch_name15</text:p>
          </table:table-cell>
          <table:table-cell table:formula="of:=([.B15]+[.C15]+[.E15]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6])" office:value-type="string" office:string-value="00 0E" calcext:value-type="string">
            <text:p>00 0E</text:p>
          </table:table-cell>
          <table:table-cell table:formula="of:=IF([.D16]=1;[.C16];0)" office:value-type="float" office:value="1" calcext:value-type="float">
            <text:p>1</text:p>
          </table:table-cell>
          <table:table-cell table:formula="of:=IF([.D16]=0;[.C16];0)" office:value-type="float" office:value="0" calcext:value-type="float">
            <text:p>0</text:p>
          </table:table-cell>
          <table:table-cell table:formula="of:=[.E1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tch_name16</text:p>
          </table:table-cell>
          <table:table-cell table:formula="of:=([.B16]+[.C16]+[.E16]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7])" office:value-type="string" office:string-value="00 0F" calcext:value-type="string">
            <text:p>00 0F</text:p>
          </table:table-cell>
          <table:table-cell table:formula="of:=IF([.D17]=1;[.C17];0)" office:value-type="float" office:value="1" calcext:value-type="float">
            <text:p>1</text:p>
          </table:table-cell>
          <table:table-cell table:formula="of:=IF([.D17]=0;[.C17];0)" office:value-type="float" office:value="0" calcext:value-type="float">
            <text:p>0</text:p>
          </table:table-cell>
          <table:table-cell table:formula="of:=[.E1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utput_select</text:p>
          </table:table-cell>
          <table:table-cell table:formula="of:=([.B17]+[.C17]+[.E17])"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INT2SBH([.B18])" office:value-type="string" office:string-value="00 10" calcext:value-type="string">
            <text:p>00 10</text:p>
          </table:table-cell>
          <table:table-cell table:formula="of:=IF([.D18]=1;[.C18];0)" office:value-type="float" office:value="1" calcext:value-type="float">
            <text:p>1</text:p>
          </table:table-cell>
          <table:table-cell table:formula="of:=IF([.D18]=0;[.C18];0)" office:value-type="float" office:value="0" calcext:value-type="float">
            <text:p>0</text:p>
          </table:table-cell>
          <table:table-cell table:formula="of:=[.E18]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mp_on_off</text:p>
          </table:table-cell>
          <table:table-cell table:formula="of:=([.B18]+[.C18]+[.E18]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19])" office:value-type="string" office:string-value="00 20" calcext:value-type="string">
            <text:p>00 20</text:p>
          </table:table-cell>
          <table:table-cell table:formula="of:=IF([.D19]=1;[.C19];0)" office:value-type="float" office:value="0" calcext:value-type="float">
            <text:p>0</text:p>
          </table:table-cell>
          <table:table-cell table:formula="of:=IF([.D19]=0;[.C19];0)" office:value-type="float" office:value="1" calcext:value-type="float">
            <text:p>1</text:p>
          </table:table-cell>
          <table:table-cell table:formula="of:=[.E1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mp_type</text:p>
          </table:table-cell>
          <table:table-cell table:formula="of:=([.B19]+[.C19]+[.E19])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20])" office:value-type="string" office:string-value="00 21" calcext:value-type="string">
            <text:p>00 21</text:p>
          </table:table-cell>
          <table:table-cell table:formula="of:=IF([.D20]=1;[.C20];0)" office:value-type="float" office:value="0" calcext:value-type="float">
            <text:p>0</text:p>
          </table:table-cell>
          <table:table-cell table:formula="of:=IF([.D20]=0;[.C20];0)" office:value-type="float" office:value="1" calcext:value-type="float">
            <text:p>1</text:p>
          </table:table-cell>
          <table:table-cell table:formula="of:=[.E2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mp_sustain</text:p>
          </table:table-cell>
          <table:table-cell table:formula="of:=([.B20]+[.C20]+[.E20])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21])" office:value-type="string" office:string-value="00 22" calcext:value-type="string">
            <text:p>00 22</text:p>
          </table:table-cell>
          <table:table-cell table:formula="of:=IF([.D21]=1;[.C21];0)" office:value-type="float" office:value="0" calcext:value-type="float">
            <text:p>0</text:p>
          </table:table-cell>
          <table:table-cell table:formula="of:=IF([.D21]=0;[.C21];0)" office:value-type="float" office:value="1" calcext:value-type="float">
            <text:p>1</text:p>
          </table:table-cell>
          <table:table-cell table:formula="of:=[.E2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mp_attack</text:p>
          </table:table-cell>
          <table:table-cell table:formula="of:=([.B21]+[.C21]+[.E21])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22])" office:value-type="string" office:string-value="00 23" calcext:value-type="string">
            <text:p>00 23</text:p>
          </table:table-cell>
          <table:table-cell table:formula="of:=IF([.D22]=1;[.C22];0)" office:value-type="float" office:value="0" calcext:value-type="float">
            <text:p>0</text:p>
          </table:table-cell>
          <table:table-cell table:formula="of:=IF([.D22]=0;[.C22];0)" office:value-type="float" office:value="1" calcext:value-type="float">
            <text:p>1</text:p>
          </table:table-cell>
          <table:table-cell table:formula="of:=[.E2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mp_tone</text:p>
          </table:table-cell>
          <table:table-cell table:formula="of:=([.B22]+[.C22]+[.E22])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23])" office:value-type="string" office:string-value="00 24" calcext:value-type="string">
            <text:p>00 24</text:p>
          </table:table-cell>
          <table:table-cell table:formula="of:=IF([.D23]=1;[.C23];0)" office:value-type="float" office:value="0" calcext:value-type="float">
            <text:p>0</text:p>
          </table:table-cell>
          <table:table-cell table:formula="of:=IF([.D23]=0;[.C23];0)" office:value-type="float" office:value="1" calcext:value-type="float">
            <text:p>1</text:p>
          </table:table-cell>
          <table:table-cell table:formula="of:=[.E2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mp_level</text:p>
          </table:table-cell>
          <table:table-cell table:formula="of:=([.B23]+[.C23]+[.E23])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INT2SBH([.B24])" office:value-type="string" office:string-value="00 25" calcext:value-type="string">
            <text:p>00 25</text:p>
          </table:table-cell>
          <table:table-cell table:formula="of:=IF([.D24]=1;[.C24];0)" office:value-type="float" office:value="0" calcext:value-type="float">
            <text:p>0</text:p>
          </table:table-cell>
          <table:table-cell table:formula="of:=IF([.D24]=0;[.C24];0)" office:value-type="float" office:value="1" calcext:value-type="float">
            <text:p>1</text:p>
          </table:table-cell>
          <table:table-cell table:formula="of:=[.E24]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_ds_on_off</text:p>
          </table:table-cell>
          <table:table-cell table:formula="of:=([.B24]+[.C24]+[.E24])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5])" office:value-type="string" office:string-value="00 30" calcext:value-type="string">
            <text:p>00 30</text:p>
          </table:table-cell>
          <table:table-cell table:formula="of:=IF([.D25]=1;[.C25];0)" office:value-type="float" office:value="1" calcext:value-type="float">
            <text:p>1</text:p>
          </table:table-cell>
          <table:table-cell table:formula="of:=IF([.D25]=0;[.C25];0)" office:value-type="float" office:value="0" calcext:value-type="float">
            <text:p>0</text:p>
          </table:table-cell>
          <table:table-cell table:formula="of:=[.E2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_ds_type</text:p>
          </table:table-cell>
          <table:table-cell table:formula="of:=([.B25]+[.C25]+[.E25]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6])" office:value-type="string" office:string-value="00 31" calcext:value-type="string">
            <text:p>00 31</text:p>
          </table:table-cell>
          <table:table-cell table:formula="of:=IF([.D26]=1;[.C26];0)" office:value-type="float" office:value="1" calcext:value-type="float">
            <text:p>1</text:p>
          </table:table-cell>
          <table:table-cell table:formula="of:=IF([.D26]=0;[.C26];0)" office:value-type="float" office:value="0" calcext:value-type="float">
            <text:p>0</text:p>
          </table:table-cell>
          <table:table-cell table:formula="of:=[.E2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_ds_drive</text:p>
          </table:table-cell>
          <table:table-cell table:formula="of:=([.B26]+[.C26]+[.E26])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7])" office:value-type="string" office:string-value="00 32" calcext:value-type="string">
            <text:p>00 32</text:p>
          </table:table-cell>
          <table:table-cell table:formula="of:=IF([.D27]=1;[.C27];0)" office:value-type="float" office:value="1" calcext:value-type="float">
            <text:p>1</text:p>
          </table:table-cell>
          <table:table-cell table:formula="of:=IF([.D27]=0;[.C27];0)" office:value-type="float" office:value="0" calcext:value-type="float">
            <text:p>0</text:p>
          </table:table-cell>
          <table:table-cell table:formula="of:=[.E2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_ds_bottom</text:p>
          </table:table-cell>
          <table:table-cell table:formula="of:=([.B27]+[.C27]+[.E27])" office:value-type="float" office:value="51" calcext:value-type="float">
            <text:p>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8])" office:value-type="string" office:string-value="00 33" calcext:value-type="string">
            <text:p>00 33</text:p>
          </table:table-cell>
          <table:table-cell table:formula="of:=IF([.D28]=1;[.C28];0)" office:value-type="float" office:value="1" calcext:value-type="float">
            <text:p>1</text:p>
          </table:table-cell>
          <table:table-cell table:formula="of:=IF([.D28]=0;[.C28];0)" office:value-type="float" office:value="0" calcext:value-type="float">
            <text:p>0</text:p>
          </table:table-cell>
          <table:table-cell table:formula="of:=[.E2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_ds_tone</text:p>
          </table:table-cell>
          <table:table-cell table:formula="of:=([.B28]+[.C28]+[.E28])"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9])" office:value-type="string" office:string-value="00 34" calcext:value-type="string">
            <text:p>00 34</text:p>
          </table:table-cell>
          <table:table-cell table:formula="of:=IF([.D29]=1;[.C29];0)" office:value-type="float" office:value="1" calcext:value-type="float">
            <text:p>1</text:p>
          </table:table-cell>
          <table:table-cell table:formula="of:=IF([.D29]=0;[.C29];0)" office:value-type="float" office:value="0" calcext:value-type="float">
            <text:p>0</text:p>
          </table:table-cell>
          <table:table-cell table:formula="of:=[.E2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_ds_solo_sw</text:p>
          </table:table-cell>
          <table:table-cell table:formula="of:=([.B29]+[.C29]+[.E29])" office:value-type="float" office:value="53" calcext:value-type="float">
            <text:p>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0])" office:value-type="string" office:string-value="00 35" calcext:value-type="string">
            <text:p>00 35</text:p>
          </table:table-cell>
          <table:table-cell table:formula="of:=IF([.D30]=1;[.C30];0)" office:value-type="float" office:value="1" calcext:value-type="float">
            <text:p>1</text:p>
          </table:table-cell>
          <table:table-cell table:formula="of:=IF([.D30]=0;[.C30];0)" office:value-type="float" office:value="0" calcext:value-type="float">
            <text:p>0</text:p>
          </table:table-cell>
          <table:table-cell table:formula="of:=[.E3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_ds_solo_level</text:p>
          </table:table-cell>
          <table:table-cell table:formula="of:=([.B30]+[.C30]+[.E30])" office:value-type="float" office:value="54" calcext:value-type="float">
            <text:p>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1])" office:value-type="string" office:string-value="00 36" calcext:value-type="string">
            <text:p>00 36</text:p>
          </table:table-cell>
          <table:table-cell table:formula="of:=IF([.D31]=1;[.C31];0)" office:value-type="float" office:value="1" calcext:value-type="float">
            <text:p>1</text:p>
          </table:table-cell>
          <table:table-cell table:formula="of:=IF([.D31]=0;[.C31];0)" office:value-type="float" office:value="0" calcext:value-type="float">
            <text:p>0</text:p>
          </table:table-cell>
          <table:table-cell table:formula="of:=[.E3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_ds_effect_level</text:p>
          </table:table-cell>
          <table:table-cell table:formula="of:=([.B31]+[.C31]+[.E31])"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2])" office:value-type="string" office:string-value="00 37" calcext:value-type="string">
            <text:p>00 37</text:p>
          </table:table-cell>
          <table:table-cell table:formula="of:=IF([.D32]=1;[.C32];0)" office:value-type="float" office:value="1" calcext:value-type="float">
            <text:p>1</text:p>
          </table:table-cell>
          <table:table-cell table:formula="of:=IF([.D32]=0;[.C32];0)" office:value-type="float" office:value="0" calcext:value-type="float">
            <text:p>0</text:p>
          </table:table-cell>
          <table:table-cell table:formula="of:=[.E3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_ds_direct_mix</text:p>
          </table:table-cell>
          <table:table-cell table:formula="of:=([.B32]+[.C32]+[.E32])"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3])" office:value-type="string" office:string-value="00 38" calcext:value-type="string">
            <text:p>00 38</text:p>
          </table:table-cell>
          <table:table-cell table:formula="of:=IF([.D33]=1;[.C33];0)" office:value-type="float" office:value="1" calcext:value-type="float">
            <text:p>1</text:p>
          </table:table-cell>
          <table:table-cell table:formula="of:=IF([.D33]=0;[.C33];0)" office:value-type="float" office:value="0" calcext:value-type="float">
            <text:p>0</text:p>
          </table:table-cell>
          <table:table-cell table:formula="of:=[.E3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_ds_custom_type</text:p>
          </table:table-cell>
          <table:table-cell table:formula="of:=([.B33]+[.C33]+[.E33])" office:value-type="float" office:value="57" calcext:value-type="float">
            <text:p>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4])" office:value-type="string" office:string-value="00 39" calcext:value-type="string">
            <text:p>00 39</text:p>
          </table:table-cell>
          <table:table-cell table:formula="of:=IF([.D34]=1;[.C34];0)" office:value-type="float" office:value="1" calcext:value-type="float">
            <text:p>1</text:p>
          </table:table-cell>
          <table:table-cell table:formula="of:=IF([.D34]=0;[.C34];0)" office:value-type="float" office:value="0" calcext:value-type="float">
            <text:p>0</text:p>
          </table:table-cell>
          <table:table-cell table:formula="of:=[.E3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_ds_custom_bottom</text:p>
          </table:table-cell>
          <table:table-cell table:formula="of:=([.B34]+[.C34]+[.E34])" office:value-type="float" office:value="58" calcext:value-type="float">
            <text:p>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5])" office:value-type="string" office:string-value="00 3A" calcext:value-type="string">
            <text:p>00 3A</text:p>
          </table:table-cell>
          <table:table-cell table:formula="of:=IF([.D35]=1;[.C35];0)" office:value-type="float" office:value="1" calcext:value-type="float">
            <text:p>1</text:p>
          </table:table-cell>
          <table:table-cell table:formula="of:=IF([.D35]=0;[.C35];0)" office:value-type="float" office:value="0" calcext:value-type="float">
            <text:p>0</text:p>
          </table:table-cell>
          <table:table-cell table:formula="of:=[.E3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_ds_custom_top</text:p>
          </table:table-cell>
          <table:table-cell table:formula="of:=([.B35]+[.C35]+[.E35])" office:value-type="float" office:value="59" calcext:value-type="float">
            <text:p>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6])" office:value-type="string" office:string-value="00 3B" calcext:value-type="string">
            <text:p>00 3B</text:p>
          </table:table-cell>
          <table:table-cell table:formula="of:=IF([.D36]=1;[.C36];0)" office:value-type="float" office:value="1" calcext:value-type="float">
            <text:p>1</text:p>
          </table:table-cell>
          <table:table-cell table:formula="of:=IF([.D36]=0;[.C36];0)" office:value-type="float" office:value="0" calcext:value-type="float">
            <text:p>0</text:p>
          </table:table-cell>
          <table:table-cell table:formula="of:=[.E3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_ds_custom_low</text:p>
          </table:table-cell>
          <table:table-cell table:formula="of:=([.B36]+[.C36]+[.E36])"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7])" office:value-type="string" office:string-value="00 3C" calcext:value-type="string">
            <text:p>00 3C</text:p>
          </table:table-cell>
          <table:table-cell table:formula="of:=IF([.D37]=1;[.C37];0)" office:value-type="float" office:value="1" calcext:value-type="float">
            <text:p>1</text:p>
          </table:table-cell>
          <table:table-cell table:formula="of:=IF([.D37]=0;[.C37];0)" office:value-type="float" office:value="0" calcext:value-type="float">
            <text:p>0</text:p>
          </table:table-cell>
          <table:table-cell table:formula="of:=[.E3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_ds_custom_high</text:p>
          </table:table-cell>
          <table:table-cell table:formula="of:=([.B37]+[.C37]+[.E37])" office:value-type="float" office:value="61" calcext:value-type="float">
            <text:p>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8])" office:value-type="string" office:string-value="00 3D" calcext:value-type="string">
            <text:p>00 3D</text:p>
          </table:table-cell>
          <table:table-cell table:formula="of:=IF([.D38]=1;[.C38];0)" office:value-type="float" office:value="1" calcext:value-type="float">
            <text:p>1</text:p>
          </table:table-cell>
          <table:table-cell table:formula="of:=IF([.D38]=0;[.C38];0)" office:value-type="float" office:value="0" calcext:value-type="float">
            <text:p>0</text:p>
          </table:table-cell>
          <table:table-cell table:formula="of:=[.E3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_ds_custom_character</text:p>
          </table:table-cell>
          <table:table-cell table:formula="of:=([.B38]+[.C38]+[.E38])" office:value-type="float" office:value="62" calcext:value-type="float">
            <text:p>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INT2SBH([.B39])" office:value-type="string" office:string-value="00 3E" calcext:value-type="string">
            <text:p>00 3E</text:p>
          </table:table-cell>
          <table:table-cell table:formula="of:=IF([.D39]=1;[.C39];0)" office:value-type="float" office:value="1" calcext:value-type="float">
            <text:p>1</text:p>
          </table:table-cell>
          <table:table-cell table:formula="of:=IF([.D39]=0;[.C39];0)" office:value-type="float" office:value="0" calcext:value-type="float">
            <text:p>0</text:p>
          </table:table-cell>
          <table:table-cell table:formula="of:=[.E39]"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amp_a_on_off</text:p>
          </table:table-cell>
          <table:table-cell table:formula="of:=([.B39]+[.C39]+[.E39])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40])" office:value-type="string" office:string-value="00 50" calcext:value-type="string">
            <text:p>00 50</text:p>
          </table:table-cell>
          <table:table-cell table:formula="of:=IF([.D40]=1;[.C40];0)" office:value-type="float" office:value="0" calcext:value-type="float">
            <text:p>0</text:p>
          </table:table-cell>
          <table:table-cell table:formula="of:=IF([.D40]=0;[.C40];0)" office:value-type="float" office:value="1" calcext:value-type="float">
            <text:p>1</text:p>
          </table:table-cell>
          <table:table-cell table:formula="of:=[.E4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amp_a_type</text:p>
          </table:table-cell>
          <table:table-cell table:formula="of:=([.B40]+[.C40]+[.E40])" office:value-type="float" office:value="81" calcext:value-type="float">
            <text:p>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1])" office:value-type="string" office:string-value="00 51" calcext:value-type="string">
            <text:p>00 51</text:p>
          </table:table-cell>
          <table:table-cell table:formula="of:=IF([.D41]=1;[.C41];0)" office:value-type="float" office:value="1" calcext:value-type="float">
            <text:p>1</text:p>
          </table:table-cell>
          <table:table-cell table:formula="of:=IF([.D41]=0;[.C41];0)" office:value-type="float" office:value="0" calcext:value-type="float">
            <text:p>0</text:p>
          </table:table-cell>
          <table:table-cell table:formula="of:=[.E4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amp_a_gain</text:p>
          </table:table-cell>
          <table:table-cell table:formula="of:=([.B41]+[.C41]+[.E41])" office:value-type="float" office:value="82" calcext:value-type="float">
            <text:p>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2])" office:value-type="string" office:string-value="00 52" calcext:value-type="string">
            <text:p>00 52</text:p>
          </table:table-cell>
          <table:table-cell table:formula="of:=IF([.D42]=1;[.C42];0)" office:value-type="float" office:value="1" calcext:value-type="float">
            <text:p>1</text:p>
          </table:table-cell>
          <table:table-cell table:formula="of:=IF([.D42]=0;[.C42];0)" office:value-type="float" office:value="0" calcext:value-type="float">
            <text:p>0</text:p>
          </table:table-cell>
          <table:table-cell table:formula="of:=[.E4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amp_a_t_comp</text:p>
          </table:table-cell>
          <table:table-cell table:formula="of:=([.B42]+[.C42]+[.E42])"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43])" office:value-type="string" office:string-value="00 53" calcext:value-type="string">
            <text:p>00 53</text:p>
          </table:table-cell>
          <table:table-cell table:formula="of:=IF([.D43]=1;[.C43];0)" office:value-type="float" office:value="0" calcext:value-type="float">
            <text:p>0</text:p>
          </table:table-cell>
          <table:table-cell table:formula="of:=IF([.D43]=0;[.C43];0)" office:value-type="float" office:value="1" calcext:value-type="float">
            <text:p>1</text:p>
          </table:table-cell>
          <table:table-cell table:formula="of:=[.E4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amp_a_bass</text:p>
          </table:table-cell>
          <table:table-cell table:formula="of:=([.B43]+[.C43]+[.E43])" office:value-type="float" office:value="84" calcext:value-type="float">
            <text:p>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4])" office:value-type="string" office:string-value="00 54" calcext:value-type="string">
            <text:p>00 54</text:p>
          </table:table-cell>
          <table:table-cell table:formula="of:=IF([.D44]=1;[.C44];0)" office:value-type="float" office:value="1" calcext:value-type="float">
            <text:p>1</text:p>
          </table:table-cell>
          <table:table-cell table:formula="of:=IF([.D44]=0;[.C44];0)" office:value-type="float" office:value="0" calcext:value-type="float">
            <text:p>0</text:p>
          </table:table-cell>
          <table:table-cell table:formula="of:=[.E4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amp_a_middle</text:p>
          </table:table-cell>
          <table:table-cell table:formula="of:=([.B44]+[.C44]+[.E44])" office:value-type="float" office:value="85" calcext:value-type="float">
            <text:p>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5])" office:value-type="string" office:string-value="00 55" calcext:value-type="string">
            <text:p>00 55</text:p>
          </table:table-cell>
          <table:table-cell table:formula="of:=IF([.D45]=1;[.C45];0)" office:value-type="float" office:value="1" calcext:value-type="float">
            <text:p>1</text:p>
          </table:table-cell>
          <table:table-cell table:formula="of:=IF([.D45]=0;[.C45];0)" office:value-type="float" office:value="0" calcext:value-type="float">
            <text:p>0</text:p>
          </table:table-cell>
          <table:table-cell table:formula="of:=[.E4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amp_a_treble</text:p>
          </table:table-cell>
          <table:table-cell table:formula="of:=([.B45]+[.C45]+[.E45])" office:value-type="float" office:value="86" calcext:value-type="float">
            <text:p>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6])" office:value-type="string" office:string-value="00 56" calcext:value-type="string">
            <text:p>00 56</text:p>
          </table:table-cell>
          <table:table-cell table:formula="of:=IF([.D46]=1;[.C46];0)" office:value-type="float" office:value="1" calcext:value-type="float">
            <text:p>1</text:p>
          </table:table-cell>
          <table:table-cell table:formula="of:=IF([.D46]=0;[.C46];0)" office:value-type="float" office:value="0" calcext:value-type="float">
            <text:p>0</text:p>
          </table:table-cell>
          <table:table-cell table:formula="of:=[.E4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amp_a_presence</text:p>
          </table:table-cell>
          <table:table-cell table:formula="of:=([.B46]+[.C46]+[.E46])" office:value-type="float" office:value="87" calcext:value-type="float">
            <text:p>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7])" office:value-type="string" office:string-value="00 57" calcext:value-type="string">
            <text:p>00 57</text:p>
          </table:table-cell>
          <table:table-cell table:formula="of:=IF([.D47]=1;[.C47];0)" office:value-type="float" office:value="1" calcext:value-type="float">
            <text:p>1</text:p>
          </table:table-cell>
          <table:table-cell table:formula="of:=IF([.D47]=0;[.C47];0)" office:value-type="float" office:value="0" calcext:value-type="float">
            <text:p>0</text:p>
          </table:table-cell>
          <table:table-cell table:formula="of:=[.E4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amp_a_level</text:p>
          </table:table-cell>
          <table:table-cell table:formula="of:=([.B47]+[.C47]+[.E47])" office:value-type="float" office:value="88" calcext:value-type="float">
            <text:p>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8])" office:value-type="string" office:string-value="00 58" calcext:value-type="string">
            <text:p>00 58</text:p>
          </table:table-cell>
          <table:table-cell table:formula="of:=IF([.D48]=1;[.C48];0)" office:value-type="float" office:value="1" calcext:value-type="float">
            <text:p>1</text:p>
          </table:table-cell>
          <table:table-cell table:formula="of:=IF([.D48]=0;[.C48];0)" office:value-type="float" office:value="0" calcext:value-type="float">
            <text:p>0</text:p>
          </table:table-cell>
          <table:table-cell table:formula="of:=[.E4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amp_a_bright</text:p>
          </table:table-cell>
          <table:table-cell table:formula="of:=([.B48]+[.C48]+[.E48])" office:value-type="float" office:value="89" calcext:value-type="float">
            <text:p>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9])" office:value-type="string" office:string-value="00 59" calcext:value-type="string">
            <text:p>00 59</text:p>
          </table:table-cell>
          <table:table-cell table:formula="of:=IF([.D49]=1;[.C49];0)" office:value-type="float" office:value="1" calcext:value-type="float">
            <text:p>1</text:p>
          </table:table-cell>
          <table:table-cell table:formula="of:=IF([.D49]=0;[.C49];0)" office:value-type="float" office:value="0" calcext:value-type="float">
            <text:p>0</text:p>
          </table:table-cell>
          <table:table-cell table:formula="of:=[.E4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amp_a_gain_sw</text:p>
          </table:table-cell>
          <table:table-cell table:formula="of:=([.B49]+[.C49]+[.E49])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50])" office:value-type="string" office:string-value="00 5A" calcext:value-type="string">
            <text:p>00 5A</text:p>
          </table:table-cell>
          <table:table-cell table:formula="of:=IF([.D50]=1;[.C50];0)" office:value-type="float" office:value="0" calcext:value-type="float">
            <text:p>0</text:p>
          </table:table-cell>
          <table:table-cell table:formula="of:=IF([.D50]=0;[.C50];0)" office:value-type="float" office:value="1" calcext:value-type="float">
            <text:p>1</text:p>
          </table:table-cell>
          <table:table-cell table:formula="of:=[.E5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amp_a_solo_sw</text:p>
          </table:table-cell>
          <table:table-cell table:formula="of:=([.B50]+[.C50]+[.E50])"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51])" office:value-type="string" office:string-value="00 5B" calcext:value-type="string">
            <text:p>00 5B</text:p>
          </table:table-cell>
          <table:table-cell table:formula="of:=IF([.D51]=1;[.C51];0)" office:value-type="float" office:value="0" calcext:value-type="float">
            <text:p>0</text:p>
          </table:table-cell>
          <table:table-cell table:formula="of:=IF([.D51]=0;[.C51];0)" office:value-type="float" office:value="1" calcext:value-type="float">
            <text:p>1</text:p>
          </table:table-cell>
          <table:table-cell table:formula="of:=[.E5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amp_a_solo_level</text:p>
          </table:table-cell>
          <table:table-cell table:formula="of:=([.B51]+[.C51]+[.E51])"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52])" office:value-type="string" office:string-value="00 5C" calcext:value-type="string">
            <text:p>00 5C</text:p>
          </table:table-cell>
          <table:table-cell table:formula="of:=IF([.D52]=1;[.C52];0)" office:value-type="float" office:value="0" calcext:value-type="float">
            <text:p>0</text:p>
          </table:table-cell>
          <table:table-cell table:formula="of:=IF([.D52]=0;[.C52];0)" office:value-type="float" office:value="1" calcext:value-type="float">
            <text:p>1</text:p>
          </table:table-cell>
          <table:table-cell table:formula="of:=[.E5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amp_a_sp_type</text:p>
          </table:table-cell>
          <table:table-cell table:formula="of:=([.B52]+[.C52]+[.E52])"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53])" office:value-type="string" office:string-value="00 5D" calcext:value-type="string">
            <text:p>00 5D</text:p>
          </table:table-cell>
          <table:table-cell table:formula="of:=IF([.D53]=1;[.C53];0)" office:value-type="float" office:value="0" calcext:value-type="float">
            <text:p>0</text:p>
          </table:table-cell>
          <table:table-cell table:formula="of:=IF([.D53]=0;[.C53];0)" office:value-type="float" office:value="1" calcext:value-type="float">
            <text:p>1</text:p>
          </table:table-cell>
          <table:table-cell table:formula="of:=[.E5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amp_a_mic_type</text:p>
          </table:table-cell>
          <table:table-cell table:formula="of:=([.B53]+[.C53]+[.E53])"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54])" office:value-type="string" office:string-value="00 5E" calcext:value-type="string">
            <text:p>00 5E</text:p>
          </table:table-cell>
          <table:table-cell table:formula="of:=IF([.D54]=1;[.C54];0)" office:value-type="float" office:value="0" calcext:value-type="float">
            <text:p>0</text:p>
          </table:table-cell>
          <table:table-cell table:formula="of:=IF([.D54]=0;[.C54];0)" office:value-type="float" office:value="1" calcext:value-type="float">
            <text:p>1</text:p>
          </table:table-cell>
          <table:table-cell table:formula="of:=[.E5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amp_a_mic_dis</text:p>
          </table:table-cell>
          <table:table-cell table:formula="of:=([.B54]+[.C54]+[.E54])"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55])" office:value-type="string" office:string-value="00 5F" calcext:value-type="string">
            <text:p>00 5F</text:p>
          </table:table-cell>
          <table:table-cell table:formula="of:=IF([.D55]=1;[.C55];0)" office:value-type="float" office:value="0" calcext:value-type="float">
            <text:p>0</text:p>
          </table:table-cell>
          <table:table-cell table:formula="of:=IF([.D55]=0;[.C55];0)" office:value-type="float" office:value="1" calcext:value-type="float">
            <text:p>1</text:p>
          </table:table-cell>
          <table:table-cell table:formula="of:=[.E5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amp_a_mic_pos</text:p>
          </table:table-cell>
          <table:table-cell table:formula="of:=([.B55]+[.C55]+[.E55])"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56])" office:value-type="string" office:string-value="00 60" calcext:value-type="string">
            <text:p>00 60</text:p>
          </table:table-cell>
          <table:table-cell table:formula="of:=IF([.D56]=1;[.C56];0)" office:value-type="float" office:value="0" calcext:value-type="float">
            <text:p>0</text:p>
          </table:table-cell>
          <table:table-cell table:formula="of:=IF([.D56]=0;[.C56];0)" office:value-type="float" office:value="1" calcext:value-type="float">
            <text:p>1</text:p>
          </table:table-cell>
          <table:table-cell table:formula="of:=[.E5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amp_a_mic_level</text:p>
          </table:table-cell>
          <table:table-cell table:formula="of:=([.B56]+[.C56]+[.E56])"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57])" office:value-type="string" office:string-value="00 61" calcext:value-type="string">
            <text:p>00 61</text:p>
          </table:table-cell>
          <table:table-cell table:formula="of:=IF([.D57]=1;[.C57];0)" office:value-type="float" office:value="0" calcext:value-type="float">
            <text:p>0</text:p>
          </table:table-cell>
          <table:table-cell table:formula="of:=IF([.D57]=0;[.C57];0)" office:value-type="float" office:value="1" calcext:value-type="float">
            <text:p>1</text:p>
          </table:table-cell>
          <table:table-cell table:formula="of:=[.E5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amp_a_direct_mix</text:p>
          </table:table-cell>
          <table:table-cell table:formula="of:=([.B57]+[.C57]+[.E57])"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8])" office:value-type="string" office:string-value="00 62" calcext:value-type="string">
            <text:p>00 62</text:p>
          </table:table-cell>
          <table:table-cell table:formula="of:=IF([.D58]=1;[.C58];0)" office:value-type="float" office:value="1" calcext:value-type="float">
            <text:p>1</text:p>
          </table:table-cell>
          <table:table-cell table:formula="of:=IF([.D58]=0;[.C58];0)" office:value-type="float" office:value="0" calcext:value-type="float">
            <text:p>0</text:p>
          </table:table-cell>
          <table:table-cell table:formula="of:=[.E5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amp_a_custom_type</text:p>
          </table:table-cell>
          <table:table-cell table:formula="of:=([.B58]+[.C58]+[.E58])"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9])" office:value-type="string" office:string-value="00 63" calcext:value-type="string">
            <text:p>00 63</text:p>
          </table:table-cell>
          <table:table-cell table:formula="of:=IF([.D59]=1;[.C59];0)" office:value-type="float" office:value="1" calcext:value-type="float">
            <text:p>1</text:p>
          </table:table-cell>
          <table:table-cell table:formula="of:=IF([.D59]=0;[.C59];0)" office:value-type="float" office:value="0" calcext:value-type="float">
            <text:p>0</text:p>
          </table:table-cell>
          <table:table-cell table:formula="of:=[.E5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amp_a_custom_bottom</text:p>
          </table:table-cell>
          <table:table-cell table:formula="of:=([.B59]+[.C59]+[.E59])"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60])" office:value-type="string" office:string-value="00 64" calcext:value-type="string">
            <text:p>00 64</text:p>
          </table:table-cell>
          <table:table-cell table:formula="of:=IF([.D60]=1;[.C60];0)" office:value-type="float" office:value="1" calcext:value-type="float">
            <text:p>1</text:p>
          </table:table-cell>
          <table:table-cell table:formula="of:=IF([.D60]=0;[.C60];0)" office:value-type="float" office:value="0" calcext:value-type="float">
            <text:p>0</text:p>
          </table:table-cell>
          <table:table-cell table:formula="of:=[.E6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amp_a_custom_edge</text:p>
          </table:table-cell>
          <table:table-cell table:formula="of:=([.B60]+[.C60]+[.E60])" office:value-type="float" office:value="101" calcext:value-type="float">
            <text:p>1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NT2SBH([.B61])" office:value-type="string" office:string-value="00 65" calcext:value-type="string">
            <text:p>00 65</text:p>
          </table:table-cell>
          <table:table-cell table:formula="of:=IF([.D61]=1;[.C61];0)" office:value-type="float" office:value="1" calcext:value-type="float">
            <text:p>1</text:p>
          </table:table-cell>
          <table:table-cell table:formula="of:=IF([.D61]=0;[.C61];0)" office:value-type="float" office:value="0" calcext:value-type="float">
            <text:p>0</text:p>
          </table:table-cell>
          <table:table-cell table:formula="of:=[.E61]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amp_a_custom_preamp_low</text:p>
          </table:table-cell>
          <table:table-cell table:formula="of:=([.B61]+[.C61]+[.E61])" office:value-type="float" office:value="104" calcext:value-type="float">
            <text:p>1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62])" office:value-type="string" office:string-value="00 68" calcext:value-type="string">
            <text:p>00 68</text:p>
          </table:table-cell>
          <table:table-cell table:formula="of:=IF([.D62]=1;[.C62];0)" office:value-type="float" office:value="1" calcext:value-type="float">
            <text:p>1</text:p>
          </table:table-cell>
          <table:table-cell table:formula="of:=IF([.D62]=0;[.C62];0)" office:value-type="float" office:value="0" calcext:value-type="float">
            <text:p>0</text:p>
          </table:table-cell>
          <table:table-cell table:formula="of:=[.E6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amp_a_custom_preamp_high</text:p>
          </table:table-cell>
          <table:table-cell table:formula="of:=([.B62]+[.C62]+[.E62])" office:value-type="float" office:value="105" calcext:value-type="float">
            <text:p>1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63])" office:value-type="string" office:string-value="00 69" calcext:value-type="string">
            <text:p>00 69</text:p>
          </table:table-cell>
          <table:table-cell table:formula="of:=IF([.D63]=1;[.C63];0)" office:value-type="float" office:value="1" calcext:value-type="float">
            <text:p>1</text:p>
          </table:table-cell>
          <table:table-cell table:formula="of:=IF([.D63]=0;[.C63];0)" office:value-type="float" office:value="0" calcext:value-type="float">
            <text:p>0</text:p>
          </table:table-cell>
          <table:table-cell table:formula="of:=[.E6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amp_a_custom_char</text:p>
          </table:table-cell>
          <table:table-cell table:formula="of:=([.B63]+[.C63]+[.E63])" office:value-type="float" office:value="106" calcext:value-type="float">
            <text:p>1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64])" office:value-type="string" office:string-value="00 6A" calcext:value-type="string">
            <text:p>00 6A</text:p>
          </table:table-cell>
          <table:table-cell table:formula="of:=IF([.D64]=1;[.C64];0)" office:value-type="float" office:value="1" calcext:value-type="float">
            <text:p>1</text:p>
          </table:table-cell>
          <table:table-cell table:formula="of:=IF([.D64]=0;[.C64];0)" office:value-type="float" office:value="0" calcext:value-type="float">
            <text:p>0</text:p>
          </table:table-cell>
          <table:table-cell table:formula="of:=[.E6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amp_a_custom_sp_size</text:p>
          </table:table-cell>
          <table:table-cell table:formula="of:=([.B64]+[.C64]+[.E64])"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65])" office:value-type="string" office:string-value="00 6B" calcext:value-type="string">
            <text:p>00 6B</text:p>
          </table:table-cell>
          <table:table-cell table:formula="of:=IF([.D65]=1;[.C65];0)" office:value-type="float" office:value="0" calcext:value-type="float">
            <text:p>0</text:p>
          </table:table-cell>
          <table:table-cell table:formula="of:=IF([.D65]=0;[.C65];0)" office:value-type="float" office:value="1" calcext:value-type="float">
            <text:p>1</text:p>
          </table:table-cell>
          <table:table-cell table:formula="of:=[.E6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amp_a_custom_sp_color_low</text:p>
          </table:table-cell>
          <table:table-cell table:formula="of:=([.B65]+[.C65]+[.E65])"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66])" office:value-type="string" office:string-value="00 6C" calcext:value-type="string">
            <text:p>00 6C</text:p>
          </table:table-cell>
          <table:table-cell table:formula="of:=IF([.D66]=1;[.C66];0)" office:value-type="float" office:value="0" calcext:value-type="float">
            <text:p>0</text:p>
          </table:table-cell>
          <table:table-cell table:formula="of:=IF([.D66]=0;[.C66];0)" office:value-type="float" office:value="1" calcext:value-type="float">
            <text:p>1</text:p>
          </table:table-cell>
          <table:table-cell table:formula="of:=[.E6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amp_a_custom_sp_color_high</text:p>
          </table:table-cell>
          <table:table-cell table:formula="of:=([.B66]+[.C66]+[.E66])"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67])" office:value-type="string" office:string-value="00 6D" calcext:value-type="string">
            <text:p>00 6D</text:p>
          </table:table-cell>
          <table:table-cell table:formula="of:=IF([.D67]=1;[.C67];0)" office:value-type="float" office:value="0" calcext:value-type="float">
            <text:p>0</text:p>
          </table:table-cell>
          <table:table-cell table:formula="of:=IF([.D67]=0;[.C67];0)" office:value-type="float" office:value="1" calcext:value-type="float">
            <text:p>1</text:p>
          </table:table-cell>
          <table:table-cell table:formula="of:=[.E6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amp_a_custom_sp_num</text:p>
          </table:table-cell>
          <table:table-cell table:formula="of:=([.B67]+[.C67]+[.E67])"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68])" office:value-type="string" office:string-value="00 6E" calcext:value-type="string">
            <text:p>00 6E</text:p>
          </table:table-cell>
          <table:table-cell table:formula="of:=IF([.D68]=1;[.C68];0)" office:value-type="float" office:value="0" calcext:value-type="float">
            <text:p>0</text:p>
          </table:table-cell>
          <table:table-cell table:formula="of:=IF([.D68]=0;[.C68];0)" office:value-type="float" office:value="1" calcext:value-type="float">
            <text:p>1</text:p>
          </table:table-cell>
          <table:table-cell table:formula="of:=[.E6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amp_a_custom_sp_cabinet</text:p>
          </table:table-cell>
          <table:table-cell table:formula="of:=([.B68]+[.C68]+[.E68])"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INT2SBH([.B69])" office:value-type="string" office:string-value="00 6F" calcext:value-type="string">
            <text:p>00 6F</text:p>
          </table:table-cell>
          <table:table-cell table:formula="of:=IF([.D69]=1;[.C69];0)" office:value-type="float" office:value="0" calcext:value-type="float">
            <text:p>0</text:p>
          </table:table-cell>
          <table:table-cell table:formula="of:=IF([.D69]=0;[.C69];0)" office:value-type="float" office:value="1" calcext:value-type="float">
            <text:p>1</text:p>
          </table:table-cell>
          <table:table-cell table:formula="of:=[.E69]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amp_b_on_off</text:p>
          </table:table-cell>
          <table:table-cell table:formula="of:=([.B69]+[.C69]+[.E69])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0])" office:value-type="string" office:string-value="01 00" calcext:value-type="string">
            <text:p>01 00</text:p>
          </table:table-cell>
          <table:table-cell table:formula="of:=IF([.D70]=1;[.C70];0)" office:value-type="float" office:value="0" calcext:value-type="float">
            <text:p>0</text:p>
          </table:table-cell>
          <table:table-cell table:formula="of:=IF([.D70]=0;[.C70];0)" office:value-type="float" office:value="1" calcext:value-type="float">
            <text:p>1</text:p>
          </table:table-cell>
          <table:table-cell table:formula="of:=[.E7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amp_b_type</text:p>
          </table:table-cell>
          <table:table-cell table:formula="of:=([.B70]+[.C70]+[.E70])"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1])" office:value-type="string" office:string-value="01 01" calcext:value-type="string">
            <text:p>01 01</text:p>
          </table:table-cell>
          <table:table-cell table:formula="of:=IF([.D71]=1;[.C71];0)" office:value-type="float" office:value="0" calcext:value-type="float">
            <text:p>0</text:p>
          </table:table-cell>
          <table:table-cell table:formula="of:=IF([.D71]=0;[.C71];0)" office:value-type="float" office:value="1" calcext:value-type="float">
            <text:p>1</text:p>
          </table:table-cell>
          <table:table-cell table:formula="of:=[.E7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amp_b_gain</text:p>
          </table:table-cell>
          <table:table-cell table:formula="of:=([.B71]+[.C71]+[.E71])"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2])" office:value-type="string" office:string-value="01 02" calcext:value-type="string">
            <text:p>01 02</text:p>
          </table:table-cell>
          <table:table-cell table:formula="of:=IF([.D72]=1;[.C72];0)" office:value-type="float" office:value="0" calcext:value-type="float">
            <text:p>0</text:p>
          </table:table-cell>
          <table:table-cell table:formula="of:=IF([.D72]=0;[.C72];0)" office:value-type="float" office:value="1" calcext:value-type="float">
            <text:p>1</text:p>
          </table:table-cell>
          <table:table-cell table:formula="of:=[.E7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amp_b_t_comp</text:p>
          </table:table-cell>
          <table:table-cell table:formula="of:=([.B72]+[.C72]+[.E72])"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3])" office:value-type="string" office:string-value="01 03" calcext:value-type="string">
            <text:p>01 03</text:p>
          </table:table-cell>
          <table:table-cell table:formula="of:=IF([.D73]=1;[.C73];0)" office:value-type="float" office:value="0" calcext:value-type="float">
            <text:p>0</text:p>
          </table:table-cell>
          <table:table-cell table:formula="of:=IF([.D73]=0;[.C73];0)" office:value-type="float" office:value="1" calcext:value-type="float">
            <text:p>1</text:p>
          </table:table-cell>
          <table:table-cell table:formula="of:=[.E7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amp_b_bass</text:p>
          </table:table-cell>
          <table:table-cell table:formula="of:=([.B73]+[.C73]+[.E73])"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4])" office:value-type="string" office:string-value="01 04" calcext:value-type="string">
            <text:p>01 04</text:p>
          </table:table-cell>
          <table:table-cell table:formula="of:=IF([.D74]=1;[.C74];0)" office:value-type="float" office:value="0" calcext:value-type="float">
            <text:p>0</text:p>
          </table:table-cell>
          <table:table-cell table:formula="of:=IF([.D74]=0;[.C74];0)" office:value-type="float" office:value="1" calcext:value-type="float">
            <text:p>1</text:p>
          </table:table-cell>
          <table:table-cell table:formula="of:=[.E7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amp_b_middle</text:p>
          </table:table-cell>
          <table:table-cell table:formula="of:=([.B74]+[.C74]+[.E74])"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5])" office:value-type="string" office:string-value="01 05" calcext:value-type="string">
            <text:p>01 05</text:p>
          </table:table-cell>
          <table:table-cell table:formula="of:=IF([.D75]=1;[.C75];0)" office:value-type="float" office:value="0" calcext:value-type="float">
            <text:p>0</text:p>
          </table:table-cell>
          <table:table-cell table:formula="of:=IF([.D75]=0;[.C75];0)" office:value-type="float" office:value="1" calcext:value-type="float">
            <text:p>1</text:p>
          </table:table-cell>
          <table:table-cell table:formula="of:=[.E7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amp_b_treble</text:p>
          </table:table-cell>
          <table:table-cell table:formula="of:=([.B75]+[.C75]+[.E75])"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6])" office:value-type="string" office:string-value="01 06" calcext:value-type="string">
            <text:p>01 06</text:p>
          </table:table-cell>
          <table:table-cell table:formula="of:=IF([.D76]=1;[.C76];0)" office:value-type="float" office:value="0" calcext:value-type="float">
            <text:p>0</text:p>
          </table:table-cell>
          <table:table-cell table:formula="of:=IF([.D76]=0;[.C76];0)" office:value-type="float" office:value="1" calcext:value-type="float">
            <text:p>1</text:p>
          </table:table-cell>
          <table:table-cell table:formula="of:=[.E7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amp_b_presence</text:p>
          </table:table-cell>
          <table:table-cell table:formula="of:=([.B76]+[.C76]+[.E76])"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7])" office:value-type="string" office:string-value="01 07" calcext:value-type="string">
            <text:p>01 07</text:p>
          </table:table-cell>
          <table:table-cell table:formula="of:=IF([.D77]=1;[.C77];0)" office:value-type="float" office:value="0" calcext:value-type="float">
            <text:p>0</text:p>
          </table:table-cell>
          <table:table-cell table:formula="of:=IF([.D77]=0;[.C77];0)" office:value-type="float" office:value="1" calcext:value-type="float">
            <text:p>1</text:p>
          </table:table-cell>
          <table:table-cell table:formula="of:=[.E7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amp_b_level</text:p>
          </table:table-cell>
          <table:table-cell table:formula="of:=([.B77]+[.C77]+[.E77])"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8])" office:value-type="string" office:string-value="01 08" calcext:value-type="string">
            <text:p>01 08</text:p>
          </table:table-cell>
          <table:table-cell table:formula="of:=IF([.D78]=1;[.C78];0)" office:value-type="float" office:value="0" calcext:value-type="float">
            <text:p>0</text:p>
          </table:table-cell>
          <table:table-cell table:formula="of:=IF([.D78]=0;[.C78];0)" office:value-type="float" office:value="1" calcext:value-type="float">
            <text:p>1</text:p>
          </table:table-cell>
          <table:table-cell table:formula="of:=[.E7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amp_b_bright</text:p>
          </table:table-cell>
          <table:table-cell table:formula="of:=([.B78]+[.C78]+[.E78])"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9])" office:value-type="string" office:string-value="01 09" calcext:value-type="string">
            <text:p>01 09</text:p>
          </table:table-cell>
          <table:table-cell table:formula="of:=IF([.D79]=1;[.C79];0)" office:value-type="float" office:value="0" calcext:value-type="float">
            <text:p>0</text:p>
          </table:table-cell>
          <table:table-cell table:formula="of:=IF([.D79]=0;[.C79];0)" office:value-type="float" office:value="1" calcext:value-type="float">
            <text:p>1</text:p>
          </table:table-cell>
          <table:table-cell table:formula="of:=[.E7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amp_b_gain_sw</text:p>
          </table:table-cell>
          <table:table-cell table:formula="of:=([.B79]+[.C79]+[.E79])"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0])" office:value-type="string" office:string-value="01 0A" calcext:value-type="string">
            <text:p>01 0A</text:p>
          </table:table-cell>
          <table:table-cell table:formula="of:=IF([.D80]=1;[.C80];0)" office:value-type="float" office:value="0" calcext:value-type="float">
            <text:p>0</text:p>
          </table:table-cell>
          <table:table-cell table:formula="of:=IF([.D80]=0;[.C80];0)" office:value-type="float" office:value="1" calcext:value-type="float">
            <text:p>1</text:p>
          </table:table-cell>
          <table:table-cell table:formula="of:=[.E8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amp_b_solo_sw</text:p>
          </table:table-cell>
          <table:table-cell table:formula="of:=([.B80]+[.C80]+[.E80])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1])" office:value-type="string" office:string-value="01 0B" calcext:value-type="string">
            <text:p>01 0B</text:p>
          </table:table-cell>
          <table:table-cell table:formula="of:=IF([.D81]=1;[.C81];0)" office:value-type="float" office:value="0" calcext:value-type="float">
            <text:p>0</text:p>
          </table:table-cell>
          <table:table-cell table:formula="of:=IF([.D81]=0;[.C81];0)" office:value-type="float" office:value="1" calcext:value-type="float">
            <text:p>1</text:p>
          </table:table-cell>
          <table:table-cell table:formula="of:=[.E8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amp_b_solo_level</text:p>
          </table:table-cell>
          <table:table-cell table:formula="of:=([.B81]+[.C81]+[.E81])"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2])" office:value-type="string" office:string-value="01 0C" calcext:value-type="string">
            <text:p>01 0C</text:p>
          </table:table-cell>
          <table:table-cell table:formula="of:=IF([.D82]=1;[.C82];0)" office:value-type="float" office:value="0" calcext:value-type="float">
            <text:p>0</text:p>
          </table:table-cell>
          <table:table-cell table:formula="of:=IF([.D82]=0;[.C82];0)" office:value-type="float" office:value="1" calcext:value-type="float">
            <text:p>1</text:p>
          </table:table-cell>
          <table:table-cell table:formula="of:=[.E8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amp_b_sp_type</text:p>
          </table:table-cell>
          <table:table-cell table:formula="of:=([.B82]+[.C82]+[.E82])"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3])" office:value-type="string" office:string-value="01 0D" calcext:value-type="string">
            <text:p>01 0D</text:p>
          </table:table-cell>
          <table:table-cell table:formula="of:=IF([.D83]=1;[.C83];0)" office:value-type="float" office:value="0" calcext:value-type="float">
            <text:p>0</text:p>
          </table:table-cell>
          <table:table-cell table:formula="of:=IF([.D83]=0;[.C83];0)" office:value-type="float" office:value="1" calcext:value-type="float">
            <text:p>1</text:p>
          </table:table-cell>
          <table:table-cell table:formula="of:=[.E8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amp_b_mic_type</text:p>
          </table:table-cell>
          <table:table-cell table:formula="of:=([.B83]+[.C83]+[.E83])"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4])" office:value-type="string" office:string-value="01 0E" calcext:value-type="string">
            <text:p>01 0E</text:p>
          </table:table-cell>
          <table:table-cell table:formula="of:=IF([.D84]=1;[.C84];0)" office:value-type="float" office:value="0" calcext:value-type="float">
            <text:p>0</text:p>
          </table:table-cell>
          <table:table-cell table:formula="of:=IF([.D84]=0;[.C84];0)" office:value-type="float" office:value="1" calcext:value-type="float">
            <text:p>1</text:p>
          </table:table-cell>
          <table:table-cell table:formula="of:=[.E8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amp_b_mic_dis</text:p>
          </table:table-cell>
          <table:table-cell table:formula="of:=([.B84]+[.C84]+[.E84])"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5])" office:value-type="string" office:string-value="01 0F" calcext:value-type="string">
            <text:p>01 0F</text:p>
          </table:table-cell>
          <table:table-cell table:formula="of:=IF([.D85]=1;[.C85];0)" office:value-type="float" office:value="0" calcext:value-type="float">
            <text:p>0</text:p>
          </table:table-cell>
          <table:table-cell table:formula="of:=IF([.D85]=0;[.C85];0)" office:value-type="float" office:value="1" calcext:value-type="float">
            <text:p>1</text:p>
          </table:table-cell>
          <table:table-cell table:formula="of:=[.E8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amp_b_mic_pos</text:p>
          </table:table-cell>
          <table:table-cell table:formula="of:=([.B85]+[.C85]+[.E85])"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6])" office:value-type="string" office:string-value="01 10" calcext:value-type="string">
            <text:p>01 10</text:p>
          </table:table-cell>
          <table:table-cell table:formula="of:=IF([.D86]=1;[.C86];0)" office:value-type="float" office:value="0" calcext:value-type="float">
            <text:p>0</text:p>
          </table:table-cell>
          <table:table-cell table:formula="of:=IF([.D86]=0;[.C86];0)" office:value-type="float" office:value="1" calcext:value-type="float">
            <text:p>1</text:p>
          </table:table-cell>
          <table:table-cell table:formula="of:=[.E8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amp_b_mic_level</text:p>
          </table:table-cell>
          <table:table-cell table:formula="of:=([.B86]+[.C86]+[.E86])"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7])" office:value-type="string" office:string-value="01 11" calcext:value-type="string">
            <text:p>01 11</text:p>
          </table:table-cell>
          <table:table-cell table:formula="of:=IF([.D87]=1;[.C87];0)" office:value-type="float" office:value="0" calcext:value-type="float">
            <text:p>0</text:p>
          </table:table-cell>
          <table:table-cell table:formula="of:=IF([.D87]=0;[.C87];0)" office:value-type="float" office:value="1" calcext:value-type="float">
            <text:p>1</text:p>
          </table:table-cell>
          <table:table-cell table:formula="of:=[.E8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amp_b_direct_mix</text:p>
          </table:table-cell>
          <table:table-cell table:formula="of:=([.B87]+[.C87]+[.E87])"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8])" office:value-type="string" office:string-value="01 12" calcext:value-type="string">
            <text:p>01 12</text:p>
          </table:table-cell>
          <table:table-cell table:formula="of:=IF([.D88]=1;[.C88];0)" office:value-type="float" office:value="0" calcext:value-type="float">
            <text:p>0</text:p>
          </table:table-cell>
          <table:table-cell table:formula="of:=IF([.D88]=0;[.C88];0)" office:value-type="float" office:value="1" calcext:value-type="float">
            <text:p>1</text:p>
          </table:table-cell>
          <table:table-cell table:formula="of:=[.E8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amp_b_custom_type</text:p>
          </table:table-cell>
          <table:table-cell table:formula="of:=([.B88]+[.C88]+[.E88])"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9])" office:value-type="string" office:string-value="01 13" calcext:value-type="string">
            <text:p>01 13</text:p>
          </table:table-cell>
          <table:table-cell table:formula="of:=IF([.D89]=1;[.C89];0)" office:value-type="float" office:value="0" calcext:value-type="float">
            <text:p>0</text:p>
          </table:table-cell>
          <table:table-cell table:formula="of:=IF([.D89]=0;[.C89];0)" office:value-type="float" office:value="1" calcext:value-type="float">
            <text:p>1</text:p>
          </table:table-cell>
          <table:table-cell table:formula="of:=[.E8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amp_b_custom_bottom</text:p>
          </table:table-cell>
          <table:table-cell table:formula="of:=([.B89]+[.C89]+[.E89])"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90])" office:value-type="string" office:string-value="01 14" calcext:value-type="string">
            <text:p>01 14</text:p>
          </table:table-cell>
          <table:table-cell table:formula="of:=IF([.D90]=1;[.C90];0)" office:value-type="float" office:value="0" calcext:value-type="float">
            <text:p>0</text:p>
          </table:table-cell>
          <table:table-cell table:formula="of:=IF([.D90]=0;[.C90];0)" office:value-type="float" office:value="1" calcext:value-type="float">
            <text:p>1</text:p>
          </table:table-cell>
          <table:table-cell table:formula="of:=[.E9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amp_b_custom_edge</text:p>
          </table:table-cell>
          <table:table-cell table:formula="of:=([.B90]+[.C90]+[.E90])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NT2SBH([.B91])" office:value-type="string" office:string-value="01 15" calcext:value-type="string">
            <text:p>01 15</text:p>
          </table:table-cell>
          <table:table-cell table:formula="of:=IF([.D91]=1;[.C91];0)" office:value-type="float" office:value="0" calcext:value-type="float">
            <text:p>0</text:p>
          </table:table-cell>
          <table:table-cell table:formula="of:=IF([.D91]=0;[.C91];0)" office:value-type="float" office:value="1" calcext:value-type="float">
            <text:p>1</text:p>
          </table:table-cell>
          <table:table-cell table:formula="of:=[.E91]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amp_b_custom_preamp_low</text:p>
          </table:table-cell>
          <table:table-cell table:formula="of:=([.B91]+[.C91]+[.E91])"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92])" office:value-type="string" office:string-value="01 18" calcext:value-type="string">
            <text:p>01 18</text:p>
          </table:table-cell>
          <table:table-cell table:formula="of:=IF([.D92]=1;[.C92];0)" office:value-type="float" office:value="0" calcext:value-type="float">
            <text:p>0</text:p>
          </table:table-cell>
          <table:table-cell table:formula="of:=IF([.D92]=0;[.C92];0)" office:value-type="float" office:value="1" calcext:value-type="float">
            <text:p>1</text:p>
          </table:table-cell>
          <table:table-cell table:formula="of:=[.E9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amp_b_custom_preamp_high</text:p>
          </table:table-cell>
          <table:table-cell table:formula="of:=([.B92]+[.C92]+[.E92])"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93])" office:value-type="string" office:string-value="01 19" calcext:value-type="string">
            <text:p>01 19</text:p>
          </table:table-cell>
          <table:table-cell table:formula="of:=IF([.D93]=1;[.C93];0)" office:value-type="float" office:value="0" calcext:value-type="float">
            <text:p>0</text:p>
          </table:table-cell>
          <table:table-cell table:formula="of:=IF([.D93]=0;[.C93];0)" office:value-type="float" office:value="1" calcext:value-type="float">
            <text:p>1</text:p>
          </table:table-cell>
          <table:table-cell table:formula="of:=[.E9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amp_b_custom_char</text:p>
          </table:table-cell>
          <table:table-cell table:formula="of:=([.B93]+[.C93]+[.E93])"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94])" office:value-type="string" office:string-value="01 1A" calcext:value-type="string">
            <text:p>01 1A</text:p>
          </table:table-cell>
          <table:table-cell table:formula="of:=IF([.D94]=1;[.C94];0)" office:value-type="float" office:value="0" calcext:value-type="float">
            <text:p>0</text:p>
          </table:table-cell>
          <table:table-cell table:formula="of:=IF([.D94]=0;[.C94];0)" office:value-type="float" office:value="1" calcext:value-type="float">
            <text:p>1</text:p>
          </table:table-cell>
          <table:table-cell table:formula="of:=[.E9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amp_b_custom_sp_size</text:p>
          </table:table-cell>
          <table:table-cell table:formula="of:=([.B94]+[.C94]+[.E94])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95])" office:value-type="string" office:string-value="01 1B" calcext:value-type="string">
            <text:p>01 1B</text:p>
          </table:table-cell>
          <table:table-cell table:formula="of:=IF([.D95]=1;[.C95];0)" office:value-type="float" office:value="0" calcext:value-type="float">
            <text:p>0</text:p>
          </table:table-cell>
          <table:table-cell table:formula="of:=IF([.D95]=0;[.C95];0)" office:value-type="float" office:value="1" calcext:value-type="float">
            <text:p>1</text:p>
          </table:table-cell>
          <table:table-cell table:formula="of:=[.E9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amp_b_custom_sp_color_low</text:p>
          </table:table-cell>
          <table:table-cell table:formula="of:=([.B95]+[.C95]+[.E95])"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96])" office:value-type="string" office:string-value="01 1C" calcext:value-type="string">
            <text:p>01 1C</text:p>
          </table:table-cell>
          <table:table-cell table:formula="of:=IF([.D96]=1;[.C96];0)" office:value-type="float" office:value="0" calcext:value-type="float">
            <text:p>0</text:p>
          </table:table-cell>
          <table:table-cell table:formula="of:=IF([.D96]=0;[.C96];0)" office:value-type="float" office:value="1" calcext:value-type="float">
            <text:p>1</text:p>
          </table:table-cell>
          <table:table-cell table:formula="of:=[.E9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amp_b_custom_sp_color_high</text:p>
          </table:table-cell>
          <table:table-cell table:formula="of:=([.B96]+[.C96]+[.E96])"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97])" office:value-type="string" office:string-value="01 1D" calcext:value-type="string">
            <text:p>01 1D</text:p>
          </table:table-cell>
          <table:table-cell table:formula="of:=IF([.D97]=1;[.C97];0)" office:value-type="float" office:value="0" calcext:value-type="float">
            <text:p>0</text:p>
          </table:table-cell>
          <table:table-cell table:formula="of:=IF([.D97]=0;[.C97];0)" office:value-type="float" office:value="1" calcext:value-type="float">
            <text:p>1</text:p>
          </table:table-cell>
          <table:table-cell table:formula="of:=[.E9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amp_b_custom_sp_num</text:p>
          </table:table-cell>
          <table:table-cell table:formula="of:=([.B97]+[.C97]+[.E97])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98])" office:value-type="string" office:string-value="01 1E" calcext:value-type="string">
            <text:p>01 1E</text:p>
          </table:table-cell>
          <table:table-cell table:formula="of:=IF([.D98]=1;[.C98];0)" office:value-type="float" office:value="0" calcext:value-type="float">
            <text:p>0</text:p>
          </table:table-cell>
          <table:table-cell table:formula="of:=IF([.D98]=0;[.C98];0)" office:value-type="float" office:value="1" calcext:value-type="float">
            <text:p>1</text:p>
          </table:table-cell>
          <table:table-cell table:formula="of:=[.E9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amp_b_custom_sp_cabinet</text:p>
          </table:table-cell>
          <table:table-cell table:formula="of:=([.B98]+[.C98]+[.E98])"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INT2SBH([.B99])" office:value-type="string" office:string-value="01 1F" calcext:value-type="string">
            <text:p>01 1F</text:p>
          </table:table-cell>
          <table:table-cell table:formula="of:=IF([.D99]=1;[.C99];0)" office:value-type="float" office:value="0" calcext:value-type="float">
            <text:p>0</text:p>
          </table:table-cell>
          <table:table-cell table:formula="of:=IF([.D99]=0;[.C99];0)" office:value-type="float" office:value="1" calcext:value-type="float">
            <text:p>1</text:p>
          </table:table-cell>
          <table:table-cell table:formula="of:=[.E99]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q_on_off</text:p>
          </table:table-cell>
          <table:table-cell table:formula="of:=([.B99]+[.C99]+[.E99])"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100])" office:value-type="string" office:string-value="01 30" calcext:value-type="string">
            <text:p>01 30</text:p>
          </table:table-cell>
          <table:table-cell table:formula="of:=IF([.D100]=1;[.C100];0)" office:value-type="float" office:value="0" calcext:value-type="float">
            <text:p>0</text:p>
          </table:table-cell>
          <table:table-cell table:formula="of:=IF([.D100]=0;[.C100];0)" office:value-type="float" office:value="1" calcext:value-type="float">
            <text:p>1</text:p>
          </table:table-cell>
          <table:table-cell table:formula="of:=[.E10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q_low_cut</text:p>
          </table:table-cell>
          <table:table-cell table:formula="of:=([.B100]+[.C100]+[.E100])"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101])" office:value-type="string" office:string-value="01 31" calcext:value-type="string">
            <text:p>01 31</text:p>
          </table:table-cell>
          <table:table-cell table:formula="of:=IF([.D101]=1;[.C101];0)" office:value-type="float" office:value="0" calcext:value-type="float">
            <text:p>0</text:p>
          </table:table-cell>
          <table:table-cell table:formula="of:=IF([.D101]=0;[.C101];0)" office:value-type="float" office:value="1" calcext:value-type="float">
            <text:p>1</text:p>
          </table:table-cell>
          <table:table-cell table:formula="of:=[.E10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q_low_gain</text:p>
          </table:table-cell>
          <table:table-cell table:formula="of:=([.B101]+[.C101]+[.E101])"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102])" office:value-type="string" office:string-value="01 32" calcext:value-type="string">
            <text:p>01 32</text:p>
          </table:table-cell>
          <table:table-cell table:formula="of:=IF([.D102]=1;[.C102];0)" office:value-type="float" office:value="0" calcext:value-type="float">
            <text:p>0</text:p>
          </table:table-cell>
          <table:table-cell table:formula="of:=IF([.D102]=0;[.C102];0)" office:value-type="float" office:value="1" calcext:value-type="float">
            <text:p>1</text:p>
          </table:table-cell>
          <table:table-cell table:formula="of:=[.E10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q_low_mid_freq</text:p>
          </table:table-cell>
          <table:table-cell table:formula="of:=([.B102]+[.C102]+[.E102])"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103])" office:value-type="string" office:string-value="01 33" calcext:value-type="string">
            <text:p>01 33</text:p>
          </table:table-cell>
          <table:table-cell table:formula="of:=IF([.D103]=1;[.C103];0)" office:value-type="float" office:value="0" calcext:value-type="float">
            <text:p>0</text:p>
          </table:table-cell>
          <table:table-cell table:formula="of:=IF([.D103]=0;[.C103];0)" office:value-type="float" office:value="1" calcext:value-type="float">
            <text:p>1</text:p>
          </table:table-cell>
          <table:table-cell table:formula="of:=[.E10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q_low_mid_q</text:p>
          </table:table-cell>
          <table:table-cell table:formula="of:=([.B103]+[.C103]+[.E103])"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104])" office:value-type="string" office:string-value="01 34" calcext:value-type="string">
            <text:p>01 34</text:p>
          </table:table-cell>
          <table:table-cell table:formula="of:=IF([.D104]=1;[.C104];0)" office:value-type="float" office:value="0" calcext:value-type="float">
            <text:p>0</text:p>
          </table:table-cell>
          <table:table-cell table:formula="of:=IF([.D104]=0;[.C104];0)" office:value-type="float" office:value="1" calcext:value-type="float">
            <text:p>1</text:p>
          </table:table-cell>
          <table:table-cell table:formula="of:=[.E10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q_low_mid_gain</text:p>
          </table:table-cell>
          <table:table-cell table:formula="of:=([.B104]+[.C104]+[.E104])"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105])" office:value-type="string" office:string-value="01 35" calcext:value-type="string">
            <text:p>01 35</text:p>
          </table:table-cell>
          <table:table-cell table:formula="of:=IF([.D105]=1;[.C105];0)" office:value-type="float" office:value="0" calcext:value-type="float">
            <text:p>0</text:p>
          </table:table-cell>
          <table:table-cell table:formula="of:=IF([.D105]=0;[.C105];0)" office:value-type="float" office:value="1" calcext:value-type="float">
            <text:p>1</text:p>
          </table:table-cell>
          <table:table-cell table:formula="of:=[.E10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q_high_mid_freq</text:p>
          </table:table-cell>
          <table:table-cell table:formula="of:=([.B105]+[.C105]+[.E105])"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106])" office:value-type="string" office:string-value="01 36" calcext:value-type="string">
            <text:p>01 36</text:p>
          </table:table-cell>
          <table:table-cell table:formula="of:=IF([.D106]=1;[.C106];0)" office:value-type="float" office:value="0" calcext:value-type="float">
            <text:p>0</text:p>
          </table:table-cell>
          <table:table-cell table:formula="of:=IF([.D106]=0;[.C106];0)" office:value-type="float" office:value="1" calcext:value-type="float">
            <text:p>1</text:p>
          </table:table-cell>
          <table:table-cell table:formula="of:=[.E10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q_high_mid_q</text:p>
          </table:table-cell>
          <table:table-cell table:formula="of:=([.B106]+[.C106]+[.E106])"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107])" office:value-type="string" office:string-value="01 37" calcext:value-type="string">
            <text:p>01 37</text:p>
          </table:table-cell>
          <table:table-cell table:formula="of:=IF([.D107]=1;[.C107];0)" office:value-type="float" office:value="0" calcext:value-type="float">
            <text:p>0</text:p>
          </table:table-cell>
          <table:table-cell table:formula="of:=IF([.D107]=0;[.C107];0)" office:value-type="float" office:value="1" calcext:value-type="float">
            <text:p>1</text:p>
          </table:table-cell>
          <table:table-cell table:formula="of:=[.E10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q_high_mid_gain</text:p>
          </table:table-cell>
          <table:table-cell table:formula="of:=([.B107]+[.C107]+[.E107])"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108])" office:value-type="string" office:string-value="01 38" calcext:value-type="string">
            <text:p>01 38</text:p>
          </table:table-cell>
          <table:table-cell table:formula="of:=IF([.D108]=1;[.C108];0)" office:value-type="float" office:value="0" calcext:value-type="float">
            <text:p>0</text:p>
          </table:table-cell>
          <table:table-cell table:formula="of:=IF([.D108]=0;[.C108];0)" office:value-type="float" office:value="1" calcext:value-type="float">
            <text:p>1</text:p>
          </table:table-cell>
          <table:table-cell table:formula="of:=[.E10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q_high_gain</text:p>
          </table:table-cell>
          <table:table-cell table:formula="of:=([.B108]+[.C108]+[.E108])"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109])" office:value-type="string" office:string-value="01 39" calcext:value-type="string">
            <text:p>01 39</text:p>
          </table:table-cell>
          <table:table-cell table:formula="of:=IF([.D109]=1;[.C109];0)" office:value-type="float" office:value="0" calcext:value-type="float">
            <text:p>0</text:p>
          </table:table-cell>
          <table:table-cell table:formula="of:=IF([.D109]=0;[.C109];0)" office:value-type="float" office:value="1" calcext:value-type="float">
            <text:p>1</text:p>
          </table:table-cell>
          <table:table-cell table:formula="of:=[.E10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q_high_cut</text:p>
          </table:table-cell>
          <table:table-cell table:formula="of:=([.B109]+[.C109]+[.E109])"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110])" office:value-type="string" office:string-value="01 3A" calcext:value-type="string">
            <text:p>01 3A</text:p>
          </table:table-cell>
          <table:table-cell table:formula="of:=IF([.D110]=1;[.C110];0)" office:value-type="float" office:value="0" calcext:value-type="float">
            <text:p>0</text:p>
          </table:table-cell>
          <table:table-cell table:formula="of:=IF([.D110]=0;[.C110];0)" office:value-type="float" office:value="1" calcext:value-type="float">
            <text:p>1</text:p>
          </table:table-cell>
          <table:table-cell table:formula="of:=[.E11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q_level</text:p>
          </table:table-cell>
          <table:table-cell table:formula="of:=([.B110]+[.C110]+[.E110])"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NT2SBH([.B111])" office:value-type="string" office:string-value="01 3B" calcext:value-type="string">
            <text:p>01 3B</text:p>
          </table:table-cell>
          <table:table-cell table:formula="of:=IF([.D111]=1;[.C111];0)" office:value-type="float" office:value="0" calcext:value-type="float">
            <text:p>0</text:p>
          </table:table-cell>
          <table:table-cell table:formula="of:=IF([.D111]=0;[.C111];0)" office:value-type="float" office:value="1" calcext:value-type="float">
            <text:p>1</text:p>
          </table:table-cell>
          <table:table-cell table:formula="of:=[.E111]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on_off</text:p>
          </table:table-cell>
          <table:table-cell table:formula="of:=([.B111]+[.C111]+[.E111])" office:value-type="float" office:value="192" calcext:value-type="float">
            <text:p>1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12])" office:value-type="string" office:string-value="01 40" calcext:value-type="string">
            <text:p>01 40</text:p>
          </table:table-cell>
          <table:table-cell table:formula="of:=IF([.D112]=1;[.C112];0)" office:value-type="float" office:value="1" calcext:value-type="float">
            <text:p>1</text:p>
          </table:table-cell>
          <table:table-cell table:formula="of:=IF([.D112]=0;[.C112];0)" office:value-type="float" office:value="0" calcext:value-type="float">
            <text:p>0</text:p>
          </table:table-cell>
          <table:table-cell table:formula="of:=[.E11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fx_type</text:p>
          </table:table-cell>
          <table:table-cell table:formula="of:=([.B112]+[.C112]+[.E112])" office:value-type="float" office:value="193" calcext:value-type="float">
            <text:p>1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13])" office:value-type="string" office:string-value="01 41" calcext:value-type="string">
            <text:p>01 41</text:p>
          </table:table-cell>
          <table:table-cell table:formula="of:=IF([.D113]=1;[.C113];0)" office:value-type="float" office:value="1" calcext:value-type="float">
            <text:p>1</text:p>
          </table:table-cell>
          <table:table-cell table:formula="of:=IF([.D113]=0;[.C113];0)" office:value-type="float" office:value="0" calcext:value-type="float">
            <text:p>0</text:p>
          </table:table-cell>
          <table:table-cell table:formula="of:=[.E11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sub_od_ds_type</text:p>
          </table:table-cell>
          <table:table-cell table:formula="of:=([.B113]+[.C113]+[.E113])" office:value-type="float" office:value="194" calcext:value-type="float">
            <text:p>1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14])" office:value-type="string" office:string-value="01 42" calcext:value-type="string">
            <text:p>01 42</text:p>
          </table:table-cell>
          <table:table-cell table:formula="of:=IF([.D114]=1;[.C114];0)" office:value-type="float" office:value="1" calcext:value-type="float">
            <text:p>1</text:p>
          </table:table-cell>
          <table:table-cell table:formula="of:=IF([.D114]=0;[.C114];0)" office:value-type="float" office:value="0" calcext:value-type="float">
            <text:p>0</text:p>
          </table:table-cell>
          <table:table-cell table:formula="of:=[.E11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sub_od_ds_drive</text:p>
          </table:table-cell>
          <table:table-cell table:formula="of:=([.B114]+[.C114]+[.E114])" office:value-type="float" office:value="195" calcext:value-type="float">
            <text:p>1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15])" office:value-type="string" office:string-value="01 43" calcext:value-type="string">
            <text:p>01 43</text:p>
          </table:table-cell>
          <table:table-cell table:formula="of:=IF([.D115]=1;[.C115];0)" office:value-type="float" office:value="1" calcext:value-type="float">
            <text:p>1</text:p>
          </table:table-cell>
          <table:table-cell table:formula="of:=IF([.D115]=0;[.C115];0)" office:value-type="float" office:value="0" calcext:value-type="float">
            <text:p>0</text:p>
          </table:table-cell>
          <table:table-cell table:formula="of:=[.E11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sub_od_ds_bottom</text:p>
          </table:table-cell>
          <table:table-cell table:formula="of:=([.B115]+[.C115]+[.E115])" office:value-type="float" office:value="196" calcext:value-type="float">
            <text:p>1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16])" office:value-type="string" office:string-value="01 44" calcext:value-type="string">
            <text:p>01 44</text:p>
          </table:table-cell>
          <table:table-cell table:formula="of:=IF([.D116]=1;[.C116];0)" office:value-type="float" office:value="1" calcext:value-type="float">
            <text:p>1</text:p>
          </table:table-cell>
          <table:table-cell table:formula="of:=IF([.D116]=0;[.C116];0)" office:value-type="float" office:value="0" calcext:value-type="float">
            <text:p>0</text:p>
          </table:table-cell>
          <table:table-cell table:formula="of:=[.E11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sub_od_ds_tone</text:p>
          </table:table-cell>
          <table:table-cell table:formula="of:=([.B116]+[.C116]+[.E116])" office:value-type="float" office:value="197" calcext:value-type="float">
            <text:p>1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17])" office:value-type="string" office:string-value="01 45" calcext:value-type="string">
            <text:p>01 45</text:p>
          </table:table-cell>
          <table:table-cell table:formula="of:=IF([.D117]=1;[.C117];0)" office:value-type="float" office:value="1" calcext:value-type="float">
            <text:p>1</text:p>
          </table:table-cell>
          <table:table-cell table:formula="of:=IF([.D117]=0;[.C117];0)" office:value-type="float" office:value="0" calcext:value-type="float">
            <text:p>0</text:p>
          </table:table-cell>
          <table:table-cell table:formula="of:=[.E11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sub_od_ds_solo_sw</text:p>
          </table:table-cell>
          <table:table-cell table:formula="of:=([.B117]+[.C117]+[.E117])" office:value-type="float" office:value="198" calcext:value-type="float">
            <text:p>1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18])" office:value-type="string" office:string-value="01 46" calcext:value-type="string">
            <text:p>01 46</text:p>
          </table:table-cell>
          <table:table-cell table:formula="of:=IF([.D118]=1;[.C118];0)" office:value-type="float" office:value="1" calcext:value-type="float">
            <text:p>1</text:p>
          </table:table-cell>
          <table:table-cell table:formula="of:=IF([.D118]=0;[.C118];0)" office:value-type="float" office:value="0" calcext:value-type="float">
            <text:p>0</text:p>
          </table:table-cell>
          <table:table-cell table:formula="of:=[.E11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sub_od_ds_solo_level</text:p>
          </table:table-cell>
          <table:table-cell table:formula="of:=([.B118]+[.C118]+[.E118])" office:value-type="float" office:value="199" calcext:value-type="float">
            <text:p>1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19])" office:value-type="string" office:string-value="01 47" calcext:value-type="string">
            <text:p>01 47</text:p>
          </table:table-cell>
          <table:table-cell table:formula="of:=IF([.D119]=1;[.C119];0)" office:value-type="float" office:value="1" calcext:value-type="float">
            <text:p>1</text:p>
          </table:table-cell>
          <table:table-cell table:formula="of:=IF([.D119]=0;[.C119];0)" office:value-type="float" office:value="0" calcext:value-type="float">
            <text:p>0</text:p>
          </table:table-cell>
          <table:table-cell table:formula="of:=[.E11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sub_od_ds_effect_level</text:p>
          </table:table-cell>
          <table:table-cell table:formula="of:=([.B119]+[.C119]+[.E119])" office:value-type="float" office:value="200" calcext:value-type="float">
            <text:p>2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20])" office:value-type="string" office:string-value="01 48" calcext:value-type="string">
            <text:p>01 48</text:p>
          </table:table-cell>
          <table:table-cell table:formula="of:=IF([.D120]=1;[.C120];0)" office:value-type="float" office:value="1" calcext:value-type="float">
            <text:p>1</text:p>
          </table:table-cell>
          <table:table-cell table:formula="of:=IF([.D120]=0;[.C120];0)" office:value-type="float" office:value="0" calcext:value-type="float">
            <text:p>0</text:p>
          </table:table-cell>
          <table:table-cell table:formula="of:=[.E12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sub_od_ds_direct_mix</text:p>
          </table:table-cell>
          <table:table-cell table:formula="of:=([.B120]+[.C120]+[.E120])"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NT2SBH([.B121])" office:value-type="string" office:string-value="01 49" calcext:value-type="string">
            <text:p>01 49</text:p>
          </table:table-cell>
          <table:table-cell table:formula="of:=IF([.D121]=1;[.C121];0)" office:value-type="float" office:value="1" calcext:value-type="float">
            <text:p>1</text:p>
          </table:table-cell>
          <table:table-cell table:formula="of:=IF([.D121]=0;[.C121];0)" office:value-type="float" office:value="0" calcext:value-type="float">
            <text:p>0</text:p>
          </table:table-cell>
          <table:table-cell table:formula="of:=[.E121]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t_wah_mode</text:p>
          </table:table-cell>
          <table:table-cell table:formula="of:=([.B121]+[.C121]+[.E121])" office:value-type="float" office:value="204" calcext:value-type="float">
            <text:p>2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22])" office:value-type="string" office:string-value="01 4C" calcext:value-type="string">
            <text:p>01 4C</text:p>
          </table:table-cell>
          <table:table-cell table:formula="of:=IF([.D122]=1;[.C122];0)" office:value-type="float" office:value="1" calcext:value-type="float">
            <text:p>1</text:p>
          </table:table-cell>
          <table:table-cell table:formula="of:=IF([.D122]=0;[.C122];0)" office:value-type="float" office:value="0" calcext:value-type="float">
            <text:p>0</text:p>
          </table:table-cell>
          <table:table-cell table:formula="of:=[.E12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t_wah_polar</text:p>
          </table:table-cell>
          <table:table-cell table:formula="of:=([.B122]+[.C122]+[.E122])" office:value-type="float" office:value="205" calcext:value-type="float">
            <text:p>2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23])" office:value-type="string" office:string-value="01 4D" calcext:value-type="string">
            <text:p>01 4D</text:p>
          </table:table-cell>
          <table:table-cell table:formula="of:=IF([.D123]=1;[.C123];0)" office:value-type="float" office:value="1" calcext:value-type="float">
            <text:p>1</text:p>
          </table:table-cell>
          <table:table-cell table:formula="of:=IF([.D123]=0;[.C123];0)" office:value-type="float" office:value="0" calcext:value-type="float">
            <text:p>0</text:p>
          </table:table-cell>
          <table:table-cell table:formula="of:=[.E12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t_wah_sens</text:p>
          </table:table-cell>
          <table:table-cell table:formula="of:=([.B123]+[.C123]+[.E123])" office:value-type="float" office:value="206" calcext:value-type="float">
            <text:p>2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24])" office:value-type="string" office:string-value="01 4E" calcext:value-type="string">
            <text:p>01 4E</text:p>
          </table:table-cell>
          <table:table-cell table:formula="of:=IF([.D124]=1;[.C124];0)" office:value-type="float" office:value="1" calcext:value-type="float">
            <text:p>1</text:p>
          </table:table-cell>
          <table:table-cell table:formula="of:=IF([.D124]=0;[.C124];0)" office:value-type="float" office:value="0" calcext:value-type="float">
            <text:p>0</text:p>
          </table:table-cell>
          <table:table-cell table:formula="of:=[.E12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t_wah_freq</text:p>
          </table:table-cell>
          <table:table-cell table:formula="of:=([.B124]+[.C124]+[.E124])" office:value-type="float" office:value="207" calcext:value-type="float">
            <text:p>2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25])" office:value-type="string" office:string-value="01 4F" calcext:value-type="string">
            <text:p>01 4F</text:p>
          </table:table-cell>
          <table:table-cell table:formula="of:=IF([.D125]=1;[.C125];0)" office:value-type="float" office:value="1" calcext:value-type="float">
            <text:p>1</text:p>
          </table:table-cell>
          <table:table-cell table:formula="of:=IF([.D125]=0;[.C125];0)" office:value-type="float" office:value="0" calcext:value-type="float">
            <text:p>0</text:p>
          </table:table-cell>
          <table:table-cell table:formula="of:=[.E12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t_wah_peak</text:p>
          </table:table-cell>
          <table:table-cell table:formula="of:=([.B125]+[.C125]+[.E125])" office:value-type="float" office:value="208" calcext:value-type="float">
            <text:p>2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26])" office:value-type="string" office:string-value="01 50" calcext:value-type="string">
            <text:p>01 50</text:p>
          </table:table-cell>
          <table:table-cell table:formula="of:=IF([.D126]=1;[.C126];0)" office:value-type="float" office:value="1" calcext:value-type="float">
            <text:p>1</text:p>
          </table:table-cell>
          <table:table-cell table:formula="of:=IF([.D126]=0;[.C126];0)" office:value-type="float" office:value="0" calcext:value-type="float">
            <text:p>0</text:p>
          </table:table-cell>
          <table:table-cell table:formula="of:=[.E12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t_wah_direct_mix</text:p>
          </table:table-cell>
          <table:table-cell table:formula="of:=([.B126]+[.C126]+[.E126])" office:value-type="float" office:value="209" calcext:value-type="float">
            <text:p>2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27])" office:value-type="string" office:string-value="01 51" calcext:value-type="string">
            <text:p>01 51</text:p>
          </table:table-cell>
          <table:table-cell table:formula="of:=IF([.D127]=1;[.C127];0)" office:value-type="float" office:value="1" calcext:value-type="float">
            <text:p>1</text:p>
          </table:table-cell>
          <table:table-cell table:formula="of:=IF([.D127]=0;[.C127];0)" office:value-type="float" office:value="0" calcext:value-type="float">
            <text:p>0</text:p>
          </table:table-cell>
          <table:table-cell table:formula="of:=[.E12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t_wah_effect_level</text:p>
          </table:table-cell>
          <table:table-cell table:formula="of:=([.B127]+[.C127]+[.E127])" office:value-type="float" office:value="210" calcext:value-type="float">
            <text:p>21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128])" office:value-type="string" office:string-value="01 52" calcext:value-type="string">
            <text:p>01 52</text:p>
          </table:table-cell>
          <table:table-cell table:formula="of:=IF([.D128]=1;[.C128];0)" office:value-type="float" office:value="1" calcext:value-type="float">
            <text:p>1</text:p>
          </table:table-cell>
          <table:table-cell table:formula="of:=IF([.D128]=0;[.C128];0)" office:value-type="float" office:value="0" calcext:value-type="float">
            <text:p>0</text:p>
          </table:table-cell>
          <table:table-cell table:formula="of:=[.E128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auto_wah_mode</text:p>
          </table:table-cell>
          <table:table-cell table:formula="of:=([.B128]+[.C128]+[.E128])" office:value-type="float" office:value="212" calcext:value-type="float">
            <text:p>2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29])" office:value-type="string" office:string-value="01 54" calcext:value-type="string">
            <text:p>01 54</text:p>
          </table:table-cell>
          <table:table-cell table:formula="of:=IF([.D129]=1;[.C129];0)" office:value-type="float" office:value="1" calcext:value-type="float">
            <text:p>1</text:p>
          </table:table-cell>
          <table:table-cell table:formula="of:=IF([.D129]=0;[.C129];0)" office:value-type="float" office:value="0" calcext:value-type="float">
            <text:p>0</text:p>
          </table:table-cell>
          <table:table-cell table:formula="of:=[.E12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auto_wah_freq</text:p>
          </table:table-cell>
          <table:table-cell table:formula="of:=([.B129]+[.C129]+[.E129])" office:value-type="float" office:value="213" calcext:value-type="float">
            <text:p>2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30])" office:value-type="string" office:string-value="01 55" calcext:value-type="string">
            <text:p>01 55</text:p>
          </table:table-cell>
          <table:table-cell table:formula="of:=IF([.D130]=1;[.C130];0)" office:value-type="float" office:value="1" calcext:value-type="float">
            <text:p>1</text:p>
          </table:table-cell>
          <table:table-cell table:formula="of:=IF([.D130]=0;[.C130];0)" office:value-type="float" office:value="0" calcext:value-type="float">
            <text:p>0</text:p>
          </table:table-cell>
          <table:table-cell table:formula="of:=[.E13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auto_wah_peak</text:p>
          </table:table-cell>
          <table:table-cell table:formula="of:=([.B130]+[.C130]+[.E130])" office:value-type="float" office:value="214" calcext:value-type="float">
            <text:p>2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31])" office:value-type="string" office:string-value="01 56" calcext:value-type="string">
            <text:p>01 56</text:p>
          </table:table-cell>
          <table:table-cell table:formula="of:=IF([.D131]=1;[.C131];0)" office:value-type="float" office:value="1" calcext:value-type="float">
            <text:p>1</text:p>
          </table:table-cell>
          <table:table-cell table:formula="of:=IF([.D131]=0;[.C131];0)" office:value-type="float" office:value="0" calcext:value-type="float">
            <text:p>0</text:p>
          </table:table-cell>
          <table:table-cell table:formula="of:=[.E13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auto_wah_rate</text:p>
          </table:table-cell>
          <table:table-cell table:formula="of:=([.B131]+[.C131]+[.E131])" office:value-type="float" office:value="215" calcext:value-type="float">
            <text:p>2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32])" office:value-type="string" office:string-value="01 57" calcext:value-type="string">
            <text:p>01 57</text:p>
          </table:table-cell>
          <table:table-cell table:formula="of:=IF([.D132]=1;[.C132];0)" office:value-type="float" office:value="1" calcext:value-type="float">
            <text:p>1</text:p>
          </table:table-cell>
          <table:table-cell table:formula="of:=IF([.D132]=0;[.C132];0)" office:value-type="float" office:value="0" calcext:value-type="float">
            <text:p>0</text:p>
          </table:table-cell>
          <table:table-cell table:formula="of:=[.E13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auto_wah_depth</text:p>
          </table:table-cell>
          <table:table-cell table:formula="of:=([.B132]+[.C132]+[.E132])" office:value-type="float" office:value="216" calcext:value-type="float">
            <text:p>2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33])" office:value-type="string" office:string-value="01 58" calcext:value-type="string">
            <text:p>01 58</text:p>
          </table:table-cell>
          <table:table-cell table:formula="of:=IF([.D133]=1;[.C133];0)" office:value-type="float" office:value="1" calcext:value-type="float">
            <text:p>1</text:p>
          </table:table-cell>
          <table:table-cell table:formula="of:=IF([.D133]=0;[.C133];0)" office:value-type="float" office:value="0" calcext:value-type="float">
            <text:p>0</text:p>
          </table:table-cell>
          <table:table-cell table:formula="of:=[.E13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auto_wah_direct_mix</text:p>
          </table:table-cell>
          <table:table-cell table:formula="of:=([.B133]+[.C133]+[.E133])" office:value-type="float" office:value="217" calcext:value-type="float">
            <text:p>2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34])" office:value-type="string" office:string-value="01 59" calcext:value-type="string">
            <text:p>01 59</text:p>
          </table:table-cell>
          <table:table-cell table:formula="of:=IF([.D134]=1;[.C134];0)" office:value-type="float" office:value="1" calcext:value-type="float">
            <text:p>1</text:p>
          </table:table-cell>
          <table:table-cell table:formula="of:=IF([.D134]=0;[.C134];0)" office:value-type="float" office:value="0" calcext:value-type="float">
            <text:p>0</text:p>
          </table:table-cell>
          <table:table-cell table:formula="of:=[.E13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auto_wah_effect_level</text:p>
          </table:table-cell>
          <table:table-cell table:formula="of:=([.B134]+[.C134]+[.E134])" office:value-type="float" office:value="218" calcext:value-type="float">
            <text:p>218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135])" office:value-type="string" office:string-value="01 5A" calcext:value-type="string">
            <text:p>01 5A</text:p>
          </table:table-cell>
          <table:table-cell table:formula="of:=IF([.D135]=1;[.C135];0)" office:value-type="float" office:value="1" calcext:value-type="float">
            <text:p>1</text:p>
          </table:table-cell>
          <table:table-cell table:formula="of:=IF([.D135]=0;[.C135];0)" office:value-type="float" office:value="0" calcext:value-type="float">
            <text:p>0</text:p>
          </table:table-cell>
          <table:table-cell table:formula="of:=[.E135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sub_wah_type</text:p>
          </table:table-cell>
          <table:table-cell table:formula="of:=([.B135]+[.C135]+[.E135])" office:value-type="float" office:value="220" calcext:value-type="float">
            <text:p>2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36])" office:value-type="string" office:string-value="01 5C" calcext:value-type="string">
            <text:p>01 5C</text:p>
          </table:table-cell>
          <table:table-cell table:formula="of:=IF([.D136]=1;[.C136];0)" office:value-type="float" office:value="1" calcext:value-type="float">
            <text:p>1</text:p>
          </table:table-cell>
          <table:table-cell table:formula="of:=IF([.D136]=0;[.C136];0)" office:value-type="float" office:value="0" calcext:value-type="float">
            <text:p>0</text:p>
          </table:table-cell>
          <table:table-cell table:formula="of:=[.E13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sub_wah_pedal_pos</text:p>
          </table:table-cell>
          <table:table-cell table:formula="of:=([.B136]+[.C136]+[.E136])" office:value-type="float" office:value="221" calcext:value-type="float">
            <text:p>2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37])" office:value-type="string" office:string-value="01 5D" calcext:value-type="string">
            <text:p>01 5D</text:p>
          </table:table-cell>
          <table:table-cell table:formula="of:=IF([.D137]=1;[.C137];0)" office:value-type="float" office:value="1" calcext:value-type="float">
            <text:p>1</text:p>
          </table:table-cell>
          <table:table-cell table:formula="of:=IF([.D137]=0;[.C137];0)" office:value-type="float" office:value="0" calcext:value-type="float">
            <text:p>0</text:p>
          </table:table-cell>
          <table:table-cell table:formula="of:=[.E13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sub_wah_pedal_min</text:p>
          </table:table-cell>
          <table:table-cell table:formula="of:=([.B137]+[.C137]+[.E137])" office:value-type="float" office:value="222" calcext:value-type="float">
            <text:p>2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38])" office:value-type="string" office:string-value="01 5E" calcext:value-type="string">
            <text:p>01 5E</text:p>
          </table:table-cell>
          <table:table-cell table:formula="of:=IF([.D138]=1;[.C138];0)" office:value-type="float" office:value="1" calcext:value-type="float">
            <text:p>1</text:p>
          </table:table-cell>
          <table:table-cell table:formula="of:=IF([.D138]=0;[.C138];0)" office:value-type="float" office:value="0" calcext:value-type="float">
            <text:p>0</text:p>
          </table:table-cell>
          <table:table-cell table:formula="of:=[.E13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sub_wah_pedal_max</text:p>
          </table:table-cell>
          <table:table-cell table:formula="of:=([.B138]+[.C138]+[.E138])" office:value-type="float" office:value="223" calcext:value-type="float">
            <text:p>2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39])" office:value-type="string" office:string-value="01 5F" calcext:value-type="string">
            <text:p>01 5F</text:p>
          </table:table-cell>
          <table:table-cell table:formula="of:=IF([.D139]=1;[.C139];0)" office:value-type="float" office:value="1" calcext:value-type="float">
            <text:p>1</text:p>
          </table:table-cell>
          <table:table-cell table:formula="of:=IF([.D139]=0;[.C139];0)" office:value-type="float" office:value="0" calcext:value-type="float">
            <text:p>0</text:p>
          </table:table-cell>
          <table:table-cell table:formula="of:=[.E13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sub_wah_effect_level</text:p>
          </table:table-cell>
          <table:table-cell table:formula="of:=([.B139]+[.C139]+[.E139])" office:value-type="float" office:value="224" calcext:value-type="float">
            <text:p>2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40])" office:value-type="string" office:string-value="01 60" calcext:value-type="string">
            <text:p>01 60</text:p>
          </table:table-cell>
          <table:table-cell table:formula="of:=IF([.D140]=1;[.C140];0)" office:value-type="float" office:value="1" calcext:value-type="float">
            <text:p>1</text:p>
          </table:table-cell>
          <table:table-cell table:formula="of:=IF([.D140]=0;[.C140];0)" office:value-type="float" office:value="0" calcext:value-type="float">
            <text:p>0</text:p>
          </table:table-cell>
          <table:table-cell table:formula="of:=[.E14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sub_wah_direct_mix</text:p>
          </table:table-cell>
          <table:table-cell table:formula="of:=([.B140]+[.C140]+[.E140])" office:value-type="float" office:value="225" calcext:value-type="float">
            <text:p>225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141])" office:value-type="string" office:string-value="01 61" calcext:value-type="string">
            <text:p>01 61</text:p>
          </table:table-cell>
          <table:table-cell table:formula="of:=IF([.D141]=1;[.C141];0)" office:value-type="float" office:value="1" calcext:value-type="float">
            <text:p>1</text:p>
          </table:table-cell>
          <table:table-cell table:formula="of:=IF([.D141]=0;[.C141];0)" office:value-type="float" office:value="0" calcext:value-type="float">
            <text:p>0</text:p>
          </table:table-cell>
          <table:table-cell table:formula="of:=[.E141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adv_comp_type</text:p>
          </table:table-cell>
          <table:table-cell table:formula="of:=([.B141]+[.C141]+[.E141])" office:value-type="float" office:value="227" calcext:value-type="float">
            <text:p>2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42])" office:value-type="string" office:string-value="01 63" calcext:value-type="string">
            <text:p>01 63</text:p>
          </table:table-cell>
          <table:table-cell table:formula="of:=IF([.D142]=1;[.C142];0)" office:value-type="float" office:value="1" calcext:value-type="float">
            <text:p>1</text:p>
          </table:table-cell>
          <table:table-cell table:formula="of:=IF([.D142]=0;[.C142];0)" office:value-type="float" office:value="0" calcext:value-type="float">
            <text:p>0</text:p>
          </table:table-cell>
          <table:table-cell table:formula="of:=[.E14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adv_comp_sustain</text:p>
          </table:table-cell>
          <table:table-cell table:formula="of:=([.B142]+[.C142]+[.E142])" office:value-type="float" office:value="228" calcext:value-type="float">
            <text:p>2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43])" office:value-type="string" office:string-value="01 64" calcext:value-type="string">
            <text:p>01 64</text:p>
          </table:table-cell>
          <table:table-cell table:formula="of:=IF([.D143]=1;[.C143];0)" office:value-type="float" office:value="1" calcext:value-type="float">
            <text:p>1</text:p>
          </table:table-cell>
          <table:table-cell table:formula="of:=IF([.D143]=0;[.C143];0)" office:value-type="float" office:value="0" calcext:value-type="float">
            <text:p>0</text:p>
          </table:table-cell>
          <table:table-cell table:formula="of:=[.E14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adv_comp_attack</text:p>
          </table:table-cell>
          <table:table-cell table:formula="of:=([.B143]+[.C143]+[.E143])" office:value-type="float" office:value="229" calcext:value-type="float">
            <text:p>2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44])" office:value-type="string" office:string-value="01 65" calcext:value-type="string">
            <text:p>01 65</text:p>
          </table:table-cell>
          <table:table-cell table:formula="of:=IF([.D144]=1;[.C144];0)" office:value-type="float" office:value="1" calcext:value-type="float">
            <text:p>1</text:p>
          </table:table-cell>
          <table:table-cell table:formula="of:=IF([.D144]=0;[.C144];0)" office:value-type="float" office:value="0" calcext:value-type="float">
            <text:p>0</text:p>
          </table:table-cell>
          <table:table-cell table:formula="of:=[.E14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adv_comp_tone</text:p>
          </table:table-cell>
          <table:table-cell table:formula="of:=([.B144]+[.C144]+[.E144])" office:value-type="float" office:value="230" calcext:value-type="float">
            <text:p>2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45])" office:value-type="string" office:string-value="01 66" calcext:value-type="string">
            <text:p>01 66</text:p>
          </table:table-cell>
          <table:table-cell table:formula="of:=IF([.D145]=1;[.C145];0)" office:value-type="float" office:value="1" calcext:value-type="float">
            <text:p>1</text:p>
          </table:table-cell>
          <table:table-cell table:formula="of:=IF([.D145]=0;[.C145];0)" office:value-type="float" office:value="0" calcext:value-type="float">
            <text:p>0</text:p>
          </table:table-cell>
          <table:table-cell table:formula="of:=[.E14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adv_comp_level</text:p>
          </table:table-cell>
          <table:table-cell table:formula="of:=([.B145]+[.C145]+[.E145])" office:value-type="float" office:value="231" calcext:value-type="float">
            <text:p>23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146])" office:value-type="string" office:string-value="01 67" calcext:value-type="string">
            <text:p>01 67</text:p>
          </table:table-cell>
          <table:table-cell table:formula="of:=IF([.D146]=1;[.C146];0)" office:value-type="float" office:value="1" calcext:value-type="float">
            <text:p>1</text:p>
          </table:table-cell>
          <table:table-cell table:formula="of:=IF([.D146]=0;[.C146];0)" office:value-type="float" office:value="0" calcext:value-type="float">
            <text:p>0</text:p>
          </table:table-cell>
          <table:table-cell table:formula="of:=[.E146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limiter_type</text:p>
          </table:table-cell>
          <table:table-cell table:formula="of:=([.B146]+[.C146]+[.E146])" office:value-type="float" office:value="233" calcext:value-type="float">
            <text:p>2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47])" office:value-type="string" office:string-value="01 69" calcext:value-type="string">
            <text:p>01 69</text:p>
          </table:table-cell>
          <table:table-cell table:formula="of:=IF([.D147]=1;[.C147];0)" office:value-type="float" office:value="1" calcext:value-type="float">
            <text:p>1</text:p>
          </table:table-cell>
          <table:table-cell table:formula="of:=IF([.D147]=0;[.C147];0)" office:value-type="float" office:value="0" calcext:value-type="float">
            <text:p>0</text:p>
          </table:table-cell>
          <table:table-cell table:formula="of:=[.E14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limiter_attack</text:p>
          </table:table-cell>
          <table:table-cell table:formula="of:=([.B147]+[.C147]+[.E147])" office:value-type="float" office:value="234" calcext:value-type="float">
            <text:p>2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48])" office:value-type="string" office:string-value="01 6A" calcext:value-type="string">
            <text:p>01 6A</text:p>
          </table:table-cell>
          <table:table-cell table:formula="of:=IF([.D148]=1;[.C148];0)" office:value-type="float" office:value="1" calcext:value-type="float">
            <text:p>1</text:p>
          </table:table-cell>
          <table:table-cell table:formula="of:=IF([.D148]=0;[.C148];0)" office:value-type="float" office:value="0" calcext:value-type="float">
            <text:p>0</text:p>
          </table:table-cell>
          <table:table-cell table:formula="of:=[.E14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limiter_thresh</text:p>
          </table:table-cell>
          <table:table-cell table:formula="of:=([.B148]+[.C148]+[.E148])" office:value-type="float" office:value="235" calcext:value-type="float">
            <text:p>2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49])" office:value-type="string" office:string-value="01 6B" calcext:value-type="string">
            <text:p>01 6B</text:p>
          </table:table-cell>
          <table:table-cell table:formula="of:=IF([.D149]=1;[.C149];0)" office:value-type="float" office:value="1" calcext:value-type="float">
            <text:p>1</text:p>
          </table:table-cell>
          <table:table-cell table:formula="of:=IF([.D149]=0;[.C149];0)" office:value-type="float" office:value="0" calcext:value-type="float">
            <text:p>0</text:p>
          </table:table-cell>
          <table:table-cell table:formula="of:=[.E14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limiter_ratio</text:p>
          </table:table-cell>
          <table:table-cell table:formula="of:=([.B149]+[.C149]+[.E149])" office:value-type="float" office:value="236" calcext:value-type="float">
            <text:p>2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50])" office:value-type="string" office:string-value="01 6C" calcext:value-type="string">
            <text:p>01 6C</text:p>
          </table:table-cell>
          <table:table-cell table:formula="of:=IF([.D150]=1;[.C150];0)" office:value-type="float" office:value="1" calcext:value-type="float">
            <text:p>1</text:p>
          </table:table-cell>
          <table:table-cell table:formula="of:=IF([.D150]=0;[.C150];0)" office:value-type="float" office:value="0" calcext:value-type="float">
            <text:p>0</text:p>
          </table:table-cell>
          <table:table-cell table:formula="of:=[.E15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limiter_release</text:p>
          </table:table-cell>
          <table:table-cell table:formula="of:=([.B150]+[.C150]+[.E150])" office:value-type="float" office:value="237" calcext:value-type="float">
            <text:p>2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51])" office:value-type="string" office:string-value="01 6D" calcext:value-type="string">
            <text:p>01 6D</text:p>
          </table:table-cell>
          <table:table-cell table:formula="of:=IF([.D151]=1;[.C151];0)" office:value-type="float" office:value="1" calcext:value-type="float">
            <text:p>1</text:p>
          </table:table-cell>
          <table:table-cell table:formula="of:=IF([.D151]=0;[.C151];0)" office:value-type="float" office:value="0" calcext:value-type="float">
            <text:p>0</text:p>
          </table:table-cell>
          <table:table-cell table:formula="of:=[.E15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limiter_level</text:p>
          </table:table-cell>
          <table:table-cell table:formula="of:=([.B151]+[.C151]+[.E151])" office:value-type="float" office:value="238" calcext:value-type="float">
            <text:p>238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152])" office:value-type="string" office:string-value="01 6E" calcext:value-type="string">
            <text:p>01 6E</text:p>
          </table:table-cell>
          <table:table-cell table:formula="of:=IF([.D152]=1;[.C152];0)" office:value-type="float" office:value="1" calcext:value-type="float">
            <text:p>1</text:p>
          </table:table-cell>
          <table:table-cell table:formula="of:=IF([.D152]=0;[.C152];0)" office:value-type="float" office:value="0" calcext:value-type="float">
            <text:p>0</text:p>
          </table:table-cell>
          <table:table-cell table:formula="of:=[.E152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graphic_eq_31hz</text:p>
          </table:table-cell>
          <table:table-cell table:formula="of:=([.B152]+[.C152]+[.E152])" office:value-type="float" office:value="240" calcext:value-type="float">
            <text:p>2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53])" office:value-type="string" office:string-value="01 70" calcext:value-type="string">
            <text:p>01 70</text:p>
          </table:table-cell>
          <table:table-cell table:formula="of:=IF([.D153]=1;[.C153];0)" office:value-type="float" office:value="1" calcext:value-type="float">
            <text:p>1</text:p>
          </table:table-cell>
          <table:table-cell table:formula="of:=IF([.D153]=0;[.C153];0)" office:value-type="float" office:value="0" calcext:value-type="float">
            <text:p>0</text:p>
          </table:table-cell>
          <table:table-cell table:formula="of:=[.E15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graphic_eq_62hz</text:p>
          </table:table-cell>
          <table:table-cell table:formula="of:=([.B153]+[.C153]+[.E153])" office:value-type="float" office:value="241" calcext:value-type="float">
            <text:p>2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54])" office:value-type="string" office:string-value="01 71" calcext:value-type="string">
            <text:p>01 71</text:p>
          </table:table-cell>
          <table:table-cell table:formula="of:=IF([.D154]=1;[.C154];0)" office:value-type="float" office:value="1" calcext:value-type="float">
            <text:p>1</text:p>
          </table:table-cell>
          <table:table-cell table:formula="of:=IF([.D154]=0;[.C154];0)" office:value-type="float" office:value="0" calcext:value-type="float">
            <text:p>0</text:p>
          </table:table-cell>
          <table:table-cell table:formula="of:=[.E15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graphic_eq_125hz</text:p>
          </table:table-cell>
          <table:table-cell table:formula="of:=([.B154]+[.C154]+[.E154])" office:value-type="float" office:value="242" calcext:value-type="float">
            <text:p>2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55])" office:value-type="string" office:string-value="01 72" calcext:value-type="string">
            <text:p>01 72</text:p>
          </table:table-cell>
          <table:table-cell table:formula="of:=IF([.D155]=1;[.C155];0)" office:value-type="float" office:value="1" calcext:value-type="float">
            <text:p>1</text:p>
          </table:table-cell>
          <table:table-cell table:formula="of:=IF([.D155]=0;[.C155];0)" office:value-type="float" office:value="0" calcext:value-type="float">
            <text:p>0</text:p>
          </table:table-cell>
          <table:table-cell table:formula="of:=[.E15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graphic_eq_250hz</text:p>
          </table:table-cell>
          <table:table-cell table:formula="of:=([.B155]+[.C155]+[.E155])" office:value-type="float" office:value="243" calcext:value-type="float">
            <text:p>2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56])" office:value-type="string" office:string-value="01 73" calcext:value-type="string">
            <text:p>01 73</text:p>
          </table:table-cell>
          <table:table-cell table:formula="of:=IF([.D156]=1;[.C156];0)" office:value-type="float" office:value="1" calcext:value-type="float">
            <text:p>1</text:p>
          </table:table-cell>
          <table:table-cell table:formula="of:=IF([.D156]=0;[.C156];0)" office:value-type="float" office:value="0" calcext:value-type="float">
            <text:p>0</text:p>
          </table:table-cell>
          <table:table-cell table:formula="of:=[.E15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graphic_eq_500hz</text:p>
          </table:table-cell>
          <table:table-cell table:formula="of:=([.B156]+[.C156]+[.E156])" office:value-type="float" office:value="244" calcext:value-type="float">
            <text:p>2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57])" office:value-type="string" office:string-value="01 74" calcext:value-type="string">
            <text:p>01 74</text:p>
          </table:table-cell>
          <table:table-cell table:formula="of:=IF([.D157]=1;[.C157];0)" office:value-type="float" office:value="1" calcext:value-type="float">
            <text:p>1</text:p>
          </table:table-cell>
          <table:table-cell table:formula="of:=IF([.D157]=0;[.C157];0)" office:value-type="float" office:value="0" calcext:value-type="float">
            <text:p>0</text:p>
          </table:table-cell>
          <table:table-cell table:formula="of:=[.E15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graphic_eq_1khz</text:p>
          </table:table-cell>
          <table:table-cell table:formula="of:=([.B157]+[.C157]+[.E157])" office:value-type="float" office:value="245" calcext:value-type="float">
            <text:p>2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58])" office:value-type="string" office:string-value="01 75" calcext:value-type="string">
            <text:p>01 75</text:p>
          </table:table-cell>
          <table:table-cell table:formula="of:=IF([.D158]=1;[.C158];0)" office:value-type="float" office:value="1" calcext:value-type="float">
            <text:p>1</text:p>
          </table:table-cell>
          <table:table-cell table:formula="of:=IF([.D158]=0;[.C158];0)" office:value-type="float" office:value="0" calcext:value-type="float">
            <text:p>0</text:p>
          </table:table-cell>
          <table:table-cell table:formula="of:=[.E15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graphic_eq_2khz</text:p>
          </table:table-cell>
          <table:table-cell table:formula="of:=([.B158]+[.C158]+[.E158])" office:value-type="float" office:value="246" calcext:value-type="float">
            <text:p>2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59])" office:value-type="string" office:string-value="01 76" calcext:value-type="string">
            <text:p>01 76</text:p>
          </table:table-cell>
          <table:table-cell table:formula="of:=IF([.D159]=1;[.C159];0)" office:value-type="float" office:value="1" calcext:value-type="float">
            <text:p>1</text:p>
          </table:table-cell>
          <table:table-cell table:formula="of:=IF([.D159]=0;[.C159];0)" office:value-type="float" office:value="0" calcext:value-type="float">
            <text:p>0</text:p>
          </table:table-cell>
          <table:table-cell table:formula="of:=[.E15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graphic_eq_4khz</text:p>
          </table:table-cell>
          <table:table-cell table:formula="of:=([.B159]+[.C159]+[.E159])" office:value-type="float" office:value="247" calcext:value-type="float">
            <text:p>2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60])" office:value-type="string" office:string-value="01 77" calcext:value-type="string">
            <text:p>01 77</text:p>
          </table:table-cell>
          <table:table-cell table:formula="of:=IF([.D160]=1;[.C160];0)" office:value-type="float" office:value="1" calcext:value-type="float">
            <text:p>1</text:p>
          </table:table-cell>
          <table:table-cell table:formula="of:=IF([.D160]=0;[.C160];0)" office:value-type="float" office:value="0" calcext:value-type="float">
            <text:p>0</text:p>
          </table:table-cell>
          <table:table-cell table:formula="of:=[.E16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graphic_eq_8khz</text:p>
          </table:table-cell>
          <table:table-cell table:formula="of:=([.B160]+[.C160]+[.E160])" office:value-type="float" office:value="248" calcext:value-type="float">
            <text:p>2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61])" office:value-type="string" office:string-value="01 78" calcext:value-type="string">
            <text:p>01 78</text:p>
          </table:table-cell>
          <table:table-cell table:formula="of:=IF([.D161]=1;[.C161];0)" office:value-type="float" office:value="1" calcext:value-type="float">
            <text:p>1</text:p>
          </table:table-cell>
          <table:table-cell table:formula="of:=IF([.D161]=0;[.C161];0)" office:value-type="float" office:value="0" calcext:value-type="float">
            <text:p>0</text:p>
          </table:table-cell>
          <table:table-cell table:formula="of:=[.E16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graphic_eq_16khz</text:p>
          </table:table-cell>
          <table:table-cell table:formula="of:=([.B161]+[.C161]+[.E161])" office:value-type="float" office:value="249" calcext:value-type="float">
            <text:p>2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62])" office:value-type="string" office:string-value="01 79" calcext:value-type="string">
            <text:p>01 79</text:p>
          </table:table-cell>
          <table:table-cell table:formula="of:=IF([.D162]=1;[.C162];0)" office:value-type="float" office:value="1" calcext:value-type="float">
            <text:p>1</text:p>
          </table:table-cell>
          <table:table-cell table:formula="of:=IF([.D162]=0;[.C162];0)" office:value-type="float" office:value="0" calcext:value-type="float">
            <text:p>0</text:p>
          </table:table-cell>
          <table:table-cell table:formula="of:=[.E16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graphic_eq_level</text:p>
          </table:table-cell>
          <table:table-cell table:formula="of:=([.B162]+[.C162]+[.E162])" office:value-type="float" office:value="250" calcext:value-type="float">
            <text:p>25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163])" office:value-type="string" office:string-value="01 7A" calcext:value-type="string">
            <text:p>01 7A</text:p>
          </table:table-cell>
          <table:table-cell table:formula="of:=IF([.D163]=1;[.C163];0)" office:value-type="float" office:value="1" calcext:value-type="float">
            <text:p>1</text:p>
          </table:table-cell>
          <table:table-cell table:formula="of:=IF([.D163]=0;[.C163];0)" office:value-type="float" office:value="0" calcext:value-type="float">
            <text:p>0</text:p>
          </table:table-cell>
          <table:table-cell table:formula="of:=[.E163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parametric_eq_low_cut</text:p>
          </table:table-cell>
          <table:table-cell table:formula="of:=([.B163]+[.C163]+[.E163])" office:value-type="float" office:value="252" calcext:value-type="float">
            <text:p>2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64])" office:value-type="string" office:string-value="01 7C" calcext:value-type="string">
            <text:p>01 7C</text:p>
          </table:table-cell>
          <table:table-cell table:formula="of:=IF([.D164]=1;[.C164];0)" office:value-type="float" office:value="1" calcext:value-type="float">
            <text:p>1</text:p>
          </table:table-cell>
          <table:table-cell table:formula="of:=IF([.D164]=0;[.C164];0)" office:value-type="float" office:value="0" calcext:value-type="float">
            <text:p>0</text:p>
          </table:table-cell>
          <table:table-cell table:formula="of:=[.E16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parametric_eq_low_gain</text:p>
          </table:table-cell>
          <table:table-cell table:formula="of:=([.B164]+[.C164]+[.E164])" office:value-type="float" office:value="253" calcext:value-type="float">
            <text:p>2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65])" office:value-type="string" office:string-value="01 7D" calcext:value-type="string">
            <text:p>01 7D</text:p>
          </table:table-cell>
          <table:table-cell table:formula="of:=IF([.D165]=1;[.C165];0)" office:value-type="float" office:value="1" calcext:value-type="float">
            <text:p>1</text:p>
          </table:table-cell>
          <table:table-cell table:formula="of:=IF([.D165]=0;[.C165];0)" office:value-type="float" office:value="0" calcext:value-type="float">
            <text:p>0</text:p>
          </table:table-cell>
          <table:table-cell table:formula="of:=[.E16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parametric_eq_low_mid_freq</text:p>
          </table:table-cell>
          <table:table-cell table:formula="of:=([.B165]+[.C165]+[.E165])" office:value-type="float" office:value="254" calcext:value-type="float">
            <text:p>2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66])" office:value-type="string" office:string-value="01 7E" calcext:value-type="string">
            <text:p>01 7E</text:p>
          </table:table-cell>
          <table:table-cell table:formula="of:=IF([.D166]=1;[.C166];0)" office:value-type="float" office:value="1" calcext:value-type="float">
            <text:p>1</text:p>
          </table:table-cell>
          <table:table-cell table:formula="of:=IF([.D166]=0;[.C166];0)" office:value-type="float" office:value="0" calcext:value-type="float">
            <text:p>0</text:p>
          </table:table-cell>
          <table:table-cell table:formula="of:=[.E16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parametric_eq_low_mid_q</text:p>
          </table:table-cell>
          <table:table-cell table:formula="of:=([.B166]+[.C166]+[.E166])" office:value-type="float" office:value="255" calcext:value-type="float">
            <text:p>2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67])" office:value-type="string" office:string-value="01 7F" calcext:value-type="string">
            <text:p>01 7F</text:p>
          </table:table-cell>
          <table:table-cell table:formula="of:=IF([.D167]=1;[.C167];0)" office:value-type="float" office:value="1" calcext:value-type="float">
            <text:p>1</text:p>
          </table:table-cell>
          <table:table-cell table:formula="of:=IF([.D167]=0;[.C167];0)" office:value-type="float" office:value="0" calcext:value-type="float">
            <text:p>0</text:p>
          </table:table-cell>
          <table:table-cell table:formula="of:=[.E16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parametric_eq_low_mid_gain</text:p>
          </table:table-cell>
          <table:table-cell table:formula="of:=([.B167]+[.C167]+[.E167])" office:value-type="float" office:value="256" calcext:value-type="float">
            <text:p>2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68])" office:value-type="string" office:string-value="02 00" calcext:value-type="string">
            <text:p>02 00</text:p>
          </table:table-cell>
          <table:table-cell table:formula="of:=IF([.D168]=1;[.C168];0)" office:value-type="float" office:value="1" calcext:value-type="float">
            <text:p>1</text:p>
          </table:table-cell>
          <table:table-cell table:formula="of:=IF([.D168]=0;[.C168];0)" office:value-type="float" office:value="0" calcext:value-type="float">
            <text:p>0</text:p>
          </table:table-cell>
          <table:table-cell table:formula="of:=[.E16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parametric_eq_high_mid_freq</text:p>
          </table:table-cell>
          <table:table-cell table:formula="of:=([.B168]+[.C168]+[.E168])" office:value-type="float" office:value="257" calcext:value-type="float">
            <text:p>2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69])" office:value-type="string" office:string-value="02 01" calcext:value-type="string">
            <text:p>02 01</text:p>
          </table:table-cell>
          <table:table-cell table:formula="of:=IF([.D169]=1;[.C169];0)" office:value-type="float" office:value="1" calcext:value-type="float">
            <text:p>1</text:p>
          </table:table-cell>
          <table:table-cell table:formula="of:=IF([.D169]=0;[.C169];0)" office:value-type="float" office:value="0" calcext:value-type="float">
            <text:p>0</text:p>
          </table:table-cell>
          <table:table-cell table:formula="of:=[.E16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parametric_eq_high_mid_q</text:p>
          </table:table-cell>
          <table:table-cell table:formula="of:=([.B169]+[.C169]+[.E169])" office:value-type="float" office:value="258" calcext:value-type="float">
            <text:p>2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70])" office:value-type="string" office:string-value="02 02" calcext:value-type="string">
            <text:p>02 02</text:p>
          </table:table-cell>
          <table:table-cell table:formula="of:=IF([.D170]=1;[.C170];0)" office:value-type="float" office:value="1" calcext:value-type="float">
            <text:p>1</text:p>
          </table:table-cell>
          <table:table-cell table:formula="of:=IF([.D170]=0;[.C170];0)" office:value-type="float" office:value="0" calcext:value-type="float">
            <text:p>0</text:p>
          </table:table-cell>
          <table:table-cell table:formula="of:=[.E17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parametric_eq_high_mid_gain</text:p>
          </table:table-cell>
          <table:table-cell table:formula="of:=([.B170]+[.C170]+[.E170])" office:value-type="float" office:value="259" calcext:value-type="float">
            <text:p>2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71])" office:value-type="string" office:string-value="02 03" calcext:value-type="string">
            <text:p>02 03</text:p>
          </table:table-cell>
          <table:table-cell table:formula="of:=IF([.D171]=1;[.C171];0)" office:value-type="float" office:value="1" calcext:value-type="float">
            <text:p>1</text:p>
          </table:table-cell>
          <table:table-cell table:formula="of:=IF([.D171]=0;[.C171];0)" office:value-type="float" office:value="0" calcext:value-type="float">
            <text:p>0</text:p>
          </table:table-cell>
          <table:table-cell table:formula="of:=[.E17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parametric_eq_high_gain</text:p>
          </table:table-cell>
          <table:table-cell table:formula="of:=([.B171]+[.C171]+[.E171])" office:value-type="float" office:value="260" calcext:value-type="float">
            <text:p>2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72])" office:value-type="string" office:string-value="02 04" calcext:value-type="string">
            <text:p>02 04</text:p>
          </table:table-cell>
          <table:table-cell table:formula="of:=IF([.D172]=1;[.C172];0)" office:value-type="float" office:value="1" calcext:value-type="float">
            <text:p>1</text:p>
          </table:table-cell>
          <table:table-cell table:formula="of:=IF([.D172]=0;[.C172];0)" office:value-type="float" office:value="0" calcext:value-type="float">
            <text:p>0</text:p>
          </table:table-cell>
          <table:table-cell table:formula="of:=[.E17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parametric_eq_high_cut</text:p>
          </table:table-cell>
          <table:table-cell table:formula="of:=([.B172]+[.C172]+[.E172])" office:value-type="float" office:value="261" calcext:value-type="float">
            <text:p>2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73])" office:value-type="string" office:string-value="02 05" calcext:value-type="string">
            <text:p>02 05</text:p>
          </table:table-cell>
          <table:table-cell table:formula="of:=IF([.D173]=1;[.C173];0)" office:value-type="float" office:value="1" calcext:value-type="float">
            <text:p>1</text:p>
          </table:table-cell>
          <table:table-cell table:formula="of:=IF([.D173]=0;[.C173];0)" office:value-type="float" office:value="0" calcext:value-type="float">
            <text:p>0</text:p>
          </table:table-cell>
          <table:table-cell table:formula="of:=[.E17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parametric_eq_level</text:p>
          </table:table-cell>
          <table:table-cell table:formula="of:=([.B173]+[.C173]+[.E173])" office:value-type="float" office:value="262" calcext:value-type="float">
            <text:p>26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174])" office:value-type="string" office:string-value="02 06" calcext:value-type="string">
            <text:p>02 06</text:p>
          </table:table-cell>
          <table:table-cell table:formula="of:=IF([.D174]=1;[.C174];0)" office:value-type="float" office:value="1" calcext:value-type="float">
            <text:p>1</text:p>
          </table:table-cell>
          <table:table-cell table:formula="of:=IF([.D174]=0;[.C174];0)" office:value-type="float" office:value="0" calcext:value-type="float">
            <text:p>0</text:p>
          </table:table-cell>
          <table:table-cell table:formula="of:=[.E174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tone_modify_type</text:p>
          </table:table-cell>
          <table:table-cell table:formula="of:=([.B174]+[.C174]+[.E174])" office:value-type="float" office:value="264" calcext:value-type="float">
            <text:p>2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75])" office:value-type="string" office:string-value="02 08" calcext:value-type="string">
            <text:p>02 08</text:p>
          </table:table-cell>
          <table:table-cell table:formula="of:=IF([.D175]=1;[.C175];0)" office:value-type="float" office:value="1" calcext:value-type="float">
            <text:p>1</text:p>
          </table:table-cell>
          <table:table-cell table:formula="of:=IF([.D175]=0;[.C175];0)" office:value-type="float" office:value="0" calcext:value-type="float">
            <text:p>0</text:p>
          </table:table-cell>
          <table:table-cell table:formula="of:=[.E17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tone_modify_reso</text:p>
          </table:table-cell>
          <table:table-cell table:formula="of:=([.B175]+[.C175]+[.E175])" office:value-type="float" office:value="265" calcext:value-type="float">
            <text:p>2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76])" office:value-type="string" office:string-value="02 09" calcext:value-type="string">
            <text:p>02 09</text:p>
          </table:table-cell>
          <table:table-cell table:formula="of:=IF([.D176]=1;[.C176];0)" office:value-type="float" office:value="1" calcext:value-type="float">
            <text:p>1</text:p>
          </table:table-cell>
          <table:table-cell table:formula="of:=IF([.D176]=0;[.C176];0)" office:value-type="float" office:value="0" calcext:value-type="float">
            <text:p>0</text:p>
          </table:table-cell>
          <table:table-cell table:formula="of:=[.E17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tone_modify_low</text:p>
          </table:table-cell>
          <table:table-cell table:formula="of:=([.B176]+[.C176]+[.E176])" office:value-type="float" office:value="266" calcext:value-type="float">
            <text:p>2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77])" office:value-type="string" office:string-value="02 0A" calcext:value-type="string">
            <text:p>02 0A</text:p>
          </table:table-cell>
          <table:table-cell table:formula="of:=IF([.D177]=1;[.C177];0)" office:value-type="float" office:value="1" calcext:value-type="float">
            <text:p>1</text:p>
          </table:table-cell>
          <table:table-cell table:formula="of:=IF([.D177]=0;[.C177];0)" office:value-type="float" office:value="0" calcext:value-type="float">
            <text:p>0</text:p>
          </table:table-cell>
          <table:table-cell table:formula="of:=[.E17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tone_modify_high</text:p>
          </table:table-cell>
          <table:table-cell table:formula="of:=([.B177]+[.C177]+[.E177])" office:value-type="float" office:value="267" calcext:value-type="float">
            <text:p>2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78])" office:value-type="string" office:string-value="02 0B" calcext:value-type="string">
            <text:p>02 0B</text:p>
          </table:table-cell>
          <table:table-cell table:formula="of:=IF([.D178]=1;[.C178];0)" office:value-type="float" office:value="1" calcext:value-type="float">
            <text:p>1</text:p>
          </table:table-cell>
          <table:table-cell table:formula="of:=IF([.D178]=0;[.C178];0)" office:value-type="float" office:value="0" calcext:value-type="float">
            <text:p>0</text:p>
          </table:table-cell>
          <table:table-cell table:formula="of:=[.E17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tone_modify_level</text:p>
          </table:table-cell>
          <table:table-cell table:formula="of:=([.B178]+[.C178]+[.E178])" office:value-type="float" office:value="268" calcext:value-type="float">
            <text:p>268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179])" office:value-type="string" office:string-value="02 0C" calcext:value-type="string">
            <text:p>02 0C</text:p>
          </table:table-cell>
          <table:table-cell table:formula="of:=IF([.D179]=1;[.C179];0)" office:value-type="float" office:value="1" calcext:value-type="float">
            <text:p>1</text:p>
          </table:table-cell>
          <table:table-cell table:formula="of:=IF([.D179]=0;[.C179];0)" office:value-type="float" office:value="0" calcext:value-type="float">
            <text:p>0</text:p>
          </table:table-cell>
          <table:table-cell table:formula="of:=[.E179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guitar_sim_type</text:p>
          </table:table-cell>
          <table:table-cell table:formula="of:=([.B179]+[.C179]+[.E179])" office:value-type="float" office:value="270" calcext:value-type="float">
            <text:p>2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80])" office:value-type="string" office:string-value="02 0E" calcext:value-type="string">
            <text:p>02 0E</text:p>
          </table:table-cell>
          <table:table-cell table:formula="of:=IF([.D180]=1;[.C180];0)" office:value-type="float" office:value="1" calcext:value-type="float">
            <text:p>1</text:p>
          </table:table-cell>
          <table:table-cell table:formula="of:=IF([.D180]=0;[.C180];0)" office:value-type="float" office:value="0" calcext:value-type="float">
            <text:p>0</text:p>
          </table:table-cell>
          <table:table-cell table:formula="of:=[.E18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guitar_sim_low</text:p>
          </table:table-cell>
          <table:table-cell table:formula="of:=([.B180]+[.C180]+[.E180])" office:value-type="float" office:value="271" calcext:value-type="float">
            <text:p>2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81])" office:value-type="string" office:string-value="02 0F" calcext:value-type="string">
            <text:p>02 0F</text:p>
          </table:table-cell>
          <table:table-cell table:formula="of:=IF([.D181]=1;[.C181];0)" office:value-type="float" office:value="1" calcext:value-type="float">
            <text:p>1</text:p>
          </table:table-cell>
          <table:table-cell table:formula="of:=IF([.D181]=0;[.C181];0)" office:value-type="float" office:value="0" calcext:value-type="float">
            <text:p>0</text:p>
          </table:table-cell>
          <table:table-cell table:formula="of:=[.E18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guitar_sim_high</text:p>
          </table:table-cell>
          <table:table-cell table:formula="of:=([.B181]+[.C181]+[.E181])" office:value-type="float" office:value="272" calcext:value-type="float">
            <text:p>2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82])" office:value-type="string" office:string-value="02 10" calcext:value-type="string">
            <text:p>02 10</text:p>
          </table:table-cell>
          <table:table-cell table:formula="of:=IF([.D182]=1;[.C182];0)" office:value-type="float" office:value="1" calcext:value-type="float">
            <text:p>1</text:p>
          </table:table-cell>
          <table:table-cell table:formula="of:=IF([.D182]=0;[.C182];0)" office:value-type="float" office:value="0" calcext:value-type="float">
            <text:p>0</text:p>
          </table:table-cell>
          <table:table-cell table:formula="of:=[.E18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guitar_sim_level</text:p>
          </table:table-cell>
          <table:table-cell table:formula="of:=([.B182]+[.C182]+[.E182])" office:value-type="float" office:value="273" calcext:value-type="float">
            <text:p>2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83])" office:value-type="string" office:string-value="02 11" calcext:value-type="string">
            <text:p>02 11</text:p>
          </table:table-cell>
          <table:table-cell table:formula="of:=IF([.D183]=1;[.C183];0)" office:value-type="float" office:value="1" calcext:value-type="float">
            <text:p>1</text:p>
          </table:table-cell>
          <table:table-cell table:formula="of:=IF([.D183]=0;[.C183];0)" office:value-type="float" office:value="0" calcext:value-type="float">
            <text:p>0</text:p>
          </table:table-cell>
          <table:table-cell table:formula="of:=[.E18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guitar_sim_body</text:p>
          </table:table-cell>
          <table:table-cell table:formula="of:=([.B183]+[.C183]+[.E183])" office:value-type="float" office:value="274" calcext:value-type="float">
            <text:p>27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184])" office:value-type="string" office:string-value="02 12" calcext:value-type="string">
            <text:p>02 12</text:p>
          </table:table-cell>
          <table:table-cell table:formula="of:=IF([.D184]=1;[.C184];0)" office:value-type="float" office:value="1" calcext:value-type="float">
            <text:p>1</text:p>
          </table:table-cell>
          <table:table-cell table:formula="of:=IF([.D184]=0;[.C184];0)" office:value-type="float" office:value="0" calcext:value-type="float">
            <text:p>0</text:p>
          </table:table-cell>
          <table:table-cell table:formula="of:=[.E184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slow_gear_sens</text:p>
          </table:table-cell>
          <table:table-cell table:formula="of:=([.B184]+[.C184]+[.E184])" office:value-type="float" office:value="276" calcext:value-type="float">
            <text:p>2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85])" office:value-type="string" office:string-value="02 14" calcext:value-type="string">
            <text:p>02 14</text:p>
          </table:table-cell>
          <table:table-cell table:formula="of:=IF([.D185]=1;[.C185];0)" office:value-type="float" office:value="1" calcext:value-type="float">
            <text:p>1</text:p>
          </table:table-cell>
          <table:table-cell table:formula="of:=IF([.D185]=0;[.C185];0)" office:value-type="float" office:value="0" calcext:value-type="float">
            <text:p>0</text:p>
          </table:table-cell>
          <table:table-cell table:formula="of:=[.E18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slow_gear_rise_time</text:p>
          </table:table-cell>
          <table:table-cell table:formula="of:=([.B185]+[.C185]+[.E185])" office:value-type="float" office:value="277" calcext:value-type="float">
            <text:p>2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86])" office:value-type="string" office:string-value="02 15" calcext:value-type="string">
            <text:p>02 15</text:p>
          </table:table-cell>
          <table:table-cell table:formula="of:=IF([.D186]=1;[.C186];0)" office:value-type="float" office:value="1" calcext:value-type="float">
            <text:p>1</text:p>
          </table:table-cell>
          <table:table-cell table:formula="of:=IF([.D186]=0;[.C186];0)" office:value-type="float" office:value="0" calcext:value-type="float">
            <text:p>0</text:p>
          </table:table-cell>
          <table:table-cell table:formula="of:=[.E18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slow_gear_level</text:p>
          </table:table-cell>
          <table:table-cell table:formula="of:=([.B186]+[.C186]+[.E186])" office:value-type="float" office:value="278" calcext:value-type="float">
            <text:p>278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187])" office:value-type="string" office:string-value="02 16" calcext:value-type="string">
            <text:p>02 16</text:p>
          </table:table-cell>
          <table:table-cell table:formula="of:=IF([.D187]=1;[.C187];0)" office:value-type="float" office:value="1" calcext:value-type="float">
            <text:p>1</text:p>
          </table:table-cell>
          <table:table-cell table:formula="of:=IF([.D187]=0;[.C187];0)" office:value-type="float" office:value="0" calcext:value-type="float">
            <text:p>0</text:p>
          </table:table-cell>
          <table:table-cell table:formula="of:=[.E187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defretter_tone</text:p>
          </table:table-cell>
          <table:table-cell table:formula="of:=([.B187]+[.C187]+[.E187])" office:value-type="float" office:value="280" calcext:value-type="float">
            <text:p>2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88])" office:value-type="string" office:string-value="02 18" calcext:value-type="string">
            <text:p>02 18</text:p>
          </table:table-cell>
          <table:table-cell table:formula="of:=IF([.D188]=1;[.C188];0)" office:value-type="float" office:value="1" calcext:value-type="float">
            <text:p>1</text:p>
          </table:table-cell>
          <table:table-cell table:formula="of:=IF([.D188]=0;[.C188];0)" office:value-type="float" office:value="0" calcext:value-type="float">
            <text:p>0</text:p>
          </table:table-cell>
          <table:table-cell table:formula="of:=[.E18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defretter_sens</text:p>
          </table:table-cell>
          <table:table-cell table:formula="of:=([.B188]+[.C188]+[.E188])" office:value-type="float" office:value="281" calcext:value-type="float">
            <text:p>2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89])" office:value-type="string" office:string-value="02 19" calcext:value-type="string">
            <text:p>02 19</text:p>
          </table:table-cell>
          <table:table-cell table:formula="of:=IF([.D189]=1;[.C189];0)" office:value-type="float" office:value="1" calcext:value-type="float">
            <text:p>1</text:p>
          </table:table-cell>
          <table:table-cell table:formula="of:=IF([.D189]=0;[.C189];0)" office:value-type="float" office:value="0" calcext:value-type="float">
            <text:p>0</text:p>
          </table:table-cell>
          <table:table-cell table:formula="of:=[.E18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defretter_attack</text:p>
          </table:table-cell>
          <table:table-cell table:formula="of:=([.B189]+[.C189]+[.E189])" office:value-type="float" office:value="282" calcext:value-type="float">
            <text:p>2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90])" office:value-type="string" office:string-value="02 1A" calcext:value-type="string">
            <text:p>02 1A</text:p>
          </table:table-cell>
          <table:table-cell table:formula="of:=IF([.D190]=1;[.C190];0)" office:value-type="float" office:value="1" calcext:value-type="float">
            <text:p>1</text:p>
          </table:table-cell>
          <table:table-cell table:formula="of:=IF([.D190]=0;[.C190];0)" office:value-type="float" office:value="0" calcext:value-type="float">
            <text:p>0</text:p>
          </table:table-cell>
          <table:table-cell table:formula="of:=[.E19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defretter_depth</text:p>
          </table:table-cell>
          <table:table-cell table:formula="of:=([.B190]+[.C190]+[.E190])" office:value-type="float" office:value="283" calcext:value-type="float">
            <text:p>2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91])" office:value-type="string" office:string-value="02 1B" calcext:value-type="string">
            <text:p>02 1B</text:p>
          </table:table-cell>
          <table:table-cell table:formula="of:=IF([.D191]=1;[.C191];0)" office:value-type="float" office:value="1" calcext:value-type="float">
            <text:p>1</text:p>
          </table:table-cell>
          <table:table-cell table:formula="of:=IF([.D191]=0;[.C191];0)" office:value-type="float" office:value="0" calcext:value-type="float">
            <text:p>0</text:p>
          </table:table-cell>
          <table:table-cell table:formula="of:=[.E19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defretter_reso</text:p>
          </table:table-cell>
          <table:table-cell table:formula="of:=([.B191]+[.C191]+[.E191])" office:value-type="float" office:value="284" calcext:value-type="float">
            <text:p>2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92])" office:value-type="string" office:string-value="02 1C" calcext:value-type="string">
            <text:p>02 1C</text:p>
          </table:table-cell>
          <table:table-cell table:formula="of:=IF([.D192]=1;[.C192];0)" office:value-type="float" office:value="1" calcext:value-type="float">
            <text:p>1</text:p>
          </table:table-cell>
          <table:table-cell table:formula="of:=IF([.D192]=0;[.C192];0)" office:value-type="float" office:value="0" calcext:value-type="float">
            <text:p>0</text:p>
          </table:table-cell>
          <table:table-cell table:formula="of:=[.E19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defretter_effect_level</text:p>
          </table:table-cell>
          <table:table-cell table:formula="of:=([.B192]+[.C192]+[.E192])" office:value-type="float" office:value="285" calcext:value-type="float">
            <text:p>2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93])" office:value-type="string" office:string-value="02 1D" calcext:value-type="string">
            <text:p>02 1D</text:p>
          </table:table-cell>
          <table:table-cell table:formula="of:=IF([.D193]=1;[.C193];0)" office:value-type="float" office:value="1" calcext:value-type="float">
            <text:p>1</text:p>
          </table:table-cell>
          <table:table-cell table:formula="of:=IF([.D193]=0;[.C193];0)" office:value-type="float" office:value="0" calcext:value-type="float">
            <text:p>0</text:p>
          </table:table-cell>
          <table:table-cell table:formula="of:=[.E19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defretter_direct_mix</text:p>
          </table:table-cell>
          <table:table-cell table:formula="of:=([.B193]+[.C193]+[.E193])" office:value-type="float" office:value="286" calcext:value-type="float">
            <text:p>286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194])" office:value-type="string" office:string-value="02 1E" calcext:value-type="string">
            <text:p>02 1E</text:p>
          </table:table-cell>
          <table:table-cell table:formula="of:=IF([.D194]=1;[.C194];0)" office:value-type="float" office:value="1" calcext:value-type="float">
            <text:p>1</text:p>
          </table:table-cell>
          <table:table-cell table:formula="of:=IF([.D194]=0;[.C194];0)" office:value-type="float" office:value="0" calcext:value-type="float">
            <text:p>0</text:p>
          </table:table-cell>
          <table:table-cell table:formula="of:=[.E194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wave_synth_wave</text:p>
          </table:table-cell>
          <table:table-cell table:formula="of:=([.B194]+[.C194]+[.E194])" office:value-type="float" office:value="288" calcext:value-type="float">
            <text:p>2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95])" office:value-type="string" office:string-value="02 20" calcext:value-type="string">
            <text:p>02 20</text:p>
          </table:table-cell>
          <table:table-cell table:formula="of:=IF([.D195]=1;[.C195];0)" office:value-type="float" office:value="1" calcext:value-type="float">
            <text:p>1</text:p>
          </table:table-cell>
          <table:table-cell table:formula="of:=IF([.D195]=0;[.C195];0)" office:value-type="float" office:value="0" calcext:value-type="float">
            <text:p>0</text:p>
          </table:table-cell>
          <table:table-cell table:formula="of:=[.E19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wave_synth_cutoff</text:p>
          </table:table-cell>
          <table:table-cell table:formula="of:=([.B195]+[.C195]+[.E195])" office:value-type="float" office:value="289" calcext:value-type="float">
            <text:p>2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96])" office:value-type="string" office:string-value="02 21" calcext:value-type="string">
            <text:p>02 21</text:p>
          </table:table-cell>
          <table:table-cell table:formula="of:=IF([.D196]=1;[.C196];0)" office:value-type="float" office:value="1" calcext:value-type="float">
            <text:p>1</text:p>
          </table:table-cell>
          <table:table-cell table:formula="of:=IF([.D196]=0;[.C196];0)" office:value-type="float" office:value="0" calcext:value-type="float">
            <text:p>0</text:p>
          </table:table-cell>
          <table:table-cell table:formula="of:=[.E19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wave_synth_reso</text:p>
          </table:table-cell>
          <table:table-cell table:formula="of:=([.B196]+[.C196]+[.E196])" office:value-type="float" office:value="290" calcext:value-type="float">
            <text:p>2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97])" office:value-type="string" office:string-value="02 22" calcext:value-type="string">
            <text:p>02 22</text:p>
          </table:table-cell>
          <table:table-cell table:formula="of:=IF([.D197]=1;[.C197];0)" office:value-type="float" office:value="1" calcext:value-type="float">
            <text:p>1</text:p>
          </table:table-cell>
          <table:table-cell table:formula="of:=IF([.D197]=0;[.C197];0)" office:value-type="float" office:value="0" calcext:value-type="float">
            <text:p>0</text:p>
          </table:table-cell>
          <table:table-cell table:formula="of:=[.E19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wave_synth_filter_sens</text:p>
          </table:table-cell>
          <table:table-cell table:formula="of:=([.B197]+[.C197]+[.E197])" office:value-type="float" office:value="291" calcext:value-type="float">
            <text:p>2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98])" office:value-type="string" office:string-value="02 23" calcext:value-type="string">
            <text:p>02 23</text:p>
          </table:table-cell>
          <table:table-cell table:formula="of:=IF([.D198]=1;[.C198];0)" office:value-type="float" office:value="1" calcext:value-type="float">
            <text:p>1</text:p>
          </table:table-cell>
          <table:table-cell table:formula="of:=IF([.D198]=0;[.C198];0)" office:value-type="float" office:value="0" calcext:value-type="float">
            <text:p>0</text:p>
          </table:table-cell>
          <table:table-cell table:formula="of:=[.E19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wave_synth_filter_decay</text:p>
          </table:table-cell>
          <table:table-cell table:formula="of:=([.B198]+[.C198]+[.E198])" office:value-type="float" office:value="292" calcext:value-type="float">
            <text:p>2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99])" office:value-type="string" office:string-value="02 24" calcext:value-type="string">
            <text:p>02 24</text:p>
          </table:table-cell>
          <table:table-cell table:formula="of:=IF([.D199]=1;[.C199];0)" office:value-type="float" office:value="1" calcext:value-type="float">
            <text:p>1</text:p>
          </table:table-cell>
          <table:table-cell table:formula="of:=IF([.D199]=0;[.C199];0)" office:value-type="float" office:value="0" calcext:value-type="float">
            <text:p>0</text:p>
          </table:table-cell>
          <table:table-cell table:formula="of:=[.E19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wave_synth_filter_depth</text:p>
          </table:table-cell>
          <table:table-cell table:formula="of:=([.B199]+[.C199]+[.E199])" office:value-type="float" office:value="293" calcext:value-type="float">
            <text:p>2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00])" office:value-type="string" office:string-value="02 25" calcext:value-type="string">
            <text:p>02 25</text:p>
          </table:table-cell>
          <table:table-cell table:formula="of:=IF([.D200]=1;[.C200];0)" office:value-type="float" office:value="1" calcext:value-type="float">
            <text:p>1</text:p>
          </table:table-cell>
          <table:table-cell table:formula="of:=IF([.D200]=0;[.C200];0)" office:value-type="float" office:value="0" calcext:value-type="float">
            <text:p>0</text:p>
          </table:table-cell>
          <table:table-cell table:formula="of:=[.E20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wave_synth_synth_level</text:p>
          </table:table-cell>
          <table:table-cell table:formula="of:=([.B200]+[.C200]+[.E200])" office:value-type="float" office:value="294" calcext:value-type="float">
            <text:p>2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01])" office:value-type="string" office:string-value="02 26" calcext:value-type="string">
            <text:p>02 26</text:p>
          </table:table-cell>
          <table:table-cell table:formula="of:=IF([.D201]=1;[.C201];0)" office:value-type="float" office:value="1" calcext:value-type="float">
            <text:p>1</text:p>
          </table:table-cell>
          <table:table-cell table:formula="of:=IF([.D201]=0;[.C201];0)" office:value-type="float" office:value="0" calcext:value-type="float">
            <text:p>0</text:p>
          </table:table-cell>
          <table:table-cell table:formula="of:=[.E20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wave_synth_direct_mix</text:p>
          </table:table-cell>
          <table:table-cell table:formula="of:=([.B201]+[.C201]+[.E201])" office:value-type="float" office:value="295" calcext:value-type="float">
            <text:p>295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202])" office:value-type="string" office:string-value="02 27" calcext:value-type="string">
            <text:p>02 27</text:p>
          </table:table-cell>
          <table:table-cell table:formula="of:=IF([.D202]=1;[.C202];0)" office:value-type="float" office:value="1" calcext:value-type="float">
            <text:p>1</text:p>
          </table:table-cell>
          <table:table-cell table:formula="of:=IF([.D202]=0;[.C202];0)" office:value-type="float" office:value="0" calcext:value-type="float">
            <text:p>0</text:p>
          </table:table-cell>
          <table:table-cell table:formula="of:=[.E202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sitar_sim_tone</text:p>
          </table:table-cell>
          <table:table-cell table:formula="of:=([.B202]+[.C202]+[.E202])" office:value-type="float" office:value="297" calcext:value-type="float">
            <text:p>2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03])" office:value-type="string" office:string-value="02 29" calcext:value-type="string">
            <text:p>02 29</text:p>
          </table:table-cell>
          <table:table-cell table:formula="of:=IF([.D203]=1;[.C203];0)" office:value-type="float" office:value="1" calcext:value-type="float">
            <text:p>1</text:p>
          </table:table-cell>
          <table:table-cell table:formula="of:=IF([.D203]=0;[.C203];0)" office:value-type="float" office:value="0" calcext:value-type="float">
            <text:p>0</text:p>
          </table:table-cell>
          <table:table-cell table:formula="of:=[.E20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sitar_sim_sens</text:p>
          </table:table-cell>
          <table:table-cell table:formula="of:=([.B203]+[.C203]+[.E203])" office:value-type="float" office:value="298" calcext:value-type="float">
            <text:p>2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04])" office:value-type="string" office:string-value="02 2A" calcext:value-type="string">
            <text:p>02 2A</text:p>
          </table:table-cell>
          <table:table-cell table:formula="of:=IF([.D204]=1;[.C204];0)" office:value-type="float" office:value="1" calcext:value-type="float">
            <text:p>1</text:p>
          </table:table-cell>
          <table:table-cell table:formula="of:=IF([.D204]=0;[.C204];0)" office:value-type="float" office:value="0" calcext:value-type="float">
            <text:p>0</text:p>
          </table:table-cell>
          <table:table-cell table:formula="of:=[.E20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sitar_sim_depth</text:p>
          </table:table-cell>
          <table:table-cell table:formula="of:=([.B204]+[.C204]+[.E204])" office:value-type="float" office:value="299" calcext:value-type="float">
            <text:p>2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05])" office:value-type="string" office:string-value="02 2B" calcext:value-type="string">
            <text:p>02 2B</text:p>
          </table:table-cell>
          <table:table-cell table:formula="of:=IF([.D205]=1;[.C205];0)" office:value-type="float" office:value="1" calcext:value-type="float">
            <text:p>1</text:p>
          </table:table-cell>
          <table:table-cell table:formula="of:=IF([.D205]=0;[.C205];0)" office:value-type="float" office:value="0" calcext:value-type="float">
            <text:p>0</text:p>
          </table:table-cell>
          <table:table-cell table:formula="of:=[.E20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sitar_sim_reso</text:p>
          </table:table-cell>
          <table:table-cell table:formula="of:=([.B205]+[.C205]+[.E205])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06])" office:value-type="string" office:string-value="02 2C" calcext:value-type="string">
            <text:p>02 2C</text:p>
          </table:table-cell>
          <table:table-cell table:formula="of:=IF([.D206]=1;[.C206];0)" office:value-type="float" office:value="1" calcext:value-type="float">
            <text:p>1</text:p>
          </table:table-cell>
          <table:table-cell table:formula="of:=IF([.D206]=0;[.C206];0)" office:value-type="float" office:value="0" calcext:value-type="float">
            <text:p>0</text:p>
          </table:table-cell>
          <table:table-cell table:formula="of:=[.E20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sitar_sim_buzz</text:p>
          </table:table-cell>
          <table:table-cell table:formula="of:=([.B206]+[.C206]+[.E206])" office:value-type="float" office:value="301" calcext:value-type="float">
            <text:p>3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07])" office:value-type="string" office:string-value="02 2D" calcext:value-type="string">
            <text:p>02 2D</text:p>
          </table:table-cell>
          <table:table-cell table:formula="of:=IF([.D207]=1;[.C207];0)" office:value-type="float" office:value="1" calcext:value-type="float">
            <text:p>1</text:p>
          </table:table-cell>
          <table:table-cell table:formula="of:=IF([.D207]=0;[.C207];0)" office:value-type="float" office:value="0" calcext:value-type="float">
            <text:p>0</text:p>
          </table:table-cell>
          <table:table-cell table:formula="of:=[.E20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sitar_sim_effect_level</text:p>
          </table:table-cell>
          <table:table-cell table:formula="of:=([.B207]+[.C207]+[.E207])" office:value-type="float" office:value="302" calcext:value-type="float">
            <text:p>3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08])" office:value-type="string" office:string-value="02 2E" calcext:value-type="string">
            <text:p>02 2E</text:p>
          </table:table-cell>
          <table:table-cell table:formula="of:=IF([.D208]=1;[.C208];0)" office:value-type="float" office:value="1" calcext:value-type="float">
            <text:p>1</text:p>
          </table:table-cell>
          <table:table-cell table:formula="of:=IF([.D208]=0;[.C208];0)" office:value-type="float" office:value="0" calcext:value-type="float">
            <text:p>0</text:p>
          </table:table-cell>
          <table:table-cell table:formula="of:=[.E20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sitar_sim_direct_mix</text:p>
          </table:table-cell>
          <table:table-cell table:formula="of:=([.B208]+[.C208]+[.E208])" office:value-type="float" office:value="303" calcext:value-type="float">
            <text:p>30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209])" office:value-type="string" office:string-value="02 2F" calcext:value-type="string">
            <text:p>02 2F</text:p>
          </table:table-cell>
          <table:table-cell table:formula="of:=IF([.D209]=1;[.C209];0)" office:value-type="float" office:value="1" calcext:value-type="float">
            <text:p>1</text:p>
          </table:table-cell>
          <table:table-cell table:formula="of:=IF([.D209]=0;[.C209];0)" office:value-type="float" office:value="0" calcext:value-type="float">
            <text:p>0</text:p>
          </table:table-cell>
          <table:table-cell table:formula="of:=[.E209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octave_range</text:p>
          </table:table-cell>
          <table:table-cell table:formula="of:=([.B209]+[.C209]+[.E209])" office:value-type="float" office:value="305" calcext:value-type="float">
            <text:p>3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10])" office:value-type="string" office:string-value="02 31" calcext:value-type="string">
            <text:p>02 31</text:p>
          </table:table-cell>
          <table:table-cell table:formula="of:=IF([.D210]=1;[.C210];0)" office:value-type="float" office:value="1" calcext:value-type="float">
            <text:p>1</text:p>
          </table:table-cell>
          <table:table-cell table:formula="of:=IF([.D210]=0;[.C210];0)" office:value-type="float" office:value="0" calcext:value-type="float">
            <text:p>0</text:p>
          </table:table-cell>
          <table:table-cell table:formula="of:=[.E21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octave_level</text:p>
          </table:table-cell>
          <table:table-cell table:formula="of:=([.B210]+[.C210]+[.E210])" office:value-type="float" office:value="306" calcext:value-type="float">
            <text:p>3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11])" office:value-type="string" office:string-value="02 32" calcext:value-type="string">
            <text:p>02 32</text:p>
          </table:table-cell>
          <table:table-cell table:formula="of:=IF([.D211]=1;[.C211];0)" office:value-type="float" office:value="1" calcext:value-type="float">
            <text:p>1</text:p>
          </table:table-cell>
          <table:table-cell table:formula="of:=IF([.D211]=0;[.C211];0)" office:value-type="float" office:value="0" calcext:value-type="float">
            <text:p>0</text:p>
          </table:table-cell>
          <table:table-cell table:formula="of:=[.E21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octave_direct_mix</text:p>
          </table:table-cell>
          <table:table-cell table:formula="of:=([.B211]+[.C211]+[.E211])" office:value-type="float" office:value="307" calcext:value-type="float">
            <text:p>307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212])" office:value-type="string" office:string-value="02 33" calcext:value-type="string">
            <text:p>02 33</text:p>
          </table:table-cell>
          <table:table-cell table:formula="of:=IF([.D212]=1;[.C212];0)" office:value-type="float" office:value="1" calcext:value-type="float">
            <text:p>1</text:p>
          </table:table-cell>
          <table:table-cell table:formula="of:=IF([.D212]=0;[.C212];0)" office:value-type="float" office:value="0" calcext:value-type="float">
            <text:p>0</text:p>
          </table:table-cell>
          <table:table-cell table:formula="of:=[.E212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pitch_shifter_voice</text:p>
          </table:table-cell>
          <table:table-cell table:formula="of:=([.B212]+[.C212]+[.E212])" office:value-type="float" office:value="309" calcext:value-type="float">
            <text:p>3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13])" office:value-type="string" office:string-value="02 35" calcext:value-type="string">
            <text:p>02 35</text:p>
          </table:table-cell>
          <table:table-cell table:formula="of:=IF([.D213]=1;[.C213];0)" office:value-type="float" office:value="1" calcext:value-type="float">
            <text:p>1</text:p>
          </table:table-cell>
          <table:table-cell table:formula="of:=IF([.D213]=0;[.C213];0)" office:value-type="float" office:value="0" calcext:value-type="float">
            <text:p>0</text:p>
          </table:table-cell>
          <table:table-cell table:formula="of:=[.E21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pitch_shifter_ps1mode</text:p>
          </table:table-cell>
          <table:table-cell table:formula="of:=([.B213]+[.C213]+[.E213])" office:value-type="float" office:value="310" calcext:value-type="float">
            <text:p>3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14])" office:value-type="string" office:string-value="02 36" calcext:value-type="string">
            <text:p>02 36</text:p>
          </table:table-cell>
          <table:table-cell table:formula="of:=IF([.D214]=1;[.C214];0)" office:value-type="float" office:value="1" calcext:value-type="float">
            <text:p>1</text:p>
          </table:table-cell>
          <table:table-cell table:formula="of:=IF([.D214]=0;[.C214];0)" office:value-type="float" office:value="0" calcext:value-type="float">
            <text:p>0</text:p>
          </table:table-cell>
          <table:table-cell table:formula="of:=[.E21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pitch_shifter_ps1pitch</text:p>
          </table:table-cell>
          <table:table-cell table:formula="of:=([.B214]+[.C214]+[.E214])" office:value-type="float" office:value="311" calcext:value-type="float">
            <text:p>3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15])" office:value-type="string" office:string-value="02 37" calcext:value-type="string">
            <text:p>02 37</text:p>
          </table:table-cell>
          <table:table-cell table:formula="of:=IF([.D215]=1;[.C215];0)" office:value-type="float" office:value="1" calcext:value-type="float">
            <text:p>1</text:p>
          </table:table-cell>
          <table:table-cell table:formula="of:=IF([.D215]=0;[.C215];0)" office:value-type="float" office:value="0" calcext:value-type="float">
            <text:p>0</text:p>
          </table:table-cell>
          <table:table-cell table:formula="of:=[.E21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pitch_shifter_ps1fine</text:p>
          </table:table-cell>
          <table:table-cell table:formula="of:=([.B215]+[.C215]+[.E215])" office:value-type="float" office:value="312" calcext:value-type="float">
            <text:p>3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16])" office:value-type="string" office:string-value="02 38" calcext:value-type="string">
            <text:p>02 38</text:p>
          </table:table-cell>
          <table:table-cell table:formula="of:=IF([.D216]=1;[.C216];0)" office:value-type="float" office:value="1" calcext:value-type="float">
            <text:p>1</text:p>
          </table:table-cell>
          <table:table-cell table:formula="of:=IF([.D216]=0;[.C216];0)" office:value-type="float" office:value="0" calcext:value-type="float">
            <text:p>0</text:p>
          </table:table-cell>
          <table:table-cell table:formula="of:=[.E21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pitch_shifter_ps1pre_dly</text:p>
          </table:table-cell>
          <table:table-cell table:formula="of:=([.B216]+[.C216]+[.E216])" office:value-type="float" office:value="313" calcext:value-type="float">
            <text:p>3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17])" office:value-type="string" office:string-value="02 39" calcext:value-type="string">
            <text:p>02 39</text:p>
          </table:table-cell>
          <table:table-cell table:formula="of:=IF([.D217]=1;[.C217];0)" office:value-type="float" office:value="2" calcext:value-type="float">
            <text:p>2</text:p>
          </table:table-cell>
          <table:table-cell table:formula="of:=IF([.D217]=0;[.C217];0)" office:value-type="float" office:value="0" calcext:value-type="float">
            <text:p>0</text:p>
          </table:table-cell>
          <table:table-cell table:formula="of:=[.E21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pitch_shifter_ps1level</text:p>
          </table:table-cell>
          <table:table-cell table:formula="of:=([.B217]+[.C217]+[.E217])" office:value-type="float" office:value="315" calcext:value-type="float">
            <text:p>3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18])" office:value-type="string" office:string-value="02 3B" calcext:value-type="string">
            <text:p>02 3B</text:p>
          </table:table-cell>
          <table:table-cell table:formula="of:=IF([.D218]=1;[.C218];0)" office:value-type="float" office:value="1" calcext:value-type="float">
            <text:p>1</text:p>
          </table:table-cell>
          <table:table-cell table:formula="of:=IF([.D218]=0;[.C218];0)" office:value-type="float" office:value="0" calcext:value-type="float">
            <text:p>0</text:p>
          </table:table-cell>
          <table:table-cell table:formula="of:=[.E21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pitch_shifter_ps2mode</text:p>
          </table:table-cell>
          <table:table-cell table:formula="of:=([.B218]+[.C218]+[.E218])" office:value-type="float" office:value="316" calcext:value-type="float">
            <text:p>3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19])" office:value-type="string" office:string-value="02 3C" calcext:value-type="string">
            <text:p>02 3C</text:p>
          </table:table-cell>
          <table:table-cell table:formula="of:=IF([.D219]=1;[.C219];0)" office:value-type="float" office:value="1" calcext:value-type="float">
            <text:p>1</text:p>
          </table:table-cell>
          <table:table-cell table:formula="of:=IF([.D219]=0;[.C219];0)" office:value-type="float" office:value="0" calcext:value-type="float">
            <text:p>0</text:p>
          </table:table-cell>
          <table:table-cell table:formula="of:=[.E21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pitch_shifter_ps2pitch</text:p>
          </table:table-cell>
          <table:table-cell table:formula="of:=([.B219]+[.C219]+[.E219])" office:value-type="float" office:value="317" calcext:value-type="float">
            <text:p>3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20])" office:value-type="string" office:string-value="02 3D" calcext:value-type="string">
            <text:p>02 3D</text:p>
          </table:table-cell>
          <table:table-cell table:formula="of:=IF([.D220]=1;[.C220];0)" office:value-type="float" office:value="1" calcext:value-type="float">
            <text:p>1</text:p>
          </table:table-cell>
          <table:table-cell table:formula="of:=IF([.D220]=0;[.C220];0)" office:value-type="float" office:value="0" calcext:value-type="float">
            <text:p>0</text:p>
          </table:table-cell>
          <table:table-cell table:formula="of:=[.E22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pitch_shifter_ps2fine</text:p>
          </table:table-cell>
          <table:table-cell table:formula="of:=([.B220]+[.C220]+[.E220])" office:value-type="float" office:value="318" calcext:value-type="float">
            <text:p>3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21])" office:value-type="string" office:string-value="02 3E" calcext:value-type="string">
            <text:p>02 3E</text:p>
          </table:table-cell>
          <table:table-cell table:formula="of:=IF([.D221]=1;[.C221];0)" office:value-type="float" office:value="1" calcext:value-type="float">
            <text:p>1</text:p>
          </table:table-cell>
          <table:table-cell table:formula="of:=IF([.D221]=0;[.C221];0)" office:value-type="float" office:value="0" calcext:value-type="float">
            <text:p>0</text:p>
          </table:table-cell>
          <table:table-cell table:formula="of:=[.E22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pitch_shifter_ps2pre_dly</text:p>
          </table:table-cell>
          <table:table-cell table:formula="of:=([.B221]+[.C221]+[.E221])" office:value-type="float" office:value="319" calcext:value-type="float">
            <text:p>3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22])" office:value-type="string" office:string-value="02 3F" calcext:value-type="string">
            <text:p>02 3F</text:p>
          </table:table-cell>
          <table:table-cell table:formula="of:=IF([.D222]=1;[.C222];0)" office:value-type="float" office:value="2" calcext:value-type="float">
            <text:p>2</text:p>
          </table:table-cell>
          <table:table-cell table:formula="of:=IF([.D222]=0;[.C222];0)" office:value-type="float" office:value="0" calcext:value-type="float">
            <text:p>0</text:p>
          </table:table-cell>
          <table:table-cell table:formula="of:=[.E22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pitch_shifter_ps2level</text:p>
          </table:table-cell>
          <table:table-cell table:formula="of:=([.B222]+[.C222]+[.E222])" office:value-type="float" office:value="321" calcext:value-type="float">
            <text:p>3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23])" office:value-type="string" office:string-value="02 41" calcext:value-type="string">
            <text:p>02 41</text:p>
          </table:table-cell>
          <table:table-cell table:formula="of:=IF([.D223]=1;[.C223];0)" office:value-type="float" office:value="1" calcext:value-type="float">
            <text:p>1</text:p>
          </table:table-cell>
          <table:table-cell table:formula="of:=IF([.D223]=0;[.C223];0)" office:value-type="float" office:value="0" calcext:value-type="float">
            <text:p>0</text:p>
          </table:table-cell>
          <table:table-cell table:formula="of:=[.E22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pitch_shifter_ps1f_back</text:p>
          </table:table-cell>
          <table:table-cell table:formula="of:=([.B223]+[.C223]+[.E223])" office:value-type="float" office:value="322" calcext:value-type="float">
            <text:p>3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24])" office:value-type="string" office:string-value="02 42" calcext:value-type="string">
            <text:p>02 42</text:p>
          </table:table-cell>
          <table:table-cell table:formula="of:=IF([.D224]=1;[.C224];0)" office:value-type="float" office:value="1" calcext:value-type="float">
            <text:p>1</text:p>
          </table:table-cell>
          <table:table-cell table:formula="of:=IF([.D224]=0;[.C224];0)" office:value-type="float" office:value="0" calcext:value-type="float">
            <text:p>0</text:p>
          </table:table-cell>
          <table:table-cell table:formula="of:=[.E22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pitch_shifter_direct_mix</text:p>
          </table:table-cell>
          <table:table-cell table:formula="of:=([.B224]+[.C224]+[.E224])" office:value-type="float" office:value="323" calcext:value-type="float">
            <text:p>32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225])" office:value-type="string" office:string-value="02 43" calcext:value-type="string">
            <text:p>02 43</text:p>
          </table:table-cell>
          <table:table-cell table:formula="of:=IF([.D225]=1;[.C225];0)" office:value-type="float" office:value="1" calcext:value-type="float">
            <text:p>1</text:p>
          </table:table-cell>
          <table:table-cell table:formula="of:=IF([.D225]=0;[.C225];0)" office:value-type="float" office:value="0" calcext:value-type="float">
            <text:p>0</text:p>
          </table:table-cell>
          <table:table-cell table:formula="of:=[.E225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harmonist_voice</text:p>
          </table:table-cell>
          <table:table-cell table:formula="of:=([.B225]+[.C225]+[.E225])" office:value-type="float" office:value="325" calcext:value-type="float">
            <text:p>3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26])" office:value-type="string" office:string-value="02 45" calcext:value-type="string">
            <text:p>02 45</text:p>
          </table:table-cell>
          <table:table-cell table:formula="of:=IF([.D226]=1;[.C226];0)" office:value-type="float" office:value="1" calcext:value-type="float">
            <text:p>1</text:p>
          </table:table-cell>
          <table:table-cell table:formula="of:=IF([.D226]=0;[.C226];0)" office:value-type="float" office:value="0" calcext:value-type="float">
            <text:p>0</text:p>
          </table:table-cell>
          <table:table-cell table:formula="of:=[.E22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harmonist_hr1harm</text:p>
          </table:table-cell>
          <table:table-cell table:formula="of:=([.B226]+[.C226]+[.E226])" office:value-type="float" office:value="326" calcext:value-type="float">
            <text:p>3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27])" office:value-type="string" office:string-value="02 46" calcext:value-type="string">
            <text:p>02 46</text:p>
          </table:table-cell>
          <table:table-cell table:formula="of:=IF([.D227]=1;[.C227];0)" office:value-type="float" office:value="1" calcext:value-type="float">
            <text:p>1</text:p>
          </table:table-cell>
          <table:table-cell table:formula="of:=IF([.D227]=0;[.C227];0)" office:value-type="float" office:value="0" calcext:value-type="float">
            <text:p>0</text:p>
          </table:table-cell>
          <table:table-cell table:formula="of:=[.E22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harmonist_hr1pre_dly</text:p>
          </table:table-cell>
          <table:table-cell table:formula="of:=([.B227]+[.C227]+[.E227])" office:value-type="float" office:value="327" calcext:value-type="float">
            <text:p>3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28])" office:value-type="string" office:string-value="02 47" calcext:value-type="string">
            <text:p>02 47</text:p>
          </table:table-cell>
          <table:table-cell table:formula="of:=IF([.D228]=1;[.C228];0)" office:value-type="float" office:value="2" calcext:value-type="float">
            <text:p>2</text:p>
          </table:table-cell>
          <table:table-cell table:formula="of:=IF([.D228]=0;[.C228];0)" office:value-type="float" office:value="0" calcext:value-type="float">
            <text:p>0</text:p>
          </table:table-cell>
          <table:table-cell table:formula="of:=[.E22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harmonist_hr1level</text:p>
          </table:table-cell>
          <table:table-cell table:formula="of:=([.B228]+[.C228]+[.E228])" office:value-type="float" office:value="329" calcext:value-type="float">
            <text:p>3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29])" office:value-type="string" office:string-value="02 49" calcext:value-type="string">
            <text:p>02 49</text:p>
          </table:table-cell>
          <table:table-cell table:formula="of:=IF([.D229]=1;[.C229];0)" office:value-type="float" office:value="1" calcext:value-type="float">
            <text:p>1</text:p>
          </table:table-cell>
          <table:table-cell table:formula="of:=IF([.D229]=0;[.C229];0)" office:value-type="float" office:value="0" calcext:value-type="float">
            <text:p>0</text:p>
          </table:table-cell>
          <table:table-cell table:formula="of:=[.E22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harmonist_hr2harm</text:p>
          </table:table-cell>
          <table:table-cell table:formula="of:=([.B229]+[.C229]+[.E229])" office:value-type="float" office:value="330" calcext:value-type="float">
            <text:p>3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30])" office:value-type="string" office:string-value="02 4A" calcext:value-type="string">
            <text:p>02 4A</text:p>
          </table:table-cell>
          <table:table-cell table:formula="of:=IF([.D230]=1;[.C230];0)" office:value-type="float" office:value="1" calcext:value-type="float">
            <text:p>1</text:p>
          </table:table-cell>
          <table:table-cell table:formula="of:=IF([.D230]=0;[.C230];0)" office:value-type="float" office:value="0" calcext:value-type="float">
            <text:p>0</text:p>
          </table:table-cell>
          <table:table-cell table:formula="of:=[.E23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harmonist_hr2pre_dly</text:p>
          </table:table-cell>
          <table:table-cell table:formula="of:=([.B230]+[.C230]+[.E230])" office:value-type="float" office:value="331" calcext:value-type="float">
            <text:p>33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31])" office:value-type="string" office:string-value="02 4B" calcext:value-type="string">
            <text:p>02 4B</text:p>
          </table:table-cell>
          <table:table-cell table:formula="of:=IF([.D231]=1;[.C231];0)" office:value-type="float" office:value="2" calcext:value-type="float">
            <text:p>2</text:p>
          </table:table-cell>
          <table:table-cell table:formula="of:=IF([.D231]=0;[.C231];0)" office:value-type="float" office:value="0" calcext:value-type="float">
            <text:p>0</text:p>
          </table:table-cell>
          <table:table-cell table:formula="of:=[.E23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harmonist_hr2level</text:p>
          </table:table-cell>
          <table:table-cell table:formula="of:=([.B231]+[.C231]+[.E231])" office:value-type="float" office:value="333" calcext:value-type="float">
            <text:p>3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32])" office:value-type="string" office:string-value="02 4D" calcext:value-type="string">
            <text:p>02 4D</text:p>
          </table:table-cell>
          <table:table-cell table:formula="of:=IF([.D232]=1;[.C232];0)" office:value-type="float" office:value="1" calcext:value-type="float">
            <text:p>1</text:p>
          </table:table-cell>
          <table:table-cell table:formula="of:=IF([.D232]=0;[.C232];0)" office:value-type="float" office:value="0" calcext:value-type="float">
            <text:p>0</text:p>
          </table:table-cell>
          <table:table-cell table:formula="of:=[.E23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harmonist_hr1f_back</text:p>
          </table:table-cell>
          <table:table-cell table:formula="of:=([.B232]+[.C232]+[.E232])" office:value-type="float" office:value="334" calcext:value-type="float">
            <text:p>3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33])" office:value-type="string" office:string-value="02 4E" calcext:value-type="string">
            <text:p>02 4E</text:p>
          </table:table-cell>
          <table:table-cell table:formula="of:=IF([.D233]=1;[.C233];0)" office:value-type="float" office:value="1" calcext:value-type="float">
            <text:p>1</text:p>
          </table:table-cell>
          <table:table-cell table:formula="of:=IF([.D233]=0;[.C233];0)" office:value-type="float" office:value="0" calcext:value-type="float">
            <text:p>0</text:p>
          </table:table-cell>
          <table:table-cell table:formula="of:=[.E23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harmonist_direct_mix</text:p>
          </table:table-cell>
          <table:table-cell table:formula="of:=([.B233]+[.C233]+[.E233])" office:value-type="float" office:value="335" calcext:value-type="float">
            <text:p>3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34])" office:value-type="string" office:string-value="02 4F" calcext:value-type="string">
            <text:p>02 4F</text:p>
          </table:table-cell>
          <table:table-cell table:formula="of:=IF([.D234]=1;[.C234];0)" office:value-type="float" office:value="1" calcext:value-type="float">
            <text:p>1</text:p>
          </table:table-cell>
          <table:table-cell table:formula="of:=IF([.D234]=0;[.C234];0)" office:value-type="float" office:value="0" calcext:value-type="float">
            <text:p>0</text:p>
          </table:table-cell>
          <table:table-cell table:formula="of:=[.E23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harmonist_hr1c</text:p>
          </table:table-cell>
          <table:table-cell table:formula="of:=([.B234]+[.C234]+[.E234])" office:value-type="float" office:value="336" calcext:value-type="float">
            <text:p>3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35])" office:value-type="string" office:string-value="02 50" calcext:value-type="string">
            <text:p>02 50</text:p>
          </table:table-cell>
          <table:table-cell table:formula="of:=IF([.D235]=1;[.C235];0)" office:value-type="float" office:value="1" calcext:value-type="float">
            <text:p>1</text:p>
          </table:table-cell>
          <table:table-cell table:formula="of:=IF([.D235]=0;[.C235];0)" office:value-type="float" office:value="0" calcext:value-type="float">
            <text:p>0</text:p>
          </table:table-cell>
          <table:table-cell table:formula="of:=[.E23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harmonist_hr1db</text:p>
          </table:table-cell>
          <table:table-cell table:formula="of:=([.B235]+[.C235]+[.E235])" office:value-type="float" office:value="337" calcext:value-type="float">
            <text:p>3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36])" office:value-type="string" office:string-value="02 51" calcext:value-type="string">
            <text:p>02 51</text:p>
          </table:table-cell>
          <table:table-cell table:formula="of:=IF([.D236]=1;[.C236];0)" office:value-type="float" office:value="1" calcext:value-type="float">
            <text:p>1</text:p>
          </table:table-cell>
          <table:table-cell table:formula="of:=IF([.D236]=0;[.C236];0)" office:value-type="float" office:value="0" calcext:value-type="float">
            <text:p>0</text:p>
          </table:table-cell>
          <table:table-cell table:formula="of:=[.E23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harmonist_hr1d</text:p>
          </table:table-cell>
          <table:table-cell table:formula="of:=([.B236]+[.C236]+[.E236])" office:value-type="float" office:value="338" calcext:value-type="float">
            <text:p>3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37])" office:value-type="string" office:string-value="02 52" calcext:value-type="string">
            <text:p>02 52</text:p>
          </table:table-cell>
          <table:table-cell table:formula="of:=IF([.D237]=1;[.C237];0)" office:value-type="float" office:value="1" calcext:value-type="float">
            <text:p>1</text:p>
          </table:table-cell>
          <table:table-cell table:formula="of:=IF([.D237]=0;[.C237];0)" office:value-type="float" office:value="0" calcext:value-type="float">
            <text:p>0</text:p>
          </table:table-cell>
          <table:table-cell table:formula="of:=[.E23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harmonist_hr1eb</text:p>
          </table:table-cell>
          <table:table-cell table:formula="of:=([.B237]+[.C237]+[.E237])" office:value-type="float" office:value="339" calcext:value-type="float">
            <text:p>3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38])" office:value-type="string" office:string-value="02 53" calcext:value-type="string">
            <text:p>02 53</text:p>
          </table:table-cell>
          <table:table-cell table:formula="of:=IF([.D238]=1;[.C238];0)" office:value-type="float" office:value="1" calcext:value-type="float">
            <text:p>1</text:p>
          </table:table-cell>
          <table:table-cell table:formula="of:=IF([.D238]=0;[.C238];0)" office:value-type="float" office:value="0" calcext:value-type="float">
            <text:p>0</text:p>
          </table:table-cell>
          <table:table-cell table:formula="of:=[.E23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harmonist_hr1e</text:p>
          </table:table-cell>
          <table:table-cell table:formula="of:=([.B238]+[.C238]+[.E238])" office:value-type="float" office:value="340" calcext:value-type="float">
            <text:p>3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39])" office:value-type="string" office:string-value="02 54" calcext:value-type="string">
            <text:p>02 54</text:p>
          </table:table-cell>
          <table:table-cell table:formula="of:=IF([.D239]=1;[.C239];0)" office:value-type="float" office:value="1" calcext:value-type="float">
            <text:p>1</text:p>
          </table:table-cell>
          <table:table-cell table:formula="of:=IF([.D239]=0;[.C239];0)" office:value-type="float" office:value="0" calcext:value-type="float">
            <text:p>0</text:p>
          </table:table-cell>
          <table:table-cell table:formula="of:=[.E23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harmonist_hr1f</text:p>
          </table:table-cell>
          <table:table-cell table:formula="of:=([.B239]+[.C239]+[.E239])" office:value-type="float" office:value="341" calcext:value-type="float">
            <text:p>3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40])" office:value-type="string" office:string-value="02 55" calcext:value-type="string">
            <text:p>02 55</text:p>
          </table:table-cell>
          <table:table-cell table:formula="of:=IF([.D240]=1;[.C240];0)" office:value-type="float" office:value="1" calcext:value-type="float">
            <text:p>1</text:p>
          </table:table-cell>
          <table:table-cell table:formula="of:=IF([.D240]=0;[.C240];0)" office:value-type="float" office:value="0" calcext:value-type="float">
            <text:p>0</text:p>
          </table:table-cell>
          <table:table-cell table:formula="of:=[.E24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harmonist_hr1f_s</text:p>
          </table:table-cell>
          <table:table-cell table:formula="of:=([.B240]+[.C240]+[.E240])" office:value-type="float" office:value="342" calcext:value-type="float">
            <text:p>3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41])" office:value-type="string" office:string-value="02 56" calcext:value-type="string">
            <text:p>02 56</text:p>
          </table:table-cell>
          <table:table-cell table:formula="of:=IF([.D241]=1;[.C241];0)" office:value-type="float" office:value="1" calcext:value-type="float">
            <text:p>1</text:p>
          </table:table-cell>
          <table:table-cell table:formula="of:=IF([.D241]=0;[.C241];0)" office:value-type="float" office:value="0" calcext:value-type="float">
            <text:p>0</text:p>
          </table:table-cell>
          <table:table-cell table:formula="of:=[.E24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harmonist_hr1g</text:p>
          </table:table-cell>
          <table:table-cell table:formula="of:=([.B241]+[.C241]+[.E241])" office:value-type="float" office:value="343" calcext:value-type="float">
            <text:p>3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42])" office:value-type="string" office:string-value="02 57" calcext:value-type="string">
            <text:p>02 57</text:p>
          </table:table-cell>
          <table:table-cell table:formula="of:=IF([.D242]=1;[.C242];0)" office:value-type="float" office:value="1" calcext:value-type="float">
            <text:p>1</text:p>
          </table:table-cell>
          <table:table-cell table:formula="of:=IF([.D242]=0;[.C242];0)" office:value-type="float" office:value="0" calcext:value-type="float">
            <text:p>0</text:p>
          </table:table-cell>
          <table:table-cell table:formula="of:=[.E24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harmonist_hr1ab</text:p>
          </table:table-cell>
          <table:table-cell table:formula="of:=([.B242]+[.C242]+[.E242])" office:value-type="float" office:value="344" calcext:value-type="float">
            <text:p>3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43])" office:value-type="string" office:string-value="02 58" calcext:value-type="string">
            <text:p>02 58</text:p>
          </table:table-cell>
          <table:table-cell table:formula="of:=IF([.D243]=1;[.C243];0)" office:value-type="float" office:value="1" calcext:value-type="float">
            <text:p>1</text:p>
          </table:table-cell>
          <table:table-cell table:formula="of:=IF([.D243]=0;[.C243];0)" office:value-type="float" office:value="0" calcext:value-type="float">
            <text:p>0</text:p>
          </table:table-cell>
          <table:table-cell table:formula="of:=[.E24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harmonist_hr1a</text:p>
          </table:table-cell>
          <table:table-cell table:formula="of:=([.B243]+[.C243]+[.E243])" office:value-type="float" office:value="345" calcext:value-type="float">
            <text:p>3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44])" office:value-type="string" office:string-value="02 59" calcext:value-type="string">
            <text:p>02 59</text:p>
          </table:table-cell>
          <table:table-cell table:formula="of:=IF([.D244]=1;[.C244];0)" office:value-type="float" office:value="1" calcext:value-type="float">
            <text:p>1</text:p>
          </table:table-cell>
          <table:table-cell table:formula="of:=IF([.D244]=0;[.C244];0)" office:value-type="float" office:value="0" calcext:value-type="float">
            <text:p>0</text:p>
          </table:table-cell>
          <table:table-cell table:formula="of:=[.E24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harmonist_hr1bb</text:p>
          </table:table-cell>
          <table:table-cell table:formula="of:=([.B244]+[.C244]+[.E244])" office:value-type="float" office:value="346" calcext:value-type="float">
            <text:p>3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45])" office:value-type="string" office:string-value="02 5A" calcext:value-type="string">
            <text:p>02 5A</text:p>
          </table:table-cell>
          <table:table-cell table:formula="of:=IF([.D245]=1;[.C245];0)" office:value-type="float" office:value="1" calcext:value-type="float">
            <text:p>1</text:p>
          </table:table-cell>
          <table:table-cell table:formula="of:=IF([.D245]=0;[.C245];0)" office:value-type="float" office:value="0" calcext:value-type="float">
            <text:p>0</text:p>
          </table:table-cell>
          <table:table-cell table:formula="of:=[.E24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harmonist_hr1b</text:p>
          </table:table-cell>
          <table:table-cell table:formula="of:=([.B245]+[.C245]+[.E245])" office:value-type="float" office:value="347" calcext:value-type="float">
            <text:p>3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46])" office:value-type="string" office:string-value="02 5B" calcext:value-type="string">
            <text:p>02 5B</text:p>
          </table:table-cell>
          <table:table-cell table:formula="of:=IF([.D246]=1;[.C246];0)" office:value-type="float" office:value="1" calcext:value-type="float">
            <text:p>1</text:p>
          </table:table-cell>
          <table:table-cell table:formula="of:=IF([.D246]=0;[.C246];0)" office:value-type="float" office:value="0" calcext:value-type="float">
            <text:p>0</text:p>
          </table:table-cell>
          <table:table-cell table:formula="of:=[.E24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harmonist_hr2c</text:p>
          </table:table-cell>
          <table:table-cell table:formula="of:=([.B246]+[.C246]+[.E246])" office:value-type="float" office:value="348" calcext:value-type="float">
            <text:p>3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47])" office:value-type="string" office:string-value="02 5C" calcext:value-type="string">
            <text:p>02 5C</text:p>
          </table:table-cell>
          <table:table-cell table:formula="of:=IF([.D247]=1;[.C247];0)" office:value-type="float" office:value="1" calcext:value-type="float">
            <text:p>1</text:p>
          </table:table-cell>
          <table:table-cell table:formula="of:=IF([.D247]=0;[.C247];0)" office:value-type="float" office:value="0" calcext:value-type="float">
            <text:p>0</text:p>
          </table:table-cell>
          <table:table-cell table:formula="of:=[.E24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harmonist_hr2db</text:p>
          </table:table-cell>
          <table:table-cell table:formula="of:=([.B247]+[.C247]+[.E247])" office:value-type="float" office:value="349" calcext:value-type="float">
            <text:p>3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48])" office:value-type="string" office:string-value="02 5D" calcext:value-type="string">
            <text:p>02 5D</text:p>
          </table:table-cell>
          <table:table-cell table:formula="of:=IF([.D248]=1;[.C248];0)" office:value-type="float" office:value="1" calcext:value-type="float">
            <text:p>1</text:p>
          </table:table-cell>
          <table:table-cell table:formula="of:=IF([.D248]=0;[.C248];0)" office:value-type="float" office:value="0" calcext:value-type="float">
            <text:p>0</text:p>
          </table:table-cell>
          <table:table-cell table:formula="of:=[.E24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harmonist_hr2d</text:p>
          </table:table-cell>
          <table:table-cell table:formula="of:=([.B248]+[.C248]+[.E248])" office:value-type="float" office:value="350" calcext:value-type="float">
            <text:p>3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49])" office:value-type="string" office:string-value="02 5E" calcext:value-type="string">
            <text:p>02 5E</text:p>
          </table:table-cell>
          <table:table-cell table:formula="of:=IF([.D249]=1;[.C249];0)" office:value-type="float" office:value="1" calcext:value-type="float">
            <text:p>1</text:p>
          </table:table-cell>
          <table:table-cell table:formula="of:=IF([.D249]=0;[.C249];0)" office:value-type="float" office:value="0" calcext:value-type="float">
            <text:p>0</text:p>
          </table:table-cell>
          <table:table-cell table:formula="of:=[.E24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harmonist_hr2eb</text:p>
          </table:table-cell>
          <table:table-cell table:formula="of:=([.B249]+[.C249]+[.E249])" office:value-type="float" office:value="351" calcext:value-type="float">
            <text:p>3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50])" office:value-type="string" office:string-value="02 5F" calcext:value-type="string">
            <text:p>02 5F</text:p>
          </table:table-cell>
          <table:table-cell table:formula="of:=IF([.D250]=1;[.C250];0)" office:value-type="float" office:value="1" calcext:value-type="float">
            <text:p>1</text:p>
          </table:table-cell>
          <table:table-cell table:formula="of:=IF([.D250]=0;[.C250];0)" office:value-type="float" office:value="0" calcext:value-type="float">
            <text:p>0</text:p>
          </table:table-cell>
          <table:table-cell table:formula="of:=[.E25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harmonist_hr2e</text:p>
          </table:table-cell>
          <table:table-cell table:formula="of:=([.B250]+[.C250]+[.E250])" office:value-type="float" office:value="352" calcext:value-type="float">
            <text:p>3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51])" office:value-type="string" office:string-value="02 60" calcext:value-type="string">
            <text:p>02 60</text:p>
          </table:table-cell>
          <table:table-cell table:formula="of:=IF([.D251]=1;[.C251];0)" office:value-type="float" office:value="1" calcext:value-type="float">
            <text:p>1</text:p>
          </table:table-cell>
          <table:table-cell table:formula="of:=IF([.D251]=0;[.C251];0)" office:value-type="float" office:value="0" calcext:value-type="float">
            <text:p>0</text:p>
          </table:table-cell>
          <table:table-cell table:formula="of:=[.E25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harmonist_hr2f</text:p>
          </table:table-cell>
          <table:table-cell table:formula="of:=([.B251]+[.C251]+[.E251])" office:value-type="float" office:value="353" calcext:value-type="float">
            <text:p>3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52])" office:value-type="string" office:string-value="02 61" calcext:value-type="string">
            <text:p>02 61</text:p>
          </table:table-cell>
          <table:table-cell table:formula="of:=IF([.D252]=1;[.C252];0)" office:value-type="float" office:value="1" calcext:value-type="float">
            <text:p>1</text:p>
          </table:table-cell>
          <table:table-cell table:formula="of:=IF([.D252]=0;[.C252];0)" office:value-type="float" office:value="0" calcext:value-type="float">
            <text:p>0</text:p>
          </table:table-cell>
          <table:table-cell table:formula="of:=[.E25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harmonist_hr2f_s</text:p>
          </table:table-cell>
          <table:table-cell table:formula="of:=([.B252]+[.C252]+[.E252])" office:value-type="float" office:value="354" calcext:value-type="float">
            <text:p>3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53])" office:value-type="string" office:string-value="02 62" calcext:value-type="string">
            <text:p>02 62</text:p>
          </table:table-cell>
          <table:table-cell table:formula="of:=IF([.D253]=1;[.C253];0)" office:value-type="float" office:value="1" calcext:value-type="float">
            <text:p>1</text:p>
          </table:table-cell>
          <table:table-cell table:formula="of:=IF([.D253]=0;[.C253];0)" office:value-type="float" office:value="0" calcext:value-type="float">
            <text:p>0</text:p>
          </table:table-cell>
          <table:table-cell table:formula="of:=[.E25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harmonist_hr2g</text:p>
          </table:table-cell>
          <table:table-cell table:formula="of:=([.B253]+[.C253]+[.E253])" office:value-type="float" office:value="355" calcext:value-type="float">
            <text:p>3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54])" office:value-type="string" office:string-value="02 63" calcext:value-type="string">
            <text:p>02 63</text:p>
          </table:table-cell>
          <table:table-cell table:formula="of:=IF([.D254]=1;[.C254];0)" office:value-type="float" office:value="1" calcext:value-type="float">
            <text:p>1</text:p>
          </table:table-cell>
          <table:table-cell table:formula="of:=IF([.D254]=0;[.C254];0)" office:value-type="float" office:value="0" calcext:value-type="float">
            <text:p>0</text:p>
          </table:table-cell>
          <table:table-cell table:formula="of:=[.E25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harmonist_hr2ab</text:p>
          </table:table-cell>
          <table:table-cell table:formula="of:=([.B254]+[.C254]+[.E254])" office:value-type="float" office:value="356" calcext:value-type="float">
            <text:p>3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55])" office:value-type="string" office:string-value="02 64" calcext:value-type="string">
            <text:p>02 64</text:p>
          </table:table-cell>
          <table:table-cell table:formula="of:=IF([.D255]=1;[.C255];0)" office:value-type="float" office:value="1" calcext:value-type="float">
            <text:p>1</text:p>
          </table:table-cell>
          <table:table-cell table:formula="of:=IF([.D255]=0;[.C255];0)" office:value-type="float" office:value="0" calcext:value-type="float">
            <text:p>0</text:p>
          </table:table-cell>
          <table:table-cell table:formula="of:=[.E25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harmonist_hr2a</text:p>
          </table:table-cell>
          <table:table-cell table:formula="of:=([.B255]+[.C255]+[.E255])" office:value-type="float" office:value="357" calcext:value-type="float">
            <text:p>3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56])" office:value-type="string" office:string-value="02 65" calcext:value-type="string">
            <text:p>02 65</text:p>
          </table:table-cell>
          <table:table-cell table:formula="of:=IF([.D256]=1;[.C256];0)" office:value-type="float" office:value="1" calcext:value-type="float">
            <text:p>1</text:p>
          </table:table-cell>
          <table:table-cell table:formula="of:=IF([.D256]=0;[.C256];0)" office:value-type="float" office:value="0" calcext:value-type="float">
            <text:p>0</text:p>
          </table:table-cell>
          <table:table-cell table:formula="of:=[.E25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harmonist_hr2bb</text:p>
          </table:table-cell>
          <table:table-cell table:formula="of:=([.B256]+[.C256]+[.E256])" office:value-type="float" office:value="358" calcext:value-type="float">
            <text:p>3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57])" office:value-type="string" office:string-value="02 66" calcext:value-type="string">
            <text:p>02 66</text:p>
          </table:table-cell>
          <table:table-cell table:formula="of:=IF([.D257]=1;[.C257];0)" office:value-type="float" office:value="1" calcext:value-type="float">
            <text:p>1</text:p>
          </table:table-cell>
          <table:table-cell table:formula="of:=IF([.D257]=0;[.C257];0)" office:value-type="float" office:value="0" calcext:value-type="float">
            <text:p>0</text:p>
          </table:table-cell>
          <table:table-cell table:formula="of:=[.E25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harmonist_hr2b</text:p>
          </table:table-cell>
          <table:table-cell table:formula="of:=([.B257]+[.C257]+[.E257])" office:value-type="float" office:value="359" calcext:value-type="float">
            <text:p>359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258])" office:value-type="string" office:string-value="02 67" calcext:value-type="string">
            <text:p>02 67</text:p>
          </table:table-cell>
          <table:table-cell table:formula="of:=IF([.D258]=1;[.C258];0)" office:value-type="float" office:value="1" calcext:value-type="float">
            <text:p>1</text:p>
          </table:table-cell>
          <table:table-cell table:formula="of:=IF([.D258]=0;[.C258];0)" office:value-type="float" office:value="0" calcext:value-type="float">
            <text:p>0</text:p>
          </table:table-cell>
          <table:table-cell table:formula="of:=[.E258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sound_hold_hold</text:p>
          </table:table-cell>
          <table:table-cell table:formula="of:=([.B258]+[.C258]+[.E258])" office:value-type="float" office:value="361" calcext:value-type="float">
            <text:p>3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59])" office:value-type="string" office:string-value="02 69" calcext:value-type="string">
            <text:p>02 69</text:p>
          </table:table-cell>
          <table:table-cell table:formula="of:=IF([.D259]=1;[.C259];0)" office:value-type="float" office:value="1" calcext:value-type="float">
            <text:p>1</text:p>
          </table:table-cell>
          <table:table-cell table:formula="of:=IF([.D259]=0;[.C259];0)" office:value-type="float" office:value="0" calcext:value-type="float">
            <text:p>0</text:p>
          </table:table-cell>
          <table:table-cell table:formula="of:=[.E25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sound_hold_rise_time</text:p>
          </table:table-cell>
          <table:table-cell table:formula="of:=([.B259]+[.C259]+[.E259])" office:value-type="float" office:value="362" calcext:value-type="float">
            <text:p>3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60])" office:value-type="string" office:string-value="02 6A" calcext:value-type="string">
            <text:p>02 6A</text:p>
          </table:table-cell>
          <table:table-cell table:formula="of:=IF([.D260]=1;[.C260];0)" office:value-type="float" office:value="1" calcext:value-type="float">
            <text:p>1</text:p>
          </table:table-cell>
          <table:table-cell table:formula="of:=IF([.D260]=0;[.C260];0)" office:value-type="float" office:value="0" calcext:value-type="float">
            <text:p>0</text:p>
          </table:table-cell>
          <table:table-cell table:formula="of:=[.E26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sound_hold_effect_level</text:p>
          </table:table-cell>
          <table:table-cell table:formula="of:=([.B260]+[.C260]+[.E260])" office:value-type="float" office:value="363" calcext:value-type="float">
            <text:p>36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261])" office:value-type="string" office:string-value="02 6B" calcext:value-type="string">
            <text:p>02 6B</text:p>
          </table:table-cell>
          <table:table-cell table:formula="of:=IF([.D261]=1;[.C261];0)" office:value-type="float" office:value="1" calcext:value-type="float">
            <text:p>1</text:p>
          </table:table-cell>
          <table:table-cell table:formula="of:=IF([.D261]=0;[.C261];0)" office:value-type="float" office:value="0" calcext:value-type="float">
            <text:p>0</text:p>
          </table:table-cell>
          <table:table-cell table:formula="of:=[.E261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ac_processor_type</text:p>
          </table:table-cell>
          <table:table-cell table:formula="of:=([.B261]+[.C261]+[.E261])" office:value-type="float" office:value="365" calcext:value-type="float">
            <text:p>3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62])" office:value-type="string" office:string-value="02 6D" calcext:value-type="string">
            <text:p>02 6D</text:p>
          </table:table-cell>
          <table:table-cell table:formula="of:=IF([.D262]=1;[.C262];0)" office:value-type="float" office:value="1" calcext:value-type="float">
            <text:p>1</text:p>
          </table:table-cell>
          <table:table-cell table:formula="of:=IF([.D262]=0;[.C262];0)" office:value-type="float" office:value="0" calcext:value-type="float">
            <text:p>0</text:p>
          </table:table-cell>
          <table:table-cell table:formula="of:=[.E26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ac_processor_bass</text:p>
          </table:table-cell>
          <table:table-cell table:formula="of:=([.B262]+[.C262]+[.E262])" office:value-type="float" office:value="366" calcext:value-type="float">
            <text:p>3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63])" office:value-type="string" office:string-value="02 6E" calcext:value-type="string">
            <text:p>02 6E</text:p>
          </table:table-cell>
          <table:table-cell table:formula="of:=IF([.D263]=1;[.C263];0)" office:value-type="float" office:value="1" calcext:value-type="float">
            <text:p>1</text:p>
          </table:table-cell>
          <table:table-cell table:formula="of:=IF([.D263]=0;[.C263];0)" office:value-type="float" office:value="0" calcext:value-type="float">
            <text:p>0</text:p>
          </table:table-cell>
          <table:table-cell table:formula="of:=[.E26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ac_processor_middle</text:p>
          </table:table-cell>
          <table:table-cell table:formula="of:=([.B263]+[.C263]+[.E263])" office:value-type="float" office:value="367" calcext:value-type="float">
            <text:p>3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64])" office:value-type="string" office:string-value="02 6F" calcext:value-type="string">
            <text:p>02 6F</text:p>
          </table:table-cell>
          <table:table-cell table:formula="of:=IF([.D264]=1;[.C264];0)" office:value-type="float" office:value="1" calcext:value-type="float">
            <text:p>1</text:p>
          </table:table-cell>
          <table:table-cell table:formula="of:=IF([.D264]=0;[.C264];0)" office:value-type="float" office:value="0" calcext:value-type="float">
            <text:p>0</text:p>
          </table:table-cell>
          <table:table-cell table:formula="of:=[.E26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ac_processor_middle_freq</text:p>
          </table:table-cell>
          <table:table-cell table:formula="of:=([.B264]+[.C264]+[.E264])" office:value-type="float" office:value="368" calcext:value-type="float">
            <text:p>3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65])" office:value-type="string" office:string-value="02 70" calcext:value-type="string">
            <text:p>02 70</text:p>
          </table:table-cell>
          <table:table-cell table:formula="of:=IF([.D265]=1;[.C265];0)" office:value-type="float" office:value="1" calcext:value-type="float">
            <text:p>1</text:p>
          </table:table-cell>
          <table:table-cell table:formula="of:=IF([.D265]=0;[.C265];0)" office:value-type="float" office:value="0" calcext:value-type="float">
            <text:p>0</text:p>
          </table:table-cell>
          <table:table-cell table:formula="of:=[.E26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ac_processor_treble</text:p>
          </table:table-cell>
          <table:table-cell table:formula="of:=([.B265]+[.C265]+[.E265])" office:value-type="float" office:value="369" calcext:value-type="float">
            <text:p>3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66])" office:value-type="string" office:string-value="02 71" calcext:value-type="string">
            <text:p>02 71</text:p>
          </table:table-cell>
          <table:table-cell table:formula="of:=IF([.D266]=1;[.C266];0)" office:value-type="float" office:value="1" calcext:value-type="float">
            <text:p>1</text:p>
          </table:table-cell>
          <table:table-cell table:formula="of:=IF([.D266]=0;[.C266];0)" office:value-type="float" office:value="0" calcext:value-type="float">
            <text:p>0</text:p>
          </table:table-cell>
          <table:table-cell table:formula="of:=[.E26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ac_processor_presence</text:p>
          </table:table-cell>
          <table:table-cell table:formula="of:=([.B266]+[.C266]+[.E266])" office:value-type="float" office:value="370" calcext:value-type="float">
            <text:p>3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67])" office:value-type="string" office:string-value="02 72" calcext:value-type="string">
            <text:p>02 72</text:p>
          </table:table-cell>
          <table:table-cell table:formula="of:=IF([.D267]=1;[.C267];0)" office:value-type="float" office:value="1" calcext:value-type="float">
            <text:p>1</text:p>
          </table:table-cell>
          <table:table-cell table:formula="of:=IF([.D267]=0;[.C267];0)" office:value-type="float" office:value="0" calcext:value-type="float">
            <text:p>0</text:p>
          </table:table-cell>
          <table:table-cell table:formula="of:=[.E26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ac_processor_level</text:p>
          </table:table-cell>
          <table:table-cell table:formula="of:=([.B267]+[.C267]+[.E267])" office:value-type="float" office:value="371" calcext:value-type="float">
            <text:p>37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268])" office:value-type="string" office:string-value="02 73" calcext:value-type="string">
            <text:p>02 73</text:p>
          </table:table-cell>
          <table:table-cell table:formula="of:=IF([.D268]=1;[.C268];0)" office:value-type="float" office:value="1" calcext:value-type="float">
            <text:p>1</text:p>
          </table:table-cell>
          <table:table-cell table:formula="of:=IF([.D268]=0;[.C268];0)" office:value-type="float" office:value="0" calcext:value-type="float">
            <text:p>0</text:p>
          </table:table-cell>
          <table:table-cell table:formula="of:=[.E268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phaser_type</text:p>
          </table:table-cell>
          <table:table-cell table:formula="of:=([.B268]+[.C268]+[.E268])" office:value-type="float" office:value="373" calcext:value-type="float">
            <text:p>3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69])" office:value-type="string" office:string-value="02 75" calcext:value-type="string">
            <text:p>02 75</text:p>
          </table:table-cell>
          <table:table-cell table:formula="of:=IF([.D269]=1;[.C269];0)" office:value-type="float" office:value="1" calcext:value-type="float">
            <text:p>1</text:p>
          </table:table-cell>
          <table:table-cell table:formula="of:=IF([.D269]=0;[.C269];0)" office:value-type="float" office:value="0" calcext:value-type="float">
            <text:p>0</text:p>
          </table:table-cell>
          <table:table-cell table:formula="of:=[.E26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phaser_rate</text:p>
          </table:table-cell>
          <table:table-cell table:formula="of:=([.B269]+[.C269]+[.E269])" office:value-type="float" office:value="374" calcext:value-type="float">
            <text:p>3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70])" office:value-type="string" office:string-value="02 76" calcext:value-type="string">
            <text:p>02 76</text:p>
          </table:table-cell>
          <table:table-cell table:formula="of:=IF([.D270]=1;[.C270];0)" office:value-type="float" office:value="1" calcext:value-type="float">
            <text:p>1</text:p>
          </table:table-cell>
          <table:table-cell table:formula="of:=IF([.D270]=0;[.C270];0)" office:value-type="float" office:value="0" calcext:value-type="float">
            <text:p>0</text:p>
          </table:table-cell>
          <table:table-cell table:formula="of:=[.E27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phaser_depth</text:p>
          </table:table-cell>
          <table:table-cell table:formula="of:=([.B270]+[.C270]+[.E270])" office:value-type="float" office:value="375" calcext:value-type="float">
            <text:p>3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71])" office:value-type="string" office:string-value="02 77" calcext:value-type="string">
            <text:p>02 77</text:p>
          </table:table-cell>
          <table:table-cell table:formula="of:=IF([.D271]=1;[.C271];0)" office:value-type="float" office:value="1" calcext:value-type="float">
            <text:p>1</text:p>
          </table:table-cell>
          <table:table-cell table:formula="of:=IF([.D271]=0;[.C271];0)" office:value-type="float" office:value="0" calcext:value-type="float">
            <text:p>0</text:p>
          </table:table-cell>
          <table:table-cell table:formula="of:=[.E27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phaser_manual</text:p>
          </table:table-cell>
          <table:table-cell table:formula="of:=([.B271]+[.C271]+[.E271])" office:value-type="float" office:value="376" calcext:value-type="float">
            <text:p>3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72])" office:value-type="string" office:string-value="02 78" calcext:value-type="string">
            <text:p>02 78</text:p>
          </table:table-cell>
          <table:table-cell table:formula="of:=IF([.D272]=1;[.C272];0)" office:value-type="float" office:value="1" calcext:value-type="float">
            <text:p>1</text:p>
          </table:table-cell>
          <table:table-cell table:formula="of:=IF([.D272]=0;[.C272];0)" office:value-type="float" office:value="0" calcext:value-type="float">
            <text:p>0</text:p>
          </table:table-cell>
          <table:table-cell table:formula="of:=[.E27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phaser_reso</text:p>
          </table:table-cell>
          <table:table-cell table:formula="of:=([.B272]+[.C272]+[.E272])" office:value-type="float" office:value="377" calcext:value-type="float">
            <text:p>3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73])" office:value-type="string" office:string-value="02 79" calcext:value-type="string">
            <text:p>02 79</text:p>
          </table:table-cell>
          <table:table-cell table:formula="of:=IF([.D273]=1;[.C273];0)" office:value-type="float" office:value="1" calcext:value-type="float">
            <text:p>1</text:p>
          </table:table-cell>
          <table:table-cell table:formula="of:=IF([.D273]=0;[.C273];0)" office:value-type="float" office:value="0" calcext:value-type="float">
            <text:p>0</text:p>
          </table:table-cell>
          <table:table-cell table:formula="of:=[.E27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phaser_step_rate</text:p>
          </table:table-cell>
          <table:table-cell table:formula="of:=([.B273]+[.C273]+[.E273])" office:value-type="float" office:value="378" calcext:value-type="float">
            <text:p>3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74])" office:value-type="string" office:string-value="02 7A" calcext:value-type="string">
            <text:p>02 7A</text:p>
          </table:table-cell>
          <table:table-cell table:formula="of:=IF([.D274]=1;[.C274];0)" office:value-type="float" office:value="1" calcext:value-type="float">
            <text:p>1</text:p>
          </table:table-cell>
          <table:table-cell table:formula="of:=IF([.D274]=0;[.C274];0)" office:value-type="float" office:value="0" calcext:value-type="float">
            <text:p>0</text:p>
          </table:table-cell>
          <table:table-cell table:formula="of:=[.E27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phaser_effect_level</text:p>
          </table:table-cell>
          <table:table-cell table:formula="of:=([.B274]+[.C274]+[.E274])" office:value-type="float" office:value="379" calcext:value-type="float">
            <text:p>3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75])" office:value-type="string" office:string-value="02 7B" calcext:value-type="string">
            <text:p>02 7B</text:p>
          </table:table-cell>
          <table:table-cell table:formula="of:=IF([.D275]=1;[.C275];0)" office:value-type="float" office:value="1" calcext:value-type="float">
            <text:p>1</text:p>
          </table:table-cell>
          <table:table-cell table:formula="of:=IF([.D275]=0;[.C275];0)" office:value-type="float" office:value="0" calcext:value-type="float">
            <text:p>0</text:p>
          </table:table-cell>
          <table:table-cell table:formula="of:=[.E27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phaser_direct_mix</text:p>
          </table:table-cell>
          <table:table-cell table:formula="of:=([.B275]+[.C275]+[.E275])" office:value-type="float" office:value="380" calcext:value-type="float">
            <text:p>38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276])" office:value-type="string" office:string-value="02 7C" calcext:value-type="string">
            <text:p>02 7C</text:p>
          </table:table-cell>
          <table:table-cell table:formula="of:=IF([.D276]=1;[.C276];0)" office:value-type="float" office:value="1" calcext:value-type="float">
            <text:p>1</text:p>
          </table:table-cell>
          <table:table-cell table:formula="of:=IF([.D276]=0;[.C276];0)" office:value-type="float" office:value="0" calcext:value-type="float">
            <text:p>0</text:p>
          </table:table-cell>
          <table:table-cell table:formula="of:=[.E276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flanger_rate</text:p>
          </table:table-cell>
          <table:table-cell table:formula="of:=([.B276]+[.C276]+[.E276])" office:value-type="float" office:value="382" calcext:value-type="float">
            <text:p>3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77])" office:value-type="string" office:string-value="02 7E" calcext:value-type="string">
            <text:p>02 7E</text:p>
          </table:table-cell>
          <table:table-cell table:formula="of:=IF([.D277]=1;[.C277];0)" office:value-type="float" office:value="1" calcext:value-type="float">
            <text:p>1</text:p>
          </table:table-cell>
          <table:table-cell table:formula="of:=IF([.D277]=0;[.C277];0)" office:value-type="float" office:value="0" calcext:value-type="float">
            <text:p>0</text:p>
          </table:table-cell>
          <table:table-cell table:formula="of:=[.E27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flanger_depth</text:p>
          </table:table-cell>
          <table:table-cell table:formula="of:=([.B277]+[.C277]+[.E277])" office:value-type="float" office:value="383" calcext:value-type="float">
            <text:p>3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78])" office:value-type="string" office:string-value="02 7F" calcext:value-type="string">
            <text:p>02 7F</text:p>
          </table:table-cell>
          <table:table-cell table:formula="of:=IF([.D278]=1;[.C278];0)" office:value-type="float" office:value="1" calcext:value-type="float">
            <text:p>1</text:p>
          </table:table-cell>
          <table:table-cell table:formula="of:=IF([.D278]=0;[.C278];0)" office:value-type="float" office:value="0" calcext:value-type="float">
            <text:p>0</text:p>
          </table:table-cell>
          <table:table-cell table:formula="of:=[.E27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flanger_manual</text:p>
          </table:table-cell>
          <table:table-cell table:formula="of:=([.B278]+[.C278]+[.E278])" office:value-type="float" office:value="384" calcext:value-type="float">
            <text:p>3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79])" office:value-type="string" office:string-value="03 00" calcext:value-type="string">
            <text:p>03 00</text:p>
          </table:table-cell>
          <table:table-cell table:formula="of:=IF([.D279]=1;[.C279];0)" office:value-type="float" office:value="1" calcext:value-type="float">
            <text:p>1</text:p>
          </table:table-cell>
          <table:table-cell table:formula="of:=IF([.D279]=0;[.C279];0)" office:value-type="float" office:value="0" calcext:value-type="float">
            <text:p>0</text:p>
          </table:table-cell>
          <table:table-cell table:formula="of:=[.E27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flanger_reso</text:p>
          </table:table-cell>
          <table:table-cell table:formula="of:=([.B279]+[.C279]+[.E279])" office:value-type="float" office:value="385" calcext:value-type="float">
            <text:p>3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80])" office:value-type="string" office:string-value="03 01" calcext:value-type="string">
            <text:p>03 01</text:p>
          </table:table-cell>
          <table:table-cell table:formula="of:=IF([.D280]=1;[.C280];0)" office:value-type="float" office:value="1" calcext:value-type="float">
            <text:p>1</text:p>
          </table:table-cell>
          <table:table-cell table:formula="of:=IF([.D280]=0;[.C280];0)" office:value-type="float" office:value="0" calcext:value-type="float">
            <text:p>0</text:p>
          </table:table-cell>
          <table:table-cell table:formula="of:=[.E28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flanger_separation</text:p>
          </table:table-cell>
          <table:table-cell table:formula="of:=([.B280]+[.C280]+[.E280])" office:value-type="float" office:value="386" calcext:value-type="float">
            <text:p>3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81])" office:value-type="string" office:string-value="03 02" calcext:value-type="string">
            <text:p>03 02</text:p>
          </table:table-cell>
          <table:table-cell table:formula="of:=IF([.D281]=1;[.C281];0)" office:value-type="float" office:value="1" calcext:value-type="float">
            <text:p>1</text:p>
          </table:table-cell>
          <table:table-cell table:formula="of:=IF([.D281]=0;[.C281];0)" office:value-type="float" office:value="0" calcext:value-type="float">
            <text:p>0</text:p>
          </table:table-cell>
          <table:table-cell table:formula="of:=[.E28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flanger_low_cut</text:p>
          </table:table-cell>
          <table:table-cell table:formula="of:=([.B281]+[.C281]+[.E281])" office:value-type="float" office:value="387" calcext:value-type="float">
            <text:p>3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82])" office:value-type="string" office:string-value="03 03" calcext:value-type="string">
            <text:p>03 03</text:p>
          </table:table-cell>
          <table:table-cell table:formula="of:=IF([.D282]=1;[.C282];0)" office:value-type="float" office:value="1" calcext:value-type="float">
            <text:p>1</text:p>
          </table:table-cell>
          <table:table-cell table:formula="of:=IF([.D282]=0;[.C282];0)" office:value-type="float" office:value="0" calcext:value-type="float">
            <text:p>0</text:p>
          </table:table-cell>
          <table:table-cell table:formula="of:=[.E28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flanger_effect_level</text:p>
          </table:table-cell>
          <table:table-cell table:formula="of:=([.B282]+[.C282]+[.E282])" office:value-type="float" office:value="388" calcext:value-type="float">
            <text:p>3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83])" office:value-type="string" office:string-value="03 04" calcext:value-type="string">
            <text:p>03 04</text:p>
          </table:table-cell>
          <table:table-cell table:formula="of:=IF([.D283]=1;[.C283];0)" office:value-type="float" office:value="1" calcext:value-type="float">
            <text:p>1</text:p>
          </table:table-cell>
          <table:table-cell table:formula="of:=IF([.D283]=0;[.C283];0)" office:value-type="float" office:value="0" calcext:value-type="float">
            <text:p>0</text:p>
          </table:table-cell>
          <table:table-cell table:formula="of:=[.E28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flanger_direct_mix</text:p>
          </table:table-cell>
          <table:table-cell table:formula="of:=([.B283]+[.C283]+[.E283])" office:value-type="float" office:value="389" calcext:value-type="float">
            <text:p>389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284])" office:value-type="string" office:string-value="03 05" calcext:value-type="string">
            <text:p>03 05</text:p>
          </table:table-cell>
          <table:table-cell table:formula="of:=IF([.D284]=1;[.C284];0)" office:value-type="float" office:value="1" calcext:value-type="float">
            <text:p>1</text:p>
          </table:table-cell>
          <table:table-cell table:formula="of:=IF([.D284]=0;[.C284];0)" office:value-type="float" office:value="0" calcext:value-type="float">
            <text:p>0</text:p>
          </table:table-cell>
          <table:table-cell table:formula="of:=[.E284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tremolo_wave_shape</text:p>
          </table:table-cell>
          <table:table-cell table:formula="of:=([.B284]+[.C284]+[.E284])" office:value-type="float" office:value="391" calcext:value-type="float">
            <text:p>3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85])" office:value-type="string" office:string-value="03 07" calcext:value-type="string">
            <text:p>03 07</text:p>
          </table:table-cell>
          <table:table-cell table:formula="of:=IF([.D285]=1;[.C285];0)" office:value-type="float" office:value="1" calcext:value-type="float">
            <text:p>1</text:p>
          </table:table-cell>
          <table:table-cell table:formula="of:=IF([.D285]=0;[.C285];0)" office:value-type="float" office:value="0" calcext:value-type="float">
            <text:p>0</text:p>
          </table:table-cell>
          <table:table-cell table:formula="of:=[.E28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tremolo_rate</text:p>
          </table:table-cell>
          <table:table-cell table:formula="of:=([.B285]+[.C285]+[.E285])" office:value-type="float" office:value="392" calcext:value-type="float">
            <text:p>3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86])" office:value-type="string" office:string-value="03 08" calcext:value-type="string">
            <text:p>03 08</text:p>
          </table:table-cell>
          <table:table-cell table:formula="of:=IF([.D286]=1;[.C286];0)" office:value-type="float" office:value="1" calcext:value-type="float">
            <text:p>1</text:p>
          </table:table-cell>
          <table:table-cell table:formula="of:=IF([.D286]=0;[.C286];0)" office:value-type="float" office:value="0" calcext:value-type="float">
            <text:p>0</text:p>
          </table:table-cell>
          <table:table-cell table:formula="of:=[.E28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tremolo_depth</text:p>
          </table:table-cell>
          <table:table-cell table:formula="of:=([.B286]+[.C286]+[.E286])" office:value-type="float" office:value="393" calcext:value-type="float">
            <text:p>3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87])" office:value-type="string" office:string-value="03 09" calcext:value-type="string">
            <text:p>03 09</text:p>
          </table:table-cell>
          <table:table-cell table:formula="of:=IF([.D287]=1;[.C287];0)" office:value-type="float" office:value="1" calcext:value-type="float">
            <text:p>1</text:p>
          </table:table-cell>
          <table:table-cell table:formula="of:=IF([.D287]=0;[.C287];0)" office:value-type="float" office:value="0" calcext:value-type="float">
            <text:p>0</text:p>
          </table:table-cell>
          <table:table-cell table:formula="of:=[.E28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tremolo_level</text:p>
          </table:table-cell>
          <table:table-cell table:formula="of:=([.B287]+[.C287]+[.E287])" office:value-type="float" office:value="394" calcext:value-type="float">
            <text:p>39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288])" office:value-type="string" office:string-value="03 0A" calcext:value-type="string">
            <text:p>03 0A</text:p>
          </table:table-cell>
          <table:table-cell table:formula="of:=IF([.D288]=1;[.C288];0)" office:value-type="float" office:value="1" calcext:value-type="float">
            <text:p>1</text:p>
          </table:table-cell>
          <table:table-cell table:formula="of:=IF([.D288]=0;[.C288];0)" office:value-type="float" office:value="0" calcext:value-type="float">
            <text:p>0</text:p>
          </table:table-cell>
          <table:table-cell table:formula="of:=[.E288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rotary_speed_select</text:p>
          </table:table-cell>
          <table:table-cell table:formula="of:=([.B288]+[.C288]+[.E288])" office:value-type="float" office:value="396" calcext:value-type="float">
            <text:p>3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89])" office:value-type="string" office:string-value="03 0C" calcext:value-type="string">
            <text:p>03 0C</text:p>
          </table:table-cell>
          <table:table-cell table:formula="of:=IF([.D289]=1;[.C289];0)" office:value-type="float" office:value="1" calcext:value-type="float">
            <text:p>1</text:p>
          </table:table-cell>
          <table:table-cell table:formula="of:=IF([.D289]=0;[.C289];0)" office:value-type="float" office:value="0" calcext:value-type="float">
            <text:p>0</text:p>
          </table:table-cell>
          <table:table-cell table:formula="of:=[.E28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rotary_rate_slow</text:p>
          </table:table-cell>
          <table:table-cell table:formula="of:=([.B289]+[.C289]+[.E289])" office:value-type="float" office:value="397" calcext:value-type="float">
            <text:p>3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90])" office:value-type="string" office:string-value="03 0D" calcext:value-type="string">
            <text:p>03 0D</text:p>
          </table:table-cell>
          <table:table-cell table:formula="of:=IF([.D290]=1;[.C290];0)" office:value-type="float" office:value="1" calcext:value-type="float">
            <text:p>1</text:p>
          </table:table-cell>
          <table:table-cell table:formula="of:=IF([.D290]=0;[.C290];0)" office:value-type="float" office:value="0" calcext:value-type="float">
            <text:p>0</text:p>
          </table:table-cell>
          <table:table-cell table:formula="of:=[.E29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rotary_rate_fast</text:p>
          </table:table-cell>
          <table:table-cell table:formula="of:=([.B290]+[.C290]+[.E290])" office:value-type="float" office:value="398" calcext:value-type="float">
            <text:p>3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91])" office:value-type="string" office:string-value="03 0E" calcext:value-type="string">
            <text:p>03 0E</text:p>
          </table:table-cell>
          <table:table-cell table:formula="of:=IF([.D291]=1;[.C291];0)" office:value-type="float" office:value="1" calcext:value-type="float">
            <text:p>1</text:p>
          </table:table-cell>
          <table:table-cell table:formula="of:=IF([.D291]=0;[.C291];0)" office:value-type="float" office:value="0" calcext:value-type="float">
            <text:p>0</text:p>
          </table:table-cell>
          <table:table-cell table:formula="of:=[.E29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rotary_rise_time</text:p>
          </table:table-cell>
          <table:table-cell table:formula="of:=([.B291]+[.C291]+[.E291])" office:value-type="float" office:value="399" calcext:value-type="float">
            <text:p>3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92])" office:value-type="string" office:string-value="03 0F" calcext:value-type="string">
            <text:p>03 0F</text:p>
          </table:table-cell>
          <table:table-cell table:formula="of:=IF([.D292]=1;[.C292];0)" office:value-type="float" office:value="1" calcext:value-type="float">
            <text:p>1</text:p>
          </table:table-cell>
          <table:table-cell table:formula="of:=IF([.D292]=0;[.C292];0)" office:value-type="float" office:value="0" calcext:value-type="float">
            <text:p>0</text:p>
          </table:table-cell>
          <table:table-cell table:formula="of:=[.E29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rotary_fall_time</text:p>
          </table:table-cell>
          <table:table-cell table:formula="of:=([.B292]+[.C292]+[.E292])"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93])" office:value-type="string" office:string-value="03 10" calcext:value-type="string">
            <text:p>03 10</text:p>
          </table:table-cell>
          <table:table-cell table:formula="of:=IF([.D293]=1;[.C293];0)" office:value-type="float" office:value="1" calcext:value-type="float">
            <text:p>1</text:p>
          </table:table-cell>
          <table:table-cell table:formula="of:=IF([.D293]=0;[.C293];0)" office:value-type="float" office:value="0" calcext:value-type="float">
            <text:p>0</text:p>
          </table:table-cell>
          <table:table-cell table:formula="of:=[.E29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rotary_depth</text:p>
          </table:table-cell>
          <table:table-cell table:formula="of:=([.B293]+[.C293]+[.E293])" office:value-type="float" office:value="401" calcext:value-type="float">
            <text:p>4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94])" office:value-type="string" office:string-value="03 11" calcext:value-type="string">
            <text:p>03 11</text:p>
          </table:table-cell>
          <table:table-cell table:formula="of:=IF([.D294]=1;[.C294];0)" office:value-type="float" office:value="1" calcext:value-type="float">
            <text:p>1</text:p>
          </table:table-cell>
          <table:table-cell table:formula="of:=IF([.D294]=0;[.C294];0)" office:value-type="float" office:value="0" calcext:value-type="float">
            <text:p>0</text:p>
          </table:table-cell>
          <table:table-cell table:formula="of:=[.E29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rotary_level</text:p>
          </table:table-cell>
          <table:table-cell table:formula="of:=([.B294]+[.C294]+[.E294])" office:value-type="float" office:value="402" calcext:value-type="float">
            <text:p>40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295])" office:value-type="string" office:string-value="03 12" calcext:value-type="string">
            <text:p>03 12</text:p>
          </table:table-cell>
          <table:table-cell table:formula="of:=IF([.D295]=1;[.C295];0)" office:value-type="float" office:value="1" calcext:value-type="float">
            <text:p>1</text:p>
          </table:table-cell>
          <table:table-cell table:formula="of:=IF([.D295]=0;[.C295];0)" office:value-type="float" office:value="0" calcext:value-type="float">
            <text:p>0</text:p>
          </table:table-cell>
          <table:table-cell table:formula="of:=[.E295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uni_v_rate</text:p>
          </table:table-cell>
          <table:table-cell table:formula="of:=([.B295]+[.C295]+[.E295])" office:value-type="float" office:value="404" calcext:value-type="float">
            <text:p>4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96])" office:value-type="string" office:string-value="03 14" calcext:value-type="string">
            <text:p>03 14</text:p>
          </table:table-cell>
          <table:table-cell table:formula="of:=IF([.D296]=1;[.C296];0)" office:value-type="float" office:value="1" calcext:value-type="float">
            <text:p>1</text:p>
          </table:table-cell>
          <table:table-cell table:formula="of:=IF([.D296]=0;[.C296];0)" office:value-type="float" office:value="0" calcext:value-type="float">
            <text:p>0</text:p>
          </table:table-cell>
          <table:table-cell table:formula="of:=[.E29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uni_v_depth</text:p>
          </table:table-cell>
          <table:table-cell table:formula="of:=([.B296]+[.C296]+[.E296])" office:value-type="float" office:value="405" calcext:value-type="float">
            <text:p>4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97])" office:value-type="string" office:string-value="03 15" calcext:value-type="string">
            <text:p>03 15</text:p>
          </table:table-cell>
          <table:table-cell table:formula="of:=IF([.D297]=1;[.C297];0)" office:value-type="float" office:value="1" calcext:value-type="float">
            <text:p>1</text:p>
          </table:table-cell>
          <table:table-cell table:formula="of:=IF([.D297]=0;[.C297];0)" office:value-type="float" office:value="0" calcext:value-type="float">
            <text:p>0</text:p>
          </table:table-cell>
          <table:table-cell table:formula="of:=[.E29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uni_v_level</text:p>
          </table:table-cell>
          <table:table-cell table:formula="of:=([.B297]+[.C297]+[.E297])" office:value-type="float" office:value="406" calcext:value-type="float">
            <text:p>406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298])" office:value-type="string" office:string-value="03 16" calcext:value-type="string">
            <text:p>03 16</text:p>
          </table:table-cell>
          <table:table-cell table:formula="of:=IF([.D298]=1;[.C298];0)" office:value-type="float" office:value="1" calcext:value-type="float">
            <text:p>1</text:p>
          </table:table-cell>
          <table:table-cell table:formula="of:=IF([.D298]=0;[.C298];0)" office:value-type="float" office:value="0" calcext:value-type="float">
            <text:p>0</text:p>
          </table:table-cell>
          <table:table-cell table:formula="of:=[.E298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pan_type</text:p>
          </table:table-cell>
          <table:table-cell table:formula="of:=([.B298]+[.C298]+[.E298])" office:value-type="float" office:value="408" calcext:value-type="float">
            <text:p>4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99])" office:value-type="string" office:string-value="03 18" calcext:value-type="string">
            <text:p>03 18</text:p>
          </table:table-cell>
          <table:table-cell table:formula="of:=IF([.D299]=1;[.C299];0)" office:value-type="float" office:value="1" calcext:value-type="float">
            <text:p>1</text:p>
          </table:table-cell>
          <table:table-cell table:formula="of:=IF([.D299]=0;[.C299];0)" office:value-type="float" office:value="0" calcext:value-type="float">
            <text:p>0</text:p>
          </table:table-cell>
          <table:table-cell table:formula="of:=[.E29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pan_pos</text:p>
          </table:table-cell>
          <table:table-cell table:formula="of:=([.B299]+[.C299]+[.E299])" office:value-type="float" office:value="409" calcext:value-type="float">
            <text:p>4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00])" office:value-type="string" office:string-value="03 19" calcext:value-type="string">
            <text:p>03 19</text:p>
          </table:table-cell>
          <table:table-cell table:formula="of:=IF([.D300]=1;[.C300];0)" office:value-type="float" office:value="1" calcext:value-type="float">
            <text:p>1</text:p>
          </table:table-cell>
          <table:table-cell table:formula="of:=IF([.D300]=0;[.C300];0)" office:value-type="float" office:value="0" calcext:value-type="float">
            <text:p>0</text:p>
          </table:table-cell>
          <table:table-cell table:formula="of:=[.E30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pan_wave_shape</text:p>
          </table:table-cell>
          <table:table-cell table:formula="of:=([.B300]+[.C300]+[.E300])" office:value-type="float" office:value="410" calcext:value-type="float">
            <text:p>4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01])" office:value-type="string" office:string-value="03 1A" calcext:value-type="string">
            <text:p>03 1A</text:p>
          </table:table-cell>
          <table:table-cell table:formula="of:=IF([.D301]=1;[.C301];0)" office:value-type="float" office:value="1" calcext:value-type="float">
            <text:p>1</text:p>
          </table:table-cell>
          <table:table-cell table:formula="of:=IF([.D301]=0;[.C301];0)" office:value-type="float" office:value="0" calcext:value-type="float">
            <text:p>0</text:p>
          </table:table-cell>
          <table:table-cell table:formula="of:=[.E30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pan_rate</text:p>
          </table:table-cell>
          <table:table-cell table:formula="of:=([.B301]+[.C301]+[.E301])" office:value-type="float" office:value="411" calcext:value-type="float">
            <text:p>4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02])" office:value-type="string" office:string-value="03 1B" calcext:value-type="string">
            <text:p>03 1B</text:p>
          </table:table-cell>
          <table:table-cell table:formula="of:=IF([.D302]=1;[.C302];0)" office:value-type="float" office:value="1" calcext:value-type="float">
            <text:p>1</text:p>
          </table:table-cell>
          <table:table-cell table:formula="of:=IF([.D302]=0;[.C302];0)" office:value-type="float" office:value="0" calcext:value-type="float">
            <text:p>0</text:p>
          </table:table-cell>
          <table:table-cell table:formula="of:=[.E30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pan_depth</text:p>
          </table:table-cell>
          <table:table-cell table:formula="of:=([.B302]+[.C302]+[.E302])"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03])" office:value-type="string" office:string-value="03 1C" calcext:value-type="string">
            <text:p>03 1C</text:p>
          </table:table-cell>
          <table:table-cell table:formula="of:=IF([.D303]=1;[.C303];0)" office:value-type="float" office:value="1" calcext:value-type="float">
            <text:p>1</text:p>
          </table:table-cell>
          <table:table-cell table:formula="of:=IF([.D303]=0;[.C303];0)" office:value-type="float" office:value="0" calcext:value-type="float">
            <text:p>0</text:p>
          </table:table-cell>
          <table:table-cell table:formula="of:=[.E30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pan_level</text:p>
          </table:table-cell>
          <table:table-cell table:formula="of:=([.B303]+[.C303]+[.E303])" office:value-type="float" office:value="413" calcext:value-type="float">
            <text:p>41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304])" office:value-type="string" office:string-value="03 1D" calcext:value-type="string">
            <text:p>03 1D</text:p>
          </table:table-cell>
          <table:table-cell table:formula="of:=IF([.D304]=1;[.C304];0)" office:value-type="float" office:value="1" calcext:value-type="float">
            <text:p>1</text:p>
          </table:table-cell>
          <table:table-cell table:formula="of:=IF([.D304]=0;[.C304];0)" office:value-type="float" office:value="0" calcext:value-type="float">
            <text:p>0</text:p>
          </table:table-cell>
          <table:table-cell table:formula="of:=[.E304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slicer_pattern</text:p>
          </table:table-cell>
          <table:table-cell table:formula="of:=([.B304]+[.C304]+[.E304])" office:value-type="float" office:value="415" calcext:value-type="float">
            <text:p>4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05])" office:value-type="string" office:string-value="03 1F" calcext:value-type="string">
            <text:p>03 1F</text:p>
          </table:table-cell>
          <table:table-cell table:formula="of:=IF([.D305]=1;[.C305];0)" office:value-type="float" office:value="1" calcext:value-type="float">
            <text:p>1</text:p>
          </table:table-cell>
          <table:table-cell table:formula="of:=IF([.D305]=0;[.C305];0)" office:value-type="float" office:value="0" calcext:value-type="float">
            <text:p>0</text:p>
          </table:table-cell>
          <table:table-cell table:formula="of:=[.E30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slicer_rate</text:p>
          </table:table-cell>
          <table:table-cell table:formula="of:=([.B305]+[.C305]+[.E305])" office:value-type="float" office:value="416" calcext:value-type="float">
            <text:p>4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06])" office:value-type="string" office:string-value="03 20" calcext:value-type="string">
            <text:p>03 20</text:p>
          </table:table-cell>
          <table:table-cell table:formula="of:=IF([.D306]=1;[.C306];0)" office:value-type="float" office:value="1" calcext:value-type="float">
            <text:p>1</text:p>
          </table:table-cell>
          <table:table-cell table:formula="of:=IF([.D306]=0;[.C306];0)" office:value-type="float" office:value="0" calcext:value-type="float">
            <text:p>0</text:p>
          </table:table-cell>
          <table:table-cell table:formula="of:=[.E30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slicer_trigger_sens</text:p>
          </table:table-cell>
          <table:table-cell table:formula="of:=([.B306]+[.C306]+[.E306])" office:value-type="float" office:value="417" calcext:value-type="float">
            <text:p>4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07])" office:value-type="string" office:string-value="03 21" calcext:value-type="string">
            <text:p>03 21</text:p>
          </table:table-cell>
          <table:table-cell table:formula="of:=IF([.D307]=1;[.C307];0)" office:value-type="float" office:value="1" calcext:value-type="float">
            <text:p>1</text:p>
          </table:table-cell>
          <table:table-cell table:formula="of:=IF([.D307]=0;[.C307];0)" office:value-type="float" office:value="0" calcext:value-type="float">
            <text:p>0</text:p>
          </table:table-cell>
          <table:table-cell table:formula="of:=[.E30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slicer_effect_level</text:p>
          </table:table-cell>
          <table:table-cell table:formula="of:=([.B307]+[.C307]+[.E307])" office:value-type="float" office:value="418" calcext:value-type="float">
            <text:p>4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08])" office:value-type="string" office:string-value="03 22" calcext:value-type="string">
            <text:p>03 22</text:p>
          </table:table-cell>
          <table:table-cell table:formula="of:=IF([.D308]=1;[.C308];0)" office:value-type="float" office:value="1" calcext:value-type="float">
            <text:p>1</text:p>
          </table:table-cell>
          <table:table-cell table:formula="of:=IF([.D308]=0;[.C308];0)" office:value-type="float" office:value="0" calcext:value-type="float">
            <text:p>0</text:p>
          </table:table-cell>
          <table:table-cell table:formula="of:=[.E30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slicer_direct_mix</text:p>
          </table:table-cell>
          <table:table-cell table:formula="of:=([.B308]+[.C308]+[.E308])" office:value-type="float" office:value="419" calcext:value-type="float">
            <text:p>419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309])" office:value-type="string" office:string-value="03 23" calcext:value-type="string">
            <text:p>03 23</text:p>
          </table:table-cell>
          <table:table-cell table:formula="of:=IF([.D309]=1;[.C309];0)" office:value-type="float" office:value="1" calcext:value-type="float">
            <text:p>1</text:p>
          </table:table-cell>
          <table:table-cell table:formula="of:=IF([.D309]=0;[.C309];0)" office:value-type="float" office:value="0" calcext:value-type="float">
            <text:p>0</text:p>
          </table:table-cell>
          <table:table-cell table:formula="of:=[.E309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vibrato_rate</text:p>
          </table:table-cell>
          <table:table-cell table:formula="of:=([.B309]+[.C309]+[.E309])" office:value-type="float" office:value="421" calcext:value-type="float">
            <text:p>4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10])" office:value-type="string" office:string-value="03 25" calcext:value-type="string">
            <text:p>03 25</text:p>
          </table:table-cell>
          <table:table-cell table:formula="of:=IF([.D310]=1;[.C310];0)" office:value-type="float" office:value="1" calcext:value-type="float">
            <text:p>1</text:p>
          </table:table-cell>
          <table:table-cell table:formula="of:=IF([.D310]=0;[.C310];0)" office:value-type="float" office:value="0" calcext:value-type="float">
            <text:p>0</text:p>
          </table:table-cell>
          <table:table-cell table:formula="of:=[.E31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vibrato_depth</text:p>
          </table:table-cell>
          <table:table-cell table:formula="of:=([.B310]+[.C310]+[.E310])" office:value-type="float" office:value="422" calcext:value-type="float">
            <text:p>4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11])" office:value-type="string" office:string-value="03 26" calcext:value-type="string">
            <text:p>03 26</text:p>
          </table:table-cell>
          <table:table-cell table:formula="of:=IF([.D311]=1;[.C311];0)" office:value-type="float" office:value="1" calcext:value-type="float">
            <text:p>1</text:p>
          </table:table-cell>
          <table:table-cell table:formula="of:=IF([.D311]=0;[.C311];0)" office:value-type="float" office:value="0" calcext:value-type="float">
            <text:p>0</text:p>
          </table:table-cell>
          <table:table-cell table:formula="of:=[.E31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vibrato_trigger</text:p>
          </table:table-cell>
          <table:table-cell table:formula="of:=([.B311]+[.C311]+[.E311])" office:value-type="float" office:value="423" calcext:value-type="float">
            <text:p>4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12])" office:value-type="string" office:string-value="03 27" calcext:value-type="string">
            <text:p>03 27</text:p>
          </table:table-cell>
          <table:table-cell table:formula="of:=IF([.D312]=1;[.C312];0)" office:value-type="float" office:value="1" calcext:value-type="float">
            <text:p>1</text:p>
          </table:table-cell>
          <table:table-cell table:formula="of:=IF([.D312]=0;[.C312];0)" office:value-type="float" office:value="0" calcext:value-type="float">
            <text:p>0</text:p>
          </table:table-cell>
          <table:table-cell table:formula="of:=[.E31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vibrato_rise_time</text:p>
          </table:table-cell>
          <table:table-cell table:formula="of:=([.B312]+[.C312]+[.E312])" office:value-type="float" office:value="424" calcext:value-type="float">
            <text:p>4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13])" office:value-type="string" office:string-value="03 28" calcext:value-type="string">
            <text:p>03 28</text:p>
          </table:table-cell>
          <table:table-cell table:formula="of:=IF([.D313]=1;[.C313];0)" office:value-type="float" office:value="1" calcext:value-type="float">
            <text:p>1</text:p>
          </table:table-cell>
          <table:table-cell table:formula="of:=IF([.D313]=0;[.C313];0)" office:value-type="float" office:value="0" calcext:value-type="float">
            <text:p>0</text:p>
          </table:table-cell>
          <table:table-cell table:formula="of:=[.E31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vibrato_level</text:p>
          </table:table-cell>
          <table:table-cell table:formula="of:=([.B313]+[.C313]+[.E313])" office:value-type="float" office:value="425" calcext:value-type="float">
            <text:p>425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314])" office:value-type="string" office:string-value="03 29" calcext:value-type="string">
            <text:p>03 29</text:p>
          </table:table-cell>
          <table:table-cell table:formula="of:=IF([.D314]=1;[.C314];0)" office:value-type="float" office:value="1" calcext:value-type="float">
            <text:p>1</text:p>
          </table:table-cell>
          <table:table-cell table:formula="of:=IF([.D314]=0;[.C314];0)" office:value-type="float" office:value="0" calcext:value-type="float">
            <text:p>0</text:p>
          </table:table-cell>
          <table:table-cell table:formula="of:=[.E314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ring_mod_mode</text:p>
          </table:table-cell>
          <table:table-cell table:formula="of:=([.B314]+[.C314]+[.E314])" office:value-type="float" office:value="427" calcext:value-type="float">
            <text:p>4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15])" office:value-type="string" office:string-value="03 2B" calcext:value-type="string">
            <text:p>03 2B</text:p>
          </table:table-cell>
          <table:table-cell table:formula="of:=IF([.D315]=1;[.C315];0)" office:value-type="float" office:value="1" calcext:value-type="float">
            <text:p>1</text:p>
          </table:table-cell>
          <table:table-cell table:formula="of:=IF([.D315]=0;[.C315];0)" office:value-type="float" office:value="0" calcext:value-type="float">
            <text:p>0</text:p>
          </table:table-cell>
          <table:table-cell table:formula="of:=[.E31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ring_mod_freq</text:p>
          </table:table-cell>
          <table:table-cell table:formula="of:=([.B315]+[.C315]+[.E315])" office:value-type="float" office:value="428" calcext:value-type="float">
            <text:p>4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16])" office:value-type="string" office:string-value="03 2C" calcext:value-type="string">
            <text:p>03 2C</text:p>
          </table:table-cell>
          <table:table-cell table:formula="of:=IF([.D316]=1;[.C316];0)" office:value-type="float" office:value="1" calcext:value-type="float">
            <text:p>1</text:p>
          </table:table-cell>
          <table:table-cell table:formula="of:=IF([.D316]=0;[.C316];0)" office:value-type="float" office:value="0" calcext:value-type="float">
            <text:p>0</text:p>
          </table:table-cell>
          <table:table-cell table:formula="of:=[.E31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ring_mod_effect_level</text:p>
          </table:table-cell>
          <table:table-cell table:formula="of:=([.B316]+[.C316]+[.E316])" office:value-type="float" office:value="429" calcext:value-type="float">
            <text:p>4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17])" office:value-type="string" office:string-value="03 2D" calcext:value-type="string">
            <text:p>03 2D</text:p>
          </table:table-cell>
          <table:table-cell table:formula="of:=IF([.D317]=1;[.C317];0)" office:value-type="float" office:value="1" calcext:value-type="float">
            <text:p>1</text:p>
          </table:table-cell>
          <table:table-cell table:formula="of:=IF([.D317]=0;[.C317];0)" office:value-type="float" office:value="0" calcext:value-type="float">
            <text:p>0</text:p>
          </table:table-cell>
          <table:table-cell table:formula="of:=[.E31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ring_mod_direct_mix</text:p>
          </table:table-cell>
          <table:table-cell table:formula="of:=([.B317]+[.C317]+[.E317])" office:value-type="float" office:value="430" calcext:value-type="float">
            <text:p>43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318])" office:value-type="string" office:string-value="03 2E" calcext:value-type="string">
            <text:p>03 2E</text:p>
          </table:table-cell>
          <table:table-cell table:formula="of:=IF([.D318]=1;[.C318];0)" office:value-type="float" office:value="1" calcext:value-type="float">
            <text:p>1</text:p>
          </table:table-cell>
          <table:table-cell table:formula="of:=IF([.D318]=0;[.C318];0)" office:value-type="float" office:value="0" calcext:value-type="float">
            <text:p>0</text:p>
          </table:table-cell>
          <table:table-cell table:formula="of:=[.E318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humanizer_mode</text:p>
          </table:table-cell>
          <table:table-cell table:formula="of:=([.B318]+[.C318]+[.E318])" office:value-type="float" office:value="432" calcext:value-type="float">
            <text:p>4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19])" office:value-type="string" office:string-value="03 30" calcext:value-type="string">
            <text:p>03 30</text:p>
          </table:table-cell>
          <table:table-cell table:formula="of:=IF([.D319]=1;[.C319];0)" office:value-type="float" office:value="1" calcext:value-type="float">
            <text:p>1</text:p>
          </table:table-cell>
          <table:table-cell table:formula="of:=IF([.D319]=0;[.C319];0)" office:value-type="float" office:value="0" calcext:value-type="float">
            <text:p>0</text:p>
          </table:table-cell>
          <table:table-cell table:formula="of:=[.E31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humanizer_vowel1</text:p>
          </table:table-cell>
          <table:table-cell table:formula="of:=([.B319]+[.C319]+[.E319])" office:value-type="float" office:value="433" calcext:value-type="float">
            <text:p>4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20])" office:value-type="string" office:string-value="03 31" calcext:value-type="string">
            <text:p>03 31</text:p>
          </table:table-cell>
          <table:table-cell table:formula="of:=IF([.D320]=1;[.C320];0)" office:value-type="float" office:value="1" calcext:value-type="float">
            <text:p>1</text:p>
          </table:table-cell>
          <table:table-cell table:formula="of:=IF([.D320]=0;[.C320];0)" office:value-type="float" office:value="0" calcext:value-type="float">
            <text:p>0</text:p>
          </table:table-cell>
          <table:table-cell table:formula="of:=[.E32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humanizer_vowel2</text:p>
          </table:table-cell>
          <table:table-cell table:formula="of:=([.B320]+[.C320]+[.E320])" office:value-type="float" office:value="434" calcext:value-type="float">
            <text:p>4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21])" office:value-type="string" office:string-value="03 32" calcext:value-type="string">
            <text:p>03 32</text:p>
          </table:table-cell>
          <table:table-cell table:formula="of:=IF([.D321]=1;[.C321];0)" office:value-type="float" office:value="1" calcext:value-type="float">
            <text:p>1</text:p>
          </table:table-cell>
          <table:table-cell table:formula="of:=IF([.D321]=0;[.C321];0)" office:value-type="float" office:value="0" calcext:value-type="float">
            <text:p>0</text:p>
          </table:table-cell>
          <table:table-cell table:formula="of:=[.E32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humanizer_sens</text:p>
          </table:table-cell>
          <table:table-cell table:formula="of:=([.B321]+[.C321]+[.E321])" office:value-type="float" office:value="435" calcext:value-type="float">
            <text:p>4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22])" office:value-type="string" office:string-value="03 33" calcext:value-type="string">
            <text:p>03 33</text:p>
          </table:table-cell>
          <table:table-cell table:formula="of:=IF([.D322]=1;[.C322];0)" office:value-type="float" office:value="1" calcext:value-type="float">
            <text:p>1</text:p>
          </table:table-cell>
          <table:table-cell table:formula="of:=IF([.D322]=0;[.C322];0)" office:value-type="float" office:value="0" calcext:value-type="float">
            <text:p>0</text:p>
          </table:table-cell>
          <table:table-cell table:formula="of:=[.E32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humanizer_rate</text:p>
          </table:table-cell>
          <table:table-cell table:formula="of:=([.B322]+[.C322]+[.E322])" office:value-type="float" office:value="436" calcext:value-type="float">
            <text:p>4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23])" office:value-type="string" office:string-value="03 34" calcext:value-type="string">
            <text:p>03 34</text:p>
          </table:table-cell>
          <table:table-cell table:formula="of:=IF([.D323]=1;[.C323];0)" office:value-type="float" office:value="1" calcext:value-type="float">
            <text:p>1</text:p>
          </table:table-cell>
          <table:table-cell table:formula="of:=IF([.D323]=0;[.C323];0)" office:value-type="float" office:value="0" calcext:value-type="float">
            <text:p>0</text:p>
          </table:table-cell>
          <table:table-cell table:formula="of:=[.E32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humanizer_depth</text:p>
          </table:table-cell>
          <table:table-cell table:formula="of:=([.B323]+[.C323]+[.E323])" office:value-type="float" office:value="437" calcext:value-type="float">
            <text:p>4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24])" office:value-type="string" office:string-value="03 35" calcext:value-type="string">
            <text:p>03 35</text:p>
          </table:table-cell>
          <table:table-cell table:formula="of:=IF([.D324]=1;[.C324];0)" office:value-type="float" office:value="1" calcext:value-type="float">
            <text:p>1</text:p>
          </table:table-cell>
          <table:table-cell table:formula="of:=IF([.D324]=0;[.C324];0)" office:value-type="float" office:value="0" calcext:value-type="float">
            <text:p>0</text:p>
          </table:table-cell>
          <table:table-cell table:formula="of:=[.E32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humanizer_manual</text:p>
          </table:table-cell>
          <table:table-cell table:formula="of:=([.B324]+[.C324]+[.E324])" office:value-type="float" office:value="438" calcext:value-type="float">
            <text:p>4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25])" office:value-type="string" office:string-value="03 36" calcext:value-type="string">
            <text:p>03 36</text:p>
          </table:table-cell>
          <table:table-cell table:formula="of:=IF([.D325]=1;[.C325];0)" office:value-type="float" office:value="1" calcext:value-type="float">
            <text:p>1</text:p>
          </table:table-cell>
          <table:table-cell table:formula="of:=IF([.D325]=0;[.C325];0)" office:value-type="float" office:value="0" calcext:value-type="float">
            <text:p>0</text:p>
          </table:table-cell>
          <table:table-cell table:formula="of:=[.E32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humanizer_level</text:p>
          </table:table-cell>
          <table:table-cell table:formula="of:=([.B325]+[.C325]+[.E325])" office:value-type="float" office:value="439" calcext:value-type="float">
            <text:p>439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326])" office:value-type="string" office:string-value="03 37" calcext:value-type="string">
            <text:p>03 37</text:p>
          </table:table-cell>
          <table:table-cell table:formula="of:=IF([.D326]=1;[.C326];0)" office:value-type="float" office:value="1" calcext:value-type="float">
            <text:p>1</text:p>
          </table:table-cell>
          <table:table-cell table:formula="of:=IF([.D326]=0;[.C326];0)" office:value-type="float" office:value="0" calcext:value-type="float">
            <text:p>0</text:p>
          </table:table-cell>
          <table:table-cell table:formula="of:=[.E326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2x2_chorus_xover_freq</text:p>
          </table:table-cell>
          <table:table-cell table:formula="of:=([.B326]+[.C326]+[.E326])" office:value-type="float" office:value="441" calcext:value-type="float">
            <text:p>4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27])" office:value-type="string" office:string-value="03 39" calcext:value-type="string">
            <text:p>03 39</text:p>
          </table:table-cell>
          <table:table-cell table:formula="of:=IF([.D327]=1;[.C327];0)" office:value-type="float" office:value="1" calcext:value-type="float">
            <text:p>1</text:p>
          </table:table-cell>
          <table:table-cell table:formula="of:=IF([.D327]=0;[.C327];0)" office:value-type="float" office:value="0" calcext:value-type="float">
            <text:p>0</text:p>
          </table:table-cell>
          <table:table-cell table:formula="of:=[.E32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2x2_chorus_low_rate</text:p>
          </table:table-cell>
          <table:table-cell table:formula="of:=([.B327]+[.C327]+[.E327])" office:value-type="float" office:value="442" calcext:value-type="float">
            <text:p>4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28])" office:value-type="string" office:string-value="03 3A" calcext:value-type="string">
            <text:p>03 3A</text:p>
          </table:table-cell>
          <table:table-cell table:formula="of:=IF([.D328]=1;[.C328];0)" office:value-type="float" office:value="1" calcext:value-type="float">
            <text:p>1</text:p>
          </table:table-cell>
          <table:table-cell table:formula="of:=IF([.D328]=0;[.C328];0)" office:value-type="float" office:value="0" calcext:value-type="float">
            <text:p>0</text:p>
          </table:table-cell>
          <table:table-cell table:formula="of:=[.E32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2x2_chorus_low_depth</text:p>
          </table:table-cell>
          <table:table-cell table:formula="of:=([.B328]+[.C328]+[.E328])" office:value-type="float" office:value="443" calcext:value-type="float">
            <text:p>4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29])" office:value-type="string" office:string-value="03 3B" calcext:value-type="string">
            <text:p>03 3B</text:p>
          </table:table-cell>
          <table:table-cell table:formula="of:=IF([.D329]=1;[.C329];0)" office:value-type="float" office:value="1" calcext:value-type="float">
            <text:p>1</text:p>
          </table:table-cell>
          <table:table-cell table:formula="of:=IF([.D329]=0;[.C329];0)" office:value-type="float" office:value="0" calcext:value-type="float">
            <text:p>0</text:p>
          </table:table-cell>
          <table:table-cell table:formula="of:=[.E32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2x2_chorus_low_pre_delay</text:p>
          </table:table-cell>
          <table:table-cell table:formula="of:=([.B329]+[.C329]+[.E329])" office:value-type="float" office:value="444" calcext:value-type="float">
            <text:p>4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30])" office:value-type="string" office:string-value="03 3C" calcext:value-type="string">
            <text:p>03 3C</text:p>
          </table:table-cell>
          <table:table-cell table:formula="of:=IF([.D330]=1;[.C330];0)" office:value-type="float" office:value="1" calcext:value-type="float">
            <text:p>1</text:p>
          </table:table-cell>
          <table:table-cell table:formula="of:=IF([.D330]=0;[.C330];0)" office:value-type="float" office:value="0" calcext:value-type="float">
            <text:p>0</text:p>
          </table:table-cell>
          <table:table-cell table:formula="of:=[.E33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2x2_chorus_low_level</text:p>
          </table:table-cell>
          <table:table-cell table:formula="of:=([.B330]+[.C330]+[.E330])" office:value-type="float" office:value="445" calcext:value-type="float">
            <text:p>4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31])" office:value-type="string" office:string-value="03 3D" calcext:value-type="string">
            <text:p>03 3D</text:p>
          </table:table-cell>
          <table:table-cell table:formula="of:=IF([.D331]=1;[.C331];0)" office:value-type="float" office:value="1" calcext:value-type="float">
            <text:p>1</text:p>
          </table:table-cell>
          <table:table-cell table:formula="of:=IF([.D331]=0;[.C331];0)" office:value-type="float" office:value="0" calcext:value-type="float">
            <text:p>0</text:p>
          </table:table-cell>
          <table:table-cell table:formula="of:=[.E33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2x2_chorus_high_rate</text:p>
          </table:table-cell>
          <table:table-cell table:formula="of:=([.B331]+[.C331]+[.E331])" office:value-type="float" office:value="446" calcext:value-type="float">
            <text:p>4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32])" office:value-type="string" office:string-value="03 3E" calcext:value-type="string">
            <text:p>03 3E</text:p>
          </table:table-cell>
          <table:table-cell table:formula="of:=IF([.D332]=1;[.C332];0)" office:value-type="float" office:value="1" calcext:value-type="float">
            <text:p>1</text:p>
          </table:table-cell>
          <table:table-cell table:formula="of:=IF([.D332]=0;[.C332];0)" office:value-type="float" office:value="0" calcext:value-type="float">
            <text:p>0</text:p>
          </table:table-cell>
          <table:table-cell table:formula="of:=[.E33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2x2_chorus_high_depth</text:p>
          </table:table-cell>
          <table:table-cell table:formula="of:=([.B332]+[.C332]+[.E332])" office:value-type="float" office:value="447" calcext:value-type="float">
            <text:p>4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33])" office:value-type="string" office:string-value="03 3F" calcext:value-type="string">
            <text:p>03 3F</text:p>
          </table:table-cell>
          <table:table-cell table:formula="of:=IF([.D333]=1;[.C333];0)" office:value-type="float" office:value="1" calcext:value-type="float">
            <text:p>1</text:p>
          </table:table-cell>
          <table:table-cell table:formula="of:=IF([.D333]=0;[.C333];0)" office:value-type="float" office:value="0" calcext:value-type="float">
            <text:p>0</text:p>
          </table:table-cell>
          <table:table-cell table:formula="of:=[.E33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2x2_chorus_high_pre_delay</text:p>
          </table:table-cell>
          <table:table-cell table:formula="of:=([.B333]+[.C333]+[.E333])" office:value-type="float" office:value="448" calcext:value-type="float">
            <text:p>4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34])" office:value-type="string" office:string-value="03 40" calcext:value-type="string">
            <text:p>03 40</text:p>
          </table:table-cell>
          <table:table-cell table:formula="of:=IF([.D334]=1;[.C334];0)" office:value-type="float" office:value="1" calcext:value-type="float">
            <text:p>1</text:p>
          </table:table-cell>
          <table:table-cell table:formula="of:=IF([.D334]=0;[.C334];0)" office:value-type="float" office:value="0" calcext:value-type="float">
            <text:p>0</text:p>
          </table:table-cell>
          <table:table-cell table:formula="of:=[.E33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2x2_chorus_high_level</text:p>
          </table:table-cell>
          <table:table-cell table:formula="of:=([.B334]+[.C334]+[.E334])" office:value-type="float" office:value="449" calcext:value-type="float">
            <text:p>4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35])" office:value-type="string" office:string-value="03 41" calcext:value-type="string">
            <text:p>03 41</text:p>
          </table:table-cell>
          <table:table-cell table:formula="of:=IF([.D335]=1;[.C335];0)" office:value-type="float" office:value="1" calcext:value-type="float">
            <text:p>1</text:p>
          </table:table-cell>
          <table:table-cell table:formula="of:=IF([.D335]=0;[.C335];0)" office:value-type="float" office:value="0" calcext:value-type="float">
            <text:p>0</text:p>
          </table:table-cell>
          <table:table-cell table:formula="of:=[.E33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2x2_chorus_direct_level</text:p>
          </table:table-cell>
          <table:table-cell table:formula="of:=([.B335]+[.C335]+[.E335])" office:value-type="float" office:value="450" calcext:value-type="float">
            <text:p>4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36])" office:value-type="string" office:string-value="03 42" calcext:value-type="string">
            <text:p>03 42</text:p>
          </table:table-cell>
          <table:table-cell table:formula="of:=IF([.D336]=1;[.C336];0)" office:value-type="float" office:value="1" calcext:value-type="float">
            <text:p>1</text:p>
          </table:table-cell>
          <table:table-cell table:formula="of:=IF([.D336]=0;[.C336];0)" office:value-type="float" office:value="0" calcext:value-type="float">
            <text:p>0</text:p>
          </table:table-cell>
          <table:table-cell table:formula="of:=[.E33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sub_delay_type</text:p>
          </table:table-cell>
          <table:table-cell table:formula="of:=([.B336]+[.C336]+[.E336])" office:value-type="float" office:value="451" calcext:value-type="float">
            <text:p>4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37])" office:value-type="string" office:string-value="03 43" calcext:value-type="string">
            <text:p>03 43</text:p>
          </table:table-cell>
          <table:table-cell table:formula="of:=IF([.D337]=1;[.C337];0)" office:value-type="float" office:value="1" calcext:value-type="float">
            <text:p>1</text:p>
          </table:table-cell>
          <table:table-cell table:formula="of:=IF([.D337]=0;[.C337];0)" office:value-type="float" office:value="0" calcext:value-type="float">
            <text:p>0</text:p>
          </table:table-cell>
          <table:table-cell table:formula="of:=[.E33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sub_delay_time</text:p>
          </table:table-cell>
          <table:table-cell table:formula="of:=([.B337]+[.C337]+[.E337])" office:value-type="float" office:value="452" calcext:value-type="float">
            <text:p>45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38])" office:value-type="string" office:string-value="03 44" calcext:value-type="string">
            <text:p>03 44</text:p>
          </table:table-cell>
          <table:table-cell table:formula="of:=IF([.D338]=1;[.C338];0)" office:value-type="float" office:value="2" calcext:value-type="float">
            <text:p>2</text:p>
          </table:table-cell>
          <table:table-cell table:formula="of:=IF([.D338]=0;[.C338];0)" office:value-type="float" office:value="0" calcext:value-type="float">
            <text:p>0</text:p>
          </table:table-cell>
          <table:table-cell table:formula="of:=[.E33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sub_delay_f_back</text:p>
          </table:table-cell>
          <table:table-cell table:formula="of:=([.B338]+[.C338]+[.E338])" office:value-type="float" office:value="454" calcext:value-type="float">
            <text:p>4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39])" office:value-type="string" office:string-value="03 46" calcext:value-type="string">
            <text:p>03 46</text:p>
          </table:table-cell>
          <table:table-cell table:formula="of:=IF([.D339]=1;[.C339];0)" office:value-type="float" office:value="1" calcext:value-type="float">
            <text:p>1</text:p>
          </table:table-cell>
          <table:table-cell table:formula="of:=IF([.D339]=0;[.C339];0)" office:value-type="float" office:value="0" calcext:value-type="float">
            <text:p>0</text:p>
          </table:table-cell>
          <table:table-cell table:formula="of:=[.E33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sub_delay_high_cut</text:p>
          </table:table-cell>
          <table:table-cell table:formula="of:=([.B339]+[.C339]+[.E339])" office:value-type="float" office:value="455" calcext:value-type="float">
            <text:p>4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40])" office:value-type="string" office:string-value="03 47" calcext:value-type="string">
            <text:p>03 47</text:p>
          </table:table-cell>
          <table:table-cell table:formula="of:=IF([.D340]=1;[.C340];0)" office:value-type="float" office:value="1" calcext:value-type="float">
            <text:p>1</text:p>
          </table:table-cell>
          <table:table-cell table:formula="of:=IF([.D340]=0;[.C340];0)" office:value-type="float" office:value="0" calcext:value-type="float">
            <text:p>0</text:p>
          </table:table-cell>
          <table:table-cell table:formula="of:=[.E34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sub_delay_effect_level</text:p>
          </table:table-cell>
          <table:table-cell table:formula="of:=([.B340]+[.C340]+[.E340])" office:value-type="float" office:value="456" calcext:value-type="float">
            <text:p>4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41])" office:value-type="string" office:string-value="03 48" calcext:value-type="string">
            <text:p>03 48</text:p>
          </table:table-cell>
          <table:table-cell table:formula="of:=IF([.D341]=1;[.C341];0)" office:value-type="float" office:value="1" calcext:value-type="float">
            <text:p>1</text:p>
          </table:table-cell>
          <table:table-cell table:formula="of:=IF([.D341]=0;[.C341];0)" office:value-type="float" office:value="0" calcext:value-type="float">
            <text:p>0</text:p>
          </table:table-cell>
          <table:table-cell table:formula="of:=[.E34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sub_delay_direct_mix</text:p>
          </table:table-cell>
          <table:table-cell table:formula="of:=([.B341]+[.C341]+[.E341])" office:value-type="float" office:value="457" calcext:value-type="float">
            <text:p>4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42])" office:value-type="string" office:string-value="03 49" calcext:value-type="string">
            <text:p>03 49</text:p>
          </table:table-cell>
          <table:table-cell table:formula="of:=IF([.D342]=1;[.C342];0)" office:value-type="float" office:value="1" calcext:value-type="float">
            <text:p>1</text:p>
          </table:table-cell>
          <table:table-cell table:formula="of:=IF([.D342]=0;[.C342];0)" office:value-type="float" office:value="0" calcext:value-type="float">
            <text:p>0</text:p>
          </table:table-cell>
          <table:table-cell table:formula="of:=[.E34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sub_delay_tap_time</text:p>
          </table:table-cell>
          <table:table-cell table:formula="of:=([.B342]+[.C342]+[.E342])" office:value-type="float" office:value="458" calcext:value-type="float">
            <text:p>458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343])" office:value-type="string" office:string-value="03 4A" calcext:value-type="string">
            <text:p>03 4A</text:p>
          </table:table-cell>
          <table:table-cell table:formula="of:=IF([.D343]=1;[.C343];0)" office:value-type="float" office:value="1" calcext:value-type="float">
            <text:p>1</text:p>
          </table:table-cell>
          <table:table-cell table:formula="of:=IF([.D343]=0;[.C343];0)" office:value-type="float" office:value="0" calcext:value-type="float">
            <text:p>0</text:p>
          </table:table-cell>
          <table:table-cell table:formula="of:=[.E343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on_off</text:p>
          </table:table-cell>
          <table:table-cell table:formula="of:=([.B343]+[.C343]+[.E343])" office:value-type="float" office:value="460" calcext:value-type="float">
            <text:p>4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44])" office:value-type="string" office:string-value="03 4C" calcext:value-type="string">
            <text:p>03 4C</text:p>
          </table:table-cell>
          <table:table-cell table:formula="of:=IF([.D344]=1;[.C344];0)" office:value-type="float" office:value="1" calcext:value-type="float">
            <text:p>1</text:p>
          </table:table-cell>
          <table:table-cell table:formula="of:=IF([.D344]=0;[.C344];0)" office:value-type="float" office:value="0" calcext:value-type="float">
            <text:p>0</text:p>
          </table:table-cell>
          <table:table-cell table:formula="of:=[.E34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fx_type</text:p>
          </table:table-cell>
          <table:table-cell table:formula="of:=([.B344]+[.C344]+[.E344])" office:value-type="float" office:value="461" calcext:value-type="float">
            <text:p>4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45])" office:value-type="string" office:string-value="03 4D" calcext:value-type="string">
            <text:p>03 4D</text:p>
          </table:table-cell>
          <table:table-cell table:formula="of:=IF([.D345]=1;[.C345];0)" office:value-type="float" office:value="1" calcext:value-type="float">
            <text:p>1</text:p>
          </table:table-cell>
          <table:table-cell table:formula="of:=IF([.D345]=0;[.C345];0)" office:value-type="float" office:value="0" calcext:value-type="float">
            <text:p>0</text:p>
          </table:table-cell>
          <table:table-cell table:formula="of:=[.E34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sub_od_ds_type</text:p>
          </table:table-cell>
          <table:table-cell table:formula="of:=([.B345]+[.C345]+[.E345])" office:value-type="float" office:value="462" calcext:value-type="float">
            <text:p>4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46])" office:value-type="string" office:string-value="03 4E" calcext:value-type="string">
            <text:p>03 4E</text:p>
          </table:table-cell>
          <table:table-cell table:formula="of:=IF([.D346]=1;[.C346];0)" office:value-type="float" office:value="1" calcext:value-type="float">
            <text:p>1</text:p>
          </table:table-cell>
          <table:table-cell table:formula="of:=IF([.D346]=0;[.C346];0)" office:value-type="float" office:value="0" calcext:value-type="float">
            <text:p>0</text:p>
          </table:table-cell>
          <table:table-cell table:formula="of:=[.E34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sub_od_ds_drive</text:p>
          </table:table-cell>
          <table:table-cell table:formula="of:=([.B346]+[.C346]+[.E346])" office:value-type="float" office:value="463" calcext:value-type="float">
            <text:p>4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47])" office:value-type="string" office:string-value="03 4F" calcext:value-type="string">
            <text:p>03 4F</text:p>
          </table:table-cell>
          <table:table-cell table:formula="of:=IF([.D347]=1;[.C347];0)" office:value-type="float" office:value="1" calcext:value-type="float">
            <text:p>1</text:p>
          </table:table-cell>
          <table:table-cell table:formula="of:=IF([.D347]=0;[.C347];0)" office:value-type="float" office:value="0" calcext:value-type="float">
            <text:p>0</text:p>
          </table:table-cell>
          <table:table-cell table:formula="of:=[.E34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sub_od_ds_bottom</text:p>
          </table:table-cell>
          <table:table-cell table:formula="of:=([.B347]+[.C347]+[.E347])" office:value-type="float" office:value="464" calcext:value-type="float">
            <text:p>4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48])" office:value-type="string" office:string-value="03 50" calcext:value-type="string">
            <text:p>03 50</text:p>
          </table:table-cell>
          <table:table-cell table:formula="of:=IF([.D348]=1;[.C348];0)" office:value-type="float" office:value="1" calcext:value-type="float">
            <text:p>1</text:p>
          </table:table-cell>
          <table:table-cell table:formula="of:=IF([.D348]=0;[.C348];0)" office:value-type="float" office:value="0" calcext:value-type="float">
            <text:p>0</text:p>
          </table:table-cell>
          <table:table-cell table:formula="of:=[.E34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sub_od_ds_tone</text:p>
          </table:table-cell>
          <table:table-cell table:formula="of:=([.B348]+[.C348]+[.E348])" office:value-type="float" office:value="465" calcext:value-type="float">
            <text:p>4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49])" office:value-type="string" office:string-value="03 51" calcext:value-type="string">
            <text:p>03 51</text:p>
          </table:table-cell>
          <table:table-cell table:formula="of:=IF([.D349]=1;[.C349];0)" office:value-type="float" office:value="1" calcext:value-type="float">
            <text:p>1</text:p>
          </table:table-cell>
          <table:table-cell table:formula="of:=IF([.D349]=0;[.C349];0)" office:value-type="float" office:value="0" calcext:value-type="float">
            <text:p>0</text:p>
          </table:table-cell>
          <table:table-cell table:formula="of:=[.E34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sub_od_ds_solo_sw</text:p>
          </table:table-cell>
          <table:table-cell table:formula="of:=([.B349]+[.C349]+[.E349])" office:value-type="float" office:value="466" calcext:value-type="float">
            <text:p>4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50])" office:value-type="string" office:string-value="03 52" calcext:value-type="string">
            <text:p>03 52</text:p>
          </table:table-cell>
          <table:table-cell table:formula="of:=IF([.D350]=1;[.C350];0)" office:value-type="float" office:value="1" calcext:value-type="float">
            <text:p>1</text:p>
          </table:table-cell>
          <table:table-cell table:formula="of:=IF([.D350]=0;[.C350];0)" office:value-type="float" office:value="0" calcext:value-type="float">
            <text:p>0</text:p>
          </table:table-cell>
          <table:table-cell table:formula="of:=[.E35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sub_od_ds_solo_level</text:p>
          </table:table-cell>
          <table:table-cell table:formula="of:=([.B350]+[.C350]+[.E350])" office:value-type="float" office:value="467" calcext:value-type="float">
            <text:p>4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51])" office:value-type="string" office:string-value="03 53" calcext:value-type="string">
            <text:p>03 53</text:p>
          </table:table-cell>
          <table:table-cell table:formula="of:=IF([.D351]=1;[.C351];0)" office:value-type="float" office:value="1" calcext:value-type="float">
            <text:p>1</text:p>
          </table:table-cell>
          <table:table-cell table:formula="of:=IF([.D351]=0;[.C351];0)" office:value-type="float" office:value="0" calcext:value-type="float">
            <text:p>0</text:p>
          </table:table-cell>
          <table:table-cell table:formula="of:=[.E35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sub_od_ds_effect_level</text:p>
          </table:table-cell>
          <table:table-cell table:formula="of:=([.B351]+[.C351]+[.E351])" office:value-type="float" office:value="468" calcext:value-type="float">
            <text:p>4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52])" office:value-type="string" office:string-value="03 54" calcext:value-type="string">
            <text:p>03 54</text:p>
          </table:table-cell>
          <table:table-cell table:formula="of:=IF([.D352]=1;[.C352];0)" office:value-type="float" office:value="1" calcext:value-type="float">
            <text:p>1</text:p>
          </table:table-cell>
          <table:table-cell table:formula="of:=IF([.D352]=0;[.C352];0)" office:value-type="float" office:value="0" calcext:value-type="float">
            <text:p>0</text:p>
          </table:table-cell>
          <table:table-cell table:formula="of:=[.E35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sub_od_ds_direct_mix</text:p>
          </table:table-cell>
          <table:table-cell table:formula="of:=([.B352]+[.C352]+[.E352])" office:value-type="float" office:value="469" calcext:value-type="float">
            <text:p>4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NT2SBH([.B353])" office:value-type="string" office:string-value="03 55" calcext:value-type="string">
            <text:p>03 55</text:p>
          </table:table-cell>
          <table:table-cell table:formula="of:=IF([.D353]=1;[.C353];0)" office:value-type="float" office:value="1" calcext:value-type="float">
            <text:p>1</text:p>
          </table:table-cell>
          <table:table-cell table:formula="of:=IF([.D353]=0;[.C353];0)" office:value-type="float" office:value="0" calcext:value-type="float">
            <text:p>0</text:p>
          </table:table-cell>
          <table:table-cell table:formula="of:=[.E353]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t_wah_mode</text:p>
          </table:table-cell>
          <table:table-cell table:formula="of:=([.B353]+[.C353]+[.E353])" office:value-type="float" office:value="472" calcext:value-type="float">
            <text:p>4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54])" office:value-type="string" office:string-value="03 58" calcext:value-type="string">
            <text:p>03 58</text:p>
          </table:table-cell>
          <table:table-cell table:formula="of:=IF([.D354]=1;[.C354];0)" office:value-type="float" office:value="1" calcext:value-type="float">
            <text:p>1</text:p>
          </table:table-cell>
          <table:table-cell table:formula="of:=IF([.D354]=0;[.C354];0)" office:value-type="float" office:value="0" calcext:value-type="float">
            <text:p>0</text:p>
          </table:table-cell>
          <table:table-cell table:formula="of:=[.E35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t_wah_polar</text:p>
          </table:table-cell>
          <table:table-cell table:formula="of:=([.B354]+[.C354]+[.E354])" office:value-type="float" office:value="473" calcext:value-type="float">
            <text:p>4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55])" office:value-type="string" office:string-value="03 59" calcext:value-type="string">
            <text:p>03 59</text:p>
          </table:table-cell>
          <table:table-cell table:formula="of:=IF([.D355]=1;[.C355];0)" office:value-type="float" office:value="1" calcext:value-type="float">
            <text:p>1</text:p>
          </table:table-cell>
          <table:table-cell table:formula="of:=IF([.D355]=0;[.C355];0)" office:value-type="float" office:value="0" calcext:value-type="float">
            <text:p>0</text:p>
          </table:table-cell>
          <table:table-cell table:formula="of:=[.E35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t_wah_sens</text:p>
          </table:table-cell>
          <table:table-cell table:formula="of:=([.B355]+[.C355]+[.E355])" office:value-type="float" office:value="474" calcext:value-type="float">
            <text:p>4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56])" office:value-type="string" office:string-value="03 5A" calcext:value-type="string">
            <text:p>03 5A</text:p>
          </table:table-cell>
          <table:table-cell table:formula="of:=IF([.D356]=1;[.C356];0)" office:value-type="float" office:value="1" calcext:value-type="float">
            <text:p>1</text:p>
          </table:table-cell>
          <table:table-cell table:formula="of:=IF([.D356]=0;[.C356];0)" office:value-type="float" office:value="0" calcext:value-type="float">
            <text:p>0</text:p>
          </table:table-cell>
          <table:table-cell table:formula="of:=[.E35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t_wah_freq</text:p>
          </table:table-cell>
          <table:table-cell table:formula="of:=([.B356]+[.C356]+[.E356])" office:value-type="float" office:value="475" calcext:value-type="float">
            <text:p>4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57])" office:value-type="string" office:string-value="03 5B" calcext:value-type="string">
            <text:p>03 5B</text:p>
          </table:table-cell>
          <table:table-cell table:formula="of:=IF([.D357]=1;[.C357];0)" office:value-type="float" office:value="1" calcext:value-type="float">
            <text:p>1</text:p>
          </table:table-cell>
          <table:table-cell table:formula="of:=IF([.D357]=0;[.C357];0)" office:value-type="float" office:value="0" calcext:value-type="float">
            <text:p>0</text:p>
          </table:table-cell>
          <table:table-cell table:formula="of:=[.E35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t_wah_peak</text:p>
          </table:table-cell>
          <table:table-cell table:formula="of:=([.B357]+[.C357]+[.E357])" office:value-type="float" office:value="476" calcext:value-type="float">
            <text:p>4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58])" office:value-type="string" office:string-value="03 5C" calcext:value-type="string">
            <text:p>03 5C</text:p>
          </table:table-cell>
          <table:table-cell table:formula="of:=IF([.D358]=1;[.C358];0)" office:value-type="float" office:value="1" calcext:value-type="float">
            <text:p>1</text:p>
          </table:table-cell>
          <table:table-cell table:formula="of:=IF([.D358]=0;[.C358];0)" office:value-type="float" office:value="0" calcext:value-type="float">
            <text:p>0</text:p>
          </table:table-cell>
          <table:table-cell table:formula="of:=[.E35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t_wah_direct_mix</text:p>
          </table:table-cell>
          <table:table-cell table:formula="of:=([.B358]+[.C358]+[.E358])" office:value-type="float" office:value="477" calcext:value-type="float">
            <text:p>4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59])" office:value-type="string" office:string-value="03 5D" calcext:value-type="string">
            <text:p>03 5D</text:p>
          </table:table-cell>
          <table:table-cell table:formula="of:=IF([.D359]=1;[.C359];0)" office:value-type="float" office:value="1" calcext:value-type="float">
            <text:p>1</text:p>
          </table:table-cell>
          <table:table-cell table:formula="of:=IF([.D359]=0;[.C359];0)" office:value-type="float" office:value="0" calcext:value-type="float">
            <text:p>0</text:p>
          </table:table-cell>
          <table:table-cell table:formula="of:=[.E35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t_wah_effect_level</text:p>
          </table:table-cell>
          <table:table-cell table:formula="of:=([.B359]+[.C359]+[.E359])" office:value-type="float" office:value="478" calcext:value-type="float">
            <text:p>478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360])" office:value-type="string" office:string-value="03 5E" calcext:value-type="string">
            <text:p>03 5E</text:p>
          </table:table-cell>
          <table:table-cell table:formula="of:=IF([.D360]=1;[.C360];0)" office:value-type="float" office:value="1" calcext:value-type="float">
            <text:p>1</text:p>
          </table:table-cell>
          <table:table-cell table:formula="of:=IF([.D360]=0;[.C360];0)" office:value-type="float" office:value="0" calcext:value-type="float">
            <text:p>0</text:p>
          </table:table-cell>
          <table:table-cell table:formula="of:=[.E360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auto_wah_mode</text:p>
          </table:table-cell>
          <table:table-cell table:formula="of:=([.B360]+[.C360]+[.E360])" office:value-type="float" office:value="480" calcext:value-type="float">
            <text:p>4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61])" office:value-type="string" office:string-value="03 60" calcext:value-type="string">
            <text:p>03 60</text:p>
          </table:table-cell>
          <table:table-cell table:formula="of:=IF([.D361]=1;[.C361];0)" office:value-type="float" office:value="1" calcext:value-type="float">
            <text:p>1</text:p>
          </table:table-cell>
          <table:table-cell table:formula="of:=IF([.D361]=0;[.C361];0)" office:value-type="float" office:value="0" calcext:value-type="float">
            <text:p>0</text:p>
          </table:table-cell>
          <table:table-cell table:formula="of:=[.E36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auto_wah_freq</text:p>
          </table:table-cell>
          <table:table-cell table:formula="of:=([.B361]+[.C361]+[.E361])" office:value-type="float" office:value="481" calcext:value-type="float">
            <text:p>4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62])" office:value-type="string" office:string-value="03 61" calcext:value-type="string">
            <text:p>03 61</text:p>
          </table:table-cell>
          <table:table-cell table:formula="of:=IF([.D362]=1;[.C362];0)" office:value-type="float" office:value="1" calcext:value-type="float">
            <text:p>1</text:p>
          </table:table-cell>
          <table:table-cell table:formula="of:=IF([.D362]=0;[.C362];0)" office:value-type="float" office:value="0" calcext:value-type="float">
            <text:p>0</text:p>
          </table:table-cell>
          <table:table-cell table:formula="of:=[.E36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auto_wah_peak</text:p>
          </table:table-cell>
          <table:table-cell table:formula="of:=([.B362]+[.C362]+[.E362])" office:value-type="float" office:value="482" calcext:value-type="float">
            <text:p>4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63])" office:value-type="string" office:string-value="03 62" calcext:value-type="string">
            <text:p>03 62</text:p>
          </table:table-cell>
          <table:table-cell table:formula="of:=IF([.D363]=1;[.C363];0)" office:value-type="float" office:value="1" calcext:value-type="float">
            <text:p>1</text:p>
          </table:table-cell>
          <table:table-cell table:formula="of:=IF([.D363]=0;[.C363];0)" office:value-type="float" office:value="0" calcext:value-type="float">
            <text:p>0</text:p>
          </table:table-cell>
          <table:table-cell table:formula="of:=[.E36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auto_wah_rate</text:p>
          </table:table-cell>
          <table:table-cell table:formula="of:=([.B363]+[.C363]+[.E363])" office:value-type="float" office:value="483" calcext:value-type="float">
            <text:p>4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64])" office:value-type="string" office:string-value="03 63" calcext:value-type="string">
            <text:p>03 63</text:p>
          </table:table-cell>
          <table:table-cell table:formula="of:=IF([.D364]=1;[.C364];0)" office:value-type="float" office:value="1" calcext:value-type="float">
            <text:p>1</text:p>
          </table:table-cell>
          <table:table-cell table:formula="of:=IF([.D364]=0;[.C364];0)" office:value-type="float" office:value="0" calcext:value-type="float">
            <text:p>0</text:p>
          </table:table-cell>
          <table:table-cell table:formula="of:=[.E36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auto_wah_depth</text:p>
          </table:table-cell>
          <table:table-cell table:formula="of:=([.B364]+[.C364]+[.E364])" office:value-type="float" office:value="484" calcext:value-type="float">
            <text:p>4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65])" office:value-type="string" office:string-value="03 64" calcext:value-type="string">
            <text:p>03 64</text:p>
          </table:table-cell>
          <table:table-cell table:formula="of:=IF([.D365]=1;[.C365];0)" office:value-type="float" office:value="1" calcext:value-type="float">
            <text:p>1</text:p>
          </table:table-cell>
          <table:table-cell table:formula="of:=IF([.D365]=0;[.C365];0)" office:value-type="float" office:value="0" calcext:value-type="float">
            <text:p>0</text:p>
          </table:table-cell>
          <table:table-cell table:formula="of:=[.E36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auto_wah_direct_mix</text:p>
          </table:table-cell>
          <table:table-cell table:formula="of:=([.B365]+[.C365]+[.E365])" office:value-type="float" office:value="485" calcext:value-type="float">
            <text:p>4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66])" office:value-type="string" office:string-value="03 65" calcext:value-type="string">
            <text:p>03 65</text:p>
          </table:table-cell>
          <table:table-cell table:formula="of:=IF([.D366]=1;[.C366];0)" office:value-type="float" office:value="1" calcext:value-type="float">
            <text:p>1</text:p>
          </table:table-cell>
          <table:table-cell table:formula="of:=IF([.D366]=0;[.C366];0)" office:value-type="float" office:value="0" calcext:value-type="float">
            <text:p>0</text:p>
          </table:table-cell>
          <table:table-cell table:formula="of:=[.E36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auto_wah_effect_level</text:p>
          </table:table-cell>
          <table:table-cell table:formula="of:=([.B366]+[.C366]+[.E366])" office:value-type="float" office:value="486" calcext:value-type="float">
            <text:p>486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367])" office:value-type="string" office:string-value="03 66" calcext:value-type="string">
            <text:p>03 66</text:p>
          </table:table-cell>
          <table:table-cell table:formula="of:=IF([.D367]=1;[.C367];0)" office:value-type="float" office:value="1" calcext:value-type="float">
            <text:p>1</text:p>
          </table:table-cell>
          <table:table-cell table:formula="of:=IF([.D367]=0;[.C367];0)" office:value-type="float" office:value="0" calcext:value-type="float">
            <text:p>0</text:p>
          </table:table-cell>
          <table:table-cell table:formula="of:=[.E367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sub_wah_type</text:p>
          </table:table-cell>
          <table:table-cell table:formula="of:=([.B367]+[.C367]+[.E367])" office:value-type="float" office:value="488" calcext:value-type="float">
            <text:p>4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68])" office:value-type="string" office:string-value="03 68" calcext:value-type="string">
            <text:p>03 68</text:p>
          </table:table-cell>
          <table:table-cell table:formula="of:=IF([.D368]=1;[.C368];0)" office:value-type="float" office:value="1" calcext:value-type="float">
            <text:p>1</text:p>
          </table:table-cell>
          <table:table-cell table:formula="of:=IF([.D368]=0;[.C368];0)" office:value-type="float" office:value="0" calcext:value-type="float">
            <text:p>0</text:p>
          </table:table-cell>
          <table:table-cell table:formula="of:=[.E36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sub_wah_pedal_pos</text:p>
          </table:table-cell>
          <table:table-cell table:formula="of:=([.B368]+[.C368]+[.E368])" office:value-type="float" office:value="489" calcext:value-type="float">
            <text:p>4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69])" office:value-type="string" office:string-value="03 69" calcext:value-type="string">
            <text:p>03 69</text:p>
          </table:table-cell>
          <table:table-cell table:formula="of:=IF([.D369]=1;[.C369];0)" office:value-type="float" office:value="1" calcext:value-type="float">
            <text:p>1</text:p>
          </table:table-cell>
          <table:table-cell table:formula="of:=IF([.D369]=0;[.C369];0)" office:value-type="float" office:value="0" calcext:value-type="float">
            <text:p>0</text:p>
          </table:table-cell>
          <table:table-cell table:formula="of:=[.E36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sub_wah_pedal_min</text:p>
          </table:table-cell>
          <table:table-cell table:formula="of:=([.B369]+[.C369]+[.E369])" office:value-type="float" office:value="490" calcext:value-type="float">
            <text:p>4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70])" office:value-type="string" office:string-value="03 6A" calcext:value-type="string">
            <text:p>03 6A</text:p>
          </table:table-cell>
          <table:table-cell table:formula="of:=IF([.D370]=1;[.C370];0)" office:value-type="float" office:value="1" calcext:value-type="float">
            <text:p>1</text:p>
          </table:table-cell>
          <table:table-cell table:formula="of:=IF([.D370]=0;[.C370];0)" office:value-type="float" office:value="0" calcext:value-type="float">
            <text:p>0</text:p>
          </table:table-cell>
          <table:table-cell table:formula="of:=[.E37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sub_wah_pedal_max</text:p>
          </table:table-cell>
          <table:table-cell table:formula="of:=([.B370]+[.C370]+[.E370])" office:value-type="float" office:value="491" calcext:value-type="float">
            <text:p>4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71])" office:value-type="string" office:string-value="03 6B" calcext:value-type="string">
            <text:p>03 6B</text:p>
          </table:table-cell>
          <table:table-cell table:formula="of:=IF([.D371]=1;[.C371];0)" office:value-type="float" office:value="1" calcext:value-type="float">
            <text:p>1</text:p>
          </table:table-cell>
          <table:table-cell table:formula="of:=IF([.D371]=0;[.C371];0)" office:value-type="float" office:value="0" calcext:value-type="float">
            <text:p>0</text:p>
          </table:table-cell>
          <table:table-cell table:formula="of:=[.E37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sub_wah_effect_level</text:p>
          </table:table-cell>
          <table:table-cell table:formula="of:=([.B371]+[.C371]+[.E371])" office:value-type="float" office:value="492" calcext:value-type="float">
            <text:p>4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72])" office:value-type="string" office:string-value="03 6C" calcext:value-type="string">
            <text:p>03 6C</text:p>
          </table:table-cell>
          <table:table-cell table:formula="of:=IF([.D372]=1;[.C372];0)" office:value-type="float" office:value="1" calcext:value-type="float">
            <text:p>1</text:p>
          </table:table-cell>
          <table:table-cell table:formula="of:=IF([.D372]=0;[.C372];0)" office:value-type="float" office:value="0" calcext:value-type="float">
            <text:p>0</text:p>
          </table:table-cell>
          <table:table-cell table:formula="of:=[.E37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sub_wah_direct_mix</text:p>
          </table:table-cell>
          <table:table-cell table:formula="of:=([.B372]+[.C372]+[.E372])" office:value-type="float" office:value="493" calcext:value-type="float">
            <text:p>49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373])" office:value-type="string" office:string-value="03 6D" calcext:value-type="string">
            <text:p>03 6D</text:p>
          </table:table-cell>
          <table:table-cell table:formula="of:=IF([.D373]=1;[.C373];0)" office:value-type="float" office:value="1" calcext:value-type="float">
            <text:p>1</text:p>
          </table:table-cell>
          <table:table-cell table:formula="of:=IF([.D373]=0;[.C373];0)" office:value-type="float" office:value="0" calcext:value-type="float">
            <text:p>0</text:p>
          </table:table-cell>
          <table:table-cell table:formula="of:=[.E373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adv_comp_type</text:p>
          </table:table-cell>
          <table:table-cell table:formula="of:=([.B373]+[.C373]+[.E373])" office:value-type="float" office:value="495" calcext:value-type="float">
            <text:p>4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74])" office:value-type="string" office:string-value="03 6F" calcext:value-type="string">
            <text:p>03 6F</text:p>
          </table:table-cell>
          <table:table-cell table:formula="of:=IF([.D374]=1;[.C374];0)" office:value-type="float" office:value="1" calcext:value-type="float">
            <text:p>1</text:p>
          </table:table-cell>
          <table:table-cell table:formula="of:=IF([.D374]=0;[.C374];0)" office:value-type="float" office:value="0" calcext:value-type="float">
            <text:p>0</text:p>
          </table:table-cell>
          <table:table-cell table:formula="of:=[.E37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adv_comp_sustain</text:p>
          </table:table-cell>
          <table:table-cell table:formula="of:=([.B374]+[.C374]+[.E374])" office:value-type="float" office:value="496" calcext:value-type="float">
            <text:p>4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75])" office:value-type="string" office:string-value="03 70" calcext:value-type="string">
            <text:p>03 70</text:p>
          </table:table-cell>
          <table:table-cell table:formula="of:=IF([.D375]=1;[.C375];0)" office:value-type="float" office:value="1" calcext:value-type="float">
            <text:p>1</text:p>
          </table:table-cell>
          <table:table-cell table:formula="of:=IF([.D375]=0;[.C375];0)" office:value-type="float" office:value="0" calcext:value-type="float">
            <text:p>0</text:p>
          </table:table-cell>
          <table:table-cell table:formula="of:=[.E37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adv_comp_attack</text:p>
          </table:table-cell>
          <table:table-cell table:formula="of:=([.B375]+[.C375]+[.E375])" office:value-type="float" office:value="497" calcext:value-type="float">
            <text:p>4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76])" office:value-type="string" office:string-value="03 71" calcext:value-type="string">
            <text:p>03 71</text:p>
          </table:table-cell>
          <table:table-cell table:formula="of:=IF([.D376]=1;[.C376];0)" office:value-type="float" office:value="1" calcext:value-type="float">
            <text:p>1</text:p>
          </table:table-cell>
          <table:table-cell table:formula="of:=IF([.D376]=0;[.C376];0)" office:value-type="float" office:value="0" calcext:value-type="float">
            <text:p>0</text:p>
          </table:table-cell>
          <table:table-cell table:formula="of:=[.E37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adv_comp_tone</text:p>
          </table:table-cell>
          <table:table-cell table:formula="of:=([.B376]+[.C376]+[.E376])" office:value-type="float" office:value="498" calcext:value-type="float">
            <text:p>4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77])" office:value-type="string" office:string-value="03 72" calcext:value-type="string">
            <text:p>03 72</text:p>
          </table:table-cell>
          <table:table-cell table:formula="of:=IF([.D377]=1;[.C377];0)" office:value-type="float" office:value="1" calcext:value-type="float">
            <text:p>1</text:p>
          </table:table-cell>
          <table:table-cell table:formula="of:=IF([.D377]=0;[.C377];0)" office:value-type="float" office:value="0" calcext:value-type="float">
            <text:p>0</text:p>
          </table:table-cell>
          <table:table-cell table:formula="of:=[.E37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adv_comp_level</text:p>
          </table:table-cell>
          <table:table-cell table:formula="of:=([.B377]+[.C377]+[.E377])" office:value-type="float" office:value="499" calcext:value-type="float">
            <text:p>499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378])" office:value-type="string" office:string-value="03 73" calcext:value-type="string">
            <text:p>03 73</text:p>
          </table:table-cell>
          <table:table-cell table:formula="of:=IF([.D378]=1;[.C378];0)" office:value-type="float" office:value="1" calcext:value-type="float">
            <text:p>1</text:p>
          </table:table-cell>
          <table:table-cell table:formula="of:=IF([.D378]=0;[.C378];0)" office:value-type="float" office:value="0" calcext:value-type="float">
            <text:p>0</text:p>
          </table:table-cell>
          <table:table-cell table:formula="of:=[.E378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limiter_type</text:p>
          </table:table-cell>
          <table:table-cell table:formula="of:=([.B378]+[.C378]+[.E378])" office:value-type="float" office:value="501" calcext:value-type="float">
            <text:p>5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79])" office:value-type="string" office:string-value="03 75" calcext:value-type="string">
            <text:p>03 75</text:p>
          </table:table-cell>
          <table:table-cell table:formula="of:=IF([.D379]=1;[.C379];0)" office:value-type="float" office:value="1" calcext:value-type="float">
            <text:p>1</text:p>
          </table:table-cell>
          <table:table-cell table:formula="of:=IF([.D379]=0;[.C379];0)" office:value-type="float" office:value="0" calcext:value-type="float">
            <text:p>0</text:p>
          </table:table-cell>
          <table:table-cell table:formula="of:=[.E37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limiter_attack</text:p>
          </table:table-cell>
          <table:table-cell table:formula="of:=([.B379]+[.C379]+[.E379])" office:value-type="float" office:value="502" calcext:value-type="float">
            <text:p>5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80])" office:value-type="string" office:string-value="03 76" calcext:value-type="string">
            <text:p>03 76</text:p>
          </table:table-cell>
          <table:table-cell table:formula="of:=IF([.D380]=1;[.C380];0)" office:value-type="float" office:value="1" calcext:value-type="float">
            <text:p>1</text:p>
          </table:table-cell>
          <table:table-cell table:formula="of:=IF([.D380]=0;[.C380];0)" office:value-type="float" office:value="0" calcext:value-type="float">
            <text:p>0</text:p>
          </table:table-cell>
          <table:table-cell table:formula="of:=[.E38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limiter_thresh</text:p>
          </table:table-cell>
          <table:table-cell table:formula="of:=([.B380]+[.C380]+[.E380])" office:value-type="float" office:value="503" calcext:value-type="float">
            <text:p>5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81])" office:value-type="string" office:string-value="03 77" calcext:value-type="string">
            <text:p>03 77</text:p>
          </table:table-cell>
          <table:table-cell table:formula="of:=IF([.D381]=1;[.C381];0)" office:value-type="float" office:value="1" calcext:value-type="float">
            <text:p>1</text:p>
          </table:table-cell>
          <table:table-cell table:formula="of:=IF([.D381]=0;[.C381];0)" office:value-type="float" office:value="0" calcext:value-type="float">
            <text:p>0</text:p>
          </table:table-cell>
          <table:table-cell table:formula="of:=[.E38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limiter_ratio</text:p>
          </table:table-cell>
          <table:table-cell table:formula="of:=([.B381]+[.C381]+[.E381])" office:value-type="float" office:value="504" calcext:value-type="float">
            <text:p>5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82])" office:value-type="string" office:string-value="03 78" calcext:value-type="string">
            <text:p>03 78</text:p>
          </table:table-cell>
          <table:table-cell table:formula="of:=IF([.D382]=1;[.C382];0)" office:value-type="float" office:value="1" calcext:value-type="float">
            <text:p>1</text:p>
          </table:table-cell>
          <table:table-cell table:formula="of:=IF([.D382]=0;[.C382];0)" office:value-type="float" office:value="0" calcext:value-type="float">
            <text:p>0</text:p>
          </table:table-cell>
          <table:table-cell table:formula="of:=[.E38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limiter_release</text:p>
          </table:table-cell>
          <table:table-cell table:formula="of:=([.B382]+[.C382]+[.E382])" office:value-type="float" office:value="505" calcext:value-type="float">
            <text:p>5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83])" office:value-type="string" office:string-value="03 79" calcext:value-type="string">
            <text:p>03 79</text:p>
          </table:table-cell>
          <table:table-cell table:formula="of:=IF([.D383]=1;[.C383];0)" office:value-type="float" office:value="1" calcext:value-type="float">
            <text:p>1</text:p>
          </table:table-cell>
          <table:table-cell table:formula="of:=IF([.D383]=0;[.C383];0)" office:value-type="float" office:value="0" calcext:value-type="float">
            <text:p>0</text:p>
          </table:table-cell>
          <table:table-cell table:formula="of:=[.E38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limiter_level</text:p>
          </table:table-cell>
          <table:table-cell table:formula="of:=([.B383]+[.C383]+[.E383])" office:value-type="float" office:value="506" calcext:value-type="float">
            <text:p>506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384])" office:value-type="string" office:string-value="03 7A" calcext:value-type="string">
            <text:p>03 7A</text:p>
          </table:table-cell>
          <table:table-cell table:formula="of:=IF([.D384]=1;[.C384];0)" office:value-type="float" office:value="1" calcext:value-type="float">
            <text:p>1</text:p>
          </table:table-cell>
          <table:table-cell table:formula="of:=IF([.D384]=0;[.C384];0)" office:value-type="float" office:value="0" calcext:value-type="float">
            <text:p>0</text:p>
          </table:table-cell>
          <table:table-cell table:formula="of:=[.E384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graphic_eq_31hz</text:p>
          </table:table-cell>
          <table:table-cell table:formula="of:=([.B384]+[.C384]+[.E384])" office:value-type="float" office:value="508" calcext:value-type="float">
            <text:p>5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85])" office:value-type="string" office:string-value="03 7C" calcext:value-type="string">
            <text:p>03 7C</text:p>
          </table:table-cell>
          <table:table-cell table:formula="of:=IF([.D385]=1;[.C385];0)" office:value-type="float" office:value="1" calcext:value-type="float">
            <text:p>1</text:p>
          </table:table-cell>
          <table:table-cell table:formula="of:=IF([.D385]=0;[.C385];0)" office:value-type="float" office:value="0" calcext:value-type="float">
            <text:p>0</text:p>
          </table:table-cell>
          <table:table-cell table:formula="of:=[.E38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graphic_eq_62hz</text:p>
          </table:table-cell>
          <table:table-cell table:formula="of:=([.B385]+[.C385]+[.E385])" office:value-type="float" office:value="509" calcext:value-type="float">
            <text:p>5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86])" office:value-type="string" office:string-value="03 7D" calcext:value-type="string">
            <text:p>03 7D</text:p>
          </table:table-cell>
          <table:table-cell table:formula="of:=IF([.D386]=1;[.C386];0)" office:value-type="float" office:value="1" calcext:value-type="float">
            <text:p>1</text:p>
          </table:table-cell>
          <table:table-cell table:formula="of:=IF([.D386]=0;[.C386];0)" office:value-type="float" office:value="0" calcext:value-type="float">
            <text:p>0</text:p>
          </table:table-cell>
          <table:table-cell table:formula="of:=[.E38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graphic_eq_125hz</text:p>
          </table:table-cell>
          <table:table-cell table:formula="of:=([.B386]+[.C386]+[.E386])" office:value-type="float" office:value="510" calcext:value-type="float">
            <text:p>5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87])" office:value-type="string" office:string-value="03 7E" calcext:value-type="string">
            <text:p>03 7E</text:p>
          </table:table-cell>
          <table:table-cell table:formula="of:=IF([.D387]=1;[.C387];0)" office:value-type="float" office:value="1" calcext:value-type="float">
            <text:p>1</text:p>
          </table:table-cell>
          <table:table-cell table:formula="of:=IF([.D387]=0;[.C387];0)" office:value-type="float" office:value="0" calcext:value-type="float">
            <text:p>0</text:p>
          </table:table-cell>
          <table:table-cell table:formula="of:=[.E38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graphic_eq_250hz</text:p>
          </table:table-cell>
          <table:table-cell table:formula="of:=([.B387]+[.C387]+[.E387])" office:value-type="float" office:value="511" calcext:value-type="float">
            <text:p>5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88])" office:value-type="string" office:string-value="03 7F" calcext:value-type="string">
            <text:p>03 7F</text:p>
          </table:table-cell>
          <table:table-cell table:formula="of:=IF([.D388]=1;[.C388];0)" office:value-type="float" office:value="1" calcext:value-type="float">
            <text:p>1</text:p>
          </table:table-cell>
          <table:table-cell table:formula="of:=IF([.D388]=0;[.C388];0)" office:value-type="float" office:value="0" calcext:value-type="float">
            <text:p>0</text:p>
          </table:table-cell>
          <table:table-cell table:formula="of:=[.E38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graphic_eq_500hz</text:p>
          </table:table-cell>
          <table:table-cell table:formula="of:=([.B388]+[.C388]+[.E388])"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89])" office:value-type="string" office:string-value="04 00" calcext:value-type="string">
            <text:p>04 00</text:p>
          </table:table-cell>
          <table:table-cell table:formula="of:=IF([.D389]=1;[.C389];0)" office:value-type="float" office:value="1" calcext:value-type="float">
            <text:p>1</text:p>
          </table:table-cell>
          <table:table-cell table:formula="of:=IF([.D389]=0;[.C389];0)" office:value-type="float" office:value="0" calcext:value-type="float">
            <text:p>0</text:p>
          </table:table-cell>
          <table:table-cell table:formula="of:=[.E38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graphic_eq_1khz</text:p>
          </table:table-cell>
          <table:table-cell table:formula="of:=([.B389]+[.C389]+[.E389])" office:value-type="float" office:value="513" calcext:value-type="float">
            <text:p>5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90])" office:value-type="string" office:string-value="04 01" calcext:value-type="string">
            <text:p>04 01</text:p>
          </table:table-cell>
          <table:table-cell table:formula="of:=IF([.D390]=1;[.C390];0)" office:value-type="float" office:value="1" calcext:value-type="float">
            <text:p>1</text:p>
          </table:table-cell>
          <table:table-cell table:formula="of:=IF([.D390]=0;[.C390];0)" office:value-type="float" office:value="0" calcext:value-type="float">
            <text:p>0</text:p>
          </table:table-cell>
          <table:table-cell table:formula="of:=[.E39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graphic_eq_2khz</text:p>
          </table:table-cell>
          <table:table-cell table:formula="of:=([.B390]+[.C390]+[.E390])" office:value-type="float" office:value="514" calcext:value-type="float">
            <text:p>5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91])" office:value-type="string" office:string-value="04 02" calcext:value-type="string">
            <text:p>04 02</text:p>
          </table:table-cell>
          <table:table-cell table:formula="of:=IF([.D391]=1;[.C391];0)" office:value-type="float" office:value="1" calcext:value-type="float">
            <text:p>1</text:p>
          </table:table-cell>
          <table:table-cell table:formula="of:=IF([.D391]=0;[.C391];0)" office:value-type="float" office:value="0" calcext:value-type="float">
            <text:p>0</text:p>
          </table:table-cell>
          <table:table-cell table:formula="of:=[.E39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graphic_eq_4khz</text:p>
          </table:table-cell>
          <table:table-cell table:formula="of:=([.B391]+[.C391]+[.E391])" office:value-type="float" office:value="515" calcext:value-type="float">
            <text:p>5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92])" office:value-type="string" office:string-value="04 03" calcext:value-type="string">
            <text:p>04 03</text:p>
          </table:table-cell>
          <table:table-cell table:formula="of:=IF([.D392]=1;[.C392];0)" office:value-type="float" office:value="1" calcext:value-type="float">
            <text:p>1</text:p>
          </table:table-cell>
          <table:table-cell table:formula="of:=IF([.D392]=0;[.C392];0)" office:value-type="float" office:value="0" calcext:value-type="float">
            <text:p>0</text:p>
          </table:table-cell>
          <table:table-cell table:formula="of:=[.E39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graphic_eq_8khz</text:p>
          </table:table-cell>
          <table:table-cell table:formula="of:=([.B392]+[.C392]+[.E392])" office:value-type="float" office:value="516" calcext:value-type="float">
            <text:p>5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93])" office:value-type="string" office:string-value="04 04" calcext:value-type="string">
            <text:p>04 04</text:p>
          </table:table-cell>
          <table:table-cell table:formula="of:=IF([.D393]=1;[.C393];0)" office:value-type="float" office:value="1" calcext:value-type="float">
            <text:p>1</text:p>
          </table:table-cell>
          <table:table-cell table:formula="of:=IF([.D393]=0;[.C393];0)" office:value-type="float" office:value="0" calcext:value-type="float">
            <text:p>0</text:p>
          </table:table-cell>
          <table:table-cell table:formula="of:=[.E39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graphic_eq_16khz</text:p>
          </table:table-cell>
          <table:table-cell table:formula="of:=([.B393]+[.C393]+[.E393])" office:value-type="float" office:value="517" calcext:value-type="float">
            <text:p>5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94])" office:value-type="string" office:string-value="04 05" calcext:value-type="string">
            <text:p>04 05</text:p>
          </table:table-cell>
          <table:table-cell table:formula="of:=IF([.D394]=1;[.C394];0)" office:value-type="float" office:value="1" calcext:value-type="float">
            <text:p>1</text:p>
          </table:table-cell>
          <table:table-cell table:formula="of:=IF([.D394]=0;[.C394];0)" office:value-type="float" office:value="0" calcext:value-type="float">
            <text:p>0</text:p>
          </table:table-cell>
          <table:table-cell table:formula="of:=[.E39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graphic_eq_level</text:p>
          </table:table-cell>
          <table:table-cell table:formula="of:=([.B394]+[.C394]+[.E394])" office:value-type="float" office:value="518" calcext:value-type="float">
            <text:p>518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395])" office:value-type="string" office:string-value="04 06" calcext:value-type="string">
            <text:p>04 06</text:p>
          </table:table-cell>
          <table:table-cell table:formula="of:=IF([.D395]=1;[.C395];0)" office:value-type="float" office:value="1" calcext:value-type="float">
            <text:p>1</text:p>
          </table:table-cell>
          <table:table-cell table:formula="of:=IF([.D395]=0;[.C395];0)" office:value-type="float" office:value="0" calcext:value-type="float">
            <text:p>0</text:p>
          </table:table-cell>
          <table:table-cell table:formula="of:=[.E395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parametric_eq_low_cut</text:p>
          </table:table-cell>
          <table:table-cell table:formula="of:=([.B395]+[.C395]+[.E395])" office:value-type="float" office:value="520" calcext:value-type="float">
            <text:p>5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96])" office:value-type="string" office:string-value="04 08" calcext:value-type="string">
            <text:p>04 08</text:p>
          </table:table-cell>
          <table:table-cell table:formula="of:=IF([.D396]=1;[.C396];0)" office:value-type="float" office:value="1" calcext:value-type="float">
            <text:p>1</text:p>
          </table:table-cell>
          <table:table-cell table:formula="of:=IF([.D396]=0;[.C396];0)" office:value-type="float" office:value="0" calcext:value-type="float">
            <text:p>0</text:p>
          </table:table-cell>
          <table:table-cell table:formula="of:=[.E39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parametric_eq_low_gain</text:p>
          </table:table-cell>
          <table:table-cell table:formula="of:=([.B396]+[.C396]+[.E396])" office:value-type="float" office:value="521" calcext:value-type="float">
            <text:p>5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97])" office:value-type="string" office:string-value="04 09" calcext:value-type="string">
            <text:p>04 09</text:p>
          </table:table-cell>
          <table:table-cell table:formula="of:=IF([.D397]=1;[.C397];0)" office:value-type="float" office:value="1" calcext:value-type="float">
            <text:p>1</text:p>
          </table:table-cell>
          <table:table-cell table:formula="of:=IF([.D397]=0;[.C397];0)" office:value-type="float" office:value="0" calcext:value-type="float">
            <text:p>0</text:p>
          </table:table-cell>
          <table:table-cell table:formula="of:=[.E39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parametric_eq_low_mid_freq</text:p>
          </table:table-cell>
          <table:table-cell table:formula="of:=([.B397]+[.C397]+[.E397])" office:value-type="float" office:value="522" calcext:value-type="float">
            <text:p>5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98])" office:value-type="string" office:string-value="04 0A" calcext:value-type="string">
            <text:p>04 0A</text:p>
          </table:table-cell>
          <table:table-cell table:formula="of:=IF([.D398]=1;[.C398];0)" office:value-type="float" office:value="1" calcext:value-type="float">
            <text:p>1</text:p>
          </table:table-cell>
          <table:table-cell table:formula="of:=IF([.D398]=0;[.C398];0)" office:value-type="float" office:value="0" calcext:value-type="float">
            <text:p>0</text:p>
          </table:table-cell>
          <table:table-cell table:formula="of:=[.E39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parametric_eq_low_mid_q</text:p>
          </table:table-cell>
          <table:table-cell table:formula="of:=([.B398]+[.C398]+[.E398])" office:value-type="float" office:value="523" calcext:value-type="float">
            <text:p>5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99])" office:value-type="string" office:string-value="04 0B" calcext:value-type="string">
            <text:p>04 0B</text:p>
          </table:table-cell>
          <table:table-cell table:formula="of:=IF([.D399]=1;[.C399];0)" office:value-type="float" office:value="1" calcext:value-type="float">
            <text:p>1</text:p>
          </table:table-cell>
          <table:table-cell table:formula="of:=IF([.D399]=0;[.C399];0)" office:value-type="float" office:value="0" calcext:value-type="float">
            <text:p>0</text:p>
          </table:table-cell>
          <table:table-cell table:formula="of:=[.E39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parametric_eq_low_mid_gain</text:p>
          </table:table-cell>
          <table:table-cell table:formula="of:=([.B399]+[.C399]+[.E399])" office:value-type="float" office:value="524" calcext:value-type="float">
            <text:p>5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00])" office:value-type="string" office:string-value="04 0C" calcext:value-type="string">
            <text:p>04 0C</text:p>
          </table:table-cell>
          <table:table-cell table:formula="of:=IF([.D400]=1;[.C400];0)" office:value-type="float" office:value="1" calcext:value-type="float">
            <text:p>1</text:p>
          </table:table-cell>
          <table:table-cell table:formula="of:=IF([.D400]=0;[.C400];0)" office:value-type="float" office:value="0" calcext:value-type="float">
            <text:p>0</text:p>
          </table:table-cell>
          <table:table-cell table:formula="of:=[.E40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parametric_eq_high_mid_freq</text:p>
          </table:table-cell>
          <table:table-cell table:formula="of:=([.B400]+[.C400]+[.E400])" office:value-type="float" office:value="525" calcext:value-type="float">
            <text:p>5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01])" office:value-type="string" office:string-value="04 0D" calcext:value-type="string">
            <text:p>04 0D</text:p>
          </table:table-cell>
          <table:table-cell table:formula="of:=IF([.D401]=1;[.C401];0)" office:value-type="float" office:value="1" calcext:value-type="float">
            <text:p>1</text:p>
          </table:table-cell>
          <table:table-cell table:formula="of:=IF([.D401]=0;[.C401];0)" office:value-type="float" office:value="0" calcext:value-type="float">
            <text:p>0</text:p>
          </table:table-cell>
          <table:table-cell table:formula="of:=[.E40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parametric_eq_high_mid_q</text:p>
          </table:table-cell>
          <table:table-cell table:formula="of:=([.B401]+[.C401]+[.E401])" office:value-type="float" office:value="526" calcext:value-type="float">
            <text:p>5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02])" office:value-type="string" office:string-value="04 0E" calcext:value-type="string">
            <text:p>04 0E</text:p>
          </table:table-cell>
          <table:table-cell table:formula="of:=IF([.D402]=1;[.C402];0)" office:value-type="float" office:value="1" calcext:value-type="float">
            <text:p>1</text:p>
          </table:table-cell>
          <table:table-cell table:formula="of:=IF([.D402]=0;[.C402];0)" office:value-type="float" office:value="0" calcext:value-type="float">
            <text:p>0</text:p>
          </table:table-cell>
          <table:table-cell table:formula="of:=[.E40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parametric_eq_high_mid_gain</text:p>
          </table:table-cell>
          <table:table-cell table:formula="of:=([.B402]+[.C402]+[.E402])" office:value-type="float" office:value="527" calcext:value-type="float">
            <text:p>5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03])" office:value-type="string" office:string-value="04 0F" calcext:value-type="string">
            <text:p>04 0F</text:p>
          </table:table-cell>
          <table:table-cell table:formula="of:=IF([.D403]=1;[.C403];0)" office:value-type="float" office:value="1" calcext:value-type="float">
            <text:p>1</text:p>
          </table:table-cell>
          <table:table-cell table:formula="of:=IF([.D403]=0;[.C403];0)" office:value-type="float" office:value="0" calcext:value-type="float">
            <text:p>0</text:p>
          </table:table-cell>
          <table:table-cell table:formula="of:=[.E40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parametric_eq_high_gain</text:p>
          </table:table-cell>
          <table:table-cell table:formula="of:=([.B403]+[.C403]+[.E403])" office:value-type="float" office:value="528" calcext:value-type="float">
            <text:p>5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04])" office:value-type="string" office:string-value="04 10" calcext:value-type="string">
            <text:p>04 10</text:p>
          </table:table-cell>
          <table:table-cell table:formula="of:=IF([.D404]=1;[.C404];0)" office:value-type="float" office:value="1" calcext:value-type="float">
            <text:p>1</text:p>
          </table:table-cell>
          <table:table-cell table:formula="of:=IF([.D404]=0;[.C404];0)" office:value-type="float" office:value="0" calcext:value-type="float">
            <text:p>0</text:p>
          </table:table-cell>
          <table:table-cell table:formula="of:=[.E40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parametric_eq_high_cut</text:p>
          </table:table-cell>
          <table:table-cell table:formula="of:=([.B404]+[.C404]+[.E404])" office:value-type="float" office:value="529" calcext:value-type="float">
            <text:p>5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05])" office:value-type="string" office:string-value="04 11" calcext:value-type="string">
            <text:p>04 11</text:p>
          </table:table-cell>
          <table:table-cell table:formula="of:=IF([.D405]=1;[.C405];0)" office:value-type="float" office:value="1" calcext:value-type="float">
            <text:p>1</text:p>
          </table:table-cell>
          <table:table-cell table:formula="of:=IF([.D405]=0;[.C405];0)" office:value-type="float" office:value="0" calcext:value-type="float">
            <text:p>0</text:p>
          </table:table-cell>
          <table:table-cell table:formula="of:=[.E40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parametric_eq_level</text:p>
          </table:table-cell>
          <table:table-cell table:formula="of:=([.B405]+[.C405]+[.E405])" office:value-type="float" office:value="530" calcext:value-type="float">
            <text:p>53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406])" office:value-type="string" office:string-value="04 12" calcext:value-type="string">
            <text:p>04 12</text:p>
          </table:table-cell>
          <table:table-cell table:formula="of:=IF([.D406]=1;[.C406];0)" office:value-type="float" office:value="1" calcext:value-type="float">
            <text:p>1</text:p>
          </table:table-cell>
          <table:table-cell table:formula="of:=IF([.D406]=0;[.C406];0)" office:value-type="float" office:value="0" calcext:value-type="float">
            <text:p>0</text:p>
          </table:table-cell>
          <table:table-cell table:formula="of:=[.E406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tone_modify_type</text:p>
          </table:table-cell>
          <table:table-cell table:formula="of:=([.B406]+[.C406]+[.E406])" office:value-type="float" office:value="532" calcext:value-type="float">
            <text:p>5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07])" office:value-type="string" office:string-value="04 14" calcext:value-type="string">
            <text:p>04 14</text:p>
          </table:table-cell>
          <table:table-cell table:formula="of:=IF([.D407]=1;[.C407];0)" office:value-type="float" office:value="1" calcext:value-type="float">
            <text:p>1</text:p>
          </table:table-cell>
          <table:table-cell table:formula="of:=IF([.D407]=0;[.C407];0)" office:value-type="float" office:value="0" calcext:value-type="float">
            <text:p>0</text:p>
          </table:table-cell>
          <table:table-cell table:formula="of:=[.E40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tone_modify_reso</text:p>
          </table:table-cell>
          <table:table-cell table:formula="of:=([.B407]+[.C407]+[.E407])" office:value-type="float" office:value="533" calcext:value-type="float">
            <text:p>5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08])" office:value-type="string" office:string-value="04 15" calcext:value-type="string">
            <text:p>04 15</text:p>
          </table:table-cell>
          <table:table-cell table:formula="of:=IF([.D408]=1;[.C408];0)" office:value-type="float" office:value="1" calcext:value-type="float">
            <text:p>1</text:p>
          </table:table-cell>
          <table:table-cell table:formula="of:=IF([.D408]=0;[.C408];0)" office:value-type="float" office:value="0" calcext:value-type="float">
            <text:p>0</text:p>
          </table:table-cell>
          <table:table-cell table:formula="of:=[.E40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tone_modify_low</text:p>
          </table:table-cell>
          <table:table-cell table:formula="of:=([.B408]+[.C408]+[.E408])" office:value-type="float" office:value="534" calcext:value-type="float">
            <text:p>5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09])" office:value-type="string" office:string-value="04 16" calcext:value-type="string">
            <text:p>04 16</text:p>
          </table:table-cell>
          <table:table-cell table:formula="of:=IF([.D409]=1;[.C409];0)" office:value-type="float" office:value="1" calcext:value-type="float">
            <text:p>1</text:p>
          </table:table-cell>
          <table:table-cell table:formula="of:=IF([.D409]=0;[.C409];0)" office:value-type="float" office:value="0" calcext:value-type="float">
            <text:p>0</text:p>
          </table:table-cell>
          <table:table-cell table:formula="of:=[.E40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tone_modify_high</text:p>
          </table:table-cell>
          <table:table-cell table:formula="of:=([.B409]+[.C409]+[.E409])" office:value-type="float" office:value="535" calcext:value-type="float">
            <text:p>5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10])" office:value-type="string" office:string-value="04 17" calcext:value-type="string">
            <text:p>04 17</text:p>
          </table:table-cell>
          <table:table-cell table:formula="of:=IF([.D410]=1;[.C410];0)" office:value-type="float" office:value="1" calcext:value-type="float">
            <text:p>1</text:p>
          </table:table-cell>
          <table:table-cell table:formula="of:=IF([.D410]=0;[.C410];0)" office:value-type="float" office:value="0" calcext:value-type="float">
            <text:p>0</text:p>
          </table:table-cell>
          <table:table-cell table:formula="of:=[.E41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tone_modify_level</text:p>
          </table:table-cell>
          <table:table-cell table:formula="of:=([.B410]+[.C410]+[.E410])" office:value-type="float" office:value="536" calcext:value-type="float">
            <text:p>536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411])" office:value-type="string" office:string-value="04 18" calcext:value-type="string">
            <text:p>04 18</text:p>
          </table:table-cell>
          <table:table-cell table:formula="of:=IF([.D411]=1;[.C411];0)" office:value-type="float" office:value="1" calcext:value-type="float">
            <text:p>1</text:p>
          </table:table-cell>
          <table:table-cell table:formula="of:=IF([.D411]=0;[.C411];0)" office:value-type="float" office:value="0" calcext:value-type="float">
            <text:p>0</text:p>
          </table:table-cell>
          <table:table-cell table:formula="of:=[.E411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guitar_sim_type</text:p>
          </table:table-cell>
          <table:table-cell table:formula="of:=([.B411]+[.C411]+[.E411])" office:value-type="float" office:value="538" calcext:value-type="float">
            <text:p>5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12])" office:value-type="string" office:string-value="04 1A" calcext:value-type="string">
            <text:p>04 1A</text:p>
          </table:table-cell>
          <table:table-cell table:formula="of:=IF([.D412]=1;[.C412];0)" office:value-type="float" office:value="1" calcext:value-type="float">
            <text:p>1</text:p>
          </table:table-cell>
          <table:table-cell table:formula="of:=IF([.D412]=0;[.C412];0)" office:value-type="float" office:value="0" calcext:value-type="float">
            <text:p>0</text:p>
          </table:table-cell>
          <table:table-cell table:formula="of:=[.E41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guitar_sim_low</text:p>
          </table:table-cell>
          <table:table-cell table:formula="of:=([.B412]+[.C412]+[.E412])" office:value-type="float" office:value="539" calcext:value-type="float">
            <text:p>5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13])" office:value-type="string" office:string-value="04 1B" calcext:value-type="string">
            <text:p>04 1B</text:p>
          </table:table-cell>
          <table:table-cell table:formula="of:=IF([.D413]=1;[.C413];0)" office:value-type="float" office:value="1" calcext:value-type="float">
            <text:p>1</text:p>
          </table:table-cell>
          <table:table-cell table:formula="of:=IF([.D413]=0;[.C413];0)" office:value-type="float" office:value="0" calcext:value-type="float">
            <text:p>0</text:p>
          </table:table-cell>
          <table:table-cell table:formula="of:=[.E41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guitar_sim_high</text:p>
          </table:table-cell>
          <table:table-cell table:formula="of:=([.B413]+[.C413]+[.E413])" office:value-type="float" office:value="540" calcext:value-type="float">
            <text:p>5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14])" office:value-type="string" office:string-value="04 1C" calcext:value-type="string">
            <text:p>04 1C</text:p>
          </table:table-cell>
          <table:table-cell table:formula="of:=IF([.D414]=1;[.C414];0)" office:value-type="float" office:value="1" calcext:value-type="float">
            <text:p>1</text:p>
          </table:table-cell>
          <table:table-cell table:formula="of:=IF([.D414]=0;[.C414];0)" office:value-type="float" office:value="0" calcext:value-type="float">
            <text:p>0</text:p>
          </table:table-cell>
          <table:table-cell table:formula="of:=[.E41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guitar_sim_level</text:p>
          </table:table-cell>
          <table:table-cell table:formula="of:=([.B414]+[.C414]+[.E414])" office:value-type="float" office:value="541" calcext:value-type="float">
            <text:p>5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15])" office:value-type="string" office:string-value="04 1D" calcext:value-type="string">
            <text:p>04 1D</text:p>
          </table:table-cell>
          <table:table-cell table:formula="of:=IF([.D415]=1;[.C415];0)" office:value-type="float" office:value="1" calcext:value-type="float">
            <text:p>1</text:p>
          </table:table-cell>
          <table:table-cell table:formula="of:=IF([.D415]=0;[.C415];0)" office:value-type="float" office:value="0" calcext:value-type="float">
            <text:p>0</text:p>
          </table:table-cell>
          <table:table-cell table:formula="of:=[.E41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guitar_sim_body</text:p>
          </table:table-cell>
          <table:table-cell table:formula="of:=([.B415]+[.C415]+[.E415])" office:value-type="float" office:value="542" calcext:value-type="float">
            <text:p>54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416])" office:value-type="string" office:string-value="04 1E" calcext:value-type="string">
            <text:p>04 1E</text:p>
          </table:table-cell>
          <table:table-cell table:formula="of:=IF([.D416]=1;[.C416];0)" office:value-type="float" office:value="1" calcext:value-type="float">
            <text:p>1</text:p>
          </table:table-cell>
          <table:table-cell table:formula="of:=IF([.D416]=0;[.C416];0)" office:value-type="float" office:value="0" calcext:value-type="float">
            <text:p>0</text:p>
          </table:table-cell>
          <table:table-cell table:formula="of:=[.E416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slow_gear_sens</text:p>
          </table:table-cell>
          <table:table-cell table:formula="of:=([.B416]+[.C416]+[.E416])" office:value-type="float" office:value="544" calcext:value-type="float">
            <text:p>5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17])" office:value-type="string" office:string-value="04 20" calcext:value-type="string">
            <text:p>04 20</text:p>
          </table:table-cell>
          <table:table-cell table:formula="of:=IF([.D417]=1;[.C417];0)" office:value-type="float" office:value="1" calcext:value-type="float">
            <text:p>1</text:p>
          </table:table-cell>
          <table:table-cell table:formula="of:=IF([.D417]=0;[.C417];0)" office:value-type="float" office:value="0" calcext:value-type="float">
            <text:p>0</text:p>
          </table:table-cell>
          <table:table-cell table:formula="of:=[.E41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slow_gear_rise_time</text:p>
          </table:table-cell>
          <table:table-cell table:formula="of:=([.B417]+[.C417]+[.E417])" office:value-type="float" office:value="545" calcext:value-type="float">
            <text:p>5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18])" office:value-type="string" office:string-value="04 21" calcext:value-type="string">
            <text:p>04 21</text:p>
          </table:table-cell>
          <table:table-cell table:formula="of:=IF([.D418]=1;[.C418];0)" office:value-type="float" office:value="1" calcext:value-type="float">
            <text:p>1</text:p>
          </table:table-cell>
          <table:table-cell table:formula="of:=IF([.D418]=0;[.C418];0)" office:value-type="float" office:value="0" calcext:value-type="float">
            <text:p>0</text:p>
          </table:table-cell>
          <table:table-cell table:formula="of:=[.E41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slow_gear_level</text:p>
          </table:table-cell>
          <table:table-cell table:formula="of:=([.B418]+[.C418]+[.E418])" office:value-type="float" office:value="546" calcext:value-type="float">
            <text:p>546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419])" office:value-type="string" office:string-value="04 22" calcext:value-type="string">
            <text:p>04 22</text:p>
          </table:table-cell>
          <table:table-cell table:formula="of:=IF([.D419]=1;[.C419];0)" office:value-type="float" office:value="1" calcext:value-type="float">
            <text:p>1</text:p>
          </table:table-cell>
          <table:table-cell table:formula="of:=IF([.D419]=0;[.C419];0)" office:value-type="float" office:value="0" calcext:value-type="float">
            <text:p>0</text:p>
          </table:table-cell>
          <table:table-cell table:formula="of:=[.E419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defretter_tone</text:p>
          </table:table-cell>
          <table:table-cell table:formula="of:=([.B419]+[.C419]+[.E419])" office:value-type="float" office:value="548" calcext:value-type="float">
            <text:p>5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20])" office:value-type="string" office:string-value="04 24" calcext:value-type="string">
            <text:p>04 24</text:p>
          </table:table-cell>
          <table:table-cell table:formula="of:=IF([.D420]=1;[.C420];0)" office:value-type="float" office:value="1" calcext:value-type="float">
            <text:p>1</text:p>
          </table:table-cell>
          <table:table-cell table:formula="of:=IF([.D420]=0;[.C420];0)" office:value-type="float" office:value="0" calcext:value-type="float">
            <text:p>0</text:p>
          </table:table-cell>
          <table:table-cell table:formula="of:=[.E42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defretter_sens</text:p>
          </table:table-cell>
          <table:table-cell table:formula="of:=([.B420]+[.C420]+[.E420])" office:value-type="float" office:value="549" calcext:value-type="float">
            <text:p>5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21])" office:value-type="string" office:string-value="04 25" calcext:value-type="string">
            <text:p>04 25</text:p>
          </table:table-cell>
          <table:table-cell table:formula="of:=IF([.D421]=1;[.C421];0)" office:value-type="float" office:value="1" calcext:value-type="float">
            <text:p>1</text:p>
          </table:table-cell>
          <table:table-cell table:formula="of:=IF([.D421]=0;[.C421];0)" office:value-type="float" office:value="0" calcext:value-type="float">
            <text:p>0</text:p>
          </table:table-cell>
          <table:table-cell table:formula="of:=[.E42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defretter_attack</text:p>
          </table:table-cell>
          <table:table-cell table:formula="of:=([.B421]+[.C421]+[.E421])" office:value-type="float" office:value="550" calcext:value-type="float">
            <text:p>5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22])" office:value-type="string" office:string-value="04 26" calcext:value-type="string">
            <text:p>04 26</text:p>
          </table:table-cell>
          <table:table-cell table:formula="of:=IF([.D422]=1;[.C422];0)" office:value-type="float" office:value="1" calcext:value-type="float">
            <text:p>1</text:p>
          </table:table-cell>
          <table:table-cell table:formula="of:=IF([.D422]=0;[.C422];0)" office:value-type="float" office:value="0" calcext:value-type="float">
            <text:p>0</text:p>
          </table:table-cell>
          <table:table-cell table:formula="of:=[.E42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defretter_depth</text:p>
          </table:table-cell>
          <table:table-cell table:formula="of:=([.B422]+[.C422]+[.E422])" office:value-type="float" office:value="551" calcext:value-type="float">
            <text:p>5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23])" office:value-type="string" office:string-value="04 27" calcext:value-type="string">
            <text:p>04 27</text:p>
          </table:table-cell>
          <table:table-cell table:formula="of:=IF([.D423]=1;[.C423];0)" office:value-type="float" office:value="1" calcext:value-type="float">
            <text:p>1</text:p>
          </table:table-cell>
          <table:table-cell table:formula="of:=IF([.D423]=0;[.C423];0)" office:value-type="float" office:value="0" calcext:value-type="float">
            <text:p>0</text:p>
          </table:table-cell>
          <table:table-cell table:formula="of:=[.E42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defretter_reso</text:p>
          </table:table-cell>
          <table:table-cell table:formula="of:=([.B423]+[.C423]+[.E423])" office:value-type="float" office:value="552" calcext:value-type="float">
            <text:p>5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24])" office:value-type="string" office:string-value="04 28" calcext:value-type="string">
            <text:p>04 28</text:p>
          </table:table-cell>
          <table:table-cell table:formula="of:=IF([.D424]=1;[.C424];0)" office:value-type="float" office:value="1" calcext:value-type="float">
            <text:p>1</text:p>
          </table:table-cell>
          <table:table-cell table:formula="of:=IF([.D424]=0;[.C424];0)" office:value-type="float" office:value="0" calcext:value-type="float">
            <text:p>0</text:p>
          </table:table-cell>
          <table:table-cell table:formula="of:=[.E42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defretter_effect_level</text:p>
          </table:table-cell>
          <table:table-cell table:formula="of:=([.B424]+[.C424]+[.E424])" office:value-type="float" office:value="553" calcext:value-type="float">
            <text:p>5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25])" office:value-type="string" office:string-value="04 29" calcext:value-type="string">
            <text:p>04 29</text:p>
          </table:table-cell>
          <table:table-cell table:formula="of:=IF([.D425]=1;[.C425];0)" office:value-type="float" office:value="1" calcext:value-type="float">
            <text:p>1</text:p>
          </table:table-cell>
          <table:table-cell table:formula="of:=IF([.D425]=0;[.C425];0)" office:value-type="float" office:value="0" calcext:value-type="float">
            <text:p>0</text:p>
          </table:table-cell>
          <table:table-cell table:formula="of:=[.E42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defretter_direct_mix</text:p>
          </table:table-cell>
          <table:table-cell table:formula="of:=([.B425]+[.C425]+[.E425])" office:value-type="float" office:value="554" calcext:value-type="float">
            <text:p>55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426])" office:value-type="string" office:string-value="04 2A" calcext:value-type="string">
            <text:p>04 2A</text:p>
          </table:table-cell>
          <table:table-cell table:formula="of:=IF([.D426]=1;[.C426];0)" office:value-type="float" office:value="1" calcext:value-type="float">
            <text:p>1</text:p>
          </table:table-cell>
          <table:table-cell table:formula="of:=IF([.D426]=0;[.C426];0)" office:value-type="float" office:value="0" calcext:value-type="float">
            <text:p>0</text:p>
          </table:table-cell>
          <table:table-cell table:formula="of:=[.E426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wave_synth_wave</text:p>
          </table:table-cell>
          <table:table-cell table:formula="of:=([.B426]+[.C426]+[.E426])" office:value-type="float" office:value="556" calcext:value-type="float">
            <text:p>5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27])" office:value-type="string" office:string-value="04 2C" calcext:value-type="string">
            <text:p>04 2C</text:p>
          </table:table-cell>
          <table:table-cell table:formula="of:=IF([.D427]=1;[.C427];0)" office:value-type="float" office:value="1" calcext:value-type="float">
            <text:p>1</text:p>
          </table:table-cell>
          <table:table-cell table:formula="of:=IF([.D427]=0;[.C427];0)" office:value-type="float" office:value="0" calcext:value-type="float">
            <text:p>0</text:p>
          </table:table-cell>
          <table:table-cell table:formula="of:=[.E42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wave_synth_cutoff</text:p>
          </table:table-cell>
          <table:table-cell table:formula="of:=([.B427]+[.C427]+[.E427])" office:value-type="float" office:value="557" calcext:value-type="float">
            <text:p>5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28])" office:value-type="string" office:string-value="04 2D" calcext:value-type="string">
            <text:p>04 2D</text:p>
          </table:table-cell>
          <table:table-cell table:formula="of:=IF([.D428]=1;[.C428];0)" office:value-type="float" office:value="1" calcext:value-type="float">
            <text:p>1</text:p>
          </table:table-cell>
          <table:table-cell table:formula="of:=IF([.D428]=0;[.C428];0)" office:value-type="float" office:value="0" calcext:value-type="float">
            <text:p>0</text:p>
          </table:table-cell>
          <table:table-cell table:formula="of:=[.E42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wave_synth_reso</text:p>
          </table:table-cell>
          <table:table-cell table:formula="of:=([.B428]+[.C428]+[.E428])" office:value-type="float" office:value="558" calcext:value-type="float">
            <text:p>5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29])" office:value-type="string" office:string-value="04 2E" calcext:value-type="string">
            <text:p>04 2E</text:p>
          </table:table-cell>
          <table:table-cell table:formula="of:=IF([.D429]=1;[.C429];0)" office:value-type="float" office:value="1" calcext:value-type="float">
            <text:p>1</text:p>
          </table:table-cell>
          <table:table-cell table:formula="of:=IF([.D429]=0;[.C429];0)" office:value-type="float" office:value="0" calcext:value-type="float">
            <text:p>0</text:p>
          </table:table-cell>
          <table:table-cell table:formula="of:=[.E42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wave_synth_filter_sens</text:p>
          </table:table-cell>
          <table:table-cell table:formula="of:=([.B429]+[.C429]+[.E429])" office:value-type="float" office:value="559" calcext:value-type="float">
            <text:p>5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30])" office:value-type="string" office:string-value="04 2F" calcext:value-type="string">
            <text:p>04 2F</text:p>
          </table:table-cell>
          <table:table-cell table:formula="of:=IF([.D430]=1;[.C430];0)" office:value-type="float" office:value="1" calcext:value-type="float">
            <text:p>1</text:p>
          </table:table-cell>
          <table:table-cell table:formula="of:=IF([.D430]=0;[.C430];0)" office:value-type="float" office:value="0" calcext:value-type="float">
            <text:p>0</text:p>
          </table:table-cell>
          <table:table-cell table:formula="of:=[.E43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wave_synth_filter_decay</text:p>
          </table:table-cell>
          <table:table-cell table:formula="of:=([.B430]+[.C430]+[.E430])" office:value-type="float" office:value="560" calcext:value-type="float">
            <text:p>5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31])" office:value-type="string" office:string-value="04 30" calcext:value-type="string">
            <text:p>04 30</text:p>
          </table:table-cell>
          <table:table-cell table:formula="of:=IF([.D431]=1;[.C431];0)" office:value-type="float" office:value="1" calcext:value-type="float">
            <text:p>1</text:p>
          </table:table-cell>
          <table:table-cell table:formula="of:=IF([.D431]=0;[.C431];0)" office:value-type="float" office:value="0" calcext:value-type="float">
            <text:p>0</text:p>
          </table:table-cell>
          <table:table-cell table:formula="of:=[.E43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wave_synth_filter_depth</text:p>
          </table:table-cell>
          <table:table-cell table:formula="of:=([.B431]+[.C431]+[.E431])" office:value-type="float" office:value="561" calcext:value-type="float">
            <text:p>5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32])" office:value-type="string" office:string-value="04 31" calcext:value-type="string">
            <text:p>04 31</text:p>
          </table:table-cell>
          <table:table-cell table:formula="of:=IF([.D432]=1;[.C432];0)" office:value-type="float" office:value="1" calcext:value-type="float">
            <text:p>1</text:p>
          </table:table-cell>
          <table:table-cell table:formula="of:=IF([.D432]=0;[.C432];0)" office:value-type="float" office:value="0" calcext:value-type="float">
            <text:p>0</text:p>
          </table:table-cell>
          <table:table-cell table:formula="of:=[.E43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wave_synth_synth_level</text:p>
          </table:table-cell>
          <table:table-cell table:formula="of:=([.B432]+[.C432]+[.E432])" office:value-type="float" office:value="562" calcext:value-type="float">
            <text:p>5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33])" office:value-type="string" office:string-value="04 32" calcext:value-type="string">
            <text:p>04 32</text:p>
          </table:table-cell>
          <table:table-cell table:formula="of:=IF([.D433]=1;[.C433];0)" office:value-type="float" office:value="1" calcext:value-type="float">
            <text:p>1</text:p>
          </table:table-cell>
          <table:table-cell table:formula="of:=IF([.D433]=0;[.C433];0)" office:value-type="float" office:value="0" calcext:value-type="float">
            <text:p>0</text:p>
          </table:table-cell>
          <table:table-cell table:formula="of:=[.E43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wave_synth_direct_mix</text:p>
          </table:table-cell>
          <table:table-cell table:formula="of:=([.B433]+[.C433]+[.E433])" office:value-type="float" office:value="563" calcext:value-type="float">
            <text:p>56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434])" office:value-type="string" office:string-value="04 33" calcext:value-type="string">
            <text:p>04 33</text:p>
          </table:table-cell>
          <table:table-cell table:formula="of:=IF([.D434]=1;[.C434];0)" office:value-type="float" office:value="1" calcext:value-type="float">
            <text:p>1</text:p>
          </table:table-cell>
          <table:table-cell table:formula="of:=IF([.D434]=0;[.C434];0)" office:value-type="float" office:value="0" calcext:value-type="float">
            <text:p>0</text:p>
          </table:table-cell>
          <table:table-cell table:formula="of:=[.E434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sitar_sim_tone</text:p>
          </table:table-cell>
          <table:table-cell table:formula="of:=([.B434]+[.C434]+[.E434])" office:value-type="float" office:value="565" calcext:value-type="float">
            <text:p>5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35])" office:value-type="string" office:string-value="04 35" calcext:value-type="string">
            <text:p>04 35</text:p>
          </table:table-cell>
          <table:table-cell table:formula="of:=IF([.D435]=1;[.C435];0)" office:value-type="float" office:value="1" calcext:value-type="float">
            <text:p>1</text:p>
          </table:table-cell>
          <table:table-cell table:formula="of:=IF([.D435]=0;[.C435];0)" office:value-type="float" office:value="0" calcext:value-type="float">
            <text:p>0</text:p>
          </table:table-cell>
          <table:table-cell table:formula="of:=[.E43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sitar_sim_sens</text:p>
          </table:table-cell>
          <table:table-cell table:formula="of:=([.B435]+[.C435]+[.E435])" office:value-type="float" office:value="566" calcext:value-type="float">
            <text:p>5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36])" office:value-type="string" office:string-value="04 36" calcext:value-type="string">
            <text:p>04 36</text:p>
          </table:table-cell>
          <table:table-cell table:formula="of:=IF([.D436]=1;[.C436];0)" office:value-type="float" office:value="1" calcext:value-type="float">
            <text:p>1</text:p>
          </table:table-cell>
          <table:table-cell table:formula="of:=IF([.D436]=0;[.C436];0)" office:value-type="float" office:value="0" calcext:value-type="float">
            <text:p>0</text:p>
          </table:table-cell>
          <table:table-cell table:formula="of:=[.E43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sitar_sim_depth</text:p>
          </table:table-cell>
          <table:table-cell table:formula="of:=([.B436]+[.C436]+[.E436])" office:value-type="float" office:value="567" calcext:value-type="float">
            <text:p>5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37])" office:value-type="string" office:string-value="04 37" calcext:value-type="string">
            <text:p>04 37</text:p>
          </table:table-cell>
          <table:table-cell table:formula="of:=IF([.D437]=1;[.C437];0)" office:value-type="float" office:value="1" calcext:value-type="float">
            <text:p>1</text:p>
          </table:table-cell>
          <table:table-cell table:formula="of:=IF([.D437]=0;[.C437];0)" office:value-type="float" office:value="0" calcext:value-type="float">
            <text:p>0</text:p>
          </table:table-cell>
          <table:table-cell table:formula="of:=[.E43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sitar_sim_reso</text:p>
          </table:table-cell>
          <table:table-cell table:formula="of:=([.B437]+[.C437]+[.E437])" office:value-type="float" office:value="568" calcext:value-type="float">
            <text:p>5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38])" office:value-type="string" office:string-value="04 38" calcext:value-type="string">
            <text:p>04 38</text:p>
          </table:table-cell>
          <table:table-cell table:formula="of:=IF([.D438]=1;[.C438];0)" office:value-type="float" office:value="1" calcext:value-type="float">
            <text:p>1</text:p>
          </table:table-cell>
          <table:table-cell table:formula="of:=IF([.D438]=0;[.C438];0)" office:value-type="float" office:value="0" calcext:value-type="float">
            <text:p>0</text:p>
          </table:table-cell>
          <table:table-cell table:formula="of:=[.E43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sitar_sim_buzz</text:p>
          </table:table-cell>
          <table:table-cell table:formula="of:=([.B438]+[.C438]+[.E438])" office:value-type="float" office:value="569" calcext:value-type="float">
            <text:p>5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39])" office:value-type="string" office:string-value="04 39" calcext:value-type="string">
            <text:p>04 39</text:p>
          </table:table-cell>
          <table:table-cell table:formula="of:=IF([.D439]=1;[.C439];0)" office:value-type="float" office:value="1" calcext:value-type="float">
            <text:p>1</text:p>
          </table:table-cell>
          <table:table-cell table:formula="of:=IF([.D439]=0;[.C439];0)" office:value-type="float" office:value="0" calcext:value-type="float">
            <text:p>0</text:p>
          </table:table-cell>
          <table:table-cell table:formula="of:=[.E43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sitar_sim_effect_level</text:p>
          </table:table-cell>
          <table:table-cell table:formula="of:=([.B439]+[.C439]+[.E439])" office:value-type="float" office:value="570" calcext:value-type="float">
            <text:p>5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40])" office:value-type="string" office:string-value="04 3A" calcext:value-type="string">
            <text:p>04 3A</text:p>
          </table:table-cell>
          <table:table-cell table:formula="of:=IF([.D440]=1;[.C440];0)" office:value-type="float" office:value="1" calcext:value-type="float">
            <text:p>1</text:p>
          </table:table-cell>
          <table:table-cell table:formula="of:=IF([.D440]=0;[.C440];0)" office:value-type="float" office:value="0" calcext:value-type="float">
            <text:p>0</text:p>
          </table:table-cell>
          <table:table-cell table:formula="of:=[.E44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sitar_sim_direct_mix</text:p>
          </table:table-cell>
          <table:table-cell table:formula="of:=([.B440]+[.C440]+[.E440])" office:value-type="float" office:value="571" calcext:value-type="float">
            <text:p>57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441])" office:value-type="string" office:string-value="04 3B" calcext:value-type="string">
            <text:p>04 3B</text:p>
          </table:table-cell>
          <table:table-cell table:formula="of:=IF([.D441]=1;[.C441];0)" office:value-type="float" office:value="1" calcext:value-type="float">
            <text:p>1</text:p>
          </table:table-cell>
          <table:table-cell table:formula="of:=IF([.D441]=0;[.C441];0)" office:value-type="float" office:value="0" calcext:value-type="float">
            <text:p>0</text:p>
          </table:table-cell>
          <table:table-cell table:formula="of:=[.E441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octave_range</text:p>
          </table:table-cell>
          <table:table-cell table:formula="of:=([.B441]+[.C441]+[.E441])" office:value-type="float" office:value="573" calcext:value-type="float">
            <text:p>5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42])" office:value-type="string" office:string-value="04 3D" calcext:value-type="string">
            <text:p>04 3D</text:p>
          </table:table-cell>
          <table:table-cell table:formula="of:=IF([.D442]=1;[.C442];0)" office:value-type="float" office:value="1" calcext:value-type="float">
            <text:p>1</text:p>
          </table:table-cell>
          <table:table-cell table:formula="of:=IF([.D442]=0;[.C442];0)" office:value-type="float" office:value="0" calcext:value-type="float">
            <text:p>0</text:p>
          </table:table-cell>
          <table:table-cell table:formula="of:=[.E44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octave_level</text:p>
          </table:table-cell>
          <table:table-cell table:formula="of:=([.B442]+[.C442]+[.E442])" office:value-type="float" office:value="574" calcext:value-type="float">
            <text:p>5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43])" office:value-type="string" office:string-value="04 3E" calcext:value-type="string">
            <text:p>04 3E</text:p>
          </table:table-cell>
          <table:table-cell table:formula="of:=IF([.D443]=1;[.C443];0)" office:value-type="float" office:value="1" calcext:value-type="float">
            <text:p>1</text:p>
          </table:table-cell>
          <table:table-cell table:formula="of:=IF([.D443]=0;[.C443];0)" office:value-type="float" office:value="0" calcext:value-type="float">
            <text:p>0</text:p>
          </table:table-cell>
          <table:table-cell table:formula="of:=[.E44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octave_direct_mix</text:p>
          </table:table-cell>
          <table:table-cell table:formula="of:=([.B443]+[.C443]+[.E443])" office:value-type="float" office:value="575" calcext:value-type="float">
            <text:p>575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444])" office:value-type="string" office:string-value="04 3F" calcext:value-type="string">
            <text:p>04 3F</text:p>
          </table:table-cell>
          <table:table-cell table:formula="of:=IF([.D444]=1;[.C444];0)" office:value-type="float" office:value="1" calcext:value-type="float">
            <text:p>1</text:p>
          </table:table-cell>
          <table:table-cell table:formula="of:=IF([.D444]=0;[.C444];0)" office:value-type="float" office:value="0" calcext:value-type="float">
            <text:p>0</text:p>
          </table:table-cell>
          <table:table-cell table:formula="of:=[.E444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pitch_shifter_voice</text:p>
          </table:table-cell>
          <table:table-cell table:formula="of:=([.B444]+[.C444]+[.E444])" office:value-type="float" office:value="577" calcext:value-type="float">
            <text:p>5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45])" office:value-type="string" office:string-value="04 41" calcext:value-type="string">
            <text:p>04 41</text:p>
          </table:table-cell>
          <table:table-cell table:formula="of:=IF([.D445]=1;[.C445];0)" office:value-type="float" office:value="1" calcext:value-type="float">
            <text:p>1</text:p>
          </table:table-cell>
          <table:table-cell table:formula="of:=IF([.D445]=0;[.C445];0)" office:value-type="float" office:value="0" calcext:value-type="float">
            <text:p>0</text:p>
          </table:table-cell>
          <table:table-cell table:formula="of:=[.E44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pitch_shifter_ps1mode</text:p>
          </table:table-cell>
          <table:table-cell table:formula="of:=([.B445]+[.C445]+[.E445])" office:value-type="float" office:value="578" calcext:value-type="float">
            <text:p>5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46])" office:value-type="string" office:string-value="04 42" calcext:value-type="string">
            <text:p>04 42</text:p>
          </table:table-cell>
          <table:table-cell table:formula="of:=IF([.D446]=1;[.C446];0)" office:value-type="float" office:value="1" calcext:value-type="float">
            <text:p>1</text:p>
          </table:table-cell>
          <table:table-cell table:formula="of:=IF([.D446]=0;[.C446];0)" office:value-type="float" office:value="0" calcext:value-type="float">
            <text:p>0</text:p>
          </table:table-cell>
          <table:table-cell table:formula="of:=[.E44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pitch_shifter_ps1pitch</text:p>
          </table:table-cell>
          <table:table-cell table:formula="of:=([.B446]+[.C446]+[.E446])" office:value-type="float" office:value="579" calcext:value-type="float">
            <text:p>5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47])" office:value-type="string" office:string-value="04 43" calcext:value-type="string">
            <text:p>04 43</text:p>
          </table:table-cell>
          <table:table-cell table:formula="of:=IF([.D447]=1;[.C447];0)" office:value-type="float" office:value="1" calcext:value-type="float">
            <text:p>1</text:p>
          </table:table-cell>
          <table:table-cell table:formula="of:=IF([.D447]=0;[.C447];0)" office:value-type="float" office:value="0" calcext:value-type="float">
            <text:p>0</text:p>
          </table:table-cell>
          <table:table-cell table:formula="of:=[.E44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pitch_shifter_ps1fine</text:p>
          </table:table-cell>
          <table:table-cell table:formula="of:=([.B447]+[.C447]+[.E447])" office:value-type="float" office:value="580" calcext:value-type="float">
            <text:p>5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48])" office:value-type="string" office:string-value="04 44" calcext:value-type="string">
            <text:p>04 44</text:p>
          </table:table-cell>
          <table:table-cell table:formula="of:=IF([.D448]=1;[.C448];0)" office:value-type="float" office:value="1" calcext:value-type="float">
            <text:p>1</text:p>
          </table:table-cell>
          <table:table-cell table:formula="of:=IF([.D448]=0;[.C448];0)" office:value-type="float" office:value="0" calcext:value-type="float">
            <text:p>0</text:p>
          </table:table-cell>
          <table:table-cell table:formula="of:=[.E44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pitch_shifter_ps1pre_dly</text:p>
          </table:table-cell>
          <table:table-cell table:formula="of:=([.B448]+[.C448]+[.E448])" office:value-type="float" office:value="581" calcext:value-type="float">
            <text:p>58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49])" office:value-type="string" office:string-value="04 45" calcext:value-type="string">
            <text:p>04 45</text:p>
          </table:table-cell>
          <table:table-cell table:formula="of:=IF([.D449]=1;[.C449];0)" office:value-type="float" office:value="2" calcext:value-type="float">
            <text:p>2</text:p>
          </table:table-cell>
          <table:table-cell table:formula="of:=IF([.D449]=0;[.C449];0)" office:value-type="float" office:value="0" calcext:value-type="float">
            <text:p>0</text:p>
          </table:table-cell>
          <table:table-cell table:formula="of:=[.E44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pitch_shifter_ps1level</text:p>
          </table:table-cell>
          <table:table-cell table:formula="of:=([.B449]+[.C449]+[.E449])" office:value-type="float" office:value="583" calcext:value-type="float">
            <text:p>5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50])" office:value-type="string" office:string-value="04 47" calcext:value-type="string">
            <text:p>04 47</text:p>
          </table:table-cell>
          <table:table-cell table:formula="of:=IF([.D450]=1;[.C450];0)" office:value-type="float" office:value="1" calcext:value-type="float">
            <text:p>1</text:p>
          </table:table-cell>
          <table:table-cell table:formula="of:=IF([.D450]=0;[.C450];0)" office:value-type="float" office:value="0" calcext:value-type="float">
            <text:p>0</text:p>
          </table:table-cell>
          <table:table-cell table:formula="of:=[.E45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pitch_shifter_ps2mode</text:p>
          </table:table-cell>
          <table:table-cell table:formula="of:=([.B450]+[.C450]+[.E450])" office:value-type="float" office:value="584" calcext:value-type="float">
            <text:p>5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51])" office:value-type="string" office:string-value="04 48" calcext:value-type="string">
            <text:p>04 48</text:p>
          </table:table-cell>
          <table:table-cell table:formula="of:=IF([.D451]=1;[.C451];0)" office:value-type="float" office:value="1" calcext:value-type="float">
            <text:p>1</text:p>
          </table:table-cell>
          <table:table-cell table:formula="of:=IF([.D451]=0;[.C451];0)" office:value-type="float" office:value="0" calcext:value-type="float">
            <text:p>0</text:p>
          </table:table-cell>
          <table:table-cell table:formula="of:=[.E45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pitch_shifter_ps2pitch</text:p>
          </table:table-cell>
          <table:table-cell table:formula="of:=([.B451]+[.C451]+[.E451])" office:value-type="float" office:value="585" calcext:value-type="float">
            <text:p>5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52])" office:value-type="string" office:string-value="04 49" calcext:value-type="string">
            <text:p>04 49</text:p>
          </table:table-cell>
          <table:table-cell table:formula="of:=IF([.D452]=1;[.C452];0)" office:value-type="float" office:value="1" calcext:value-type="float">
            <text:p>1</text:p>
          </table:table-cell>
          <table:table-cell table:formula="of:=IF([.D452]=0;[.C452];0)" office:value-type="float" office:value="0" calcext:value-type="float">
            <text:p>0</text:p>
          </table:table-cell>
          <table:table-cell table:formula="of:=[.E45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pitch_shifter_ps2fine</text:p>
          </table:table-cell>
          <table:table-cell table:formula="of:=([.B452]+[.C452]+[.E452])" office:value-type="float" office:value="586" calcext:value-type="float">
            <text:p>5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53])" office:value-type="string" office:string-value="04 4A" calcext:value-type="string">
            <text:p>04 4A</text:p>
          </table:table-cell>
          <table:table-cell table:formula="of:=IF([.D453]=1;[.C453];0)" office:value-type="float" office:value="1" calcext:value-type="float">
            <text:p>1</text:p>
          </table:table-cell>
          <table:table-cell table:formula="of:=IF([.D453]=0;[.C453];0)" office:value-type="float" office:value="0" calcext:value-type="float">
            <text:p>0</text:p>
          </table:table-cell>
          <table:table-cell table:formula="of:=[.E45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pitch_shifter_ps2pre_dly</text:p>
          </table:table-cell>
          <table:table-cell table:formula="of:=([.B453]+[.C453]+[.E453])" office:value-type="float" office:value="587" calcext:value-type="float">
            <text:p>58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54])" office:value-type="string" office:string-value="04 4B" calcext:value-type="string">
            <text:p>04 4B</text:p>
          </table:table-cell>
          <table:table-cell table:formula="of:=IF([.D454]=1;[.C454];0)" office:value-type="float" office:value="2" calcext:value-type="float">
            <text:p>2</text:p>
          </table:table-cell>
          <table:table-cell table:formula="of:=IF([.D454]=0;[.C454];0)" office:value-type="float" office:value="0" calcext:value-type="float">
            <text:p>0</text:p>
          </table:table-cell>
          <table:table-cell table:formula="of:=[.E45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pitch_shifter_ps2level</text:p>
          </table:table-cell>
          <table:table-cell table:formula="of:=([.B454]+[.C454]+[.E454])" office:value-type="float" office:value="589" calcext:value-type="float">
            <text:p>5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55])" office:value-type="string" office:string-value="04 4D" calcext:value-type="string">
            <text:p>04 4D</text:p>
          </table:table-cell>
          <table:table-cell table:formula="of:=IF([.D455]=1;[.C455];0)" office:value-type="float" office:value="1" calcext:value-type="float">
            <text:p>1</text:p>
          </table:table-cell>
          <table:table-cell table:formula="of:=IF([.D455]=0;[.C455];0)" office:value-type="float" office:value="0" calcext:value-type="float">
            <text:p>0</text:p>
          </table:table-cell>
          <table:table-cell table:formula="of:=[.E45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pitch_shifter_ps1f_back</text:p>
          </table:table-cell>
          <table:table-cell table:formula="of:=([.B455]+[.C455]+[.E455])" office:value-type="float" office:value="590" calcext:value-type="float">
            <text:p>5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56])" office:value-type="string" office:string-value="04 4E" calcext:value-type="string">
            <text:p>04 4E</text:p>
          </table:table-cell>
          <table:table-cell table:formula="of:=IF([.D456]=1;[.C456];0)" office:value-type="float" office:value="1" calcext:value-type="float">
            <text:p>1</text:p>
          </table:table-cell>
          <table:table-cell table:formula="of:=IF([.D456]=0;[.C456];0)" office:value-type="float" office:value="0" calcext:value-type="float">
            <text:p>0</text:p>
          </table:table-cell>
          <table:table-cell table:formula="of:=[.E45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pitch_shifter_direct_mix</text:p>
          </table:table-cell>
          <table:table-cell table:formula="of:=([.B456]+[.C456]+[.E456])" office:value-type="float" office:value="591" calcext:value-type="float">
            <text:p>59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457])" office:value-type="string" office:string-value="04 4F" calcext:value-type="string">
            <text:p>04 4F</text:p>
          </table:table-cell>
          <table:table-cell table:formula="of:=IF([.D457]=1;[.C457];0)" office:value-type="float" office:value="1" calcext:value-type="float">
            <text:p>1</text:p>
          </table:table-cell>
          <table:table-cell table:formula="of:=IF([.D457]=0;[.C457];0)" office:value-type="float" office:value="0" calcext:value-type="float">
            <text:p>0</text:p>
          </table:table-cell>
          <table:table-cell table:formula="of:=[.E457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harmonist_voice</text:p>
          </table:table-cell>
          <table:table-cell table:formula="of:=([.B457]+[.C457]+[.E457])" office:value-type="float" office:value="593" calcext:value-type="float">
            <text:p>5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58])" office:value-type="string" office:string-value="04 51" calcext:value-type="string">
            <text:p>04 51</text:p>
          </table:table-cell>
          <table:table-cell table:formula="of:=IF([.D458]=1;[.C458];0)" office:value-type="float" office:value="1" calcext:value-type="float">
            <text:p>1</text:p>
          </table:table-cell>
          <table:table-cell table:formula="of:=IF([.D458]=0;[.C458];0)" office:value-type="float" office:value="0" calcext:value-type="float">
            <text:p>0</text:p>
          </table:table-cell>
          <table:table-cell table:formula="of:=[.E45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harmonist_hr1harm</text:p>
          </table:table-cell>
          <table:table-cell table:formula="of:=([.B458]+[.C458]+[.E458])" office:value-type="float" office:value="594" calcext:value-type="float">
            <text:p>5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59])" office:value-type="string" office:string-value="04 52" calcext:value-type="string">
            <text:p>04 52</text:p>
          </table:table-cell>
          <table:table-cell table:formula="of:=IF([.D459]=1;[.C459];0)" office:value-type="float" office:value="1" calcext:value-type="float">
            <text:p>1</text:p>
          </table:table-cell>
          <table:table-cell table:formula="of:=IF([.D459]=0;[.C459];0)" office:value-type="float" office:value="0" calcext:value-type="float">
            <text:p>0</text:p>
          </table:table-cell>
          <table:table-cell table:formula="of:=[.E45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harmonist_hr1pre_dly</text:p>
          </table:table-cell>
          <table:table-cell table:formula="of:=([.B459]+[.C459]+[.E459])" office:value-type="float" office:value="595" calcext:value-type="float">
            <text:p>5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60])" office:value-type="string" office:string-value="04 53" calcext:value-type="string">
            <text:p>04 53</text:p>
          </table:table-cell>
          <table:table-cell table:formula="of:=IF([.D460]=1;[.C460];0)" office:value-type="float" office:value="2" calcext:value-type="float">
            <text:p>2</text:p>
          </table:table-cell>
          <table:table-cell table:formula="of:=IF([.D460]=0;[.C460];0)" office:value-type="float" office:value="0" calcext:value-type="float">
            <text:p>0</text:p>
          </table:table-cell>
          <table:table-cell table:formula="of:=[.E46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harmonist_hr1level</text:p>
          </table:table-cell>
          <table:table-cell table:formula="of:=([.B460]+[.C460]+[.E460])" office:value-type="float" office:value="597" calcext:value-type="float">
            <text:p>5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61])" office:value-type="string" office:string-value="04 55" calcext:value-type="string">
            <text:p>04 55</text:p>
          </table:table-cell>
          <table:table-cell table:formula="of:=IF([.D461]=1;[.C461];0)" office:value-type="float" office:value="1" calcext:value-type="float">
            <text:p>1</text:p>
          </table:table-cell>
          <table:table-cell table:formula="of:=IF([.D461]=0;[.C461];0)" office:value-type="float" office:value="0" calcext:value-type="float">
            <text:p>0</text:p>
          </table:table-cell>
          <table:table-cell table:formula="of:=[.E46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harmonist_hr2harm</text:p>
          </table:table-cell>
          <table:table-cell table:formula="of:=([.B461]+[.C461]+[.E461])" office:value-type="float" office:value="598" calcext:value-type="float">
            <text:p>5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62])" office:value-type="string" office:string-value="04 56" calcext:value-type="string">
            <text:p>04 56</text:p>
          </table:table-cell>
          <table:table-cell table:formula="of:=IF([.D462]=1;[.C462];0)" office:value-type="float" office:value="1" calcext:value-type="float">
            <text:p>1</text:p>
          </table:table-cell>
          <table:table-cell table:formula="of:=IF([.D462]=0;[.C462];0)" office:value-type="float" office:value="0" calcext:value-type="float">
            <text:p>0</text:p>
          </table:table-cell>
          <table:table-cell table:formula="of:=[.E46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harmonist_hr2pre_dly</text:p>
          </table:table-cell>
          <table:table-cell table:formula="of:=([.B462]+[.C462]+[.E462])" office:value-type="float" office:value="599" calcext:value-type="float">
            <text:p>5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63])" office:value-type="string" office:string-value="04 57" calcext:value-type="string">
            <text:p>04 57</text:p>
          </table:table-cell>
          <table:table-cell table:formula="of:=IF([.D463]=1;[.C463];0)" office:value-type="float" office:value="2" calcext:value-type="float">
            <text:p>2</text:p>
          </table:table-cell>
          <table:table-cell table:formula="of:=IF([.D463]=0;[.C463];0)" office:value-type="float" office:value="0" calcext:value-type="float">
            <text:p>0</text:p>
          </table:table-cell>
          <table:table-cell table:formula="of:=[.E46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harmonist_hr2level</text:p>
          </table:table-cell>
          <table:table-cell table:formula="of:=([.B463]+[.C463]+[.E463])" office:value-type="float" office:value="601" calcext:value-type="float">
            <text:p>6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64])" office:value-type="string" office:string-value="04 59" calcext:value-type="string">
            <text:p>04 59</text:p>
          </table:table-cell>
          <table:table-cell table:formula="of:=IF([.D464]=1;[.C464];0)" office:value-type="float" office:value="1" calcext:value-type="float">
            <text:p>1</text:p>
          </table:table-cell>
          <table:table-cell table:formula="of:=IF([.D464]=0;[.C464];0)" office:value-type="float" office:value="0" calcext:value-type="float">
            <text:p>0</text:p>
          </table:table-cell>
          <table:table-cell table:formula="of:=[.E46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harmonist_hr1f_back</text:p>
          </table:table-cell>
          <table:table-cell table:formula="of:=([.B464]+[.C464]+[.E464])" office:value-type="float" office:value="602" calcext:value-type="float">
            <text:p>6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65])" office:value-type="string" office:string-value="04 5A" calcext:value-type="string">
            <text:p>04 5A</text:p>
          </table:table-cell>
          <table:table-cell table:formula="of:=IF([.D465]=1;[.C465];0)" office:value-type="float" office:value="1" calcext:value-type="float">
            <text:p>1</text:p>
          </table:table-cell>
          <table:table-cell table:formula="of:=IF([.D465]=0;[.C465];0)" office:value-type="float" office:value="0" calcext:value-type="float">
            <text:p>0</text:p>
          </table:table-cell>
          <table:table-cell table:formula="of:=[.E46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harmonist_direct_mix</text:p>
          </table:table-cell>
          <table:table-cell table:formula="of:=([.B465]+[.C465]+[.E465])" office:value-type="float" office:value="603" calcext:value-type="float">
            <text:p>6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66])" office:value-type="string" office:string-value="04 5B" calcext:value-type="string">
            <text:p>04 5B</text:p>
          </table:table-cell>
          <table:table-cell table:formula="of:=IF([.D466]=1;[.C466];0)" office:value-type="float" office:value="1" calcext:value-type="float">
            <text:p>1</text:p>
          </table:table-cell>
          <table:table-cell table:formula="of:=IF([.D466]=0;[.C466];0)" office:value-type="float" office:value="0" calcext:value-type="float">
            <text:p>0</text:p>
          </table:table-cell>
          <table:table-cell table:formula="of:=[.E46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harmonist_hr1c</text:p>
          </table:table-cell>
          <table:table-cell table:formula="of:=([.B466]+[.C466]+[.E466])" office:value-type="float" office:value="604" calcext:value-type="float">
            <text:p>6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67])" office:value-type="string" office:string-value="04 5C" calcext:value-type="string">
            <text:p>04 5C</text:p>
          </table:table-cell>
          <table:table-cell table:formula="of:=IF([.D467]=1;[.C467];0)" office:value-type="float" office:value="1" calcext:value-type="float">
            <text:p>1</text:p>
          </table:table-cell>
          <table:table-cell table:formula="of:=IF([.D467]=0;[.C467];0)" office:value-type="float" office:value="0" calcext:value-type="float">
            <text:p>0</text:p>
          </table:table-cell>
          <table:table-cell table:formula="of:=[.E46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harmonist_hr1db</text:p>
          </table:table-cell>
          <table:table-cell table:formula="of:=([.B467]+[.C467]+[.E467])" office:value-type="float" office:value="605" calcext:value-type="float">
            <text:p>6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68])" office:value-type="string" office:string-value="04 5D" calcext:value-type="string">
            <text:p>04 5D</text:p>
          </table:table-cell>
          <table:table-cell table:formula="of:=IF([.D468]=1;[.C468];0)" office:value-type="float" office:value="1" calcext:value-type="float">
            <text:p>1</text:p>
          </table:table-cell>
          <table:table-cell table:formula="of:=IF([.D468]=0;[.C468];0)" office:value-type="float" office:value="0" calcext:value-type="float">
            <text:p>0</text:p>
          </table:table-cell>
          <table:table-cell table:formula="of:=[.E46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harmonist_hr1d</text:p>
          </table:table-cell>
          <table:table-cell table:formula="of:=([.B468]+[.C468]+[.E468])" office:value-type="float" office:value="606" calcext:value-type="float">
            <text:p>6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69])" office:value-type="string" office:string-value="04 5E" calcext:value-type="string">
            <text:p>04 5E</text:p>
          </table:table-cell>
          <table:table-cell table:formula="of:=IF([.D469]=1;[.C469];0)" office:value-type="float" office:value="1" calcext:value-type="float">
            <text:p>1</text:p>
          </table:table-cell>
          <table:table-cell table:formula="of:=IF([.D469]=0;[.C469];0)" office:value-type="float" office:value="0" calcext:value-type="float">
            <text:p>0</text:p>
          </table:table-cell>
          <table:table-cell table:formula="of:=[.E46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harmonist_hr1eb</text:p>
          </table:table-cell>
          <table:table-cell table:formula="of:=([.B469]+[.C469]+[.E469])" office:value-type="float" office:value="607" calcext:value-type="float">
            <text:p>6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70])" office:value-type="string" office:string-value="04 5F" calcext:value-type="string">
            <text:p>04 5F</text:p>
          </table:table-cell>
          <table:table-cell table:formula="of:=IF([.D470]=1;[.C470];0)" office:value-type="float" office:value="1" calcext:value-type="float">
            <text:p>1</text:p>
          </table:table-cell>
          <table:table-cell table:formula="of:=IF([.D470]=0;[.C470];0)" office:value-type="float" office:value="0" calcext:value-type="float">
            <text:p>0</text:p>
          </table:table-cell>
          <table:table-cell table:formula="of:=[.E47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harmonist_hr1e</text:p>
          </table:table-cell>
          <table:table-cell table:formula="of:=([.B470]+[.C470]+[.E470])" office:value-type="float" office:value="608" calcext:value-type="float">
            <text:p>6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71])" office:value-type="string" office:string-value="04 60" calcext:value-type="string">
            <text:p>04 60</text:p>
          </table:table-cell>
          <table:table-cell table:formula="of:=IF([.D471]=1;[.C471];0)" office:value-type="float" office:value="1" calcext:value-type="float">
            <text:p>1</text:p>
          </table:table-cell>
          <table:table-cell table:formula="of:=IF([.D471]=0;[.C471];0)" office:value-type="float" office:value="0" calcext:value-type="float">
            <text:p>0</text:p>
          </table:table-cell>
          <table:table-cell table:formula="of:=[.E47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harmonist_hr1f</text:p>
          </table:table-cell>
          <table:table-cell table:formula="of:=([.B471]+[.C471]+[.E471])" office:value-type="float" office:value="609" calcext:value-type="float">
            <text:p>6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72])" office:value-type="string" office:string-value="04 61" calcext:value-type="string">
            <text:p>04 61</text:p>
          </table:table-cell>
          <table:table-cell table:formula="of:=IF([.D472]=1;[.C472];0)" office:value-type="float" office:value="1" calcext:value-type="float">
            <text:p>1</text:p>
          </table:table-cell>
          <table:table-cell table:formula="of:=IF([.D472]=0;[.C472];0)" office:value-type="float" office:value="0" calcext:value-type="float">
            <text:p>0</text:p>
          </table:table-cell>
          <table:table-cell table:formula="of:=[.E47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harmonist_hr1f_s</text:p>
          </table:table-cell>
          <table:table-cell table:formula="of:=([.B472]+[.C472]+[.E472])" office:value-type="float" office:value="610" calcext:value-type="float">
            <text:p>6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73])" office:value-type="string" office:string-value="04 62" calcext:value-type="string">
            <text:p>04 62</text:p>
          </table:table-cell>
          <table:table-cell table:formula="of:=IF([.D473]=1;[.C473];0)" office:value-type="float" office:value="1" calcext:value-type="float">
            <text:p>1</text:p>
          </table:table-cell>
          <table:table-cell table:formula="of:=IF([.D473]=0;[.C473];0)" office:value-type="float" office:value="0" calcext:value-type="float">
            <text:p>0</text:p>
          </table:table-cell>
          <table:table-cell table:formula="of:=[.E47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harmonist_hr1g</text:p>
          </table:table-cell>
          <table:table-cell table:formula="of:=([.B473]+[.C473]+[.E473])" office:value-type="float" office:value="611" calcext:value-type="float">
            <text:p>6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74])" office:value-type="string" office:string-value="04 63" calcext:value-type="string">
            <text:p>04 63</text:p>
          </table:table-cell>
          <table:table-cell table:formula="of:=IF([.D474]=1;[.C474];0)" office:value-type="float" office:value="1" calcext:value-type="float">
            <text:p>1</text:p>
          </table:table-cell>
          <table:table-cell table:formula="of:=IF([.D474]=0;[.C474];0)" office:value-type="float" office:value="0" calcext:value-type="float">
            <text:p>0</text:p>
          </table:table-cell>
          <table:table-cell table:formula="of:=[.E47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harmonist_hr1ab</text:p>
          </table:table-cell>
          <table:table-cell table:formula="of:=([.B474]+[.C474]+[.E474])" office:value-type="float" office:value="612" calcext:value-type="float">
            <text:p>6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75])" office:value-type="string" office:string-value="04 64" calcext:value-type="string">
            <text:p>04 64</text:p>
          </table:table-cell>
          <table:table-cell table:formula="of:=IF([.D475]=1;[.C475];0)" office:value-type="float" office:value="1" calcext:value-type="float">
            <text:p>1</text:p>
          </table:table-cell>
          <table:table-cell table:formula="of:=IF([.D475]=0;[.C475];0)" office:value-type="float" office:value="0" calcext:value-type="float">
            <text:p>0</text:p>
          </table:table-cell>
          <table:table-cell table:formula="of:=[.E47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harmonist_hr1a</text:p>
          </table:table-cell>
          <table:table-cell table:formula="of:=([.B475]+[.C475]+[.E475])" office:value-type="float" office:value="613" calcext:value-type="float">
            <text:p>6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76])" office:value-type="string" office:string-value="04 65" calcext:value-type="string">
            <text:p>04 65</text:p>
          </table:table-cell>
          <table:table-cell table:formula="of:=IF([.D476]=1;[.C476];0)" office:value-type="float" office:value="1" calcext:value-type="float">
            <text:p>1</text:p>
          </table:table-cell>
          <table:table-cell table:formula="of:=IF([.D476]=0;[.C476];0)" office:value-type="float" office:value="0" calcext:value-type="float">
            <text:p>0</text:p>
          </table:table-cell>
          <table:table-cell table:formula="of:=[.E47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harmonist_hr1bb</text:p>
          </table:table-cell>
          <table:table-cell table:formula="of:=([.B476]+[.C476]+[.E476])" office:value-type="float" office:value="614" calcext:value-type="float">
            <text:p>6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77])" office:value-type="string" office:string-value="04 66" calcext:value-type="string">
            <text:p>04 66</text:p>
          </table:table-cell>
          <table:table-cell table:formula="of:=IF([.D477]=1;[.C477];0)" office:value-type="float" office:value="1" calcext:value-type="float">
            <text:p>1</text:p>
          </table:table-cell>
          <table:table-cell table:formula="of:=IF([.D477]=0;[.C477];0)" office:value-type="float" office:value="0" calcext:value-type="float">
            <text:p>0</text:p>
          </table:table-cell>
          <table:table-cell table:formula="of:=[.E47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harmonist_hr1b</text:p>
          </table:table-cell>
          <table:table-cell table:formula="of:=([.B477]+[.C477]+[.E477])" office:value-type="float" office:value="615" calcext:value-type="float">
            <text:p>6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78])" office:value-type="string" office:string-value="04 67" calcext:value-type="string">
            <text:p>04 67</text:p>
          </table:table-cell>
          <table:table-cell table:formula="of:=IF([.D478]=1;[.C478];0)" office:value-type="float" office:value="1" calcext:value-type="float">
            <text:p>1</text:p>
          </table:table-cell>
          <table:table-cell table:formula="of:=IF([.D478]=0;[.C478];0)" office:value-type="float" office:value="0" calcext:value-type="float">
            <text:p>0</text:p>
          </table:table-cell>
          <table:table-cell table:formula="of:=[.E47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harmonist_hr2c</text:p>
          </table:table-cell>
          <table:table-cell table:formula="of:=([.B478]+[.C478]+[.E478])" office:value-type="float" office:value="616" calcext:value-type="float">
            <text:p>6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79])" office:value-type="string" office:string-value="04 68" calcext:value-type="string">
            <text:p>04 68</text:p>
          </table:table-cell>
          <table:table-cell table:formula="of:=IF([.D479]=1;[.C479];0)" office:value-type="float" office:value="1" calcext:value-type="float">
            <text:p>1</text:p>
          </table:table-cell>
          <table:table-cell table:formula="of:=IF([.D479]=0;[.C479];0)" office:value-type="float" office:value="0" calcext:value-type="float">
            <text:p>0</text:p>
          </table:table-cell>
          <table:table-cell table:formula="of:=[.E47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harmonist_hr2db</text:p>
          </table:table-cell>
          <table:table-cell table:formula="of:=([.B479]+[.C479]+[.E479])" office:value-type="float" office:value="617" calcext:value-type="float">
            <text:p>6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80])" office:value-type="string" office:string-value="04 69" calcext:value-type="string">
            <text:p>04 69</text:p>
          </table:table-cell>
          <table:table-cell table:formula="of:=IF([.D480]=1;[.C480];0)" office:value-type="float" office:value="1" calcext:value-type="float">
            <text:p>1</text:p>
          </table:table-cell>
          <table:table-cell table:formula="of:=IF([.D480]=0;[.C480];0)" office:value-type="float" office:value="0" calcext:value-type="float">
            <text:p>0</text:p>
          </table:table-cell>
          <table:table-cell table:formula="of:=[.E48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harmonist_hr2d</text:p>
          </table:table-cell>
          <table:table-cell table:formula="of:=([.B480]+[.C480]+[.E480])" office:value-type="float" office:value="618" calcext:value-type="float">
            <text:p>6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81])" office:value-type="string" office:string-value="04 6A" calcext:value-type="string">
            <text:p>04 6A</text:p>
          </table:table-cell>
          <table:table-cell table:formula="of:=IF([.D481]=1;[.C481];0)" office:value-type="float" office:value="1" calcext:value-type="float">
            <text:p>1</text:p>
          </table:table-cell>
          <table:table-cell table:formula="of:=IF([.D481]=0;[.C481];0)" office:value-type="float" office:value="0" calcext:value-type="float">
            <text:p>0</text:p>
          </table:table-cell>
          <table:table-cell table:formula="of:=[.E48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harmonist_hr2eb</text:p>
          </table:table-cell>
          <table:table-cell table:formula="of:=([.B481]+[.C481]+[.E481])" office:value-type="float" office:value="619" calcext:value-type="float">
            <text:p>6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82])" office:value-type="string" office:string-value="04 6B" calcext:value-type="string">
            <text:p>04 6B</text:p>
          </table:table-cell>
          <table:table-cell table:formula="of:=IF([.D482]=1;[.C482];0)" office:value-type="float" office:value="1" calcext:value-type="float">
            <text:p>1</text:p>
          </table:table-cell>
          <table:table-cell table:formula="of:=IF([.D482]=0;[.C482];0)" office:value-type="float" office:value="0" calcext:value-type="float">
            <text:p>0</text:p>
          </table:table-cell>
          <table:table-cell table:formula="of:=[.E48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harmonist_hr2e</text:p>
          </table:table-cell>
          <table:table-cell table:formula="of:=([.B482]+[.C482]+[.E482])" office:value-type="float" office:value="620" calcext:value-type="float">
            <text:p>6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83])" office:value-type="string" office:string-value="04 6C" calcext:value-type="string">
            <text:p>04 6C</text:p>
          </table:table-cell>
          <table:table-cell table:formula="of:=IF([.D483]=1;[.C483];0)" office:value-type="float" office:value="1" calcext:value-type="float">
            <text:p>1</text:p>
          </table:table-cell>
          <table:table-cell table:formula="of:=IF([.D483]=0;[.C483];0)" office:value-type="float" office:value="0" calcext:value-type="float">
            <text:p>0</text:p>
          </table:table-cell>
          <table:table-cell table:formula="of:=[.E48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harmonist_hr2f</text:p>
          </table:table-cell>
          <table:table-cell table:formula="of:=([.B483]+[.C483]+[.E483])" office:value-type="float" office:value="621" calcext:value-type="float">
            <text:p>6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84])" office:value-type="string" office:string-value="04 6D" calcext:value-type="string">
            <text:p>04 6D</text:p>
          </table:table-cell>
          <table:table-cell table:formula="of:=IF([.D484]=1;[.C484];0)" office:value-type="float" office:value="1" calcext:value-type="float">
            <text:p>1</text:p>
          </table:table-cell>
          <table:table-cell table:formula="of:=IF([.D484]=0;[.C484];0)" office:value-type="float" office:value="0" calcext:value-type="float">
            <text:p>0</text:p>
          </table:table-cell>
          <table:table-cell table:formula="of:=[.E48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harmonist_hr2f_s</text:p>
          </table:table-cell>
          <table:table-cell table:formula="of:=([.B484]+[.C484]+[.E484])" office:value-type="float" office:value="622" calcext:value-type="float">
            <text:p>6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85])" office:value-type="string" office:string-value="04 6E" calcext:value-type="string">
            <text:p>04 6E</text:p>
          </table:table-cell>
          <table:table-cell table:formula="of:=IF([.D485]=1;[.C485];0)" office:value-type="float" office:value="1" calcext:value-type="float">
            <text:p>1</text:p>
          </table:table-cell>
          <table:table-cell table:formula="of:=IF([.D485]=0;[.C485];0)" office:value-type="float" office:value="0" calcext:value-type="float">
            <text:p>0</text:p>
          </table:table-cell>
          <table:table-cell table:formula="of:=[.E48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harmonist_hr2g</text:p>
          </table:table-cell>
          <table:table-cell table:formula="of:=([.B485]+[.C485]+[.E485])" office:value-type="float" office:value="623" calcext:value-type="float">
            <text:p>6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86])" office:value-type="string" office:string-value="04 6F" calcext:value-type="string">
            <text:p>04 6F</text:p>
          </table:table-cell>
          <table:table-cell table:formula="of:=IF([.D486]=1;[.C486];0)" office:value-type="float" office:value="1" calcext:value-type="float">
            <text:p>1</text:p>
          </table:table-cell>
          <table:table-cell table:formula="of:=IF([.D486]=0;[.C486];0)" office:value-type="float" office:value="0" calcext:value-type="float">
            <text:p>0</text:p>
          </table:table-cell>
          <table:table-cell table:formula="of:=[.E48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harmonist_hr2ab</text:p>
          </table:table-cell>
          <table:table-cell table:formula="of:=([.B486]+[.C486]+[.E486])" office:value-type="float" office:value="624" calcext:value-type="float">
            <text:p>6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87])" office:value-type="string" office:string-value="04 70" calcext:value-type="string">
            <text:p>04 70</text:p>
          </table:table-cell>
          <table:table-cell table:formula="of:=IF([.D487]=1;[.C487];0)" office:value-type="float" office:value="1" calcext:value-type="float">
            <text:p>1</text:p>
          </table:table-cell>
          <table:table-cell table:formula="of:=IF([.D487]=0;[.C487];0)" office:value-type="float" office:value="0" calcext:value-type="float">
            <text:p>0</text:p>
          </table:table-cell>
          <table:table-cell table:formula="of:=[.E48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harmonist_hr2a</text:p>
          </table:table-cell>
          <table:table-cell table:formula="of:=([.B487]+[.C487]+[.E487])" office:value-type="float" office:value="625" calcext:value-type="float">
            <text:p>6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88])" office:value-type="string" office:string-value="04 71" calcext:value-type="string">
            <text:p>04 71</text:p>
          </table:table-cell>
          <table:table-cell table:formula="of:=IF([.D488]=1;[.C488];0)" office:value-type="float" office:value="1" calcext:value-type="float">
            <text:p>1</text:p>
          </table:table-cell>
          <table:table-cell table:formula="of:=IF([.D488]=0;[.C488];0)" office:value-type="float" office:value="0" calcext:value-type="float">
            <text:p>0</text:p>
          </table:table-cell>
          <table:table-cell table:formula="of:=[.E48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harmonist_hr2bb</text:p>
          </table:table-cell>
          <table:table-cell table:formula="of:=([.B488]+[.C488]+[.E488])" office:value-type="float" office:value="626" calcext:value-type="float">
            <text:p>6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89])" office:value-type="string" office:string-value="04 72" calcext:value-type="string">
            <text:p>04 72</text:p>
          </table:table-cell>
          <table:table-cell table:formula="of:=IF([.D489]=1;[.C489];0)" office:value-type="float" office:value="1" calcext:value-type="float">
            <text:p>1</text:p>
          </table:table-cell>
          <table:table-cell table:formula="of:=IF([.D489]=0;[.C489];0)" office:value-type="float" office:value="0" calcext:value-type="float">
            <text:p>0</text:p>
          </table:table-cell>
          <table:table-cell table:formula="of:=[.E48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harmonist_hr2b</text:p>
          </table:table-cell>
          <table:table-cell table:formula="of:=([.B489]+[.C489]+[.E489])" office:value-type="float" office:value="627" calcext:value-type="float">
            <text:p>627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490])" office:value-type="string" office:string-value="04 73" calcext:value-type="string">
            <text:p>04 73</text:p>
          </table:table-cell>
          <table:table-cell table:formula="of:=IF([.D490]=1;[.C490];0)" office:value-type="float" office:value="1" calcext:value-type="float">
            <text:p>1</text:p>
          </table:table-cell>
          <table:table-cell table:formula="of:=IF([.D490]=0;[.C490];0)" office:value-type="float" office:value="0" calcext:value-type="float">
            <text:p>0</text:p>
          </table:table-cell>
          <table:table-cell table:formula="of:=[.E490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sound_hold_hold</text:p>
          </table:table-cell>
          <table:table-cell table:formula="of:=([.B490]+[.C490]+[.E490])" office:value-type="float" office:value="629" calcext:value-type="float">
            <text:p>6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91])" office:value-type="string" office:string-value="04 75" calcext:value-type="string">
            <text:p>04 75</text:p>
          </table:table-cell>
          <table:table-cell table:formula="of:=IF([.D491]=1;[.C491];0)" office:value-type="float" office:value="1" calcext:value-type="float">
            <text:p>1</text:p>
          </table:table-cell>
          <table:table-cell table:formula="of:=IF([.D491]=0;[.C491];0)" office:value-type="float" office:value="0" calcext:value-type="float">
            <text:p>0</text:p>
          </table:table-cell>
          <table:table-cell table:formula="of:=[.E49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sound_hold_rise_time</text:p>
          </table:table-cell>
          <table:table-cell table:formula="of:=([.B491]+[.C491]+[.E491])" office:value-type="float" office:value="630" calcext:value-type="float">
            <text:p>6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92])" office:value-type="string" office:string-value="04 76" calcext:value-type="string">
            <text:p>04 76</text:p>
          </table:table-cell>
          <table:table-cell table:formula="of:=IF([.D492]=1;[.C492];0)" office:value-type="float" office:value="1" calcext:value-type="float">
            <text:p>1</text:p>
          </table:table-cell>
          <table:table-cell table:formula="of:=IF([.D492]=0;[.C492];0)" office:value-type="float" office:value="0" calcext:value-type="float">
            <text:p>0</text:p>
          </table:table-cell>
          <table:table-cell table:formula="of:=[.E49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sound_hold_effect_level</text:p>
          </table:table-cell>
          <table:table-cell table:formula="of:=([.B492]+[.C492]+[.E492])" office:value-type="float" office:value="631" calcext:value-type="float">
            <text:p>63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493])" office:value-type="string" office:string-value="04 77" calcext:value-type="string">
            <text:p>04 77</text:p>
          </table:table-cell>
          <table:table-cell table:formula="of:=IF([.D493]=1;[.C493];0)" office:value-type="float" office:value="1" calcext:value-type="float">
            <text:p>1</text:p>
          </table:table-cell>
          <table:table-cell table:formula="of:=IF([.D493]=0;[.C493];0)" office:value-type="float" office:value="0" calcext:value-type="float">
            <text:p>0</text:p>
          </table:table-cell>
          <table:table-cell table:formula="of:=[.E493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ac_processor_type</text:p>
          </table:table-cell>
          <table:table-cell table:formula="of:=([.B493]+[.C493]+[.E493])" office:value-type="float" office:value="633" calcext:value-type="float">
            <text:p>6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94])" office:value-type="string" office:string-value="04 79" calcext:value-type="string">
            <text:p>04 79</text:p>
          </table:table-cell>
          <table:table-cell table:formula="of:=IF([.D494]=1;[.C494];0)" office:value-type="float" office:value="1" calcext:value-type="float">
            <text:p>1</text:p>
          </table:table-cell>
          <table:table-cell table:formula="of:=IF([.D494]=0;[.C494];0)" office:value-type="float" office:value="0" calcext:value-type="float">
            <text:p>0</text:p>
          </table:table-cell>
          <table:table-cell table:formula="of:=[.E49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ac_processor_bass</text:p>
          </table:table-cell>
          <table:table-cell table:formula="of:=([.B494]+[.C494]+[.E494])" office:value-type="float" office:value="634" calcext:value-type="float">
            <text:p>6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95])" office:value-type="string" office:string-value="04 7A" calcext:value-type="string">
            <text:p>04 7A</text:p>
          </table:table-cell>
          <table:table-cell table:formula="of:=IF([.D495]=1;[.C495];0)" office:value-type="float" office:value="1" calcext:value-type="float">
            <text:p>1</text:p>
          </table:table-cell>
          <table:table-cell table:formula="of:=IF([.D495]=0;[.C495];0)" office:value-type="float" office:value="0" calcext:value-type="float">
            <text:p>0</text:p>
          </table:table-cell>
          <table:table-cell table:formula="of:=[.E49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ac_processor_middle</text:p>
          </table:table-cell>
          <table:table-cell table:formula="of:=([.B495]+[.C495]+[.E495])" office:value-type="float" office:value="635" calcext:value-type="float">
            <text:p>6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96])" office:value-type="string" office:string-value="04 7B" calcext:value-type="string">
            <text:p>04 7B</text:p>
          </table:table-cell>
          <table:table-cell table:formula="of:=IF([.D496]=1;[.C496];0)" office:value-type="float" office:value="1" calcext:value-type="float">
            <text:p>1</text:p>
          </table:table-cell>
          <table:table-cell table:formula="of:=IF([.D496]=0;[.C496];0)" office:value-type="float" office:value="0" calcext:value-type="float">
            <text:p>0</text:p>
          </table:table-cell>
          <table:table-cell table:formula="of:=[.E49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ac_processor_middle_freq</text:p>
          </table:table-cell>
          <table:table-cell table:formula="of:=([.B496]+[.C496]+[.E496])" office:value-type="float" office:value="636" calcext:value-type="float">
            <text:p>6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97])" office:value-type="string" office:string-value="04 7C" calcext:value-type="string">
            <text:p>04 7C</text:p>
          </table:table-cell>
          <table:table-cell table:formula="of:=IF([.D497]=1;[.C497];0)" office:value-type="float" office:value="1" calcext:value-type="float">
            <text:p>1</text:p>
          </table:table-cell>
          <table:table-cell table:formula="of:=IF([.D497]=0;[.C497];0)" office:value-type="float" office:value="0" calcext:value-type="float">
            <text:p>0</text:p>
          </table:table-cell>
          <table:table-cell table:formula="of:=[.E49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ac_processor_treble</text:p>
          </table:table-cell>
          <table:table-cell table:formula="of:=([.B497]+[.C497]+[.E497])" office:value-type="float" office:value="637" calcext:value-type="float">
            <text:p>6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98])" office:value-type="string" office:string-value="04 7D" calcext:value-type="string">
            <text:p>04 7D</text:p>
          </table:table-cell>
          <table:table-cell table:formula="of:=IF([.D498]=1;[.C498];0)" office:value-type="float" office:value="1" calcext:value-type="float">
            <text:p>1</text:p>
          </table:table-cell>
          <table:table-cell table:formula="of:=IF([.D498]=0;[.C498];0)" office:value-type="float" office:value="0" calcext:value-type="float">
            <text:p>0</text:p>
          </table:table-cell>
          <table:table-cell table:formula="of:=[.E49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ac_processor_presence</text:p>
          </table:table-cell>
          <table:table-cell table:formula="of:=([.B498]+[.C498]+[.E498])" office:value-type="float" office:value="638" calcext:value-type="float">
            <text:p>6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99])" office:value-type="string" office:string-value="04 7E" calcext:value-type="string">
            <text:p>04 7E</text:p>
          </table:table-cell>
          <table:table-cell table:formula="of:=IF([.D499]=1;[.C499];0)" office:value-type="float" office:value="1" calcext:value-type="float">
            <text:p>1</text:p>
          </table:table-cell>
          <table:table-cell table:formula="of:=IF([.D499]=0;[.C499];0)" office:value-type="float" office:value="0" calcext:value-type="float">
            <text:p>0</text:p>
          </table:table-cell>
          <table:table-cell table:formula="of:=[.E49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ac_processor_level</text:p>
          </table:table-cell>
          <table:table-cell table:formula="of:=([.B499]+[.C499]+[.E499])" office:value-type="float" office:value="639" calcext:value-type="float">
            <text:p>639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500])" office:value-type="string" office:string-value="04 7F" calcext:value-type="string">
            <text:p>04 7F</text:p>
          </table:table-cell>
          <table:table-cell table:formula="of:=IF([.D500]=1;[.C500];0)" office:value-type="float" office:value="1" calcext:value-type="float">
            <text:p>1</text:p>
          </table:table-cell>
          <table:table-cell table:formula="of:=IF([.D500]=0;[.C500];0)" office:value-type="float" office:value="0" calcext:value-type="float">
            <text:p>0</text:p>
          </table:table-cell>
          <table:table-cell table:formula="of:=[.E500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phaser_type</text:p>
          </table:table-cell>
          <table:table-cell table:formula="of:=([.B500]+[.C500]+[.E500])" office:value-type="float" office:value="641" calcext:value-type="float">
            <text:p>6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01])" office:value-type="string" office:string-value="05 01" calcext:value-type="string">
            <text:p>05 01</text:p>
          </table:table-cell>
          <table:table-cell table:formula="of:=IF([.D501]=1;[.C501];0)" office:value-type="float" office:value="1" calcext:value-type="float">
            <text:p>1</text:p>
          </table:table-cell>
          <table:table-cell table:formula="of:=IF([.D501]=0;[.C501];0)" office:value-type="float" office:value="0" calcext:value-type="float">
            <text:p>0</text:p>
          </table:table-cell>
          <table:table-cell table:formula="of:=[.E50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phaser_rate</text:p>
          </table:table-cell>
          <table:table-cell table:formula="of:=([.B501]+[.C501]+[.E501])" office:value-type="float" office:value="642" calcext:value-type="float">
            <text:p>6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02])" office:value-type="string" office:string-value="05 02" calcext:value-type="string">
            <text:p>05 02</text:p>
          </table:table-cell>
          <table:table-cell table:formula="of:=IF([.D502]=1;[.C502];0)" office:value-type="float" office:value="1" calcext:value-type="float">
            <text:p>1</text:p>
          </table:table-cell>
          <table:table-cell table:formula="of:=IF([.D502]=0;[.C502];0)" office:value-type="float" office:value="0" calcext:value-type="float">
            <text:p>0</text:p>
          </table:table-cell>
          <table:table-cell table:formula="of:=[.E50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phaser_depth</text:p>
          </table:table-cell>
          <table:table-cell table:formula="of:=([.B502]+[.C502]+[.E502])" office:value-type="float" office:value="643" calcext:value-type="float">
            <text:p>6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03])" office:value-type="string" office:string-value="05 03" calcext:value-type="string">
            <text:p>05 03</text:p>
          </table:table-cell>
          <table:table-cell table:formula="of:=IF([.D503]=1;[.C503];0)" office:value-type="float" office:value="1" calcext:value-type="float">
            <text:p>1</text:p>
          </table:table-cell>
          <table:table-cell table:formula="of:=IF([.D503]=0;[.C503];0)" office:value-type="float" office:value="0" calcext:value-type="float">
            <text:p>0</text:p>
          </table:table-cell>
          <table:table-cell table:formula="of:=[.E50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phaser_manual</text:p>
          </table:table-cell>
          <table:table-cell table:formula="of:=([.B503]+[.C503]+[.E503])" office:value-type="float" office:value="644" calcext:value-type="float">
            <text:p>6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04])" office:value-type="string" office:string-value="05 04" calcext:value-type="string">
            <text:p>05 04</text:p>
          </table:table-cell>
          <table:table-cell table:formula="of:=IF([.D504]=1;[.C504];0)" office:value-type="float" office:value="1" calcext:value-type="float">
            <text:p>1</text:p>
          </table:table-cell>
          <table:table-cell table:formula="of:=IF([.D504]=0;[.C504];0)" office:value-type="float" office:value="0" calcext:value-type="float">
            <text:p>0</text:p>
          </table:table-cell>
          <table:table-cell table:formula="of:=[.E50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phaser_reso</text:p>
          </table:table-cell>
          <table:table-cell table:formula="of:=([.B504]+[.C504]+[.E504])" office:value-type="float" office:value="645" calcext:value-type="float">
            <text:p>6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05])" office:value-type="string" office:string-value="05 05" calcext:value-type="string">
            <text:p>05 05</text:p>
          </table:table-cell>
          <table:table-cell table:formula="of:=IF([.D505]=1;[.C505];0)" office:value-type="float" office:value="1" calcext:value-type="float">
            <text:p>1</text:p>
          </table:table-cell>
          <table:table-cell table:formula="of:=IF([.D505]=0;[.C505];0)" office:value-type="float" office:value="0" calcext:value-type="float">
            <text:p>0</text:p>
          </table:table-cell>
          <table:table-cell table:formula="of:=[.E50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phaser_step_rate</text:p>
          </table:table-cell>
          <table:table-cell table:formula="of:=([.B505]+[.C505]+[.E505])" office:value-type="float" office:value="646" calcext:value-type="float">
            <text:p>6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06])" office:value-type="string" office:string-value="05 06" calcext:value-type="string">
            <text:p>05 06</text:p>
          </table:table-cell>
          <table:table-cell table:formula="of:=IF([.D506]=1;[.C506];0)" office:value-type="float" office:value="1" calcext:value-type="float">
            <text:p>1</text:p>
          </table:table-cell>
          <table:table-cell table:formula="of:=IF([.D506]=0;[.C506];0)" office:value-type="float" office:value="0" calcext:value-type="float">
            <text:p>0</text:p>
          </table:table-cell>
          <table:table-cell table:formula="of:=[.E50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phaser_effect_level</text:p>
          </table:table-cell>
          <table:table-cell table:formula="of:=([.B506]+[.C506]+[.E506])" office:value-type="float" office:value="647" calcext:value-type="float">
            <text:p>6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07])" office:value-type="string" office:string-value="05 07" calcext:value-type="string">
            <text:p>05 07</text:p>
          </table:table-cell>
          <table:table-cell table:formula="of:=IF([.D507]=1;[.C507];0)" office:value-type="float" office:value="1" calcext:value-type="float">
            <text:p>1</text:p>
          </table:table-cell>
          <table:table-cell table:formula="of:=IF([.D507]=0;[.C507];0)" office:value-type="float" office:value="0" calcext:value-type="float">
            <text:p>0</text:p>
          </table:table-cell>
          <table:table-cell table:formula="of:=[.E50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phaser_direct_mix</text:p>
          </table:table-cell>
          <table:table-cell table:formula="of:=([.B507]+[.C507]+[.E507])" office:value-type="float" office:value="648" calcext:value-type="float">
            <text:p>648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508])" office:value-type="string" office:string-value="05 08" calcext:value-type="string">
            <text:p>05 08</text:p>
          </table:table-cell>
          <table:table-cell table:formula="of:=IF([.D508]=1;[.C508];0)" office:value-type="float" office:value="1" calcext:value-type="float">
            <text:p>1</text:p>
          </table:table-cell>
          <table:table-cell table:formula="of:=IF([.D508]=0;[.C508];0)" office:value-type="float" office:value="0" calcext:value-type="float">
            <text:p>0</text:p>
          </table:table-cell>
          <table:table-cell table:formula="of:=[.E508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flanger_rate</text:p>
          </table:table-cell>
          <table:table-cell table:formula="of:=([.B508]+[.C508]+[.E508])" office:value-type="float" office:value="650" calcext:value-type="float">
            <text:p>6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09])" office:value-type="string" office:string-value="05 0A" calcext:value-type="string">
            <text:p>05 0A</text:p>
          </table:table-cell>
          <table:table-cell table:formula="of:=IF([.D509]=1;[.C509];0)" office:value-type="float" office:value="1" calcext:value-type="float">
            <text:p>1</text:p>
          </table:table-cell>
          <table:table-cell table:formula="of:=IF([.D509]=0;[.C509];0)" office:value-type="float" office:value="0" calcext:value-type="float">
            <text:p>0</text:p>
          </table:table-cell>
          <table:table-cell table:formula="of:=[.E50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flanger_depth</text:p>
          </table:table-cell>
          <table:table-cell table:formula="of:=([.B509]+[.C509]+[.E509])" office:value-type="float" office:value="651" calcext:value-type="float">
            <text:p>6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10])" office:value-type="string" office:string-value="05 0B" calcext:value-type="string">
            <text:p>05 0B</text:p>
          </table:table-cell>
          <table:table-cell table:formula="of:=IF([.D510]=1;[.C510];0)" office:value-type="float" office:value="1" calcext:value-type="float">
            <text:p>1</text:p>
          </table:table-cell>
          <table:table-cell table:formula="of:=IF([.D510]=0;[.C510];0)" office:value-type="float" office:value="0" calcext:value-type="float">
            <text:p>0</text:p>
          </table:table-cell>
          <table:table-cell table:formula="of:=[.E51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flanger_manual</text:p>
          </table:table-cell>
          <table:table-cell table:formula="of:=([.B510]+[.C510]+[.E510])" office:value-type="float" office:value="652" calcext:value-type="float">
            <text:p>6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11])" office:value-type="string" office:string-value="05 0C" calcext:value-type="string">
            <text:p>05 0C</text:p>
          </table:table-cell>
          <table:table-cell table:formula="of:=IF([.D511]=1;[.C511];0)" office:value-type="float" office:value="1" calcext:value-type="float">
            <text:p>1</text:p>
          </table:table-cell>
          <table:table-cell table:formula="of:=IF([.D511]=0;[.C511];0)" office:value-type="float" office:value="0" calcext:value-type="float">
            <text:p>0</text:p>
          </table:table-cell>
          <table:table-cell table:formula="of:=[.E51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flanger_reso</text:p>
          </table:table-cell>
          <table:table-cell table:formula="of:=([.B511]+[.C511]+[.E511])" office:value-type="float" office:value="653" calcext:value-type="float">
            <text:p>6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12])" office:value-type="string" office:string-value="05 0D" calcext:value-type="string">
            <text:p>05 0D</text:p>
          </table:table-cell>
          <table:table-cell table:formula="of:=IF([.D512]=1;[.C512];0)" office:value-type="float" office:value="1" calcext:value-type="float">
            <text:p>1</text:p>
          </table:table-cell>
          <table:table-cell table:formula="of:=IF([.D512]=0;[.C512];0)" office:value-type="float" office:value="0" calcext:value-type="float">
            <text:p>0</text:p>
          </table:table-cell>
          <table:table-cell table:formula="of:=[.E51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flanger_separation</text:p>
          </table:table-cell>
          <table:table-cell table:formula="of:=([.B512]+[.C512]+[.E512])" office:value-type="float" office:value="654" calcext:value-type="float">
            <text:p>6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13])" office:value-type="string" office:string-value="05 0E" calcext:value-type="string">
            <text:p>05 0E</text:p>
          </table:table-cell>
          <table:table-cell table:formula="of:=IF([.D513]=1;[.C513];0)" office:value-type="float" office:value="1" calcext:value-type="float">
            <text:p>1</text:p>
          </table:table-cell>
          <table:table-cell table:formula="of:=IF([.D513]=0;[.C513];0)" office:value-type="float" office:value="0" calcext:value-type="float">
            <text:p>0</text:p>
          </table:table-cell>
          <table:table-cell table:formula="of:=[.E51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flanger_low_cut</text:p>
          </table:table-cell>
          <table:table-cell table:formula="of:=([.B513]+[.C513]+[.E513])" office:value-type="float" office:value="655" calcext:value-type="float">
            <text:p>6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14])" office:value-type="string" office:string-value="05 0F" calcext:value-type="string">
            <text:p>05 0F</text:p>
          </table:table-cell>
          <table:table-cell table:formula="of:=IF([.D514]=1;[.C514];0)" office:value-type="float" office:value="1" calcext:value-type="float">
            <text:p>1</text:p>
          </table:table-cell>
          <table:table-cell table:formula="of:=IF([.D514]=0;[.C514];0)" office:value-type="float" office:value="0" calcext:value-type="float">
            <text:p>0</text:p>
          </table:table-cell>
          <table:table-cell table:formula="of:=[.E51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flanger_effect_level</text:p>
          </table:table-cell>
          <table:table-cell table:formula="of:=([.B514]+[.C514]+[.E514])" office:value-type="float" office:value="656" calcext:value-type="float">
            <text:p>6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15])" office:value-type="string" office:string-value="05 10" calcext:value-type="string">
            <text:p>05 10</text:p>
          </table:table-cell>
          <table:table-cell table:formula="of:=IF([.D515]=1;[.C515];0)" office:value-type="float" office:value="1" calcext:value-type="float">
            <text:p>1</text:p>
          </table:table-cell>
          <table:table-cell table:formula="of:=IF([.D515]=0;[.C515];0)" office:value-type="float" office:value="0" calcext:value-type="float">
            <text:p>0</text:p>
          </table:table-cell>
          <table:table-cell table:formula="of:=[.E51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flanger_direct_mix</text:p>
          </table:table-cell>
          <table:table-cell table:formula="of:=([.B515]+[.C515]+[.E515])" office:value-type="float" office:value="657" calcext:value-type="float">
            <text:p>657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516])" office:value-type="string" office:string-value="05 11" calcext:value-type="string">
            <text:p>05 11</text:p>
          </table:table-cell>
          <table:table-cell table:formula="of:=IF([.D516]=1;[.C516];0)" office:value-type="float" office:value="1" calcext:value-type="float">
            <text:p>1</text:p>
          </table:table-cell>
          <table:table-cell table:formula="of:=IF([.D516]=0;[.C516];0)" office:value-type="float" office:value="0" calcext:value-type="float">
            <text:p>0</text:p>
          </table:table-cell>
          <table:table-cell table:formula="of:=[.E516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tremolo_wave_shape</text:p>
          </table:table-cell>
          <table:table-cell table:formula="of:=([.B516]+[.C516]+[.E516])" office:value-type="float" office:value="659" calcext:value-type="float">
            <text:p>6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17])" office:value-type="string" office:string-value="05 13" calcext:value-type="string">
            <text:p>05 13</text:p>
          </table:table-cell>
          <table:table-cell table:formula="of:=IF([.D517]=1;[.C517];0)" office:value-type="float" office:value="1" calcext:value-type="float">
            <text:p>1</text:p>
          </table:table-cell>
          <table:table-cell table:formula="of:=IF([.D517]=0;[.C517];0)" office:value-type="float" office:value="0" calcext:value-type="float">
            <text:p>0</text:p>
          </table:table-cell>
          <table:table-cell table:formula="of:=[.E51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tremolo_rate</text:p>
          </table:table-cell>
          <table:table-cell table:formula="of:=([.B517]+[.C517]+[.E517])" office:value-type="float" office:value="660" calcext:value-type="float">
            <text:p>6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18])" office:value-type="string" office:string-value="05 14" calcext:value-type="string">
            <text:p>05 14</text:p>
          </table:table-cell>
          <table:table-cell table:formula="of:=IF([.D518]=1;[.C518];0)" office:value-type="float" office:value="1" calcext:value-type="float">
            <text:p>1</text:p>
          </table:table-cell>
          <table:table-cell table:formula="of:=IF([.D518]=0;[.C518];0)" office:value-type="float" office:value="0" calcext:value-type="float">
            <text:p>0</text:p>
          </table:table-cell>
          <table:table-cell table:formula="of:=[.E51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tremolo_depth</text:p>
          </table:table-cell>
          <table:table-cell table:formula="of:=([.B518]+[.C518]+[.E518])" office:value-type="float" office:value="661" calcext:value-type="float">
            <text:p>6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19])" office:value-type="string" office:string-value="05 15" calcext:value-type="string">
            <text:p>05 15</text:p>
          </table:table-cell>
          <table:table-cell table:formula="of:=IF([.D519]=1;[.C519];0)" office:value-type="float" office:value="1" calcext:value-type="float">
            <text:p>1</text:p>
          </table:table-cell>
          <table:table-cell table:formula="of:=IF([.D519]=0;[.C519];0)" office:value-type="float" office:value="0" calcext:value-type="float">
            <text:p>0</text:p>
          </table:table-cell>
          <table:table-cell table:formula="of:=[.E51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tremolo_level</text:p>
          </table:table-cell>
          <table:table-cell table:formula="of:=([.B519]+[.C519]+[.E519])" office:value-type="float" office:value="662" calcext:value-type="float">
            <text:p>66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520])" office:value-type="string" office:string-value="05 16" calcext:value-type="string">
            <text:p>05 16</text:p>
          </table:table-cell>
          <table:table-cell table:formula="of:=IF([.D520]=1;[.C520];0)" office:value-type="float" office:value="1" calcext:value-type="float">
            <text:p>1</text:p>
          </table:table-cell>
          <table:table-cell table:formula="of:=IF([.D520]=0;[.C520];0)" office:value-type="float" office:value="0" calcext:value-type="float">
            <text:p>0</text:p>
          </table:table-cell>
          <table:table-cell table:formula="of:=[.E520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rotary_speed_select</text:p>
          </table:table-cell>
          <table:table-cell table:formula="of:=([.B520]+[.C520]+[.E520])" office:value-type="float" office:value="664" calcext:value-type="float">
            <text:p>6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21])" office:value-type="string" office:string-value="05 18" calcext:value-type="string">
            <text:p>05 18</text:p>
          </table:table-cell>
          <table:table-cell table:formula="of:=IF([.D521]=1;[.C521];0)" office:value-type="float" office:value="1" calcext:value-type="float">
            <text:p>1</text:p>
          </table:table-cell>
          <table:table-cell table:formula="of:=IF([.D521]=0;[.C521];0)" office:value-type="float" office:value="0" calcext:value-type="float">
            <text:p>0</text:p>
          </table:table-cell>
          <table:table-cell table:formula="of:=[.E52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rotary_rate_slow</text:p>
          </table:table-cell>
          <table:table-cell table:formula="of:=([.B521]+[.C521]+[.E521])" office:value-type="float" office:value="665" calcext:value-type="float">
            <text:p>6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22])" office:value-type="string" office:string-value="05 19" calcext:value-type="string">
            <text:p>05 19</text:p>
          </table:table-cell>
          <table:table-cell table:formula="of:=IF([.D522]=1;[.C522];0)" office:value-type="float" office:value="1" calcext:value-type="float">
            <text:p>1</text:p>
          </table:table-cell>
          <table:table-cell table:formula="of:=IF([.D522]=0;[.C522];0)" office:value-type="float" office:value="0" calcext:value-type="float">
            <text:p>0</text:p>
          </table:table-cell>
          <table:table-cell table:formula="of:=[.E52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rotary_rate_fast</text:p>
          </table:table-cell>
          <table:table-cell table:formula="of:=([.B522]+[.C522]+[.E522])" office:value-type="float" office:value="666" calcext:value-type="float">
            <text:p>6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23])" office:value-type="string" office:string-value="05 1A" calcext:value-type="string">
            <text:p>05 1A</text:p>
          </table:table-cell>
          <table:table-cell table:formula="of:=IF([.D523]=1;[.C523];0)" office:value-type="float" office:value="1" calcext:value-type="float">
            <text:p>1</text:p>
          </table:table-cell>
          <table:table-cell table:formula="of:=IF([.D523]=0;[.C523];0)" office:value-type="float" office:value="0" calcext:value-type="float">
            <text:p>0</text:p>
          </table:table-cell>
          <table:table-cell table:formula="of:=[.E52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rotary_rise_time</text:p>
          </table:table-cell>
          <table:table-cell table:formula="of:=([.B523]+[.C523]+[.E523])" office:value-type="float" office:value="667" calcext:value-type="float">
            <text:p>6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24])" office:value-type="string" office:string-value="05 1B" calcext:value-type="string">
            <text:p>05 1B</text:p>
          </table:table-cell>
          <table:table-cell table:formula="of:=IF([.D524]=1;[.C524];0)" office:value-type="float" office:value="1" calcext:value-type="float">
            <text:p>1</text:p>
          </table:table-cell>
          <table:table-cell table:formula="of:=IF([.D524]=0;[.C524];0)" office:value-type="float" office:value="0" calcext:value-type="float">
            <text:p>0</text:p>
          </table:table-cell>
          <table:table-cell table:formula="of:=[.E52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rotary_fall_time</text:p>
          </table:table-cell>
          <table:table-cell table:formula="of:=([.B524]+[.C524]+[.E524])" office:value-type="float" office:value="668" calcext:value-type="float">
            <text:p>6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25])" office:value-type="string" office:string-value="05 1C" calcext:value-type="string">
            <text:p>05 1C</text:p>
          </table:table-cell>
          <table:table-cell table:formula="of:=IF([.D525]=1;[.C525];0)" office:value-type="float" office:value="1" calcext:value-type="float">
            <text:p>1</text:p>
          </table:table-cell>
          <table:table-cell table:formula="of:=IF([.D525]=0;[.C525];0)" office:value-type="float" office:value="0" calcext:value-type="float">
            <text:p>0</text:p>
          </table:table-cell>
          <table:table-cell table:formula="of:=[.E52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rotary_depth</text:p>
          </table:table-cell>
          <table:table-cell table:formula="of:=([.B525]+[.C525]+[.E525])" office:value-type="float" office:value="669" calcext:value-type="float">
            <text:p>6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26])" office:value-type="string" office:string-value="05 1D" calcext:value-type="string">
            <text:p>05 1D</text:p>
          </table:table-cell>
          <table:table-cell table:formula="of:=IF([.D526]=1;[.C526];0)" office:value-type="float" office:value="1" calcext:value-type="float">
            <text:p>1</text:p>
          </table:table-cell>
          <table:table-cell table:formula="of:=IF([.D526]=0;[.C526];0)" office:value-type="float" office:value="0" calcext:value-type="float">
            <text:p>0</text:p>
          </table:table-cell>
          <table:table-cell table:formula="of:=[.E52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rotary_level</text:p>
          </table:table-cell>
          <table:table-cell table:formula="of:=([.B526]+[.C526]+[.E526])" office:value-type="float" office:value="670" calcext:value-type="float">
            <text:p>67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527])" office:value-type="string" office:string-value="05 1E" calcext:value-type="string">
            <text:p>05 1E</text:p>
          </table:table-cell>
          <table:table-cell table:formula="of:=IF([.D527]=1;[.C527];0)" office:value-type="float" office:value="1" calcext:value-type="float">
            <text:p>1</text:p>
          </table:table-cell>
          <table:table-cell table:formula="of:=IF([.D527]=0;[.C527];0)" office:value-type="float" office:value="0" calcext:value-type="float">
            <text:p>0</text:p>
          </table:table-cell>
          <table:table-cell table:formula="of:=[.E527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uni_v_rate</text:p>
          </table:table-cell>
          <table:table-cell table:formula="of:=([.B527]+[.C527]+[.E527])" office:value-type="float" office:value="672" calcext:value-type="float">
            <text:p>6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28])" office:value-type="string" office:string-value="05 20" calcext:value-type="string">
            <text:p>05 20</text:p>
          </table:table-cell>
          <table:table-cell table:formula="of:=IF([.D528]=1;[.C528];0)" office:value-type="float" office:value="1" calcext:value-type="float">
            <text:p>1</text:p>
          </table:table-cell>
          <table:table-cell table:formula="of:=IF([.D528]=0;[.C528];0)" office:value-type="float" office:value="0" calcext:value-type="float">
            <text:p>0</text:p>
          </table:table-cell>
          <table:table-cell table:formula="of:=[.E52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uni_v_depth</text:p>
          </table:table-cell>
          <table:table-cell table:formula="of:=([.B528]+[.C528]+[.E528])" office:value-type="float" office:value="673" calcext:value-type="float">
            <text:p>6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29])" office:value-type="string" office:string-value="05 21" calcext:value-type="string">
            <text:p>05 21</text:p>
          </table:table-cell>
          <table:table-cell table:formula="of:=IF([.D529]=1;[.C529];0)" office:value-type="float" office:value="1" calcext:value-type="float">
            <text:p>1</text:p>
          </table:table-cell>
          <table:table-cell table:formula="of:=IF([.D529]=0;[.C529];0)" office:value-type="float" office:value="0" calcext:value-type="float">
            <text:p>0</text:p>
          </table:table-cell>
          <table:table-cell table:formula="of:=[.E52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uni_v_level</text:p>
          </table:table-cell>
          <table:table-cell table:formula="of:=([.B529]+[.C529]+[.E529])" office:value-type="float" office:value="674" calcext:value-type="float">
            <text:p>67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530])" office:value-type="string" office:string-value="05 22" calcext:value-type="string">
            <text:p>05 22</text:p>
          </table:table-cell>
          <table:table-cell table:formula="of:=IF([.D530]=1;[.C530];0)" office:value-type="float" office:value="1" calcext:value-type="float">
            <text:p>1</text:p>
          </table:table-cell>
          <table:table-cell table:formula="of:=IF([.D530]=0;[.C530];0)" office:value-type="float" office:value="0" calcext:value-type="float">
            <text:p>0</text:p>
          </table:table-cell>
          <table:table-cell table:formula="of:=[.E530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pan_type</text:p>
          </table:table-cell>
          <table:table-cell table:formula="of:=([.B530]+[.C530]+[.E530])" office:value-type="float" office:value="676" calcext:value-type="float">
            <text:p>6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31])" office:value-type="string" office:string-value="05 24" calcext:value-type="string">
            <text:p>05 24</text:p>
          </table:table-cell>
          <table:table-cell table:formula="of:=IF([.D531]=1;[.C531];0)" office:value-type="float" office:value="1" calcext:value-type="float">
            <text:p>1</text:p>
          </table:table-cell>
          <table:table-cell table:formula="of:=IF([.D531]=0;[.C531];0)" office:value-type="float" office:value="0" calcext:value-type="float">
            <text:p>0</text:p>
          </table:table-cell>
          <table:table-cell table:formula="of:=[.E53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pan_pos</text:p>
          </table:table-cell>
          <table:table-cell table:formula="of:=([.B531]+[.C531]+[.E531])" office:value-type="float" office:value="677" calcext:value-type="float">
            <text:p>6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32])" office:value-type="string" office:string-value="05 25" calcext:value-type="string">
            <text:p>05 25</text:p>
          </table:table-cell>
          <table:table-cell table:formula="of:=IF([.D532]=1;[.C532];0)" office:value-type="float" office:value="1" calcext:value-type="float">
            <text:p>1</text:p>
          </table:table-cell>
          <table:table-cell table:formula="of:=IF([.D532]=0;[.C532];0)" office:value-type="float" office:value="0" calcext:value-type="float">
            <text:p>0</text:p>
          </table:table-cell>
          <table:table-cell table:formula="of:=[.E53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pan_wave_shape</text:p>
          </table:table-cell>
          <table:table-cell table:formula="of:=([.B532]+[.C532]+[.E532])" office:value-type="float" office:value="678" calcext:value-type="float">
            <text:p>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33])" office:value-type="string" office:string-value="05 26" calcext:value-type="string">
            <text:p>05 26</text:p>
          </table:table-cell>
          <table:table-cell table:formula="of:=IF([.D533]=1;[.C533];0)" office:value-type="float" office:value="1" calcext:value-type="float">
            <text:p>1</text:p>
          </table:table-cell>
          <table:table-cell table:formula="of:=IF([.D533]=0;[.C533];0)" office:value-type="float" office:value="0" calcext:value-type="float">
            <text:p>0</text:p>
          </table:table-cell>
          <table:table-cell table:formula="of:=[.E53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pan_rate</text:p>
          </table:table-cell>
          <table:table-cell table:formula="of:=([.B533]+[.C533]+[.E533])" office:value-type="float" office:value="679" calcext:value-type="float">
            <text:p>6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34])" office:value-type="string" office:string-value="05 27" calcext:value-type="string">
            <text:p>05 27</text:p>
          </table:table-cell>
          <table:table-cell table:formula="of:=IF([.D534]=1;[.C534];0)" office:value-type="float" office:value="1" calcext:value-type="float">
            <text:p>1</text:p>
          </table:table-cell>
          <table:table-cell table:formula="of:=IF([.D534]=0;[.C534];0)" office:value-type="float" office:value="0" calcext:value-type="float">
            <text:p>0</text:p>
          </table:table-cell>
          <table:table-cell table:formula="of:=[.E53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pan_depth</text:p>
          </table:table-cell>
          <table:table-cell table:formula="of:=([.B534]+[.C534]+[.E534])" office:value-type="float" office:value="680" calcext:value-type="float">
            <text:p>6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35])" office:value-type="string" office:string-value="05 28" calcext:value-type="string">
            <text:p>05 28</text:p>
          </table:table-cell>
          <table:table-cell table:formula="of:=IF([.D535]=1;[.C535];0)" office:value-type="float" office:value="1" calcext:value-type="float">
            <text:p>1</text:p>
          </table:table-cell>
          <table:table-cell table:formula="of:=IF([.D535]=0;[.C535];0)" office:value-type="float" office:value="0" calcext:value-type="float">
            <text:p>0</text:p>
          </table:table-cell>
          <table:table-cell table:formula="of:=[.E53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pan_level</text:p>
          </table:table-cell>
          <table:table-cell table:formula="of:=([.B535]+[.C535]+[.E535])" office:value-type="float" office:value="681" calcext:value-type="float">
            <text:p>68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536])" office:value-type="string" office:string-value="05 29" calcext:value-type="string">
            <text:p>05 29</text:p>
          </table:table-cell>
          <table:table-cell table:formula="of:=IF([.D536]=1;[.C536];0)" office:value-type="float" office:value="1" calcext:value-type="float">
            <text:p>1</text:p>
          </table:table-cell>
          <table:table-cell table:formula="of:=IF([.D536]=0;[.C536];0)" office:value-type="float" office:value="0" calcext:value-type="float">
            <text:p>0</text:p>
          </table:table-cell>
          <table:table-cell table:formula="of:=[.E536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slicer_pattern</text:p>
          </table:table-cell>
          <table:table-cell table:formula="of:=([.B536]+[.C536]+[.E536])" office:value-type="float" office:value="683" calcext:value-type="float">
            <text:p>6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37])" office:value-type="string" office:string-value="05 2B" calcext:value-type="string">
            <text:p>05 2B</text:p>
          </table:table-cell>
          <table:table-cell table:formula="of:=IF([.D537]=1;[.C537];0)" office:value-type="float" office:value="1" calcext:value-type="float">
            <text:p>1</text:p>
          </table:table-cell>
          <table:table-cell table:formula="of:=IF([.D537]=0;[.C537];0)" office:value-type="float" office:value="0" calcext:value-type="float">
            <text:p>0</text:p>
          </table:table-cell>
          <table:table-cell table:formula="of:=[.E53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slicer_rate</text:p>
          </table:table-cell>
          <table:table-cell table:formula="of:=([.B537]+[.C537]+[.E537])" office:value-type="float" office:value="684" calcext:value-type="float">
            <text:p>6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38])" office:value-type="string" office:string-value="05 2C" calcext:value-type="string">
            <text:p>05 2C</text:p>
          </table:table-cell>
          <table:table-cell table:formula="of:=IF([.D538]=1;[.C538];0)" office:value-type="float" office:value="1" calcext:value-type="float">
            <text:p>1</text:p>
          </table:table-cell>
          <table:table-cell table:formula="of:=IF([.D538]=0;[.C538];0)" office:value-type="float" office:value="0" calcext:value-type="float">
            <text:p>0</text:p>
          </table:table-cell>
          <table:table-cell table:formula="of:=[.E53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slicer_trigger_sens</text:p>
          </table:table-cell>
          <table:table-cell table:formula="of:=([.B538]+[.C538]+[.E538])" office:value-type="float" office:value="685" calcext:value-type="float">
            <text:p>6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39])" office:value-type="string" office:string-value="05 2D" calcext:value-type="string">
            <text:p>05 2D</text:p>
          </table:table-cell>
          <table:table-cell table:formula="of:=IF([.D539]=1;[.C539];0)" office:value-type="float" office:value="1" calcext:value-type="float">
            <text:p>1</text:p>
          </table:table-cell>
          <table:table-cell table:formula="of:=IF([.D539]=0;[.C539];0)" office:value-type="float" office:value="0" calcext:value-type="float">
            <text:p>0</text:p>
          </table:table-cell>
          <table:table-cell table:formula="of:=[.E53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slicer_effect_level</text:p>
          </table:table-cell>
          <table:table-cell table:formula="of:=([.B539]+[.C539]+[.E539])" office:value-type="float" office:value="686" calcext:value-type="float">
            <text:p>6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40])" office:value-type="string" office:string-value="05 2E" calcext:value-type="string">
            <text:p>05 2E</text:p>
          </table:table-cell>
          <table:table-cell table:formula="of:=IF([.D540]=1;[.C540];0)" office:value-type="float" office:value="1" calcext:value-type="float">
            <text:p>1</text:p>
          </table:table-cell>
          <table:table-cell table:formula="of:=IF([.D540]=0;[.C540];0)" office:value-type="float" office:value="0" calcext:value-type="float">
            <text:p>0</text:p>
          </table:table-cell>
          <table:table-cell table:formula="of:=[.E54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slicer_direct_mix</text:p>
          </table:table-cell>
          <table:table-cell table:formula="of:=([.B540]+[.C540]+[.E540])" office:value-type="float" office:value="687" calcext:value-type="float">
            <text:p>687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541])" office:value-type="string" office:string-value="05 2F" calcext:value-type="string">
            <text:p>05 2F</text:p>
          </table:table-cell>
          <table:table-cell table:formula="of:=IF([.D541]=1;[.C541];0)" office:value-type="float" office:value="1" calcext:value-type="float">
            <text:p>1</text:p>
          </table:table-cell>
          <table:table-cell table:formula="of:=IF([.D541]=0;[.C541];0)" office:value-type="float" office:value="0" calcext:value-type="float">
            <text:p>0</text:p>
          </table:table-cell>
          <table:table-cell table:formula="of:=[.E541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vibrato_rate</text:p>
          </table:table-cell>
          <table:table-cell table:formula="of:=([.B541]+[.C541]+[.E541])" office:value-type="float" office:value="689" calcext:value-type="float">
            <text:p>6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42])" office:value-type="string" office:string-value="05 31" calcext:value-type="string">
            <text:p>05 31</text:p>
          </table:table-cell>
          <table:table-cell table:formula="of:=IF([.D542]=1;[.C542];0)" office:value-type="float" office:value="1" calcext:value-type="float">
            <text:p>1</text:p>
          </table:table-cell>
          <table:table-cell table:formula="of:=IF([.D542]=0;[.C542];0)" office:value-type="float" office:value="0" calcext:value-type="float">
            <text:p>0</text:p>
          </table:table-cell>
          <table:table-cell table:formula="of:=[.E54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vibrato_depth</text:p>
          </table:table-cell>
          <table:table-cell table:formula="of:=([.B542]+[.C542]+[.E542])" office:value-type="float" office:value="690" calcext:value-type="float">
            <text:p>6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43])" office:value-type="string" office:string-value="05 32" calcext:value-type="string">
            <text:p>05 32</text:p>
          </table:table-cell>
          <table:table-cell table:formula="of:=IF([.D543]=1;[.C543];0)" office:value-type="float" office:value="1" calcext:value-type="float">
            <text:p>1</text:p>
          </table:table-cell>
          <table:table-cell table:formula="of:=IF([.D543]=0;[.C543];0)" office:value-type="float" office:value="0" calcext:value-type="float">
            <text:p>0</text:p>
          </table:table-cell>
          <table:table-cell table:formula="of:=[.E54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vibrato_trigger</text:p>
          </table:table-cell>
          <table:table-cell table:formula="of:=([.B543]+[.C543]+[.E543])" office:value-type="float" office:value="691" calcext:value-type="float">
            <text:p>6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44])" office:value-type="string" office:string-value="05 33" calcext:value-type="string">
            <text:p>05 33</text:p>
          </table:table-cell>
          <table:table-cell table:formula="of:=IF([.D544]=1;[.C544];0)" office:value-type="float" office:value="1" calcext:value-type="float">
            <text:p>1</text:p>
          </table:table-cell>
          <table:table-cell table:formula="of:=IF([.D544]=0;[.C544];0)" office:value-type="float" office:value="0" calcext:value-type="float">
            <text:p>0</text:p>
          </table:table-cell>
          <table:table-cell table:formula="of:=[.E54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vibrato_rise_time</text:p>
          </table:table-cell>
          <table:table-cell table:formula="of:=([.B544]+[.C544]+[.E544])" office:value-type="float" office:value="692" calcext:value-type="float">
            <text:p>6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45])" office:value-type="string" office:string-value="05 34" calcext:value-type="string">
            <text:p>05 34</text:p>
          </table:table-cell>
          <table:table-cell table:formula="of:=IF([.D545]=1;[.C545];0)" office:value-type="float" office:value="1" calcext:value-type="float">
            <text:p>1</text:p>
          </table:table-cell>
          <table:table-cell table:formula="of:=IF([.D545]=0;[.C545];0)" office:value-type="float" office:value="0" calcext:value-type="float">
            <text:p>0</text:p>
          </table:table-cell>
          <table:table-cell table:formula="of:=[.E54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vibrato_level</text:p>
          </table:table-cell>
          <table:table-cell table:formula="of:=([.B545]+[.C545]+[.E545])" office:value-type="float" office:value="693" calcext:value-type="float">
            <text:p>69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546])" office:value-type="string" office:string-value="05 35" calcext:value-type="string">
            <text:p>05 35</text:p>
          </table:table-cell>
          <table:table-cell table:formula="of:=IF([.D546]=1;[.C546];0)" office:value-type="float" office:value="1" calcext:value-type="float">
            <text:p>1</text:p>
          </table:table-cell>
          <table:table-cell table:formula="of:=IF([.D546]=0;[.C546];0)" office:value-type="float" office:value="0" calcext:value-type="float">
            <text:p>0</text:p>
          </table:table-cell>
          <table:table-cell table:formula="of:=[.E546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ring_mod_mode</text:p>
          </table:table-cell>
          <table:table-cell table:formula="of:=([.B546]+[.C546]+[.E546])" office:value-type="float" office:value="695" calcext:value-type="float">
            <text:p>6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47])" office:value-type="string" office:string-value="05 37" calcext:value-type="string">
            <text:p>05 37</text:p>
          </table:table-cell>
          <table:table-cell table:formula="of:=IF([.D547]=1;[.C547];0)" office:value-type="float" office:value="1" calcext:value-type="float">
            <text:p>1</text:p>
          </table:table-cell>
          <table:table-cell table:formula="of:=IF([.D547]=0;[.C547];0)" office:value-type="float" office:value="0" calcext:value-type="float">
            <text:p>0</text:p>
          </table:table-cell>
          <table:table-cell table:formula="of:=[.E54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ring_mod_freq</text:p>
          </table:table-cell>
          <table:table-cell table:formula="of:=([.B547]+[.C547]+[.E547])" office:value-type="float" office:value="696" calcext:value-type="float">
            <text:p>6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48])" office:value-type="string" office:string-value="05 38" calcext:value-type="string">
            <text:p>05 38</text:p>
          </table:table-cell>
          <table:table-cell table:formula="of:=IF([.D548]=1;[.C548];0)" office:value-type="float" office:value="1" calcext:value-type="float">
            <text:p>1</text:p>
          </table:table-cell>
          <table:table-cell table:formula="of:=IF([.D548]=0;[.C548];0)" office:value-type="float" office:value="0" calcext:value-type="float">
            <text:p>0</text:p>
          </table:table-cell>
          <table:table-cell table:formula="of:=[.E54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ring_mod_effect_level</text:p>
          </table:table-cell>
          <table:table-cell table:formula="of:=([.B548]+[.C548]+[.E548])" office:value-type="float" office:value="697" calcext:value-type="float">
            <text:p>6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49])" office:value-type="string" office:string-value="05 39" calcext:value-type="string">
            <text:p>05 39</text:p>
          </table:table-cell>
          <table:table-cell table:formula="of:=IF([.D549]=1;[.C549];0)" office:value-type="float" office:value="1" calcext:value-type="float">
            <text:p>1</text:p>
          </table:table-cell>
          <table:table-cell table:formula="of:=IF([.D549]=0;[.C549];0)" office:value-type="float" office:value="0" calcext:value-type="float">
            <text:p>0</text:p>
          </table:table-cell>
          <table:table-cell table:formula="of:=[.E54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ring_mod_direct_mix</text:p>
          </table:table-cell>
          <table:table-cell table:formula="of:=([.B549]+[.C549]+[.E549])" office:value-type="float" office:value="698" calcext:value-type="float">
            <text:p>698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550])" office:value-type="string" office:string-value="05 3A" calcext:value-type="string">
            <text:p>05 3A</text:p>
          </table:table-cell>
          <table:table-cell table:formula="of:=IF([.D550]=1;[.C550];0)" office:value-type="float" office:value="1" calcext:value-type="float">
            <text:p>1</text:p>
          </table:table-cell>
          <table:table-cell table:formula="of:=IF([.D550]=0;[.C550];0)" office:value-type="float" office:value="0" calcext:value-type="float">
            <text:p>0</text:p>
          </table:table-cell>
          <table:table-cell table:formula="of:=[.E550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humanizer_mode</text:p>
          </table:table-cell>
          <table:table-cell table:formula="of:=([.B550]+[.C550]+[.E550])" office:value-type="float" office:value="700" calcext:value-type="float">
            <text:p>7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51])" office:value-type="string" office:string-value="05 3C" calcext:value-type="string">
            <text:p>05 3C</text:p>
          </table:table-cell>
          <table:table-cell table:formula="of:=IF([.D551]=1;[.C551];0)" office:value-type="float" office:value="1" calcext:value-type="float">
            <text:p>1</text:p>
          </table:table-cell>
          <table:table-cell table:formula="of:=IF([.D551]=0;[.C551];0)" office:value-type="float" office:value="0" calcext:value-type="float">
            <text:p>0</text:p>
          </table:table-cell>
          <table:table-cell table:formula="of:=[.E55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humanizer_vowel1</text:p>
          </table:table-cell>
          <table:table-cell table:formula="of:=([.B551]+[.C551]+[.E551])" office:value-type="float" office:value="701" calcext:value-type="float">
            <text:p>7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52])" office:value-type="string" office:string-value="05 3D" calcext:value-type="string">
            <text:p>05 3D</text:p>
          </table:table-cell>
          <table:table-cell table:formula="of:=IF([.D552]=1;[.C552];0)" office:value-type="float" office:value="1" calcext:value-type="float">
            <text:p>1</text:p>
          </table:table-cell>
          <table:table-cell table:formula="of:=IF([.D552]=0;[.C552];0)" office:value-type="float" office:value="0" calcext:value-type="float">
            <text:p>0</text:p>
          </table:table-cell>
          <table:table-cell table:formula="of:=[.E55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humanizer_vowel2</text:p>
          </table:table-cell>
          <table:table-cell table:formula="of:=([.B552]+[.C552]+[.E552])" office:value-type="float" office:value="702" calcext:value-type="float">
            <text:p>7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53])" office:value-type="string" office:string-value="05 3E" calcext:value-type="string">
            <text:p>05 3E</text:p>
          </table:table-cell>
          <table:table-cell table:formula="of:=IF([.D553]=1;[.C553];0)" office:value-type="float" office:value="1" calcext:value-type="float">
            <text:p>1</text:p>
          </table:table-cell>
          <table:table-cell table:formula="of:=IF([.D553]=0;[.C553];0)" office:value-type="float" office:value="0" calcext:value-type="float">
            <text:p>0</text:p>
          </table:table-cell>
          <table:table-cell table:formula="of:=[.E55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humanizer_sens</text:p>
          </table:table-cell>
          <table:table-cell table:formula="of:=([.B553]+[.C553]+[.E553])" office:value-type="float" office:value="703" calcext:value-type="float">
            <text:p>7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54])" office:value-type="string" office:string-value="05 3F" calcext:value-type="string">
            <text:p>05 3F</text:p>
          </table:table-cell>
          <table:table-cell table:formula="of:=IF([.D554]=1;[.C554];0)" office:value-type="float" office:value="1" calcext:value-type="float">
            <text:p>1</text:p>
          </table:table-cell>
          <table:table-cell table:formula="of:=IF([.D554]=0;[.C554];0)" office:value-type="float" office:value="0" calcext:value-type="float">
            <text:p>0</text:p>
          </table:table-cell>
          <table:table-cell table:formula="of:=[.E55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humanizer_rate</text:p>
          </table:table-cell>
          <table:table-cell table:formula="of:=([.B554]+[.C554]+[.E554])" office:value-type="float" office:value="704" calcext:value-type="float">
            <text:p>7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55])" office:value-type="string" office:string-value="05 40" calcext:value-type="string">
            <text:p>05 40</text:p>
          </table:table-cell>
          <table:table-cell table:formula="of:=IF([.D555]=1;[.C555];0)" office:value-type="float" office:value="1" calcext:value-type="float">
            <text:p>1</text:p>
          </table:table-cell>
          <table:table-cell table:formula="of:=IF([.D555]=0;[.C555];0)" office:value-type="float" office:value="0" calcext:value-type="float">
            <text:p>0</text:p>
          </table:table-cell>
          <table:table-cell table:formula="of:=[.E55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humanizer_depth</text:p>
          </table:table-cell>
          <table:table-cell table:formula="of:=([.B555]+[.C555]+[.E555])" office:value-type="float" office:value="705" calcext:value-type="float">
            <text:p>7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56])" office:value-type="string" office:string-value="05 41" calcext:value-type="string">
            <text:p>05 41</text:p>
          </table:table-cell>
          <table:table-cell table:formula="of:=IF([.D556]=1;[.C556];0)" office:value-type="float" office:value="1" calcext:value-type="float">
            <text:p>1</text:p>
          </table:table-cell>
          <table:table-cell table:formula="of:=IF([.D556]=0;[.C556];0)" office:value-type="float" office:value="0" calcext:value-type="float">
            <text:p>0</text:p>
          </table:table-cell>
          <table:table-cell table:formula="of:=[.E55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humanizer_manual</text:p>
          </table:table-cell>
          <table:table-cell table:formula="of:=([.B556]+[.C556]+[.E556])" office:value-type="float" office:value="706" calcext:value-type="float">
            <text:p>7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57])" office:value-type="string" office:string-value="05 42" calcext:value-type="string">
            <text:p>05 42</text:p>
          </table:table-cell>
          <table:table-cell table:formula="of:=IF([.D557]=1;[.C557];0)" office:value-type="float" office:value="1" calcext:value-type="float">
            <text:p>1</text:p>
          </table:table-cell>
          <table:table-cell table:formula="of:=IF([.D557]=0;[.C557];0)" office:value-type="float" office:value="0" calcext:value-type="float">
            <text:p>0</text:p>
          </table:table-cell>
          <table:table-cell table:formula="of:=[.E55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humanizer_level</text:p>
          </table:table-cell>
          <table:table-cell table:formula="of:=([.B557]+[.C557]+[.E557])" office:value-type="float" office:value="707" calcext:value-type="float">
            <text:p>707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558])" office:value-type="string" office:string-value="05 43" calcext:value-type="string">
            <text:p>05 43</text:p>
          </table:table-cell>
          <table:table-cell table:formula="of:=IF([.D558]=1;[.C558];0)" office:value-type="float" office:value="1" calcext:value-type="float">
            <text:p>1</text:p>
          </table:table-cell>
          <table:table-cell table:formula="of:=IF([.D558]=0;[.C558];0)" office:value-type="float" office:value="0" calcext:value-type="float">
            <text:p>0</text:p>
          </table:table-cell>
          <table:table-cell table:formula="of:=[.E558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2x2_chorus_xover_freq</text:p>
          </table:table-cell>
          <table:table-cell table:formula="of:=([.B558]+[.C558]+[.E558])" office:value-type="float" office:value="709" calcext:value-type="float">
            <text:p>7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59])" office:value-type="string" office:string-value="05 45" calcext:value-type="string">
            <text:p>05 45</text:p>
          </table:table-cell>
          <table:table-cell table:formula="of:=IF([.D559]=1;[.C559];0)" office:value-type="float" office:value="1" calcext:value-type="float">
            <text:p>1</text:p>
          </table:table-cell>
          <table:table-cell table:formula="of:=IF([.D559]=0;[.C559];0)" office:value-type="float" office:value="0" calcext:value-type="float">
            <text:p>0</text:p>
          </table:table-cell>
          <table:table-cell table:formula="of:=[.E55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2x2_chorus_low_rate</text:p>
          </table:table-cell>
          <table:table-cell table:formula="of:=([.B559]+[.C559]+[.E559])" office:value-type="float" office:value="710" calcext:value-type="float">
            <text:p>7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60])" office:value-type="string" office:string-value="05 46" calcext:value-type="string">
            <text:p>05 46</text:p>
          </table:table-cell>
          <table:table-cell table:formula="of:=IF([.D560]=1;[.C560];0)" office:value-type="float" office:value="1" calcext:value-type="float">
            <text:p>1</text:p>
          </table:table-cell>
          <table:table-cell table:formula="of:=IF([.D560]=0;[.C560];0)" office:value-type="float" office:value="0" calcext:value-type="float">
            <text:p>0</text:p>
          </table:table-cell>
          <table:table-cell table:formula="of:=[.E56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2x2_chorus_low_depth</text:p>
          </table:table-cell>
          <table:table-cell table:formula="of:=([.B560]+[.C560]+[.E560])" office:value-type="float" office:value="711" calcext:value-type="float">
            <text:p>7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61])" office:value-type="string" office:string-value="05 47" calcext:value-type="string">
            <text:p>05 47</text:p>
          </table:table-cell>
          <table:table-cell table:formula="of:=IF([.D561]=1;[.C561];0)" office:value-type="float" office:value="1" calcext:value-type="float">
            <text:p>1</text:p>
          </table:table-cell>
          <table:table-cell table:formula="of:=IF([.D561]=0;[.C561];0)" office:value-type="float" office:value="0" calcext:value-type="float">
            <text:p>0</text:p>
          </table:table-cell>
          <table:table-cell table:formula="of:=[.E56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2x2_chorus_low_pre_delay</text:p>
          </table:table-cell>
          <table:table-cell table:formula="of:=([.B561]+[.C561]+[.E561])" office:value-type="float" office:value="712" calcext:value-type="float">
            <text:p>7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62])" office:value-type="string" office:string-value="05 48" calcext:value-type="string">
            <text:p>05 48</text:p>
          </table:table-cell>
          <table:table-cell table:formula="of:=IF([.D562]=1;[.C562];0)" office:value-type="float" office:value="1" calcext:value-type="float">
            <text:p>1</text:p>
          </table:table-cell>
          <table:table-cell table:formula="of:=IF([.D562]=0;[.C562];0)" office:value-type="float" office:value="0" calcext:value-type="float">
            <text:p>0</text:p>
          </table:table-cell>
          <table:table-cell table:formula="of:=[.E56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2x2_chorus_low_level</text:p>
          </table:table-cell>
          <table:table-cell table:formula="of:=([.B562]+[.C562]+[.E562])" office:value-type="float" office:value="713" calcext:value-type="float">
            <text:p>7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63])" office:value-type="string" office:string-value="05 49" calcext:value-type="string">
            <text:p>05 49</text:p>
          </table:table-cell>
          <table:table-cell table:formula="of:=IF([.D563]=1;[.C563];0)" office:value-type="float" office:value="1" calcext:value-type="float">
            <text:p>1</text:p>
          </table:table-cell>
          <table:table-cell table:formula="of:=IF([.D563]=0;[.C563];0)" office:value-type="float" office:value="0" calcext:value-type="float">
            <text:p>0</text:p>
          </table:table-cell>
          <table:table-cell table:formula="of:=[.E56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2x2_chorus_high_rate</text:p>
          </table:table-cell>
          <table:table-cell table:formula="of:=([.B563]+[.C563]+[.E563])" office:value-type="float" office:value="714" calcext:value-type="float">
            <text:p>7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64])" office:value-type="string" office:string-value="05 4A" calcext:value-type="string">
            <text:p>05 4A</text:p>
          </table:table-cell>
          <table:table-cell table:formula="of:=IF([.D564]=1;[.C564];0)" office:value-type="float" office:value="1" calcext:value-type="float">
            <text:p>1</text:p>
          </table:table-cell>
          <table:table-cell table:formula="of:=IF([.D564]=0;[.C564];0)" office:value-type="float" office:value="0" calcext:value-type="float">
            <text:p>0</text:p>
          </table:table-cell>
          <table:table-cell table:formula="of:=[.E56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2x2_chorus_high_depth</text:p>
          </table:table-cell>
          <table:table-cell table:formula="of:=([.B564]+[.C564]+[.E564])" office:value-type="float" office:value="715" calcext:value-type="float">
            <text:p>7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65])" office:value-type="string" office:string-value="05 4B" calcext:value-type="string">
            <text:p>05 4B</text:p>
          </table:table-cell>
          <table:table-cell table:formula="of:=IF([.D565]=1;[.C565];0)" office:value-type="float" office:value="1" calcext:value-type="float">
            <text:p>1</text:p>
          </table:table-cell>
          <table:table-cell table:formula="of:=IF([.D565]=0;[.C565];0)" office:value-type="float" office:value="0" calcext:value-type="float">
            <text:p>0</text:p>
          </table:table-cell>
          <table:table-cell table:formula="of:=[.E56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2x2_chorus_high_pre_delay</text:p>
          </table:table-cell>
          <table:table-cell table:formula="of:=([.B565]+[.C565]+[.E565])" office:value-type="float" office:value="716" calcext:value-type="float">
            <text:p>7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66])" office:value-type="string" office:string-value="05 4C" calcext:value-type="string">
            <text:p>05 4C</text:p>
          </table:table-cell>
          <table:table-cell table:formula="of:=IF([.D566]=1;[.C566];0)" office:value-type="float" office:value="1" calcext:value-type="float">
            <text:p>1</text:p>
          </table:table-cell>
          <table:table-cell table:formula="of:=IF([.D566]=0;[.C566];0)" office:value-type="float" office:value="0" calcext:value-type="float">
            <text:p>0</text:p>
          </table:table-cell>
          <table:table-cell table:formula="of:=[.E56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2x2_chorus_high_level</text:p>
          </table:table-cell>
          <table:table-cell table:formula="of:=([.B566]+[.C566]+[.E566])" office:value-type="float" office:value="717" calcext:value-type="float">
            <text:p>7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67])" office:value-type="string" office:string-value="05 4D" calcext:value-type="string">
            <text:p>05 4D</text:p>
          </table:table-cell>
          <table:table-cell table:formula="of:=IF([.D567]=1;[.C567];0)" office:value-type="float" office:value="1" calcext:value-type="float">
            <text:p>1</text:p>
          </table:table-cell>
          <table:table-cell table:formula="of:=IF([.D567]=0;[.C567];0)" office:value-type="float" office:value="0" calcext:value-type="float">
            <text:p>0</text:p>
          </table:table-cell>
          <table:table-cell table:formula="of:=[.E56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2x2_chorus_direct_level</text:p>
          </table:table-cell>
          <table:table-cell table:formula="of:=([.B567]+[.C567]+[.E567])" office:value-type="float" office:value="718" calcext:value-type="float">
            <text:p>7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68])" office:value-type="string" office:string-value="05 4E" calcext:value-type="string">
            <text:p>05 4E</text:p>
          </table:table-cell>
          <table:table-cell table:formula="of:=IF([.D568]=1;[.C568];0)" office:value-type="float" office:value="1" calcext:value-type="float">
            <text:p>1</text:p>
          </table:table-cell>
          <table:table-cell table:formula="of:=IF([.D568]=0;[.C568];0)" office:value-type="float" office:value="0" calcext:value-type="float">
            <text:p>0</text:p>
          </table:table-cell>
          <table:table-cell table:formula="of:=[.E56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sub_delay_type</text:p>
          </table:table-cell>
          <table:table-cell table:formula="of:=([.B568]+[.C568]+[.E568])" office:value-type="float" office:value="719" calcext:value-type="float">
            <text:p>7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69])" office:value-type="string" office:string-value="05 4F" calcext:value-type="string">
            <text:p>05 4F</text:p>
          </table:table-cell>
          <table:table-cell table:formula="of:=IF([.D569]=1;[.C569];0)" office:value-type="float" office:value="1" calcext:value-type="float">
            <text:p>1</text:p>
          </table:table-cell>
          <table:table-cell table:formula="of:=IF([.D569]=0;[.C569];0)" office:value-type="float" office:value="0" calcext:value-type="float">
            <text:p>0</text:p>
          </table:table-cell>
          <table:table-cell table:formula="of:=[.E56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sub_delay_time</text:p>
          </table:table-cell>
          <table:table-cell table:formula="of:=([.B569]+[.C569]+[.E569])" office:value-type="float" office:value="720" calcext:value-type="float">
            <text:p>7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70])" office:value-type="string" office:string-value="05 50" calcext:value-type="string">
            <text:p>05 50</text:p>
          </table:table-cell>
          <table:table-cell table:formula="of:=IF([.D570]=1;[.C570];0)" office:value-type="float" office:value="2" calcext:value-type="float">
            <text:p>2</text:p>
          </table:table-cell>
          <table:table-cell table:formula="of:=IF([.D570]=0;[.C570];0)" office:value-type="float" office:value="0" calcext:value-type="float">
            <text:p>0</text:p>
          </table:table-cell>
          <table:table-cell table:formula="of:=[.E57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sub_delay_f_back</text:p>
          </table:table-cell>
          <table:table-cell table:formula="of:=([.B570]+[.C570]+[.E570])" office:value-type="float" office:value="722" calcext:value-type="float">
            <text:p>7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71])" office:value-type="string" office:string-value="05 52" calcext:value-type="string">
            <text:p>05 52</text:p>
          </table:table-cell>
          <table:table-cell table:formula="of:=IF([.D571]=1;[.C571];0)" office:value-type="float" office:value="1" calcext:value-type="float">
            <text:p>1</text:p>
          </table:table-cell>
          <table:table-cell table:formula="of:=IF([.D571]=0;[.C571];0)" office:value-type="float" office:value="0" calcext:value-type="float">
            <text:p>0</text:p>
          </table:table-cell>
          <table:table-cell table:formula="of:=[.E57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sub_delay_high_cut</text:p>
          </table:table-cell>
          <table:table-cell table:formula="of:=([.B571]+[.C571]+[.E571])" office:value-type="float" office:value="723" calcext:value-type="float">
            <text:p>7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72])" office:value-type="string" office:string-value="05 53" calcext:value-type="string">
            <text:p>05 53</text:p>
          </table:table-cell>
          <table:table-cell table:formula="of:=IF([.D572]=1;[.C572];0)" office:value-type="float" office:value="1" calcext:value-type="float">
            <text:p>1</text:p>
          </table:table-cell>
          <table:table-cell table:formula="of:=IF([.D572]=0;[.C572];0)" office:value-type="float" office:value="0" calcext:value-type="float">
            <text:p>0</text:p>
          </table:table-cell>
          <table:table-cell table:formula="of:=[.E57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sub_delay_effect_level</text:p>
          </table:table-cell>
          <table:table-cell table:formula="of:=([.B572]+[.C572]+[.E572])" office:value-type="float" office:value="724" calcext:value-type="float">
            <text:p>7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73])" office:value-type="string" office:string-value="05 54" calcext:value-type="string">
            <text:p>05 54</text:p>
          </table:table-cell>
          <table:table-cell table:formula="of:=IF([.D573]=1;[.C573];0)" office:value-type="float" office:value="1" calcext:value-type="float">
            <text:p>1</text:p>
          </table:table-cell>
          <table:table-cell table:formula="of:=IF([.D573]=0;[.C573];0)" office:value-type="float" office:value="0" calcext:value-type="float">
            <text:p>0</text:p>
          </table:table-cell>
          <table:table-cell table:formula="of:=[.E57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sub_delay_direct_mix</text:p>
          </table:table-cell>
          <table:table-cell table:formula="of:=([.B573]+[.C573]+[.E573])" office:value-type="float" office:value="725" calcext:value-type="float">
            <text:p>7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74])" office:value-type="string" office:string-value="05 55" calcext:value-type="string">
            <text:p>05 55</text:p>
          </table:table-cell>
          <table:table-cell table:formula="of:=IF([.D574]=1;[.C574];0)" office:value-type="float" office:value="1" calcext:value-type="float">
            <text:p>1</text:p>
          </table:table-cell>
          <table:table-cell table:formula="of:=IF([.D574]=0;[.C574];0)" office:value-type="float" office:value="0" calcext:value-type="float">
            <text:p>0</text:p>
          </table:table-cell>
          <table:table-cell table:formula="of:=[.E57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sub_delay_tap_time</text:p>
          </table:table-cell>
          <table:table-cell table:formula="of:=([.B574]+[.C574]+[.E574])" office:value-type="float" office:value="726" calcext:value-type="float">
            <text:p>7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INT2SBH([.B575])" office:value-type="string" office:string-value="05 56" calcext:value-type="string">
            <text:p>05 56</text:p>
          </table:table-cell>
          <table:table-cell table:formula="of:=IF([.D575]=1;[.C575];0)" office:value-type="float" office:value="1" calcext:value-type="float">
            <text:p>1</text:p>
          </table:table-cell>
          <table:table-cell table:formula="of:=IF([.D575]=0;[.C575];0)" office:value-type="float" office:value="0" calcext:value-type="float">
            <text:p>0</text:p>
          </table:table-cell>
          <table:table-cell table:formula="of:=[.E575]"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lay_on_off</text:p>
          </table:table-cell>
          <table:table-cell table:formula="of:=([.B575]+[.C575]+[.E575])" office:value-type="float" office:value="736" calcext:value-type="float">
            <text:p>7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76])" office:value-type="string" office:string-value="05 60" calcext:value-type="string">
            <text:p>05 60</text:p>
          </table:table-cell>
          <table:table-cell table:formula="of:=IF([.D576]=1;[.C576];0)" office:value-type="float" office:value="1" calcext:value-type="float">
            <text:p>1</text:p>
          </table:table-cell>
          <table:table-cell table:formula="of:=IF([.D576]=0;[.C576];0)" office:value-type="float" office:value="0" calcext:value-type="float">
            <text:p>0</text:p>
          </table:table-cell>
          <table:table-cell table:formula="of:=[.E57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lay_type</text:p>
          </table:table-cell>
          <table:table-cell table:formula="of:=([.B576]+[.C576]+[.E576])" office:value-type="float" office:value="737" calcext:value-type="float">
            <text:p>7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77])" office:value-type="string" office:string-value="05 61" calcext:value-type="string">
            <text:p>05 61</text:p>
          </table:table-cell>
          <table:table-cell table:formula="of:=IF([.D577]=1;[.C577];0)" office:value-type="float" office:value="1" calcext:value-type="float">
            <text:p>1</text:p>
          </table:table-cell>
          <table:table-cell table:formula="of:=IF([.D577]=0;[.C577];0)" office:value-type="float" office:value="0" calcext:value-type="float">
            <text:p>0</text:p>
          </table:table-cell>
          <table:table-cell table:formula="of:=[.E57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lay_delay_time</text:p>
          </table:table-cell>
          <table:table-cell table:formula="of:=([.B577]+[.C577]+[.E577])" office:value-type="float" office:value="738" calcext:value-type="float">
            <text:p>7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78])" office:value-type="string" office:string-value="05 62" calcext:value-type="string">
            <text:p>05 62</text:p>
          </table:table-cell>
          <table:table-cell table:formula="of:=IF([.D578]=1;[.C578];0)" office:value-type="float" office:value="2" calcext:value-type="float">
            <text:p>2</text:p>
          </table:table-cell>
          <table:table-cell table:formula="of:=IF([.D578]=0;[.C578];0)" office:value-type="float" office:value="0" calcext:value-type="float">
            <text:p>0</text:p>
          </table:table-cell>
          <table:table-cell table:formula="of:=[.E57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lay_f_back</text:p>
          </table:table-cell>
          <table:table-cell table:formula="of:=([.B578]+[.C578]+[.E578])" office:value-type="float" office:value="740" calcext:value-type="float">
            <text:p>7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79])" office:value-type="string" office:string-value="05 64" calcext:value-type="string">
            <text:p>05 64</text:p>
          </table:table-cell>
          <table:table-cell table:formula="of:=IF([.D579]=1;[.C579];0)" office:value-type="float" office:value="1" calcext:value-type="float">
            <text:p>1</text:p>
          </table:table-cell>
          <table:table-cell table:formula="of:=IF([.D579]=0;[.C579];0)" office:value-type="float" office:value="0" calcext:value-type="float">
            <text:p>0</text:p>
          </table:table-cell>
          <table:table-cell table:formula="of:=[.E57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lay_high_cut</text:p>
          </table:table-cell>
          <table:table-cell table:formula="of:=([.B579]+[.C579]+[.E579])" office:value-type="float" office:value="741" calcext:value-type="float">
            <text:p>7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80])" office:value-type="string" office:string-value="05 65" calcext:value-type="string">
            <text:p>05 65</text:p>
          </table:table-cell>
          <table:table-cell table:formula="of:=IF([.D580]=1;[.C580];0)" office:value-type="float" office:value="1" calcext:value-type="float">
            <text:p>1</text:p>
          </table:table-cell>
          <table:table-cell table:formula="of:=IF([.D580]=0;[.C580];0)" office:value-type="float" office:value="0" calcext:value-type="float">
            <text:p>0</text:p>
          </table:table-cell>
          <table:table-cell table:formula="of:=[.E58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lay_effect_level</text:p>
          </table:table-cell>
          <table:table-cell table:formula="of:=([.B580]+[.C580]+[.E580])" office:value-type="float" office:value="742" calcext:value-type="float">
            <text:p>7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81])" office:value-type="string" office:string-value="05 66" calcext:value-type="string">
            <text:p>05 66</text:p>
          </table:table-cell>
          <table:table-cell table:formula="of:=IF([.D581]=1;[.C581];0)" office:value-type="float" office:value="1" calcext:value-type="float">
            <text:p>1</text:p>
          </table:table-cell>
          <table:table-cell table:formula="of:=IF([.D581]=0;[.C581];0)" office:value-type="float" office:value="0" calcext:value-type="float">
            <text:p>0</text:p>
          </table:table-cell>
          <table:table-cell table:formula="of:=[.E58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lay_direct_mix</text:p>
          </table:table-cell>
          <table:table-cell table:formula="of:=([.B581]+[.C581]+[.E581])" office:value-type="float" office:value="743" calcext:value-type="float">
            <text:p>7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82])" office:value-type="string" office:string-value="05 67" calcext:value-type="string">
            <text:p>05 67</text:p>
          </table:table-cell>
          <table:table-cell table:formula="of:=IF([.D582]=1;[.C582];0)" office:value-type="float" office:value="1" calcext:value-type="float">
            <text:p>1</text:p>
          </table:table-cell>
          <table:table-cell table:formula="of:=IF([.D582]=0;[.C582];0)" office:value-type="float" office:value="0" calcext:value-type="float">
            <text:p>0</text:p>
          </table:table-cell>
          <table:table-cell table:formula="of:=[.E58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lay_tap_time</text:p>
          </table:table-cell>
          <table:table-cell table:formula="of:=([.B582]+[.C582]+[.E582])" office:value-type="float" office:value="744" calcext:value-type="float">
            <text:p>7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83])" office:value-type="string" office:string-value="05 68" calcext:value-type="string">
            <text:p>05 68</text:p>
          </table:table-cell>
          <table:table-cell table:formula="of:=IF([.D583]=1;[.C583];0)" office:value-type="float" office:value="1" calcext:value-type="float">
            <text:p>1</text:p>
          </table:table-cell>
          <table:table-cell table:formula="of:=IF([.D583]=0;[.C583];0)" office:value-type="float" office:value="0" calcext:value-type="float">
            <text:p>0</text:p>
          </table:table-cell>
          <table:table-cell table:formula="of:=[.E58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lay_d1_time</text:p>
          </table:table-cell>
          <table:table-cell table:formula="of:=([.B583]+[.C583]+[.E583])" office:value-type="float" office:value="745" calcext:value-type="float">
            <text:p>74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84])" office:value-type="string" office:string-value="05 69" calcext:value-type="string">
            <text:p>05 69</text:p>
          </table:table-cell>
          <table:table-cell table:formula="of:=IF([.D584]=1;[.C584];0)" office:value-type="float" office:value="2" calcext:value-type="float">
            <text:p>2</text:p>
          </table:table-cell>
          <table:table-cell table:formula="of:=IF([.D584]=0;[.C584];0)" office:value-type="float" office:value="0" calcext:value-type="float">
            <text:p>0</text:p>
          </table:table-cell>
          <table:table-cell table:formula="of:=[.E58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lay_d1_f_back</text:p>
          </table:table-cell>
          <table:table-cell table:formula="of:=([.B584]+[.C584]+[.E584])" office:value-type="float" office:value="747" calcext:value-type="float">
            <text:p>7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85])" office:value-type="string" office:string-value="05 6B" calcext:value-type="string">
            <text:p>05 6B</text:p>
          </table:table-cell>
          <table:table-cell table:formula="of:=IF([.D585]=1;[.C585];0)" office:value-type="float" office:value="1" calcext:value-type="float">
            <text:p>1</text:p>
          </table:table-cell>
          <table:table-cell table:formula="of:=IF([.D585]=0;[.C585];0)" office:value-type="float" office:value="0" calcext:value-type="float">
            <text:p>0</text:p>
          </table:table-cell>
          <table:table-cell table:formula="of:=[.E58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lay_d1_hi_cut</text:p>
          </table:table-cell>
          <table:table-cell table:formula="of:=([.B585]+[.C585]+[.E585])" office:value-type="float" office:value="748" calcext:value-type="float">
            <text:p>7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86])" office:value-type="string" office:string-value="05 6C" calcext:value-type="string">
            <text:p>05 6C</text:p>
          </table:table-cell>
          <table:table-cell table:formula="of:=IF([.D586]=1;[.C586];0)" office:value-type="float" office:value="1" calcext:value-type="float">
            <text:p>1</text:p>
          </table:table-cell>
          <table:table-cell table:formula="of:=IF([.D586]=0;[.C586];0)" office:value-type="float" office:value="0" calcext:value-type="float">
            <text:p>0</text:p>
          </table:table-cell>
          <table:table-cell table:formula="of:=[.E58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lay_d1_level</text:p>
          </table:table-cell>
          <table:table-cell table:formula="of:=([.B586]+[.C586]+[.E586])" office:value-type="float" office:value="749" calcext:value-type="float">
            <text:p>7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87])" office:value-type="string" office:string-value="05 6D" calcext:value-type="string">
            <text:p>05 6D</text:p>
          </table:table-cell>
          <table:table-cell table:formula="of:=IF([.D587]=1;[.C587];0)" office:value-type="float" office:value="1" calcext:value-type="float">
            <text:p>1</text:p>
          </table:table-cell>
          <table:table-cell table:formula="of:=IF([.D587]=0;[.C587];0)" office:value-type="float" office:value="0" calcext:value-type="float">
            <text:p>0</text:p>
          </table:table-cell>
          <table:table-cell table:formula="of:=[.E58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lay_d2_time</text:p>
          </table:table-cell>
          <table:table-cell table:formula="of:=([.B587]+[.C587]+[.E587])" office:value-type="float" office:value="750" calcext:value-type="float">
            <text:p>7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88])" office:value-type="string" office:string-value="05 6E" calcext:value-type="string">
            <text:p>05 6E</text:p>
          </table:table-cell>
          <table:table-cell table:formula="of:=IF([.D588]=1;[.C588];0)" office:value-type="float" office:value="2" calcext:value-type="float">
            <text:p>2</text:p>
          </table:table-cell>
          <table:table-cell table:formula="of:=IF([.D588]=0;[.C588];0)" office:value-type="float" office:value="0" calcext:value-type="float">
            <text:p>0</text:p>
          </table:table-cell>
          <table:table-cell table:formula="of:=[.E58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lay_d2_f_back</text:p>
          </table:table-cell>
          <table:table-cell table:formula="of:=([.B588]+[.C588]+[.E588])" office:value-type="float" office:value="752" calcext:value-type="float">
            <text:p>7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89])" office:value-type="string" office:string-value="05 70" calcext:value-type="string">
            <text:p>05 70</text:p>
          </table:table-cell>
          <table:table-cell table:formula="of:=IF([.D589]=1;[.C589];0)" office:value-type="float" office:value="1" calcext:value-type="float">
            <text:p>1</text:p>
          </table:table-cell>
          <table:table-cell table:formula="of:=IF([.D589]=0;[.C589];0)" office:value-type="float" office:value="0" calcext:value-type="float">
            <text:p>0</text:p>
          </table:table-cell>
          <table:table-cell table:formula="of:=[.E58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lay_d2_hi_cut</text:p>
          </table:table-cell>
          <table:table-cell table:formula="of:=([.B589]+[.C589]+[.E589])" office:value-type="float" office:value="753" calcext:value-type="float">
            <text:p>7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90])" office:value-type="string" office:string-value="05 71" calcext:value-type="string">
            <text:p>05 71</text:p>
          </table:table-cell>
          <table:table-cell table:formula="of:=IF([.D590]=1;[.C590];0)" office:value-type="float" office:value="1" calcext:value-type="float">
            <text:p>1</text:p>
          </table:table-cell>
          <table:table-cell table:formula="of:=IF([.D590]=0;[.C590];0)" office:value-type="float" office:value="0" calcext:value-type="float">
            <text:p>0</text:p>
          </table:table-cell>
          <table:table-cell table:formula="of:=[.E59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lay_d2_level</text:p>
          </table:table-cell>
          <table:table-cell table:formula="of:=([.B590]+[.C590]+[.E590])" office:value-type="float" office:value="754" calcext:value-type="float">
            <text:p>7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91])" office:value-type="string" office:string-value="05 72" calcext:value-type="string">
            <text:p>05 72</text:p>
          </table:table-cell>
          <table:table-cell table:formula="of:=IF([.D591]=1;[.C591];0)" office:value-type="float" office:value="1" calcext:value-type="float">
            <text:p>1</text:p>
          </table:table-cell>
          <table:table-cell table:formula="of:=IF([.D591]=0;[.C591];0)" office:value-type="float" office:value="0" calcext:value-type="float">
            <text:p>0</text:p>
          </table:table-cell>
          <table:table-cell table:formula="of:=[.E59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lay_mod_rate</text:p>
          </table:table-cell>
          <table:table-cell table:formula="of:=([.B591]+[.C591]+[.E591])" office:value-type="float" office:value="755" calcext:value-type="float">
            <text:p>7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92])" office:value-type="string" office:string-value="05 73" calcext:value-type="string">
            <text:p>05 73</text:p>
          </table:table-cell>
          <table:table-cell table:formula="of:=IF([.D592]=1;[.C592];0)" office:value-type="float" office:value="1" calcext:value-type="float">
            <text:p>1</text:p>
          </table:table-cell>
          <table:table-cell table:formula="of:=IF([.D592]=0;[.C592];0)" office:value-type="float" office:value="0" calcext:value-type="float">
            <text:p>0</text:p>
          </table:table-cell>
          <table:table-cell table:formula="of:=[.E59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lay_mod_depth</text:p>
          </table:table-cell>
          <table:table-cell table:formula="of:=([.B592]+[.C592]+[.E592])" office:value-type="float" office:value="756" calcext:value-type="float">
            <text:p>7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INT2SBH([.B593])" office:value-type="string" office:string-value="05 74" calcext:value-type="string">
            <text:p>05 74</text:p>
          </table:table-cell>
          <table:table-cell table:formula="of:=IF([.D593]=1;[.C593];0)" office:value-type="float" office:value="1" calcext:value-type="float">
            <text:p>1</text:p>
          </table:table-cell>
          <table:table-cell table:formula="of:=IF([.D593]=0;[.C593];0)" office:value-type="float" office:value="0" calcext:value-type="float">
            <text:p>0</text:p>
          </table:table-cell>
          <table:table-cell table:formula="of:=[.E593]" office:value-type="float" office:value="11" calcext:value-type="float">
            <text:p>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orus_on_off</text:p>
          </table:table-cell>
          <table:table-cell table:formula="of:=([.B593]+[.C593]+[.E593])" office:value-type="float" office:value="768" calcext:value-type="float">
            <text:p>76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594])" office:value-type="string" office:string-value="06 00" calcext:value-type="string">
            <text:p>06 00</text:p>
          </table:table-cell>
          <table:table-cell table:formula="of:=IF([.D594]=1;[.C594];0)" office:value-type="float" office:value="0" calcext:value-type="float">
            <text:p>0</text:p>
          </table:table-cell>
          <table:table-cell table:formula="of:=IF([.D594]=0;[.C594];0)" office:value-type="float" office:value="1" calcext:value-type="float">
            <text:p>1</text:p>
          </table:table-cell>
          <table:table-cell table:formula="of:=[.E59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orus_mode</text:p>
          </table:table-cell>
          <table:table-cell table:formula="of:=([.B594]+[.C594]+[.E594])" office:value-type="float" office:value="769" calcext:value-type="float">
            <text:p>76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595])" office:value-type="string" office:string-value="06 01" calcext:value-type="string">
            <text:p>06 01</text:p>
          </table:table-cell>
          <table:table-cell table:formula="of:=IF([.D595]=1;[.C595];0)" office:value-type="float" office:value="0" calcext:value-type="float">
            <text:p>0</text:p>
          </table:table-cell>
          <table:table-cell table:formula="of:=IF([.D595]=0;[.C595];0)" office:value-type="float" office:value="1" calcext:value-type="float">
            <text:p>1</text:p>
          </table:table-cell>
          <table:table-cell table:formula="of:=[.E59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orus_rate</text:p>
          </table:table-cell>
          <table:table-cell table:formula="of:=([.B595]+[.C595]+[.E595])" office:value-type="float" office:value="770" calcext:value-type="float">
            <text:p>7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596])" office:value-type="string" office:string-value="06 02" calcext:value-type="string">
            <text:p>06 02</text:p>
          </table:table-cell>
          <table:table-cell table:formula="of:=IF([.D596]=1;[.C596];0)" office:value-type="float" office:value="0" calcext:value-type="float">
            <text:p>0</text:p>
          </table:table-cell>
          <table:table-cell table:formula="of:=IF([.D596]=0;[.C596];0)" office:value-type="float" office:value="1" calcext:value-type="float">
            <text:p>1</text:p>
          </table:table-cell>
          <table:table-cell table:formula="of:=[.E59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orus_depth</text:p>
          </table:table-cell>
          <table:table-cell table:formula="of:=([.B596]+[.C596]+[.E596])" office:value-type="float" office:value="771" calcext:value-type="float">
            <text:p>7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597])" office:value-type="string" office:string-value="06 03" calcext:value-type="string">
            <text:p>06 03</text:p>
          </table:table-cell>
          <table:table-cell table:formula="of:=IF([.D597]=1;[.C597];0)" office:value-type="float" office:value="0" calcext:value-type="float">
            <text:p>0</text:p>
          </table:table-cell>
          <table:table-cell table:formula="of:=IF([.D597]=0;[.C597];0)" office:value-type="float" office:value="1" calcext:value-type="float">
            <text:p>1</text:p>
          </table:table-cell>
          <table:table-cell table:formula="of:=[.E59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orus_pre_delay</text:p>
          </table:table-cell>
          <table:table-cell table:formula="of:=([.B597]+[.C597]+[.E597])" office:value-type="float" office:value="772" calcext:value-type="float">
            <text:p>77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598])" office:value-type="string" office:string-value="06 04" calcext:value-type="string">
            <text:p>06 04</text:p>
          </table:table-cell>
          <table:table-cell table:formula="of:=IF([.D598]=1;[.C598];0)" office:value-type="float" office:value="0" calcext:value-type="float">
            <text:p>0</text:p>
          </table:table-cell>
          <table:table-cell table:formula="of:=IF([.D598]=0;[.C598];0)" office:value-type="float" office:value="1" calcext:value-type="float">
            <text:p>1</text:p>
          </table:table-cell>
          <table:table-cell table:formula="of:=[.E59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orus_low_cut</text:p>
          </table:table-cell>
          <table:table-cell table:formula="of:=([.B598]+[.C598]+[.E598])" office:value-type="float" office:value="773" calcext:value-type="float">
            <text:p>77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599])" office:value-type="string" office:string-value="06 05" calcext:value-type="string">
            <text:p>06 05</text:p>
          </table:table-cell>
          <table:table-cell table:formula="of:=IF([.D599]=1;[.C599];0)" office:value-type="float" office:value="0" calcext:value-type="float">
            <text:p>0</text:p>
          </table:table-cell>
          <table:table-cell table:formula="of:=IF([.D599]=0;[.C599];0)" office:value-type="float" office:value="1" calcext:value-type="float">
            <text:p>1</text:p>
          </table:table-cell>
          <table:table-cell table:formula="of:=[.E59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orus_high_cut</text:p>
          </table:table-cell>
          <table:table-cell table:formula="of:=([.B599]+[.C599]+[.E599])" office:value-type="float" office:value="774" calcext:value-type="float">
            <text:p>7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600])" office:value-type="string" office:string-value="06 06" calcext:value-type="string">
            <text:p>06 06</text:p>
          </table:table-cell>
          <table:table-cell table:formula="of:=IF([.D600]=1;[.C600];0)" office:value-type="float" office:value="0" calcext:value-type="float">
            <text:p>0</text:p>
          </table:table-cell>
          <table:table-cell table:formula="of:=IF([.D600]=0;[.C600];0)" office:value-type="float" office:value="1" calcext:value-type="float">
            <text:p>1</text:p>
          </table:table-cell>
          <table:table-cell table:formula="of:=[.E60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orus_effect_level</text:p>
          </table:table-cell>
          <table:table-cell table:formula="of:=([.B600]+[.C600]+[.E600])" office:value-type="float" office:value="775" calcext:value-type="float">
            <text:p>7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601])" office:value-type="string" office:string-value="06 07" calcext:value-type="string">
            <text:p>06 07</text:p>
          </table:table-cell>
          <table:table-cell table:formula="of:=IF([.D601]=1;[.C601];0)" office:value-type="float" office:value="0" calcext:value-type="float">
            <text:p>0</text:p>
          </table:table-cell>
          <table:table-cell table:formula="of:=IF([.D601]=0;[.C601];0)" office:value-type="float" office:value="1" calcext:value-type="float">
            <text:p>1</text:p>
          </table:table-cell>
          <table:table-cell table:formula="of:=[.E60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orus_direct_level</text:p>
          </table:table-cell>
          <table:table-cell table:formula="of:=([.B601]+[.C601]+[.E601])" office:value-type="float" office:value="776" calcext:value-type="float">
            <text:p>7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INT2SBH([.B602])" office:value-type="string" office:string-value="06 08" calcext:value-type="string">
            <text:p>06 08</text:p>
          </table:table-cell>
          <table:table-cell table:formula="of:=IF([.D602]=1;[.C602];0)" office:value-type="float" office:value="0" calcext:value-type="float">
            <text:p>0</text:p>
          </table:table-cell>
          <table:table-cell table:formula="of:=IF([.D602]=0;[.C602];0)" office:value-type="float" office:value="1" calcext:value-type="float">
            <text:p>1</text:p>
          </table:table-cell>
          <table:table-cell table:formula="of:=[.E602]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verb_on_off</text:p>
          </table:table-cell>
          <table:table-cell table:formula="of:=([.B602]+[.C602]+[.E602])" office:value-type="float" office:value="784" calcext:value-type="float">
            <text:p>7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603])" office:value-type="string" office:string-value="06 10" calcext:value-type="string">
            <text:p>06 10</text:p>
          </table:table-cell>
          <table:table-cell table:formula="of:=IF([.D603]=1;[.C603];0)" office:value-type="float" office:value="1" calcext:value-type="float">
            <text:p>1</text:p>
          </table:table-cell>
          <table:table-cell table:formula="of:=IF([.D603]=0;[.C603];0)" office:value-type="float" office:value="0" calcext:value-type="float">
            <text:p>0</text:p>
          </table:table-cell>
          <table:table-cell table:formula="of:=[.E60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verb_type</text:p>
          </table:table-cell>
          <table:table-cell table:formula="of:=([.B603]+[.C603]+[.E603])" office:value-type="float" office:value="785" calcext:value-type="float">
            <text:p>7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604])" office:value-type="string" office:string-value="06 11" calcext:value-type="string">
            <text:p>06 11</text:p>
          </table:table-cell>
          <table:table-cell table:formula="of:=IF([.D604]=1;[.C604];0)" office:value-type="float" office:value="1" calcext:value-type="float">
            <text:p>1</text:p>
          </table:table-cell>
          <table:table-cell table:formula="of:=IF([.D604]=0;[.C604];0)" office:value-type="float" office:value="0" calcext:value-type="float">
            <text:p>0</text:p>
          </table:table-cell>
          <table:table-cell table:formula="of:=[.E60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verb_time</text:p>
          </table:table-cell>
          <table:table-cell table:formula="of:=([.B604]+[.C604]+[.E604])" office:value-type="float" office:value="786" calcext:value-type="float">
            <text:p>7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605])" office:value-type="string" office:string-value="06 12" calcext:value-type="string">
            <text:p>06 12</text:p>
          </table:table-cell>
          <table:table-cell table:formula="of:=IF([.D605]=1;[.C605];0)" office:value-type="float" office:value="1" calcext:value-type="float">
            <text:p>1</text:p>
          </table:table-cell>
          <table:table-cell table:formula="of:=IF([.D605]=0;[.C605];0)" office:value-type="float" office:value="0" calcext:value-type="float">
            <text:p>0</text:p>
          </table:table-cell>
          <table:table-cell table:formula="of:=[.E60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verb_pre_delay</text:p>
          </table:table-cell>
          <table:table-cell table:formula="of:=([.B605]+[.C605]+[.E605])" office:value-type="float" office:value="787" calcext:value-type="float">
            <text:p>78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606])" office:value-type="string" office:string-value="06 13" calcext:value-type="string">
            <text:p>06 13</text:p>
          </table:table-cell>
          <table:table-cell table:formula="of:=IF([.D606]=1;[.C606];0)" office:value-type="float" office:value="2" calcext:value-type="float">
            <text:p>2</text:p>
          </table:table-cell>
          <table:table-cell table:formula="of:=IF([.D606]=0;[.C606];0)" office:value-type="float" office:value="0" calcext:value-type="float">
            <text:p>0</text:p>
          </table:table-cell>
          <table:table-cell table:formula="of:=[.E60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verb_low_cut</text:p>
          </table:table-cell>
          <table:table-cell table:formula="of:=([.B606]+[.C606]+[.E606])" office:value-type="float" office:value="789" calcext:value-type="float">
            <text:p>7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607])" office:value-type="string" office:string-value="06 15" calcext:value-type="string">
            <text:p>06 15</text:p>
          </table:table-cell>
          <table:table-cell table:formula="of:=IF([.D607]=1;[.C607];0)" office:value-type="float" office:value="1" calcext:value-type="float">
            <text:p>1</text:p>
          </table:table-cell>
          <table:table-cell table:formula="of:=IF([.D607]=0;[.C607];0)" office:value-type="float" office:value="0" calcext:value-type="float">
            <text:p>0</text:p>
          </table:table-cell>
          <table:table-cell table:formula="of:=[.E60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verb_high_cut</text:p>
          </table:table-cell>
          <table:table-cell table:formula="of:=([.B607]+[.C607]+[.E607])" office:value-type="float" office:value="790" calcext:value-type="float">
            <text:p>7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608])" office:value-type="string" office:string-value="06 16" calcext:value-type="string">
            <text:p>06 16</text:p>
          </table:table-cell>
          <table:table-cell table:formula="of:=IF([.D608]=1;[.C608];0)" office:value-type="float" office:value="1" calcext:value-type="float">
            <text:p>1</text:p>
          </table:table-cell>
          <table:table-cell table:formula="of:=IF([.D608]=0;[.C608];0)" office:value-type="float" office:value="0" calcext:value-type="float">
            <text:p>0</text:p>
          </table:table-cell>
          <table:table-cell table:formula="of:=[.E60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verb_density</text:p>
          </table:table-cell>
          <table:table-cell table:formula="of:=([.B608]+[.C608]+[.E608])" office:value-type="float" office:value="791" calcext:value-type="float">
            <text:p>7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609])" office:value-type="string" office:string-value="06 17" calcext:value-type="string">
            <text:p>06 17</text:p>
          </table:table-cell>
          <table:table-cell table:formula="of:=IF([.D609]=1;[.C609];0)" office:value-type="float" office:value="1" calcext:value-type="float">
            <text:p>1</text:p>
          </table:table-cell>
          <table:table-cell table:formula="of:=IF([.D609]=0;[.C609];0)" office:value-type="float" office:value="0" calcext:value-type="float">
            <text:p>0</text:p>
          </table:table-cell>
          <table:table-cell table:formula="of:=[.E60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verb_effect_level</text:p>
          </table:table-cell>
          <table:table-cell table:formula="of:=([.B609]+[.C609]+[.E609])" office:value-type="float" office:value="792" calcext:value-type="float">
            <text:p>7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610])" office:value-type="string" office:string-value="06 18" calcext:value-type="string">
            <text:p>06 18</text:p>
          </table:table-cell>
          <table:table-cell table:formula="of:=IF([.D610]=1;[.C610];0)" office:value-type="float" office:value="1" calcext:value-type="float">
            <text:p>1</text:p>
          </table:table-cell>
          <table:table-cell table:formula="of:=IF([.D610]=0;[.C610];0)" office:value-type="float" office:value="0" calcext:value-type="float">
            <text:p>0</text:p>
          </table:table-cell>
          <table:table-cell table:formula="of:=[.E61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verb_direct_mix</text:p>
          </table:table-cell>
          <table:table-cell table:formula="of:=([.B610]+[.C610]+[.E610])" office:value-type="float" office:value="793" calcext:value-type="float">
            <text:p>7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611])" office:value-type="string" office:string-value="06 19" calcext:value-type="string">
            <text:p>06 19</text:p>
          </table:table-cell>
          <table:table-cell table:formula="of:=IF([.D611]=1;[.C611];0)" office:value-type="float" office:value="1" calcext:value-type="float">
            <text:p>1</text:p>
          </table:table-cell>
          <table:table-cell table:formula="of:=IF([.D611]=0;[.C611];0)" office:value-type="float" office:value="0" calcext:value-type="float">
            <text:p>0</text:p>
          </table:table-cell>
          <table:table-cell table:formula="of:=[.E61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verb_spring_sens</text:p>
          </table:table-cell>
          <table:table-cell table:formula="of:=([.B611]+[.C611]+[.E611])" office:value-type="float" office:value="794" calcext:value-type="float">
            <text:p>7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INT2SBH([.B612])" office:value-type="string" office:string-value="06 1A" calcext:value-type="string">
            <text:p>06 1A</text:p>
          </table:table-cell>
          <table:table-cell table:formula="of:=IF([.D612]=1;[.C612];0)" office:value-type="float" office:value="1" calcext:value-type="float">
            <text:p>1</text:p>
          </table:table-cell>
          <table:table-cell table:formula="of:=IF([.D612]=0;[.C612];0)" office:value-type="float" office:value="0" calcext:value-type="float">
            <text:p>0</text:p>
          </table:table-cell>
          <table:table-cell table:formula="of:=[.E612]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edal_fx_on_off</text:p>
          </table:table-cell>
          <table:table-cell table:formula="of:=([.B612]+[.C612]+[.E612])"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613])" office:value-type="string" office:string-value="06 20" calcext:value-type="string">
            <text:p>06 20</text:p>
          </table:table-cell>
          <table:table-cell table:formula="of:=IF([.D613]=1;[.C613];0)" office:value-type="float" office:value="0" calcext:value-type="float">
            <text:p>0</text:p>
          </table:table-cell>
          <table:table-cell table:formula="of:=IF([.D613]=0;[.C613];0)" office:value-type="float" office:value="1" calcext:value-type="float">
            <text:p>1</text:p>
          </table:table-cell>
          <table:table-cell table:formula="of:=[.E613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edal_fx_pedal_bend_pitch</text:p>
          </table:table-cell>
          <table:table-cell table:formula="of:=([.B613]+[.C613]+[.E613])" office:value-type="float" office:value="802" calcext:value-type="float">
            <text:p>8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614])" office:value-type="string" office:string-value="06 22" calcext:value-type="string">
            <text:p>06 22</text:p>
          </table:table-cell>
          <table:table-cell table:formula="of:=IF([.D614]=1;[.C614];0)" office:value-type="float" office:value="0" calcext:value-type="float">
            <text:p>0</text:p>
          </table:table-cell>
          <table:table-cell table:formula="of:=IF([.D614]=0;[.C614];0)" office:value-type="float" office:value="1" calcext:value-type="float">
            <text:p>1</text:p>
          </table:table-cell>
          <table:table-cell table:formula="of:=[.E61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edal_fx_pedal_bend_position</text:p>
          </table:table-cell>
          <table:table-cell table:formula="of:=([.B614]+[.C614]+[.E614])" office:value-type="float" office:value="803" calcext:value-type="float">
            <text:p>8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615])" office:value-type="string" office:string-value="06 23" calcext:value-type="string">
            <text:p>06 23</text:p>
          </table:table-cell>
          <table:table-cell table:formula="of:=IF([.D615]=1;[.C615];0)" office:value-type="float" office:value="0" calcext:value-type="float">
            <text:p>0</text:p>
          </table:table-cell>
          <table:table-cell table:formula="of:=IF([.D615]=0;[.C615];0)" office:value-type="float" office:value="1" calcext:value-type="float">
            <text:p>1</text:p>
          </table:table-cell>
          <table:table-cell table:formula="of:=[.E61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edal_fx_pedal_bend_effect_level</text:p>
          </table:table-cell>
          <table:table-cell table:formula="of:=([.B615]+[.C615]+[.E615])" office:value-type="float" office:value="804" calcext:value-type="float">
            <text:p>8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616])" office:value-type="string" office:string-value="06 24" calcext:value-type="string">
            <text:p>06 24</text:p>
          </table:table-cell>
          <table:table-cell table:formula="of:=IF([.D616]=1;[.C616];0)" office:value-type="float" office:value="0" calcext:value-type="float">
            <text:p>0</text:p>
          </table:table-cell>
          <table:table-cell table:formula="of:=IF([.D616]=0;[.C616];0)" office:value-type="float" office:value="1" calcext:value-type="float">
            <text:p>1</text:p>
          </table:table-cell>
          <table:table-cell table:formula="of:=[.E61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edal_fx_pedal_bend_direct_mix</text:p>
          </table:table-cell>
          <table:table-cell table:formula="of:=([.B616]+[.C616]+[.E616])"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617])" office:value-type="string" office:string-value="06 25" calcext:value-type="string">
            <text:p>06 25</text:p>
          </table:table-cell>
          <table:table-cell table:formula="of:=IF([.D617]=1;[.C617];0)" office:value-type="float" office:value="0" calcext:value-type="float">
            <text:p>0</text:p>
          </table:table-cell>
          <table:table-cell table:formula="of:=IF([.D617]=0;[.C617];0)" office:value-type="float" office:value="1" calcext:value-type="float">
            <text:p>1</text:p>
          </table:table-cell>
          <table:table-cell table:formula="of:=[.E61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edal_fx_wah_type</text:p>
          </table:table-cell>
          <table:table-cell table:formula="of:=([.B617]+[.C617]+[.E617])" office:value-type="float" office:value="806" calcext:value-type="float">
            <text:p>8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618])" office:value-type="string" office:string-value="06 26" calcext:value-type="string">
            <text:p>06 26</text:p>
          </table:table-cell>
          <table:table-cell table:formula="of:=IF([.D618]=1;[.C618];0)" office:value-type="float" office:value="0" calcext:value-type="float">
            <text:p>0</text:p>
          </table:table-cell>
          <table:table-cell table:formula="of:=IF([.D618]=0;[.C618];0)" office:value-type="float" office:value="1" calcext:value-type="float">
            <text:p>1</text:p>
          </table:table-cell>
          <table:table-cell table:formula="of:=[.E61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edal_fx_wah_position</text:p>
          </table:table-cell>
          <table:table-cell table:formula="of:=([.B618]+[.C618]+[.E618])" office:value-type="float" office:value="807" calcext:value-type="float">
            <text:p>8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619])" office:value-type="string" office:string-value="06 27" calcext:value-type="string">
            <text:p>06 27</text:p>
          </table:table-cell>
          <table:table-cell table:formula="of:=IF([.D619]=1;[.C619];0)" office:value-type="float" office:value="0" calcext:value-type="float">
            <text:p>0</text:p>
          </table:table-cell>
          <table:table-cell table:formula="of:=IF([.D619]=0;[.C619];0)" office:value-type="float" office:value="1" calcext:value-type="float">
            <text:p>1</text:p>
          </table:table-cell>
          <table:table-cell table:formula="of:=[.E61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edal_fx_wah_pedal_min</text:p>
          </table:table-cell>
          <table:table-cell table:formula="of:=([.B619]+[.C619]+[.E619])" office:value-type="float" office:value="808" calcext:value-type="float">
            <text:p>8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620])" office:value-type="string" office:string-value="06 28" calcext:value-type="string">
            <text:p>06 28</text:p>
          </table:table-cell>
          <table:table-cell table:formula="of:=IF([.D620]=1;[.C620];0)" office:value-type="float" office:value="0" calcext:value-type="float">
            <text:p>0</text:p>
          </table:table-cell>
          <table:table-cell table:formula="of:=IF([.D620]=0;[.C620];0)" office:value-type="float" office:value="1" calcext:value-type="float">
            <text:p>1</text:p>
          </table:table-cell>
          <table:table-cell table:formula="of:=[.E62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edal_fx_wah_pedal_max</text:p>
          </table:table-cell>
          <table:table-cell table:formula="of:=([.B620]+[.C620]+[.E620])" office:value-type="float" office:value="809" calcext:value-type="float">
            <text:p>8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621])" office:value-type="string" office:string-value="06 29" calcext:value-type="string">
            <text:p>06 29</text:p>
          </table:table-cell>
          <table:table-cell table:formula="of:=IF([.D621]=1;[.C621];0)" office:value-type="float" office:value="0" calcext:value-type="float">
            <text:p>0</text:p>
          </table:table-cell>
          <table:table-cell table:formula="of:=IF([.D621]=0;[.C621];0)" office:value-type="float" office:value="1" calcext:value-type="float">
            <text:p>1</text:p>
          </table:table-cell>
          <table:table-cell table:formula="of:=[.E62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edal_fx_wah_effect_level</text:p>
          </table:table-cell>
          <table:table-cell table:formula="of:=([.B621]+[.C621]+[.E621])" office:value-type="float" office:value="810" calcext:value-type="float">
            <text:p>8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622])" office:value-type="string" office:string-value="06 2A" calcext:value-type="string">
            <text:p>06 2A</text:p>
          </table:table-cell>
          <table:table-cell table:formula="of:=IF([.D622]=1;[.C622];0)" office:value-type="float" office:value="0" calcext:value-type="float">
            <text:p>0</text:p>
          </table:table-cell>
          <table:table-cell table:formula="of:=IF([.D622]=0;[.C622];0)" office:value-type="float" office:value="1" calcext:value-type="float">
            <text:p>1</text:p>
          </table:table-cell>
          <table:table-cell table:formula="of:=[.E62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edal_fx_wah_direct_mix</text:p>
          </table:table-cell>
          <table:table-cell table:formula="of:=([.B622]+[.C622]+[.E622])" office:value-type="float" office:value="811" calcext:value-type="float">
            <text:p>8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NT2SBH([.B623])" office:value-type="string" office:string-value="06 2B" calcext:value-type="string">
            <text:p>06 2B</text:p>
          </table:table-cell>
          <table:table-cell table:formula="of:=IF([.D623]=1;[.C623];0)" office:value-type="float" office:value="0" calcext:value-type="float">
            <text:p>0</text:p>
          </table:table-cell>
          <table:table-cell table:formula="of:=IF([.D623]=0;[.C623];0)" office:value-type="float" office:value="1" calcext:value-type="float">
            <text:p>1</text:p>
          </table:table-cell>
          <table:table-cell table:formula="of:=[.E623]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oot_volume_volume_curve</text:p>
          </table:table-cell>
          <table:table-cell table:formula="of:=([.B623]+[.C623]+[.E623])" office:value-type="float" office:value="816" calcext:value-type="float">
            <text:p>8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624])" office:value-type="string" office:string-value="06 30" calcext:value-type="string">
            <text:p>06 30</text:p>
          </table:table-cell>
          <table:table-cell table:formula="of:=IF([.D624]=1;[.C624];0)" office:value-type="float" office:value="0" calcext:value-type="float">
            <text:p>0</text:p>
          </table:table-cell>
          <table:table-cell table:formula="of:=IF([.D624]=0;[.C624];0)" office:value-type="float" office:value="1" calcext:value-type="float">
            <text:p>1</text:p>
          </table:table-cell>
          <table:table-cell table:formula="of:=[.E62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oot_volume_volume_min</text:p>
          </table:table-cell>
          <table:table-cell table:formula="of:=([.B624]+[.C624]+[.E624])" office:value-type="float" office:value="817" calcext:value-type="float">
            <text:p>8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625])" office:value-type="string" office:string-value="06 31" calcext:value-type="string">
            <text:p>06 31</text:p>
          </table:table-cell>
          <table:table-cell table:formula="of:=IF([.D625]=1;[.C625];0)" office:value-type="float" office:value="0" calcext:value-type="float">
            <text:p>0</text:p>
          </table:table-cell>
          <table:table-cell table:formula="of:=IF([.D625]=0;[.C625];0)" office:value-type="float" office:value="1" calcext:value-type="float">
            <text:p>1</text:p>
          </table:table-cell>
          <table:table-cell table:formula="of:=[.E62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oot_volume_volume_max</text:p>
          </table:table-cell>
          <table:table-cell table:formula="of:=([.B625]+[.C625]+[.E625])" office:value-type="float" office:value="818" calcext:value-type="float">
            <text:p>8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626])" office:value-type="string" office:string-value="06 32" calcext:value-type="string">
            <text:p>06 32</text:p>
          </table:table-cell>
          <table:table-cell table:formula="of:=IF([.D626]=1;[.C626];0)" office:value-type="float" office:value="0" calcext:value-type="float">
            <text:p>0</text:p>
          </table:table-cell>
          <table:table-cell table:formula="of:=IF([.D626]=0;[.C626];0)" office:value-type="float" office:value="1" calcext:value-type="float">
            <text:p>1</text:p>
          </table:table-cell>
          <table:table-cell table:formula="of:=[.E62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oot_volume_level</text:p>
          </table:table-cell>
          <table:table-cell table:formula="of:=([.B626]+[.C626]+[.E626])" office:value-type="float" office:value="819" calcext:value-type="float">
            <text:p>8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INT2SBH([.B627])" office:value-type="string" office:string-value="06 33" calcext:value-type="string">
            <text:p>06 33</text:p>
          </table:table-cell>
          <table:table-cell table:formula="of:=IF([.D627]=1;[.C627];0)" office:value-type="float" office:value="1" calcext:value-type="float">
            <text:p>1</text:p>
          </table:table-cell>
          <table:table-cell table:formula="of:=IF([.D627]=0;[.C627];0)" office:value-type="float" office:value="0" calcext:value-type="float">
            <text:p>0</text:p>
          </table:table-cell>
          <table:table-cell table:formula="of:=[.E627]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vider_mode</text:p>
          </table:table-cell>
          <table:table-cell table:formula="of:=([.B627]+[.C627]+[.E627])" office:value-type="float" office:value="832" calcext:value-type="float">
            <text:p>8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628])" office:value-type="string" office:string-value="06 40" calcext:value-type="string">
            <text:p>06 40</text:p>
          </table:table-cell>
          <table:table-cell table:formula="of:=IF([.D628]=1;[.C628];0)" office:value-type="float" office:value="0" calcext:value-type="float">
            <text:p>0</text:p>
          </table:table-cell>
          <table:table-cell table:formula="of:=IF([.D628]=0;[.C628];0)" office:value-type="float" office:value="1" calcext:value-type="float">
            <text:p>1</text:p>
          </table:table-cell>
          <table:table-cell table:formula="of:=[.E62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vider_ch_select</text:p>
          </table:table-cell>
          <table:table-cell table:formula="of:=([.B628]+[.C628]+[.E628])" office:value-type="float" office:value="833" calcext:value-type="float">
            <text:p>8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629])" office:value-type="string" office:string-value="06 41" calcext:value-type="string">
            <text:p>06 41</text:p>
          </table:table-cell>
          <table:table-cell table:formula="of:=IF([.D629]=1;[.C629];0)" office:value-type="float" office:value="0" calcext:value-type="float">
            <text:p>0</text:p>
          </table:table-cell>
          <table:table-cell table:formula="of:=IF([.D629]=0;[.C629];0)" office:value-type="float" office:value="1" calcext:value-type="float">
            <text:p>1</text:p>
          </table:table-cell>
          <table:table-cell table:formula="of:=[.E62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vider_ch_a_dynamic</text:p>
          </table:table-cell>
          <table:table-cell table:formula="of:=([.B629]+[.C629]+[.E629])" office:value-type="float" office:value="834" calcext:value-type="float">
            <text:p>8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630])" office:value-type="string" office:string-value="06 42" calcext:value-type="string">
            <text:p>06 42</text:p>
          </table:table-cell>
          <table:table-cell table:formula="of:=IF([.D630]=1;[.C630];0)" office:value-type="float" office:value="0" calcext:value-type="float">
            <text:p>0</text:p>
          </table:table-cell>
          <table:table-cell table:formula="of:=IF([.D630]=0;[.C630];0)" office:value-type="float" office:value="1" calcext:value-type="float">
            <text:p>1</text:p>
          </table:table-cell>
          <table:table-cell table:formula="of:=[.E63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vider_ch_a_dynamic_sens</text:p>
          </table:table-cell>
          <table:table-cell table:formula="of:=([.B630]+[.C630]+[.E630])" office:value-type="float" office:value="835" calcext:value-type="float">
            <text:p>8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631])" office:value-type="string" office:string-value="06 43" calcext:value-type="string">
            <text:p>06 43</text:p>
          </table:table-cell>
          <table:table-cell table:formula="of:=IF([.D631]=1;[.C631];0)" office:value-type="float" office:value="0" calcext:value-type="float">
            <text:p>0</text:p>
          </table:table-cell>
          <table:table-cell table:formula="of:=IF([.D631]=0;[.C631];0)" office:value-type="float" office:value="1" calcext:value-type="float">
            <text:p>1</text:p>
          </table:table-cell>
          <table:table-cell table:formula="of:=[.E63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vider_ch_a_filter</text:p>
          </table:table-cell>
          <table:table-cell table:formula="of:=([.B631]+[.C631]+[.E631])" office:value-type="float" office:value="836" calcext:value-type="float">
            <text:p>8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632])" office:value-type="string" office:string-value="06 44" calcext:value-type="string">
            <text:p>06 44</text:p>
          </table:table-cell>
          <table:table-cell table:formula="of:=IF([.D632]=1;[.C632];0)" office:value-type="float" office:value="0" calcext:value-type="float">
            <text:p>0</text:p>
          </table:table-cell>
          <table:table-cell table:formula="of:=IF([.D632]=0;[.C632];0)" office:value-type="float" office:value="1" calcext:value-type="float">
            <text:p>1</text:p>
          </table:table-cell>
          <table:table-cell table:formula="of:=[.E63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vider_ch_a_cutoff_freq</text:p>
          </table:table-cell>
          <table:table-cell table:formula="of:=([.B632]+[.C632]+[.E632])" office:value-type="float" office:value="837" calcext:value-type="float">
            <text:p>8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633])" office:value-type="string" office:string-value="06 45" calcext:value-type="string">
            <text:p>06 45</text:p>
          </table:table-cell>
          <table:table-cell table:formula="of:=IF([.D633]=1;[.C633];0)" office:value-type="float" office:value="0" calcext:value-type="float">
            <text:p>0</text:p>
          </table:table-cell>
          <table:table-cell table:formula="of:=IF([.D633]=0;[.C633];0)" office:value-type="float" office:value="1" calcext:value-type="float">
            <text:p>1</text:p>
          </table:table-cell>
          <table:table-cell table:formula="of:=[.E63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vider_ch_b_dynamic</text:p>
          </table:table-cell>
          <table:table-cell table:formula="of:=([.B633]+[.C633]+[.E633])" office:value-type="float" office:value="838" calcext:value-type="float">
            <text:p>8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634])" office:value-type="string" office:string-value="06 46" calcext:value-type="string">
            <text:p>06 46</text:p>
          </table:table-cell>
          <table:table-cell table:formula="of:=IF([.D634]=1;[.C634];0)" office:value-type="float" office:value="0" calcext:value-type="float">
            <text:p>0</text:p>
          </table:table-cell>
          <table:table-cell table:formula="of:=IF([.D634]=0;[.C634];0)" office:value-type="float" office:value="1" calcext:value-type="float">
            <text:p>1</text:p>
          </table:table-cell>
          <table:table-cell table:formula="of:=[.E63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vider_ch_b_dynamic_sens</text:p>
          </table:table-cell>
          <table:table-cell table:formula="of:=([.B634]+[.C634]+[.E634])" office:value-type="float" office:value="839" calcext:value-type="float">
            <text:p>8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635])" office:value-type="string" office:string-value="06 47" calcext:value-type="string">
            <text:p>06 47</text:p>
          </table:table-cell>
          <table:table-cell table:formula="of:=IF([.D635]=1;[.C635];0)" office:value-type="float" office:value="0" calcext:value-type="float">
            <text:p>0</text:p>
          </table:table-cell>
          <table:table-cell table:formula="of:=IF([.D635]=0;[.C635];0)" office:value-type="float" office:value="1" calcext:value-type="float">
            <text:p>1</text:p>
          </table:table-cell>
          <table:table-cell table:formula="of:=[.E63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vider_ch_b_filter</text:p>
          </table:table-cell>
          <table:table-cell table:formula="of:=([.B635]+[.C635]+[.E635])" office:value-type="float" office:value="840" calcext:value-type="float">
            <text:p>8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636])" office:value-type="string" office:string-value="06 48" calcext:value-type="string">
            <text:p>06 48</text:p>
          </table:table-cell>
          <table:table-cell table:formula="of:=IF([.D636]=1;[.C636];0)" office:value-type="float" office:value="0" calcext:value-type="float">
            <text:p>0</text:p>
          </table:table-cell>
          <table:table-cell table:formula="of:=IF([.D636]=0;[.C636];0)" office:value-type="float" office:value="1" calcext:value-type="float">
            <text:p>1</text:p>
          </table:table-cell>
          <table:table-cell table:formula="of:=[.E63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vider_ch_b_cutoff_freq</text:p>
          </table:table-cell>
          <table:table-cell table:formula="of:=([.B636]+[.C636]+[.E636])" office:value-type="float" office:value="841" calcext:value-type="float">
            <text:p>8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INT2SBH([.B637])" office:value-type="string" office:string-value="06 49" calcext:value-type="string">
            <text:p>06 49</text:p>
          </table:table-cell>
          <table:table-cell table:formula="of:=IF([.D637]=1;[.C637];0)" office:value-type="float" office:value="0" calcext:value-type="float">
            <text:p>0</text:p>
          </table:table-cell>
          <table:table-cell table:formula="of:=IF([.D637]=0;[.C637];0)" office:value-type="float" office:value="1" calcext:value-type="float">
            <text:p>1</text:p>
          </table:table-cell>
          <table:table-cell table:formula="of:=[.E637]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xer_mode</text:p>
          </table:table-cell>
          <table:table-cell table:formula="of:=([.B637]+[.C637]+[.E637])" office:value-type="float" office:value="848" calcext:value-type="float">
            <text:p>8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638])" office:value-type="string" office:string-value="06 50" calcext:value-type="string">
            <text:p>06 50</text:p>
          </table:table-cell>
          <table:table-cell table:formula="of:=IF([.D638]=1;[.C638];0)" office:value-type="float" office:value="0" calcext:value-type="float">
            <text:p>0</text:p>
          </table:table-cell>
          <table:table-cell table:formula="of:=IF([.D638]=0;[.C638];0)" office:value-type="float" office:value="1" calcext:value-type="float">
            <text:p>1</text:p>
          </table:table-cell>
          <table:table-cell table:formula="of:=[.E63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xer_ch_a_b_balance</text:p>
          </table:table-cell>
          <table:table-cell table:formula="of:=([.B638]+[.C638]+[.E638])" office:value-type="float" office:value="849" calcext:value-type="float">
            <text:p>8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639])" office:value-type="string" office:string-value="06 51" calcext:value-type="string">
            <text:p>06 51</text:p>
          </table:table-cell>
          <table:table-cell table:formula="of:=IF([.D639]=1;[.C639];0)" office:value-type="float" office:value="0" calcext:value-type="float">
            <text:p>0</text:p>
          </table:table-cell>
          <table:table-cell table:formula="of:=IF([.D639]=0;[.C639];0)" office:value-type="float" office:value="1" calcext:value-type="float">
            <text:p>1</text:p>
          </table:table-cell>
          <table:table-cell table:formula="of:=[.E63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xer_spread</text:p>
          </table:table-cell>
          <table:table-cell table:formula="of:=([.B639]+[.C639]+[.E639])" office:value-type="float" office:value="850" calcext:value-type="float">
            <text:p>8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NT2SBH([.B640])" office:value-type="string" office:string-value="06 52" calcext:value-type="string">
            <text:p>06 52</text:p>
          </table:table-cell>
          <table:table-cell table:formula="of:=IF([.D640]=1;[.C640];0)" office:value-type="float" office:value="0" calcext:value-type="float">
            <text:p>0</text:p>
          </table:table-cell>
          <table:table-cell table:formula="of:=IF([.D640]=0;[.C640];0)" office:value-type="float" office:value="1" calcext:value-type="float">
            <text:p>1</text:p>
          </table:table-cell>
          <table:table-cell table:formula="of:=[.E640]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nd_return_on_off</text:p>
          </table:table-cell>
          <table:table-cell table:formula="of:=([.B640]+[.C640]+[.E640])" office:value-type="float" office:value="853" calcext:value-type="float">
            <text:p>8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641])" office:value-type="string" office:string-value="06 55" calcext:value-type="string">
            <text:p>06 55</text:p>
          </table:table-cell>
          <table:table-cell table:formula="of:=IF([.D641]=1;[.C641];0)" office:value-type="float" office:value="1" calcext:value-type="float">
            <text:p>1</text:p>
          </table:table-cell>
          <table:table-cell table:formula="of:=IF([.D641]=0;[.C641];0)" office:value-type="float" office:value="0" calcext:value-type="float">
            <text:p>0</text:p>
          </table:table-cell>
          <table:table-cell table:formula="of:=[.E64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nd_return_mode</text:p>
          </table:table-cell>
          <table:table-cell table:formula="of:=([.B641]+[.C641]+[.E641])" office:value-type="float" office:value="854" calcext:value-type="float">
            <text:p>8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642])" office:value-type="string" office:string-value="06 56" calcext:value-type="string">
            <text:p>06 56</text:p>
          </table:table-cell>
          <table:table-cell table:formula="of:=IF([.D642]=1;[.C642];0)" office:value-type="float" office:value="1" calcext:value-type="float">
            <text:p>1</text:p>
          </table:table-cell>
          <table:table-cell table:formula="of:=IF([.D642]=0;[.C642];0)" office:value-type="float" office:value="0" calcext:value-type="float">
            <text:p>0</text:p>
          </table:table-cell>
          <table:table-cell table:formula="of:=[.E64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nd_return_send_level</text:p>
          </table:table-cell>
          <table:table-cell table:formula="of:=([.B642]+[.C642]+[.E642])" office:value-type="float" office:value="855" calcext:value-type="float">
            <text:p>8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643])" office:value-type="string" office:string-value="06 57" calcext:value-type="string">
            <text:p>06 57</text:p>
          </table:table-cell>
          <table:table-cell table:formula="of:=IF([.D643]=1;[.C643];0)" office:value-type="float" office:value="1" calcext:value-type="float">
            <text:p>1</text:p>
          </table:table-cell>
          <table:table-cell table:formula="of:=IF([.D643]=0;[.C643];0)" office:value-type="float" office:value="0" calcext:value-type="float">
            <text:p>0</text:p>
          </table:table-cell>
          <table:table-cell table:formula="of:=[.E64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nd_return_return_level</text:p>
          </table:table-cell>
          <table:table-cell table:formula="of:=([.B643]+[.C643]+[.E643])" office:value-type="float" office:value="856" calcext:value-type="float">
            <text:p>8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INT2SBH([.B644])" office:value-type="string" office:string-value="06 58" calcext:value-type="string">
            <text:p>06 58</text:p>
          </table:table-cell>
          <table:table-cell table:formula="of:=IF([.D644]=1;[.C644];0)" office:value-type="float" office:value="1" calcext:value-type="float">
            <text:p>1</text:p>
          </table:table-cell>
          <table:table-cell table:formula="of:=IF([.D644]=0;[.C644];0)" office:value-type="float" office:value="0" calcext:value-type="float">
            <text:p>0</text:p>
          </table:table-cell>
          <table:table-cell table:formula="of:=[.E644]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mp_control</text:p>
          </table:table-cell>
          <table:table-cell table:formula="of:=([.B644]+[.C644]+[.E644])" office:value-type="float" office:value="864" calcext:value-type="float">
            <text:p>8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NT2SBH([.B645])" office:value-type="string" office:string-value="06 60" calcext:value-type="string">
            <text:p>06 60</text:p>
          </table:table-cell>
          <table:table-cell table:formula="of:=IF([.D645]=1;[.C645];0)" office:value-type="float" office:value="0" calcext:value-type="float">
            <text:p>0</text:p>
          </table:table-cell>
          <table:table-cell table:formula="of:=IF([.D645]=0;[.C645];0)" office:value-type="float" office:value="1" calcext:value-type="float">
            <text:p>1</text:p>
          </table:table-cell>
          <table:table-cell table:formula="of:=[.E645]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s1_on_off</text:p>
          </table:table-cell>
          <table:table-cell table:formula="of:=([.B645]+[.C645]+[.E645])" office:value-type="float" office:value="867" calcext:value-type="float">
            <text:p>8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646])" office:value-type="string" office:string-value="06 63" calcext:value-type="string">
            <text:p>06 63</text:p>
          </table:table-cell>
          <table:table-cell table:formula="of:=IF([.D646]=1;[.C646];0)" office:value-type="float" office:value="1" calcext:value-type="float">
            <text:p>1</text:p>
          </table:table-cell>
          <table:table-cell table:formula="of:=IF([.D646]=0;[.C646];0)" office:value-type="float" office:value="0" calcext:value-type="float">
            <text:p>0</text:p>
          </table:table-cell>
          <table:table-cell table:formula="of:=[.E64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s1_threshold</text:p>
          </table:table-cell>
          <table:table-cell table:formula="of:=([.B646]+[.C646]+[.E646])" office:value-type="float" office:value="868" calcext:value-type="float">
            <text:p>8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647])" office:value-type="string" office:string-value="06 64" calcext:value-type="string">
            <text:p>06 64</text:p>
          </table:table-cell>
          <table:table-cell table:formula="of:=IF([.D647]=1;[.C647];0)" office:value-type="float" office:value="1" calcext:value-type="float">
            <text:p>1</text:p>
          </table:table-cell>
          <table:table-cell table:formula="of:=IF([.D647]=0;[.C647];0)" office:value-type="float" office:value="0" calcext:value-type="float">
            <text:p>0</text:p>
          </table:table-cell>
          <table:table-cell table:formula="of:=[.E64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s1_release</text:p>
          </table:table-cell>
          <table:table-cell table:formula="of:=([.B647]+[.C647]+[.E647])" office:value-type="float" office:value="869" calcext:value-type="float">
            <text:p>8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648])" office:value-type="string" office:string-value="06 65" calcext:value-type="string">
            <text:p>06 65</text:p>
          </table:table-cell>
          <table:table-cell table:formula="of:=IF([.D648]=1;[.C648];0)" office:value-type="float" office:value="1" calcext:value-type="float">
            <text:p>1</text:p>
          </table:table-cell>
          <table:table-cell table:formula="of:=IF([.D648]=0;[.C648];0)" office:value-type="float" office:value="0" calcext:value-type="float">
            <text:p>0</text:p>
          </table:table-cell>
          <table:table-cell table:formula="of:=[.E64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s1_detect</text:p>
          </table:table-cell>
          <table:table-cell table:formula="of:=([.B648]+[.C648]+[.E648])" office:value-type="float" office:value="870" calcext:value-type="float">
            <text:p>87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649])" office:value-type="string" office:string-value="06 66" calcext:value-type="string">
            <text:p>06 66</text:p>
          </table:table-cell>
          <table:table-cell table:formula="of:=IF([.D649]=1;[.C649];0)" office:value-type="float" office:value="1" calcext:value-type="float">
            <text:p>1</text:p>
          </table:table-cell>
          <table:table-cell table:formula="of:=IF([.D649]=0;[.C649];0)" office:value-type="float" office:value="0" calcext:value-type="float">
            <text:p>0</text:p>
          </table:table-cell>
          <table:table-cell table:formula="of:=[.E649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s2_on_off</text:p>
          </table:table-cell>
          <table:table-cell table:formula="of:=([.B649]+[.C649]+[.E649])" office:value-type="float" office:value="872" calcext:value-type="float">
            <text:p>87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650])" office:value-type="string" office:string-value="06 68" calcext:value-type="string">
            <text:p>06 68</text:p>
          </table:table-cell>
          <table:table-cell table:formula="of:=IF([.D650]=1;[.C650];0)" office:value-type="float" office:value="0" calcext:value-type="float">
            <text:p>0</text:p>
          </table:table-cell>
          <table:table-cell table:formula="of:=IF([.D650]=0;[.C650];0)" office:value-type="float" office:value="1" calcext:value-type="float">
            <text:p>1</text:p>
          </table:table-cell>
          <table:table-cell table:formula="of:=[.E65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s2_threshold</text:p>
          </table:table-cell>
          <table:table-cell table:formula="of:=([.B650]+[.C650]+[.E650])" office:value-type="float" office:value="873" calcext:value-type="float">
            <text:p>87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651])" office:value-type="string" office:string-value="06 69" calcext:value-type="string">
            <text:p>06 69</text:p>
          </table:table-cell>
          <table:table-cell table:formula="of:=IF([.D651]=1;[.C651];0)" office:value-type="float" office:value="0" calcext:value-type="float">
            <text:p>0</text:p>
          </table:table-cell>
          <table:table-cell table:formula="of:=IF([.D651]=0;[.C651];0)" office:value-type="float" office:value="1" calcext:value-type="float">
            <text:p>1</text:p>
          </table:table-cell>
          <table:table-cell table:formula="of:=[.E65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s2_release</text:p>
          </table:table-cell>
          <table:table-cell table:formula="of:=([.B651]+[.C651]+[.E651])" office:value-type="float" office:value="874" calcext:value-type="float">
            <text:p>8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652])" office:value-type="string" office:string-value="06 6A" calcext:value-type="string">
            <text:p>06 6A</text:p>
          </table:table-cell>
          <table:table-cell table:formula="of:=IF([.D652]=1;[.C652];0)" office:value-type="float" office:value="0" calcext:value-type="float">
            <text:p>0</text:p>
          </table:table-cell>
          <table:table-cell table:formula="of:=IF([.D652]=0;[.C652];0)" office:value-type="float" office:value="1" calcext:value-type="float">
            <text:p>1</text:p>
          </table:table-cell>
          <table:table-cell table:formula="of:=[.E65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s2_detect</text:p>
          </table:table-cell>
          <table:table-cell table:formula="of:=([.B652]+[.C652]+[.E652])" office:value-type="float" office:value="875" calcext:value-type="float">
            <text:p>8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NT2SBH([.B653])" office:value-type="string" office:string-value="06 6B" calcext:value-type="string">
            <text:p>06 6B</text:p>
          </table:table-cell>
          <table:table-cell table:formula="of:=IF([.D653]=1;[.C653];0)" office:value-type="float" office:value="0" calcext:value-type="float">
            <text:p>0</text:p>
          </table:table-cell>
          <table:table-cell table:formula="of:=IF([.D653]=0;[.C653];0)" office:value-type="float" office:value="1" calcext:value-type="float">
            <text:p>1</text:p>
          </table:table-cell>
          <table:table-cell table:formula="of:=[.E653]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cel_fx_type</text:p>
          </table:table-cell>
          <table:table-cell table:formula="of:=([.B653]+[.C653]+[.E653])" office:value-type="float" office:value="880" calcext:value-type="float">
            <text:p>8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654])" office:value-type="string" office:string-value="06 70" calcext:value-type="string">
            <text:p>06 70</text:p>
          </table:table-cell>
          <table:table-cell table:formula="of:=IF([.D654]=1;[.C654];0)" office:value-type="float" office:value="1" calcext:value-type="float">
            <text:p>1</text:p>
          </table:table-cell>
          <table:table-cell table:formula="of:=IF([.D654]=0;[.C654];0)" office:value-type="float" office:value="0" calcext:value-type="float">
            <text:p>0</text:p>
          </table:table-cell>
          <table:table-cell table:formula="of:=[.E65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cel_fx_s_bend_pitch</text:p>
          </table:table-cell>
          <table:table-cell table:formula="of:=([.B654]+[.C654]+[.E654])" office:value-type="float" office:value="881" calcext:value-type="float">
            <text:p>8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655])" office:value-type="string" office:string-value="06 71" calcext:value-type="string">
            <text:p>06 71</text:p>
          </table:table-cell>
          <table:table-cell table:formula="of:=IF([.D655]=1;[.C655];0)" office:value-type="float" office:value="1" calcext:value-type="float">
            <text:p>1</text:p>
          </table:table-cell>
          <table:table-cell table:formula="of:=IF([.D655]=0;[.C655];0)" office:value-type="float" office:value="0" calcext:value-type="float">
            <text:p>0</text:p>
          </table:table-cell>
          <table:table-cell table:formula="of:=[.E65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cel_fx_s_bend_rise_time</text:p>
          </table:table-cell>
          <table:table-cell table:formula="of:=([.B655]+[.C655]+[.E655])" office:value-type="float" office:value="882" calcext:value-type="float">
            <text:p>8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656])" office:value-type="string" office:string-value="06 72" calcext:value-type="string">
            <text:p>06 72</text:p>
          </table:table-cell>
          <table:table-cell table:formula="of:=IF([.D656]=1;[.C656];0)" office:value-type="float" office:value="1" calcext:value-type="float">
            <text:p>1</text:p>
          </table:table-cell>
          <table:table-cell table:formula="of:=IF([.D656]=0;[.C656];0)" office:value-type="float" office:value="0" calcext:value-type="float">
            <text:p>0</text:p>
          </table:table-cell>
          <table:table-cell table:formula="of:=[.E65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cel_fx_s_bend_fall_time</text:p>
          </table:table-cell>
          <table:table-cell table:formula="of:=([.B656]+[.C656]+[.E656])" office:value-type="float" office:value="883" calcext:value-type="float">
            <text:p>8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657])" office:value-type="string" office:string-value="06 73" calcext:value-type="string">
            <text:p>06 73</text:p>
          </table:table-cell>
          <table:table-cell table:formula="of:=IF([.D657]=1;[.C657];0)" office:value-type="float" office:value="1" calcext:value-type="float">
            <text:p>1</text:p>
          </table:table-cell>
          <table:table-cell table:formula="of:=IF([.D657]=0;[.C657];0)" office:value-type="float" office:value="0" calcext:value-type="float">
            <text:p>0</text:p>
          </table:table-cell>
          <table:table-cell table:formula="of:=[.E65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cel_fx_laser_beam_rate</text:p>
          </table:table-cell>
          <table:table-cell table:formula="of:=([.B657]+[.C657]+[.E657])" office:value-type="float" office:value="884" calcext:value-type="float">
            <text:p>8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658])" office:value-type="string" office:string-value="06 74" calcext:value-type="string">
            <text:p>06 74</text:p>
          </table:table-cell>
          <table:table-cell table:formula="of:=IF([.D658]=1;[.C658];0)" office:value-type="float" office:value="1" calcext:value-type="float">
            <text:p>1</text:p>
          </table:table-cell>
          <table:table-cell table:formula="of:=IF([.D658]=0;[.C658];0)" office:value-type="float" office:value="0" calcext:value-type="float">
            <text:p>0</text:p>
          </table:table-cell>
          <table:table-cell table:formula="of:=[.E65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cel_fx_laser_beam_depth</text:p>
          </table:table-cell>
          <table:table-cell table:formula="of:=([.B658]+[.C658]+[.E658])" office:value-type="float" office:value="885" calcext:value-type="float">
            <text:p>8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659])" office:value-type="string" office:string-value="06 75" calcext:value-type="string">
            <text:p>06 75</text:p>
          </table:table-cell>
          <table:table-cell table:formula="of:=IF([.D659]=1;[.C659];0)" office:value-type="float" office:value="1" calcext:value-type="float">
            <text:p>1</text:p>
          </table:table-cell>
          <table:table-cell table:formula="of:=IF([.D659]=0;[.C659];0)" office:value-type="float" office:value="0" calcext:value-type="float">
            <text:p>0</text:p>
          </table:table-cell>
          <table:table-cell table:formula="of:=[.E65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cel_fx_laser_beam_rise_time</text:p>
          </table:table-cell>
          <table:table-cell table:formula="of:=([.B659]+[.C659]+[.E659])" office:value-type="float" office:value="886" calcext:value-type="float">
            <text:p>8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660])" office:value-type="string" office:string-value="06 76" calcext:value-type="string">
            <text:p>06 76</text:p>
          </table:table-cell>
          <table:table-cell table:formula="of:=IF([.D660]=1;[.C660];0)" office:value-type="float" office:value="1" calcext:value-type="float">
            <text:p>1</text:p>
          </table:table-cell>
          <table:table-cell table:formula="of:=IF([.D660]=0;[.C660];0)" office:value-type="float" office:value="0" calcext:value-type="float">
            <text:p>0</text:p>
          </table:table-cell>
          <table:table-cell table:formula="of:=[.E66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cel_fx_laser_beam_fall_time</text:p>
          </table:table-cell>
          <table:table-cell table:formula="of:=([.B660]+[.C660]+[.E660])" office:value-type="float" office:value="887" calcext:value-type="float">
            <text:p>8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661])" office:value-type="string" office:string-value="06 77" calcext:value-type="string">
            <text:p>06 77</text:p>
          </table:table-cell>
          <table:table-cell table:formula="of:=IF([.D661]=1;[.C661];0)" office:value-type="float" office:value="1" calcext:value-type="float">
            <text:p>1</text:p>
          </table:table-cell>
          <table:table-cell table:formula="of:=IF([.D661]=0;[.C661];0)" office:value-type="float" office:value="0" calcext:value-type="float">
            <text:p>0</text:p>
          </table:table-cell>
          <table:table-cell table:formula="of:=[.E66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cel_fx_ring_mod_freq</text:p>
          </table:table-cell>
          <table:table-cell table:formula="of:=([.B661]+[.C661]+[.E661])" office:value-type="float" office:value="888" calcext:value-type="float">
            <text:p>8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662])" office:value-type="string" office:string-value="06 78" calcext:value-type="string">
            <text:p>06 78</text:p>
          </table:table-cell>
          <table:table-cell table:formula="of:=IF([.D662]=1;[.C662];0)" office:value-type="float" office:value="1" calcext:value-type="float">
            <text:p>1</text:p>
          </table:table-cell>
          <table:table-cell table:formula="of:=IF([.D662]=0;[.C662];0)" office:value-type="float" office:value="0" calcext:value-type="float">
            <text:p>0</text:p>
          </table:table-cell>
          <table:table-cell table:formula="of:=[.E66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cel_fx_ring_mod_rise_time</text:p>
          </table:table-cell>
          <table:table-cell table:formula="of:=([.B662]+[.C662]+[.E662])" office:value-type="float" office:value="889" calcext:value-type="float">
            <text:p>8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663])" office:value-type="string" office:string-value="06 79" calcext:value-type="string">
            <text:p>06 79</text:p>
          </table:table-cell>
          <table:table-cell table:formula="of:=IF([.D663]=1;[.C663];0)" office:value-type="float" office:value="1" calcext:value-type="float">
            <text:p>1</text:p>
          </table:table-cell>
          <table:table-cell table:formula="of:=IF([.D663]=0;[.C663];0)" office:value-type="float" office:value="0" calcext:value-type="float">
            <text:p>0</text:p>
          </table:table-cell>
          <table:table-cell table:formula="of:=[.E66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cel_fx_ring_mod_fall_time</text:p>
          </table:table-cell>
          <table:table-cell table:formula="of:=([.B663]+[.C663]+[.E663])" office:value-type="float" office:value="890" calcext:value-type="float">
            <text:p>8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664])" office:value-type="string" office:string-value="06 7A" calcext:value-type="string">
            <text:p>06 7A</text:p>
          </table:table-cell>
          <table:table-cell table:formula="of:=IF([.D664]=1;[.C664];0)" office:value-type="float" office:value="1" calcext:value-type="float">
            <text:p>1</text:p>
          </table:table-cell>
          <table:table-cell table:formula="of:=IF([.D664]=0;[.C664];0)" office:value-type="float" office:value="0" calcext:value-type="float">
            <text:p>0</text:p>
          </table:table-cell>
          <table:table-cell table:formula="of:=[.E66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cel_fx_ring_mod_ring_level</text:p>
          </table:table-cell>
          <table:table-cell table:formula="of:=([.B664]+[.C664]+[.E664])" office:value-type="float" office:value="891" calcext:value-type="float">
            <text:p>8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665])" office:value-type="string" office:string-value="06 7B" calcext:value-type="string">
            <text:p>06 7B</text:p>
          </table:table-cell>
          <table:table-cell table:formula="of:=IF([.D665]=1;[.C665];0)" office:value-type="float" office:value="1" calcext:value-type="float">
            <text:p>1</text:p>
          </table:table-cell>
          <table:table-cell table:formula="of:=IF([.D665]=0;[.C665];0)" office:value-type="float" office:value="0" calcext:value-type="float">
            <text:p>0</text:p>
          </table:table-cell>
          <table:table-cell table:formula="of:=[.E66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cel_fx_ring_mod_octave_level</text:p>
          </table:table-cell>
          <table:table-cell table:formula="of:=([.B665]+[.C665]+[.E665])" office:value-type="float" office:value="892" calcext:value-type="float">
            <text:p>8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666])" office:value-type="string" office:string-value="06 7C" calcext:value-type="string">
            <text:p>06 7C</text:p>
          </table:table-cell>
          <table:table-cell table:formula="of:=IF([.D666]=1;[.C666];0)" office:value-type="float" office:value="1" calcext:value-type="float">
            <text:p>1</text:p>
          </table:table-cell>
          <table:table-cell table:formula="of:=IF([.D666]=0;[.C666];0)" office:value-type="float" office:value="0" calcext:value-type="float">
            <text:p>0</text:p>
          </table:table-cell>
          <table:table-cell table:formula="of:=[.E66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cel_fx_ring_mod_direct_mix</text:p>
          </table:table-cell>
          <table:table-cell table:formula="of:=([.B666]+[.C666]+[.E666])" office:value-type="float" office:value="893" calcext:value-type="float">
            <text:p>8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667])" office:value-type="string" office:string-value="06 7D" calcext:value-type="string">
            <text:p>06 7D</text:p>
          </table:table-cell>
          <table:table-cell table:formula="of:=IF([.D667]=1;[.C667];0)" office:value-type="float" office:value="1" calcext:value-type="float">
            <text:p>1</text:p>
          </table:table-cell>
          <table:table-cell table:formula="of:=IF([.D667]=0;[.C667];0)" office:value-type="float" office:value="0" calcext:value-type="float">
            <text:p>0</text:p>
          </table:table-cell>
          <table:table-cell table:formula="of:=[.E66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cel_fx_twist_level</text:p>
          </table:table-cell>
          <table:table-cell table:formula="of:=([.B667]+[.C667]+[.E667])" office:value-type="float" office:value="894" calcext:value-type="float">
            <text:p>8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668])" office:value-type="string" office:string-value="06 7E" calcext:value-type="string">
            <text:p>06 7E</text:p>
          </table:table-cell>
          <table:table-cell table:formula="of:=IF([.D668]=1;[.C668];0)" office:value-type="float" office:value="1" calcext:value-type="float">
            <text:p>1</text:p>
          </table:table-cell>
          <table:table-cell table:formula="of:=IF([.D668]=0;[.C668];0)" office:value-type="float" office:value="0" calcext:value-type="float">
            <text:p>0</text:p>
          </table:table-cell>
          <table:table-cell table:formula="of:=[.E66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cel_fx_twist_rise_time</text:p>
          </table:table-cell>
          <table:table-cell table:formula="of:=([.B668]+[.C668]+[.E668])" office:value-type="float" office:value="895" calcext:value-type="float">
            <text:p>8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669])" office:value-type="string" office:string-value="06 7F" calcext:value-type="string">
            <text:p>06 7F</text:p>
          </table:table-cell>
          <table:table-cell table:formula="of:=IF([.D669]=1;[.C669];0)" office:value-type="float" office:value="1" calcext:value-type="float">
            <text:p>1</text:p>
          </table:table-cell>
          <table:table-cell table:formula="of:=IF([.D669]=0;[.C669];0)" office:value-type="float" office:value="0" calcext:value-type="float">
            <text:p>0</text:p>
          </table:table-cell>
          <table:table-cell table:formula="of:=[.E66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cel_fx_twist_fall_time</text:p>
          </table:table-cell>
          <table:table-cell table:formula="of:=([.B669]+[.C669]+[.E669])" office:value-type="float" office:value="896" calcext:value-type="float">
            <text:p>8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670])" office:value-type="string" office:string-value="07 00" calcext:value-type="string">
            <text:p>07 00</text:p>
          </table:table-cell>
          <table:table-cell table:formula="of:=IF([.D670]=1;[.C670];0)" office:value-type="float" office:value="1" calcext:value-type="float">
            <text:p>1</text:p>
          </table:table-cell>
          <table:table-cell table:formula="of:=IF([.D670]=0;[.C670];0)" office:value-type="float" office:value="0" calcext:value-type="float">
            <text:p>0</text:p>
          </table:table-cell>
          <table:table-cell table:formula="of:=[.E67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cel_fx_warp_level</text:p>
          </table:table-cell>
          <table:table-cell table:formula="of:=([.B670]+[.C670]+[.E670])" office:value-type="float" office:value="897" calcext:value-type="float">
            <text:p>8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671])" office:value-type="string" office:string-value="07 01" calcext:value-type="string">
            <text:p>07 01</text:p>
          </table:table-cell>
          <table:table-cell table:formula="of:=IF([.D671]=1;[.C671];0)" office:value-type="float" office:value="1" calcext:value-type="float">
            <text:p>1</text:p>
          </table:table-cell>
          <table:table-cell table:formula="of:=IF([.D671]=0;[.C671];0)" office:value-type="float" office:value="0" calcext:value-type="float">
            <text:p>0</text:p>
          </table:table-cell>
          <table:table-cell table:formula="of:=[.E67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cel_fx_warp_rise_time</text:p>
          </table:table-cell>
          <table:table-cell table:formula="of:=([.B671]+[.C671]+[.E671])" office:value-type="float" office:value="898" calcext:value-type="float">
            <text:p>8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672])" office:value-type="string" office:string-value="07 02" calcext:value-type="string">
            <text:p>07 02</text:p>
          </table:table-cell>
          <table:table-cell table:formula="of:=IF([.D672]=1;[.C672];0)" office:value-type="float" office:value="1" calcext:value-type="float">
            <text:p>1</text:p>
          </table:table-cell>
          <table:table-cell table:formula="of:=IF([.D672]=0;[.C672];0)" office:value-type="float" office:value="0" calcext:value-type="float">
            <text:p>0</text:p>
          </table:table-cell>
          <table:table-cell table:formula="of:=[.E67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cel_fx_warp_fall_time</text:p>
          </table:table-cell>
          <table:table-cell table:formula="of:=([.B672]+[.C672]+[.E672])" office:value-type="float" office:value="899" calcext:value-type="float">
            <text:p>8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673])" office:value-type="string" office:string-value="07 03" calcext:value-type="string">
            <text:p>07 03</text:p>
          </table:table-cell>
          <table:table-cell table:formula="of:=IF([.D673]=1;[.C673];0)" office:value-type="float" office:value="1" calcext:value-type="float">
            <text:p>1</text:p>
          </table:table-cell>
          <table:table-cell table:formula="of:=IF([.D673]=0;[.C673];0)" office:value-type="float" office:value="0" calcext:value-type="float">
            <text:p>0</text:p>
          </table:table-cell>
          <table:table-cell table:formula="of:=[.E67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cel_fx_feedbacker_mode</text:p>
          </table:table-cell>
          <table:table-cell table:formula="of:=([.B673]+[.C673]+[.E673])" office:value-type="float" office:value="900" calcext:value-type="float">
            <text:p>9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674])" office:value-type="string" office:string-value="07 04" calcext:value-type="string">
            <text:p>07 04</text:p>
          </table:table-cell>
          <table:table-cell table:formula="of:=IF([.D674]=1;[.C674];0)" office:value-type="float" office:value="1" calcext:value-type="float">
            <text:p>1</text:p>
          </table:table-cell>
          <table:table-cell table:formula="of:=IF([.D674]=0;[.C674];0)" office:value-type="float" office:value="0" calcext:value-type="float">
            <text:p>0</text:p>
          </table:table-cell>
          <table:table-cell table:formula="of:=[.E67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cel_fx_feedbacker_depth</text:p>
          </table:table-cell>
          <table:table-cell table:formula="of:=([.B674]+[.C674]+[.E674])" office:value-type="float" office:value="901" calcext:value-type="float">
            <text:p>9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675])" office:value-type="string" office:string-value="07 05" calcext:value-type="string">
            <text:p>07 05</text:p>
          </table:table-cell>
          <table:table-cell table:formula="of:=IF([.D675]=1;[.C675];0)" office:value-type="float" office:value="1" calcext:value-type="float">
            <text:p>1</text:p>
          </table:table-cell>
          <table:table-cell table:formula="of:=IF([.D675]=0;[.C675];0)" office:value-type="float" office:value="0" calcext:value-type="float">
            <text:p>0</text:p>
          </table:table-cell>
          <table:table-cell table:formula="of:=[.E67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cel_fx_feedbacker_rise_time</text:p>
          </table:table-cell>
          <table:table-cell table:formula="of:=([.B675]+[.C675]+[.E675])" office:value-type="float" office:value="902" calcext:value-type="float">
            <text:p>9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676])" office:value-type="string" office:string-value="07 06" calcext:value-type="string">
            <text:p>07 06</text:p>
          </table:table-cell>
          <table:table-cell table:formula="of:=IF([.D676]=1;[.C676];0)" office:value-type="float" office:value="1" calcext:value-type="float">
            <text:p>1</text:p>
          </table:table-cell>
          <table:table-cell table:formula="of:=IF([.D676]=0;[.C676];0)" office:value-type="float" office:value="0" calcext:value-type="float">
            <text:p>0</text:p>
          </table:table-cell>
          <table:table-cell table:formula="of:=[.E67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cel_fx_feedbacker_octave_rise_time</text:p>
          </table:table-cell>
          <table:table-cell table:formula="of:=([.B676]+[.C676]+[.E676])" office:value-type="float" office:value="903" calcext:value-type="float">
            <text:p>9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677])" office:value-type="string" office:string-value="07 07" calcext:value-type="string">
            <text:p>07 07</text:p>
          </table:table-cell>
          <table:table-cell table:formula="of:=IF([.D677]=1;[.C677];0)" office:value-type="float" office:value="1" calcext:value-type="float">
            <text:p>1</text:p>
          </table:table-cell>
          <table:table-cell table:formula="of:=IF([.D677]=0;[.C677];0)" office:value-type="float" office:value="0" calcext:value-type="float">
            <text:p>0</text:p>
          </table:table-cell>
          <table:table-cell table:formula="of:=[.E67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cel_fx_feedbacker_f_back_level</text:p>
          </table:table-cell>
          <table:table-cell table:formula="of:=([.B677]+[.C677]+[.E677])" office:value-type="float" office:value="904" calcext:value-type="float">
            <text:p>9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678])" office:value-type="string" office:string-value="07 08" calcext:value-type="string">
            <text:p>07 08</text:p>
          </table:table-cell>
          <table:table-cell table:formula="of:=IF([.D678]=1;[.C678];0)" office:value-type="float" office:value="1" calcext:value-type="float">
            <text:p>1</text:p>
          </table:table-cell>
          <table:table-cell table:formula="of:=IF([.D678]=0;[.C678];0)" office:value-type="float" office:value="0" calcext:value-type="float">
            <text:p>0</text:p>
          </table:table-cell>
          <table:table-cell table:formula="of:=[.E67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cel_fx_feedbacker_octave_f_back_level</text:p>
          </table:table-cell>
          <table:table-cell table:formula="of:=([.B678]+[.C678]+[.E678])" office:value-type="float" office:value="905" calcext:value-type="float">
            <text:p>9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679])" office:value-type="string" office:string-value="07 09" calcext:value-type="string">
            <text:p>07 09</text:p>
          </table:table-cell>
          <table:table-cell table:formula="of:=IF([.D679]=1;[.C679];0)" office:value-type="float" office:value="1" calcext:value-type="float">
            <text:p>1</text:p>
          </table:table-cell>
          <table:table-cell table:formula="of:=IF([.D679]=0;[.C679];0)" office:value-type="float" office:value="0" calcext:value-type="float">
            <text:p>0</text:p>
          </table:table-cell>
          <table:table-cell table:formula="of:=[.E67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cel_fx_feedbacker_vib_rate</text:p>
          </table:table-cell>
          <table:table-cell table:formula="of:=([.B679]+[.C679]+[.E679])" office:value-type="float" office:value="906" calcext:value-type="float">
            <text:p>9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680])" office:value-type="string" office:string-value="07 0A" calcext:value-type="string">
            <text:p>07 0A</text:p>
          </table:table-cell>
          <table:table-cell table:formula="of:=IF([.D680]=1;[.C680];0)" office:value-type="float" office:value="1" calcext:value-type="float">
            <text:p>1</text:p>
          </table:table-cell>
          <table:table-cell table:formula="of:=IF([.D680]=0;[.C680];0)" office:value-type="float" office:value="0" calcext:value-type="float">
            <text:p>0</text:p>
          </table:table-cell>
          <table:table-cell table:formula="of:=[.E68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cel_fx_feedbacker_vib_depth</text:p>
          </table:table-cell>
          <table:table-cell table:formula="of:=([.B680]+[.C680]+[.E680])" office:value-type="float" office:value="907" calcext:value-type="float">
            <text:p>9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NT2SBH([.B681])" office:value-type="string" office:string-value="07 0B" calcext:value-type="string">
            <text:p>07 0B</text:p>
          </table:table-cell>
          <table:table-cell table:formula="of:=IF([.D681]=1;[.C681];0)" office:value-type="float" office:value="1" calcext:value-type="float">
            <text:p>1</text:p>
          </table:table-cell>
          <table:table-cell table:formula="of:=IF([.D681]=0;[.C681];0)" office:value-type="float" office:value="0" calcext:value-type="float">
            <text:p>0</text:p>
          </table:table-cell>
          <table:table-cell table:formula="of:=[.E681]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tch_category</text:p>
          </table:table-cell>
          <table:table-cell table:formula="of:=([.B681]+[.C681]+[.E681])" office:value-type="float" office:value="911" calcext:value-type="float">
            <text:p>9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682])" office:value-type="string" office:string-value="07 0F" calcext:value-type="string">
            <text:p>07 0F</text:p>
          </table:table-cell>
          <table:table-cell table:formula="of:=IF([.D682]=1;[.C682];0)" office:value-type="float" office:value="1" calcext:value-type="float">
            <text:p>1</text:p>
          </table:table-cell>
          <table:table-cell table:formula="of:=IF([.D682]=0;[.C682];0)" office:value-type="float" office:value="0" calcext:value-type="float">
            <text:p>0</text:p>
          </table:table-cell>
          <table:table-cell table:formula="of:=[.E68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tch_level</text:p>
          </table:table-cell>
          <table:table-cell table:formula="of:=([.B682]+[.C682]+[.E682])" office:value-type="float" office:value="912" calcext:value-type="float">
            <text:p>9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683])" office:value-type="string" office:string-value="07 10" calcext:value-type="string">
            <text:p>07 10</text:p>
          </table:table-cell>
          <table:table-cell table:formula="of:=IF([.D683]=1;[.C683];0)" office:value-type="float" office:value="1" calcext:value-type="float">
            <text:p>1</text:p>
          </table:table-cell>
          <table:table-cell table:formula="of:=IF([.D683]=0;[.C683];0)" office:value-type="float" office:value="0" calcext:value-type="float">
            <text:p>0</text:p>
          </table:table-cell>
          <table:table-cell table:formula="of:=[.E68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ster_eq_low_gain</text:p>
          </table:table-cell>
          <table:table-cell table:formula="of:=([.B683]+[.C683]+[.E683])" office:value-type="float" office:value="913" calcext:value-type="float">
            <text:p>9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684])" office:value-type="string" office:string-value="07 11" calcext:value-type="string">
            <text:p>07 11</text:p>
          </table:table-cell>
          <table:table-cell table:formula="of:=IF([.D684]=1;[.C684];0)" office:value-type="float" office:value="0" calcext:value-type="float">
            <text:p>0</text:p>
          </table:table-cell>
          <table:table-cell table:formula="of:=IF([.D684]=0;[.C684];0)" office:value-type="float" office:value="1" calcext:value-type="float">
            <text:p>1</text:p>
          </table:table-cell>
          <table:table-cell table:formula="of:=[.E68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ster_eq_mid_freq</text:p>
          </table:table-cell>
          <table:table-cell table:formula="of:=([.B684]+[.C684]+[.E684])" office:value-type="float" office:value="914" calcext:value-type="float">
            <text:p>9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685])" office:value-type="string" office:string-value="07 12" calcext:value-type="string">
            <text:p>07 12</text:p>
          </table:table-cell>
          <table:table-cell table:formula="of:=IF([.D685]=1;[.C685];0)" office:value-type="float" office:value="0" calcext:value-type="float">
            <text:p>0</text:p>
          </table:table-cell>
          <table:table-cell table:formula="of:=IF([.D685]=0;[.C685];0)" office:value-type="float" office:value="1" calcext:value-type="float">
            <text:p>1</text:p>
          </table:table-cell>
          <table:table-cell table:formula="of:=[.E68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ster_eq_mid_q</text:p>
          </table:table-cell>
          <table:table-cell table:formula="of:=([.B685]+[.C685]+[.E685])" office:value-type="float" office:value="915" calcext:value-type="float">
            <text:p>9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686])" office:value-type="string" office:string-value="07 13" calcext:value-type="string">
            <text:p>07 13</text:p>
          </table:table-cell>
          <table:table-cell table:formula="of:=IF([.D686]=1;[.C686];0)" office:value-type="float" office:value="0" calcext:value-type="float">
            <text:p>0</text:p>
          </table:table-cell>
          <table:table-cell table:formula="of:=IF([.D686]=0;[.C686];0)" office:value-type="float" office:value="1" calcext:value-type="float">
            <text:p>1</text:p>
          </table:table-cell>
          <table:table-cell table:formula="of:=[.E68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ster_eq_mid_gain</text:p>
          </table:table-cell>
          <table:table-cell table:formula="of:=([.B686]+[.C686]+[.E686])"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687])" office:value-type="string" office:string-value="07 14" calcext:value-type="string">
            <text:p>07 14</text:p>
          </table:table-cell>
          <table:table-cell table:formula="of:=IF([.D687]=1;[.C687];0)" office:value-type="float" office:value="0" calcext:value-type="float">
            <text:p>0</text:p>
          </table:table-cell>
          <table:table-cell table:formula="of:=IF([.D687]=0;[.C687];0)" office:value-type="float" office:value="1" calcext:value-type="float">
            <text:p>1</text:p>
          </table:table-cell>
          <table:table-cell table:formula="of:=[.E68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ster_eq_high_gain</text:p>
          </table:table-cell>
          <table:table-cell table:formula="of:=([.B687]+[.C687]+[.E687])" office:value-type="float" office:value="917" calcext:value-type="float">
            <text:p>9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688])" office:value-type="string" office:string-value="07 15" calcext:value-type="string">
            <text:p>07 15</text:p>
          </table:table-cell>
          <table:table-cell table:formula="of:=IF([.D688]=1;[.C688];0)" office:value-type="float" office:value="0" calcext:value-type="float">
            <text:p>0</text:p>
          </table:table-cell>
          <table:table-cell table:formula="of:=IF([.D688]=0;[.C688];0)" office:value-type="float" office:value="1" calcext:value-type="float">
            <text:p>1</text:p>
          </table:table-cell>
          <table:table-cell table:formula="of:=[.E68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ster_bpm</text:p>
          </table:table-cell>
          <table:table-cell table:formula="of:=([.B688]+[.C688]+[.E688])" office:value-type="float" office:value="918" calcext:value-type="float">
            <text:p>9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689])" office:value-type="string" office:string-value="07 16" calcext:value-type="string">
            <text:p>07 16</text:p>
          </table:table-cell>
          <table:table-cell table:formula="of:=IF([.D689]=1;[.C689];0)" office:value-type="float" office:value="2" calcext:value-type="float">
            <text:p>2</text:p>
          </table:table-cell>
          <table:table-cell table:formula="of:=IF([.D689]=0;[.C689];0)" office:value-type="float" office:value="0" calcext:value-type="float">
            <text:p>0</text:p>
          </table:table-cell>
          <table:table-cell table:formula="of:=[.E68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ster_key</text:p>
          </table:table-cell>
          <table:table-cell table:formula="of:=([.B689]+[.C689]+[.E689])" office:value-type="float" office:value="920" calcext:value-type="float">
            <text:p>9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690])" office:value-type="string" office:string-value="07 18" calcext:value-type="string">
            <text:p>07 18</text:p>
          </table:table-cell>
          <table:table-cell table:formula="of:=IF([.D690]=1;[.C690];0)" office:value-type="float" office:value="1" calcext:value-type="float">
            <text:p>1</text:p>
          </table:table-cell>
          <table:table-cell table:formula="of:=IF([.D690]=0;[.C690];0)" office:value-type="float" office:value="0" calcext:value-type="float">
            <text:p>0</text:p>
          </table:table-cell>
          <table:table-cell table:formula="of:=[.E69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ster_beat</text:p>
          </table:table-cell>
          <table:table-cell table:formula="of:=([.B690]+[.C690]+[.E690])" office:value-type="float" office:value="921" calcext:value-type="float">
            <text:p>9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INT2SBH([.B691])" office:value-type="string" office:string-value="07 19" calcext:value-type="string">
            <text:p>07 19</text:p>
          </table:table-cell>
          <table:table-cell table:formula="of:=IF([.D691]=1;[.C691];0)" office:value-type="float" office:value="1" calcext:value-type="float">
            <text:p>1</text:p>
          </table:table-cell>
          <table:table-cell table:formula="of:=IF([.D691]=0;[.C691];0)" office:value-type="float" office:value="0" calcext:value-type="float">
            <text:p>0</text:p>
          </table:table-cell>
          <table:table-cell table:formula="of:=[.E691]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_chain_position1</text:p>
          </table:table-cell>
          <table:table-cell table:formula="of:=([.B691]+[.C691]+[.E691])" office:value-type="float" office:value="928" calcext:value-type="float">
            <text:p>9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692])" office:value-type="string" office:string-value="07 20" calcext:value-type="string">
            <text:p>07 20</text:p>
          </table:table-cell>
          <table:table-cell table:formula="of:=IF([.D692]=1;[.C692];0)" office:value-type="float" office:value="1" calcext:value-type="float">
            <text:p>1</text:p>
          </table:table-cell>
          <table:table-cell table:formula="of:=IF([.D692]=0;[.C692];0)" office:value-type="float" office:value="0" calcext:value-type="float">
            <text:p>0</text:p>
          </table:table-cell>
          <table:table-cell table:formula="of:=[.E69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_chain_position2</text:p>
          </table:table-cell>
          <table:table-cell table:formula="of:=([.B692]+[.C692]+[.E692])" office:value-type="float" office:value="929" calcext:value-type="float">
            <text:p>9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693])" office:value-type="string" office:string-value="07 21" calcext:value-type="string">
            <text:p>07 21</text:p>
          </table:table-cell>
          <table:table-cell table:formula="of:=IF([.D693]=1;[.C693];0)" office:value-type="float" office:value="1" calcext:value-type="float">
            <text:p>1</text:p>
          </table:table-cell>
          <table:table-cell table:formula="of:=IF([.D693]=0;[.C693];0)" office:value-type="float" office:value="0" calcext:value-type="float">
            <text:p>0</text:p>
          </table:table-cell>
          <table:table-cell table:formula="of:=[.E69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_chain_position3</text:p>
          </table:table-cell>
          <table:table-cell table:formula="of:=([.B693]+[.C693]+[.E693])" office:value-type="float" office:value="930" calcext:value-type="float">
            <text:p>9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694])" office:value-type="string" office:string-value="07 22" calcext:value-type="string">
            <text:p>07 22</text:p>
          </table:table-cell>
          <table:table-cell table:formula="of:=IF([.D694]=1;[.C694];0)" office:value-type="float" office:value="1" calcext:value-type="float">
            <text:p>1</text:p>
          </table:table-cell>
          <table:table-cell table:formula="of:=IF([.D694]=0;[.C694];0)" office:value-type="float" office:value="0" calcext:value-type="float">
            <text:p>0</text:p>
          </table:table-cell>
          <table:table-cell table:formula="of:=[.E69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_chain_position4</text:p>
          </table:table-cell>
          <table:table-cell table:formula="of:=([.B694]+[.C694]+[.E694])" office:value-type="float" office:value="931" calcext:value-type="float">
            <text:p>9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695])" office:value-type="string" office:string-value="07 23" calcext:value-type="string">
            <text:p>07 23</text:p>
          </table:table-cell>
          <table:table-cell table:formula="of:=IF([.D695]=1;[.C695];0)" office:value-type="float" office:value="1" calcext:value-type="float">
            <text:p>1</text:p>
          </table:table-cell>
          <table:table-cell table:formula="of:=IF([.D695]=0;[.C695];0)" office:value-type="float" office:value="0" calcext:value-type="float">
            <text:p>0</text:p>
          </table:table-cell>
          <table:table-cell table:formula="of:=[.E69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_chain_position5</text:p>
          </table:table-cell>
          <table:table-cell table:formula="of:=([.B695]+[.C695]+[.E695])" office:value-type="float" office:value="932" calcext:value-type="float">
            <text:p>9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696])" office:value-type="string" office:string-value="07 24" calcext:value-type="string">
            <text:p>07 24</text:p>
          </table:table-cell>
          <table:table-cell table:formula="of:=IF([.D696]=1;[.C696];0)" office:value-type="float" office:value="1" calcext:value-type="float">
            <text:p>1</text:p>
          </table:table-cell>
          <table:table-cell table:formula="of:=IF([.D696]=0;[.C696];0)" office:value-type="float" office:value="0" calcext:value-type="float">
            <text:p>0</text:p>
          </table:table-cell>
          <table:table-cell table:formula="of:=[.E69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_chain_position6</text:p>
          </table:table-cell>
          <table:table-cell table:formula="of:=([.B696]+[.C696]+[.E696])" office:value-type="float" office:value="933" calcext:value-type="float">
            <text:p>9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697])" office:value-type="string" office:string-value="07 25" calcext:value-type="string">
            <text:p>07 25</text:p>
          </table:table-cell>
          <table:table-cell table:formula="of:=IF([.D697]=1;[.C697];0)" office:value-type="float" office:value="1" calcext:value-type="float">
            <text:p>1</text:p>
          </table:table-cell>
          <table:table-cell table:formula="of:=IF([.D697]=0;[.C697];0)" office:value-type="float" office:value="0" calcext:value-type="float">
            <text:p>0</text:p>
          </table:table-cell>
          <table:table-cell table:formula="of:=[.E69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_chain_position7</text:p>
          </table:table-cell>
          <table:table-cell table:formula="of:=([.B697]+[.C697]+[.E697])" office:value-type="float" office:value="934" calcext:value-type="float">
            <text:p>9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698])" office:value-type="string" office:string-value="07 26" calcext:value-type="string">
            <text:p>07 26</text:p>
          </table:table-cell>
          <table:table-cell table:formula="of:=IF([.D698]=1;[.C698];0)" office:value-type="float" office:value="1" calcext:value-type="float">
            <text:p>1</text:p>
          </table:table-cell>
          <table:table-cell table:formula="of:=IF([.D698]=0;[.C698];0)" office:value-type="float" office:value="0" calcext:value-type="float">
            <text:p>0</text:p>
          </table:table-cell>
          <table:table-cell table:formula="of:=[.E69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_chain_position8</text:p>
          </table:table-cell>
          <table:table-cell table:formula="of:=([.B698]+[.C698]+[.E698])" office:value-type="float" office:value="935" calcext:value-type="float">
            <text:p>9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699])" office:value-type="string" office:string-value="07 27" calcext:value-type="string">
            <text:p>07 27</text:p>
          </table:table-cell>
          <table:table-cell table:formula="of:=IF([.D699]=1;[.C699];0)" office:value-type="float" office:value="1" calcext:value-type="float">
            <text:p>1</text:p>
          </table:table-cell>
          <table:table-cell table:formula="of:=IF([.D699]=0;[.C699];0)" office:value-type="float" office:value="0" calcext:value-type="float">
            <text:p>0</text:p>
          </table:table-cell>
          <table:table-cell table:formula="of:=[.E69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_chain_position9</text:p>
          </table:table-cell>
          <table:table-cell table:formula="of:=([.B699]+[.C699]+[.E699])" office:value-type="float" office:value="936" calcext:value-type="float">
            <text:p>9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700])" office:value-type="string" office:string-value="07 28" calcext:value-type="string">
            <text:p>07 28</text:p>
          </table:table-cell>
          <table:table-cell table:formula="of:=IF([.D700]=1;[.C700];0)" office:value-type="float" office:value="1" calcext:value-type="float">
            <text:p>1</text:p>
          </table:table-cell>
          <table:table-cell table:formula="of:=IF([.D700]=0;[.C700];0)" office:value-type="float" office:value="0" calcext:value-type="float">
            <text:p>0</text:p>
          </table:table-cell>
          <table:table-cell table:formula="of:=[.E70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_chain_position10</text:p>
          </table:table-cell>
          <table:table-cell table:formula="of:=([.B700]+[.C700]+[.E700])" office:value-type="float" office:value="937" calcext:value-type="float">
            <text:p>9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701])" office:value-type="string" office:string-value="07 29" calcext:value-type="string">
            <text:p>07 29</text:p>
          </table:table-cell>
          <table:table-cell table:formula="of:=IF([.D701]=1;[.C701];0)" office:value-type="float" office:value="1" calcext:value-type="float">
            <text:p>1</text:p>
          </table:table-cell>
          <table:table-cell table:formula="of:=IF([.D701]=0;[.C701];0)" office:value-type="float" office:value="0" calcext:value-type="float">
            <text:p>0</text:p>
          </table:table-cell>
          <table:table-cell table:formula="of:=[.E70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_chain_position11</text:p>
          </table:table-cell>
          <table:table-cell table:formula="of:=([.B701]+[.C701]+[.E701])" office:value-type="float" office:value="938" calcext:value-type="float">
            <text:p>9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702])" office:value-type="string" office:string-value="07 2A" calcext:value-type="string">
            <text:p>07 2A</text:p>
          </table:table-cell>
          <table:table-cell table:formula="of:=IF([.D702]=1;[.C702];0)" office:value-type="float" office:value="1" calcext:value-type="float">
            <text:p>1</text:p>
          </table:table-cell>
          <table:table-cell table:formula="of:=IF([.D702]=0;[.C702];0)" office:value-type="float" office:value="0" calcext:value-type="float">
            <text:p>0</text:p>
          </table:table-cell>
          <table:table-cell table:formula="of:=[.E70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_chain_position12</text:p>
          </table:table-cell>
          <table:table-cell table:formula="of:=([.B702]+[.C702]+[.E702])" office:value-type="float" office:value="939" calcext:value-type="float">
            <text:p>9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703])" office:value-type="string" office:string-value="07 2B" calcext:value-type="string">
            <text:p>07 2B</text:p>
          </table:table-cell>
          <table:table-cell table:formula="of:=IF([.D703]=1;[.C703];0)" office:value-type="float" office:value="1" calcext:value-type="float">
            <text:p>1</text:p>
          </table:table-cell>
          <table:table-cell table:formula="of:=IF([.D703]=0;[.C703];0)" office:value-type="float" office:value="0" calcext:value-type="float">
            <text:p>0</text:p>
          </table:table-cell>
          <table:table-cell table:formula="of:=[.E70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_chain_position13</text:p>
          </table:table-cell>
          <table:table-cell table:formula="of:=([.B703]+[.C703]+[.E703])" office:value-type="float" office:value="940" calcext:value-type="float">
            <text:p>9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704])" office:value-type="string" office:string-value="07 2C" calcext:value-type="string">
            <text:p>07 2C</text:p>
          </table:table-cell>
          <table:table-cell table:formula="of:=IF([.D704]=1;[.C704];0)" office:value-type="float" office:value="1" calcext:value-type="float">
            <text:p>1</text:p>
          </table:table-cell>
          <table:table-cell table:formula="of:=IF([.D704]=0;[.C704];0)" office:value-type="float" office:value="0" calcext:value-type="float">
            <text:p>0</text:p>
          </table:table-cell>
          <table:table-cell table:formula="of:=[.E70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_chain_position14</text:p>
          </table:table-cell>
          <table:table-cell table:formula="of:=([.B704]+[.C704]+[.E704])" office:value-type="float" office:value="941" calcext:value-type="float">
            <text:p>9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705])" office:value-type="string" office:string-value="07 2D" calcext:value-type="string">
            <text:p>07 2D</text:p>
          </table:table-cell>
          <table:table-cell table:formula="of:=IF([.D705]=1;[.C705];0)" office:value-type="float" office:value="1" calcext:value-type="float">
            <text:p>1</text:p>
          </table:table-cell>
          <table:table-cell table:formula="of:=IF([.D705]=0;[.C705];0)" office:value-type="float" office:value="0" calcext:value-type="float">
            <text:p>0</text:p>
          </table:table-cell>
          <table:table-cell table:formula="of:=[.E70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_chain_position15</text:p>
          </table:table-cell>
          <table:table-cell table:formula="of:=([.B705]+[.C705]+[.E705])" office:value-type="float" office:value="942" calcext:value-type="float">
            <text:p>9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706])" office:value-type="string" office:string-value="07 2E" calcext:value-type="string">
            <text:p>07 2E</text:p>
          </table:table-cell>
          <table:table-cell table:formula="of:=IF([.D706]=1;[.C706];0)" office:value-type="float" office:value="1" calcext:value-type="float">
            <text:p>1</text:p>
          </table:table-cell>
          <table:table-cell table:formula="of:=IF([.D706]=0;[.C706];0)" office:value-type="float" office:value="0" calcext:value-type="float">
            <text:p>0</text:p>
          </table:table-cell>
          <table:table-cell table:formula="of:=[.E70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_chain_position16</text:p>
          </table:table-cell>
          <table:table-cell table:formula="of:=([.B706]+[.C706]+[.E706])" office:value-type="float" office:value="943" calcext:value-type="float">
            <text:p>9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707])" office:value-type="string" office:string-value="07 2F" calcext:value-type="string">
            <text:p>07 2F</text:p>
          </table:table-cell>
          <table:table-cell table:formula="of:=IF([.D707]=1;[.C707];0)" office:value-type="float" office:value="1" calcext:value-type="float">
            <text:p>1</text:p>
          </table:table-cell>
          <table:table-cell table:formula="of:=IF([.D707]=0;[.C707];0)" office:value-type="float" office:value="0" calcext:value-type="float">
            <text:p>0</text:p>
          </table:table-cell>
          <table:table-cell table:formula="of:=[.E70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_chain_position17</text:p>
          </table:table-cell>
          <table:table-cell table:formula="of:=([.B707]+[.C707]+[.E707])" office:value-type="float" office:value="944" calcext:value-type="float">
            <text:p>9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708])" office:value-type="string" office:string-value="07 30" calcext:value-type="string">
            <text:p>07 30</text:p>
          </table:table-cell>
          <table:table-cell table:formula="of:=IF([.D708]=1;[.C708];0)" office:value-type="float" office:value="1" calcext:value-type="float">
            <text:p>1</text:p>
          </table:table-cell>
          <table:table-cell table:formula="of:=IF([.D708]=0;[.C708];0)" office:value-type="float" office:value="0" calcext:value-type="float">
            <text:p>0</text:p>
          </table:table-cell>
          <table:table-cell table:formula="of:=[.E70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_chain_position18</text:p>
          </table:table-cell>
          <table:table-cell table:formula="of:=([.B708]+[.C708]+[.E708])" office:value-type="float" office:value="945" calcext:value-type="float">
            <text:p>9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709])" office:value-type="string" office:string-value="07 31" calcext:value-type="string">
            <text:p>07 31</text:p>
          </table:table-cell>
          <table:table-cell table:formula="of:=IF([.D709]=1;[.C709];0)" office:value-type="float" office:value="1" calcext:value-type="float">
            <text:p>1</text:p>
          </table:table-cell>
          <table:table-cell table:formula="of:=IF([.D709]=0;[.C709];0)" office:value-type="float" office:value="0" calcext:value-type="float">
            <text:p>0</text:p>
          </table:table-cell>
          <table:table-cell table:formula="of:=[.E70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_chain_position19</text:p>
          </table:table-cell>
          <table:table-cell table:formula="of:=([.B709]+[.C709]+[.E709])" office:value-type="float" office:value="946" calcext:value-type="float">
            <text:p>9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710])" office:value-type="string" office:string-value="07 32" calcext:value-type="string">
            <text:p>07 32</text:p>
          </table:table-cell>
          <table:table-cell table:formula="of:=IF([.D710]=1;[.C710];0)" office:value-type="float" office:value="1" calcext:value-type="float">
            <text:p>1</text:p>
          </table:table-cell>
          <table:table-cell table:formula="of:=IF([.D710]=0;[.C710];0)" office:value-type="float" office:value="0" calcext:value-type="float">
            <text:p>0</text:p>
          </table:table-cell>
          <table:table-cell table:formula="of:=[.E71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_chain_position20</text:p>
          </table:table-cell>
          <table:table-cell table:formula="of:=([.B710]+[.C710]+[.E710])" office:value-type="float" office:value="947" calcext:value-type="float">
            <text:p>9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INT2SBH([.B711])" office:value-type="string" office:string-value="07 33" calcext:value-type="string">
            <text:p>07 33</text:p>
          </table:table-cell>
          <table:table-cell table:formula="of:=IF([.D711]=1;[.C711];0)" office:value-type="float" office:value="1" calcext:value-type="float">
            <text:p>1</text:p>
          </table:table-cell>
          <table:table-cell table:formula="of:=IF([.D711]=0;[.C711];0)" office:value-type="float" office:value="0" calcext:value-type="float">
            <text:p>0</text:p>
          </table:table-cell>
          <table:table-cell table:formula="of:=[.E711]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ual_mode_bank_down</text:p>
          </table:table-cell>
          <table:table-cell table:formula="of:=([.B711]+[.C711]+[.E711])" office:value-type="float" office:value="960" calcext:value-type="float">
            <text:p>9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712])" office:value-type="string" office:string-value="07 40" calcext:value-type="string">
            <text:p>07 40</text:p>
          </table:table-cell>
          <table:table-cell table:formula="of:=IF([.D712]=1;[.C712];0)" office:value-type="float" office:value="1" calcext:value-type="float">
            <text:p>1</text:p>
          </table:table-cell>
          <table:table-cell table:formula="of:=IF([.D712]=0;[.C712];0)" office:value-type="float" office:value="0" calcext:value-type="float">
            <text:p>0</text:p>
          </table:table-cell>
          <table:table-cell table:formula="of:=[.E71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ual_mode_bank_up</text:p>
          </table:table-cell>
          <table:table-cell table:formula="of:=([.B712]+[.C712]+[.E712])" office:value-type="float" office:value="961" calcext:value-type="float">
            <text:p>9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713])" office:value-type="string" office:string-value="07 41" calcext:value-type="string">
            <text:p>07 41</text:p>
          </table:table-cell>
          <table:table-cell table:formula="of:=IF([.D713]=1;[.C713];0)" office:value-type="float" office:value="1" calcext:value-type="float">
            <text:p>1</text:p>
          </table:table-cell>
          <table:table-cell table:formula="of:=IF([.D713]=0;[.C713];0)" office:value-type="float" office:value="0" calcext:value-type="float">
            <text:p>0</text:p>
          </table:table-cell>
          <table:table-cell table:formula="of:=[.E71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ual_mode_number_pedal1</text:p>
          </table:table-cell>
          <table:table-cell table:formula="of:=([.B713]+[.C713]+[.E713])" office:value-type="float" office:value="962" calcext:value-type="float">
            <text:p>9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714])" office:value-type="string" office:string-value="07 42" calcext:value-type="string">
            <text:p>07 42</text:p>
          </table:table-cell>
          <table:table-cell table:formula="of:=IF([.D714]=1;[.C714];0)" office:value-type="float" office:value="1" calcext:value-type="float">
            <text:p>1</text:p>
          </table:table-cell>
          <table:table-cell table:formula="of:=IF([.D714]=0;[.C714];0)" office:value-type="float" office:value="0" calcext:value-type="float">
            <text:p>0</text:p>
          </table:table-cell>
          <table:table-cell table:formula="of:=[.E71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ual_mode_number_pedal2</text:p>
          </table:table-cell>
          <table:table-cell table:formula="of:=([.B714]+[.C714]+[.E714])" office:value-type="float" office:value="963" calcext:value-type="float">
            <text:p>9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715])" office:value-type="string" office:string-value="07 43" calcext:value-type="string">
            <text:p>07 43</text:p>
          </table:table-cell>
          <table:table-cell table:formula="of:=IF([.D715]=1;[.C715];0)" office:value-type="float" office:value="1" calcext:value-type="float">
            <text:p>1</text:p>
          </table:table-cell>
          <table:table-cell table:formula="of:=IF([.D715]=0;[.C715];0)" office:value-type="float" office:value="0" calcext:value-type="float">
            <text:p>0</text:p>
          </table:table-cell>
          <table:table-cell table:formula="of:=[.E71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ual_mode_number_pedal3</text:p>
          </table:table-cell>
          <table:table-cell table:formula="of:=([.B715]+[.C715]+[.E715])" office:value-type="float" office:value="964" calcext:value-type="float">
            <text:p>9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716])" office:value-type="string" office:string-value="07 44" calcext:value-type="string">
            <text:p>07 44</text:p>
          </table:table-cell>
          <table:table-cell table:formula="of:=IF([.D716]=1;[.C716];0)" office:value-type="float" office:value="1" calcext:value-type="float">
            <text:p>1</text:p>
          </table:table-cell>
          <table:table-cell table:formula="of:=IF([.D716]=0;[.C716];0)" office:value-type="float" office:value="0" calcext:value-type="float">
            <text:p>0</text:p>
          </table:table-cell>
          <table:table-cell table:formula="of:=[.E71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ual_mode_number_pedal4</text:p>
          </table:table-cell>
          <table:table-cell table:formula="of:=([.B716]+[.C716]+[.E716])" office:value-type="float" office:value="965" calcext:value-type="float">
            <text:p>9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717])" office:value-type="string" office:string-value="07 45" calcext:value-type="string">
            <text:p>07 45</text:p>
          </table:table-cell>
          <table:table-cell table:formula="of:=IF([.D717]=1;[.C717];0)" office:value-type="float" office:value="1" calcext:value-type="float">
            <text:p>1</text:p>
          </table:table-cell>
          <table:table-cell table:formula="of:=IF([.D717]=0;[.C717];0)" office:value-type="float" office:value="0" calcext:value-type="float">
            <text:p>0</text:p>
          </table:table-cell>
          <table:table-cell table:formula="of:=[.E71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ual_mode_phrase_loop</text:p>
          </table:table-cell>
          <table:table-cell table:formula="of:=([.B717]+[.C717]+[.E717])" office:value-type="float" office:value="966" calcext:value-type="float">
            <text:p>9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718])" office:value-type="string" office:string-value="07 46" calcext:value-type="string">
            <text:p>07 46</text:p>
          </table:table-cell>
          <table:table-cell table:formula="of:=IF([.D718]=1;[.C718];0)" office:value-type="float" office:value="1" calcext:value-type="float">
            <text:p>1</text:p>
          </table:table-cell>
          <table:table-cell table:formula="of:=IF([.D718]=0;[.C718];0)" office:value-type="float" office:value="0" calcext:value-type="float">
            <text:p>0</text:p>
          </table:table-cell>
          <table:table-cell table:formula="of:=[.E71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ual_mode_accel_ctrl</text:p>
          </table:table-cell>
          <table:table-cell table:formula="of:=([.B718]+[.C718]+[.E718])" office:value-type="float" office:value="967" calcext:value-type="float">
            <text:p>9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INT2SBH([.B719])" office:value-type="string" office:string-value="07 47" calcext:value-type="string">
            <text:p>07 47</text:p>
          </table:table-cell>
          <table:table-cell table:formula="of:=IF([.D719]=1;[.C719];0)" office:value-type="float" office:value="1" calcext:value-type="float">
            <text:p>1</text:p>
          </table:table-cell>
          <table:table-cell table:formula="of:=IF([.D719]=0;[.C719];0)" office:value-type="float" office:value="0" calcext:value-type="float">
            <text:p>0</text:p>
          </table:table-cell>
          <table:table-cell table:formula="of:=[.E719]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tl_exp_accel_ctl_func</text:p>
          </table:table-cell>
          <table:table-cell table:formula="of:=([.B719]+[.C719]+[.E719])" office:value-type="float" office:value="976" calcext:value-type="float">
            <text:p>9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720])" office:value-type="string" office:string-value="07 50" calcext:value-type="string">
            <text:p>07 50</text:p>
          </table:table-cell>
          <table:table-cell table:formula="of:=IF([.D720]=1;[.C720];0)" office:value-type="float" office:value="1" calcext:value-type="float">
            <text:p>1</text:p>
          </table:table-cell>
          <table:table-cell table:formula="of:=IF([.D720]=0;[.C720];0)" office:value-type="float" office:value="0" calcext:value-type="float">
            <text:p>0</text:p>
          </table:table-cell>
          <table:table-cell table:formula="of:=[.E72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tl_exp_accel_ctl_min</text:p>
          </table:table-cell>
          <table:table-cell table:formula="of:=([.B720]+[.C720]+[.E720])" office:value-type="float" office:value="977" calcext:value-type="float">
            <text:p>9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721])" office:value-type="string" office:string-value="07 51" calcext:value-type="string">
            <text:p>07 51</text:p>
          </table:table-cell>
          <table:table-cell table:formula="of:=IF([.D721]=1;[.C721];0)" office:value-type="float" office:value="1" calcext:value-type="float">
            <text:p>1</text:p>
          </table:table-cell>
          <table:table-cell table:formula="of:=IF([.D721]=0;[.C721];0)" office:value-type="float" office:value="0" calcext:value-type="float">
            <text:p>0</text:p>
          </table:table-cell>
          <table:table-cell table:formula="of:=[.E72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tl_exp_accel_ctl_max</text:p>
          </table:table-cell>
          <table:table-cell table:formula="of:=([.B721]+[.C721]+[.E721])" office:value-type="float" office:value="978" calcext:value-type="float">
            <text:p>9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722])" office:value-type="string" office:string-value="07 52" calcext:value-type="string">
            <text:p>07 52</text:p>
          </table:table-cell>
          <table:table-cell table:formula="of:=IF([.D722]=1;[.C722];0)" office:value-type="float" office:value="1" calcext:value-type="float">
            <text:p>1</text:p>
          </table:table-cell>
          <table:table-cell table:formula="of:=IF([.D722]=0;[.C722];0)" office:value-type="float" office:value="0" calcext:value-type="float">
            <text:p>0</text:p>
          </table:table-cell>
          <table:table-cell table:formula="of:=[.E72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tl_exp_accel_ctl_src_mode</text:p>
          </table:table-cell>
          <table:table-cell table:formula="of:=([.B722]+[.C722]+[.E722])" office:value-type="float" office:value="979" calcext:value-type="float">
            <text:p>9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INT2SBH([.B723])" office:value-type="string" office:string-value="07 53" calcext:value-type="string">
            <text:p>07 53</text:p>
          </table:table-cell>
          <table:table-cell table:formula="of:=IF([.D723]=1;[.C723];0)" office:value-type="float" office:value="1" calcext:value-type="float">
            <text:p>1</text:p>
          </table:table-cell>
          <table:table-cell table:formula="of:=IF([.D723]=0;[.C723];0)" office:value-type="float" office:value="0" calcext:value-type="float">
            <text:p>0</text:p>
          </table:table-cell>
          <table:table-cell table:formula="of:=[.E723]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tl_exp_exp_sw_func</text:p>
          </table:table-cell>
          <table:table-cell table:formula="of:=([.B723]+[.C723]+[.E723])" office:value-type="float" office:value="992" calcext:value-type="float">
            <text:p>9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724])" office:value-type="string" office:string-value="07 60" calcext:value-type="string">
            <text:p>07 60</text:p>
          </table:table-cell>
          <table:table-cell table:formula="of:=IF([.D724]=1;[.C724];0)" office:value-type="float" office:value="1" calcext:value-type="float">
            <text:p>1</text:p>
          </table:table-cell>
          <table:table-cell table:formula="of:=IF([.D724]=0;[.C724];0)" office:value-type="float" office:value="0" calcext:value-type="float">
            <text:p>0</text:p>
          </table:table-cell>
          <table:table-cell table:formula="of:=[.E72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tl_exp_exp_sw_min</text:p>
          </table:table-cell>
          <table:table-cell table:formula="of:=([.B724]+[.C724]+[.E724])" office:value-type="float" office:value="993" calcext:value-type="float">
            <text:p>9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725])" office:value-type="string" office:string-value="07 61" calcext:value-type="string">
            <text:p>07 61</text:p>
          </table:table-cell>
          <table:table-cell table:formula="of:=IF([.D725]=1;[.C725];0)" office:value-type="float" office:value="1" calcext:value-type="float">
            <text:p>1</text:p>
          </table:table-cell>
          <table:table-cell table:formula="of:=IF([.D725]=0;[.C725];0)" office:value-type="float" office:value="0" calcext:value-type="float">
            <text:p>0</text:p>
          </table:table-cell>
          <table:table-cell table:formula="of:=[.E72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tl_exp_exp_sw_max</text:p>
          </table:table-cell>
          <table:table-cell table:formula="of:=([.B725]+[.C725]+[.E725])" office:value-type="float" office:value="994" calcext:value-type="float">
            <text:p>9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726])" office:value-type="string" office:string-value="07 62" calcext:value-type="string">
            <text:p>07 62</text:p>
          </table:table-cell>
          <table:table-cell table:formula="of:=IF([.D726]=1;[.C726];0)" office:value-type="float" office:value="1" calcext:value-type="float">
            <text:p>1</text:p>
          </table:table-cell>
          <table:table-cell table:formula="of:=IF([.D726]=0;[.C726];0)" office:value-type="float" office:value="0" calcext:value-type="float">
            <text:p>0</text:p>
          </table:table-cell>
          <table:table-cell table:formula="of:=[.E72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tl_exp_exp_sw_src_mode</text:p>
          </table:table-cell>
          <table:table-cell table:formula="of:=([.B726]+[.C726]+[.E726])" office:value-type="float" office:value="995" calcext:value-type="float">
            <text:p>9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INT2SBH([.B727])" office:value-type="string" office:string-value="07 63" calcext:value-type="string">
            <text:p>07 63</text:p>
          </table:table-cell>
          <table:table-cell table:formula="of:=IF([.D727]=1;[.C727];0)" office:value-type="float" office:value="1" calcext:value-type="float">
            <text:p>1</text:p>
          </table:table-cell>
          <table:table-cell table:formula="of:=IF([.D727]=0;[.C727];0)" office:value-type="float" office:value="0" calcext:value-type="float">
            <text:p>0</text:p>
          </table:table-cell>
          <table:table-cell table:formula="of:=[.E727]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tl_exp_sub_ctl1_func</text:p>
          </table:table-cell>
          <table:table-cell table:formula="of:=([.B727]+[.C727]+[.E727])" office:value-type="float" office:value="1008" calcext:value-type="float">
            <text:p>10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728])" office:value-type="string" office:string-value="07 70" calcext:value-type="string">
            <text:p>07 70</text:p>
          </table:table-cell>
          <table:table-cell table:formula="of:=IF([.D728]=1;[.C728];0)" office:value-type="float" office:value="1" calcext:value-type="float">
            <text:p>1</text:p>
          </table:table-cell>
          <table:table-cell table:formula="of:=IF([.D728]=0;[.C728];0)" office:value-type="float" office:value="0" calcext:value-type="float">
            <text:p>0</text:p>
          </table:table-cell>
          <table:table-cell table:formula="of:=[.E72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tl_exp_sub_ctl1_min</text:p>
          </table:table-cell>
          <table:table-cell table:formula="of:=([.B728]+[.C728]+[.E728])" office:value-type="float" office:value="1009" calcext:value-type="float">
            <text:p>10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729])" office:value-type="string" office:string-value="07 71" calcext:value-type="string">
            <text:p>07 71</text:p>
          </table:table-cell>
          <table:table-cell table:formula="of:=IF([.D729]=1;[.C729];0)" office:value-type="float" office:value="1" calcext:value-type="float">
            <text:p>1</text:p>
          </table:table-cell>
          <table:table-cell table:formula="of:=IF([.D729]=0;[.C729];0)" office:value-type="float" office:value="0" calcext:value-type="float">
            <text:p>0</text:p>
          </table:table-cell>
          <table:table-cell table:formula="of:=[.E72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tl_exp_sub_ctl1_max</text:p>
          </table:table-cell>
          <table:table-cell table:formula="of:=([.B729]+[.C729]+[.E729])" office:value-type="float" office:value="1010" calcext:value-type="float">
            <text:p>10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730])" office:value-type="string" office:string-value="07 72" calcext:value-type="string">
            <text:p>07 72</text:p>
          </table:table-cell>
          <table:table-cell table:formula="of:=IF([.D730]=1;[.C730];0)" office:value-type="float" office:value="1" calcext:value-type="float">
            <text:p>1</text:p>
          </table:table-cell>
          <table:table-cell table:formula="of:=IF([.D730]=0;[.C730];0)" office:value-type="float" office:value="0" calcext:value-type="float">
            <text:p>0</text:p>
          </table:table-cell>
          <table:table-cell table:formula="of:=[.E73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tl_exp_sub_ctl1_src_mode</text:p>
          </table:table-cell>
          <table:table-cell table:formula="of:=([.B730]+[.C730]+[.E730])" office:value-type="float" office:value="1011" calcext:value-type="float">
            <text:p>10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INT2SBH([.B731])" office:value-type="string" office:string-value="07 73" calcext:value-type="string">
            <text:p>07 73</text:p>
          </table:table-cell>
          <table:table-cell table:formula="of:=IF([.D731]=1;[.C731];0)" office:value-type="float" office:value="1" calcext:value-type="float">
            <text:p>1</text:p>
          </table:table-cell>
          <table:table-cell table:formula="of:=IF([.D731]=0;[.C731];0)" office:value-type="float" office:value="0" calcext:value-type="float">
            <text:p>0</text:p>
          </table:table-cell>
          <table:table-cell table:formula="of:=[.E731]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tl_exp_sub_ctl2_func</text:p>
          </table:table-cell>
          <table:table-cell table:formula="of:=([.B731]+[.C731]+[.E731])" office:value-type="float" office:value="1024" calcext:value-type="float">
            <text:p>10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732])" office:value-type="string" office:string-value="08 00" calcext:value-type="string">
            <text:p>08 00</text:p>
          </table:table-cell>
          <table:table-cell table:formula="of:=IF([.D732]=1;[.C732];0)" office:value-type="float" office:value="1" calcext:value-type="float">
            <text:p>1</text:p>
          </table:table-cell>
          <table:table-cell table:formula="of:=IF([.D732]=0;[.C732];0)" office:value-type="float" office:value="0" calcext:value-type="float">
            <text:p>0</text:p>
          </table:table-cell>
          <table:table-cell table:formula="of:=[.E73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tl_exp_sub_ctl2_min</text:p>
          </table:table-cell>
          <table:table-cell table:formula="of:=([.B732]+[.C732]+[.E732])" office:value-type="float" office:value="1025" calcext:value-type="float">
            <text:p>10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733])" office:value-type="string" office:string-value="08 01" calcext:value-type="string">
            <text:p>08 01</text:p>
          </table:table-cell>
          <table:table-cell table:formula="of:=IF([.D733]=1;[.C733];0)" office:value-type="float" office:value="1" calcext:value-type="float">
            <text:p>1</text:p>
          </table:table-cell>
          <table:table-cell table:formula="of:=IF([.D733]=0;[.C733];0)" office:value-type="float" office:value="0" calcext:value-type="float">
            <text:p>0</text:p>
          </table:table-cell>
          <table:table-cell table:formula="of:=[.E73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tl_exp_sub_ctl2_max</text:p>
          </table:table-cell>
          <table:table-cell table:formula="of:=([.B733]+[.C733]+[.E733])" office:value-type="float" office:value="1026" calcext:value-type="float">
            <text:p>10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734])" office:value-type="string" office:string-value="08 02" calcext:value-type="string">
            <text:p>08 02</text:p>
          </table:table-cell>
          <table:table-cell table:formula="of:=IF([.D734]=1;[.C734];0)" office:value-type="float" office:value="1" calcext:value-type="float">
            <text:p>1</text:p>
          </table:table-cell>
          <table:table-cell table:formula="of:=IF([.D734]=0;[.C734];0)" office:value-type="float" office:value="0" calcext:value-type="float">
            <text:p>0</text:p>
          </table:table-cell>
          <table:table-cell table:formula="of:=[.E73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tl_exp_sub_ctl2_src_mode</text:p>
          </table:table-cell>
          <table:table-cell table:formula="of:=([.B734]+[.C734]+[.E734])" office:value-type="float" office:value="1027" calcext:value-type="float">
            <text:p>10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INT2SBH([.B735])" office:value-type="string" office:string-value="08 03" calcext:value-type="string">
            <text:p>08 03</text:p>
          </table:table-cell>
          <table:table-cell table:formula="of:=IF([.D735]=1;[.C735];0)" office:value-type="float" office:value="1" calcext:value-type="float">
            <text:p>1</text:p>
          </table:table-cell>
          <table:table-cell table:formula="of:=IF([.D735]=0;[.C735];0)" office:value-type="float" office:value="0" calcext:value-type="float">
            <text:p>0</text:p>
          </table:table-cell>
          <table:table-cell table:formula="of:=[.E735]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tl_exp_exp_func</text:p>
          </table:table-cell>
          <table:table-cell table:formula="of:=([.B735]+[.C735]+[.E735])" office:value-type="float" office:value="1040" calcext:value-type="float">
            <text:p>10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736])" office:value-type="string" office:string-value="08 10" calcext:value-type="string">
            <text:p>08 10</text:p>
          </table:table-cell>
          <table:table-cell table:formula="of:=IF([.D736]=1;[.C736];0)" office:value-type="float" office:value="1" calcext:value-type="float">
            <text:p>1</text:p>
          </table:table-cell>
          <table:table-cell table:formula="of:=IF([.D736]=0;[.C736];0)" office:value-type="float" office:value="0" calcext:value-type="float">
            <text:p>0</text:p>
          </table:table-cell>
          <table:table-cell table:formula="of:=[.E73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tl_exp_exp_patch_level_min</text:p>
          </table:table-cell>
          <table:table-cell table:formula="of:=([.B736]+[.C736]+[.E736])" office:value-type="float" office:value="1041" calcext:value-type="float">
            <text:p>10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737])" office:value-type="string" office:string-value="08 11" calcext:value-type="string">
            <text:p>08 11</text:p>
          </table:table-cell>
          <table:table-cell table:formula="of:=IF([.D737]=1;[.C737];0)" office:value-type="float" office:value="1" calcext:value-type="float">
            <text:p>1</text:p>
          </table:table-cell>
          <table:table-cell table:formula="of:=IF([.D737]=0;[.C737];0)" office:value-type="float" office:value="0" calcext:value-type="float">
            <text:p>0</text:p>
          </table:table-cell>
          <table:table-cell table:formula="of:=[.E73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tl_exp_exp_patch_level_max</text:p>
          </table:table-cell>
          <table:table-cell table:formula="of:=([.B737]+[.C737]+[.E737])" office:value-type="float" office:value="1042" calcext:value-type="float">
            <text:p>10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INT2SBH([.B738])" office:value-type="string" office:string-value="08 12" calcext:value-type="string">
            <text:p>08 12</text:p>
          </table:table-cell>
          <table:table-cell table:formula="of:=IF([.D738]=1;[.C738];0)" office:value-type="float" office:value="1" calcext:value-type="float">
            <text:p>1</text:p>
          </table:table-cell>
          <table:table-cell table:formula="of:=IF([.D738]=0;[.C738];0)" office:value-type="float" office:value="0" calcext:value-type="float">
            <text:p>0</text:p>
          </table:table-cell>
          <table:table-cell table:formula="of:=[.E738]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tl_exp_sub_exp_func</text:p>
          </table:table-cell>
          <table:table-cell table:formula="of:=([.B738]+[.C738]+[.E738])" office:value-type="float" office:value="1056" calcext:value-type="float">
            <text:p>10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739])" office:value-type="string" office:string-value="08 20" calcext:value-type="string">
            <text:p>08 20</text:p>
          </table:table-cell>
          <table:table-cell table:formula="of:=IF([.D739]=1;[.C739];0)" office:value-type="float" office:value="1" calcext:value-type="float">
            <text:p>1</text:p>
          </table:table-cell>
          <table:table-cell table:formula="of:=IF([.D739]=0;[.C739];0)" office:value-type="float" office:value="0" calcext:value-type="float">
            <text:p>0</text:p>
          </table:table-cell>
          <table:table-cell table:formula="of:=[.E73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tl_exp_sub_exp_patch_level_min</text:p>
          </table:table-cell>
          <table:table-cell table:formula="of:=([.B739]+[.C739]+[.E739])" office:value-type="float" office:value="1057" calcext:value-type="float">
            <text:p>10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740])" office:value-type="string" office:string-value="08 21" calcext:value-type="string">
            <text:p>08 21</text:p>
          </table:table-cell>
          <table:table-cell table:formula="of:=IF([.D740]=1;[.C740];0)" office:value-type="float" office:value="1" calcext:value-type="float">
            <text:p>1</text:p>
          </table:table-cell>
          <table:table-cell table:formula="of:=IF([.D740]=0;[.C740];0)" office:value-type="float" office:value="0" calcext:value-type="float">
            <text:p>0</text:p>
          </table:table-cell>
          <table:table-cell table:formula="of:=[.E74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tl_exp_sub_exp_patch_level_max</text:p>
          </table:table-cell>
          <table:table-cell table:formula="of:=([.B740]+[.C740]+[.E740])" office:value-type="float" office:value="1058" calcext:value-type="float">
            <text:p>10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INT2SBH([.B741])" office:value-type="string" office:string-value="08 22" calcext:value-type="string">
            <text:p>08 22</text:p>
          </table:table-cell>
          <table:table-cell table:formula="of:=IF([.D741]=1;[.C741];0)" office:value-type="float" office:value="1" calcext:value-type="float">
            <text:p>1</text:p>
          </table:table-cell>
          <table:table-cell table:formula="of:=IF([.D741]=0;[.C741]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ssign1_on_off</text:p>
          </table:table-cell>
          <table:table-cell table:formula="of:=([.B741]+[.C741]+[.E741])" office:value-type="float" office:value="1072" calcext:value-type="float">
            <text:p>107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42])" office:value-type="string" office:string-value="08 30" calcext:value-type="string">
            <text:p>08 30</text:p>
          </table:table-cell>
          <table:table-cell table:formula="of:=IF([.D742]=1;[.C742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1_target</text:p>
          </table:table-cell>
          <table:table-cell table:formula="of:=([.B742]+[.C742]+[.E742])" office:value-type="float" office:value="1073" calcext:value-type="float">
            <text:p>107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43])" office:value-type="string" office:string-value="08 31" calcext:value-type="string">
            <text:p>08 31</text:p>
          </table:table-cell>
          <table:table-cell table:formula="of:=IF([.D743]=1;[.C743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1_target_min</text:p>
          </table:table-cell>
          <table:table-cell table:formula="of:=([.B743]+[.C743]+[.E743])" office:value-type="float" office:value="1075" calcext:value-type="float">
            <text:p>107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44])" office:value-type="string" office:string-value="08 33" calcext:value-type="string">
            <text:p>08 33</text:p>
          </table:table-cell>
          <table:table-cell table:formula="of:=IF([.D744]=1;[.C744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1_target_max</text:p>
          </table:table-cell>
          <table:table-cell table:formula="of:=([.B744]+[.C744]+[.E744])" office:value-type="float" office:value="1077" calcext:value-type="float">
            <text:p>107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45])" office:value-type="string" office:string-value="08 35" calcext:value-type="string">
            <text:p>08 35</text:p>
          </table:table-cell>
          <table:table-cell table:formula="of:=IF([.D745]=1;[.C745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1_source</text:p>
          </table:table-cell>
          <table:table-cell table:formula="of:=([.B745]+[.C745]+[.E745])" office:value-type="float" office:value="1079" calcext:value-type="float">
            <text:p>10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46])" office:value-type="string" office:string-value="08 37" calcext:value-type="string">
            <text:p>08 37</text:p>
          </table:table-cell>
          <table:table-cell table:formula="of:=IF([.D746]=1;[.C746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1_source_mode</text:p>
          </table:table-cell>
          <table:table-cell table:formula="of:=([.B746]+[.C746]+[.E746])" office:value-type="float" office:value="1080" calcext:value-type="float">
            <text:p>10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47])" office:value-type="string" office:string-value="08 38" calcext:value-type="string">
            <text:p>08 38</text:p>
          </table:table-cell>
          <table:table-cell table:formula="of:=IF([.D747]=1;[.C747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1_act_range_lo</text:p>
          </table:table-cell>
          <table:table-cell table:formula="of:=([.B747]+[.C747]+[.E747])" office:value-type="float" office:value="1081" calcext:value-type="float">
            <text:p>10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48])" office:value-type="string" office:string-value="08 39" calcext:value-type="string">
            <text:p>08 39</text:p>
          </table:table-cell>
          <table:table-cell table:formula="of:=IF([.D748]=1;[.C748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1_act_range_hi</text:p>
          </table:table-cell>
          <table:table-cell table:formula="of:=([.B748]+[.C748]+[.E748])" office:value-type="float" office:value="1082" calcext:value-type="float">
            <text:p>108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49])" office:value-type="string" office:string-value="08 3A" calcext:value-type="string">
            <text:p>08 3A</text:p>
          </table:table-cell>
          <table:table-cell table:formula="of:=IF([.D749]=1;[.C749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1_int_pdl_trigger</text:p>
          </table:table-cell>
          <table:table-cell table:formula="of:=([.B749]+[.C749]+[.E749])" office:value-type="float" office:value="1083" calcext:value-type="float">
            <text:p>108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50])" office:value-type="string" office:string-value="08 3B" calcext:value-type="string">
            <text:p>08 3B</text:p>
          </table:table-cell>
          <table:table-cell table:formula="of:=IF([.D750]=1;[.C750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1_int_pdl_time</text:p>
          </table:table-cell>
          <table:table-cell table:formula="of:=([.B750]+[.C750]+[.E750])" office:value-type="float" office:value="1084" calcext:value-type="float">
            <text:p>10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51])" office:value-type="string" office:string-value="08 3C" calcext:value-type="string">
            <text:p>08 3C</text:p>
          </table:table-cell>
          <table:table-cell table:formula="of:=IF([.D751]=1;[.C751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1_int_pdl_curve</text:p>
          </table:table-cell>
          <table:table-cell table:formula="of:=([.B751]+[.C751]+[.E751])" office:value-type="float" office:value="1085" calcext:value-type="float">
            <text:p>10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52])" office:value-type="string" office:string-value="08 3D" calcext:value-type="string">
            <text:p>08 3D</text:p>
          </table:table-cell>
          <table:table-cell table:formula="of:=IF([.D752]=1;[.C752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1_wave_rate</text:p>
          </table:table-cell>
          <table:table-cell table:formula="of:=([.B752]+[.C752]+[.E752])" office:value-type="float" office:value="1086" calcext:value-type="float">
            <text:p>108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53])" office:value-type="string" office:string-value="08 3E" calcext:value-type="string">
            <text:p>08 3E</text:p>
          </table:table-cell>
          <table:table-cell table:formula="of:=IF([.D753]=1;[.C753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1_waveform</text:p>
          </table:table-cell>
          <table:table-cell table:formula="of:=([.B753]+[.C753]+[.E753])" office:value-type="float" office:value="1087" calcext:value-type="float">
            <text:p>10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INT2SBH([.B754])" office:value-type="string" office:string-value="08 3F" calcext:value-type="string">
            <text:p>08 3F</text:p>
          </table:table-cell>
          <table:table-cell table:formula="of:=IF([.D754]=1;[.C754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2_on_off</text:p>
          </table:table-cell>
          <table:table-cell table:formula="of:=([.B754]+[.C754]+[.E754])" office:value-type="float" office:value="1104" calcext:value-type="float">
            <text:p>11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55])" office:value-type="string" office:string-value="08 50" calcext:value-type="string">
            <text:p>08 50</text:p>
          </table:table-cell>
          <table:table-cell table:formula="of:=IF([.D755]=1;[.C755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2_target</text:p>
          </table:table-cell>
          <table:table-cell table:formula="of:=([.B755]+[.C755]+[.E755])" office:value-type="float" office:value="1105" calcext:value-type="float">
            <text:p>110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56])" office:value-type="string" office:string-value="08 51" calcext:value-type="string">
            <text:p>08 51</text:p>
          </table:table-cell>
          <table:table-cell table:formula="of:=IF([.D756]=1;[.C756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2_target_min</text:p>
          </table:table-cell>
          <table:table-cell table:formula="of:=([.B756]+[.C756]+[.E756])" office:value-type="float" office:value="1107" calcext:value-type="float">
            <text:p>110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57])" office:value-type="string" office:string-value="08 53" calcext:value-type="string">
            <text:p>08 53</text:p>
          </table:table-cell>
          <table:table-cell table:formula="of:=IF([.D757]=1;[.C757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2_target_max</text:p>
          </table:table-cell>
          <table:table-cell table:formula="of:=([.B757]+[.C757]+[.E757])" office:value-type="float" office:value="1109" calcext:value-type="float">
            <text:p>110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58])" office:value-type="string" office:string-value="08 55" calcext:value-type="string">
            <text:p>08 55</text:p>
          </table:table-cell>
          <table:table-cell table:formula="of:=IF([.D758]=1;[.C758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2_source</text:p>
          </table:table-cell>
          <table:table-cell table:formula="of:=([.B758]+[.C758]+[.E758])" office:value-type="float" office:value="1111" calcext:value-type="float">
            <text:p>11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59])" office:value-type="string" office:string-value="08 57" calcext:value-type="string">
            <text:p>08 57</text:p>
          </table:table-cell>
          <table:table-cell table:formula="of:=IF([.D759]=1;[.C759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2_source_mode</text:p>
          </table:table-cell>
          <table:table-cell table:formula="of:=([.B759]+[.C759]+[.E759])" office:value-type="float" office:value="1112" calcext:value-type="float">
            <text:p>11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60])" office:value-type="string" office:string-value="08 58" calcext:value-type="string">
            <text:p>08 58</text:p>
          </table:table-cell>
          <table:table-cell table:formula="of:=IF([.D760]=1;[.C760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2_act_range_lo</text:p>
          </table:table-cell>
          <table:table-cell table:formula="of:=([.B760]+[.C760]+[.E760])" office:value-type="float" office:value="1113" calcext:value-type="float">
            <text:p>11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61])" office:value-type="string" office:string-value="08 59" calcext:value-type="string">
            <text:p>08 59</text:p>
          </table:table-cell>
          <table:table-cell table:formula="of:=IF([.D761]=1;[.C761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2_act_range_hi</text:p>
          </table:table-cell>
          <table:table-cell table:formula="of:=([.B761]+[.C761]+[.E761])" office:value-type="float" office:value="1114" calcext:value-type="float">
            <text:p>11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62])" office:value-type="string" office:string-value="08 5A" calcext:value-type="string">
            <text:p>08 5A</text:p>
          </table:table-cell>
          <table:table-cell table:formula="of:=IF([.D762]=1;[.C762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2_int_pdl_trigger</text:p>
          </table:table-cell>
          <table:table-cell table:formula="of:=([.B762]+[.C762]+[.E762])" office:value-type="float" office:value="1115" calcext:value-type="float">
            <text:p>11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63])" office:value-type="string" office:string-value="08 5B" calcext:value-type="string">
            <text:p>08 5B</text:p>
          </table:table-cell>
          <table:table-cell table:formula="of:=IF([.D763]=1;[.C763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2_int_pdl_time</text:p>
          </table:table-cell>
          <table:table-cell table:formula="of:=([.B763]+[.C763]+[.E763])" office:value-type="float" office:value="1116" calcext:value-type="float">
            <text:p>11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64])" office:value-type="string" office:string-value="08 5C" calcext:value-type="string">
            <text:p>08 5C</text:p>
          </table:table-cell>
          <table:table-cell table:formula="of:=IF([.D764]=1;[.C764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2_int_pdl_curve</text:p>
          </table:table-cell>
          <table:table-cell table:formula="of:=([.B764]+[.C764]+[.E764])" office:value-type="float" office:value="1117" calcext:value-type="float">
            <text:p>11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65])" office:value-type="string" office:string-value="08 5D" calcext:value-type="string">
            <text:p>08 5D</text:p>
          </table:table-cell>
          <table:table-cell table:formula="of:=IF([.D765]=1;[.C765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2_wave_rate</text:p>
          </table:table-cell>
          <table:table-cell table:formula="of:=([.B765]+[.C765]+[.E765])" office:value-type="float" office:value="1118" calcext:value-type="float">
            <text:p>11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66])" office:value-type="string" office:string-value="08 5E" calcext:value-type="string">
            <text:p>08 5E</text:p>
          </table:table-cell>
          <table:table-cell table:formula="of:=IF([.D766]=1;[.C766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2_waveform</text:p>
          </table:table-cell>
          <table:table-cell table:formula="of:=([.B766]+[.C766]+[.E766])" office:value-type="float" office:value="1119" calcext:value-type="float">
            <text:p>11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INT2SBH([.B767])" office:value-type="string" office:string-value="08 5F" calcext:value-type="string">
            <text:p>08 5F</text:p>
          </table:table-cell>
          <table:table-cell table:formula="of:=IF([.D767]=1;[.C767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3_on_off</text:p>
          </table:table-cell>
          <table:table-cell table:formula="of:=([.B767]+[.C767]+[.E767])" office:value-type="float" office:value="1136" calcext:value-type="float">
            <text:p>11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68])" office:value-type="string" office:string-value="08 70" calcext:value-type="string">
            <text:p>08 70</text:p>
          </table:table-cell>
          <table:table-cell table:formula="of:=IF([.D768]=1;[.C768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3_target</text:p>
          </table:table-cell>
          <table:table-cell table:formula="of:=([.B768]+[.C768]+[.E768])" office:value-type="float" office:value="1137" calcext:value-type="float">
            <text:p>113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69])" office:value-type="string" office:string-value="08 71" calcext:value-type="string">
            <text:p>08 71</text:p>
          </table:table-cell>
          <table:table-cell table:formula="of:=IF([.D769]=1;[.C769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3_target_min</text:p>
          </table:table-cell>
          <table:table-cell table:formula="of:=([.B769]+[.C769]+[.E769])" office:value-type="float" office:value="1139" calcext:value-type="float">
            <text:p>113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70])" office:value-type="string" office:string-value="08 73" calcext:value-type="string">
            <text:p>08 73</text:p>
          </table:table-cell>
          <table:table-cell table:formula="of:=IF([.D770]=1;[.C770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3_target_max</text:p>
          </table:table-cell>
          <table:table-cell table:formula="of:=([.B770]+[.C770]+[.E770])" office:value-type="float" office:value="1141" calcext:value-type="float">
            <text:p>114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71])" office:value-type="string" office:string-value="08 75" calcext:value-type="string">
            <text:p>08 75</text:p>
          </table:table-cell>
          <table:table-cell table:formula="of:=IF([.D771]=1;[.C771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3_source</text:p>
          </table:table-cell>
          <table:table-cell table:formula="of:=([.B771]+[.C771]+[.E771])" office:value-type="float" office:value="1143" calcext:value-type="float">
            <text:p>11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72])" office:value-type="string" office:string-value="08 77" calcext:value-type="string">
            <text:p>08 77</text:p>
          </table:table-cell>
          <table:table-cell table:formula="of:=IF([.D772]=1;[.C772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3_source_mode</text:p>
          </table:table-cell>
          <table:table-cell table:formula="of:=([.B772]+[.C772]+[.E772])" office:value-type="float" office:value="1144" calcext:value-type="float">
            <text:p>11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73])" office:value-type="string" office:string-value="08 78" calcext:value-type="string">
            <text:p>08 78</text:p>
          </table:table-cell>
          <table:table-cell table:formula="of:=IF([.D773]=1;[.C773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3_act_range_lo</text:p>
          </table:table-cell>
          <table:table-cell table:formula="of:=([.B773]+[.C773]+[.E773])" office:value-type="float" office:value="1145" calcext:value-type="float">
            <text:p>11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74])" office:value-type="string" office:string-value="08 79" calcext:value-type="string">
            <text:p>08 79</text:p>
          </table:table-cell>
          <table:table-cell table:formula="of:=IF([.D774]=1;[.C774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3_act_range_hi</text:p>
          </table:table-cell>
          <table:table-cell table:formula="of:=([.B774]+[.C774]+[.E774])" office:value-type="float" office:value="1146" calcext:value-type="float">
            <text:p>11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75])" office:value-type="string" office:string-value="08 7A" calcext:value-type="string">
            <text:p>08 7A</text:p>
          </table:table-cell>
          <table:table-cell table:formula="of:=IF([.D775]=1;[.C775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3_int_pdl_trigger</text:p>
          </table:table-cell>
          <table:table-cell table:formula="of:=([.B775]+[.C775]+[.E775])" office:value-type="float" office:value="1147" calcext:value-type="float">
            <text:p>11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76])" office:value-type="string" office:string-value="08 7B" calcext:value-type="string">
            <text:p>08 7B</text:p>
          </table:table-cell>
          <table:table-cell table:formula="of:=IF([.D776]=1;[.C776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3_int_pdl_time</text:p>
          </table:table-cell>
          <table:table-cell table:formula="of:=([.B776]+[.C776]+[.E776])" office:value-type="float" office:value="1148" calcext:value-type="float">
            <text:p>11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77])" office:value-type="string" office:string-value="08 7C" calcext:value-type="string">
            <text:p>08 7C</text:p>
          </table:table-cell>
          <table:table-cell table:formula="of:=IF([.D777]=1;[.C777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3_int_pdl_curve</text:p>
          </table:table-cell>
          <table:table-cell table:formula="of:=([.B777]+[.C777]+[.E777])" office:value-type="float" office:value="1149" calcext:value-type="float">
            <text:p>11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78])" office:value-type="string" office:string-value="08 7D" calcext:value-type="string">
            <text:p>08 7D</text:p>
          </table:table-cell>
          <table:table-cell table:formula="of:=IF([.D778]=1;[.C778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3_wave_rate</text:p>
          </table:table-cell>
          <table:table-cell table:formula="of:=([.B778]+[.C778]+[.E778])" office:value-type="float" office:value="1150" calcext:value-type="float">
            <text:p>11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79])" office:value-type="string" office:string-value="08 7E" calcext:value-type="string">
            <text:p>08 7E</text:p>
          </table:table-cell>
          <table:table-cell table:formula="of:=IF([.D779]=1;[.C779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3_waveform</text:p>
          </table:table-cell>
          <table:table-cell table:formula="of:=([.B779]+[.C779]+[.E779])" office:value-type="float" office:value="1151" calcext:value-type="float">
            <text:p>11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INT2SBH([.B780])" office:value-type="string" office:string-value="08 7F" calcext:value-type="string">
            <text:p>08 7F</text:p>
          </table:table-cell>
          <table:table-cell table:formula="of:=IF([.D780]=1;[.C780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4_on_off</text:p>
          </table:table-cell>
          <table:table-cell table:formula="of:=([.B780]+[.C780]+[.E780])" office:value-type="float" office:value="1168" calcext:value-type="float">
            <text:p>116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81])" office:value-type="string" office:string-value="09 10" calcext:value-type="string">
            <text:p>09 10</text:p>
          </table:table-cell>
          <table:table-cell table:formula="of:=IF([.D781]=1;[.C781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4_target</text:p>
          </table:table-cell>
          <table:table-cell table:formula="of:=([.B781]+[.C781]+[.E781])" office:value-type="float" office:value="1169" calcext:value-type="float">
            <text:p>116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82])" office:value-type="string" office:string-value="09 11" calcext:value-type="string">
            <text:p>09 11</text:p>
          </table:table-cell>
          <table:table-cell table:formula="of:=IF([.D782]=1;[.C782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4_target_min</text:p>
          </table:table-cell>
          <table:table-cell table:formula="of:=([.B782]+[.C782]+[.E782])" office:value-type="float" office:value="1171" calcext:value-type="float">
            <text:p>117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83])" office:value-type="string" office:string-value="09 13" calcext:value-type="string">
            <text:p>09 13</text:p>
          </table:table-cell>
          <table:table-cell table:formula="of:=IF([.D783]=1;[.C783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4_target_max</text:p>
          </table:table-cell>
          <table:table-cell table:formula="of:=([.B783]+[.C783]+[.E783])" office:value-type="float" office:value="1173" calcext:value-type="float">
            <text:p>117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84])" office:value-type="string" office:string-value="09 15" calcext:value-type="string">
            <text:p>09 15</text:p>
          </table:table-cell>
          <table:table-cell table:formula="of:=IF([.D784]=1;[.C784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4_source</text:p>
          </table:table-cell>
          <table:table-cell table:formula="of:=([.B784]+[.C784]+[.E784])" office:value-type="float" office:value="1175" calcext:value-type="float">
            <text:p>11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85])" office:value-type="string" office:string-value="09 17" calcext:value-type="string">
            <text:p>09 17</text:p>
          </table:table-cell>
          <table:table-cell table:formula="of:=IF([.D785]=1;[.C785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4_source_mode</text:p>
          </table:table-cell>
          <table:table-cell table:formula="of:=([.B785]+[.C785]+[.E785])" office:value-type="float" office:value="1176" calcext:value-type="float">
            <text:p>117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86])" office:value-type="string" office:string-value="09 18" calcext:value-type="string">
            <text:p>09 18</text:p>
          </table:table-cell>
          <table:table-cell table:formula="of:=IF([.D786]=1;[.C786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4_act_range_lo</text:p>
          </table:table-cell>
          <table:table-cell table:formula="of:=([.B786]+[.C786]+[.E786])" office:value-type="float" office:value="1177" calcext:value-type="float">
            <text:p>117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87])" office:value-type="string" office:string-value="09 19" calcext:value-type="string">
            <text:p>09 19</text:p>
          </table:table-cell>
          <table:table-cell table:formula="of:=IF([.D787]=1;[.C787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4_act_range_hi</text:p>
          </table:table-cell>
          <table:table-cell table:formula="of:=([.B787]+[.C787]+[.E787])" office:value-type="float" office:value="1178" calcext:value-type="float">
            <text:p>11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88])" office:value-type="string" office:string-value="09 1A" calcext:value-type="string">
            <text:p>09 1A</text:p>
          </table:table-cell>
          <table:table-cell table:formula="of:=IF([.D788]=1;[.C788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4_int_pdl_trigger</text:p>
          </table:table-cell>
          <table:table-cell table:formula="of:=([.B788]+[.C788]+[.E788])" office:value-type="float" office:value="1179" calcext:value-type="float">
            <text:p>11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89])" office:value-type="string" office:string-value="09 1B" calcext:value-type="string">
            <text:p>09 1B</text:p>
          </table:table-cell>
          <table:table-cell table:formula="of:=IF([.D789]=1;[.C789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4_int_pdl_time</text:p>
          </table:table-cell>
          <table:table-cell table:formula="of:=([.B789]+[.C789]+[.E789])" office:value-type="float" office:value="1180" calcext:value-type="float">
            <text:p>11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90])" office:value-type="string" office:string-value="09 1C" calcext:value-type="string">
            <text:p>09 1C</text:p>
          </table:table-cell>
          <table:table-cell table:formula="of:=IF([.D790]=1;[.C790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4_int_pdl_curve</text:p>
          </table:table-cell>
          <table:table-cell table:formula="of:=([.B790]+[.C790]+[.E790])" office:value-type="float" office:value="1181" calcext:value-type="float">
            <text:p>11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91])" office:value-type="string" office:string-value="09 1D" calcext:value-type="string">
            <text:p>09 1D</text:p>
          </table:table-cell>
          <table:table-cell table:formula="of:=IF([.D791]=1;[.C791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4_wave_rate</text:p>
          </table:table-cell>
          <table:table-cell table:formula="of:=([.B791]+[.C791]+[.E791])" office:value-type="float" office:value="1182" calcext:value-type="float">
            <text:p>118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92])" office:value-type="string" office:string-value="09 1E" calcext:value-type="string">
            <text:p>09 1E</text:p>
          </table:table-cell>
          <table:table-cell table:formula="of:=IF([.D792]=1;[.C792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4_waveform</text:p>
          </table:table-cell>
          <table:table-cell table:formula="of:=([.B792]+[.C792]+[.E792])" office:value-type="float" office:value="1183" calcext:value-type="float">
            <text:p>11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INT2SBH([.B793])" office:value-type="string" office:string-value="09 1F" calcext:value-type="string">
            <text:p>09 1F</text:p>
          </table:table-cell>
          <table:table-cell table:formula="of:=IF([.D793]=1;[.C793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5_on_off</text:p>
          </table:table-cell>
          <table:table-cell table:formula="of:=([.B793]+[.C793]+[.E793])"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94])" office:value-type="string" office:string-value="09 30" calcext:value-type="string">
            <text:p>09 30</text:p>
          </table:table-cell>
          <table:table-cell table:formula="of:=IF([.D794]=1;[.C794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5_target</text:p>
          </table:table-cell>
          <table:table-cell table:formula="of:=([.B794]+[.C794]+[.E794])" office:value-type="float" office:value="1201" calcext:value-type="float">
            <text:p>120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95])" office:value-type="string" office:string-value="09 31" calcext:value-type="string">
            <text:p>09 31</text:p>
          </table:table-cell>
          <table:table-cell table:formula="of:=IF([.D795]=1;[.C795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5_target_min</text:p>
          </table:table-cell>
          <table:table-cell table:formula="of:=([.B795]+[.C795]+[.E795])" office:value-type="float" office:value="1203" calcext:value-type="float">
            <text:p>120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96])" office:value-type="string" office:string-value="09 33" calcext:value-type="string">
            <text:p>09 33</text:p>
          </table:table-cell>
          <table:table-cell table:formula="of:=IF([.D796]=1;[.C796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5_target_max</text:p>
          </table:table-cell>
          <table:table-cell table:formula="of:=([.B796]+[.C796]+[.E796])" office:value-type="float" office:value="1205" calcext:value-type="float">
            <text:p>120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97])" office:value-type="string" office:string-value="09 35" calcext:value-type="string">
            <text:p>09 35</text:p>
          </table:table-cell>
          <table:table-cell table:formula="of:=IF([.D797]=1;[.C797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5_source</text:p>
          </table:table-cell>
          <table:table-cell table:formula="of:=([.B797]+[.C797]+[.E797])" office:value-type="float" office:value="1207" calcext:value-type="float">
            <text:p>12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98])" office:value-type="string" office:string-value="09 37" calcext:value-type="string">
            <text:p>09 37</text:p>
          </table:table-cell>
          <table:table-cell table:formula="of:=IF([.D798]=1;[.C798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5_source_mode</text:p>
          </table:table-cell>
          <table:table-cell table:formula="of:=([.B798]+[.C798]+[.E798])" office:value-type="float" office:value="1208" calcext:value-type="float">
            <text:p>12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99])" office:value-type="string" office:string-value="09 38" calcext:value-type="string">
            <text:p>09 38</text:p>
          </table:table-cell>
          <table:table-cell table:formula="of:=IF([.D799]=1;[.C799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5_act_range_lo</text:p>
          </table:table-cell>
          <table:table-cell table:formula="of:=([.B799]+[.C799]+[.E799])" office:value-type="float" office:value="1209" calcext:value-type="float">
            <text:p>12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00])" office:value-type="string" office:string-value="09 39" calcext:value-type="string">
            <text:p>09 39</text:p>
          </table:table-cell>
          <table:table-cell table:formula="of:=IF([.D800]=1;[.C800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5_act_range_hi</text:p>
          </table:table-cell>
          <table:table-cell table:formula="of:=([.B800]+[.C800]+[.E800])" office:value-type="float" office:value="1210" calcext:value-type="float">
            <text:p>12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01])" office:value-type="string" office:string-value="09 3A" calcext:value-type="string">
            <text:p>09 3A</text:p>
          </table:table-cell>
          <table:table-cell table:formula="of:=IF([.D801]=1;[.C801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5_int_pdl_trigger</text:p>
          </table:table-cell>
          <table:table-cell table:formula="of:=([.B801]+[.C801]+[.E801])" office:value-type="float" office:value="1211" calcext:value-type="float">
            <text:p>12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02])" office:value-type="string" office:string-value="09 3B" calcext:value-type="string">
            <text:p>09 3B</text:p>
          </table:table-cell>
          <table:table-cell table:formula="of:=IF([.D802]=1;[.C802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5_int_pdl_time</text:p>
          </table:table-cell>
          <table:table-cell table:formula="of:=([.B802]+[.C802]+[.E802])" office:value-type="float" office:value="1212" calcext:value-type="float">
            <text:p>12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03])" office:value-type="string" office:string-value="09 3C" calcext:value-type="string">
            <text:p>09 3C</text:p>
          </table:table-cell>
          <table:table-cell table:formula="of:=IF([.D803]=1;[.C803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5_int_pdl_curve</text:p>
          </table:table-cell>
          <table:table-cell table:formula="of:=([.B803]+[.C803]+[.E803])" office:value-type="float" office:value="1213" calcext:value-type="float">
            <text:p>12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04])" office:value-type="string" office:string-value="09 3D" calcext:value-type="string">
            <text:p>09 3D</text:p>
          </table:table-cell>
          <table:table-cell table:formula="of:=IF([.D804]=1;[.C804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5_wave_rate</text:p>
          </table:table-cell>
          <table:table-cell table:formula="of:=([.B804]+[.C804]+[.E804])" office:value-type="float" office:value="1214" calcext:value-type="float">
            <text:p>12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05])" office:value-type="string" office:string-value="09 3E" calcext:value-type="string">
            <text:p>09 3E</text:p>
          </table:table-cell>
          <table:table-cell table:formula="of:=IF([.D805]=1;[.C805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5_waveform</text:p>
          </table:table-cell>
          <table:table-cell table:formula="of:=([.B805]+[.C805]+[.E805])" office:value-type="float" office:value="1215" calcext:value-type="float">
            <text:p>12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INT2SBH([.B806])" office:value-type="string" office:string-value="09 3F" calcext:value-type="string">
            <text:p>09 3F</text:p>
          </table:table-cell>
          <table:table-cell table:formula="of:=IF([.D806]=1;[.C806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6_on_off</text:p>
          </table:table-cell>
          <table:table-cell table:formula="of:=([.B806]+[.C806]+[.E806])" office:value-type="float" office:value="1232" calcext:value-type="float">
            <text:p>12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07])" office:value-type="string" office:string-value="09 50" calcext:value-type="string">
            <text:p>09 50</text:p>
          </table:table-cell>
          <table:table-cell table:formula="of:=IF([.D807]=1;[.C807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6_target</text:p>
          </table:table-cell>
          <table:table-cell table:formula="of:=([.B807]+[.C807]+[.E807])" office:value-type="float" office:value="1233" calcext:value-type="float">
            <text:p>123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08])" office:value-type="string" office:string-value="09 51" calcext:value-type="string">
            <text:p>09 51</text:p>
          </table:table-cell>
          <table:table-cell table:formula="of:=IF([.D808]=1;[.C808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6_target_min</text:p>
          </table:table-cell>
          <table:table-cell table:formula="of:=([.B808]+[.C808]+[.E808])" office:value-type="float" office:value="1235" calcext:value-type="float">
            <text:p>123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09])" office:value-type="string" office:string-value="09 53" calcext:value-type="string">
            <text:p>09 53</text:p>
          </table:table-cell>
          <table:table-cell table:formula="of:=IF([.D809]=1;[.C809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6_target_max</text:p>
          </table:table-cell>
          <table:table-cell table:formula="of:=([.B809]+[.C809]+[.E809])" office:value-type="float" office:value="1237" calcext:value-type="float">
            <text:p>123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10])" office:value-type="string" office:string-value="09 55" calcext:value-type="string">
            <text:p>09 55</text:p>
          </table:table-cell>
          <table:table-cell table:formula="of:=IF([.D810]=1;[.C810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6_source</text:p>
          </table:table-cell>
          <table:table-cell table:formula="of:=([.B810]+[.C810]+[.E810])" office:value-type="float" office:value="1239" calcext:value-type="float">
            <text:p>12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11])" office:value-type="string" office:string-value="09 57" calcext:value-type="string">
            <text:p>09 57</text:p>
          </table:table-cell>
          <table:table-cell table:formula="of:=IF([.D811]=1;[.C811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6_source_mode</text:p>
          </table:table-cell>
          <table:table-cell table:formula="of:=([.B811]+[.C811]+[.E811])" office:value-type="float" office:value="1240" calcext:value-type="float">
            <text:p>12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12])" office:value-type="string" office:string-value="09 58" calcext:value-type="string">
            <text:p>09 58</text:p>
          </table:table-cell>
          <table:table-cell table:formula="of:=IF([.D812]=1;[.C812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6_act_range_lo</text:p>
          </table:table-cell>
          <table:table-cell table:formula="of:=([.B812]+[.C812]+[.E812])" office:value-type="float" office:value="1241" calcext:value-type="float">
            <text:p>124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13])" office:value-type="string" office:string-value="09 59" calcext:value-type="string">
            <text:p>09 59</text:p>
          </table:table-cell>
          <table:table-cell table:formula="of:=IF([.D813]=1;[.C813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6_act_range_hi</text:p>
          </table:table-cell>
          <table:table-cell table:formula="of:=([.B813]+[.C813]+[.E813])" office:value-type="float" office:value="1242" calcext:value-type="float">
            <text:p>12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14])" office:value-type="string" office:string-value="09 5A" calcext:value-type="string">
            <text:p>09 5A</text:p>
          </table:table-cell>
          <table:table-cell table:formula="of:=IF([.D814]=1;[.C814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6_int_pdl_trigger</text:p>
          </table:table-cell>
          <table:table-cell table:formula="of:=([.B814]+[.C814]+[.E814])" office:value-type="float" office:value="1243" calcext:value-type="float">
            <text:p>12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15])" office:value-type="string" office:string-value="09 5B" calcext:value-type="string">
            <text:p>09 5B</text:p>
          </table:table-cell>
          <table:table-cell table:formula="of:=IF([.D815]=1;[.C815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6_int_pdl_time</text:p>
          </table:table-cell>
          <table:table-cell table:formula="of:=([.B815]+[.C815]+[.E815])" office:value-type="float" office:value="1244" calcext:value-type="float">
            <text:p>12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16])" office:value-type="string" office:string-value="09 5C" calcext:value-type="string">
            <text:p>09 5C</text:p>
          </table:table-cell>
          <table:table-cell table:formula="of:=IF([.D816]=1;[.C816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6_int_pdl_curve</text:p>
          </table:table-cell>
          <table:table-cell table:formula="of:=([.B816]+[.C816]+[.E816])" office:value-type="float" office:value="1245" calcext:value-type="float">
            <text:p>12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17])" office:value-type="string" office:string-value="09 5D" calcext:value-type="string">
            <text:p>09 5D</text:p>
          </table:table-cell>
          <table:table-cell table:formula="of:=IF([.D817]=1;[.C817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6_wave_rate</text:p>
          </table:table-cell>
          <table:table-cell table:formula="of:=([.B817]+[.C817]+[.E817])" office:value-type="float" office:value="1246" calcext:value-type="float">
            <text:p>12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18])" office:value-type="string" office:string-value="09 5E" calcext:value-type="string">
            <text:p>09 5E</text:p>
          </table:table-cell>
          <table:table-cell table:formula="of:=IF([.D818]=1;[.C818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6_waveform</text:p>
          </table:table-cell>
          <table:table-cell table:formula="of:=([.B818]+[.C818]+[.E818])" office:value-type="float" office:value="1247" calcext:value-type="float">
            <text:p>12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INT2SBH([.B819])" office:value-type="string" office:string-value="09 5F" calcext:value-type="string">
            <text:p>09 5F</text:p>
          </table:table-cell>
          <table:table-cell table:formula="of:=IF([.D819]=1;[.C819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7_on_off</text:p>
          </table:table-cell>
          <table:table-cell table:formula="of:=([.B819]+[.C819]+[.E819])" office:value-type="float" office:value="1264" calcext:value-type="float">
            <text:p>12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20])" office:value-type="string" office:string-value="09 70" calcext:value-type="string">
            <text:p>09 70</text:p>
          </table:table-cell>
          <table:table-cell table:formula="of:=IF([.D820]=1;[.C820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7_target</text:p>
          </table:table-cell>
          <table:table-cell table:formula="of:=([.B820]+[.C820]+[.E820])" office:value-type="float" office:value="1265" calcext:value-type="float">
            <text:p>126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21])" office:value-type="string" office:string-value="09 71" calcext:value-type="string">
            <text:p>09 71</text:p>
          </table:table-cell>
          <table:table-cell table:formula="of:=IF([.D821]=1;[.C821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7_target_min</text:p>
          </table:table-cell>
          <table:table-cell table:formula="of:=([.B821]+[.C821]+[.E821])" office:value-type="float" office:value="1267" calcext:value-type="float">
            <text:p>126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22])" office:value-type="string" office:string-value="09 73" calcext:value-type="string">
            <text:p>09 73</text:p>
          </table:table-cell>
          <table:table-cell table:formula="of:=IF([.D822]=1;[.C822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7_target_max</text:p>
          </table:table-cell>
          <table:table-cell table:formula="of:=([.B822]+[.C822]+[.E822])" office:value-type="float" office:value="1269" calcext:value-type="float">
            <text:p>126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23])" office:value-type="string" office:string-value="09 75" calcext:value-type="string">
            <text:p>09 75</text:p>
          </table:table-cell>
          <table:table-cell table:formula="of:=IF([.D823]=1;[.C823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7_source</text:p>
          </table:table-cell>
          <table:table-cell table:formula="of:=([.B823]+[.C823]+[.E823])" office:value-type="float" office:value="1271" calcext:value-type="float">
            <text:p>12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24])" office:value-type="string" office:string-value="09 77" calcext:value-type="string">
            <text:p>09 77</text:p>
          </table:table-cell>
          <table:table-cell table:formula="of:=IF([.D824]=1;[.C824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7_source_mode</text:p>
          </table:table-cell>
          <table:table-cell table:formula="of:=([.B824]+[.C824]+[.E824])" office:value-type="float" office:value="1272" calcext:value-type="float">
            <text:p>127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25])" office:value-type="string" office:string-value="09 78" calcext:value-type="string">
            <text:p>09 78</text:p>
          </table:table-cell>
          <table:table-cell table:formula="of:=IF([.D825]=1;[.C825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7_act_range_lo</text:p>
          </table:table-cell>
          <table:table-cell table:formula="of:=([.B825]+[.C825]+[.E825])" office:value-type="float" office:value="1273" calcext:value-type="float">
            <text:p>127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26])" office:value-type="string" office:string-value="09 79" calcext:value-type="string">
            <text:p>09 79</text:p>
          </table:table-cell>
          <table:table-cell table:formula="of:=IF([.D826]=1;[.C826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7_act_range_hi</text:p>
          </table:table-cell>
          <table:table-cell table:formula="of:=([.B826]+[.C826]+[.E826])" office:value-type="float" office:value="1274" calcext:value-type="float">
            <text:p>12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27])" office:value-type="string" office:string-value="09 7A" calcext:value-type="string">
            <text:p>09 7A</text:p>
          </table:table-cell>
          <table:table-cell table:formula="of:=IF([.D827]=1;[.C827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7_int_pdl_trigger</text:p>
          </table:table-cell>
          <table:table-cell table:formula="of:=([.B827]+[.C827]+[.E827])" office:value-type="float" office:value="1275" calcext:value-type="float">
            <text:p>12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28])" office:value-type="string" office:string-value="09 7B" calcext:value-type="string">
            <text:p>09 7B</text:p>
          </table:table-cell>
          <table:table-cell table:formula="of:=IF([.D828]=1;[.C828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7_int_pdl_time</text:p>
          </table:table-cell>
          <table:table-cell table:formula="of:=([.B828]+[.C828]+[.E828])" office:value-type="float" office:value="1276" calcext:value-type="float">
            <text:p>127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29])" office:value-type="string" office:string-value="09 7C" calcext:value-type="string">
            <text:p>09 7C</text:p>
          </table:table-cell>
          <table:table-cell table:formula="of:=IF([.D829]=1;[.C829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7_int_pdl_curve</text:p>
          </table:table-cell>
          <table:table-cell table:formula="of:=([.B829]+[.C829]+[.E829])" office:value-type="float" office:value="1277" calcext:value-type="float">
            <text:p>127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30])" office:value-type="string" office:string-value="09 7D" calcext:value-type="string">
            <text:p>09 7D</text:p>
          </table:table-cell>
          <table:table-cell table:formula="of:=IF([.D830]=1;[.C830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7_wave_rate</text:p>
          </table:table-cell>
          <table:table-cell table:formula="of:=([.B830]+[.C830]+[.E830])" office:value-type="float" office:value="1278" calcext:value-type="float">
            <text:p>12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31])" office:value-type="string" office:string-value="09 7E" calcext:value-type="string">
            <text:p>09 7E</text:p>
          </table:table-cell>
          <table:table-cell table:formula="of:=IF([.D831]=1;[.C831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7_waveform</text:p>
          </table:table-cell>
          <table:table-cell table:formula="of:=([.B831]+[.C831]+[.E831])" office:value-type="float" office:value="1279" calcext:value-type="float">
            <text:p>12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INT2SBH([.B832])" office:value-type="string" office:string-value="09 7F" calcext:value-type="string">
            <text:p>09 7F</text:p>
          </table:table-cell>
          <table:table-cell table:formula="of:=IF([.D832]=1;[.C832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8_on_off</text:p>
          </table:table-cell>
          <table:table-cell table:formula="of:=([.B832]+[.C832]+[.E832])" office:value-type="float" office:value="1296" calcext:value-type="float">
            <text:p>12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33])" office:value-type="string" office:string-value="0A 10" calcext:value-type="string">
            <text:p>0A 10</text:p>
          </table:table-cell>
          <table:table-cell table:formula="of:=IF([.D833]=1;[.C833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8_target</text:p>
          </table:table-cell>
          <table:table-cell table:formula="of:=([.B833]+[.C833]+[.E833])" office:value-type="float" office:value="1297" calcext:value-type="float">
            <text:p>129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34])" office:value-type="string" office:string-value="0A 11" calcext:value-type="string">
            <text:p>0A 11</text:p>
          </table:table-cell>
          <table:table-cell table:formula="of:=IF([.D834]=1;[.C834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8_target_min</text:p>
          </table:table-cell>
          <table:table-cell table:formula="of:=([.B834]+[.C834]+[.E834])" office:value-type="float" office:value="1299" calcext:value-type="float">
            <text:p>129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35])" office:value-type="string" office:string-value="0A 13" calcext:value-type="string">
            <text:p>0A 13</text:p>
          </table:table-cell>
          <table:table-cell table:formula="of:=IF([.D835]=1;[.C835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8_target_max</text:p>
          </table:table-cell>
          <table:table-cell table:formula="of:=([.B835]+[.C835]+[.E835])" office:value-type="float" office:value="1301" calcext:value-type="float">
            <text:p>130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36])" office:value-type="string" office:string-value="0A 15" calcext:value-type="string">
            <text:p>0A 15</text:p>
          </table:table-cell>
          <table:table-cell table:formula="of:=IF([.D836]=1;[.C836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8_source</text:p>
          </table:table-cell>
          <table:table-cell table:formula="of:=([.B836]+[.C836]+[.E836])" office:value-type="float" office:value="1303" calcext:value-type="float">
            <text:p>13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37])" office:value-type="string" office:string-value="0A 17" calcext:value-type="string">
            <text:p>0A 17</text:p>
          </table:table-cell>
          <table:table-cell table:formula="of:=IF([.D837]=1;[.C837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8_source_mode</text:p>
          </table:table-cell>
          <table:table-cell table:formula="of:=([.B837]+[.C837]+[.E837])" office:value-type="float" office:value="1304" calcext:value-type="float">
            <text:p>13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38])" office:value-type="string" office:string-value="0A 18" calcext:value-type="string">
            <text:p>0A 18</text:p>
          </table:table-cell>
          <table:table-cell table:formula="of:=IF([.D838]=1;[.C838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8_act_range_lo</text:p>
          </table:table-cell>
          <table:table-cell table:formula="of:=([.B838]+[.C838]+[.E838])" office:value-type="float" office:value="1305" calcext:value-type="float">
            <text:p>13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39])" office:value-type="string" office:string-value="0A 19" calcext:value-type="string">
            <text:p>0A 19</text:p>
          </table:table-cell>
          <table:table-cell table:formula="of:=IF([.D839]=1;[.C839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8_act_range_hi</text:p>
          </table:table-cell>
          <table:table-cell table:formula="of:=([.B839]+[.C839]+[.E839])" office:value-type="float" office:value="1306" calcext:value-type="float">
            <text:p>13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40])" office:value-type="string" office:string-value="0A 1A" calcext:value-type="string">
            <text:p>0A 1A</text:p>
          </table:table-cell>
          <table:table-cell table:formula="of:=IF([.D840]=1;[.C840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8_int_pdl_trigger</text:p>
          </table:table-cell>
          <table:table-cell table:formula="of:=([.B840]+[.C840]+[.E840])" office:value-type="float" office:value="1307" calcext:value-type="float">
            <text:p>13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41])" office:value-type="string" office:string-value="0A 1B" calcext:value-type="string">
            <text:p>0A 1B</text:p>
          </table:table-cell>
          <table:table-cell table:formula="of:=IF([.D841]=1;[.C841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8_int_pdl_time</text:p>
          </table:table-cell>
          <table:table-cell table:formula="of:=([.B841]+[.C841]+[.E841])" office:value-type="float" office:value="1308" calcext:value-type="float">
            <text:p>13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42])" office:value-type="string" office:string-value="0A 1C" calcext:value-type="string">
            <text:p>0A 1C</text:p>
          </table:table-cell>
          <table:table-cell table:formula="of:=IF([.D842]=1;[.C842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8_int_pdl_curve</text:p>
          </table:table-cell>
          <table:table-cell table:formula="of:=([.B842]+[.C842]+[.E842])" office:value-type="float" office:value="1309" calcext:value-type="float">
            <text:p>13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43])" office:value-type="string" office:string-value="0A 1D" calcext:value-type="string">
            <text:p>0A 1D</text:p>
          </table:table-cell>
          <table:table-cell table:formula="of:=IF([.D843]=1;[.C843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8_wave_rate</text:p>
          </table:table-cell>
          <table:table-cell table:formula="of:=([.B843]+[.C843]+[.E843])" office:value-type="float" office:value="1310" calcext:value-type="float">
            <text:p>13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44])" office:value-type="string" office:string-value="0A 1E" calcext:value-type="string">
            <text:p>0A 1E</text:p>
          </table:table-cell>
          <table:table-cell table:formula="of:=IF([.D844]=1;[.C844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8_waveform</text:p>
          </table:table-cell>
          <table:table-cell table:formula="of:=([.B844]+[.C844]+[.E844])" office:value-type="float" office:value="1311" calcext:value-type="float">
            <text:p>13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INT2SBH([.B845])" office:value-type="string" office:string-value="0A 1F" calcext:value-type="string">
            <text:p>0A 1F</text:p>
          </table:table-cell>
          <table:table-cell table:formula="of:=IF([.D845]=1;[.C845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_common_input_sens</text:p>
          </table:table-cell>
          <table:table-cell table:formula="of:=([.B845]+[.C845]+[.E845])" office:value-type="float" office:value="1328" calcext:value-type="float">
            <text:p>13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5" calcext:value-type="float">
            <text:p>735</text:p>
          </table:table-cell>
          <table:table-cell table:formula="of:=INT2SBH([.B846])" office:value-type="string" office:string-value="0A 30" calcext:value-type="string">
            <text:p>0A 30</text:p>
          </table:table-cell>
          <table:table-cell table:formula="of:=IF([.D846]=1;[.C846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x1_acsim_high</text:p>
          </table:table-cell>
          <table:table-cell table:formula="of:=([.B846]+[.C846]+[.E846])" office:value-type="float" office:value="2064" calcext:value-type="float">
            <text:p>20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847])" office:value-type="string" office:string-value="10 10" calcext:value-type="string">
            <text:p>10 10</text:p>
          </table:table-cell>
          <table:table-cell table:formula="of:=IF([.D847]=1;[.C847];0)" office:value-type="float" office:value="1" calcext:value-type="float">
            <text:p>1</text:p>
          </table:table-cell>
          <table:table-cell table:formula="of:=IF([.D847]=0;[.C847];0)" office:value-type="float" office:value="0" calcext:value-type="float">
            <text:p>0</text:p>
          </table:table-cell>
          <table:table-cell table:formula="of:=[.E84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acsim_body</text:p>
          </table:table-cell>
          <table:table-cell table:formula="of:=([.B847]+[.C847]+[.E847])" office:value-type="float" office:value="2065" calcext:value-type="float">
            <text:p>20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848])" office:value-type="string" office:string-value="10 11" calcext:value-type="string">
            <text:p>10 11</text:p>
          </table:table-cell>
          <table:table-cell table:formula="of:=IF([.D848]=1;[.C848];0)" office:value-type="float" office:value="1" calcext:value-type="float">
            <text:p>1</text:p>
          </table:table-cell>
          <table:table-cell table:formula="of:=IF([.D848]=0;[.C848];0)" office:value-type="float" office:value="0" calcext:value-type="float">
            <text:p>0</text:p>
          </table:table-cell>
          <table:table-cell table:formula="of:=[.E84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acsim_low</text:p>
          </table:table-cell>
          <table:table-cell table:formula="of:=([.B848]+[.C848]+[.E848])" office:value-type="float" office:value="2066" calcext:value-type="float">
            <text:p>2066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849])" office:value-type="string" office:string-value="10 12" calcext:value-type="string">
            <text:p>10 12</text:p>
          </table:table-cell>
          <table:table-cell table:formula="of:=IF([.D849]=1;[.C849];0)" office:value-type="float" office:value="1" calcext:value-type="float">
            <text:p>1</text:p>
          </table:table-cell>
          <table:table-cell table:formula="of:=IF([.D849]=0;[.C849];0)" office:value-type="float" office:value="0" calcext:value-type="float">
            <text:p>0</text:p>
          </table:table-cell>
          <table:table-cell table:formula="of:=[.E849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acsim_level</text:p>
          </table:table-cell>
          <table:table-cell table:formula="of:=([.B849]+[.C849]+[.E849])" office:value-type="float" office:value="2068" calcext:value-type="float">
            <text:p>2068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850])" office:value-type="string" office:string-value="10 14" calcext:value-type="string">
            <text:p>10 14</text:p>
          </table:table-cell>
          <table:table-cell table:formula="of:=IF([.D850]=1;[.C850];0)" office:value-type="float" office:value="1" calcext:value-type="float">
            <text:p>1</text:p>
          </table:table-cell>
          <table:table-cell table:formula="of:=IF([.D850]=0;[.C850];0)" office:value-type="float" office:value="0" calcext:value-type="float">
            <text:p>0</text:p>
          </table:table-cell>
          <table:table-cell table:formula="of:=[.E850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rotary2_balance</text:p>
          </table:table-cell>
          <table:table-cell table:formula="of:=([.B850]+[.C850]+[.E850])" office:value-type="float" office:value="2070" calcext:value-type="float">
            <text:p>20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851])" office:value-type="string" office:string-value="10 16" calcext:value-type="string">
            <text:p>10 16</text:p>
          </table:table-cell>
          <table:table-cell table:formula="of:=IF([.D851]=1;[.C851];0)" office:value-type="float" office:value="1" calcext:value-type="float">
            <text:p>1</text:p>
          </table:table-cell>
          <table:table-cell table:formula="of:=IF([.D851]=0;[.C851];0)" office:value-type="float" office:value="0" calcext:value-type="float">
            <text:p>0</text:p>
          </table:table-cell>
          <table:table-cell table:formula="of:=[.E85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rotary2_speed_sel</text:p>
          </table:table-cell>
          <table:table-cell table:formula="of:=([.B851]+[.C851]+[.E851])" office:value-type="float" office:value="2071" calcext:value-type="float">
            <text:p>20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852])" office:value-type="string" office:string-value="10 17" calcext:value-type="string">
            <text:p>10 17</text:p>
          </table:table-cell>
          <table:table-cell table:formula="of:=IF([.D852]=1;[.C852];0)" office:value-type="float" office:value="1" calcext:value-type="float">
            <text:p>1</text:p>
          </table:table-cell>
          <table:table-cell table:formula="of:=IF([.D852]=0;[.C852];0)" office:value-type="float" office:value="0" calcext:value-type="float">
            <text:p>0</text:p>
          </table:table-cell>
          <table:table-cell table:formula="of:=[.E85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rotary2_rate_slow</text:p>
          </table:table-cell>
          <table:table-cell table:formula="of:=([.B852]+[.C852]+[.E852])" office:value-type="float" office:value="2072" calcext:value-type="float">
            <text:p>20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853])" office:value-type="string" office:string-value="10 18" calcext:value-type="string">
            <text:p>10 18</text:p>
          </table:table-cell>
          <table:table-cell table:formula="of:=IF([.D853]=1;[.C853];0)" office:value-type="float" office:value="1" calcext:value-type="float">
            <text:p>1</text:p>
          </table:table-cell>
          <table:table-cell table:formula="of:=IF([.D853]=0;[.C853];0)" office:value-type="float" office:value="0" calcext:value-type="float">
            <text:p>0</text:p>
          </table:table-cell>
          <table:table-cell table:formula="of:=[.E85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rotary2_rate_fast</text:p>
          </table:table-cell>
          <table:table-cell table:formula="of:=([.B853]+[.C853]+[.E853])" office:value-type="float" office:value="2073" calcext:value-type="float">
            <text:p>20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854])" office:value-type="string" office:string-value="10 19" calcext:value-type="string">
            <text:p>10 19</text:p>
          </table:table-cell>
          <table:table-cell table:formula="of:=IF([.D854]=1;[.C854];0)" office:value-type="float" office:value="1" calcext:value-type="float">
            <text:p>1</text:p>
          </table:table-cell>
          <table:table-cell table:formula="of:=IF([.D854]=0;[.C854];0)" office:value-type="float" office:value="0" calcext:value-type="float">
            <text:p>0</text:p>
          </table:table-cell>
          <table:table-cell table:formula="of:=[.E85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rotary2_risetime</text:p>
          </table:table-cell>
          <table:table-cell table:formula="of:=([.B854]+[.C854]+[.E854])" office:value-type="float" office:value="2074" calcext:value-type="float">
            <text:p>20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855])" office:value-type="string" office:string-value="10 1A" calcext:value-type="string">
            <text:p>10 1A</text:p>
          </table:table-cell>
          <table:table-cell table:formula="of:=IF([.D855]=1;[.C855];0)" office:value-type="float" office:value="1" calcext:value-type="float">
            <text:p>1</text:p>
          </table:table-cell>
          <table:table-cell table:formula="of:=IF([.D855]=0;[.C855];0)" office:value-type="float" office:value="0" calcext:value-type="float">
            <text:p>0</text:p>
          </table:table-cell>
          <table:table-cell table:formula="of:=[.E85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rotary2_falltime</text:p>
          </table:table-cell>
          <table:table-cell table:formula="of:=([.B855]+[.C855]+[.E855])" office:value-type="float" office:value="2075" calcext:value-type="float">
            <text:p>20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856])" office:value-type="string" office:string-value="10 1B" calcext:value-type="string">
            <text:p>10 1B</text:p>
          </table:table-cell>
          <table:table-cell table:formula="of:=IF([.D856]=1;[.C856];0)" office:value-type="float" office:value="1" calcext:value-type="float">
            <text:p>1</text:p>
          </table:table-cell>
          <table:table-cell table:formula="of:=IF([.D856]=0;[.C856];0)" office:value-type="float" office:value="0" calcext:value-type="float">
            <text:p>0</text:p>
          </table:table-cell>
          <table:table-cell table:formula="of:=[.E85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rotary2_depth</text:p>
          </table:table-cell>
          <table:table-cell table:formula="of:=([.B856]+[.C856]+[.E856])" office:value-type="float" office:value="2076" calcext:value-type="float">
            <text:p>20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857])" office:value-type="string" office:string-value="10 1C" calcext:value-type="string">
            <text:p>10 1C</text:p>
          </table:table-cell>
          <table:table-cell table:formula="of:=IF([.D857]=1;[.C857];0)" office:value-type="float" office:value="1" calcext:value-type="float">
            <text:p>1</text:p>
          </table:table-cell>
          <table:table-cell table:formula="of:=IF([.D857]=0;[.C857];0)" office:value-type="float" office:value="0" calcext:value-type="float">
            <text:p>0</text:p>
          </table:table-cell>
          <table:table-cell table:formula="of:=[.E85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rotary2_level</text:p>
          </table:table-cell>
          <table:table-cell table:formula="of:=([.B857]+[.C857]+[.E857])" office:value-type="float" office:value="2077" calcext:value-type="float">
            <text:p>20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858])" office:value-type="string" office:string-value="10 1D" calcext:value-type="string">
            <text:p>10 1D</text:p>
          </table:table-cell>
          <table:table-cell table:formula="of:=IF([.D858]=1;[.C858];0)" office:value-type="float" office:value="1" calcext:value-type="float">
            <text:p>1</text:p>
          </table:table-cell>
          <table:table-cell table:formula="of:=IF([.D858]=0;[.C858];0)" office:value-type="float" office:value="0" calcext:value-type="float">
            <text:p>0</text:p>
          </table:table-cell>
          <table:table-cell table:formula="of:=[.E85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rotary2_direct_mix</text:p>
          </table:table-cell>
          <table:table-cell table:formula="of:=([.B858]+[.C858]+[.E858])" office:value-type="float" office:value="2078" calcext:value-type="float">
            <text:p>20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859])" office:value-type="string" office:string-value="10 1E" calcext:value-type="string">
            <text:p>10 1E</text:p>
          </table:table-cell>
          <table:table-cell table:formula="of:=IF([.D859]=1;[.C859];0)" office:value-type="float" office:value="1" calcext:value-type="float">
            <text:p>1</text:p>
          </table:table-cell>
          <table:table-cell table:formula="of:=IF([.D859]=0;[.C859];0)" office:value-type="float" office:value="0" calcext:value-type="float">
            <text:p>0</text:p>
          </table:table-cell>
          <table:table-cell table:formula="of:=[.E85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acsim_high</text:p>
          </table:table-cell>
          <table:table-cell table:formula="of:=([.B859]+[.C859]+[.E859])" office:value-type="float" office:value="2079" calcext:value-type="float">
            <text:p>20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860])" office:value-type="string" office:string-value="10 1F" calcext:value-type="string">
            <text:p>10 1F</text:p>
          </table:table-cell>
          <table:table-cell table:formula="of:=IF([.D860]=1;[.C860];0)" office:value-type="float" office:value="1" calcext:value-type="float">
            <text:p>1</text:p>
          </table:table-cell>
          <table:table-cell table:formula="of:=IF([.D860]=0;[.C860];0)" office:value-type="float" office:value="0" calcext:value-type="float">
            <text:p>0</text:p>
          </table:table-cell>
          <table:table-cell table:formula="of:=[.E86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acsim_body</text:p>
          </table:table-cell>
          <table:table-cell table:formula="of:=([.B860]+[.C860]+[.E860])" office:value-type="float" office:value="2080" calcext:value-type="float">
            <text:p>20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861])" office:value-type="string" office:string-value="10 20" calcext:value-type="string">
            <text:p>10 20</text:p>
          </table:table-cell>
          <table:table-cell table:formula="of:=IF([.D861]=1;[.C861];0)" office:value-type="float" office:value="1" calcext:value-type="float">
            <text:p>1</text:p>
          </table:table-cell>
          <table:table-cell table:formula="of:=IF([.D861]=0;[.C861];0)" office:value-type="float" office:value="0" calcext:value-type="float">
            <text:p>0</text:p>
          </table:table-cell>
          <table:table-cell table:formula="of:=[.E86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acsim_low</text:p>
          </table:table-cell>
          <table:table-cell table:formula="of:=([.B861]+[.C861]+[.E861])" office:value-type="float" office:value="2081" calcext:value-type="float">
            <text:p>208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862])" office:value-type="string" office:string-value="10 21" calcext:value-type="string">
            <text:p>10 21</text:p>
          </table:table-cell>
          <table:table-cell table:formula="of:=IF([.D862]=1;[.C862];0)" office:value-type="float" office:value="1" calcext:value-type="float">
            <text:p>1</text:p>
          </table:table-cell>
          <table:table-cell table:formula="of:=IF([.D862]=0;[.C862];0)" office:value-type="float" office:value="0" calcext:value-type="float">
            <text:p>0</text:p>
          </table:table-cell>
          <table:table-cell table:formula="of:=[.E862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acsim_level</text:p>
          </table:table-cell>
          <table:table-cell table:formula="of:=([.B862]+[.C862]+[.E862])" office:value-type="float" office:value="2083" calcext:value-type="float">
            <text:p>208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863])" office:value-type="string" office:string-value="10 23" calcext:value-type="string">
            <text:p>10 23</text:p>
          </table:table-cell>
          <table:table-cell table:formula="of:=IF([.D863]=1;[.C863];0)" office:value-type="float" office:value="1" calcext:value-type="float">
            <text:p>1</text:p>
          </table:table-cell>
          <table:table-cell table:formula="of:=IF([.D863]=0;[.C863];0)" office:value-type="float" office:value="0" calcext:value-type="float">
            <text:p>0</text:p>
          </table:table-cell>
          <table:table-cell table:formula="of:=[.E863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rotary2_balance</text:p>
          </table:table-cell>
          <table:table-cell table:formula="of:=([.B863]+[.C863]+[.E863])" office:value-type="float" office:value="2085" calcext:value-type="float">
            <text:p>20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864])" office:value-type="string" office:string-value="10 25" calcext:value-type="string">
            <text:p>10 25</text:p>
          </table:table-cell>
          <table:table-cell table:formula="of:=IF([.D864]=1;[.C864];0)" office:value-type="float" office:value="1" calcext:value-type="float">
            <text:p>1</text:p>
          </table:table-cell>
          <table:table-cell table:formula="of:=IF([.D864]=0;[.C864];0)" office:value-type="float" office:value="0" calcext:value-type="float">
            <text:p>0</text:p>
          </table:table-cell>
          <table:table-cell table:formula="of:=[.E86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rotary2_speed_sel</text:p>
          </table:table-cell>
          <table:table-cell table:formula="of:=([.B864]+[.C864]+[.E864])" office:value-type="float" office:value="2086" calcext:value-type="float">
            <text:p>20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865])" office:value-type="string" office:string-value="10 26" calcext:value-type="string">
            <text:p>10 26</text:p>
          </table:table-cell>
          <table:table-cell table:formula="of:=IF([.D865]=1;[.C865];0)" office:value-type="float" office:value="1" calcext:value-type="float">
            <text:p>1</text:p>
          </table:table-cell>
          <table:table-cell table:formula="of:=IF([.D865]=0;[.C865];0)" office:value-type="float" office:value="0" calcext:value-type="float">
            <text:p>0</text:p>
          </table:table-cell>
          <table:table-cell table:formula="of:=[.E86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rotary2_rate_slow</text:p>
          </table:table-cell>
          <table:table-cell table:formula="of:=([.B865]+[.C865]+[.E865])" office:value-type="float" office:value="2087" calcext:value-type="float">
            <text:p>20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866])" office:value-type="string" office:string-value="10 27" calcext:value-type="string">
            <text:p>10 27</text:p>
          </table:table-cell>
          <table:table-cell table:formula="of:=IF([.D866]=1;[.C866];0)" office:value-type="float" office:value="1" calcext:value-type="float">
            <text:p>1</text:p>
          </table:table-cell>
          <table:table-cell table:formula="of:=IF([.D866]=0;[.C866];0)" office:value-type="float" office:value="0" calcext:value-type="float">
            <text:p>0</text:p>
          </table:table-cell>
          <table:table-cell table:formula="of:=[.E86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rotary2_rate_fast</text:p>
          </table:table-cell>
          <table:table-cell table:formula="of:=([.B866]+[.C866]+[.E866])" office:value-type="float" office:value="2088" calcext:value-type="float">
            <text:p>20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867])" office:value-type="string" office:string-value="10 28" calcext:value-type="string">
            <text:p>10 28</text:p>
          </table:table-cell>
          <table:table-cell table:formula="of:=IF([.D867]=1;[.C867];0)" office:value-type="float" office:value="1" calcext:value-type="float">
            <text:p>1</text:p>
          </table:table-cell>
          <table:table-cell table:formula="of:=IF([.D867]=0;[.C867];0)" office:value-type="float" office:value="0" calcext:value-type="float">
            <text:p>0</text:p>
          </table:table-cell>
          <table:table-cell table:formula="of:=[.E86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rotary2_risetime</text:p>
          </table:table-cell>
          <table:table-cell table:formula="of:=([.B867]+[.C867]+[.E867])" office:value-type="float" office:value="2089" calcext:value-type="float">
            <text:p>20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868])" office:value-type="string" office:string-value="10 29" calcext:value-type="string">
            <text:p>10 29</text:p>
          </table:table-cell>
          <table:table-cell table:formula="of:=IF([.D868]=1;[.C868];0)" office:value-type="float" office:value="1" calcext:value-type="float">
            <text:p>1</text:p>
          </table:table-cell>
          <table:table-cell table:formula="of:=IF([.D868]=0;[.C868];0)" office:value-type="float" office:value="0" calcext:value-type="float">
            <text:p>0</text:p>
          </table:table-cell>
          <table:table-cell table:formula="of:=[.E86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rotary2_falltime</text:p>
          </table:table-cell>
          <table:table-cell table:formula="of:=([.B868]+[.C868]+[.E868])" office:value-type="float" office:value="2090" calcext:value-type="float">
            <text:p>20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869])" office:value-type="string" office:string-value="10 2A" calcext:value-type="string">
            <text:p>10 2A</text:p>
          </table:table-cell>
          <table:table-cell table:formula="of:=IF([.D869]=1;[.C869];0)" office:value-type="float" office:value="1" calcext:value-type="float">
            <text:p>1</text:p>
          </table:table-cell>
          <table:table-cell table:formula="of:=IF([.D869]=0;[.C869];0)" office:value-type="float" office:value="0" calcext:value-type="float">
            <text:p>0</text:p>
          </table:table-cell>
          <table:table-cell table:formula="of:=[.E86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rotary2_depth</text:p>
          </table:table-cell>
          <table:table-cell table:formula="of:=([.B869]+[.C869]+[.E869])" office:value-type="float" office:value="2091" calcext:value-type="float">
            <text:p>20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870])" office:value-type="string" office:string-value="10 2B" calcext:value-type="string">
            <text:p>10 2B</text:p>
          </table:table-cell>
          <table:table-cell table:formula="of:=IF([.D870]=1;[.C870];0)" office:value-type="float" office:value="1" calcext:value-type="float">
            <text:p>1</text:p>
          </table:table-cell>
          <table:table-cell table:formula="of:=IF([.D870]=0;[.C870];0)" office:value-type="float" office:value="0" calcext:value-type="float">
            <text:p>0</text:p>
          </table:table-cell>
          <table:table-cell table:formula="of:=[.E87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rotary2_level</text:p>
          </table:table-cell>
          <table:table-cell table:formula="of:=([.B870]+[.C870]+[.E870])" office:value-type="float" office:value="2092" calcext:value-type="float">
            <text:p>20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871])" office:value-type="string" office:string-value="10 2C" calcext:value-type="string">
            <text:p>10 2C</text:p>
          </table:table-cell>
          <table:table-cell table:formula="of:=IF([.D871]=1;[.C871];0)" office:value-type="float" office:value="1" calcext:value-type="float">
            <text:p>1</text:p>
          </table:table-cell>
          <table:table-cell table:formula="of:=IF([.D871]=0;[.C871];0)" office:value-type="float" office:value="0" calcext:value-type="float">
            <text:p>0</text:p>
          </table:table-cell>
          <table:table-cell table:formula="of:=[.E87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rotary2_direct_mix</text:p>
          </table:table-cell>
          <table:table-cell table:formula="of:=([.B871]+[.C871]+[.E871])" office:value-type="float" office:value="2093" calcext:value-type="float">
            <text:p>209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872])" office:value-type="string" office:string-value="10 2D" calcext:value-type="string">
            <text:p>10 2D</text:p>
          </table:table-cell>
          <table:table-cell table:formula="of:=IF([.D872]=1;[.C872];0)" office:value-type="float" office:value="1" calcext:value-type="float">
            <text:p>1</text:p>
          </table:table-cell>
          <table:table-cell table:formula="of:=IF([.D872]=0;[.C872];0)" office:value-type="float" office:value="0" calcext:value-type="float">
            <text:p>0</text:p>
          </table:table-cell>
          <table:table-cell table:formula="of:=[.E872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m_fx2_teraecho_mode</text:p>
          </table:table-cell>
          <table:table-cell table:formula="of:=([.B872]+[.C872]+[.E872])" office:value-type="float" office:value="2095" calcext:value-type="float">
            <text:p>20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873])" office:value-type="string" office:string-value="10 2F" calcext:value-type="string">
            <text:p>10 2F</text:p>
          </table:table-cell>
          <table:table-cell table:formula="of:=IF([.D873]=1;[.C873];0)" office:value-type="float" office:value="1" calcext:value-type="float">
            <text:p>1</text:p>
          </table:table-cell>
          <table:table-cell table:formula="of:=IF([.D873]=0;[.C873];0)" office:value-type="float" office:value="0" calcext:value-type="float">
            <text:p>0</text:p>
          </table:table-cell>
          <table:table-cell table:formula="of:=[.E87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m_fx2_teraecho_time</text:p>
          </table:table-cell>
          <table:table-cell table:formula="of:=([.B873]+[.C873]+[.E873])" office:value-type="float" office:value="2096" calcext:value-type="float">
            <text:p>20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874])" office:value-type="string" office:string-value="10 30" calcext:value-type="string">
            <text:p>10 30</text:p>
          </table:table-cell>
          <table:table-cell table:formula="of:=IF([.D874]=1;[.C874];0)" office:value-type="float" office:value="1" calcext:value-type="float">
            <text:p>1</text:p>
          </table:table-cell>
          <table:table-cell table:formula="of:=IF([.D874]=0;[.C874];0)" office:value-type="float" office:value="0" calcext:value-type="float">
            <text:p>0</text:p>
          </table:table-cell>
          <table:table-cell table:formula="of:=[.E87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m_fx2_teraecho_feedback</text:p>
          </table:table-cell>
          <table:table-cell table:formula="of:=([.B874]+[.C874]+[.E874])" office:value-type="float" office:value="2097" calcext:value-type="float">
            <text:p>20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875])" office:value-type="string" office:string-value="10 31" calcext:value-type="string">
            <text:p>10 31</text:p>
          </table:table-cell>
          <table:table-cell table:formula="of:=IF([.D875]=1;[.C875];0)" office:value-type="float" office:value="1" calcext:value-type="float">
            <text:p>1</text:p>
          </table:table-cell>
          <table:table-cell table:formula="of:=IF([.D875]=0;[.C875];0)" office:value-type="float" office:value="0" calcext:value-type="float">
            <text:p>0</text:p>
          </table:table-cell>
          <table:table-cell table:formula="of:=[.E87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m_fx2_teraecho_tone</text:p>
          </table:table-cell>
          <table:table-cell table:formula="of:=([.B875]+[.C875]+[.E875])" office:value-type="float" office:value="2098" calcext:value-type="float">
            <text:p>20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876])" office:value-type="string" office:string-value="10 32" calcext:value-type="string">
            <text:p>10 32</text:p>
          </table:table-cell>
          <table:table-cell table:formula="of:=IF([.D876]=1;[.C876];0)" office:value-type="float" office:value="1" calcext:value-type="float">
            <text:p>1</text:p>
          </table:table-cell>
          <table:table-cell table:formula="of:=IF([.D876]=0;[.C876];0)" office:value-type="float" office:value="0" calcext:value-type="float">
            <text:p>0</text:p>
          </table:table-cell>
          <table:table-cell table:formula="of:=[.E87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m_fx2_teraecho_effect_level</text:p>
          </table:table-cell>
          <table:table-cell table:formula="of:=([.B876]+[.C876]+[.E876])" office:value-type="float" office:value="2099" calcext:value-type="float">
            <text:p>20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877])" office:value-type="string" office:string-value="10 33" calcext:value-type="string">
            <text:p>10 33</text:p>
          </table:table-cell>
          <table:table-cell table:formula="of:=IF([.D877]=1;[.C877];0)" office:value-type="float" office:value="1" calcext:value-type="float">
            <text:p>1</text:p>
          </table:table-cell>
          <table:table-cell table:formula="of:=IF([.D877]=0;[.C877];0)" office:value-type="float" office:value="0" calcext:value-type="float">
            <text:p>0</text:p>
          </table:table-cell>
          <table:table-cell table:formula="of:=[.E87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m_fx2_teraecho_hold</text:p>
          </table:table-cell>
          <table:table-cell table:formula="of:=([.B877]+[.C877]+[.E877])" office:value-type="float" office:value="2100" calcext:value-type="float">
            <text:p>2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878])" office:value-type="string" office:string-value="10 34" calcext:value-type="string">
            <text:p>10 34</text:p>
          </table:table-cell>
          <table:table-cell table:formula="of:=IF([.D878]=1;[.C878];0)" office:value-type="float" office:value="1" calcext:value-type="float">
            <text:p>1</text:p>
          </table:table-cell>
          <table:table-cell table:formula="of:=IF([.D878]=0;[.C878];0)" office:value-type="float" office:value="0" calcext:value-type="float">
            <text:p>0</text:p>
          </table:table-cell>
          <table:table-cell table:formula="of:=[.E87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m_fx2_teraecho_direct_mix</text:p>
          </table:table-cell>
          <table:table-cell table:formula="of:=([.B878]+[.C878]+[.E878])" office:value-type="float" office:value="2101" calcext:value-type="float">
            <text:p>21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879])" office:value-type="string" office:string-value="10 35" calcext:value-type="string">
            <text:p>10 35</text:p>
          </table:table-cell>
          <table:table-cell table:formula="of:=IF([.D879]=1;[.C879];0)" office:value-type="float" office:value="1" calcext:value-type="float">
            <text:p>1</text:p>
          </table:table-cell>
          <table:table-cell table:formula="of:=IF([.D879]=0;[.C879];0)" office:value-type="float" office:value="0" calcext:value-type="float">
            <text:p>0</text:p>
          </table:table-cell>
          <table:table-cell table:formula="of:=[.E87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m_fx2_overtone_detune</text:p>
          </table:table-cell>
          <table:table-cell table:formula="of:=([.B879]+[.C879]+[.E879])" office:value-type="float" office:value="2102" calcext:value-type="float">
            <text:p>21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880])" office:value-type="string" office:string-value="10 36" calcext:value-type="string">
            <text:p>10 36</text:p>
          </table:table-cell>
          <table:table-cell table:formula="of:=IF([.D880]=1;[.C880];0)" office:value-type="float" office:value="1" calcext:value-type="float">
            <text:p>1</text:p>
          </table:table-cell>
          <table:table-cell table:formula="of:=IF([.D880]=0;[.C880];0)" office:value-type="float" office:value="0" calcext:value-type="float">
            <text:p>0</text:p>
          </table:table-cell>
          <table:table-cell table:formula="of:=[.E88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m_fx2_overtone_tone</text:p>
          </table:table-cell>
          <table:table-cell table:formula="of:=([.B880]+[.C880]+[.E880])" office:value-type="float" office:value="2103" calcext:value-type="float">
            <text:p>21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881])" office:value-type="string" office:string-value="10 37" calcext:value-type="string">
            <text:p>10 37</text:p>
          </table:table-cell>
          <table:table-cell table:formula="of:=IF([.D881]=1;[.C881];0)" office:value-type="float" office:value="1" calcext:value-type="float">
            <text:p>1</text:p>
          </table:table-cell>
          <table:table-cell table:formula="of:=IF([.D881]=0;[.C881];0)" office:value-type="float" office:value="0" calcext:value-type="float">
            <text:p>0</text:p>
          </table:table-cell>
          <table:table-cell table:formula="of:=[.E88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m_fx2_overtone_upper_level</text:p>
          </table:table-cell>
          <table:table-cell table:formula="of:=([.B881]+[.C881]+[.E881])" office:value-type="float" office:value="2104" calcext:value-type="float">
            <text:p>21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882])" office:value-type="string" office:string-value="10 38" calcext:value-type="string">
            <text:p>10 38</text:p>
          </table:table-cell>
          <table:table-cell table:formula="of:=IF([.D882]=1;[.C882];0)" office:value-type="float" office:value="1" calcext:value-type="float">
            <text:p>1</text:p>
          </table:table-cell>
          <table:table-cell table:formula="of:=IF([.D882]=0;[.C882];0)" office:value-type="float" office:value="0" calcext:value-type="float">
            <text:p>0</text:p>
          </table:table-cell>
          <table:table-cell table:formula="of:=[.E88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m_fx2_overtone_lower_level</text:p>
          </table:table-cell>
          <table:table-cell table:formula="of:=([.B882]+[.C882]+[.E882])" office:value-type="float" office:value="2105" calcext:value-type="float">
            <text:p>21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883])" office:value-type="string" office:string-value="10 39" calcext:value-type="string">
            <text:p>10 39</text:p>
          </table:table-cell>
          <table:table-cell table:formula="of:=IF([.D883]=1;[.C883];0)" office:value-type="float" office:value="1" calcext:value-type="float">
            <text:p>1</text:p>
          </table:table-cell>
          <table:table-cell table:formula="of:=IF([.D883]=0;[.C883];0)" office:value-type="float" office:value="0" calcext:value-type="float">
            <text:p>0</text:p>
          </table:table-cell>
          <table:table-cell table:formula="of:=[.E88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m_fx2_overtone_direct_level</text:p>
          </table:table-cell>
          <table:table-cell table:formula="of:=([.B883]+[.C883]+[.E883])" office:value-type="float" office:value="2106" calcext:value-type="float">
            <text:p>21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table:formula="of:=INT2SBH([.B884])" office:value-type="string" office:string-value="10 3A" calcext:value-type="string">
            <text:p>10 3A</text:p>
          </table:table-cell>
          <table:table-cell table:formula="of:=IF([.D884]=1;[.C884];0)" office:value-type="float" office:value="1" calcext:value-type="float">
            <text:p>1</text:p>
          </table:table-cell>
          <table:table-cell table:formula="of:=IF([.D884]=0;[.C884]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n_ptn</text:p>
          </table:table-cell>
          <table:table-cell table:formula="of:=([.B884]+[.C884]+[.E884])" office:value-type="float" office:value="2304" calcext:value-type="float">
            <text:p>23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885])" office:value-type="string" office:string-value="12 00" calcext:value-type="string">
            <text:p>12 00</text:p>
          </table:table-cell>
          <table:table-cell table:formula="of:=IF([.D885]=1;[.C885];0)" office:value-type="float" office:value="1" calcext:value-type="float">
            <text:p>1</text:p>
          </table:table-cell>
          <table:table-cell table:formula="of:=IF([.D885]=0;[.C885];0)" office:value-type="float" office:value="0" calcext:value-type="float">
            <text:p>0</text:p>
          </table:table-cell>
          <table:table-cell table:formula="of:=[.E88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box_asgn_fx1a_g</text:p>
          </table:table-cell>
          <table:table-cell table:formula="of:=([.B885]+[.C885]+[.E885])" office:value-type="float" office:value="2305" calcext:value-type="float">
            <text:p>23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886])" office:value-type="string" office:string-value="12 01" calcext:value-type="string">
            <text:p>12 01</text:p>
          </table:table-cell>
          <table:table-cell table:formula="of:=IF([.D886]=1;[.C886];0)" office:value-type="float" office:value="1" calcext:value-type="float">
            <text:p>1</text:p>
          </table:table-cell>
          <table:table-cell table:formula="of:=IF([.D886]=0;[.C886];0)" office:value-type="float" office:value="0" calcext:value-type="float">
            <text:p>0</text:p>
          </table:table-cell>
          <table:table-cell table:formula="of:=[.E88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box_asgn_fx1a_r</text:p>
          </table:table-cell>
          <table:table-cell table:formula="of:=([.B886]+[.C886]+[.E886])" office:value-type="float" office:value="2306" calcext:value-type="float">
            <text:p>23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887])" office:value-type="string" office:string-value="12 02" calcext:value-type="string">
            <text:p>12 02</text:p>
          </table:table-cell>
          <table:table-cell table:formula="of:=IF([.D887]=1;[.C887];0)" office:value-type="float" office:value="1" calcext:value-type="float">
            <text:p>1</text:p>
          </table:table-cell>
          <table:table-cell table:formula="of:=IF([.D887]=0;[.C887];0)" office:value-type="float" office:value="0" calcext:value-type="float">
            <text:p>0</text:p>
          </table:table-cell>
          <table:table-cell table:formula="of:=[.E88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box_asgn_fx1a_y</text:p>
          </table:table-cell>
          <table:table-cell table:formula="of:=([.B887]+[.C887]+[.E887])" office:value-type="float" office:value="2307" calcext:value-type="float">
            <text:p>23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888])" office:value-type="string" office:string-value="12 03" calcext:value-type="string">
            <text:p>12 03</text:p>
          </table:table-cell>
          <table:table-cell table:formula="of:=IF([.D888]=1;[.C888];0)" office:value-type="float" office:value="1" calcext:value-type="float">
            <text:p>1</text:p>
          </table:table-cell>
          <table:table-cell table:formula="of:=IF([.D888]=0;[.C888];0)" office:value-type="float" office:value="0" calcext:value-type="float">
            <text:p>0</text:p>
          </table:table-cell>
          <table:table-cell table:formula="of:=[.E88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box_asgn_fx1b_g</text:p>
          </table:table-cell>
          <table:table-cell table:formula="of:=([.B888]+[.C888]+[.E888])" office:value-type="float" office:value="2308" calcext:value-type="float">
            <text:p>23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889])" office:value-type="string" office:string-value="12 04" calcext:value-type="string">
            <text:p>12 04</text:p>
          </table:table-cell>
          <table:table-cell table:formula="of:=IF([.D889]=1;[.C889];0)" office:value-type="float" office:value="1" calcext:value-type="float">
            <text:p>1</text:p>
          </table:table-cell>
          <table:table-cell table:formula="of:=IF([.D889]=0;[.C889];0)" office:value-type="float" office:value="0" calcext:value-type="float">
            <text:p>0</text:p>
          </table:table-cell>
          <table:table-cell table:formula="of:=[.E88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box_asgn_fx1b_r</text:p>
          </table:table-cell>
          <table:table-cell table:formula="of:=([.B889]+[.C889]+[.E889])" office:value-type="float" office:value="2309" calcext:value-type="float">
            <text:p>23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890])" office:value-type="string" office:string-value="12 05" calcext:value-type="string">
            <text:p>12 05</text:p>
          </table:table-cell>
          <table:table-cell table:formula="of:=IF([.D890]=1;[.C890];0)" office:value-type="float" office:value="1" calcext:value-type="float">
            <text:p>1</text:p>
          </table:table-cell>
          <table:table-cell table:formula="of:=IF([.D890]=0;[.C890];0)" office:value-type="float" office:value="0" calcext:value-type="float">
            <text:p>0</text:p>
          </table:table-cell>
          <table:table-cell table:formula="of:=[.E89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box_asgn_fx1b_y</text:p>
          </table:table-cell>
          <table:table-cell table:formula="of:=([.B890]+[.C890]+[.E890])" office:value-type="float" office:value="2310" calcext:value-type="float">
            <text:p>23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891])" office:value-type="string" office:string-value="12 06" calcext:value-type="string">
            <text:p>12 06</text:p>
          </table:table-cell>
          <table:table-cell table:formula="of:=IF([.D891]=1;[.C891];0)" office:value-type="float" office:value="1" calcext:value-type="float">
            <text:p>1</text:p>
          </table:table-cell>
          <table:table-cell table:formula="of:=IF([.D891]=0;[.C891];0)" office:value-type="float" office:value="0" calcext:value-type="float">
            <text:p>0</text:p>
          </table:table-cell>
          <table:table-cell table:formula="of:=[.E89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box_asgn_fx2a_g</text:p>
          </table:table-cell>
          <table:table-cell table:formula="of:=([.B891]+[.C891]+[.E891])" office:value-type="float" office:value="2311" calcext:value-type="float">
            <text:p>23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892])" office:value-type="string" office:string-value="12 07" calcext:value-type="string">
            <text:p>12 07</text:p>
          </table:table-cell>
          <table:table-cell table:formula="of:=IF([.D892]=1;[.C892];0)" office:value-type="float" office:value="1" calcext:value-type="float">
            <text:p>1</text:p>
          </table:table-cell>
          <table:table-cell table:formula="of:=IF([.D892]=0;[.C892];0)" office:value-type="float" office:value="0" calcext:value-type="float">
            <text:p>0</text:p>
          </table:table-cell>
          <table:table-cell table:formula="of:=[.E89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box_asgn_fx2a_r</text:p>
          </table:table-cell>
          <table:table-cell table:formula="of:=([.B892]+[.C892]+[.E892])" office:value-type="float" office:value="2312" calcext:value-type="float">
            <text:p>23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893])" office:value-type="string" office:string-value="12 08" calcext:value-type="string">
            <text:p>12 08</text:p>
          </table:table-cell>
          <table:table-cell table:formula="of:=IF([.D893]=1;[.C893];0)" office:value-type="float" office:value="1" calcext:value-type="float">
            <text:p>1</text:p>
          </table:table-cell>
          <table:table-cell table:formula="of:=IF([.D893]=0;[.C893];0)" office:value-type="float" office:value="0" calcext:value-type="float">
            <text:p>0</text:p>
          </table:table-cell>
          <table:table-cell table:formula="of:=[.E89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box_asgn_fx2a_y</text:p>
          </table:table-cell>
          <table:table-cell table:formula="of:=([.B893]+[.C893]+[.E893])" office:value-type="float" office:value="2313" calcext:value-type="float">
            <text:p>23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894])" office:value-type="string" office:string-value="12 09" calcext:value-type="string">
            <text:p>12 09</text:p>
          </table:table-cell>
          <table:table-cell table:formula="of:=IF([.D894]=1;[.C894];0)" office:value-type="float" office:value="1" calcext:value-type="float">
            <text:p>1</text:p>
          </table:table-cell>
          <table:table-cell table:formula="of:=IF([.D894]=0;[.C894];0)" office:value-type="float" office:value="0" calcext:value-type="float">
            <text:p>0</text:p>
          </table:table-cell>
          <table:table-cell table:formula="of:=[.E89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box_asgn_fx2b_g</text:p>
          </table:table-cell>
          <table:table-cell table:formula="of:=([.B894]+[.C894]+[.E894])" office:value-type="float" office:value="2314" calcext:value-type="float">
            <text:p>23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895])" office:value-type="string" office:string-value="12 0A" calcext:value-type="string">
            <text:p>12 0A</text:p>
          </table:table-cell>
          <table:table-cell table:formula="of:=IF([.D895]=1;[.C895];0)" office:value-type="float" office:value="1" calcext:value-type="float">
            <text:p>1</text:p>
          </table:table-cell>
          <table:table-cell table:formula="of:=IF([.D895]=0;[.C895];0)" office:value-type="float" office:value="0" calcext:value-type="float">
            <text:p>0</text:p>
          </table:table-cell>
          <table:table-cell table:formula="of:=[.E89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box_asgn_fx2b_r</text:p>
          </table:table-cell>
          <table:table-cell table:formula="of:=([.B895]+[.C895]+[.E895])" office:value-type="float" office:value="2315" calcext:value-type="float">
            <text:p>23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896])" office:value-type="string" office:string-value="12 0B" calcext:value-type="string">
            <text:p>12 0B</text:p>
          </table:table-cell>
          <table:table-cell table:formula="of:=IF([.D896]=1;[.C896];0)" office:value-type="float" office:value="1" calcext:value-type="float">
            <text:p>1</text:p>
          </table:table-cell>
          <table:table-cell table:formula="of:=IF([.D896]=0;[.C896];0)" office:value-type="float" office:value="0" calcext:value-type="float">
            <text:p>0</text:p>
          </table:table-cell>
          <table:table-cell table:formula="of:=[.E89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box_asgn_fx2b_y</text:p>
          </table:table-cell>
          <table:table-cell table:formula="of:=([.B896]+[.C896]+[.E896])" office:value-type="float" office:value="2316" calcext:value-type="float">
            <text:p>23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897])" office:value-type="string" office:string-value="12 0C" calcext:value-type="string">
            <text:p>12 0C</text:p>
          </table:table-cell>
          <table:table-cell table:formula="of:=IF([.D897]=1;[.C897];0)" office:value-type="float" office:value="1" calcext:value-type="float">
            <text:p>1</text:p>
          </table:table-cell>
          <table:table-cell table:formula="of:=IF([.D897]=0;[.C897];0)" office:value-type="float" office:value="0" calcext:value-type="float">
            <text:p>0</text:p>
          </table:table-cell>
          <table:table-cell table:formula="of:=[.E89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box_asgn_fx3_g</text:p>
          </table:table-cell>
          <table:table-cell table:formula="of:=([.B897]+[.C897]+[.E897])" office:value-type="float" office:value="2317" calcext:value-type="float">
            <text:p>23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898])" office:value-type="string" office:string-value="12 0D" calcext:value-type="string">
            <text:p>12 0D</text:p>
          </table:table-cell>
          <table:table-cell table:formula="of:=IF([.D898]=1;[.C898];0)" office:value-type="float" office:value="1" calcext:value-type="float">
            <text:p>1</text:p>
          </table:table-cell>
          <table:table-cell table:formula="of:=IF([.D898]=0;[.C898];0)" office:value-type="float" office:value="0" calcext:value-type="float">
            <text:p>0</text:p>
          </table:table-cell>
          <table:table-cell table:formula="of:=[.E89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box_asgn_fx3_r</text:p>
          </table:table-cell>
          <table:table-cell table:formula="of:=([.B898]+[.C898]+[.E898])" office:value-type="float" office:value="2318" calcext:value-type="float">
            <text:p>23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899])" office:value-type="string" office:string-value="12 0E" calcext:value-type="string">
            <text:p>12 0E</text:p>
          </table:table-cell>
          <table:table-cell table:formula="of:=IF([.D899]=1;[.C899];0)" office:value-type="float" office:value="1" calcext:value-type="float">
            <text:p>1</text:p>
          </table:table-cell>
          <table:table-cell table:formula="of:=IF([.D899]=0;[.C899];0)" office:value-type="float" office:value="0" calcext:value-type="float">
            <text:p>0</text:p>
          </table:table-cell>
          <table:table-cell table:formula="of:=[.E89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box_asgn_fx3_y</text:p>
          </table:table-cell>
          <table:table-cell table:formula="of:=([.B899]+[.C899]+[.E899])" office:value-type="float" office:value="2319" calcext:value-type="float">
            <text:p>23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900])" office:value-type="string" office:string-value="12 0F" calcext:value-type="string">
            <text:p>12 0F</text:p>
          </table:table-cell>
          <table:table-cell table:formula="of:=IF([.D900]=1;[.C900];0)" office:value-type="float" office:value="1" calcext:value-type="float">
            <text:p>1</text:p>
          </table:table-cell>
          <table:table-cell table:formula="of:=IF([.D900]=0;[.C900];0)" office:value-type="float" office:value="0" calcext:value-type="float">
            <text:p>0</text:p>
          </table:table-cell>
          <table:table-cell table:formula="of:=[.E90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box_sel_fx1a</text:p>
          </table:table-cell>
          <table:table-cell table:formula="of:=([.B900]+[.C900]+[.E900])" office:value-type="float" office:value="2320" calcext:value-type="float">
            <text:p>23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901])" office:value-type="string" office:string-value="12 10" calcext:value-type="string">
            <text:p>12 10</text:p>
          </table:table-cell>
          <table:table-cell table:formula="of:=IF([.D901]=1;[.C901];0)" office:value-type="float" office:value="1" calcext:value-type="float">
            <text:p>1</text:p>
          </table:table-cell>
          <table:table-cell table:formula="of:=IF([.D901]=0;[.C901];0)" office:value-type="float" office:value="0" calcext:value-type="float">
            <text:p>0</text:p>
          </table:table-cell>
          <table:table-cell table:formula="of:=[.E90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box_sel_fx1b</text:p>
          </table:table-cell>
          <table:table-cell table:formula="of:=([.B901]+[.C901]+[.E901])" office:value-type="float" office:value="2321" calcext:value-type="float">
            <text:p>23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902])" office:value-type="string" office:string-value="12 11" calcext:value-type="string">
            <text:p>12 11</text:p>
          </table:table-cell>
          <table:table-cell table:formula="of:=IF([.D902]=1;[.C902];0)" office:value-type="float" office:value="1" calcext:value-type="float">
            <text:p>1</text:p>
          </table:table-cell>
          <table:table-cell table:formula="of:=IF([.D902]=0;[.C902];0)" office:value-type="float" office:value="0" calcext:value-type="float">
            <text:p>0</text:p>
          </table:table-cell>
          <table:table-cell table:formula="of:=[.E90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box_sel_fx2a</text:p>
          </table:table-cell>
          <table:table-cell table:formula="of:=([.B902]+[.C902]+[.E902])" office:value-type="float" office:value="2322" calcext:value-type="float">
            <text:p>23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903])" office:value-type="string" office:string-value="12 12" calcext:value-type="string">
            <text:p>12 12</text:p>
          </table:table-cell>
          <table:table-cell table:formula="of:=IF([.D903]=1;[.C903];0)" office:value-type="float" office:value="1" calcext:value-type="float">
            <text:p>1</text:p>
          </table:table-cell>
          <table:table-cell table:formula="of:=IF([.D903]=0;[.C903];0)" office:value-type="float" office:value="0" calcext:value-type="float">
            <text:p>0</text:p>
          </table:table-cell>
          <table:table-cell table:formula="of:=[.E90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box_sel_fx2b</text:p>
          </table:table-cell>
          <table:table-cell table:formula="of:=([.B903]+[.C903]+[.E903])" office:value-type="float" office:value="2323" calcext:value-type="float">
            <text:p>23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904])" office:value-type="string" office:string-value="12 13" calcext:value-type="string">
            <text:p>12 13</text:p>
          </table:table-cell>
          <table:table-cell table:formula="of:=IF([.D904]=1;[.C904];0)" office:value-type="float" office:value="1" calcext:value-type="float">
            <text:p>1</text:p>
          </table:table-cell>
          <table:table-cell table:formula="of:=IF([.D904]=0;[.C904];0)" office:value-type="float" office:value="0" calcext:value-type="float">
            <text:p>0</text:p>
          </table:table-cell>
          <table:table-cell table:formula="of:=[.E90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box_sel_fx3</text:p>
          </table:table-cell>
          <table:table-cell table:formula="of:=([.B904]+[.C904]+[.E904])" office:value-type="float" office:value="2324" calcext:value-type="float">
            <text:p>23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905])" office:value-type="string" office:string-value="12 14" calcext:value-type="string">
            <text:p>12 14</text:p>
          </table:table-cell>
          <table:table-cell table:formula="of:=IF([.D905]=1;[.C905];0)" office:value-type="float" office:value="1" calcext:value-type="float">
            <text:p>1</text:p>
          </table:table-cell>
          <table:table-cell table:formula="of:=IF([.D905]=0;[.C905];0)" office:value-type="float" office:value="0" calcext:value-type="float">
            <text:p>0</text:p>
          </table:table-cell>
          <table:table-cell table:formula="of:=[.E90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_active_ab_fx1</text:p>
          </table:table-cell>
          <table:table-cell table:formula="of:=([.B905]+[.C905]+[.E905])" office:value-type="float" office:value="2325" calcext:value-type="float">
            <text:p>23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906])" office:value-type="string" office:string-value="12 15" calcext:value-type="string">
            <text:p>12 15</text:p>
          </table:table-cell>
          <table:table-cell table:formula="of:=IF([.D906]=1;[.C906];0)" office:value-type="float" office:value="1" calcext:value-type="float">
            <text:p>1</text:p>
          </table:table-cell>
          <table:table-cell table:formula="of:=IF([.D906]=0;[.C906];0)" office:value-type="float" office:value="0" calcext:value-type="float">
            <text:p>0</text:p>
          </table:table-cell>
          <table:table-cell table:formula="of:=[.E90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_active_ab_fx2</text:p>
          </table:table-cell>
          <table:table-cell table:formula="of:=([.B906]+[.C906]+[.E906])" office:value-type="float" office:value="2326" calcext:value-type="float">
            <text:p>23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907])" office:value-type="string" office:string-value="12 16" calcext:value-type="string">
            <text:p>12 16</text:p>
          </table:table-cell>
          <table:table-cell table:formula="of:=IF([.D907]=1;[.C907];0)" office:value-type="float" office:value="1" calcext:value-type="float">
            <text:p>1</text:p>
          </table:table-cell>
          <table:table-cell table:formula="of:=IF([.D907]=0;[.C907];0)" office:value-type="float" office:value="0" calcext:value-type="float">
            <text:p>0</text:p>
          </table:table-cell>
          <table:table-cell table:formula="of:=[.E907]"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7">
          <table:table-cell table:number-columns-repeated="3"/>
          <table:table-cell table:style-name="Default"/>
          <table:table-cell table:number-columns-repeated="1019"/>
        </table:table-row>
        <table:table-row table:style-name="ro1" table:number-rows-repeated="18">
          <table:table-cell table:number-columns-repeated="3"/>
          <table:table-cell table:style-name="ce4"/>
          <table:table-cell table:number-columns-repeated="1019"/>
        </table:table-row>
        <table:table-row table:style-name="ro1" table:number-rows-repeated="1047643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full.D915:full.D1048576 full.D1:full.D907">
            <calcext:condition calcext:apply-style-name="Untitled1" calcext:value="=0" calcext:base-cell-address="full.D1"/>
          </calcext:conditional-format>
        </calcext:conditional-formats>
      </table:table>
      <table:table table:name="data-only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patch_name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tch_name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tch_name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tch_name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tch_name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tch_name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tch_name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tch_name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tch_name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tch_name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tch_name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tch_name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tch_name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tch_name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tch_name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tch_name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utput_select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p_on_off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_type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_sustain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_attack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_ton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_level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d_ds_on_off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d_ds_type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d_ds_driv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d_ds_bottom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d_ds_ton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d_ds_solo_sw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d_ds_solo_level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d_ds_effect_level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d_ds_direct_mix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d_ds_custom_type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d_ds_custom_bottom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d_ds_custom_top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d_ds_custom_low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d_ds_custom_high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d_ds_custom_character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amp_a_on_off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amp_a_type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amp_a_gain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amp_a_t_comp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amp_a_bass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amp_a_middle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amp_a_treble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amp_a_presence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amp_a_level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amp_a_bright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amp_a_gain_sw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amp_a_solo_sw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amp_a_solo_leve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amp_a_sp_type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amp_a_mic_type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amp_a_mic_dis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amp_a_mic_pos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amp_a_mic_level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amp_a_direct_mix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amp_a_custom_type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amp_a_custom_bottom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amp_a_custom_edge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amp_a_custom_preamp_low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amp_a_custom_preamp_high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amp_a_custom_char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amp_a_custom_sp_size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amp_a_custom_sp_color_low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amp_a_custom_sp_color_high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amp_a_custom_sp_num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amp_a_custom_sp_cabinet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amp_b_on_off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amp_b_type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amp_b_gain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amp_b_t_comp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amp_b_bass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amp_b_middle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amp_b_treble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amp_b_presence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amp_b_level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amp_b_bright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amp_b_gain_sw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amp_b_solo_sw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amp_b_solo_level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amp_b_sp_type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amp_b_mic_type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amp_b_mic_dis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amp_b_mic_pos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amp_b_mic_level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amp_b_direct_mix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amp_b_custom_type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amp_b_custom_bottom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amp_b_custom_edge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amp_b_custom_preamp_low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amp_b_custom_preamp_high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amp_b_custom_char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amp_b_custom_sp_size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amp_b_custom_sp_color_low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amp_b_custom_sp_color_high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amp_b_custom_sp_num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amp_b_custom_sp_cabinet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q_on_off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q_low_cut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q_low_gain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q_low_mid_freq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q_low_mid_q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q_low_mid_gain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q_high_mid_freq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q_high_mid_q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q_high_mid_gain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q_high_gain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q_high_cut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q_level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x1_on_off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fx_type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sub_od_ds_type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sub_od_ds_drive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sub_od_ds_bottom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sub_od_ds_tone</text:p>
          </table:table-cell>
          <table:table-cell office:value-type="float" office:value="197" calcext:value-type="float">
            <text:p>19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sub_od_ds_solo_sw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sub_od_ds_solo_level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sub_od_ds_effect_level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sub_od_ds_direct_mix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t_wah_mode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t_wah_polar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t_wah_sens</text:p>
          </table:table-cell>
          <table:table-cell office:value-type="float" office:value="206" calcext:value-type="float">
            <text:p>20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t_wah_freq</text:p>
          </table:table-cell>
          <table:table-cell office:value-type="float" office:value="207" calcext:value-type="float">
            <text:p>20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t_wah_peak</text:p>
          </table:table-cell>
          <table:table-cell office:value-type="float" office:value="208" calcext:value-type="float">
            <text:p>20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t_wah_direct_mix</text:p>
          </table:table-cell>
          <table:table-cell office:value-type="float" office:value="209" calcext:value-type="float">
            <text:p>20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t_wah_effect_level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auto_wah_mode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auto_wah_freq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auto_wah_peak</text:p>
          </table:table-cell>
          <table:table-cell office:value-type="float" office:value="214" calcext:value-type="float">
            <text:p>21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auto_wah_rate</text:p>
          </table:table-cell>
          <table:table-cell office:value-type="float" office:value="215" calcext:value-type="float">
            <text:p>2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auto_wah_depth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auto_wah_direct_mix</text:p>
          </table:table-cell>
          <table:table-cell office:value-type="float" office:value="217" calcext:value-type="float">
            <text:p>2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auto_wah_effect_level</text:p>
          </table:table-cell>
          <table:table-cell office:value-type="float" office:value="218" calcext:value-type="float">
            <text:p>2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sub_wah_type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sub_wah_pedal_pos</text:p>
          </table:table-cell>
          <table:table-cell office:value-type="float" office:value="221" calcext:value-type="float">
            <text:p>2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sub_wah_pedal_min</text:p>
          </table:table-cell>
          <table:table-cell office:value-type="float" office:value="222" calcext:value-type="float">
            <text:p>22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sub_wah_pedal_max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sub_wah_effect_level</text:p>
          </table:table-cell>
          <table:table-cell office:value-type="float" office:value="224" calcext:value-type="float">
            <text:p>22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sub_wah_direct_mix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adv_comp_type</text:p>
          </table:table-cell>
          <table:table-cell office:value-type="float" office:value="227" calcext:value-type="float">
            <text:p>22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adv_comp_sustain</text:p>
          </table:table-cell>
          <table:table-cell office:value-type="float" office:value="228" calcext:value-type="float">
            <text:p>22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adv_comp_attack</text:p>
          </table:table-cell>
          <table:table-cell office:value-type="float" office:value="229" calcext:value-type="float">
            <text:p>2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adv_comp_tone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adv_comp_level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limiter_type</text:p>
          </table:table-cell>
          <table:table-cell office:value-type="float" office:value="233" calcext:value-type="float">
            <text:p>2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limiter_attack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limiter_thresh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limiter_ratio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limiter_release</text:p>
          </table:table-cell>
          <table:table-cell office:value-type="float" office:value="237" calcext:value-type="float">
            <text:p>23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limiter_level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graphic_eq_31hz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graphic_eq_62hz</text:p>
          </table:table-cell>
          <table:table-cell office:value-type="float" office:value="241" calcext:value-type="float">
            <text:p>24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graphic_eq_125hz</text:p>
          </table:table-cell>
          <table:table-cell office:value-type="float" office:value="242" calcext:value-type="float">
            <text:p>24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graphic_eq_250hz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graphic_eq_500hz</text:p>
          </table:table-cell>
          <table:table-cell office:value-type="float" office:value="244" calcext:value-type="float">
            <text:p>24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graphic_eq_1khz</text:p>
          </table:table-cell>
          <table:table-cell office:value-type="float" office:value="245" calcext:value-type="float">
            <text:p>24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graphic_eq_2khz</text:p>
          </table:table-cell>
          <table:table-cell office:value-type="float" office:value="246" calcext:value-type="float">
            <text:p>24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graphic_eq_4khz</text:p>
          </table:table-cell>
          <table:table-cell office:value-type="float" office:value="247" calcext:value-type="float">
            <text:p>24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graphic_eq_8khz</text:p>
          </table:table-cell>
          <table:table-cell office:value-type="float" office:value="248" calcext:value-type="float">
            <text:p>24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graphic_eq_16khz</text:p>
          </table:table-cell>
          <table:table-cell office:value-type="float" office:value="249" calcext:value-type="float">
            <text:p>24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graphic_eq_level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parametric_eq_low_cut</text:p>
          </table:table-cell>
          <table:table-cell office:value-type="float" office:value="252" calcext:value-type="float">
            <text:p>25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parametric_eq_low_gain</text:p>
          </table:table-cell>
          <table:table-cell office:value-type="float" office:value="253" calcext:value-type="float">
            <text:p>25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parametric_eq_low_mid_freq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parametric_eq_low_mid_q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parametric_eq_low_mid_gain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parametric_eq_high_mid_freq</text:p>
          </table:table-cell>
          <table:table-cell office:value-type="float" office:value="257" calcext:value-type="float">
            <text:p>25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parametric_eq_high_mid_q</text:p>
          </table:table-cell>
          <table:table-cell office:value-type="float" office:value="258" calcext:value-type="float">
            <text:p>25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parametric_eq_high_mid_gain</text:p>
          </table:table-cell>
          <table:table-cell office:value-type="float" office:value="259" calcext:value-type="float">
            <text:p>25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parametric_eq_high_gain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parametric_eq_high_cut</text:p>
          </table:table-cell>
          <table:table-cell office:value-type="float" office:value="261" calcext:value-type="float">
            <text:p>26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parametric_eq_level</text:p>
          </table:table-cell>
          <table:table-cell office:value-type="float" office:value="262" calcext:value-type="float">
            <text:p>26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tone_modify_type</text:p>
          </table:table-cell>
          <table:table-cell office:value-type="float" office:value="264" calcext:value-type="float">
            <text:p>26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tone_modify_reso</text:p>
          </table:table-cell>
          <table:table-cell office:value-type="float" office:value="265" calcext:value-type="float">
            <text:p>26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tone_modify_low</text:p>
          </table:table-cell>
          <table:table-cell office:value-type="float" office:value="266" calcext:value-type="float">
            <text:p>26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tone_modify_high</text:p>
          </table:table-cell>
          <table:table-cell office:value-type="float" office:value="267" calcext:value-type="float">
            <text:p>26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tone_modify_level</text:p>
          </table:table-cell>
          <table:table-cell office:value-type="float" office:value="268" calcext:value-type="float">
            <text:p>26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guitar_sim_type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guitar_sim_low</text:p>
          </table:table-cell>
          <table:table-cell office:value-type="float" office:value="271" calcext:value-type="float">
            <text:p>27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guitar_sim_high</text:p>
          </table:table-cell>
          <table:table-cell office:value-type="float" office:value="272" calcext:value-type="float">
            <text:p>27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guitar_sim_level</text:p>
          </table:table-cell>
          <table:table-cell office:value-type="float" office:value="273" calcext:value-type="float">
            <text:p>27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guitar_sim_body</text:p>
          </table:table-cell>
          <table:table-cell office:value-type="float" office:value="274" calcext:value-type="float">
            <text:p>27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slow_gear_sens</text:p>
          </table:table-cell>
          <table:table-cell office:value-type="float" office:value="276" calcext:value-type="float">
            <text:p>27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slow_gear_rise_time</text:p>
          </table:table-cell>
          <table:table-cell office:value-type="float" office:value="277" calcext:value-type="float">
            <text:p>27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slow_gear_level</text:p>
          </table:table-cell>
          <table:table-cell office:value-type="float" office:value="278" calcext:value-type="float">
            <text:p>27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defretter_tone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defretter_sens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defretter_attack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defretter_depth</text:p>
          </table:table-cell>
          <table:table-cell office:value-type="float" office:value="283" calcext:value-type="float">
            <text:p>28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defretter_reso</text:p>
          </table:table-cell>
          <table:table-cell office:value-type="float" office:value="284" calcext:value-type="float">
            <text:p>28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defretter_effect_level</text:p>
          </table:table-cell>
          <table:table-cell office:value-type="float" office:value="285" calcext:value-type="float">
            <text:p>28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defretter_direct_mix</text:p>
          </table:table-cell>
          <table:table-cell office:value-type="float" office:value="286" calcext:value-type="float">
            <text:p>28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wave_synth_wave</text:p>
          </table:table-cell>
          <table:table-cell office:value-type="float" office:value="288" calcext:value-type="float">
            <text:p>28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wave_synth_cutoff</text:p>
          </table:table-cell>
          <table:table-cell office:value-type="float" office:value="289" calcext:value-type="float">
            <text:p>28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wave_synth_reso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wave_synth_filter_sens</text:p>
          </table:table-cell>
          <table:table-cell office:value-type="float" office:value="291" calcext:value-type="float">
            <text:p>29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wave_synth_filter_decay</text:p>
          </table:table-cell>
          <table:table-cell office:value-type="float" office:value="292" calcext:value-type="float">
            <text:p>29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wave_synth_filter_depth</text:p>
          </table:table-cell>
          <table:table-cell office:value-type="float" office:value="293" calcext:value-type="float">
            <text:p>29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wave_synth_synth_level</text:p>
          </table:table-cell>
          <table:table-cell office:value-type="float" office:value="294" calcext:value-type="float">
            <text:p>29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wave_synth_direct_mix</text:p>
          </table:table-cell>
          <table:table-cell office:value-type="float" office:value="295" calcext:value-type="float">
            <text:p>29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sitar_sim_tone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sitar_sim_sens</text:p>
          </table:table-cell>
          <table:table-cell office:value-type="float" office:value="298" calcext:value-type="float">
            <text:p>29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sitar_sim_depth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sitar_sim_reso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sitar_sim_buzz</text:p>
          </table:table-cell>
          <table:table-cell office:value-type="float" office:value="301" calcext:value-type="float">
            <text:p>30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sitar_sim_effect_level</text:p>
          </table:table-cell>
          <table:table-cell office:value-type="float" office:value="302" calcext:value-type="float">
            <text:p>30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sitar_sim_direct_mix</text:p>
          </table:table-cell>
          <table:table-cell office:value-type="float" office:value="303" calcext:value-type="float">
            <text:p>3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octave_range</text:p>
          </table:table-cell>
          <table:table-cell office:value-type="float" office:value="305" calcext:value-type="float">
            <text:p>30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octave_level</text:p>
          </table:table-cell>
          <table:table-cell office:value-type="float" office:value="306" calcext:value-type="float">
            <text:p>30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octave_direct_mix</text:p>
          </table:table-cell>
          <table:table-cell office:value-type="float" office:value="307" calcext:value-type="float">
            <text:p>30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pitch_shifter_voice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pitch_shifter_ps1mode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pitch_shifter_ps1pitch</text:p>
          </table:table-cell>
          <table:table-cell office:value-type="float" office:value="311" calcext:value-type="float">
            <text:p>3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pitch_shifter_ps1fine</text:p>
          </table:table-cell>
          <table:table-cell office:value-type="float" office:value="312" calcext:value-type="float">
            <text:p>3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pitch_shifter_ps1pre_dly</text:p>
          </table:table-cell>
          <table:table-cell office:value-type="float" office:value="313" calcext:value-type="float">
            <text:p>3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pitch_shifter_ps1level</text:p>
          </table:table-cell>
          <table:table-cell office:value-type="float" office:value="315" calcext:value-type="float">
            <text:p>3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pitch_shifter_ps2mode</text:p>
          </table:table-cell>
          <table:table-cell office:value-type="float" office:value="316" calcext:value-type="float">
            <text:p>3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pitch_shifter_ps2pitch</text:p>
          </table:table-cell>
          <table:table-cell office:value-type="float" office:value="317" calcext:value-type="float">
            <text:p>3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pitch_shifter_ps2fine</text:p>
          </table:table-cell>
          <table:table-cell office:value-type="float" office:value="318" calcext:value-type="float">
            <text:p>3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pitch_shifter_ps2pre_dly</text:p>
          </table:table-cell>
          <table:table-cell office:value-type="float" office:value="319" calcext:value-type="float">
            <text:p>3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pitch_shifter_ps2level</text:p>
          </table:table-cell>
          <table:table-cell office:value-type="float" office:value="321" calcext:value-type="float">
            <text:p>3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pitch_shifter_ps1f_back</text:p>
          </table:table-cell>
          <table:table-cell office:value-type="float" office:value="322" calcext:value-type="float">
            <text:p>32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pitch_shifter_direct_mix</text:p>
          </table:table-cell>
          <table:table-cell office:value-type="float" office:value="323" calcext:value-type="float">
            <text:p>32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harmonist_voice</text:p>
          </table:table-cell>
          <table:table-cell office:value-type="float" office:value="325" calcext:value-type="float">
            <text:p>3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harmonist_hr1harm</text:p>
          </table:table-cell>
          <table:table-cell office:value-type="float" office:value="326" calcext:value-type="float">
            <text:p>32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harmonist_hr1pre_dly</text:p>
          </table:table-cell>
          <table:table-cell office:value-type="float" office:value="327" calcext:value-type="float">
            <text:p>3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harmonist_hr1level</text:p>
          </table:table-cell>
          <table:table-cell office:value-type="float" office:value="329" calcext:value-type="float">
            <text:p>3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harmonist_hr2harm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harmonist_hr2pre_dly</text:p>
          </table:table-cell>
          <table:table-cell office:value-type="float" office:value="331" calcext:value-type="float">
            <text:p>33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harmonist_hr2level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harmonist_hr1f_back</text:p>
          </table:table-cell>
          <table:table-cell office:value-type="float" office:value="334" calcext:value-type="float">
            <text:p>3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harmonist_direct_mix</text:p>
          </table:table-cell>
          <table:table-cell office:value-type="float" office:value="335" calcext:value-type="float">
            <text:p>33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harmonist_hr1c</text:p>
          </table:table-cell>
          <table:table-cell office:value-type="float" office:value="336" calcext:value-type="float">
            <text:p>3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harmonist_hr1db</text:p>
          </table:table-cell>
          <table:table-cell office:value-type="float" office:value="337" calcext:value-type="float">
            <text:p>33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harmonist_hr1d</text:p>
          </table:table-cell>
          <table:table-cell office:value-type="float" office:value="338" calcext:value-type="float">
            <text:p>33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harmonist_hr1eb</text:p>
          </table:table-cell>
          <table:table-cell office:value-type="float" office:value="339" calcext:value-type="float">
            <text:p>33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harmonist_hr1e</text:p>
          </table:table-cell>
          <table:table-cell office:value-type="float" office:value="340" calcext:value-type="float">
            <text:p>34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harmonist_hr1f</text:p>
          </table:table-cell>
          <table:table-cell office:value-type="float" office:value="341" calcext:value-type="float">
            <text:p>34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harmonist_hr1f_s</text:p>
          </table:table-cell>
          <table:table-cell office:value-type="float" office:value="342" calcext:value-type="float">
            <text:p>34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harmonist_hr1g</text:p>
          </table:table-cell>
          <table:table-cell office:value-type="float" office:value="343" calcext:value-type="float">
            <text:p>34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harmonist_hr1ab</text:p>
          </table:table-cell>
          <table:table-cell office:value-type="float" office:value="344" calcext:value-type="float">
            <text:p>34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harmonist_hr1a</text:p>
          </table:table-cell>
          <table:table-cell office:value-type="float" office:value="345" calcext:value-type="float">
            <text:p>34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harmonist_hr1bb</text:p>
          </table:table-cell>
          <table:table-cell office:value-type="float" office:value="346" calcext:value-type="float">
            <text:p>34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harmonist_hr1b</text:p>
          </table:table-cell>
          <table:table-cell office:value-type="float" office:value="347" calcext:value-type="float">
            <text:p>34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harmonist_hr2c</text:p>
          </table:table-cell>
          <table:table-cell office:value-type="float" office:value="348" calcext:value-type="float">
            <text:p>34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harmonist_hr2db</text:p>
          </table:table-cell>
          <table:table-cell office:value-type="float" office:value="349" calcext:value-type="float">
            <text:p>34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harmonist_hr2d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harmonist_hr2eb</text:p>
          </table:table-cell>
          <table:table-cell office:value-type="float" office:value="351" calcext:value-type="float">
            <text:p>35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harmonist_hr2e</text:p>
          </table:table-cell>
          <table:table-cell office:value-type="float" office:value="352" calcext:value-type="float">
            <text:p>35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harmonist_hr2f</text:p>
          </table:table-cell>
          <table:table-cell office:value-type="float" office:value="353" calcext:value-type="float">
            <text:p>35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harmonist_hr2f_s</text:p>
          </table:table-cell>
          <table:table-cell office:value-type="float" office:value="354" calcext:value-type="float">
            <text:p>35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harmonist_hr2g</text:p>
          </table:table-cell>
          <table:table-cell office:value-type="float" office:value="355" calcext:value-type="float">
            <text:p>35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harmonist_hr2ab</text:p>
          </table:table-cell>
          <table:table-cell office:value-type="float" office:value="356" calcext:value-type="float">
            <text:p>35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harmonist_hr2a</text:p>
          </table:table-cell>
          <table:table-cell office:value-type="float" office:value="357" calcext:value-type="float">
            <text:p>35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harmonist_hr2bb</text:p>
          </table:table-cell>
          <table:table-cell office:value-type="float" office:value="358" calcext:value-type="float">
            <text:p>35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harmonist_hr2b</text:p>
          </table:table-cell>
          <table:table-cell office:value-type="float" office:value="359" calcext:value-type="float">
            <text:p>35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sound_hold_hold</text:p>
          </table:table-cell>
          <table:table-cell office:value-type="float" office:value="361" calcext:value-type="float">
            <text:p>36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sound_hold_rise_time</text:p>
          </table:table-cell>
          <table:table-cell office:value-type="float" office:value="362" calcext:value-type="float">
            <text:p>36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sound_hold_effect_level</text:p>
          </table:table-cell>
          <table:table-cell office:value-type="float" office:value="363" calcext:value-type="float">
            <text:p>36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ac_processor_type</text:p>
          </table:table-cell>
          <table:table-cell office:value-type="float" office:value="365" calcext:value-type="float">
            <text:p>36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ac_processor_bass</text:p>
          </table:table-cell>
          <table:table-cell office:value-type="float" office:value="366" calcext:value-type="float">
            <text:p>36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ac_processor_middle</text:p>
          </table:table-cell>
          <table:table-cell office:value-type="float" office:value="367" calcext:value-type="float">
            <text:p>36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ac_processor_middle_freq</text:p>
          </table:table-cell>
          <table:table-cell office:value-type="float" office:value="368" calcext:value-type="float">
            <text:p>36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ac_processor_treble</text:p>
          </table:table-cell>
          <table:table-cell office:value-type="float" office:value="369" calcext:value-type="float">
            <text:p>36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ac_processor_presence</text:p>
          </table:table-cell>
          <table:table-cell office:value-type="float" office:value="370" calcext:value-type="float">
            <text:p>37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ac_processor_level</text:p>
          </table:table-cell>
          <table:table-cell office:value-type="float" office:value="371" calcext:value-type="float">
            <text:p>37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phaser_type</text:p>
          </table:table-cell>
          <table:table-cell office:value-type="float" office:value="373" calcext:value-type="float">
            <text:p>37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phaser_rate</text:p>
          </table:table-cell>
          <table:table-cell office:value-type="float" office:value="374" calcext:value-type="float">
            <text:p>37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phaser_depth</text:p>
          </table:table-cell>
          <table:table-cell office:value-type="float" office:value="375" calcext:value-type="float">
            <text:p>37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phaser_manual</text:p>
          </table:table-cell>
          <table:table-cell office:value-type="float" office:value="376" calcext:value-type="float">
            <text:p>37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phaser_reso</text:p>
          </table:table-cell>
          <table:table-cell office:value-type="float" office:value="377" calcext:value-type="float">
            <text:p>37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phaser_step_rate</text:p>
          </table:table-cell>
          <table:table-cell office:value-type="float" office:value="378" calcext:value-type="float">
            <text:p>37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phaser_effect_level</text:p>
          </table:table-cell>
          <table:table-cell office:value-type="float" office:value="379" calcext:value-type="float">
            <text:p>37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phaser_direct_mix</text:p>
          </table:table-cell>
          <table:table-cell office:value-type="float" office:value="380" calcext:value-type="float">
            <text:p>38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flanger_rate</text:p>
          </table:table-cell>
          <table:table-cell office:value-type="float" office:value="382" calcext:value-type="float">
            <text:p>38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flanger_depth</text:p>
          </table:table-cell>
          <table:table-cell office:value-type="float" office:value="383" calcext:value-type="float">
            <text:p>38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flanger_manual</text:p>
          </table:table-cell>
          <table:table-cell office:value-type="float" office:value="384" calcext:value-type="float">
            <text:p>38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flanger_reso</text:p>
          </table:table-cell>
          <table:table-cell office:value-type="float" office:value="385" calcext:value-type="float">
            <text:p>38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flanger_separation</text:p>
          </table:table-cell>
          <table:table-cell office:value-type="float" office:value="386" calcext:value-type="float">
            <text:p>38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flanger_low_cut</text:p>
          </table:table-cell>
          <table:table-cell office:value-type="float" office:value="387" calcext:value-type="float">
            <text:p>38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flanger_effect_level</text:p>
          </table:table-cell>
          <table:table-cell office:value-type="float" office:value="388" calcext:value-type="float">
            <text:p>38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flanger_direct_mix</text:p>
          </table:table-cell>
          <table:table-cell office:value-type="float" office:value="389" calcext:value-type="float">
            <text:p>38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tremolo_wave_shape</text:p>
          </table:table-cell>
          <table:table-cell office:value-type="float" office:value="391" calcext:value-type="float">
            <text:p>39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tremolo_rate</text:p>
          </table:table-cell>
          <table:table-cell office:value-type="float" office:value="392" calcext:value-type="float">
            <text:p>39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tremolo_depth</text:p>
          </table:table-cell>
          <table:table-cell office:value-type="float" office:value="393" calcext:value-type="float">
            <text:p>39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tremolo_level</text:p>
          </table:table-cell>
          <table:table-cell office:value-type="float" office:value="394" calcext:value-type="float">
            <text:p>39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rotary_speed_select</text:p>
          </table:table-cell>
          <table:table-cell office:value-type="float" office:value="396" calcext:value-type="float">
            <text:p>39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rotary_rate_slow</text:p>
          </table:table-cell>
          <table:table-cell office:value-type="float" office:value="397" calcext:value-type="float">
            <text:p>39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rotary_rate_fast</text:p>
          </table:table-cell>
          <table:table-cell office:value-type="float" office:value="398" calcext:value-type="float">
            <text:p>39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rotary_rise_time</text:p>
          </table:table-cell>
          <table:table-cell office:value-type="float" office:value="399" calcext:value-type="float">
            <text:p>39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rotary_fall_time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rotary_depth</text:p>
          </table:table-cell>
          <table:table-cell office:value-type="float" office:value="401" calcext:value-type="float">
            <text:p>40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rotary_level</text:p>
          </table:table-cell>
          <table:table-cell office:value-type="float" office:value="402" calcext:value-type="float">
            <text:p>40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uni_v_rate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uni_v_depth</text:p>
          </table:table-cell>
          <table:table-cell office:value-type="float" office:value="405" calcext:value-type="float">
            <text:p>40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uni_v_level</text:p>
          </table:table-cell>
          <table:table-cell office:value-type="float" office:value="406" calcext:value-type="float">
            <text:p>40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pan_type</text:p>
          </table:table-cell>
          <table:table-cell office:value-type="float" office:value="408" calcext:value-type="float">
            <text:p>40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pan_pos</text:p>
          </table:table-cell>
          <table:table-cell office:value-type="float" office:value="409" calcext:value-type="float">
            <text:p>40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pan_wave_shape</text:p>
          </table:table-cell>
          <table:table-cell office:value-type="float" office:value="410" calcext:value-type="float">
            <text:p>4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pan_rate</text:p>
          </table:table-cell>
          <table:table-cell office:value-type="float" office:value="411" calcext:value-type="float">
            <text:p>4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pan_depth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pan_level</text:p>
          </table:table-cell>
          <table:table-cell office:value-type="float" office:value="413" calcext:value-type="float">
            <text:p>4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slicer_pattern</text:p>
          </table:table-cell>
          <table:table-cell office:value-type="float" office:value="415" calcext:value-type="float">
            <text:p>4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slicer_rate</text:p>
          </table:table-cell>
          <table:table-cell office:value-type="float" office:value="416" calcext:value-type="float">
            <text:p>4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slicer_trigger_sens</text:p>
          </table:table-cell>
          <table:table-cell office:value-type="float" office:value="417" calcext:value-type="float">
            <text:p>4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slicer_effect_level</text:p>
          </table:table-cell>
          <table:table-cell office:value-type="float" office:value="418" calcext:value-type="float">
            <text:p>4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slicer_direct_mix</text:p>
          </table:table-cell>
          <table:table-cell office:value-type="float" office:value="419" calcext:value-type="float">
            <text:p>41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vibrato_rate</text:p>
          </table:table-cell>
          <table:table-cell office:value-type="float" office:value="421" calcext:value-type="float">
            <text:p>4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vibrato_depth</text:p>
          </table:table-cell>
          <table:table-cell office:value-type="float" office:value="422" calcext:value-type="float">
            <text:p>42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vibrato_trigger</text:p>
          </table:table-cell>
          <table:table-cell office:value-type="float" office:value="423" calcext:value-type="float">
            <text:p>42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vibrato_rise_time</text:p>
          </table:table-cell>
          <table:table-cell office:value-type="float" office:value="424" calcext:value-type="float">
            <text:p>42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vibrato_level</text:p>
          </table:table-cell>
          <table:table-cell office:value-type="float" office:value="425" calcext:value-type="float">
            <text:p>4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ring_mod_mode</text:p>
          </table:table-cell>
          <table:table-cell office:value-type="float" office:value="427" calcext:value-type="float">
            <text:p>42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ring_mod_freq</text:p>
          </table:table-cell>
          <table:table-cell office:value-type="float" office:value="428" calcext:value-type="float">
            <text:p>42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ring_mod_effect_level</text:p>
          </table:table-cell>
          <table:table-cell office:value-type="float" office:value="429" calcext:value-type="float">
            <text:p>4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ring_mod_direct_mix</text:p>
          </table:table-cell>
          <table:table-cell office:value-type="float" office:value="430" calcext:value-type="float">
            <text:p>43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humanizer_mode</text:p>
          </table:table-cell>
          <table:table-cell office:value-type="float" office:value="432" calcext:value-type="float">
            <text:p>43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humanizer_vowel1</text:p>
          </table:table-cell>
          <table:table-cell office:value-type="float" office:value="433" calcext:value-type="float">
            <text:p>4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humanizer_vowel2</text:p>
          </table:table-cell>
          <table:table-cell office:value-type="float" office:value="434" calcext:value-type="float">
            <text:p>4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humanizer_sens</text:p>
          </table:table-cell>
          <table:table-cell office:value-type="float" office:value="435" calcext:value-type="float">
            <text:p>43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humanizer_rate</text:p>
          </table:table-cell>
          <table:table-cell office:value-type="float" office:value="436" calcext:value-type="float">
            <text:p>4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humanizer_depth</text:p>
          </table:table-cell>
          <table:table-cell office:value-type="float" office:value="437" calcext:value-type="float">
            <text:p>43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humanizer_manual</text:p>
          </table:table-cell>
          <table:table-cell office:value-type="float" office:value="438" calcext:value-type="float">
            <text:p>43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humanizer_level</text:p>
          </table:table-cell>
          <table:table-cell office:value-type="float" office:value="439" calcext:value-type="float">
            <text:p>43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2x2_chorus_xover_freq</text:p>
          </table:table-cell>
          <table:table-cell office:value-type="float" office:value="441" calcext:value-type="float">
            <text:p>44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2x2_chorus_low_rate</text:p>
          </table:table-cell>
          <table:table-cell office:value-type="float" office:value="442" calcext:value-type="float">
            <text:p>44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2x2_chorus_low_depth</text:p>
          </table:table-cell>
          <table:table-cell office:value-type="float" office:value="443" calcext:value-type="float">
            <text:p>44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2x2_chorus_low_pre_delay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2x2_chorus_low_level</text:p>
          </table:table-cell>
          <table:table-cell office:value-type="float" office:value="445" calcext:value-type="float">
            <text:p>44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2x2_chorus_high_rate</text:p>
          </table:table-cell>
          <table:table-cell office:value-type="float" office:value="446" calcext:value-type="float">
            <text:p>44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2x2_chorus_high_depth</text:p>
          </table:table-cell>
          <table:table-cell office:value-type="float" office:value="447" calcext:value-type="float">
            <text:p>44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2x2_chorus_high_pre_delay</text:p>
          </table:table-cell>
          <table:table-cell office:value-type="float" office:value="448" calcext:value-type="float">
            <text:p>44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2x2_chorus_high_level</text:p>
          </table:table-cell>
          <table:table-cell office:value-type="float" office:value="449" calcext:value-type="float">
            <text:p>44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2x2_chorus_direct_level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sub_delay_type</text:p>
          </table:table-cell>
          <table:table-cell office:value-type="float" office:value="451" calcext:value-type="float">
            <text:p>45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sub_delay_time</text:p>
          </table:table-cell>
          <table:table-cell office:value-type="float" office:value="452" calcext:value-type="float">
            <text:p>45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sub_delay_f_back</text:p>
          </table:table-cell>
          <table:table-cell office:value-type="float" office:value="454" calcext:value-type="float">
            <text:p>45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sub_delay_high_cut</text:p>
          </table:table-cell>
          <table:table-cell office:value-type="float" office:value="455" calcext:value-type="float">
            <text:p>45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sub_delay_effect_level</text:p>
          </table:table-cell>
          <table:table-cell office:value-type="float" office:value="456" calcext:value-type="float">
            <text:p>45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sub_delay_direct_mix</text:p>
          </table:table-cell>
          <table:table-cell office:value-type="float" office:value="457" calcext:value-type="float">
            <text:p>45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sub_delay_tap_time</text:p>
          </table:table-cell>
          <table:table-cell office:value-type="float" office:value="458" calcext:value-type="float">
            <text:p>45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on_off</text:p>
          </table:table-cell>
          <table:table-cell office:value-type="float" office:value="460" calcext:value-type="float">
            <text:p>46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fx_type</text:p>
          </table:table-cell>
          <table:table-cell office:value-type="float" office:value="461" calcext:value-type="float">
            <text:p>46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sub_od_ds_type</text:p>
          </table:table-cell>
          <table:table-cell office:value-type="float" office:value="462" calcext:value-type="float">
            <text:p>46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sub_od_ds_drive</text:p>
          </table:table-cell>
          <table:table-cell office:value-type="float" office:value="463" calcext:value-type="float">
            <text:p>46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sub_od_ds_bottom</text:p>
          </table:table-cell>
          <table:table-cell office:value-type="float" office:value="464" calcext:value-type="float">
            <text:p>46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sub_od_ds_tone</text:p>
          </table:table-cell>
          <table:table-cell office:value-type="float" office:value="465" calcext:value-type="float">
            <text:p>46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sub_od_ds_solo_sw</text:p>
          </table:table-cell>
          <table:table-cell office:value-type="float" office:value="466" calcext:value-type="float">
            <text:p>46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sub_od_ds_solo_level</text:p>
          </table:table-cell>
          <table:table-cell office:value-type="float" office:value="467" calcext:value-type="float">
            <text:p>46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sub_od_ds_effect_level</text:p>
          </table:table-cell>
          <table:table-cell office:value-type="float" office:value="468" calcext:value-type="float">
            <text:p>46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sub_od_ds_direct_mix</text:p>
          </table:table-cell>
          <table:table-cell office:value-type="float" office:value="469" calcext:value-type="float">
            <text:p>46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t_wah_mode</text:p>
          </table:table-cell>
          <table:table-cell office:value-type="float" office:value="472" calcext:value-type="float">
            <text:p>47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t_wah_polar</text:p>
          </table:table-cell>
          <table:table-cell office:value-type="float" office:value="473" calcext:value-type="float">
            <text:p>47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t_wah_sens</text:p>
          </table:table-cell>
          <table:table-cell office:value-type="float" office:value="474" calcext:value-type="float">
            <text:p>47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t_wah_freq</text:p>
          </table:table-cell>
          <table:table-cell office:value-type="float" office:value="475" calcext:value-type="float">
            <text:p>47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t_wah_peak</text:p>
          </table:table-cell>
          <table:table-cell office:value-type="float" office:value="476" calcext:value-type="float">
            <text:p>47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t_wah_direct_mix</text:p>
          </table:table-cell>
          <table:table-cell office:value-type="float" office:value="477" calcext:value-type="float">
            <text:p>47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t_wah_effect_level</text:p>
          </table:table-cell>
          <table:table-cell office:value-type="float" office:value="478" calcext:value-type="float">
            <text:p>47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auto_wah_mode</text:p>
          </table:table-cell>
          <table:table-cell office:value-type="float" office:value="480" calcext:value-type="float">
            <text:p>48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auto_wah_freq</text:p>
          </table:table-cell>
          <table:table-cell office:value-type="float" office:value="481" calcext:value-type="float">
            <text:p>48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auto_wah_peak</text:p>
          </table:table-cell>
          <table:table-cell office:value-type="float" office:value="482" calcext:value-type="float">
            <text:p>48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auto_wah_rate</text:p>
          </table:table-cell>
          <table:table-cell office:value-type="float" office:value="483" calcext:value-type="float">
            <text:p>48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auto_wah_depth</text:p>
          </table:table-cell>
          <table:table-cell office:value-type="float" office:value="484" calcext:value-type="float">
            <text:p>48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auto_wah_direct_mix</text:p>
          </table:table-cell>
          <table:table-cell office:value-type="float" office:value="485" calcext:value-type="float">
            <text:p>48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auto_wah_effect_level</text:p>
          </table:table-cell>
          <table:table-cell office:value-type="float" office:value="486" calcext:value-type="float">
            <text:p>48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sub_wah_type</text:p>
          </table:table-cell>
          <table:table-cell office:value-type="float" office:value="488" calcext:value-type="float">
            <text:p>48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sub_wah_pedal_pos</text:p>
          </table:table-cell>
          <table:table-cell office:value-type="float" office:value="489" calcext:value-type="float">
            <text:p>48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sub_wah_pedal_min</text:p>
          </table:table-cell>
          <table:table-cell office:value-type="float" office:value="490" calcext:value-type="float">
            <text:p>49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sub_wah_pedal_max</text:p>
          </table:table-cell>
          <table:table-cell office:value-type="float" office:value="491" calcext:value-type="float">
            <text:p>49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sub_wah_effect_level</text:p>
          </table:table-cell>
          <table:table-cell office:value-type="float" office:value="492" calcext:value-type="float">
            <text:p>49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sub_wah_direct_mix</text:p>
          </table:table-cell>
          <table:table-cell office:value-type="float" office:value="493" calcext:value-type="float">
            <text:p>49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adv_comp_type</text:p>
          </table:table-cell>
          <table:table-cell office:value-type="float" office:value="495" calcext:value-type="float">
            <text:p>49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adv_comp_sustain</text:p>
          </table:table-cell>
          <table:table-cell office:value-type="float" office:value="496" calcext:value-type="float">
            <text:p>49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adv_comp_attack</text:p>
          </table:table-cell>
          <table:table-cell office:value-type="float" office:value="497" calcext:value-type="float">
            <text:p>49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adv_comp_tone</text:p>
          </table:table-cell>
          <table:table-cell office:value-type="float" office:value="498" calcext:value-type="float">
            <text:p>49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adv_comp_level</text:p>
          </table:table-cell>
          <table:table-cell office:value-type="float" office:value="499" calcext:value-type="float">
            <text:p>49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limiter_type</text:p>
          </table:table-cell>
          <table:table-cell office:value-type="float" office:value="501" calcext:value-type="float">
            <text:p>50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limiter_attack</text:p>
          </table:table-cell>
          <table:table-cell office:value-type="float" office:value="502" calcext:value-type="float">
            <text:p>50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limiter_thresh</text:p>
          </table:table-cell>
          <table:table-cell office:value-type="float" office:value="503" calcext:value-type="float">
            <text:p>5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limiter_ratio</text:p>
          </table:table-cell>
          <table:table-cell office:value-type="float" office:value="504" calcext:value-type="float">
            <text:p>50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limiter_release</text:p>
          </table:table-cell>
          <table:table-cell office:value-type="float" office:value="505" calcext:value-type="float">
            <text:p>50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limiter_level</text:p>
          </table:table-cell>
          <table:table-cell office:value-type="float" office:value="506" calcext:value-type="float">
            <text:p>50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graphic_eq_31hz</text:p>
          </table:table-cell>
          <table:table-cell office:value-type="float" office:value="508" calcext:value-type="float">
            <text:p>50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graphic_eq_62hz</text:p>
          </table:table-cell>
          <table:table-cell office:value-type="float" office:value="509" calcext:value-type="float">
            <text:p>50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graphic_eq_125hz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graphic_eq_250hz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graphic_eq_500hz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graphic_eq_1khz</text:p>
          </table:table-cell>
          <table:table-cell office:value-type="float" office:value="513" calcext:value-type="float">
            <text:p>5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graphic_eq_2khz</text:p>
          </table:table-cell>
          <table:table-cell office:value-type="float" office:value="514" calcext:value-type="float">
            <text:p>51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graphic_eq_4khz</text:p>
          </table:table-cell>
          <table:table-cell office:value-type="float" office:value="515" calcext:value-type="float">
            <text:p>5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graphic_eq_8khz</text:p>
          </table:table-cell>
          <table:table-cell office:value-type="float" office:value="516" calcext:value-type="float">
            <text:p>5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graphic_eq_16khz</text:p>
          </table:table-cell>
          <table:table-cell office:value-type="float" office:value="517" calcext:value-type="float">
            <text:p>5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graphic_eq_level</text:p>
          </table:table-cell>
          <table:table-cell office:value-type="float" office:value="518" calcext:value-type="float">
            <text:p>5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parametric_eq_low_cut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parametric_eq_low_gain</text:p>
          </table:table-cell>
          <table:table-cell office:value-type="float" office:value="521" calcext:value-type="float">
            <text:p>5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parametric_eq_low_mid_freq</text:p>
          </table:table-cell>
          <table:table-cell office:value-type="float" office:value="522" calcext:value-type="float">
            <text:p>52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parametric_eq_low_mid_q</text:p>
          </table:table-cell>
          <table:table-cell office:value-type="float" office:value="523" calcext:value-type="float">
            <text:p>52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parametric_eq_low_mid_gain</text:p>
          </table:table-cell>
          <table:table-cell office:value-type="float" office:value="524" calcext:value-type="float">
            <text:p>52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parametric_eq_high_mid_freq</text:p>
          </table:table-cell>
          <table:table-cell office:value-type="float" office:value="525" calcext:value-type="float">
            <text:p>5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parametric_eq_high_mid_q</text:p>
          </table:table-cell>
          <table:table-cell office:value-type="float" office:value="526" calcext:value-type="float">
            <text:p>52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parametric_eq_high_mid_gain</text:p>
          </table:table-cell>
          <table:table-cell office:value-type="float" office:value="527" calcext:value-type="float">
            <text:p>52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parametric_eq_high_gain</text:p>
          </table:table-cell>
          <table:table-cell office:value-type="float" office:value="528" calcext:value-type="float">
            <text:p>52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parametric_eq_high_cut</text:p>
          </table:table-cell>
          <table:table-cell office:value-type="float" office:value="529" calcext:value-type="float">
            <text:p>5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parametric_eq_level</text:p>
          </table:table-cell>
          <table:table-cell office:value-type="float" office:value="530" calcext:value-type="float">
            <text:p>53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tone_modify_type</text:p>
          </table:table-cell>
          <table:table-cell office:value-type="float" office:value="532" calcext:value-type="float">
            <text:p>53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tone_modify_reso</text:p>
          </table:table-cell>
          <table:table-cell office:value-type="float" office:value="533" calcext:value-type="float">
            <text:p>5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tone_modify_low</text:p>
          </table:table-cell>
          <table:table-cell office:value-type="float" office:value="534" calcext:value-type="float">
            <text:p>5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tone_modify_high</text:p>
          </table:table-cell>
          <table:table-cell office:value-type="float" office:value="535" calcext:value-type="float">
            <text:p>53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tone_modify_level</text:p>
          </table:table-cell>
          <table:table-cell office:value-type="float" office:value="536" calcext:value-type="float">
            <text:p>5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guitar_sim_type</text:p>
          </table:table-cell>
          <table:table-cell office:value-type="float" office:value="538" calcext:value-type="float">
            <text:p>53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guitar_sim_low</text:p>
          </table:table-cell>
          <table:table-cell office:value-type="float" office:value="539" calcext:value-type="float">
            <text:p>53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guitar_sim_high</text:p>
          </table:table-cell>
          <table:table-cell office:value-type="float" office:value="540" calcext:value-type="float">
            <text:p>54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guitar_sim_level</text:p>
          </table:table-cell>
          <table:table-cell office:value-type="float" office:value="541" calcext:value-type="float">
            <text:p>54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guitar_sim_body</text:p>
          </table:table-cell>
          <table:table-cell office:value-type="float" office:value="542" calcext:value-type="float">
            <text:p>54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slow_gear_sens</text:p>
          </table:table-cell>
          <table:table-cell office:value-type="float" office:value="544" calcext:value-type="float">
            <text:p>54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slow_gear_rise_time</text:p>
          </table:table-cell>
          <table:table-cell office:value-type="float" office:value="545" calcext:value-type="float">
            <text:p>54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slow_gear_level</text:p>
          </table:table-cell>
          <table:table-cell office:value-type="float" office:value="546" calcext:value-type="float">
            <text:p>54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defretter_tone</text:p>
          </table:table-cell>
          <table:table-cell office:value-type="float" office:value="548" calcext:value-type="float">
            <text:p>54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defretter_sens</text:p>
          </table:table-cell>
          <table:table-cell office:value-type="float" office:value="549" calcext:value-type="float">
            <text:p>54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defretter_attack</text:p>
          </table:table-cell>
          <table:table-cell office:value-type="float" office:value="550" calcext:value-type="float">
            <text:p>55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defretter_depth</text:p>
          </table:table-cell>
          <table:table-cell office:value-type="float" office:value="551" calcext:value-type="float">
            <text:p>55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defretter_reso</text:p>
          </table:table-cell>
          <table:table-cell office:value-type="float" office:value="552" calcext:value-type="float">
            <text:p>55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defretter_effect_level</text:p>
          </table:table-cell>
          <table:table-cell office:value-type="float" office:value="553" calcext:value-type="float">
            <text:p>55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defretter_direct_mix</text:p>
          </table:table-cell>
          <table:table-cell office:value-type="float" office:value="554" calcext:value-type="float">
            <text:p>55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wave_synth_wave</text:p>
          </table:table-cell>
          <table:table-cell office:value-type="float" office:value="556" calcext:value-type="float">
            <text:p>55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wave_synth_cutoff</text:p>
          </table:table-cell>
          <table:table-cell office:value-type="float" office:value="557" calcext:value-type="float">
            <text:p>55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wave_synth_reso</text:p>
          </table:table-cell>
          <table:table-cell office:value-type="float" office:value="558" calcext:value-type="float">
            <text:p>55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wave_synth_filter_sens</text:p>
          </table:table-cell>
          <table:table-cell office:value-type="float" office:value="559" calcext:value-type="float">
            <text:p>55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wave_synth_filter_decay</text:p>
          </table:table-cell>
          <table:table-cell office:value-type="float" office:value="560" calcext:value-type="float">
            <text:p>56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wave_synth_filter_depth</text:p>
          </table:table-cell>
          <table:table-cell office:value-type="float" office:value="561" calcext:value-type="float">
            <text:p>56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wave_synth_synth_level</text:p>
          </table:table-cell>
          <table:table-cell office:value-type="float" office:value="562" calcext:value-type="float">
            <text:p>56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wave_synth_direct_mix</text:p>
          </table:table-cell>
          <table:table-cell office:value-type="float" office:value="563" calcext:value-type="float">
            <text:p>56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sitar_sim_tone</text:p>
          </table:table-cell>
          <table:table-cell office:value-type="float" office:value="565" calcext:value-type="float">
            <text:p>56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sitar_sim_sens</text:p>
          </table:table-cell>
          <table:table-cell office:value-type="float" office:value="566" calcext:value-type="float">
            <text:p>56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sitar_sim_depth</text:p>
          </table:table-cell>
          <table:table-cell office:value-type="float" office:value="567" calcext:value-type="float">
            <text:p>56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sitar_sim_reso</text:p>
          </table:table-cell>
          <table:table-cell office:value-type="float" office:value="568" calcext:value-type="float">
            <text:p>56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sitar_sim_buzz</text:p>
          </table:table-cell>
          <table:table-cell office:value-type="float" office:value="569" calcext:value-type="float">
            <text:p>56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sitar_sim_effect_level</text:p>
          </table:table-cell>
          <table:table-cell office:value-type="float" office:value="570" calcext:value-type="float">
            <text:p>57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sitar_sim_direct_mix</text:p>
          </table:table-cell>
          <table:table-cell office:value-type="float" office:value="571" calcext:value-type="float">
            <text:p>57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octave_range</text:p>
          </table:table-cell>
          <table:table-cell office:value-type="float" office:value="573" calcext:value-type="float">
            <text:p>57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octave_level</text:p>
          </table:table-cell>
          <table:table-cell office:value-type="float" office:value="574" calcext:value-type="float">
            <text:p>57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octave_direct_mix</text:p>
          </table:table-cell>
          <table:table-cell office:value-type="float" office:value="575" calcext:value-type="float">
            <text:p>57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pitch_shifter_voice</text:p>
          </table:table-cell>
          <table:table-cell office:value-type="float" office:value="577" calcext:value-type="float">
            <text:p>57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pitch_shifter_ps1mode</text:p>
          </table:table-cell>
          <table:table-cell office:value-type="float" office:value="578" calcext:value-type="float">
            <text:p>57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pitch_shifter_ps1pitch</text:p>
          </table:table-cell>
          <table:table-cell office:value-type="float" office:value="579" calcext:value-type="float">
            <text:p>57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pitch_shifter_ps1fine</text:p>
          </table:table-cell>
          <table:table-cell office:value-type="float" office:value="580" calcext:value-type="float">
            <text:p>58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pitch_shifter_ps1pre_dly</text:p>
          </table:table-cell>
          <table:table-cell office:value-type="float" office:value="581" calcext:value-type="float">
            <text:p>58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pitch_shifter_ps1level</text:p>
          </table:table-cell>
          <table:table-cell office:value-type="float" office:value="583" calcext:value-type="float">
            <text:p>58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pitch_shifter_ps2mode</text:p>
          </table:table-cell>
          <table:table-cell office:value-type="float" office:value="584" calcext:value-type="float">
            <text:p>58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pitch_shifter_ps2pitch</text:p>
          </table:table-cell>
          <table:table-cell office:value-type="float" office:value="585" calcext:value-type="float">
            <text:p>58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pitch_shifter_ps2fine</text:p>
          </table:table-cell>
          <table:table-cell office:value-type="float" office:value="586" calcext:value-type="float">
            <text:p>58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pitch_shifter_ps2pre_dly</text:p>
          </table:table-cell>
          <table:table-cell office:value-type="float" office:value="587" calcext:value-type="float">
            <text:p>58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pitch_shifter_ps2level</text:p>
          </table:table-cell>
          <table:table-cell office:value-type="float" office:value="589" calcext:value-type="float">
            <text:p>58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pitch_shifter_ps1f_back</text:p>
          </table:table-cell>
          <table:table-cell office:value-type="float" office:value="590" calcext:value-type="float">
            <text:p>59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pitch_shifter_direct_mix</text:p>
          </table:table-cell>
          <table:table-cell office:value-type="float" office:value="591" calcext:value-type="float">
            <text:p>59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harmonist_voice</text:p>
          </table:table-cell>
          <table:table-cell office:value-type="float" office:value="593" calcext:value-type="float">
            <text:p>59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harmonist_hr1harm</text:p>
          </table:table-cell>
          <table:table-cell office:value-type="float" office:value="594" calcext:value-type="float">
            <text:p>59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harmonist_hr1pre_dly</text:p>
          </table:table-cell>
          <table:table-cell office:value-type="float" office:value="595" calcext:value-type="float">
            <text:p>5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harmonist_hr1level</text:p>
          </table:table-cell>
          <table:table-cell office:value-type="float" office:value="597" calcext:value-type="float">
            <text:p>59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harmonist_hr2harm</text:p>
          </table:table-cell>
          <table:table-cell office:value-type="float" office:value="598" calcext:value-type="float">
            <text:p>59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harmonist_hr2pre_dly</text:p>
          </table:table-cell>
          <table:table-cell office:value-type="float" office:value="599" calcext:value-type="float">
            <text:p>5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harmonist_hr2level</text:p>
          </table:table-cell>
          <table:table-cell office:value-type="float" office:value="601" calcext:value-type="float">
            <text:p>60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harmonist_hr1f_back</text:p>
          </table:table-cell>
          <table:table-cell office:value-type="float" office:value="602" calcext:value-type="float">
            <text:p>60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harmonist_direct_mix</text:p>
          </table:table-cell>
          <table:table-cell office:value-type="float" office:value="603" calcext:value-type="float">
            <text:p>6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harmonist_hr1c</text:p>
          </table:table-cell>
          <table:table-cell office:value-type="float" office:value="604" calcext:value-type="float">
            <text:p>60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harmonist_hr1db</text:p>
          </table:table-cell>
          <table:table-cell office:value-type="float" office:value="605" calcext:value-type="float">
            <text:p>60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harmonist_hr1d</text:p>
          </table:table-cell>
          <table:table-cell office:value-type="float" office:value="606" calcext:value-type="float">
            <text:p>60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harmonist_hr1eb</text:p>
          </table:table-cell>
          <table:table-cell office:value-type="float" office:value="607" calcext:value-type="float">
            <text:p>60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harmonist_hr1e</text:p>
          </table:table-cell>
          <table:table-cell office:value-type="float" office:value="608" calcext:value-type="float">
            <text:p>60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harmonist_hr1f</text:p>
          </table:table-cell>
          <table:table-cell office:value-type="float" office:value="609" calcext:value-type="float">
            <text:p>60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harmonist_hr1f_s</text:p>
          </table:table-cell>
          <table:table-cell office:value-type="float" office:value="610" calcext:value-type="float">
            <text:p>6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harmonist_hr1g</text:p>
          </table:table-cell>
          <table:table-cell office:value-type="float" office:value="611" calcext:value-type="float">
            <text:p>6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harmonist_hr1ab</text:p>
          </table:table-cell>
          <table:table-cell office:value-type="float" office:value="612" calcext:value-type="float">
            <text:p>6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harmonist_hr1a</text:p>
          </table:table-cell>
          <table:table-cell office:value-type="float" office:value="613" calcext:value-type="float">
            <text:p>6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harmonist_hr1bb</text:p>
          </table:table-cell>
          <table:table-cell office:value-type="float" office:value="614" calcext:value-type="float">
            <text:p>61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harmonist_hr1b</text:p>
          </table:table-cell>
          <table:table-cell office:value-type="float" office:value="615" calcext:value-type="float">
            <text:p>6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harmonist_hr2c</text:p>
          </table:table-cell>
          <table:table-cell office:value-type="float" office:value="616" calcext:value-type="float">
            <text:p>6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harmonist_hr2db</text:p>
          </table:table-cell>
          <table:table-cell office:value-type="float" office:value="617" calcext:value-type="float">
            <text:p>6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harmonist_hr2d</text:p>
          </table:table-cell>
          <table:table-cell office:value-type="float" office:value="618" calcext:value-type="float">
            <text:p>6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harmonist_hr2eb</text:p>
          </table:table-cell>
          <table:table-cell office:value-type="float" office:value="619" calcext:value-type="float">
            <text:p>61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harmonist_hr2e</text:p>
          </table:table-cell>
          <table:table-cell office:value-type="float" office:value="620" calcext:value-type="float">
            <text:p>62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harmonist_hr2f</text:p>
          </table:table-cell>
          <table:table-cell office:value-type="float" office:value="621" calcext:value-type="float">
            <text:p>6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harmonist_hr2f_s</text:p>
          </table:table-cell>
          <table:table-cell office:value-type="float" office:value="622" calcext:value-type="float">
            <text:p>62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harmonist_hr2g</text:p>
          </table:table-cell>
          <table:table-cell office:value-type="float" office:value="623" calcext:value-type="float">
            <text:p>62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harmonist_hr2ab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harmonist_hr2a</text:p>
          </table:table-cell>
          <table:table-cell office:value-type="float" office:value="625" calcext:value-type="float">
            <text:p>6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harmonist_hr2bb</text:p>
          </table:table-cell>
          <table:table-cell office:value-type="float" office:value="626" calcext:value-type="float">
            <text:p>62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harmonist_hr2b</text:p>
          </table:table-cell>
          <table:table-cell office:value-type="float" office:value="627" calcext:value-type="float">
            <text:p>62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sound_hold_hold</text:p>
          </table:table-cell>
          <table:table-cell office:value-type="float" office:value="629" calcext:value-type="float">
            <text:p>6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sound_hold_rise_time</text:p>
          </table:table-cell>
          <table:table-cell office:value-type="float" office:value="630" calcext:value-type="float">
            <text:p>63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sound_hold_effect_level</text:p>
          </table:table-cell>
          <table:table-cell office:value-type="float" office:value="631" calcext:value-type="float">
            <text:p>63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ac_processor_type</text:p>
          </table:table-cell>
          <table:table-cell office:value-type="float" office:value="633" calcext:value-type="float">
            <text:p>6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ac_processor_bass</text:p>
          </table:table-cell>
          <table:table-cell office:value-type="float" office:value="634" calcext:value-type="float">
            <text:p>6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ac_processor_middle</text:p>
          </table:table-cell>
          <table:table-cell office:value-type="float" office:value="635" calcext:value-type="float">
            <text:p>63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ac_processor_middle_freq</text:p>
          </table:table-cell>
          <table:table-cell office:value-type="float" office:value="636" calcext:value-type="float">
            <text:p>6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ac_processor_treble</text:p>
          </table:table-cell>
          <table:table-cell office:value-type="float" office:value="637" calcext:value-type="float">
            <text:p>63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ac_processor_presence</text:p>
          </table:table-cell>
          <table:table-cell office:value-type="float" office:value="638" calcext:value-type="float">
            <text:p>63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ac_processor_level</text:p>
          </table:table-cell>
          <table:table-cell office:value-type="float" office:value="639" calcext:value-type="float">
            <text:p>63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phaser_type</text:p>
          </table:table-cell>
          <table:table-cell office:value-type="float" office:value="641" calcext:value-type="float">
            <text:p>64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phaser_rate</text:p>
          </table:table-cell>
          <table:table-cell office:value-type="float" office:value="642" calcext:value-type="float">
            <text:p>64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phaser_depth</text:p>
          </table:table-cell>
          <table:table-cell office:value-type="float" office:value="643" calcext:value-type="float">
            <text:p>64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phaser_manual</text:p>
          </table:table-cell>
          <table:table-cell office:value-type="float" office:value="644" calcext:value-type="float">
            <text:p>64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phaser_reso</text:p>
          </table:table-cell>
          <table:table-cell office:value-type="float" office:value="645" calcext:value-type="float">
            <text:p>64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phaser_step_rate</text:p>
          </table:table-cell>
          <table:table-cell office:value-type="float" office:value="646" calcext:value-type="float">
            <text:p>64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phaser_effect_level</text:p>
          </table:table-cell>
          <table:table-cell office:value-type="float" office:value="647" calcext:value-type="float">
            <text:p>64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phaser_direct_mix</text:p>
          </table:table-cell>
          <table:table-cell office:value-type="float" office:value="648" calcext:value-type="float">
            <text:p>64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flanger_rate</text:p>
          </table:table-cell>
          <table:table-cell office:value-type="float" office:value="650" calcext:value-type="float">
            <text:p>65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flanger_depth</text:p>
          </table:table-cell>
          <table:table-cell office:value-type="float" office:value="651" calcext:value-type="float">
            <text:p>65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flanger_manual</text:p>
          </table:table-cell>
          <table:table-cell office:value-type="float" office:value="652" calcext:value-type="float">
            <text:p>65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flanger_reso</text:p>
          </table:table-cell>
          <table:table-cell office:value-type="float" office:value="653" calcext:value-type="float">
            <text:p>65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flanger_separation</text:p>
          </table:table-cell>
          <table:table-cell office:value-type="float" office:value="654" calcext:value-type="float">
            <text:p>65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flanger_low_cut</text:p>
          </table:table-cell>
          <table:table-cell office:value-type="float" office:value="655" calcext:value-type="float">
            <text:p>65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flanger_effect_level</text:p>
          </table:table-cell>
          <table:table-cell office:value-type="float" office:value="656" calcext:value-type="float">
            <text:p>65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flanger_direct_mix</text:p>
          </table:table-cell>
          <table:table-cell office:value-type="float" office:value="657" calcext:value-type="float">
            <text:p>65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tremolo_wave_shape</text:p>
          </table:table-cell>
          <table:table-cell office:value-type="float" office:value="659" calcext:value-type="float">
            <text:p>65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tremolo_rate</text:p>
          </table:table-cell>
          <table:table-cell office:value-type="float" office:value="660" calcext:value-type="float">
            <text:p>66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tremolo_depth</text:p>
          </table:table-cell>
          <table:table-cell office:value-type="float" office:value="661" calcext:value-type="float">
            <text:p>66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tremolo_level</text:p>
          </table:table-cell>
          <table:table-cell office:value-type="float" office:value="662" calcext:value-type="float">
            <text:p>66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rotary_speed_select</text:p>
          </table:table-cell>
          <table:table-cell office:value-type="float" office:value="664" calcext:value-type="float">
            <text:p>66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rotary_rate_slow</text:p>
          </table:table-cell>
          <table:table-cell office:value-type="float" office:value="665" calcext:value-type="float">
            <text:p>66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rotary_rate_fast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rotary_rise_time</text:p>
          </table:table-cell>
          <table:table-cell office:value-type="float" office:value="667" calcext:value-type="float">
            <text:p>66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rotary_fall_time</text:p>
          </table:table-cell>
          <table:table-cell office:value-type="float" office:value="668" calcext:value-type="float">
            <text:p>66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rotary_depth</text:p>
          </table:table-cell>
          <table:table-cell office:value-type="float" office:value="669" calcext:value-type="float">
            <text:p>66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rotary_level</text:p>
          </table:table-cell>
          <table:table-cell office:value-type="float" office:value="670" calcext:value-type="float">
            <text:p>67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uni_v_rate</text:p>
          </table:table-cell>
          <table:table-cell office:value-type="float" office:value="672" calcext:value-type="float">
            <text:p>67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uni_v_depth</text:p>
          </table:table-cell>
          <table:table-cell office:value-type="float" office:value="673" calcext:value-type="float">
            <text:p>67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uni_v_level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pan_type</text:p>
          </table:table-cell>
          <table:table-cell office:value-type="float" office:value="676" calcext:value-type="float">
            <text:p>67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pan_pos</text:p>
          </table:table-cell>
          <table:table-cell office:value-type="float" office:value="677" calcext:value-type="float">
            <text:p>67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pan_wave_shape</text:p>
          </table:table-cell>
          <table:table-cell office:value-type="float" office:value="678" calcext:value-type="float">
            <text:p>67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pan_rate</text:p>
          </table:table-cell>
          <table:table-cell office:value-type="float" office:value="679" calcext:value-type="float">
            <text:p>67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pan_depth</text:p>
          </table:table-cell>
          <table:table-cell office:value-type="float" office:value="680" calcext:value-type="float">
            <text:p>68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pan_level</text:p>
          </table:table-cell>
          <table:table-cell office:value-type="float" office:value="681" calcext:value-type="float">
            <text:p>68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slicer_pattern</text:p>
          </table:table-cell>
          <table:table-cell office:value-type="float" office:value="683" calcext:value-type="float">
            <text:p>68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slicer_rate</text:p>
          </table:table-cell>
          <table:table-cell office:value-type="float" office:value="684" calcext:value-type="float">
            <text:p>68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slicer_trigger_sens</text:p>
          </table:table-cell>
          <table:table-cell office:value-type="float" office:value="685" calcext:value-type="float">
            <text:p>68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slicer_effect_level</text:p>
          </table:table-cell>
          <table:table-cell office:value-type="float" office:value="686" calcext:value-type="float">
            <text:p>68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slicer_direct_mix</text:p>
          </table:table-cell>
          <table:table-cell office:value-type="float" office:value="687" calcext:value-type="float">
            <text:p>68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vibrato_rate</text:p>
          </table:table-cell>
          <table:table-cell office:value-type="float" office:value="689" calcext:value-type="float">
            <text:p>68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vibrato_depth</text:p>
          </table:table-cell>
          <table:table-cell office:value-type="float" office:value="690" calcext:value-type="float">
            <text:p>69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vibrato_trigger</text:p>
          </table:table-cell>
          <table:table-cell office:value-type="float" office:value="691" calcext:value-type="float">
            <text:p>69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vibrato_rise_time</text:p>
          </table:table-cell>
          <table:table-cell office:value-type="float" office:value="692" calcext:value-type="float">
            <text:p>69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vibrato_level</text:p>
          </table:table-cell>
          <table:table-cell office:value-type="float" office:value="693" calcext:value-type="float">
            <text:p>69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ring_mod_mode</text:p>
          </table:table-cell>
          <table:table-cell office:value-type="float" office:value="695" calcext:value-type="float">
            <text:p>69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ring_mod_freq</text:p>
          </table:table-cell>
          <table:table-cell office:value-type="float" office:value="696" calcext:value-type="float">
            <text:p>69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ring_mod_effect_level</text:p>
          </table:table-cell>
          <table:table-cell office:value-type="float" office:value="697" calcext:value-type="float">
            <text:p>69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ring_mod_direct_mix</text:p>
          </table:table-cell>
          <table:table-cell office:value-type="float" office:value="698" calcext:value-type="float">
            <text:p>69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humanizer_mode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humanizer_vowel1</text:p>
          </table:table-cell>
          <table:table-cell office:value-type="float" office:value="701" calcext:value-type="float">
            <text:p>70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humanizer_vowel2</text:p>
          </table:table-cell>
          <table:table-cell office:value-type="float" office:value="702" calcext:value-type="float">
            <text:p>70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humanizer_sens</text:p>
          </table:table-cell>
          <table:table-cell office:value-type="float" office:value="703" calcext:value-type="float">
            <text:p>7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humanizer_rate</text:p>
          </table:table-cell>
          <table:table-cell office:value-type="float" office:value="704" calcext:value-type="float">
            <text:p>70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humanizer_depth</text:p>
          </table:table-cell>
          <table:table-cell office:value-type="float" office:value="705" calcext:value-type="float">
            <text:p>70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humanizer_manual</text:p>
          </table:table-cell>
          <table:table-cell office:value-type="float" office:value="706" calcext:value-type="float">
            <text:p>70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humanizer_level</text:p>
          </table:table-cell>
          <table:table-cell office:value-type="float" office:value="707" calcext:value-type="float">
            <text:p>70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2x2_chorus_xover_freq</text:p>
          </table:table-cell>
          <table:table-cell office:value-type="float" office:value="709" calcext:value-type="float">
            <text:p>70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2x2_chorus_low_rate</text:p>
          </table:table-cell>
          <table:table-cell office:value-type="float" office:value="710" calcext:value-type="float">
            <text:p>7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2x2_chorus_low_depth</text:p>
          </table:table-cell>
          <table:table-cell office:value-type="float" office:value="711" calcext:value-type="float">
            <text:p>7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2x2_chorus_low_pre_delay</text:p>
          </table:table-cell>
          <table:table-cell office:value-type="float" office:value="712" calcext:value-type="float">
            <text:p>7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2x2_chorus_low_level</text:p>
          </table:table-cell>
          <table:table-cell office:value-type="float" office:value="713" calcext:value-type="float">
            <text:p>7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2x2_chorus_high_rate</text:p>
          </table:table-cell>
          <table:table-cell office:value-type="float" office:value="714" calcext:value-type="float">
            <text:p>71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2x2_chorus_high_depth</text:p>
          </table:table-cell>
          <table:table-cell office:value-type="float" office:value="715" calcext:value-type="float">
            <text:p>7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2x2_chorus_high_pre_delay</text:p>
          </table:table-cell>
          <table:table-cell office:value-type="float" office:value="716" calcext:value-type="float">
            <text:p>7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2x2_chorus_high_level</text:p>
          </table:table-cell>
          <table:table-cell office:value-type="float" office:value="717" calcext:value-type="float">
            <text:p>7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2x2_chorus_direct_level</text:p>
          </table:table-cell>
          <table:table-cell office:value-type="float" office:value="718" calcext:value-type="float">
            <text:p>7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sub_delay_type</text:p>
          </table:table-cell>
          <table:table-cell office:value-type="float" office:value="719" calcext:value-type="float">
            <text:p>71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sub_delay_time</text:p>
          </table:table-cell>
          <table:table-cell office:value-type="float" office:value="720" calcext:value-type="float">
            <text:p>7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sub_delay_f_back</text:p>
          </table:table-cell>
          <table:table-cell office:value-type="float" office:value="722" calcext:value-type="float">
            <text:p>72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sub_delay_high_cut</text:p>
          </table:table-cell>
          <table:table-cell office:value-type="float" office:value="723" calcext:value-type="float">
            <text:p>72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sub_delay_effect_level</text:p>
          </table:table-cell>
          <table:table-cell office:value-type="float" office:value="724" calcext:value-type="float">
            <text:p>72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sub_delay_direct_mix</text:p>
          </table:table-cell>
          <table:table-cell office:value-type="float" office:value="725" calcext:value-type="float">
            <text:p>7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sub_delay_tap_time</text:p>
          </table:table-cell>
          <table:table-cell office:value-type="float" office:value="726" calcext:value-type="float">
            <text:p>72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lay_on_off</text:p>
          </table:table-cell>
          <table:table-cell office:value-type="float" office:value="736" calcext:value-type="float">
            <text:p>7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lay_type</text:p>
          </table:table-cell>
          <table:table-cell office:value-type="float" office:value="737" calcext:value-type="float">
            <text:p>73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lay_delay_time</text:p>
          </table:table-cell>
          <table:table-cell office:value-type="float" office:value="738" calcext:value-type="float">
            <text:p>7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lay_f_back</text:p>
          </table:table-cell>
          <table:table-cell office:value-type="float" office:value="740" calcext:value-type="float">
            <text:p>74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lay_high_cut</text:p>
          </table:table-cell>
          <table:table-cell office:value-type="float" office:value="741" calcext:value-type="float">
            <text:p>74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lay_effect_level</text:p>
          </table:table-cell>
          <table:table-cell office:value-type="float" office:value="742" calcext:value-type="float">
            <text:p>74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lay_direct_mix</text:p>
          </table:table-cell>
          <table:table-cell office:value-type="float" office:value="743" calcext:value-type="float">
            <text:p>74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lay_tap_time</text:p>
          </table:table-cell>
          <table:table-cell office:value-type="float" office:value="744" calcext:value-type="float">
            <text:p>74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lay_d1_time</text:p>
          </table:table-cell>
          <table:table-cell office:value-type="float" office:value="745" calcext:value-type="float">
            <text:p>74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lay_d1_f_back</text:p>
          </table:table-cell>
          <table:table-cell office:value-type="float" office:value="747" calcext:value-type="float">
            <text:p>74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lay_d1_hi_cut</text:p>
          </table:table-cell>
          <table:table-cell office:value-type="float" office:value="748" calcext:value-type="float">
            <text:p>74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lay_d1_level</text:p>
          </table:table-cell>
          <table:table-cell office:value-type="float" office:value="749" calcext:value-type="float">
            <text:p>74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lay_d2_time</text:p>
          </table:table-cell>
          <table:table-cell office:value-type="float" office:value="750" calcext:value-type="float">
            <text:p>7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lay_d2_f_back</text:p>
          </table:table-cell>
          <table:table-cell office:value-type="float" office:value="752" calcext:value-type="float">
            <text:p>75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lay_d2_hi_cut</text:p>
          </table:table-cell>
          <table:table-cell office:value-type="float" office:value="753" calcext:value-type="float">
            <text:p>75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lay_d2_level</text:p>
          </table:table-cell>
          <table:table-cell office:value-type="float" office:value="754" calcext:value-type="float">
            <text:p>75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lay_mod_rate</text:p>
          </table:table-cell>
          <table:table-cell office:value-type="float" office:value="755" calcext:value-type="float">
            <text:p>75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lay_mod_depth</text:p>
          </table:table-cell>
          <table:table-cell office:value-type="float" office:value="756" calcext:value-type="float">
            <text:p>75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orus_on_off</text:p>
          </table:table-cell>
          <table:table-cell office:value-type="float" office:value="768" calcext:value-type="float">
            <text:p>7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orus_mode</text:p>
          </table:table-cell>
          <table:table-cell office:value-type="float" office:value="769" calcext:value-type="float">
            <text:p>7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orus_rate</text:p>
          </table:table-cell>
          <table:table-cell office:value-type="float" office:value="770" calcext:value-type="float">
            <text:p>7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orus_depth</text:p>
          </table:table-cell>
          <table:table-cell office:value-type="float" office:value="771" calcext:value-type="float">
            <text:p>7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orus_pre_delay</text:p>
          </table:table-cell>
          <table:table-cell office:value-type="float" office:value="772" calcext:value-type="float">
            <text:p>7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orus_low_cut</text:p>
          </table:table-cell>
          <table:table-cell office:value-type="float" office:value="773" calcext:value-type="float">
            <text:p>7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orus_high_cut</text:p>
          </table:table-cell>
          <table:table-cell office:value-type="float" office:value="774" calcext:value-type="float">
            <text:p>7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orus_effect_level</text:p>
          </table:table-cell>
          <table:table-cell office:value-type="float" office:value="775" calcext:value-type="float">
            <text:p>7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orus_direct_level</text:p>
          </table:table-cell>
          <table:table-cell office:value-type="float" office:value="776" calcext:value-type="float">
            <text:p>7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verb_on_off</text:p>
          </table:table-cell>
          <table:table-cell office:value-type="float" office:value="784" calcext:value-type="float">
            <text:p>78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verb_type</text:p>
          </table:table-cell>
          <table:table-cell office:value-type="float" office:value="785" calcext:value-type="float">
            <text:p>78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verb_time</text:p>
          </table:table-cell>
          <table:table-cell office:value-type="float" office:value="786" calcext:value-type="float">
            <text:p>78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verb_pre_delay</text:p>
          </table:table-cell>
          <table:table-cell office:value-type="float" office:value="787" calcext:value-type="float">
            <text:p>78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verb_low_cut</text:p>
          </table:table-cell>
          <table:table-cell office:value-type="float" office:value="789" calcext:value-type="float">
            <text:p>78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verb_high_cut</text:p>
          </table:table-cell>
          <table:table-cell office:value-type="float" office:value="790" calcext:value-type="float">
            <text:p>79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verb_density</text:p>
          </table:table-cell>
          <table:table-cell office:value-type="float" office:value="791" calcext:value-type="float">
            <text:p>79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verb_effect_level</text:p>
          </table:table-cell>
          <table:table-cell office:value-type="float" office:value="792" calcext:value-type="float">
            <text:p>79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verb_direct_mix</text:p>
          </table:table-cell>
          <table:table-cell office:value-type="float" office:value="793" calcext:value-type="float">
            <text:p>79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verb_spring_sens</text:p>
          </table:table-cell>
          <table:table-cell office:value-type="float" office:value="794" calcext:value-type="float">
            <text:p>79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dal_fx_on_off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dal_fx_pedal_bend_pitch</text:p>
          </table:table-cell>
          <table:table-cell office:value-type="float" office:value="802" calcext:value-type="float">
            <text:p>8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dal_fx_pedal_bend_position</text:p>
          </table:table-cell>
          <table:table-cell office:value-type="float" office:value="803" calcext:value-type="float">
            <text:p>8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dal_fx_pedal_bend_effect_level</text:p>
          </table:table-cell>
          <table:table-cell office:value-type="float" office:value="804" calcext:value-type="float">
            <text:p>8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dal_fx_pedal_bend_direct_mix</text:p>
          </table:table-cell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dal_fx_wah_type</text:p>
          </table:table-cell>
          <table:table-cell office:value-type="float" office:value="806" calcext:value-type="float">
            <text:p>8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dal_fx_wah_position</text:p>
          </table:table-cell>
          <table:table-cell office:value-type="float" office:value="807" calcext:value-type="float">
            <text:p>8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dal_fx_wah_pedal_min</text:p>
          </table:table-cell>
          <table:table-cell office:value-type="float" office:value="808" calcext:value-type="float">
            <text:p>8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dal_fx_wah_pedal_max</text:p>
          </table:table-cell>
          <table:table-cell office:value-type="float" office:value="809" calcext:value-type="float">
            <text:p>8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dal_fx_wah_effect_level</text:p>
          </table:table-cell>
          <table:table-cell office:value-type="float" office:value="810" calcext:value-type="float">
            <text:p>8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dal_fx_wah_direct_mix</text:p>
          </table:table-cell>
          <table:table-cell office:value-type="float" office:value="811" calcext:value-type="float">
            <text:p>8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ot_volume_volume_curve</text:p>
          </table:table-cell>
          <table:table-cell office:value-type="float" office:value="816" calcext:value-type="float">
            <text:p>8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ot_volume_volume_min</text:p>
          </table:table-cell>
          <table:table-cell office:value-type="float" office:value="817" calcext:value-type="float">
            <text:p>8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ot_volume_volume_max</text:p>
          </table:table-cell>
          <table:table-cell office:value-type="float" office:value="818" calcext:value-type="float">
            <text:p>8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ot_volume_level</text:p>
          </table:table-cell>
          <table:table-cell office:value-type="float" office:value="819" calcext:value-type="float">
            <text:p>81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vider_mode</text:p>
          </table:table-cell>
          <table:table-cell office:value-type="float" office:value="832" calcext:value-type="float">
            <text:p>8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vider_ch_select</text:p>
          </table:table-cell>
          <table:table-cell office:value-type="float" office:value="833" calcext:value-type="float">
            <text:p>8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vider_ch_a_dynamic</text:p>
          </table:table-cell>
          <table:table-cell office:value-type="float" office:value="834" calcext:value-type="float">
            <text:p>8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vider_ch_a_dynamic_sens</text:p>
          </table:table-cell>
          <table:table-cell office:value-type="float" office:value="835" calcext:value-type="float">
            <text:p>8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vider_ch_a_filter</text:p>
          </table:table-cell>
          <table:table-cell office:value-type="float" office:value="836" calcext:value-type="float">
            <text:p>8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vider_ch_a_cutoff_freq</text:p>
          </table:table-cell>
          <table:table-cell office:value-type="float" office:value="837" calcext:value-type="float">
            <text:p>8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vider_ch_b_dynamic</text:p>
          </table:table-cell>
          <table:table-cell office:value-type="float" office:value="838" calcext:value-type="float">
            <text:p>8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vider_ch_b_dynamic_sens</text:p>
          </table:table-cell>
          <table:table-cell office:value-type="float" office:value="839" calcext:value-type="float">
            <text:p>8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vider_ch_b_filter</text:p>
          </table:table-cell>
          <table:table-cell office:value-type="float" office:value="840" calcext:value-type="float">
            <text:p>8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vider_ch_b_cutoff_freq</text:p>
          </table:table-cell>
          <table:table-cell office:value-type="float" office:value="841" calcext:value-type="float">
            <text:p>8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xer_mode</text:p>
          </table:table-cell>
          <table:table-cell office:value-type="float" office:value="848" calcext:value-type="float">
            <text:p>8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xer_ch_a_b_balance</text:p>
          </table:table-cell>
          <table:table-cell office:value-type="float" office:value="849" calcext:value-type="float">
            <text:p>8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xer_spread</text:p>
          </table:table-cell>
          <table:table-cell office:value-type="float" office:value="850" calcext:value-type="float">
            <text:p>8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nd_return_on_off</text:p>
          </table:table-cell>
          <table:table-cell office:value-type="float" office:value="853" calcext:value-type="float">
            <text:p>85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nd_return_mode</text:p>
          </table:table-cell>
          <table:table-cell office:value-type="float" office:value="854" calcext:value-type="float">
            <text:p>85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nd_return_send_level</text:p>
          </table:table-cell>
          <table:table-cell office:value-type="float" office:value="855" calcext:value-type="float">
            <text:p>85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nd_return_return_level</text:p>
          </table:table-cell>
          <table:table-cell office:value-type="float" office:value="856" calcext:value-type="float">
            <text:p>85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p_control</text:p>
          </table:table-cell>
          <table:table-cell office:value-type="float" office:value="864" calcext:value-type="float">
            <text:p>8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1_on_off</text:p>
          </table:table-cell>
          <table:table-cell office:value-type="float" office:value="867" calcext:value-type="float">
            <text:p>86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s1_threshold</text:p>
          </table:table-cell>
          <table:table-cell office:value-type="float" office:value="868" calcext:value-type="float">
            <text:p>86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s1_release</text:p>
          </table:table-cell>
          <table:table-cell office:value-type="float" office:value="869" calcext:value-type="float">
            <text:p>86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s1_detect</text:p>
          </table:table-cell>
          <table:table-cell office:value-type="float" office:value="870" calcext:value-type="float">
            <text:p>87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s2_on_off</text:p>
          </table:table-cell>
          <table:table-cell office:value-type="float" office:value="872" calcext:value-type="float">
            <text:p>8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2_threshold</text:p>
          </table:table-cell>
          <table:table-cell office:value-type="float" office:value="873" calcext:value-type="float">
            <text:p>8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2_release</text:p>
          </table:table-cell>
          <table:table-cell office:value-type="float" office:value="874" calcext:value-type="float">
            <text:p>8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2_detect</text:p>
          </table:table-cell>
          <table:table-cell office:value-type="float" office:value="875" calcext:value-type="float">
            <text:p>8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cel_fx_type</text:p>
          </table:table-cell>
          <table:table-cell office:value-type="float" office:value="880" calcext:value-type="float">
            <text:p>88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cel_fx_s_bend_pitch</text:p>
          </table:table-cell>
          <table:table-cell office:value-type="float" office:value="881" calcext:value-type="float">
            <text:p>88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cel_fx_s_bend_rise_time</text:p>
          </table:table-cell>
          <table:table-cell office:value-type="float" office:value="882" calcext:value-type="float">
            <text:p>88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cel_fx_s_bend_fall_time</text:p>
          </table:table-cell>
          <table:table-cell office:value-type="float" office:value="883" calcext:value-type="float">
            <text:p>88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cel_fx_laser_beam_rate</text:p>
          </table:table-cell>
          <table:table-cell office:value-type="float" office:value="884" calcext:value-type="float">
            <text:p>88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cel_fx_laser_beam_depth</text:p>
          </table:table-cell>
          <table:table-cell office:value-type="float" office:value="885" calcext:value-type="float">
            <text:p>88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cel_fx_laser_beam_rise_time</text:p>
          </table:table-cell>
          <table:table-cell office:value-type="float" office:value="886" calcext:value-type="float">
            <text:p>88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cel_fx_laser_beam_fall_time</text:p>
          </table:table-cell>
          <table:table-cell office:value-type="float" office:value="887" calcext:value-type="float">
            <text:p>88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cel_fx_ring_mod_freq</text:p>
          </table:table-cell>
          <table:table-cell office:value-type="float" office:value="888" calcext:value-type="float">
            <text:p>88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cel_fx_ring_mod_rise_time</text:p>
          </table:table-cell>
          <table:table-cell office:value-type="float" office:value="889" calcext:value-type="float">
            <text:p>88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cel_fx_ring_mod_fall_time</text:p>
          </table:table-cell>
          <table:table-cell office:value-type="float" office:value="890" calcext:value-type="float">
            <text:p>89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cel_fx_ring_mod_ring_level</text:p>
          </table:table-cell>
          <table:table-cell office:value-type="float" office:value="891" calcext:value-type="float">
            <text:p>89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cel_fx_ring_mod_octave_level</text:p>
          </table:table-cell>
          <table:table-cell office:value-type="float" office:value="892" calcext:value-type="float">
            <text:p>89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cel_fx_ring_mod_direct_mix</text:p>
          </table:table-cell>
          <table:table-cell office:value-type="float" office:value="893" calcext:value-type="float">
            <text:p>89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cel_fx_twist_level</text:p>
          </table:table-cell>
          <table:table-cell office:value-type="float" office:value="894" calcext:value-type="float">
            <text:p>89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cel_fx_twist_rise_time</text:p>
          </table:table-cell>
          <table:table-cell office:value-type="float" office:value="895" calcext:value-type="float">
            <text:p>89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cel_fx_twist_fall_time</text:p>
          </table:table-cell>
          <table:table-cell office:value-type="float" office:value="896" calcext:value-type="float">
            <text:p>89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cel_fx_warp_level</text:p>
          </table:table-cell>
          <table:table-cell office:value-type="float" office:value="897" calcext:value-type="float">
            <text:p>89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cel_fx_warp_rise_time</text:p>
          </table:table-cell>
          <table:table-cell office:value-type="float" office:value="898" calcext:value-type="float">
            <text:p>89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cel_fx_warp_fall_time</text:p>
          </table:table-cell>
          <table:table-cell office:value-type="float" office:value="899" calcext:value-type="float">
            <text:p>89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cel_fx_feedbacker_mode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cel_fx_feedbacker_depth</text:p>
          </table:table-cell>
          <table:table-cell office:value-type="float" office:value="901" calcext:value-type="float">
            <text:p>90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cel_fx_feedbacker_rise_time</text:p>
          </table:table-cell>
          <table:table-cell office:value-type="float" office:value="902" calcext:value-type="float">
            <text:p>90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cel_fx_feedbacker_octave_rise_time</text:p>
          </table:table-cell>
          <table:table-cell office:value-type="float" office:value="903" calcext:value-type="float">
            <text:p>9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cel_fx_feedbacker_f_back_level</text:p>
          </table:table-cell>
          <table:table-cell office:value-type="float" office:value="904" calcext:value-type="float">
            <text:p>90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cel_fx_feedbacker_octave_f_back_level</text:p>
          </table:table-cell>
          <table:table-cell office:value-type="float" office:value="905" calcext:value-type="float">
            <text:p>90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cel_fx_feedbacker_vib_rate</text:p>
          </table:table-cell>
          <table:table-cell office:value-type="float" office:value="906" calcext:value-type="float">
            <text:p>90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cel_fx_feedbacker_vib_depth</text:p>
          </table:table-cell>
          <table:table-cell office:value-type="float" office:value="907" calcext:value-type="float">
            <text:p>90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tch_category</text:p>
          </table:table-cell>
          <table:table-cell office:value-type="float" office:value="911" calcext:value-type="float">
            <text:p>9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tch_level</text:p>
          </table:table-cell>
          <table:table-cell office:value-type="float" office:value="912" calcext:value-type="float">
            <text:p>9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ster_eq_low_gain</text:p>
          </table:table-cell>
          <table:table-cell office:value-type="float" office:value="913" calcext:value-type="float">
            <text:p>9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ster_eq_mid_freq</text:p>
          </table:table-cell>
          <table:table-cell office:value-type="float" office:value="914" calcext:value-type="float">
            <text:p>9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ster_eq_mid_q</text:p>
          </table:table-cell>
          <table:table-cell office:value-type="float" office:value="915" calcext:value-type="float">
            <text:p>9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ster_eq_mid_gain</text:p>
          </table:table-cell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ster_eq_high_gain</text:p>
          </table:table-cell>
          <table:table-cell office:value-type="float" office:value="917" calcext:value-type="float">
            <text:p>9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ster_bpm</text:p>
          </table:table-cell>
          <table:table-cell office:value-type="float" office:value="918" calcext:value-type="float">
            <text:p>9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ster_key</text:p>
          </table:table-cell>
          <table:table-cell office:value-type="float" office:value="920" calcext:value-type="float">
            <text:p>92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ster_beat</text:p>
          </table:table-cell>
          <table:table-cell office:value-type="float" office:value="921" calcext:value-type="float">
            <text:p>9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_chain_position1</text:p>
          </table:table-cell>
          <table:table-cell office:value-type="float" office:value="928" calcext:value-type="float">
            <text:p>92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_chain_position2</text:p>
          </table:table-cell>
          <table:table-cell office:value-type="float" office:value="929" calcext:value-type="float">
            <text:p>9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_chain_position3</text:p>
          </table:table-cell>
          <table:table-cell office:value-type="float" office:value="930" calcext:value-type="float">
            <text:p>93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_chain_position4</text:p>
          </table:table-cell>
          <table:table-cell office:value-type="float" office:value="931" calcext:value-type="float">
            <text:p>93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_chain_position5</text:p>
          </table:table-cell>
          <table:table-cell office:value-type="float" office:value="932" calcext:value-type="float">
            <text:p>93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_chain_position6</text:p>
          </table:table-cell>
          <table:table-cell office:value-type="float" office:value="933" calcext:value-type="float">
            <text:p>9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_chain_position7</text:p>
          </table:table-cell>
          <table:table-cell office:value-type="float" office:value="934" calcext:value-type="float">
            <text:p>9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_chain_position8</text:p>
          </table:table-cell>
          <table:table-cell office:value-type="float" office:value="935" calcext:value-type="float">
            <text:p>93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_chain_position9</text:p>
          </table:table-cell>
          <table:table-cell office:value-type="float" office:value="936" calcext:value-type="float">
            <text:p>9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_chain_position10</text:p>
          </table:table-cell>
          <table:table-cell office:value-type="float" office:value="937" calcext:value-type="float">
            <text:p>93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_chain_position11</text:p>
          </table:table-cell>
          <table:table-cell office:value-type="float" office:value="938" calcext:value-type="float">
            <text:p>93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_chain_position12</text:p>
          </table:table-cell>
          <table:table-cell office:value-type="float" office:value="939" calcext:value-type="float">
            <text:p>93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_chain_position13</text:p>
          </table:table-cell>
          <table:table-cell office:value-type="float" office:value="940" calcext:value-type="float">
            <text:p>94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_chain_position14</text:p>
          </table:table-cell>
          <table:table-cell office:value-type="float" office:value="941" calcext:value-type="float">
            <text:p>94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_chain_position15</text:p>
          </table:table-cell>
          <table:table-cell office:value-type="float" office:value="942" calcext:value-type="float">
            <text:p>94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_chain_position16</text:p>
          </table:table-cell>
          <table:table-cell office:value-type="float" office:value="943" calcext:value-type="float">
            <text:p>94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_chain_position17</text:p>
          </table:table-cell>
          <table:table-cell office:value-type="float" office:value="944" calcext:value-type="float">
            <text:p>94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_chain_position18</text:p>
          </table:table-cell>
          <table:table-cell office:value-type="float" office:value="945" calcext:value-type="float">
            <text:p>94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_chain_position19</text:p>
          </table:table-cell>
          <table:table-cell office:value-type="float" office:value="946" calcext:value-type="float">
            <text:p>94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_chain_position20</text:p>
          </table:table-cell>
          <table:table-cell office:value-type="float" office:value="947" calcext:value-type="float">
            <text:p>94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ual_mode_bank_down</text:p>
          </table:table-cell>
          <table:table-cell office:value-type="float" office:value="960" calcext:value-type="float">
            <text:p>96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ual_mode_bank_up</text:p>
          </table:table-cell>
          <table:table-cell office:value-type="float" office:value="961" calcext:value-type="float">
            <text:p>96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ual_mode_number_pedal1</text:p>
          </table:table-cell>
          <table:table-cell office:value-type="float" office:value="962" calcext:value-type="float">
            <text:p>96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ual_mode_number_pedal2</text:p>
          </table:table-cell>
          <table:table-cell office:value-type="float" office:value="963" calcext:value-type="float">
            <text:p>96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ual_mode_number_pedal3</text:p>
          </table:table-cell>
          <table:table-cell office:value-type="float" office:value="964" calcext:value-type="float">
            <text:p>96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ual_mode_number_pedal4</text:p>
          </table:table-cell>
          <table:table-cell office:value-type="float" office:value="965" calcext:value-type="float">
            <text:p>96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ual_mode_phrase_loop</text:p>
          </table:table-cell>
          <table:table-cell office:value-type="float" office:value="966" calcext:value-type="float">
            <text:p>96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ual_mode_accel_ctrl</text:p>
          </table:table-cell>
          <table:table-cell office:value-type="float" office:value="967" calcext:value-type="float">
            <text:p>96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tl_exp_accel_ctl_func</text:p>
          </table:table-cell>
          <table:table-cell office:value-type="float" office:value="976" calcext:value-type="float">
            <text:p>97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tl_exp_accel_ctl_min</text:p>
          </table:table-cell>
          <table:table-cell office:value-type="float" office:value="977" calcext:value-type="float">
            <text:p>97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tl_exp_accel_ctl_max</text:p>
          </table:table-cell>
          <table:table-cell office:value-type="float" office:value="978" calcext:value-type="float">
            <text:p>97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tl_exp_accel_ctl_src_mode</text:p>
          </table:table-cell>
          <table:table-cell office:value-type="float" office:value="979" calcext:value-type="float">
            <text:p>97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tl_exp_exp_sw_func</text:p>
          </table:table-cell>
          <table:table-cell office:value-type="float" office:value="992" calcext:value-type="float">
            <text:p>99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tl_exp_exp_sw_min</text:p>
          </table:table-cell>
          <table:table-cell office:value-type="float" office:value="993" calcext:value-type="float">
            <text:p>99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tl_exp_exp_sw_max</text:p>
          </table:table-cell>
          <table:table-cell office:value-type="float" office:value="994" calcext:value-type="float">
            <text:p>99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tl_exp_exp_sw_src_mode</text:p>
          </table:table-cell>
          <table:table-cell office:value-type="float" office:value="995" calcext:value-type="float">
            <text:p>99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tl_exp_sub_ctl1_func</text:p>
          </table:table-cell>
          <table:table-cell office:value-type="float" office:value="1008" calcext:value-type="float">
            <text:p>100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tl_exp_sub_ctl1_min</text:p>
          </table:table-cell>
          <table:table-cell office:value-type="float" office:value="1009" calcext:value-type="float">
            <text:p>100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tl_exp_sub_ctl1_max</text:p>
          </table:table-cell>
          <table:table-cell office:value-type="float" office:value="1010" calcext:value-type="float">
            <text:p>10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tl_exp_sub_ctl1_src_mode</text:p>
          </table:table-cell>
          <table:table-cell office:value-type="float" office:value="1011" calcext:value-type="float">
            <text:p>10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tl_exp_sub_ctl2_func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tl_exp_sub_ctl2_min</text:p>
          </table:table-cell>
          <table:table-cell office:value-type="float" office:value="1025" calcext:value-type="float">
            <text:p>10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tl_exp_sub_ctl2_max</text:p>
          </table:table-cell>
          <table:table-cell office:value-type="float" office:value="1026" calcext:value-type="float">
            <text:p>102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tl_exp_sub_ctl2_src_mode</text:p>
          </table:table-cell>
          <table:table-cell office:value-type="float" office:value="1027" calcext:value-type="float">
            <text:p>102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tl_exp_exp_func</text:p>
          </table:table-cell>
          <table:table-cell office:value-type="float" office:value="1040" calcext:value-type="float">
            <text:p>104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tl_exp_exp_patch_level_min</text:p>
          </table:table-cell>
          <table:table-cell office:value-type="float" office:value="1041" calcext:value-type="float">
            <text:p>104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tl_exp_exp_patch_level_max</text:p>
          </table:table-cell>
          <table:table-cell office:value-type="float" office:value="1042" calcext:value-type="float">
            <text:p>104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tl_exp_sub_exp_func</text:p>
          </table:table-cell>
          <table:table-cell office:value-type="float" office:value="1056" calcext:value-type="float">
            <text:p>105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tl_exp_sub_exp_patch_level_min</text:p>
          </table:table-cell>
          <table:table-cell office:value-type="float" office:value="1057" calcext:value-type="float">
            <text:p>105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tl_exp_sub_exp_patch_level_max</text:p>
          </table:table-cell>
          <table:table-cell office:value-type="float" office:value="1058" calcext:value-type="float">
            <text:p>105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sign1_on_off</text:p>
          </table:table-cell>
          <table:table-cell office:value-type="float" office:value="1072" calcext:value-type="float">
            <text:p>10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1_target</text:p>
          </table:table-cell>
          <table:table-cell office:value-type="float" office:value="1073" calcext:value-type="float">
            <text:p>107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1_target_min</text:p>
          </table:table-cell>
          <table:table-cell office:value-type="float" office:value="1075" calcext:value-type="float">
            <text:p>10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1_target_max</text:p>
          </table:table-cell>
          <table:table-cell office:value-type="float" office:value="1077" calcext:value-type="float">
            <text:p>107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1_source</text:p>
          </table:table-cell>
          <table:table-cell office:value-type="float" office:value="1079" calcext:value-type="float">
            <text:p>10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1_source_mode</text:p>
          </table:table-cell>
          <table:table-cell office:value-type="float" office:value="1080" calcext:value-type="float">
            <text:p>10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1_act_range_lo</text:p>
          </table:table-cell>
          <table:table-cell office:value-type="float" office:value="1081" calcext:value-type="float">
            <text:p>10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1_act_range_hi</text:p>
          </table:table-cell>
          <table:table-cell office:value-type="float" office:value="1082" calcext:value-type="float">
            <text:p>10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1_int_pdl_trigger</text:p>
          </table:table-cell>
          <table:table-cell office:value-type="float" office:value="1083" calcext:value-type="float">
            <text:p>10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1_int_pdl_time</text:p>
          </table:table-cell>
          <table:table-cell office:value-type="float" office:value="1084" calcext:value-type="float">
            <text:p>10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1_int_pdl_curve</text:p>
          </table:table-cell>
          <table:table-cell office:value-type="float" office:value="1085" calcext:value-type="float">
            <text:p>10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1_wave_rate</text:p>
          </table:table-cell>
          <table:table-cell office:value-type="float" office:value="1086" calcext:value-type="float">
            <text:p>10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1_waveform</text:p>
          </table:table-cell>
          <table:table-cell office:value-type="float" office:value="1087" calcext:value-type="float">
            <text:p>10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2_on_off</text:p>
          </table:table-cell>
          <table:table-cell office:value-type="float" office:value="1104" calcext:value-type="float">
            <text:p>11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2_target</text:p>
          </table:table-cell>
          <table:table-cell office:value-type="float" office:value="1105" calcext:value-type="float">
            <text:p>11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2_target_min</text:p>
          </table:table-cell>
          <table:table-cell office:value-type="float" office:value="1107" calcext:value-type="float">
            <text:p>11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2_target_max</text:p>
          </table:table-cell>
          <table:table-cell office:value-type="float" office:value="1109" calcext:value-type="float">
            <text:p>11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2_source</text:p>
          </table:table-cell>
          <table:table-cell office:value-type="float" office:value="1111" calcext:value-type="float">
            <text:p>1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2_source_mode</text:p>
          </table:table-cell>
          <table:table-cell office:value-type="float" office:value="1112" calcext:value-type="float">
            <text:p>11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2_act_range_lo</text:p>
          </table:table-cell>
          <table:table-cell office:value-type="float" office:value="1113" calcext:value-type="float">
            <text:p>11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2_act_range_hi</text:p>
          </table:table-cell>
          <table:table-cell office:value-type="float" office:value="1114" calcext:value-type="float">
            <text:p>11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2_int_pdl_trigger</text:p>
          </table:table-cell>
          <table:table-cell office:value-type="float" office:value="1115" calcext:value-type="float">
            <text:p>11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2_int_pdl_time</text:p>
          </table:table-cell>
          <table:table-cell office:value-type="float" office:value="1116" calcext:value-type="float">
            <text:p>11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2_int_pdl_curve</text:p>
          </table:table-cell>
          <table:table-cell office:value-type="float" office:value="1117" calcext:value-type="float">
            <text:p>11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2_wave_rate</text:p>
          </table:table-cell>
          <table:table-cell office:value-type="float" office:value="1118" calcext:value-type="float">
            <text:p>11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2_waveform</text:p>
          </table:table-cell>
          <table:table-cell office:value-type="float" office:value="1119" calcext:value-type="float">
            <text:p>11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3_on_off</text:p>
          </table:table-cell>
          <table:table-cell office:value-type="float" office:value="1136" calcext:value-type="float">
            <text:p>11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3_target</text:p>
          </table:table-cell>
          <table:table-cell office:value-type="float" office:value="1137" calcext:value-type="float">
            <text:p>11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3_target_min</text:p>
          </table:table-cell>
          <table:table-cell office:value-type="float" office:value="1139" calcext:value-type="float">
            <text:p>11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3_target_max</text:p>
          </table:table-cell>
          <table:table-cell office:value-type="float" office:value="1141" calcext:value-type="float">
            <text:p>114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3_source</text:p>
          </table:table-cell>
          <table:table-cell office:value-type="float" office:value="1143" calcext:value-type="float">
            <text:p>11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3_source_mode</text:p>
          </table:table-cell>
          <table:table-cell office:value-type="float" office:value="1144" calcext:value-type="float">
            <text:p>11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3_act_range_lo</text:p>
          </table:table-cell>
          <table:table-cell office:value-type="float" office:value="1145" calcext:value-type="float">
            <text:p>11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3_act_range_hi</text:p>
          </table:table-cell>
          <table:table-cell office:value-type="float" office:value="1146" calcext:value-type="float">
            <text:p>11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3_int_pdl_trigger</text:p>
          </table:table-cell>
          <table:table-cell office:value-type="float" office:value="1147" calcext:value-type="float">
            <text:p>11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3_int_pdl_time</text:p>
          </table:table-cell>
          <table:table-cell office:value-type="float" office:value="1148" calcext:value-type="float">
            <text:p>11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3_int_pdl_curve</text:p>
          </table:table-cell>
          <table:table-cell office:value-type="float" office:value="1149" calcext:value-type="float">
            <text:p>11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3_wave_rate</text:p>
          </table:table-cell>
          <table:table-cell office:value-type="float" office:value="1150" calcext:value-type="float">
            <text:p>11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3_waveform</text:p>
          </table:table-cell>
          <table:table-cell office:value-type="float" office:value="1151" calcext:value-type="float">
            <text:p>11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4_on_off</text:p>
          </table:table-cell>
          <table:table-cell office:value-type="float" office:value="1168" calcext:value-type="float">
            <text:p>11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4_target</text:p>
          </table:table-cell>
          <table:table-cell office:value-type="float" office:value="1169" calcext:value-type="float">
            <text:p>116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4_target_min</text:p>
          </table:table-cell>
          <table:table-cell office:value-type="float" office:value="1171" calcext:value-type="float">
            <text:p>117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4_target_max</text:p>
          </table:table-cell>
          <table:table-cell office:value-type="float" office:value="1173" calcext:value-type="float">
            <text:p>117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4_source</text:p>
          </table:table-cell>
          <table:table-cell office:value-type="float" office:value="1175" calcext:value-type="float">
            <text:p>11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4_source_mode</text:p>
          </table:table-cell>
          <table:table-cell office:value-type="float" office:value="1176" calcext:value-type="float">
            <text:p>11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4_act_range_lo</text:p>
          </table:table-cell>
          <table:table-cell office:value-type="float" office:value="1177" calcext:value-type="float">
            <text:p>11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4_act_range_hi</text:p>
          </table:table-cell>
          <table:table-cell office:value-type="float" office:value="1178" calcext:value-type="float">
            <text:p>11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4_int_pdl_trigger</text:p>
          </table:table-cell>
          <table:table-cell office:value-type="float" office:value="1179" calcext:value-type="float">
            <text:p>11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4_int_pdl_time</text:p>
          </table:table-cell>
          <table:table-cell office:value-type="float" office:value="1180" calcext:value-type="float">
            <text:p>11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4_int_pdl_curve</text:p>
          </table:table-cell>
          <table:table-cell office:value-type="float" office:value="1181" calcext:value-type="float">
            <text:p>11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4_wave_rate</text:p>
          </table:table-cell>
          <table:table-cell office:value-type="float" office:value="1182" calcext:value-type="float">
            <text:p>11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4_waveform</text:p>
          </table:table-cell>
          <table:table-cell office:value-type="float" office:value="1183" calcext:value-type="float">
            <text:p>11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5_on_off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5_target</text:p>
          </table:table-cell>
          <table:table-cell office:value-type="float" office:value="1201" calcext:value-type="float">
            <text:p>12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5_target_min</text:p>
          </table:table-cell>
          <table:table-cell office:value-type="float" office:value="1203" calcext:value-type="float">
            <text:p>120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5_target_max</text:p>
          </table:table-cell>
          <table:table-cell office:value-type="float" office:value="1205" calcext:value-type="float">
            <text:p>12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5_source</text:p>
          </table:table-cell>
          <table:table-cell office:value-type="float" office:value="1207" calcext:value-type="float">
            <text:p>12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5_source_mode</text:p>
          </table:table-cell>
          <table:table-cell office:value-type="float" office:value="1208" calcext:value-type="float">
            <text:p>12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5_act_range_lo</text:p>
          </table:table-cell>
          <table:table-cell office:value-type="float" office:value="1209" calcext:value-type="float">
            <text:p>12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5_act_range_hi</text:p>
          </table:table-cell>
          <table:table-cell office:value-type="float" office:value="1210" calcext:value-type="float">
            <text:p>12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5_int_pdl_trigger</text:p>
          </table:table-cell>
          <table:table-cell office:value-type="float" office:value="1211" calcext:value-type="float">
            <text:p>12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5_int_pdl_time</text:p>
          </table:table-cell>
          <table:table-cell office:value-type="float" office:value="1212" calcext:value-type="float">
            <text:p>12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5_int_pdl_curve</text:p>
          </table:table-cell>
          <table:table-cell office:value-type="float" office:value="1213" calcext:value-type="float">
            <text:p>12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5_wave_rate</text:p>
          </table:table-cell>
          <table:table-cell office:value-type="float" office:value="1214" calcext:value-type="float">
            <text:p>12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5_waveform</text:p>
          </table:table-cell>
          <table:table-cell office:value-type="float" office:value="1215" calcext:value-type="float">
            <text:p>12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6_on_off</text:p>
          </table:table-cell>
          <table:table-cell office:value-type="float" office:value="1232" calcext:value-type="float">
            <text:p>12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6_target</text:p>
          </table:table-cell>
          <table:table-cell office:value-type="float" office:value="1233" calcext:value-type="float">
            <text:p>12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6_target_min</text:p>
          </table:table-cell>
          <table:table-cell office:value-type="float" office:value="1235" calcext:value-type="float">
            <text:p>123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6_target_max</text:p>
          </table:table-cell>
          <table:table-cell office:value-type="float" office:value="1237" calcext:value-type="float">
            <text:p>12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6_source</text:p>
          </table:table-cell>
          <table:table-cell office:value-type="float" office:value="1239" calcext:value-type="float">
            <text:p>12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6_source_mode</text:p>
          </table:table-cell>
          <table:table-cell office:value-type="float" office:value="1240" calcext:value-type="float">
            <text:p>12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6_act_range_lo</text:p>
          </table:table-cell>
          <table:table-cell office:value-type="float" office:value="1241" calcext:value-type="float">
            <text:p>12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6_act_range_hi</text:p>
          </table:table-cell>
          <table:table-cell office:value-type="float" office:value="1242" calcext:value-type="float">
            <text:p>12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6_int_pdl_trigger</text:p>
          </table:table-cell>
          <table:table-cell office:value-type="float" office:value="1243" calcext:value-type="float">
            <text:p>12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6_int_pdl_time</text:p>
          </table:table-cell>
          <table:table-cell office:value-type="float" office:value="1244" calcext:value-type="float">
            <text:p>12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6_int_pdl_curve</text:p>
          </table:table-cell>
          <table:table-cell office:value-type="float" office:value="1245" calcext:value-type="float">
            <text:p>12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6_wave_rate</text:p>
          </table:table-cell>
          <table:table-cell office:value-type="float" office:value="1246" calcext:value-type="float">
            <text:p>12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6_waveform</text:p>
          </table:table-cell>
          <table:table-cell office:value-type="float" office:value="1247" calcext:value-type="float">
            <text:p>12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7_on_off</text:p>
          </table:table-cell>
          <table:table-cell office:value-type="float" office:value="1264" calcext:value-type="float">
            <text:p>12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7_target</text:p>
          </table:table-cell>
          <table:table-cell office:value-type="float" office:value="1265" calcext:value-type="float">
            <text:p>126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7_target_min</text:p>
          </table:table-cell>
          <table:table-cell office:value-type="float" office:value="1267" calcext:value-type="float">
            <text:p>126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7_target_max</text:p>
          </table:table-cell>
          <table:table-cell office:value-type="float" office:value="1269" calcext:value-type="float">
            <text:p>126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7_source</text:p>
          </table:table-cell>
          <table:table-cell office:value-type="float" office:value="1271" calcext:value-type="float">
            <text:p>12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7_source_mode</text:p>
          </table:table-cell>
          <table:table-cell office:value-type="float" office:value="1272" calcext:value-type="float">
            <text:p>12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7_act_range_lo</text:p>
          </table:table-cell>
          <table:table-cell office:value-type="float" office:value="1273" calcext:value-type="float">
            <text:p>12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7_act_range_hi</text:p>
          </table:table-cell>
          <table:table-cell office:value-type="float" office:value="1274" calcext:value-type="float">
            <text:p>12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7_int_pdl_trigger</text:p>
          </table:table-cell>
          <table:table-cell office:value-type="float" office:value="1275" calcext:value-type="float">
            <text:p>12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7_int_pdl_time</text:p>
          </table:table-cell>
          <table:table-cell office:value-type="float" office:value="1276" calcext:value-type="float">
            <text:p>12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7_int_pdl_curve</text:p>
          </table:table-cell>
          <table:table-cell office:value-type="float" office:value="1277" calcext:value-type="float">
            <text:p>12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7_wave_rate</text:p>
          </table:table-cell>
          <table:table-cell office:value-type="float" office:value="1278" calcext:value-type="float">
            <text:p>12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7_waveform</text:p>
          </table:table-cell>
          <table:table-cell office:value-type="float" office:value="1279" calcext:value-type="float">
            <text:p>12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8_on_off</text:p>
          </table:table-cell>
          <table:table-cell office:value-type="float" office:value="1296" calcext:value-type="float">
            <text:p>12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8_target</text:p>
          </table:table-cell>
          <table:table-cell office:value-type="float" office:value="1297" calcext:value-type="float">
            <text:p>129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8_target_min</text:p>
          </table:table-cell>
          <table:table-cell office:value-type="float" office:value="1299" calcext:value-type="float">
            <text:p>129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8_target_max</text:p>
          </table:table-cell>
          <table:table-cell office:value-type="float" office:value="1301" calcext:value-type="float">
            <text:p>13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8_source</text:p>
          </table:table-cell>
          <table:table-cell office:value-type="float" office:value="1303" calcext:value-type="float">
            <text:p>13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8_source_mode</text:p>
          </table:table-cell>
          <table:table-cell office:value-type="float" office:value="1304" calcext:value-type="float">
            <text:p>13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8_act_range_lo</text:p>
          </table:table-cell>
          <table:table-cell office:value-type="float" office:value="1305" calcext:value-type="float">
            <text:p>13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8_act_range_hi</text:p>
          </table:table-cell>
          <table:table-cell office:value-type="float" office:value="1306" calcext:value-type="float">
            <text:p>13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8_int_pdl_trigger</text:p>
          </table:table-cell>
          <table:table-cell office:value-type="float" office:value="1307" calcext:value-type="float">
            <text:p>13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8_int_pdl_time</text:p>
          </table:table-cell>
          <table:table-cell office:value-type="float" office:value="1308" calcext:value-type="float">
            <text:p>13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8_int_pdl_curve</text:p>
          </table:table-cell>
          <table:table-cell office:value-type="float" office:value="1309" calcext:value-type="float">
            <text:p>13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8_wave_rate</text:p>
          </table:table-cell>
          <table:table-cell office:value-type="float" office:value="1310" calcext:value-type="float">
            <text:p>13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8_waveform</text:p>
          </table:table-cell>
          <table:table-cell office:value-type="float" office:value="1311" calcext:value-type="float">
            <text:p>13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_common_input_sens</text:p>
          </table:table-cell>
          <table:table-cell office:value-type="float" office:value="1328" calcext:value-type="float">
            <text:p>13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x1_acsim_high</text:p>
          </table:table-cell>
          <table:table-cell office:value-type="float" office:value="2064" calcext:value-type="float">
            <text:p>206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acsim_body</text:p>
          </table:table-cell>
          <table:table-cell office:value-type="float" office:value="2065" calcext:value-type="float">
            <text:p>206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acsim_low</text:p>
          </table:table-cell>
          <table:table-cell office:value-type="float" office:value="2066" calcext:value-type="float">
            <text:p>206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acsim_level</text:p>
          </table:table-cell>
          <table:table-cell office:value-type="float" office:value="2068" calcext:value-type="float">
            <text:p>206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rotary2_balance</text:p>
          </table:table-cell>
          <table:table-cell office:value-type="float" office:value="2070" calcext:value-type="float">
            <text:p>207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rotary2_speed_sel</text:p>
          </table:table-cell>
          <table:table-cell office:value-type="float" office:value="2071" calcext:value-type="float">
            <text:p>207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rotary2_rate_slow</text:p>
          </table:table-cell>
          <table:table-cell office:value-type="float" office:value="2072" calcext:value-type="float">
            <text:p>207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rotary2_rate_fast</text:p>
          </table:table-cell>
          <table:table-cell office:value-type="float" office:value="2073" calcext:value-type="float">
            <text:p>207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rotary2_risetime</text:p>
          </table:table-cell>
          <table:table-cell office:value-type="float" office:value="2074" calcext:value-type="float">
            <text:p>207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rotary2_falltime</text:p>
          </table:table-cell>
          <table:table-cell office:value-type="float" office:value="2075" calcext:value-type="float">
            <text:p>207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rotary2_depth</text:p>
          </table:table-cell>
          <table:table-cell office:value-type="float" office:value="2076" calcext:value-type="float">
            <text:p>207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rotary2_level</text:p>
          </table:table-cell>
          <table:table-cell office:value-type="float" office:value="2077" calcext:value-type="float">
            <text:p>207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rotary2_direct_mix</text:p>
          </table:table-cell>
          <table:table-cell office:value-type="float" office:value="2078" calcext:value-type="float">
            <text:p>207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acsim_high</text:p>
          </table:table-cell>
          <table:table-cell office:value-type="float" office:value="2079" calcext:value-type="float">
            <text:p>207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acsim_body</text:p>
          </table:table-cell>
          <table:table-cell office:value-type="float" office:value="2080" calcext:value-type="float">
            <text:p>208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acsim_low</text:p>
          </table:table-cell>
          <table:table-cell office:value-type="float" office:value="2081" calcext:value-type="float">
            <text:p>208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acsim_level</text:p>
          </table:table-cell>
          <table:table-cell office:value-type="float" office:value="2083" calcext:value-type="float">
            <text:p>208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rotary2_balance</text:p>
          </table:table-cell>
          <table:table-cell office:value-type="float" office:value="2085" calcext:value-type="float">
            <text:p>208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rotary2_speed_sel</text:p>
          </table:table-cell>
          <table:table-cell office:value-type="float" office:value="2086" calcext:value-type="float">
            <text:p>208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rotary2_rate_slow</text:p>
          </table:table-cell>
          <table:table-cell office:value-type="float" office:value="2087" calcext:value-type="float">
            <text:p>208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rotary2_rate_fast</text:p>
          </table:table-cell>
          <table:table-cell office:value-type="float" office:value="2088" calcext:value-type="float">
            <text:p>208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rotary2_risetime</text:p>
          </table:table-cell>
          <table:table-cell office:value-type="float" office:value="2089" calcext:value-type="float">
            <text:p>208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rotary2_falltime</text:p>
          </table:table-cell>
          <table:table-cell office:value-type="float" office:value="2090" calcext:value-type="float">
            <text:p>209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rotary2_depth</text:p>
          </table:table-cell>
          <table:table-cell office:value-type="float" office:value="2091" calcext:value-type="float">
            <text:p>209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rotary2_level</text:p>
          </table:table-cell>
          <table:table-cell office:value-type="float" office:value="2092" calcext:value-type="float">
            <text:p>209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rotary2_direct_mix</text:p>
          </table:table-cell>
          <table:table-cell office:value-type="float" office:value="2093" calcext:value-type="float">
            <text:p>209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m_fx2_teraecho_mode</text:p>
          </table:table-cell>
          <table:table-cell office:value-type="float" office:value="2095" calcext:value-type="float">
            <text:p>209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m_fx2_teraecho_time</text:p>
          </table:table-cell>
          <table:table-cell office:value-type="float" office:value="2096" calcext:value-type="float">
            <text:p>209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m_fx2_teraecho_feedback</text:p>
          </table:table-cell>
          <table:table-cell office:value-type="float" office:value="2097" calcext:value-type="float">
            <text:p>209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m_fx2_teraecho_tone</text:p>
          </table:table-cell>
          <table:table-cell office:value-type="float" office:value="2098" calcext:value-type="float">
            <text:p>209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m_fx2_teraecho_effect_level</text:p>
          </table:table-cell>
          <table:table-cell office:value-type="float" office:value="2099" calcext:value-type="float">
            <text:p>209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m_fx2_teraecho_hold</text:p>
          </table:table-cell>
          <table:table-cell office:value-type="float" office:value="2100" calcext:value-type="float">
            <text:p>2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m_fx2_teraecho_direct_mix</text:p>
          </table:table-cell>
          <table:table-cell office:value-type="float" office:value="2101" calcext:value-type="float">
            <text:p>210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m_fx2_overtone_detune</text:p>
          </table:table-cell>
          <table:table-cell office:value-type="float" office:value="2102" calcext:value-type="float">
            <text:p>210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m_fx2_overtone_tone</text:p>
          </table:table-cell>
          <table:table-cell office:value-type="float" office:value="2103" calcext:value-type="float">
            <text:p>21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m_fx2_overtone_upper_level</text:p>
          </table:table-cell>
          <table:table-cell office:value-type="float" office:value="2104" calcext:value-type="float">
            <text:p>210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m_fx2_overtone_lower_level</text:p>
          </table:table-cell>
          <table:table-cell office:value-type="float" office:value="2105" calcext:value-type="float">
            <text:p>210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m_fx2_overtone_direct_level</text:p>
          </table:table-cell>
          <table:table-cell office:value-type="float" office:value="2106" calcext:value-type="float">
            <text:p>210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in_ptn</text:p>
          </table:table-cell>
          <table:table-cell office:value-type="float" office:value="2304" calcext:value-type="float">
            <text:p>230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box_asgn_fx1a_g</text:p>
          </table:table-cell>
          <table:table-cell office:value-type="float" office:value="2305" calcext:value-type="float">
            <text:p>230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box_asgn_fx1a_r</text:p>
          </table:table-cell>
          <table:table-cell office:value-type="float" office:value="2306" calcext:value-type="float">
            <text:p>230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box_asgn_fx1a_y</text:p>
          </table:table-cell>
          <table:table-cell office:value-type="float" office:value="2307" calcext:value-type="float">
            <text:p>230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box_asgn_fx1b_g</text:p>
          </table:table-cell>
          <table:table-cell office:value-type="float" office:value="2308" calcext:value-type="float">
            <text:p>230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box_asgn_fx1b_r</text:p>
          </table:table-cell>
          <table:table-cell office:value-type="float" office:value="2309" calcext:value-type="float">
            <text:p>230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box_asgn_fx1b_y</text:p>
          </table:table-cell>
          <table:table-cell office:value-type="float" office:value="2310" calcext:value-type="float">
            <text:p>23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box_asgn_fx2a_g</text:p>
          </table:table-cell>
          <table:table-cell office:value-type="float" office:value="2311" calcext:value-type="float">
            <text:p>23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box_asgn_fx2a_r</text:p>
          </table:table-cell>
          <table:table-cell office:value-type="float" office:value="2312" calcext:value-type="float">
            <text:p>23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box_asgn_fx2a_y</text:p>
          </table:table-cell>
          <table:table-cell office:value-type="float" office:value="2313" calcext:value-type="float">
            <text:p>23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box_asgn_fx2b_g</text:p>
          </table:table-cell>
          <table:table-cell office:value-type="float" office:value="2314" calcext:value-type="float">
            <text:p>231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box_asgn_fx2b_r</text:p>
          </table:table-cell>
          <table:table-cell office:value-type="float" office:value="2315" calcext:value-type="float">
            <text:p>23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box_asgn_fx2b_y</text:p>
          </table:table-cell>
          <table:table-cell office:value-type="float" office:value="2316" calcext:value-type="float">
            <text:p>23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box_asgn_fx3_g</text:p>
          </table:table-cell>
          <table:table-cell office:value-type="float" office:value="2317" calcext:value-type="float">
            <text:p>23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box_asgn_fx3_r</text:p>
          </table:table-cell>
          <table:table-cell office:value-type="float" office:value="2318" calcext:value-type="float">
            <text:p>23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box_asgn_fx3_y</text:p>
          </table:table-cell>
          <table:table-cell office:value-type="float" office:value="2319" calcext:value-type="float">
            <text:p>231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box_sel_fx1a</text:p>
          </table:table-cell>
          <table:table-cell office:value-type="float" office:value="2320" calcext:value-type="float">
            <text:p>232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box_sel_fx1b</text:p>
          </table:table-cell>
          <table:table-cell office:value-type="float" office:value="2321" calcext:value-type="float">
            <text:p>23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box_sel_fx2a</text:p>
          </table:table-cell>
          <table:table-cell office:value-type="float" office:value="2322" calcext:value-type="float">
            <text:p>232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box_sel_fx2b</text:p>
          </table:table-cell>
          <table:table-cell office:value-type="float" office:value="2323" calcext:value-type="float">
            <text:p>232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box_sel_fx3</text:p>
          </table:table-cell>
          <table:table-cell office:value-type="float" office:value="2324" calcext:value-type="float">
            <text:p>232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_active_ab_fx1</text:p>
          </table:table-cell>
          <table:table-cell office:value-type="float" office:value="2325" calcext:value-type="float">
            <text:p>23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_active_ab_fx2</text:p>
          </table:table-cell>
          <table:table-cell office:value-type="float" office:value="2326" calcext:value-type="float">
            <text:p>2326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table table:name="bounds0" table:style-name="ta1">
        <table:table-column table:style-name="co5" table:number-columns-repeated="6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5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[.B1]-[.A1]+1" office:value-type="float" office:value="17" calcext:value-type="float">
            <text:p>17</text:p>
          </table:table-cell>
          <table:table-cell table:number-matrix-columns-spanned="1" table:number-matrix-rows-spanned="1" table:formula="of:=SUM( ([$full.$B$2:.$B$907]&gt;=[.A1]) * ([$full.$B$2:.$B$907]&lt;=[.B1]) * [$full.$G$2:.$G$907])" office:value-type="float" office:value="17" calcext:value-type="float">
            <text:p>17</text:p>
          </table:table-cell>
          <table:table-cell table:formula="of:=[.C1]-[.D1]"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Used</text:p>
          </table:table-cell>
          <table:table-cell table:style-name="ce8" office:value-type="string" calcext:value-type="string">
            <text:p>Waste</text:p>
          </table:table-cell>
          <table:table-cell table:style-name="ce8" office:value-type="string" calcext:value-type="string">
            <text:p>Efficiency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2" calcext:value-type="float">
            <text:p>62</text:p>
          </table:table-cell>
          <table:table-cell table:formula="of:=[.B2]-[.A2]+1" office:value-type="float" office:value="15" calcext:value-type="float">
            <text:p>15</text:p>
          </table:table-cell>
          <table:table-cell table:number-matrix-columns-spanned="1" table:number-matrix-rows-spanned="1" table:formula="of:=SUM( ([$full.$B$2:.$B$907]&gt;=[.A2]) * ([$full.$B$2:.$B$907]&lt;=[.B2]) * [$full.$G$2:.$G$907])" office:value-type="float" office:value="15" calcext:value-type="float">
            <text:p>15</text:p>
          </table:table-cell>
          <table:table-cell table:formula="of:=[.C2]-[.D2]" office:value-type="float" office:value="0" calcext:value-type="float">
            <text:p>0</text:p>
          </table:table-cell>
          <table:table-cell/>
          <table:table-cell table:style-name="ce9" table:formula="of:=SUM([.D1:.D90])" office:value-type="float" office:value="707" calcext:value-type="float">
            <text:p>707</text:p>
          </table:table-cell>
          <table:table-cell table:style-name="ce9" table:formula="of:=SUM([.E1:.E90])" office:value-type="float" office:value="0" calcext:value-type="float">
            <text:p>0</text:p>
          </table:table-cell>
          <table:table-cell table:style-name="ce10" table:formula="of:=([.G2]/([.H2]+[.G2]))" office:value-type="percentage" office:value="1" calcext:value-type="percentage">
            <text:p>100.00%</text:p>
          </table:table-cell>
          <table:table-cell/>
          <table:table-cell office:value-type="string" calcext:value-type="string">
            <text:p>Boundaries with 0 tolerance.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table:formula="of:=[.B3]-[.A3]+1" office:value-type="float" office:value="2" calcext:value-type="float">
            <text:p>2</text:p>
          </table:table-cell>
          <table:table-cell table:number-matrix-columns-spanned="1" table:number-matrix-rows-spanned="1" table:formula="of:=SUM( ([$full.$B$2:.$B$907]&gt;=[.A3]) * ([$full.$B$2:.$B$907]&lt;=[.B3]) * [$full.$G$2:.$G$907])" office:value-type="float" office:value="2" calcext:value-type="float">
            <text:p>2</text:p>
          </table:table-cell>
          <table:table-cell table:formula="of:=[.C3]-[.D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  <table:table-cell table:formula="of:=[.B4]-[.A4]+1" office:value-type="float" office:value="6" calcext:value-type="float">
            <text:p>6</text:p>
          </table:table-cell>
          <table:table-cell table:number-matrix-columns-spanned="1" table:number-matrix-rows-spanned="1" table:formula="of:=SUM( ([$full.$B$2:.$B$907]&gt;=[.A4]) * ([$full.$B$2:.$B$907]&lt;=[.B4]) * [$full.$G$2:.$G$907])" office:value-type="float" office:value="6" calcext:value-type="float">
            <text:p>6</text:p>
          </table:table-cell>
          <table:table-cell table:formula="of:=[.C4]-[.D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1" calcext:value-type="float">
            <text:p>101</text:p>
          </table:table-cell>
          <table:table-cell table:formula="of:=[.B5]-[.A5]+1" office:value-type="float" office:value="4" calcext:value-type="float">
            <text:p>4</text:p>
          </table:table-cell>
          <table:table-cell table:number-matrix-columns-spanned="1" table:number-matrix-rows-spanned="1" table:formula="of:=SUM( ([$full.$B$2:.$B$907]&gt;=[.A5]) * ([$full.$B$2:.$B$907]&lt;=[.B5]) * [$full.$G$2:.$G$907])" office:value-type="float" office:value="4" calcext:value-type="float">
            <text:p>4</text:p>
          </table:table-cell>
          <table:table-cell table:formula="of:=[.C5]-[.D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table:formula="of:=[.B6]-[.A6]+1" office:value-type="float" office:value="3" calcext:value-type="float">
            <text:p>3</text:p>
          </table:table-cell>
          <table:table-cell table:number-matrix-columns-spanned="1" table:number-matrix-rows-spanned="1" table:formula="of:=SUM( ([$full.$B$2:.$B$907]&gt;=[.A6]) * ([$full.$B$2:.$B$907]&lt;=[.B6]) * [$full.$G$2:.$G$907])" office:value-type="float" office:value="3" calcext:value-type="float">
            <text:p>3</text:p>
          </table:table-cell>
          <table:table-cell table:formula="of:=[.C6]-[.D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01" calcext:value-type="float">
            <text:p>201</text:p>
          </table:table-cell>
          <table:table-cell table:formula="of:=[.B7]-[.A7]+1" office:value-type="float" office:value="10" calcext:value-type="float">
            <text:p>10</text:p>
          </table:table-cell>
          <table:table-cell table:number-matrix-columns-spanned="1" table:number-matrix-rows-spanned="1" table:formula="of:=SUM( ([$full.$B$2:.$B$907]&gt;=[.A7]) * ([$full.$B$2:.$B$907]&lt;=[.B7]) * [$full.$G$2:.$G$907])" office:value-type="float" office:value="10" calcext:value-type="float">
            <text:p>10</text:p>
          </table:table-cell>
          <table:table-cell table:formula="of:=[.C7]-[.D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10" calcext:value-type="float">
            <text:p>210</text:p>
          </table:table-cell>
          <table:table-cell table:formula="of:=[.B8]-[.A8]+1" office:value-type="float" office:value="7" calcext:value-type="float">
            <text:p>7</text:p>
          </table:table-cell>
          <table:table-cell table:number-matrix-columns-spanned="1" table:number-matrix-rows-spanned="1" table:formula="of:=SUM( ([$full.$B$2:.$B$907]&gt;=[.A8]) * ([$full.$B$2:.$B$907]&lt;=[.B8]) * [$full.$G$2:.$G$907])" office:value-type="float" office:value="7" calcext:value-type="float">
            <text:p>7</text:p>
          </table:table-cell>
          <table:table-cell table:formula="of:=[.C8]-[.D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18" calcext:value-type="float">
            <text:p>218</text:p>
          </table:table-cell>
          <table:table-cell table:formula="of:=[.B9]-[.A9]+1" office:value-type="float" office:value="7" calcext:value-type="float">
            <text:p>7</text:p>
          </table:table-cell>
          <table:table-cell table:number-matrix-columns-spanned="1" table:number-matrix-rows-spanned="1" table:formula="of:=SUM( ([$full.$B$2:.$B$907]&gt;=[.A9]) * ([$full.$B$2:.$B$907]&lt;=[.B9]) * [$full.$G$2:.$G$907])" office:value-type="float" office:value="7" calcext:value-type="float">
            <text:p>7</text:p>
          </table:table-cell>
          <table:table-cell table:formula="of:=[.C9]-[.D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25" calcext:value-type="float">
            <text:p>225</text:p>
          </table:table-cell>
          <table:table-cell table:formula="of:=[.B10]-[.A10]+1" office:value-type="float" office:value="6" calcext:value-type="float">
            <text:p>6</text:p>
          </table:table-cell>
          <table:table-cell table:number-matrix-columns-spanned="1" table:number-matrix-rows-spanned="1" table:formula="of:=SUM( ([$full.$B$2:.$B$907]&gt;=[.A10]) * ([$full.$B$2:.$B$907]&lt;=[.B10]) * [$full.$G$2:.$G$907])" office:value-type="float" office:value="6" calcext:value-type="float">
            <text:p>6</text:p>
          </table:table-cell>
          <table:table-cell table:formula="of:=[.C10]-[.D1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31" calcext:value-type="float">
            <text:p>231</text:p>
          </table:table-cell>
          <table:table-cell table:formula="of:=[.B11]-[.A11]+1" office:value-type="float" office:value="5" calcext:value-type="float">
            <text:p>5</text:p>
          </table:table-cell>
          <table:table-cell table:number-matrix-columns-spanned="1" table:number-matrix-rows-spanned="1" table:formula="of:=SUM( ([$full.$B$2:.$B$907]&gt;=[.A11]) * ([$full.$B$2:.$B$907]&lt;=[.B11]) * [$full.$G$2:.$G$907])" office:value-type="float" office:value="5" calcext:value-type="float">
            <text:p>5</text:p>
          </table:table-cell>
          <table:table-cell table:formula="of:=[.C11]-[.D1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38" calcext:value-type="float">
            <text:p>238</text:p>
          </table:table-cell>
          <table:table-cell table:formula="of:=[.B12]-[.A12]+1" office:value-type="float" office:value="6" calcext:value-type="float">
            <text:p>6</text:p>
          </table:table-cell>
          <table:table-cell table:number-matrix-columns-spanned="1" table:number-matrix-rows-spanned="1" table:formula="of:=SUM( ([$full.$B$2:.$B$907]&gt;=[.A12]) * ([$full.$B$2:.$B$907]&lt;=[.B12]) * [$full.$G$2:.$G$907])" office:value-type="float" office:value="6" calcext:value-type="float">
            <text:p>6</text:p>
          </table:table-cell>
          <table:table-cell table:formula="of:=[.C12]-[.D1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  <table:table-cell table:formula="of:=[.B13]-[.A13]+1" office:value-type="float" office:value="11" calcext:value-type="float">
            <text:p>11</text:p>
          </table:table-cell>
          <table:table-cell table:number-matrix-columns-spanned="1" table:number-matrix-rows-spanned="1" table:formula="of:=SUM( ([$full.$B$2:.$B$907]&gt;=[.A13]) * ([$full.$B$2:.$B$907]&lt;=[.B13]) * [$full.$G$2:.$G$907])" office:value-type="float" office:value="11" calcext:value-type="float">
            <text:p>11</text:p>
          </table:table-cell>
          <table:table-cell table:formula="of:=[.C13]-[.D1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62" calcext:value-type="float">
            <text:p>262</text:p>
          </table:table-cell>
          <table:table-cell table:formula="of:=[.B14]-[.A14]+1" office:value-type="float" office:value="11" calcext:value-type="float">
            <text:p>11</text:p>
          </table:table-cell>
          <table:table-cell table:number-matrix-columns-spanned="1" table:number-matrix-rows-spanned="1" table:formula="of:=SUM( ([$full.$B$2:.$B$907]&gt;=[.A14]) * ([$full.$B$2:.$B$907]&lt;=[.B14]) * [$full.$G$2:.$G$907])" office:value-type="float" office:value="11" calcext:value-type="float">
            <text:p>11</text:p>
          </table:table-cell>
          <table:table-cell table:formula="of:=[.C14]-[.D1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68" calcext:value-type="float">
            <text:p>268</text:p>
          </table:table-cell>
          <table:table-cell table:formula="of:=[.B15]-[.A15]+1" office:value-type="float" office:value="5" calcext:value-type="float">
            <text:p>5</text:p>
          </table:table-cell>
          <table:table-cell table:number-matrix-columns-spanned="1" table:number-matrix-rows-spanned="1" table:formula="of:=SUM( ([$full.$B$2:.$B$907]&gt;=[.A15]) * ([$full.$B$2:.$B$907]&lt;=[.B15]) * [$full.$G$2:.$G$907])" office:value-type="float" office:value="5" calcext:value-type="float">
            <text:p>5</text:p>
          </table:table-cell>
          <table:table-cell table:formula="of:=[.C15]-[.D1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4" calcext:value-type="float">
            <text:p>274</text:p>
          </table:table-cell>
          <table:table-cell table:formula="of:=[.B16]-[.A16]+1" office:value-type="float" office:value="5" calcext:value-type="float">
            <text:p>5</text:p>
          </table:table-cell>
          <table:table-cell table:number-matrix-columns-spanned="1" table:number-matrix-rows-spanned="1" table:formula="of:=SUM( ([$full.$B$2:.$B$907]&gt;=[.A16]) * ([$full.$B$2:.$B$907]&lt;=[.B16]) * [$full.$G$2:.$G$907])" office:value-type="float" office:value="5" calcext:value-type="float">
            <text:p>5</text:p>
          </table:table-cell>
          <table:table-cell table:formula="of:=[.C16]-[.D1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table:formula="of:=[.B17]-[.A17]+1" office:value-type="float" office:value="3" calcext:value-type="float">
            <text:p>3</text:p>
          </table:table-cell>
          <table:table-cell table:number-matrix-columns-spanned="1" table:number-matrix-rows-spanned="1" table:formula="of:=SUM( ([$full.$B$2:.$B$907]&gt;=[.A17]) * ([$full.$B$2:.$B$907]&lt;=[.B17]) * [$full.$G$2:.$G$907])" office:value-type="float" office:value="3" calcext:value-type="float">
            <text:p>3</text:p>
          </table:table-cell>
          <table:table-cell table:formula="of:=[.C17]-[.D1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86" calcext:value-type="float">
            <text:p>286</text:p>
          </table:table-cell>
          <table:table-cell table:formula="of:=[.B18]-[.A18]+1" office:value-type="float" office:value="7" calcext:value-type="float">
            <text:p>7</text:p>
          </table:table-cell>
          <table:table-cell table:number-matrix-columns-spanned="1" table:number-matrix-rows-spanned="1" table:formula="of:=SUM( ([$full.$B$2:.$B$907]&gt;=[.A18]) * ([$full.$B$2:.$B$907]&lt;=[.B18]) * [$full.$G$2:.$G$907])" office:value-type="float" office:value="7" calcext:value-type="float">
            <text:p>7</text:p>
          </table:table-cell>
          <table:table-cell table:formula="of:=[.C18]-[.D1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95" calcext:value-type="float">
            <text:p>295</text:p>
          </table:table-cell>
          <table:table-cell table:formula="of:=[.B19]-[.A19]+1" office:value-type="float" office:value="8" calcext:value-type="float">
            <text:p>8</text:p>
          </table:table-cell>
          <table:table-cell table:number-matrix-columns-spanned="1" table:number-matrix-rows-spanned="1" table:formula="of:=SUM( ([$full.$B$2:.$B$907]&gt;=[.A19]) * ([$full.$B$2:.$B$907]&lt;=[.B19]) * [$full.$G$2:.$G$907])" office:value-type="float" office:value="8" calcext:value-type="float">
            <text:p>8</text:p>
          </table:table-cell>
          <table:table-cell table:formula="of:=[.C19]-[.D1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303" calcext:value-type="float">
            <text:p>303</text:p>
          </table:table-cell>
          <table:table-cell table:formula="of:=[.B20]-[.A20]+1" office:value-type="float" office:value="7" calcext:value-type="float">
            <text:p>7</text:p>
          </table:table-cell>
          <table:table-cell table:number-matrix-columns-spanned="1" table:number-matrix-rows-spanned="1" table:formula="of:=SUM( ([$full.$B$2:.$B$907]&gt;=[.A20]) * ([$full.$B$2:.$B$907]&lt;=[.B20]) * [$full.$G$2:.$G$907])" office:value-type="float" office:value="7" calcext:value-type="float">
            <text:p>7</text:p>
          </table:table-cell>
          <table:table-cell table:formula="of:=[.C20]-[.D2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07" calcext:value-type="float">
            <text:p>307</text:p>
          </table:table-cell>
          <table:table-cell table:formula="of:=[.B21]-[.A21]+1" office:value-type="float" office:value="3" calcext:value-type="float">
            <text:p>3</text:p>
          </table:table-cell>
          <table:table-cell table:number-matrix-columns-spanned="1" table:number-matrix-rows-spanned="1" table:formula="of:=SUM( ([$full.$B$2:.$B$907]&gt;=[.A21]) * ([$full.$B$2:.$B$907]&lt;=[.B21]) * [$full.$G$2:.$G$907])" office:value-type="float" office:value="3" calcext:value-type="float">
            <text:p>3</text:p>
          </table:table-cell>
          <table:table-cell table:formula="of:=[.C21]-[.D2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23" calcext:value-type="float">
            <text:p>323</text:p>
          </table:table-cell>
          <table:table-cell table:formula="of:=[.B22]-[.A22]+1" office:value-type="float" office:value="15" calcext:value-type="float">
            <text:p>15</text:p>
          </table:table-cell>
          <table:table-cell table:number-matrix-columns-spanned="1" table:number-matrix-rows-spanned="1" table:formula="of:=SUM( ([$full.$B$2:.$B$907]&gt;=[.A22]) * ([$full.$B$2:.$B$907]&lt;=[.B22]) * [$full.$G$2:.$G$907])" office:value-type="float" office:value="15" calcext:value-type="float">
            <text:p>15</text:p>
          </table:table-cell>
          <table:table-cell table:formula="of:=[.C22]-[.D2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59" calcext:value-type="float">
            <text:p>359</text:p>
          </table:table-cell>
          <table:table-cell table:formula="of:=[.B23]-[.A23]+1" office:value-type="float" office:value="35" calcext:value-type="float">
            <text:p>35</text:p>
          </table:table-cell>
          <table:table-cell table:number-matrix-columns-spanned="1" table:number-matrix-rows-spanned="1" table:formula="of:=SUM( ([$full.$B$2:.$B$907]&gt;=[.A23]) * ([$full.$B$2:.$B$907]&lt;=[.B23]) * [$full.$G$2:.$G$907])" office:value-type="float" office:value="35" calcext:value-type="float">
            <text:p>35</text:p>
          </table:table-cell>
          <table:table-cell table:formula="of:=[.C23]-[.D2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63" calcext:value-type="float">
            <text:p>363</text:p>
          </table:table-cell>
          <table:table-cell table:formula="of:=[.B24]-[.A24]+1" office:value-type="float" office:value="3" calcext:value-type="float">
            <text:p>3</text:p>
          </table:table-cell>
          <table:table-cell table:number-matrix-columns-spanned="1" table:number-matrix-rows-spanned="1" table:formula="of:=SUM( ([$full.$B$2:.$B$907]&gt;=[.A24]) * ([$full.$B$2:.$B$907]&lt;=[.B24]) * [$full.$G$2:.$G$907])" office:value-type="float" office:value="3" calcext:value-type="float">
            <text:p>3</text:p>
          </table:table-cell>
          <table:table-cell table:formula="of:=[.C24]-[.D2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71" calcext:value-type="float">
            <text:p>371</text:p>
          </table:table-cell>
          <table:table-cell table:formula="of:=[.B25]-[.A25]+1" office:value-type="float" office:value="7" calcext:value-type="float">
            <text:p>7</text:p>
          </table:table-cell>
          <table:table-cell table:number-matrix-columns-spanned="1" table:number-matrix-rows-spanned="1" table:formula="of:=SUM( ([$full.$B$2:.$B$907]&gt;=[.A25]) * ([$full.$B$2:.$B$907]&lt;=[.B25]) * [$full.$G$2:.$G$907])" office:value-type="float" office:value="7" calcext:value-type="float">
            <text:p>7</text:p>
          </table:table-cell>
          <table:table-cell table:formula="of:=[.C25]-[.D2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80" calcext:value-type="float">
            <text:p>380</text:p>
          </table:table-cell>
          <table:table-cell table:formula="of:=[.B26]-[.A26]+1" office:value-type="float" office:value="8" calcext:value-type="float">
            <text:p>8</text:p>
          </table:table-cell>
          <table:table-cell table:number-matrix-columns-spanned="1" table:number-matrix-rows-spanned="1" table:formula="of:=SUM( ([$full.$B$2:.$B$907]&gt;=[.A26]) * ([$full.$B$2:.$B$907]&lt;=[.B26]) * [$full.$G$2:.$G$907])" office:value-type="float" office:value="8" calcext:value-type="float">
            <text:p>8</text:p>
          </table:table-cell>
          <table:table-cell table:formula="of:=[.C26]-[.D2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89" calcext:value-type="float">
            <text:p>389</text:p>
          </table:table-cell>
          <table:table-cell table:formula="of:=[.B27]-[.A27]+1" office:value-type="float" office:value="8" calcext:value-type="float">
            <text:p>8</text:p>
          </table:table-cell>
          <table:table-cell table:number-matrix-columns-spanned="1" table:number-matrix-rows-spanned="1" table:formula="of:=SUM( ([$full.$B$2:.$B$907]&gt;=[.A27]) * ([$full.$B$2:.$B$907]&lt;=[.B27]) * [$full.$G$2:.$G$907])" office:value-type="float" office:value="8" calcext:value-type="float">
            <text:p>8</text:p>
          </table:table-cell>
          <table:table-cell table:formula="of:=[.C27]-[.D2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94" calcext:value-type="float">
            <text:p>394</text:p>
          </table:table-cell>
          <table:table-cell table:formula="of:=[.B28]-[.A28]+1" office:value-type="float" office:value="4" calcext:value-type="float">
            <text:p>4</text:p>
          </table:table-cell>
          <table:table-cell table:number-matrix-columns-spanned="1" table:number-matrix-rows-spanned="1" table:formula="of:=SUM( ([$full.$B$2:.$B$907]&gt;=[.A28]) * ([$full.$B$2:.$B$907]&lt;=[.B28]) * [$full.$G$2:.$G$907])" office:value-type="float" office:value="4" calcext:value-type="float">
            <text:p>4</text:p>
          </table:table-cell>
          <table:table-cell table:formula="of:=[.C28]-[.D2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402" calcext:value-type="float">
            <text:p>402</text:p>
          </table:table-cell>
          <table:table-cell table:formula="of:=[.B29]-[.A29]+1" office:value-type="float" office:value="7" calcext:value-type="float">
            <text:p>7</text:p>
          </table:table-cell>
          <table:table-cell table:number-matrix-columns-spanned="1" table:number-matrix-rows-spanned="1" table:formula="of:=SUM( ([$full.$B$2:.$B$907]&gt;=[.A29]) * ([$full.$B$2:.$B$907]&lt;=[.B29]) * [$full.$G$2:.$G$907])" office:value-type="float" office:value="7" calcext:value-type="float">
            <text:p>7</text:p>
          </table:table-cell>
          <table:table-cell table:formula="of:=[.C29]-[.D2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06" calcext:value-type="float">
            <text:p>406</text:p>
          </table:table-cell>
          <table:table-cell table:formula="of:=[.B30]-[.A30]+1" office:value-type="float" office:value="3" calcext:value-type="float">
            <text:p>3</text:p>
          </table:table-cell>
          <table:table-cell table:number-matrix-columns-spanned="1" table:number-matrix-rows-spanned="1" table:formula="of:=SUM( ([$full.$B$2:.$B$907]&gt;=[.A30]) * ([$full.$B$2:.$B$907]&lt;=[.B30]) * [$full.$G$2:.$G$907])" office:value-type="float" office:value="3" calcext:value-type="float">
            <text:p>3</text:p>
          </table:table-cell>
          <table:table-cell table:formula="of:=[.C30]-[.D3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 table:formula="of:=[.B31]-[.A31]+1" office:value-type="float" office:value="6" calcext:value-type="float">
            <text:p>6</text:p>
          </table:table-cell>
          <table:table-cell table:number-matrix-columns-spanned="1" table:number-matrix-rows-spanned="1" table:formula="of:=SUM( ([$full.$B$2:.$B$907]&gt;=[.A31]) * ([$full.$B$2:.$B$907]&lt;=[.B31]) * [$full.$G$2:.$G$907])" office:value-type="float" office:value="6" calcext:value-type="float">
            <text:p>6</text:p>
          </table:table-cell>
          <table:table-cell table:formula="of:=[.C31]-[.D3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19" calcext:value-type="float">
            <text:p>419</text:p>
          </table:table-cell>
          <table:table-cell table:formula="of:=[.B32]-[.A32]+1" office:value-type="float" office:value="5" calcext:value-type="float">
            <text:p>5</text:p>
          </table:table-cell>
          <table:table-cell table:number-matrix-columns-spanned="1" table:number-matrix-rows-spanned="1" table:formula="of:=SUM( ([$full.$B$2:.$B$907]&gt;=[.A32]) * ([$full.$B$2:.$B$907]&lt;=[.B32]) * [$full.$G$2:.$G$907])" office:value-type="float" office:value="5" calcext:value-type="float">
            <text:p>5</text:p>
          </table:table-cell>
          <table:table-cell table:formula="of:=[.C32]-[.D3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425" calcext:value-type="float">
            <text:p>425</text:p>
          </table:table-cell>
          <table:table-cell table:formula="of:=[.B33]-[.A33]+1" office:value-type="float" office:value="5" calcext:value-type="float">
            <text:p>5</text:p>
          </table:table-cell>
          <table:table-cell table:number-matrix-columns-spanned="1" table:number-matrix-rows-spanned="1" table:formula="of:=SUM( ([$full.$B$2:.$B$907]&gt;=[.A33]) * ([$full.$B$2:.$B$907]&lt;=[.B33]) * [$full.$G$2:.$G$907])" office:value-type="float" office:value="5" calcext:value-type="float">
            <text:p>5</text:p>
          </table:table-cell>
          <table:table-cell table:formula="of:=[.C33]-[.D3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30" calcext:value-type="float">
            <text:p>430</text:p>
          </table:table-cell>
          <table:table-cell table:formula="of:=[.B34]-[.A34]+1" office:value-type="float" office:value="4" calcext:value-type="float">
            <text:p>4</text:p>
          </table:table-cell>
          <table:table-cell table:number-matrix-columns-spanned="1" table:number-matrix-rows-spanned="1" table:formula="of:=SUM( ([$full.$B$2:.$B$907]&gt;=[.A34]) * ([$full.$B$2:.$B$907]&lt;=[.B34]) * [$full.$G$2:.$G$907])" office:value-type="float" office:value="4" calcext:value-type="float">
            <text:p>4</text:p>
          </table:table-cell>
          <table:table-cell table:formula="of:=[.C34]-[.D3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39" calcext:value-type="float">
            <text:p>439</text:p>
          </table:table-cell>
          <table:table-cell table:formula="of:=[.B35]-[.A35]+1" office:value-type="float" office:value="8" calcext:value-type="float">
            <text:p>8</text:p>
          </table:table-cell>
          <table:table-cell table:number-matrix-columns-spanned="1" table:number-matrix-rows-spanned="1" table:formula="of:=SUM( ([$full.$B$2:.$B$907]&gt;=[.A35]) * ([$full.$B$2:.$B$907]&lt;=[.B35]) * [$full.$G$2:.$G$907])" office:value-type="float" office:value="8" calcext:value-type="float">
            <text:p>8</text:p>
          </table:table-cell>
          <table:table-cell table:formula="of:=[.C35]-[.D3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58" calcext:value-type="float">
            <text:p>458</text:p>
          </table:table-cell>
          <table:table-cell table:formula="of:=[.B36]-[.A36]+1" office:value-type="float" office:value="18" calcext:value-type="float">
            <text:p>18</text:p>
          </table:table-cell>
          <table:table-cell table:number-matrix-columns-spanned="1" table:number-matrix-rows-spanned="1" table:formula="of:=SUM( ([$full.$B$2:.$B$907]&gt;=[.A36]) * ([$full.$B$2:.$B$907]&lt;=[.B36]) * [$full.$G$2:.$G$907])" office:value-type="float" office:value="18" calcext:value-type="float">
            <text:p>18</text:p>
          </table:table-cell>
          <table:table-cell table:formula="of:=[.C36]-[.D3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69" calcext:value-type="float">
            <text:p>469</text:p>
          </table:table-cell>
          <table:table-cell table:formula="of:=[.B37]-[.A37]+1" office:value-type="float" office:value="10" calcext:value-type="float">
            <text:p>10</text:p>
          </table:table-cell>
          <table:table-cell table:number-matrix-columns-spanned="1" table:number-matrix-rows-spanned="1" table:formula="of:=SUM( ([$full.$B$2:.$B$907]&gt;=[.A37]) * ([$full.$B$2:.$B$907]&lt;=[.B37]) * [$full.$G$2:.$G$907])" office:value-type="float" office:value="10" calcext:value-type="float">
            <text:p>10</text:p>
          </table:table-cell>
          <table:table-cell table:formula="of:=[.C37]-[.D3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478" calcext:value-type="float">
            <text:p>478</text:p>
          </table:table-cell>
          <table:table-cell table:formula="of:=[.B38]-[.A38]+1" office:value-type="float" office:value="7" calcext:value-type="float">
            <text:p>7</text:p>
          </table:table-cell>
          <table:table-cell table:number-matrix-columns-spanned="1" table:number-matrix-rows-spanned="1" table:formula="of:=SUM( ([$full.$B$2:.$B$907]&gt;=[.A38]) * ([$full.$B$2:.$B$907]&lt;=[.B38]) * [$full.$G$2:.$G$907])" office:value-type="float" office:value="7" calcext:value-type="float">
            <text:p>7</text:p>
          </table:table-cell>
          <table:table-cell table:formula="of:=[.C38]-[.D3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86" calcext:value-type="float">
            <text:p>486</text:p>
          </table:table-cell>
          <table:table-cell table:formula="of:=[.B39]-[.A39]+1" office:value-type="float" office:value="7" calcext:value-type="float">
            <text:p>7</text:p>
          </table:table-cell>
          <table:table-cell table:number-matrix-columns-spanned="1" table:number-matrix-rows-spanned="1" table:formula="of:=SUM( ([$full.$B$2:.$B$907]&gt;=[.A39]) * ([$full.$B$2:.$B$907]&lt;=[.B39]) * [$full.$G$2:.$G$907])" office:value-type="float" office:value="7" calcext:value-type="float">
            <text:p>7</text:p>
          </table:table-cell>
          <table:table-cell table:formula="of:=[.C39]-[.D3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493" calcext:value-type="float">
            <text:p>493</text:p>
          </table:table-cell>
          <table:table-cell table:formula="of:=[.B40]-[.A40]+1" office:value-type="float" office:value="6" calcext:value-type="float">
            <text:p>6</text:p>
          </table:table-cell>
          <table:table-cell table:number-matrix-columns-spanned="1" table:number-matrix-rows-spanned="1" table:formula="of:=SUM( ([$full.$B$2:.$B$907]&gt;=[.A40]) * ([$full.$B$2:.$B$907]&lt;=[.B40]) * [$full.$G$2:.$G$907])" office:value-type="float" office:value="6" calcext:value-type="float">
            <text:p>6</text:p>
          </table:table-cell>
          <table:table-cell table:formula="of:=[.C40]-[.D4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499" calcext:value-type="float">
            <text:p>499</text:p>
          </table:table-cell>
          <table:table-cell table:formula="of:=[.B41]-[.A41]+1" office:value-type="float" office:value="5" calcext:value-type="float">
            <text:p>5</text:p>
          </table:table-cell>
          <table:table-cell table:number-matrix-columns-spanned="1" table:number-matrix-rows-spanned="1" table:formula="of:=SUM( ([$full.$B$2:.$B$907]&gt;=[.A41]) * ([$full.$B$2:.$B$907]&lt;=[.B41]) * [$full.$G$2:.$G$907])" office:value-type="float" office:value="5" calcext:value-type="float">
            <text:p>5</text:p>
          </table:table-cell>
          <table:table-cell table:formula="of:=[.C41]-[.D4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506" calcext:value-type="float">
            <text:p>506</text:p>
          </table:table-cell>
          <table:table-cell table:formula="of:=[.B42]-[.A42]+1" office:value-type="float" office:value="6" calcext:value-type="float">
            <text:p>6</text:p>
          </table:table-cell>
          <table:table-cell table:number-matrix-columns-spanned="1" table:number-matrix-rows-spanned="1" table:formula="of:=SUM( ([$full.$B$2:.$B$907]&gt;=[.A42]) * ([$full.$B$2:.$B$907]&lt;=[.B42]) * [$full.$G$2:.$G$907])" office:value-type="float" office:value="6" calcext:value-type="float">
            <text:p>6</text:p>
          </table:table-cell>
          <table:table-cell table:formula="of:=[.C42]-[.D4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518" calcext:value-type="float">
            <text:p>518</text:p>
          </table:table-cell>
          <table:table-cell table:formula="of:=[.B43]-[.A43]+1" office:value-type="float" office:value="11" calcext:value-type="float">
            <text:p>11</text:p>
          </table:table-cell>
          <table:table-cell table:number-matrix-columns-spanned="1" table:number-matrix-rows-spanned="1" table:formula="of:=SUM( ([$full.$B$2:.$B$907]&gt;=[.A43]) * ([$full.$B$2:.$B$907]&lt;=[.B43]) * [$full.$G$2:.$G$907])" office:value-type="float" office:value="11" calcext:value-type="float">
            <text:p>11</text:p>
          </table:table-cell>
          <table:table-cell table:formula="of:=[.C43]-[.D4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530" calcext:value-type="float">
            <text:p>530</text:p>
          </table:table-cell>
          <table:table-cell table:formula="of:=[.B44]-[.A44]+1" office:value-type="float" office:value="11" calcext:value-type="float">
            <text:p>11</text:p>
          </table:table-cell>
          <table:table-cell table:number-matrix-columns-spanned="1" table:number-matrix-rows-spanned="1" table:formula="of:=SUM( ([$full.$B$2:.$B$907]&gt;=[.A44]) * ([$full.$B$2:.$B$907]&lt;=[.B44]) * [$full.$G$2:.$G$907])" office:value-type="float" office:value="11" calcext:value-type="float">
            <text:p>11</text:p>
          </table:table-cell>
          <table:table-cell table:formula="of:=[.C44]-[.D4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536" calcext:value-type="float">
            <text:p>536</text:p>
          </table:table-cell>
          <table:table-cell table:formula="of:=[.B45]-[.A45]+1" office:value-type="float" office:value="5" calcext:value-type="float">
            <text:p>5</text:p>
          </table:table-cell>
          <table:table-cell table:number-matrix-columns-spanned="1" table:number-matrix-rows-spanned="1" table:formula="of:=SUM( ([$full.$B$2:.$B$907]&gt;=[.A45]) * ([$full.$B$2:.$B$907]&lt;=[.B45]) * [$full.$G$2:.$G$907])" office:value-type="float" office:value="5" calcext:value-type="float">
            <text:p>5</text:p>
          </table:table-cell>
          <table:table-cell table:formula="of:=[.C45]-[.D4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542" calcext:value-type="float">
            <text:p>542</text:p>
          </table:table-cell>
          <table:table-cell table:formula="of:=[.B46]-[.A46]+1" office:value-type="float" office:value="5" calcext:value-type="float">
            <text:p>5</text:p>
          </table:table-cell>
          <table:table-cell table:number-matrix-columns-spanned="1" table:number-matrix-rows-spanned="1" table:formula="of:=SUM( ([$full.$B$2:.$B$907]&gt;=[.A46]) * ([$full.$B$2:.$B$907]&lt;=[.B46]) * [$full.$G$2:.$G$907])" office:value-type="float" office:value="5" calcext:value-type="float">
            <text:p>5</text:p>
          </table:table-cell>
          <table:table-cell table:formula="of:=[.C46]-[.D4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546" calcext:value-type="float">
            <text:p>546</text:p>
          </table:table-cell>
          <table:table-cell table:formula="of:=[.B47]-[.A47]+1" office:value-type="float" office:value="3" calcext:value-type="float">
            <text:p>3</text:p>
          </table:table-cell>
          <table:table-cell table:number-matrix-columns-spanned="1" table:number-matrix-rows-spanned="1" table:formula="of:=SUM( ([$full.$B$2:.$B$907]&gt;=[.A47]) * ([$full.$B$2:.$B$907]&lt;=[.B47]) * [$full.$G$2:.$G$907])" office:value-type="float" office:value="3" calcext:value-type="float">
            <text:p>3</text:p>
          </table:table-cell>
          <table:table-cell table:formula="of:=[.C47]-[.D4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554" calcext:value-type="float">
            <text:p>554</text:p>
          </table:table-cell>
          <table:table-cell table:formula="of:=[.B48]-[.A48]+1" office:value-type="float" office:value="7" calcext:value-type="float">
            <text:p>7</text:p>
          </table:table-cell>
          <table:table-cell table:number-matrix-columns-spanned="1" table:number-matrix-rows-spanned="1" table:formula="of:=SUM( ([$full.$B$2:.$B$907]&gt;=[.A48]) * ([$full.$B$2:.$B$907]&lt;=[.B48]) * [$full.$G$2:.$G$907])" office:value-type="float" office:value="7" calcext:value-type="float">
            <text:p>7</text:p>
          </table:table-cell>
          <table:table-cell table:formula="of:=[.C48]-[.D4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563" calcext:value-type="float">
            <text:p>563</text:p>
          </table:table-cell>
          <table:table-cell table:formula="of:=[.B49]-[.A49]+1" office:value-type="float" office:value="8" calcext:value-type="float">
            <text:p>8</text:p>
          </table:table-cell>
          <table:table-cell table:number-matrix-columns-spanned="1" table:number-matrix-rows-spanned="1" table:formula="of:=SUM( ([$full.$B$2:.$B$907]&gt;=[.A49]) * ([$full.$B$2:.$B$907]&lt;=[.B49]) * [$full.$G$2:.$G$907])" office:value-type="float" office:value="8" calcext:value-type="float">
            <text:p>8</text:p>
          </table:table-cell>
          <table:table-cell table:formula="of:=[.C49]-[.D4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571" calcext:value-type="float">
            <text:p>571</text:p>
          </table:table-cell>
          <table:table-cell table:formula="of:=[.B50]-[.A50]+1" office:value-type="float" office:value="7" calcext:value-type="float">
            <text:p>7</text:p>
          </table:table-cell>
          <table:table-cell table:number-matrix-columns-spanned="1" table:number-matrix-rows-spanned="1" table:formula="of:=SUM( ([$full.$B$2:.$B$907]&gt;=[.A50]) * ([$full.$B$2:.$B$907]&lt;=[.B50]) * [$full.$G$2:.$G$907])" office:value-type="float" office:value="7" calcext:value-type="float">
            <text:p>7</text:p>
          </table:table-cell>
          <table:table-cell table:formula="of:=[.C50]-[.D5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75" calcext:value-type="float">
            <text:p>575</text:p>
          </table:table-cell>
          <table:table-cell table:formula="of:=[.B51]-[.A51]+1" office:value-type="float" office:value="3" calcext:value-type="float">
            <text:p>3</text:p>
          </table:table-cell>
          <table:table-cell table:number-matrix-columns-spanned="1" table:number-matrix-rows-spanned="1" table:formula="of:=SUM( ([$full.$B$2:.$B$907]&gt;=[.A51]) * ([$full.$B$2:.$B$907]&lt;=[.B51]) * [$full.$G$2:.$G$907])" office:value-type="float" office:value="3" calcext:value-type="float">
            <text:p>3</text:p>
          </table:table-cell>
          <table:table-cell table:formula="of:=[.C51]-[.D5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591" calcext:value-type="float">
            <text:p>591</text:p>
          </table:table-cell>
          <table:table-cell table:formula="of:=[.B52]-[.A52]+1" office:value-type="float" office:value="15" calcext:value-type="float">
            <text:p>15</text:p>
          </table:table-cell>
          <table:table-cell table:number-matrix-columns-spanned="1" table:number-matrix-rows-spanned="1" table:formula="of:=SUM( ([$full.$B$2:.$B$907]&gt;=[.A52]) * ([$full.$B$2:.$B$907]&lt;=[.B52]) * [$full.$G$2:.$G$907])" office:value-type="float" office:value="15" calcext:value-type="float">
            <text:p>15</text:p>
          </table:table-cell>
          <table:table-cell table:formula="of:=[.C52]-[.D5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627" calcext:value-type="float">
            <text:p>627</text:p>
          </table:table-cell>
          <table:table-cell table:formula="of:=[.B53]-[.A53]+1" office:value-type="float" office:value="35" calcext:value-type="float">
            <text:p>35</text:p>
          </table:table-cell>
          <table:table-cell table:number-matrix-columns-spanned="1" table:number-matrix-rows-spanned="1" table:formula="of:=SUM( ([$full.$B$2:.$B$907]&gt;=[.A53]) * ([$full.$B$2:.$B$907]&lt;=[.B53]) * [$full.$G$2:.$G$907])" office:value-type="float" office:value="35" calcext:value-type="float">
            <text:p>35</text:p>
          </table:table-cell>
          <table:table-cell table:formula="of:=[.C53]-[.D5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631" calcext:value-type="float">
            <text:p>631</text:p>
          </table:table-cell>
          <table:table-cell table:formula="of:=[.B54]-[.A54]+1" office:value-type="float" office:value="3" calcext:value-type="float">
            <text:p>3</text:p>
          </table:table-cell>
          <table:table-cell table:number-matrix-columns-spanned="1" table:number-matrix-rows-spanned="1" table:formula="of:=SUM( ([$full.$B$2:.$B$907]&gt;=[.A54]) * ([$full.$B$2:.$B$907]&lt;=[.B54]) * [$full.$G$2:.$G$907])" office:value-type="float" office:value="3" calcext:value-type="float">
            <text:p>3</text:p>
          </table:table-cell>
          <table:table-cell table:formula="of:=[.C54]-[.D5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639" calcext:value-type="float">
            <text:p>639</text:p>
          </table:table-cell>
          <table:table-cell table:formula="of:=[.B55]-[.A55]+1" office:value-type="float" office:value="7" calcext:value-type="float">
            <text:p>7</text:p>
          </table:table-cell>
          <table:table-cell table:number-matrix-columns-spanned="1" table:number-matrix-rows-spanned="1" table:formula="of:=SUM( ([$full.$B$2:.$B$907]&gt;=[.A55]) * ([$full.$B$2:.$B$907]&lt;=[.B55]) * [$full.$G$2:.$G$907])" office:value-type="float" office:value="7" calcext:value-type="float">
            <text:p>7</text:p>
          </table:table-cell>
          <table:table-cell table:formula="of:=[.C55]-[.D5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648" calcext:value-type="float">
            <text:p>648</text:p>
          </table:table-cell>
          <table:table-cell table:formula="of:=[.B56]-[.A56]+1" office:value-type="float" office:value="8" calcext:value-type="float">
            <text:p>8</text:p>
          </table:table-cell>
          <table:table-cell table:number-matrix-columns-spanned="1" table:number-matrix-rows-spanned="1" table:formula="of:=SUM( ([$full.$B$2:.$B$907]&gt;=[.A56]) * ([$full.$B$2:.$B$907]&lt;=[.B56]) * [$full.$G$2:.$G$907])" office:value-type="float" office:value="8" calcext:value-type="float">
            <text:p>8</text:p>
          </table:table-cell>
          <table:table-cell table:formula="of:=[.C56]-[.D5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57" calcext:value-type="float">
            <text:p>657</text:p>
          </table:table-cell>
          <table:table-cell table:formula="of:=[.B57]-[.A57]+1" office:value-type="float" office:value="8" calcext:value-type="float">
            <text:p>8</text:p>
          </table:table-cell>
          <table:table-cell table:number-matrix-columns-spanned="1" table:number-matrix-rows-spanned="1" table:formula="of:=SUM( ([$full.$B$2:.$B$907]&gt;=[.A57]) * ([$full.$B$2:.$B$907]&lt;=[.B57]) * [$full.$G$2:.$G$907])" office:value-type="float" office:value="8" calcext:value-type="float">
            <text:p>8</text:p>
          </table:table-cell>
          <table:table-cell table:formula="of:=[.C57]-[.D5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662" calcext:value-type="float">
            <text:p>662</text:p>
          </table:table-cell>
          <table:table-cell table:formula="of:=[.B58]-[.A58]+1" office:value-type="float" office:value="4" calcext:value-type="float">
            <text:p>4</text:p>
          </table:table-cell>
          <table:table-cell table:number-matrix-columns-spanned="1" table:number-matrix-rows-spanned="1" table:formula="of:=SUM( ([$full.$B$2:.$B$907]&gt;=[.A58]) * ([$full.$B$2:.$B$907]&lt;=[.B58]) * [$full.$G$2:.$G$907])" office:value-type="float" office:value="4" calcext:value-type="float">
            <text:p>4</text:p>
          </table:table-cell>
          <table:table-cell table:formula="of:=[.C58]-[.D5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670" calcext:value-type="float">
            <text:p>670</text:p>
          </table:table-cell>
          <table:table-cell table:formula="of:=[.B59]-[.A59]+1" office:value-type="float" office:value="7" calcext:value-type="float">
            <text:p>7</text:p>
          </table:table-cell>
          <table:table-cell table:number-matrix-columns-spanned="1" table:number-matrix-rows-spanned="1" table:formula="of:=SUM( ([$full.$B$2:.$B$907]&gt;=[.A59]) * ([$full.$B$2:.$B$907]&lt;=[.B59]) * [$full.$G$2:.$G$907])" office:value-type="float" office:value="7" calcext:value-type="float">
            <text:p>7</text:p>
          </table:table-cell>
          <table:table-cell table:formula="of:=[.C59]-[.D5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674" calcext:value-type="float">
            <text:p>674</text:p>
          </table:table-cell>
          <table:table-cell table:formula="of:=[.B60]-[.A60]+1" office:value-type="float" office:value="3" calcext:value-type="float">
            <text:p>3</text:p>
          </table:table-cell>
          <table:table-cell table:number-matrix-columns-spanned="1" table:number-matrix-rows-spanned="1" table:formula="of:=SUM( ([$full.$B$2:.$B$907]&gt;=[.A60]) * ([$full.$B$2:.$B$907]&lt;=[.B60]) * [$full.$G$2:.$G$907])" office:value-type="float" office:value="3" calcext:value-type="float">
            <text:p>3</text:p>
          </table:table-cell>
          <table:table-cell table:formula="of:=[.C60]-[.D6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681" calcext:value-type="float">
            <text:p>681</text:p>
          </table:table-cell>
          <table:table-cell table:formula="of:=[.B61]-[.A61]+1" office:value-type="float" office:value="6" calcext:value-type="float">
            <text:p>6</text:p>
          </table:table-cell>
          <table:table-cell table:number-matrix-columns-spanned="1" table:number-matrix-rows-spanned="1" table:formula="of:=SUM( ([$full.$B$2:.$B$907]&gt;=[.A61]) * ([$full.$B$2:.$B$907]&lt;=[.B61]) * [$full.$G$2:.$G$907])" office:value-type="float" office:value="6" calcext:value-type="float">
            <text:p>6</text:p>
          </table:table-cell>
          <table:table-cell table:formula="of:=[.C61]-[.D6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687" calcext:value-type="float">
            <text:p>687</text:p>
          </table:table-cell>
          <table:table-cell table:formula="of:=[.B62]-[.A62]+1" office:value-type="float" office:value="5" calcext:value-type="float">
            <text:p>5</text:p>
          </table:table-cell>
          <table:table-cell table:number-matrix-columns-spanned="1" table:number-matrix-rows-spanned="1" table:formula="of:=SUM( ([$full.$B$2:.$B$907]&gt;=[.A62]) * ([$full.$B$2:.$B$907]&lt;=[.B62]) * [$full.$G$2:.$G$907])" office:value-type="float" office:value="5" calcext:value-type="float">
            <text:p>5</text:p>
          </table:table-cell>
          <table:table-cell table:formula="of:=[.C62]-[.D6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93" calcext:value-type="float">
            <text:p>693</text:p>
          </table:table-cell>
          <table:table-cell table:formula="of:=[.B63]-[.A63]+1" office:value-type="float" office:value="5" calcext:value-type="float">
            <text:p>5</text:p>
          </table:table-cell>
          <table:table-cell table:number-matrix-columns-spanned="1" table:number-matrix-rows-spanned="1" table:formula="of:=SUM( ([$full.$B$2:.$B$907]&gt;=[.A63]) * ([$full.$B$2:.$B$907]&lt;=[.B63]) * [$full.$G$2:.$G$907])" office:value-type="float" office:value="5" calcext:value-type="float">
            <text:p>5</text:p>
          </table:table-cell>
          <table:table-cell table:formula="of:=[.C63]-[.D6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698" calcext:value-type="float">
            <text:p>698</text:p>
          </table:table-cell>
          <table:table-cell table:formula="of:=[.B64]-[.A64]+1" office:value-type="float" office:value="4" calcext:value-type="float">
            <text:p>4</text:p>
          </table:table-cell>
          <table:table-cell table:number-matrix-columns-spanned="1" table:number-matrix-rows-spanned="1" table:formula="of:=SUM( ([$full.$B$2:.$B$907]&gt;=[.A64]) * ([$full.$B$2:.$B$907]&lt;=[.B64]) * [$full.$G$2:.$G$907])" office:value-type="float" office:value="4" calcext:value-type="float">
            <text:p>4</text:p>
          </table:table-cell>
          <table:table-cell table:formula="of:=[.C64]-[.D6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707" calcext:value-type="float">
            <text:p>707</text:p>
          </table:table-cell>
          <table:table-cell table:formula="of:=[.B65]-[.A65]+1" office:value-type="float" office:value="8" calcext:value-type="float">
            <text:p>8</text:p>
          </table:table-cell>
          <table:table-cell table:number-matrix-columns-spanned="1" table:number-matrix-rows-spanned="1" table:formula="of:=SUM( ([$full.$B$2:.$B$907]&gt;=[.A65]) * ([$full.$B$2:.$B$907]&lt;=[.B65]) * [$full.$G$2:.$G$907])" office:value-type="float" office:value="8" calcext:value-type="float">
            <text:p>8</text:p>
          </table:table-cell>
          <table:table-cell table:formula="of:=[.C65]-[.D6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726" calcext:value-type="float">
            <text:p>726</text:p>
          </table:table-cell>
          <table:table-cell table:formula="of:=[.B66]-[.A66]+1" office:value-type="float" office:value="18" calcext:value-type="float">
            <text:p>18</text:p>
          </table:table-cell>
          <table:table-cell table:number-matrix-columns-spanned="1" table:number-matrix-rows-spanned="1" table:formula="of:=SUM( ([$full.$B$2:.$B$907]&gt;=[.A66]) * ([$full.$B$2:.$B$907]&lt;=[.B66]) * [$full.$G$2:.$G$907])" office:value-type="float" office:value="18" calcext:value-type="float">
            <text:p>18</text:p>
          </table:table-cell>
          <table:table-cell table:formula="of:=[.C66]-[.D6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756" calcext:value-type="float">
            <text:p>756</text:p>
          </table:table-cell>
          <table:table-cell table:formula="of:=[.B67]-[.A67]+1" office:value-type="float" office:value="21" calcext:value-type="float">
            <text:p>21</text:p>
          </table:table-cell>
          <table:table-cell table:number-matrix-columns-spanned="1" table:number-matrix-rows-spanned="1" table:formula="of:=SUM( ([$full.$B$2:.$B$907]&gt;=[.A67]) * ([$full.$B$2:.$B$907]&lt;=[.B67]) * [$full.$G$2:.$G$907])" office:value-type="float" office:value="21" calcext:value-type="float">
            <text:p>21</text:p>
          </table:table-cell>
          <table:table-cell table:formula="of:=[.C67]-[.D6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794" calcext:value-type="float">
            <text:p>794</text:p>
          </table:table-cell>
          <table:table-cell table:formula="of:=[.B68]-[.A68]+1" office:value-type="float" office:value="11" calcext:value-type="float">
            <text:p>11</text:p>
          </table:table-cell>
          <table:table-cell table:number-matrix-columns-spanned="1" table:number-matrix-rows-spanned="1" table:formula="of:=SUM( ([$full.$B$2:.$B$907]&gt;=[.A68]) * ([$full.$B$2:.$B$907]&lt;=[.B68]) * [$full.$G$2:.$G$907])" office:value-type="float" office:value="11" calcext:value-type="float">
            <text:p>11</text:p>
          </table:table-cell>
          <table:table-cell table:formula="of:=[.C68]-[.D6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819" calcext:value-type="float">
            <text:p>819</text:p>
          </table:table-cell>
          <table:table-cell table:formula="of:=[.B69]-[.A69]+1" office:value-type="float" office:value="1" calcext:value-type="float">
            <text:p>1</text:p>
          </table:table-cell>
          <table:table-cell table:number-matrix-columns-spanned="1" table:number-matrix-rows-spanned="1" table:formula="of:=SUM( ([$full.$B$2:.$B$907]&gt;=[.A69]) * ([$full.$B$2:.$B$907]&lt;=[.B69]) * [$full.$G$2:.$G$907])" office:value-type="float" office:value="1" calcext:value-type="float">
            <text:p>1</text:p>
          </table:table-cell>
          <table:table-cell table:formula="of:=[.C69]-[.D6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856" calcext:value-type="float">
            <text:p>856</text:p>
          </table:table-cell>
          <table:table-cell table:formula="of:=[.B70]-[.A70]+1" office:value-type="float" office:value="4" calcext:value-type="float">
            <text:p>4</text:p>
          </table:table-cell>
          <table:table-cell table:number-matrix-columns-spanned="1" table:number-matrix-rows-spanned="1" table:formula="of:=SUM( ([$full.$B$2:.$B$907]&gt;=[.A70]) * ([$full.$B$2:.$B$907]&lt;=[.B70]) * [$full.$G$2:.$G$907])" office:value-type="float" office:value="4" calcext:value-type="float">
            <text:p>4</text:p>
          </table:table-cell>
          <table:table-cell table:formula="of:=[.C70]-[.D7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870" calcext:value-type="float">
            <text:p>870</text:p>
          </table:table-cell>
          <table:table-cell table:formula="of:=[.B71]-[.A71]+1" office:value-type="float" office:value="4" calcext:value-type="float">
            <text:p>4</text:p>
          </table:table-cell>
          <table:table-cell table:number-matrix-columns-spanned="1" table:number-matrix-rows-spanned="1" table:formula="of:=SUM( ([$full.$B$2:.$B$907]&gt;=[.A71]) * ([$full.$B$2:.$B$907]&lt;=[.B71]) * [$full.$G$2:.$G$907])" office:value-type="float" office:value="4" calcext:value-type="float">
            <text:p>4</text:p>
          </table:table-cell>
          <table:table-cell table:formula="of:=[.C71]-[.D7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907" calcext:value-type="float">
            <text:p>907</text:p>
          </table:table-cell>
          <table:table-cell table:formula="of:=[.B72]-[.A72]+1" office:value-type="float" office:value="28" calcext:value-type="float">
            <text:p>28</text:p>
          </table:table-cell>
          <table:table-cell table:number-matrix-columns-spanned="1" table:number-matrix-rows-spanned="1" table:formula="of:=SUM( ([$full.$B$2:.$B$907]&gt;=[.A72]) * ([$full.$B$2:.$B$907]&lt;=[.B72]) * [$full.$G$2:.$G$907])" office:value-type="float" office:value="28" calcext:value-type="float">
            <text:p>28</text:p>
          </table:table-cell>
          <table:table-cell table:formula="of:=[.C72]-[.D7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912" calcext:value-type="float">
            <text:p>912</text:p>
          </table:table-cell>
          <table:table-cell table:formula="of:=[.B73]-[.A73]+1" office:value-type="float" office:value="2" calcext:value-type="float">
            <text:p>2</text:p>
          </table:table-cell>
          <table:table-cell table:number-matrix-columns-spanned="1" table:number-matrix-rows-spanned="1" table:formula="of:=SUM( ([$full.$B$2:.$B$907]&gt;=[.A73]) * ([$full.$B$2:.$B$907]&lt;=[.B73]) * [$full.$G$2:.$G$907])" office:value-type="float" office:value="2" calcext:value-type="float">
            <text:p>2</text:p>
          </table:table-cell>
          <table:table-cell table:formula="of:=[.C73]-[.D7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921" calcext:value-type="float">
            <text:p>921</text:p>
          </table:table-cell>
          <table:table-cell table:formula="of:=[.B74]-[.A74]+1" office:value-type="float" office:value="4" calcext:value-type="float">
            <text:p>4</text:p>
          </table:table-cell>
          <table:table-cell table:number-matrix-columns-spanned="1" table:number-matrix-rows-spanned="1" table:formula="of:=SUM( ([$full.$B$2:.$B$907]&gt;=[.A74]) * ([$full.$B$2:.$B$907]&lt;=[.B74]) * [$full.$G$2:.$G$907])" office:value-type="float" office:value="4" calcext:value-type="float">
            <text:p>4</text:p>
          </table:table-cell>
          <table:table-cell table:formula="of:=[.C74]-[.D7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947" calcext:value-type="float">
            <text:p>947</text:p>
          </table:table-cell>
          <table:table-cell table:formula="of:=[.B75]-[.A75]+1" office:value-type="float" office:value="20" calcext:value-type="float">
            <text:p>20</text:p>
          </table:table-cell>
          <table:table-cell table:number-matrix-columns-spanned="1" table:number-matrix-rows-spanned="1" table:formula="of:=SUM( ([$full.$B$2:.$B$907]&gt;=[.A75]) * ([$full.$B$2:.$B$907]&lt;=[.B75]) * [$full.$G$2:.$G$907])" office:value-type="float" office:value="20" calcext:value-type="float">
            <text:p>20</text:p>
          </table:table-cell>
          <table:table-cell table:formula="of:=[.C75]-[.D7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967" calcext:value-type="float">
            <text:p>967</text:p>
          </table:table-cell>
          <table:table-cell table:formula="of:=[.B76]-[.A76]+1" office:value-type="float" office:value="8" calcext:value-type="float">
            <text:p>8</text:p>
          </table:table-cell>
          <table:table-cell table:number-matrix-columns-spanned="1" table:number-matrix-rows-spanned="1" table:formula="of:=SUM( ([$full.$B$2:.$B$907]&gt;=[.A76]) * ([$full.$B$2:.$B$907]&lt;=[.B76]) * [$full.$G$2:.$G$907])" office:value-type="float" office:value="8" calcext:value-type="float">
            <text:p>8</text:p>
          </table:table-cell>
          <table:table-cell table:formula="of:=[.C76]-[.D7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979" calcext:value-type="float">
            <text:p>979</text:p>
          </table:table-cell>
          <table:table-cell table:formula="of:=[.B77]-[.A77]+1" office:value-type="float" office:value="4" calcext:value-type="float">
            <text:p>4</text:p>
          </table:table-cell>
          <table:table-cell table:number-matrix-columns-spanned="1" table:number-matrix-rows-spanned="1" table:formula="of:=SUM( ([$full.$B$2:.$B$907]&gt;=[.A77]) * ([$full.$B$2:.$B$907]&lt;=[.B77]) * [$full.$G$2:.$G$907])" office:value-type="float" office:value="4" calcext:value-type="float">
            <text:p>4</text:p>
          </table:table-cell>
          <table:table-cell table:formula="of:=[.C77]-[.D7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995" calcext:value-type="float">
            <text:p>995</text:p>
          </table:table-cell>
          <table:table-cell table:formula="of:=[.B78]-[.A78]+1" office:value-type="float" office:value="4" calcext:value-type="float">
            <text:p>4</text:p>
          </table:table-cell>
          <table:table-cell table:number-matrix-columns-spanned="1" table:number-matrix-rows-spanned="1" table:formula="of:=SUM( ([$full.$B$2:.$B$907]&gt;=[.A78]) * ([$full.$B$2:.$B$907]&lt;=[.B78]) * [$full.$G$2:.$G$907])" office:value-type="float" office:value="4" calcext:value-type="float">
            <text:p>4</text:p>
          </table:table-cell>
          <table:table-cell table:formula="of:=[.C78]-[.D7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1011" calcext:value-type="float">
            <text:p>1011</text:p>
          </table:table-cell>
          <table:table-cell table:formula="of:=[.B79]-[.A79]+1" office:value-type="float" office:value="4" calcext:value-type="float">
            <text:p>4</text:p>
          </table:table-cell>
          <table:table-cell table:number-matrix-columns-spanned="1" table:number-matrix-rows-spanned="1" table:formula="of:=SUM( ([$full.$B$2:.$B$907]&gt;=[.A79]) * ([$full.$B$2:.$B$907]&lt;=[.B79]) * [$full.$G$2:.$G$907])" office:value-type="float" office:value="4" calcext:value-type="float">
            <text:p>4</text:p>
          </table:table-cell>
          <table:table-cell table:formula="of:=[.C79]-[.D7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027" calcext:value-type="float">
            <text:p>1027</text:p>
          </table:table-cell>
          <table:table-cell table:formula="of:=[.B80]-[.A80]+1" office:value-type="float" office:value="4" calcext:value-type="float">
            <text:p>4</text:p>
          </table:table-cell>
          <table:table-cell table:number-matrix-columns-spanned="1" table:number-matrix-rows-spanned="1" table:formula="of:=SUM( ([$full.$B$2:.$B$907]&gt;=[.A80]) * ([$full.$B$2:.$B$907]&lt;=[.B80]) * [$full.$G$2:.$G$907])" office:value-type="float" office:value="4" calcext:value-type="float">
            <text:p>4</text:p>
          </table:table-cell>
          <table:table-cell table:formula="of:=[.C80]-[.D8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042" calcext:value-type="float">
            <text:p>1042</text:p>
          </table:table-cell>
          <table:table-cell table:formula="of:=[.B81]-[.A81]+1" office:value-type="float" office:value="3" calcext:value-type="float">
            <text:p>3</text:p>
          </table:table-cell>
          <table:table-cell table:number-matrix-columns-spanned="1" table:number-matrix-rows-spanned="1" table:formula="of:=SUM( ([$full.$B$2:.$B$907]&gt;=[.A81]) * ([$full.$B$2:.$B$907]&lt;=[.B81]) * [$full.$G$2:.$G$907])" office:value-type="float" office:value="3" calcext:value-type="float">
            <text:p>3</text:p>
          </table:table-cell>
          <table:table-cell table:formula="of:=[.C81]-[.D8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1058" calcext:value-type="float">
            <text:p>1058</text:p>
          </table:table-cell>
          <table:table-cell table:formula="of:=[.B82]-[.A82]+1" office:value-type="float" office:value="3" calcext:value-type="float">
            <text:p>3</text:p>
          </table:table-cell>
          <table:table-cell table:number-matrix-columns-spanned="1" table:number-matrix-rows-spanned="1" table:formula="of:=SUM( ([$full.$B$2:.$B$907]&gt;=[.A82]) * ([$full.$B$2:.$B$907]&lt;=[.B82]) * [$full.$G$2:.$G$907])" office:value-type="float" office:value="3" calcext:value-type="float">
            <text:p>3</text:p>
          </table:table-cell>
          <table:table-cell table:formula="of:=[.C82]-[.D8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float" office:value="2066" calcext:value-type="float">
            <text:p>2066</text:p>
          </table:table-cell>
          <table:table-cell table:formula="of:=[.B83]-[.A83]+1" office:value-type="float" office:value="3" calcext:value-type="float">
            <text:p>3</text:p>
          </table:table-cell>
          <table:table-cell table:number-matrix-columns-spanned="1" table:number-matrix-rows-spanned="1" table:formula="of:=SUM( ([$full.$B$2:.$B$907]&gt;=[.A83]) * ([$full.$B$2:.$B$907]&lt;=[.B83]) * [$full.$G$2:.$G$907])" office:value-type="float" office:value="3" calcext:value-type="float">
            <text:p>3</text:p>
          </table:table-cell>
          <table:table-cell table:formula="of:=[.C83]-[.D8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068" calcext:value-type="float">
            <text:p>2068</text:p>
          </table:table-cell>
          <table:table-cell table:formula="of:=[.B84]-[.A84]+1" office:value-type="float" office:value="1" calcext:value-type="float">
            <text:p>1</text:p>
          </table:table-cell>
          <table:table-cell table:number-matrix-columns-spanned="1" table:number-matrix-rows-spanned="1" table:formula="of:=SUM( ([$full.$B$2:.$B$907]&gt;=[.A84]) * ([$full.$B$2:.$B$907]&lt;=[.B84]) * [$full.$G$2:.$G$907])" office:value-type="float" office:value="1" calcext:value-type="float">
            <text:p>1</text:p>
          </table:table-cell>
          <table:table-cell table:formula="of:=[.C84]-[.D8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2081" calcext:value-type="float">
            <text:p>2081</text:p>
          </table:table-cell>
          <table:table-cell table:formula="of:=[.B85]-[.A85]+1" office:value-type="float" office:value="12" calcext:value-type="float">
            <text:p>12</text:p>
          </table:table-cell>
          <table:table-cell table:number-matrix-columns-spanned="1" table:number-matrix-rows-spanned="1" table:formula="of:=SUM( ([$full.$B$2:.$B$907]&gt;=[.A85]) * ([$full.$B$2:.$B$907]&lt;=[.B85]) * [$full.$G$2:.$G$907])" office:value-type="float" office:value="12" calcext:value-type="float">
            <text:p>12</text:p>
          </table:table-cell>
          <table:table-cell table:formula="of:=[.C85]-[.D8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083" calcext:value-type="float">
            <text:p>2083</text:p>
          </table:table-cell>
          <table:table-cell table:formula="of:=[.B86]-[.A86]+1" office:value-type="float" office:value="1" calcext:value-type="float">
            <text:p>1</text:p>
          </table:table-cell>
          <table:table-cell table:number-matrix-columns-spanned="1" table:number-matrix-rows-spanned="1" table:formula="of:=SUM( ([$full.$B$2:.$B$907]&gt;=[.A86]) * ([$full.$B$2:.$B$907]&lt;=[.B86]) * [$full.$G$2:.$G$907])" office:value-type="float" office:value="1" calcext:value-type="float">
            <text:p>1</text:p>
          </table:table-cell>
          <table:table-cell table:formula="of:=[.C86]-[.D8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float" office:value="2093" calcext:value-type="float">
            <text:p>2093</text:p>
          </table:table-cell>
          <table:table-cell table:formula="of:=[.B87]-[.A87]+1" office:value-type="float" office:value="9" calcext:value-type="float">
            <text:p>9</text:p>
          </table:table-cell>
          <table:table-cell table:number-matrix-columns-spanned="1" table:number-matrix-rows-spanned="1" table:formula="of:=SUM( ([$full.$B$2:.$B$907]&gt;=[.A87]) * ([$full.$B$2:.$B$907]&lt;=[.B87]) * [$full.$G$2:.$G$907])" office:value-type="float" office:value="9" calcext:value-type="float">
            <text:p>9</text:p>
          </table:table-cell>
          <table:table-cell table:formula="of:=[.C87]-[.D8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float" office:value="2106" calcext:value-type="float">
            <text:p>2106</text:p>
          </table:table-cell>
          <table:table-cell table:formula="of:=[.B88]-[.A88]+1" office:value-type="float" office:value="12" calcext:value-type="float">
            <text:p>12</text:p>
          </table:table-cell>
          <table:table-cell table:number-matrix-columns-spanned="1" table:number-matrix-rows-spanned="1" table:formula="of:=SUM( ([$full.$B$2:.$B$907]&gt;=[.A88]) * ([$full.$B$2:.$B$907]&lt;=[.B88]) * [$full.$G$2:.$G$907])" office:value-type="float" office:value="12" calcext:value-type="float">
            <text:p>12</text:p>
          </table:table-cell>
          <table:table-cell table:formula="of:=[.C88]-[.D8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float" office:value="2326" calcext:value-type="float">
            <text:p>2326</text:p>
          </table:table-cell>
          <table:table-cell table:formula="of:=[.B89]-[.A89]+1" office:value-type="float" office:value="23" calcext:value-type="float">
            <text:p>23</text:p>
          </table:table-cell>
          <table:table-cell table:number-matrix-columns-spanned="1" table:number-matrix-rows-spanned="1" table:formula="of:=SUM( ([$full.$B$2:.$B$907]&gt;=[.A89]) * ([$full.$B$2:.$B$907]&lt;=[.B89]) * [$full.$G$2:.$G$907])" office:value-type="float" office:value="23" calcext:value-type="float">
            <text:p>23</text:p>
          </table:table-cell>
          <table:table-cell table:formula="of:=[.C89]-[.D89]" office:value-type="float" office:value="0" calcext:value-type="float">
            <text:p>0</text:p>
          </table:table-cell>
          <table:table-cell table:number-columns-repeated="6"/>
        </table:table-row>
      </table:table>
      <table:table table:name="bounds2" table:style-name="ta1">
        <table:table-column table:style-name="co5" table:number-columns-repeated="6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5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[.B1]-[.A1]+1" office:value-type="float" office:value="17" calcext:value-type="float">
            <text:p>17</text:p>
          </table:table-cell>
          <table:table-cell table:number-matrix-columns-spanned="1" table:number-matrix-rows-spanned="1" table:formula="of:=SUM( ([$full.$B$2:.$B$907]&gt;=[.A1]) * ([$full.$B$2:.$B$907]&lt;=[.B1]) * [$full.$G$2:.$G$907])" office:value-type="float" office:value="17" calcext:value-type="float">
            <text:p>17</text:p>
          </table:table-cell>
          <table:table-cell table:formula="of:=[.C1]-[.D1]"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Size</text:p>
          </table:table-cell>
          <table:table-cell table:style-name="ce8" office:value-type="string" calcext:value-type="string">
            <text:p>Used</text:p>
          </table:table-cell>
          <table:table-cell table:style-name="ce8" office:value-type="string" calcext:value-type="string">
            <text:p>Waste</text:p>
          </table:table-cell>
          <table:table-cell table:style-name="ce8" office:value-type="string" calcext:value-type="string">
            <text:p>Efficiency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2" calcext:value-type="float">
            <text:p>62</text:p>
          </table:table-cell>
          <table:table-cell table:formula="of:=[.B2]-[.A2]+1" office:value-type="float" office:value="15" calcext:value-type="float">
            <text:p>15</text:p>
          </table:table-cell>
          <table:table-cell table:number-matrix-columns-spanned="1" table:number-matrix-rows-spanned="1" table:formula="of:=SUM( ([$full.$B$2:.$B$907]&gt;=[.A2]) * ([$full.$B$2:.$B$907]&lt;=[.B2]) * [$full.$G$2:.$G$907])" office:value-type="float" office:value="15" calcext:value-type="float">
            <text:p>15</text:p>
          </table:table-cell>
          <table:table-cell table:formula="of:=[.C2]-[.D2]" office:value-type="float" office:value="0" calcext:value-type="float">
            <text:p>0</text:p>
          </table:table-cell>
          <table:table-cell/>
          <table:table-cell table:style-name="ce9" table:formula="of:=[.H2]+[.I2]" office:value-type="float" office:value="776" calcext:value-type="float">
            <text:p>776</text:p>
          </table:table-cell>
          <table:table-cell table:style-name="ce9" table:formula="of:=SUM([.D1:.D26])" office:value-type="float" office:value="707" calcext:value-type="float">
            <text:p>707</text:p>
          </table:table-cell>
          <table:table-cell table:style-name="ce9" table:formula="of:=SUM([.E1:.E26])" office:value-type="float" office:value="69" calcext:value-type="float">
            <text:p>69</text:p>
          </table:table-cell>
          <table:table-cell table:style-name="ce10" table:formula="of:=([.H2]/([.I2]+[.H2]))" office:value-type="percentage" office:value="0.911082474226804" calcext:value-type="percentage">
            <text:p>91.11%</text:p>
          </table:table-cell>
          <table:table-cell/>
          <table:table-cell office:value-type="string" calcext:value-type="string">
            <text:p>Boundaries with tolerance of 2 unused bytes.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  <table:table-cell table:formula="of:=[.B3]-[.A3]+1" office:value-type="float" office:value="9" calcext:value-type="float">
            <text:p>9</text:p>
          </table:table-cell>
          <table:table-cell table:number-matrix-columns-spanned="1" table:number-matrix-rows-spanned="1" table:formula="of:=SUM( ([$full.$B$2:.$B$907]&gt;=[.A3]) * ([$full.$B$2:.$B$907]&lt;=[.B3]) * [$full.$G$2:.$G$907])" office:value-type="float" office:value="8" calcext:value-type="float">
            <text:p>8</text:p>
          </table:table-cell>
          <table:table-cell table:formula="of:=[.C3]-[.D3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6" calcext:value-type="float">
            <text:p>106</text:p>
          </table:table-cell>
          <table:table-cell table:formula="of:=[.B4]-[.A4]+1" office:value-type="float" office:value="9" calcext:value-type="float">
            <text:p>9</text:p>
          </table:table-cell>
          <table:table-cell table:number-matrix-columns-spanned="1" table:number-matrix-rows-spanned="1" table:formula="of:=SUM( ([$full.$B$2:.$B$907]&gt;=[.A4]) * ([$full.$B$2:.$B$907]&lt;=[.B4]) * [$full.$G$2:.$G$907])" office:value-type="float" office:value="7" calcext:value-type="float">
            <text:p>7</text:p>
          </table:table-cell>
          <table:table-cell table:formula="of:=[.C4]-[.D4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726" calcext:value-type="float">
            <text:p>726</text:p>
          </table:table-cell>
          <table:table-cell table:formula="of:=[.B5]-[.A5]+1" office:value-type="float" office:value="535" calcext:value-type="float">
            <text:p>535</text:p>
          </table:table-cell>
          <table:table-cell table:number-matrix-columns-spanned="1" table:number-matrix-rows-spanned="1" table:formula="of:=SUM( ([$full.$B$2:.$B$907]&gt;=[.A5]) * ([$full.$B$2:.$B$907]&lt;=[.B5]) * [$full.$G$2:.$G$907])" office:value-type="float" office:value="474" calcext:value-type="float">
            <text:p>474</text:p>
          </table:table-cell>
          <table:table-cell table:formula="of:=[.C5]-[.D5]" office:value-type="float" office:value="61" calcext:value-type="float">
            <text:p>61</text:p>
          </table:table-cell>
          <table:table-cell table:number-columns-repeated="7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756" calcext:value-type="float">
            <text:p>756</text:p>
          </table:table-cell>
          <table:table-cell table:formula="of:=[.B6]-[.A6]+1" office:value-type="float" office:value="21" calcext:value-type="float">
            <text:p>21</text:p>
          </table:table-cell>
          <table:table-cell table:number-matrix-columns-spanned="1" table:number-matrix-rows-spanned="1" table:formula="of:=SUM( ([$full.$B$2:.$B$907]&gt;=[.A6]) * ([$full.$B$2:.$B$907]&lt;=[.B6]) * [$full.$G$2:.$G$907])" office:value-type="float" office:value="21" calcext:value-type="float">
            <text:p>21</text:p>
          </table:table-cell>
          <table:table-cell table:formula="of:=[.C6]-[.D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794" calcext:value-type="float">
            <text:p>794</text:p>
          </table:table-cell>
          <table:table-cell table:formula="of:=[.B7]-[.A7]+1" office:value-type="float" office:value="11" calcext:value-type="float">
            <text:p>11</text:p>
          </table:table-cell>
          <table:table-cell table:number-matrix-columns-spanned="1" table:number-matrix-rows-spanned="1" table:formula="of:=SUM( ([$full.$B$2:.$B$907]&gt;=[.A7]) * ([$full.$B$2:.$B$907]&lt;=[.B7]) * [$full.$G$2:.$G$907])" office:value-type="float" office:value="11" calcext:value-type="float">
            <text:p>11</text:p>
          </table:table-cell>
          <table:table-cell table:formula="of:=[.C7]-[.D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819" calcext:value-type="float">
            <text:p>819</text:p>
          </table:table-cell>
          <table:table-cell table:formula="of:=[.B8]-[.A8]+1" office:value-type="float" office:value="1" calcext:value-type="float">
            <text:p>1</text:p>
          </table:table-cell>
          <table:table-cell table:number-matrix-columns-spanned="1" table:number-matrix-rows-spanned="1" table:formula="of:=SUM( ([$full.$B$2:.$B$907]&gt;=[.A8]) * ([$full.$B$2:.$B$907]&lt;=[.B8]) * [$full.$G$2:.$G$907])" office:value-type="float" office:value="1" calcext:value-type="float">
            <text:p>1</text:p>
          </table:table-cell>
          <table:table-cell table:formula="of:=[.C8]-[.D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856" calcext:value-type="float">
            <text:p>856</text:p>
          </table:table-cell>
          <table:table-cell table:formula="of:=[.B9]-[.A9]+1" office:value-type="float" office:value="4" calcext:value-type="float">
            <text:p>4</text:p>
          </table:table-cell>
          <table:table-cell table:number-matrix-columns-spanned="1" table:number-matrix-rows-spanned="1" table:formula="of:=SUM( ([$full.$B$2:.$B$907]&gt;=[.A9]) * ([$full.$B$2:.$B$907]&lt;=[.B9]) * [$full.$G$2:.$G$907])" office:value-type="float" office:value="4" calcext:value-type="float">
            <text:p>4</text:p>
          </table:table-cell>
          <table:table-cell table:formula="of:=[.C9]-[.D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870" calcext:value-type="float">
            <text:p>870</text:p>
          </table:table-cell>
          <table:table-cell table:formula="of:=[.B10]-[.A10]+1" office:value-type="float" office:value="4" calcext:value-type="float">
            <text:p>4</text:p>
          </table:table-cell>
          <table:table-cell table:number-matrix-columns-spanned="1" table:number-matrix-rows-spanned="1" table:formula="of:=SUM( ([$full.$B$2:.$B$907]&gt;=[.A10]) * ([$full.$B$2:.$B$907]&lt;=[.B10]) * [$full.$G$2:.$G$907])" office:value-type="float" office:value="4" calcext:value-type="float">
            <text:p>4</text:p>
          </table:table-cell>
          <table:table-cell table:formula="of:=[.C10]-[.D1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907" calcext:value-type="float">
            <text:p>907</text:p>
          </table:table-cell>
          <table:table-cell table:formula="of:=[.B11]-[.A11]+1" office:value-type="float" office:value="28" calcext:value-type="float">
            <text:p>28</text:p>
          </table:table-cell>
          <table:table-cell table:number-matrix-columns-spanned="1" table:number-matrix-rows-spanned="1" table:formula="of:=SUM( ([$full.$B$2:.$B$907]&gt;=[.A11]) * ([$full.$B$2:.$B$907]&lt;=[.B11]) * [$full.$G$2:.$G$907])" office:value-type="float" office:value="28" calcext:value-type="float">
            <text:p>28</text:p>
          </table:table-cell>
          <table:table-cell table:formula="of:=[.C11]-[.D1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912" calcext:value-type="float">
            <text:p>912</text:p>
          </table:table-cell>
          <table:table-cell table:formula="of:=[.B12]-[.A12]+1" office:value-type="float" office:value="2" calcext:value-type="float">
            <text:p>2</text:p>
          </table:table-cell>
          <table:table-cell table:number-matrix-columns-spanned="1" table:number-matrix-rows-spanned="1" table:formula="of:=SUM( ([$full.$B$2:.$B$907]&gt;=[.A12]) * ([$full.$B$2:.$B$907]&lt;=[.B12]) * [$full.$G$2:.$G$907])" office:value-type="float" office:value="2" calcext:value-type="float">
            <text:p>2</text:p>
          </table:table-cell>
          <table:table-cell table:formula="of:=[.C12]-[.D1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921" calcext:value-type="float">
            <text:p>921</text:p>
          </table:table-cell>
          <table:table-cell table:formula="of:=[.B13]-[.A13]+1" office:value-type="float" office:value="4" calcext:value-type="float">
            <text:p>4</text:p>
          </table:table-cell>
          <table:table-cell table:number-matrix-columns-spanned="1" table:number-matrix-rows-spanned="1" table:formula="of:=SUM( ([$full.$B$2:.$B$907]&gt;=[.A13]) * ([$full.$B$2:.$B$907]&lt;=[.B13]) * [$full.$G$2:.$G$907])" office:value-type="float" office:value="4" calcext:value-type="float">
            <text:p>4</text:p>
          </table:table-cell>
          <table:table-cell table:formula="of:=[.C13]-[.D1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947" calcext:value-type="float">
            <text:p>947</text:p>
          </table:table-cell>
          <table:table-cell table:formula="of:=[.B14]-[.A14]+1" office:value-type="float" office:value="20" calcext:value-type="float">
            <text:p>20</text:p>
          </table:table-cell>
          <table:table-cell table:number-matrix-columns-spanned="1" table:number-matrix-rows-spanned="1" table:formula="of:=SUM( ([$full.$B$2:.$B$907]&gt;=[.A14]) * ([$full.$B$2:.$B$907]&lt;=[.B14]) * [$full.$G$2:.$G$907])" office:value-type="float" office:value="20" calcext:value-type="float">
            <text:p>20</text:p>
          </table:table-cell>
          <table:table-cell table:formula="of:=[.C14]-[.D1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967" calcext:value-type="float">
            <text:p>967</text:p>
          </table:table-cell>
          <table:table-cell table:formula="of:=[.B15]-[.A15]+1" office:value-type="float" office:value="8" calcext:value-type="float">
            <text:p>8</text:p>
          </table:table-cell>
          <table:table-cell table:number-matrix-columns-spanned="1" table:number-matrix-rows-spanned="1" table:formula="of:=SUM( ([$full.$B$2:.$B$907]&gt;=[.A15]) * ([$full.$B$2:.$B$907]&lt;=[.B15]) * [$full.$G$2:.$G$907])" office:value-type="float" office:value="8" calcext:value-type="float">
            <text:p>8</text:p>
          </table:table-cell>
          <table:table-cell table:formula="of:=[.C15]-[.D1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979" calcext:value-type="float">
            <text:p>979</text:p>
          </table:table-cell>
          <table:table-cell table:formula="of:=[.B16]-[.A16]+1" office:value-type="float" office:value="4" calcext:value-type="float">
            <text:p>4</text:p>
          </table:table-cell>
          <table:table-cell table:number-matrix-columns-spanned="1" table:number-matrix-rows-spanned="1" table:formula="of:=SUM( ([$full.$B$2:.$B$907]&gt;=[.A16]) * ([$full.$B$2:.$B$907]&lt;=[.B16]) * [$full.$G$2:.$G$907])" office:value-type="float" office:value="4" calcext:value-type="float">
            <text:p>4</text:p>
          </table:table-cell>
          <table:table-cell table:formula="of:=[.C16]-[.D1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995" calcext:value-type="float">
            <text:p>995</text:p>
          </table:table-cell>
          <table:table-cell table:formula="of:=[.B17]-[.A17]+1" office:value-type="float" office:value="4" calcext:value-type="float">
            <text:p>4</text:p>
          </table:table-cell>
          <table:table-cell table:number-matrix-columns-spanned="1" table:number-matrix-rows-spanned="1" table:formula="of:=SUM( ([$full.$B$2:.$B$907]&gt;=[.A17]) * ([$full.$B$2:.$B$907]&lt;=[.B17]) * [$full.$G$2:.$G$907])" office:value-type="float" office:value="4" calcext:value-type="float">
            <text:p>4</text:p>
          </table:table-cell>
          <table:table-cell table:formula="of:=[.C17]-[.D1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1011" calcext:value-type="float">
            <text:p>1011</text:p>
          </table:table-cell>
          <table:table-cell table:formula="of:=[.B18]-[.A18]+1" office:value-type="float" office:value="4" calcext:value-type="float">
            <text:p>4</text:p>
          </table:table-cell>
          <table:table-cell table:number-matrix-columns-spanned="1" table:number-matrix-rows-spanned="1" table:formula="of:=SUM( ([$full.$B$2:.$B$907]&gt;=[.A18]) * ([$full.$B$2:.$B$907]&lt;=[.B18]) * [$full.$G$2:.$G$907])" office:value-type="float" office:value="4" calcext:value-type="float">
            <text:p>4</text:p>
          </table:table-cell>
          <table:table-cell table:formula="of:=[.C18]-[.D1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027" calcext:value-type="float">
            <text:p>1027</text:p>
          </table:table-cell>
          <table:table-cell table:formula="of:=[.B19]-[.A19]+1" office:value-type="float" office:value="4" calcext:value-type="float">
            <text:p>4</text:p>
          </table:table-cell>
          <table:table-cell table:number-matrix-columns-spanned="1" table:number-matrix-rows-spanned="1" table:formula="of:=SUM( ([$full.$B$2:.$B$907]&gt;=[.A19]) * ([$full.$B$2:.$B$907]&lt;=[.B19]) * [$full.$G$2:.$G$907])" office:value-type="float" office:value="4" calcext:value-type="float">
            <text:p>4</text:p>
          </table:table-cell>
          <table:table-cell table:formula="of:=[.C19]-[.D1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042" calcext:value-type="float">
            <text:p>1042</text:p>
          </table:table-cell>
          <table:table-cell table:formula="of:=[.B20]-[.A20]+1" office:value-type="float" office:value="3" calcext:value-type="float">
            <text:p>3</text:p>
          </table:table-cell>
          <table:table-cell table:number-matrix-columns-spanned="1" table:number-matrix-rows-spanned="1" table:formula="of:=SUM( ([$full.$B$2:.$B$907]&gt;=[.A20]) * ([$full.$B$2:.$B$907]&lt;=[.B20]) * [$full.$G$2:.$G$907])" office:value-type="float" office:value="3" calcext:value-type="float">
            <text:p>3</text:p>
          </table:table-cell>
          <table:table-cell table:formula="of:=[.C20]-[.D2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1058" calcext:value-type="float">
            <text:p>1058</text:p>
          </table:table-cell>
          <table:table-cell table:formula="of:=[.B21]-[.A21]+1" office:value-type="float" office:value="3" calcext:value-type="float">
            <text:p>3</text:p>
          </table:table-cell>
          <table:table-cell table:number-matrix-columns-spanned="1" table:number-matrix-rows-spanned="1" table:formula="of:=SUM( ([$full.$B$2:.$B$907]&gt;=[.A21]) * ([$full.$B$2:.$B$907]&lt;=[.B21]) * [$full.$G$2:.$G$907])" office:value-type="float" office:value="3" calcext:value-type="float">
            <text:p>3</text:p>
          </table:table-cell>
          <table:table-cell table:formula="of:=[.C21]-[.D2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float" office:value="2106" calcext:value-type="float">
            <text:p>2106</text:p>
          </table:table-cell>
          <table:table-cell table:formula="of:=[.B22]-[.A22]+1" office:value-type="float" office:value="43" calcext:value-type="float">
            <text:p>43</text:p>
          </table:table-cell>
          <table:table-cell table:number-matrix-columns-spanned="1" table:number-matrix-rows-spanned="1" table:formula="of:=SUM( ([$full.$B$2:.$B$907]&gt;=[.A22]) * ([$full.$B$2:.$B$907]&lt;=[.B22]) * [$full.$G$2:.$G$907])" office:value-type="float" office:value="38" calcext:value-type="float">
            <text:p>38</text:p>
          </table:table-cell>
          <table:table-cell table:formula="of:=[.C22]-[.D22]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float" office:value="2326" calcext:value-type="float">
            <text:p>2326</text:p>
          </table:table-cell>
          <table:table-cell table:formula="of:=[.B23]-[.A23]+1" office:value-type="float" office:value="23" calcext:value-type="float">
            <text:p>23</text:p>
          </table:table-cell>
          <table:table-cell table:number-matrix-columns-spanned="1" table:number-matrix-rows-spanned="1" table:formula="of:=SUM( ([$full.$B$2:.$B$907]&gt;=[.A23]) * ([$full.$B$2:.$B$907]&lt;=[.B23]) * [$full.$G$2:.$G$907])" office:value-type="float" office:value="23" calcext:value-type="float">
            <text:p>23</text:p>
          </table:table-cell>
          <table:table-cell table:formula="of:=[.C23]-[.D23]" office:value-type="float" office:value="0" calcext:value-type="float">
            <text:p>0</text:p>
          </table:table-cell>
          <table:table-cell table:number-columns-repeated="7"/>
        </table:table-row>
      </table:table>
      <table:table table:name="lossy-fx" table:style-name="ta1">
        <table:table-column table:style-name="co5" table:number-columns-repeated="6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5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table:formula="of:=[.B1]-[.A1]+1" office:value-type="float" office:value="107" calcext:value-type="float">
            <text:p>107</text:p>
          </table:table-cell>
          <table:table-cell table:number-matrix-columns-spanned="1" table:number-matrix-rows-spanned="1" table:formula="of:=SUM( ([$full.$B$2:.$B$907]&gt;=[.A1]) * ([$full.$B$2:.$B$907]&lt;=[.B1]) * [$full.$G$2:.$G$907])" office:value-type="float" office:value="47" calcext:value-type="float">
            <text:p>47</text:p>
          </table:table-cell>
          <table:table-cell table:formula="of:=[.C1]-[.D1]" office:value-type="float" office:value="60" calcext:value-type="float">
            <text:p>60</text:p>
          </table:table-cell>
          <table:table-cell/>
          <table:table-cell table:style-name="ce8" office:value-type="string" calcext:value-type="string">
            <text:p>Size</text:p>
          </table:table-cell>
          <table:table-cell table:style-name="ce8" office:value-type="string" calcext:value-type="string">
            <text:p>Used</text:p>
          </table:table-cell>
          <table:table-cell table:style-name="ce8" office:value-type="string" calcext:value-type="string">
            <text:p>Waste</text:p>
          </table:table-cell>
          <table:table-cell table:style-name="ce8" office:value-type="string" calcext:value-type="string">
            <text:p>Efficiency</text:p>
          </table:table-cell>
          <table:table-cell table:number-columns-repeated="2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058" calcext:value-type="float">
            <text:p>1058</text:p>
          </table:table-cell>
          <table:table-cell table:formula="of:=[.B2]-[.A2]+1" office:value-type="float" office:value="323" calcext:value-type="float">
            <text:p>323</text:p>
          </table:table-cell>
          <table:table-cell table:number-matrix-columns-spanned="1" table:number-matrix-rows-spanned="1" table:formula="of:=SUM( ([$full.$B$2:.$B$907]&gt;=[.A2]) * ([$full.$B$2:.$B$907]&lt;=[.B2]) * [$full.$G$2:.$G$907])" office:value-type="float" office:value="125" calcext:value-type="float">
            <text:p>125</text:p>
          </table:table-cell>
          <table:table-cell table:formula="of:=[.C2]-[.D2]" office:value-type="float" office:value="198" calcext:value-type="float">
            <text:p>198</text:p>
          </table:table-cell>
          <table:table-cell/>
          <table:table-cell table:style-name="ce9" table:formula="of:=[.H2]+[.I2]" office:value-type="float" office:value="558" calcext:value-type="float">
            <text:p>558</text:p>
          </table:table-cell>
          <table:table-cell table:style-name="ce9" table:formula="of:=SUM([.D1:.D22])" office:value-type="float" office:value="295" calcext:value-type="float">
            <text:p>295</text:p>
          </table:table-cell>
          <table:table-cell table:style-name="ce9" table:formula="of:=SUM([.E1:.E22])" office:value-type="float" office:value="263" calcext:value-type="float">
            <text:p>263</text:p>
          </table:table-cell>
          <table:table-cell table:style-name="ce10" table:formula="of:=([.H2]/([.I2]+[.H2]))" office:value-type="percentage" office:value="0.528673835125448" calcext:value-type="percentage">
            <text:p>52.87%</text:p>
          </table:table-cell>
          <table:table-cell/>
          <table:table-cell office:value-type="string" calcext:value-type="string">
            <text:p>Sparse scheme with estimate of smart FX block storage. (Only save data for each color assignment of FX1/FX2).</text:p>
          </table:table-cell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float" office:value="2326" calcext:value-type="float">
            <text:p>2326</text:p>
          </table:table-cell>
          <table:table-cell table:formula="of:=[.B3]-[.A3]+1" office:value-type="float" office:value="23" calcext:value-type="float">
            <text:p>23</text:p>
          </table:table-cell>
          <table:table-cell table:number-matrix-columns-spanned="1" table:number-matrix-rows-spanned="1" table:formula="of:=SUM( ([$full.$B$2:.$B$907]&gt;=[.A3]) * ([$full.$B$2:.$B$907]&lt;=[.B3]) * [$full.$G$2:.$G$907])" office:value-type="float" office:value="23" calcext:value-type="float">
            <text:p>23</text:p>
          </table:table-cell>
          <table:table-cell table:formula="of:=[.C3]-[.D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style-name="ce11" office:value-type="float" office:value="192" calcext:value-type="float">
            <text:p>192</text:p>
          </table:table-cell>
          <table:table-cell table:style-name="ce11" office:value-type="float" office:value="726" calcext:value-type="float">
            <text:p>726</text:p>
          </table:table-cell>
          <table:table-cell table:style-name="ce11" table:formula="of:=[.B5]-[.A5]+1" office:value-type="float" office:value="535" calcext:value-type="float">
            <text:p>53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12" office:value-type="float" office:value="2064" calcext:value-type="float">
            <text:p>2064</text:p>
          </table:table-cell>
          <table:table-cell table:style-name="ce12" office:value-type="float" office:value="2106" calcext:value-type="float">
            <text:p>2106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7"/>
        </table:table-row>
      </table:table>
      <table:table table:name="b2-lfx" table:style-name="ta1">
        <table:table-column table:style-name="co5" table:number-columns-repeated="6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5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[.B1]-[.A1]+1" office:value-type="float" office:value="17" calcext:value-type="float">
            <text:p>17</text:p>
          </table:table-cell>
          <table:table-cell table:number-matrix-columns-spanned="1" table:number-matrix-rows-spanned="1" table:formula="of:=SUM( ([$full.$B$2:.$B$907]&gt;=[.A1]) * ([$full.$B$2:.$B$907]&lt;=[.B1]) * [$full.$G$2:.$G$907])" office:value-type="float" office:value="17" calcext:value-type="float">
            <text:p>17</text:p>
          </table:table-cell>
          <table:table-cell table:formula="of:=[.C1]-[.D1]"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Size</text:p>
          </table:table-cell>
          <table:table-cell table:style-name="ce8" office:value-type="string" calcext:value-type="string">
            <text:p>Used</text:p>
          </table:table-cell>
          <table:table-cell table:style-name="ce8" office:value-type="string" calcext:value-type="string">
            <text:p>Waste</text:p>
          </table:table-cell>
          <table:table-cell table:style-name="ce8" office:value-type="string" calcext:value-type="string">
            <text:p>Efficiency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2" calcext:value-type="float">
            <text:p>62</text:p>
          </table:table-cell>
          <table:table-cell table:formula="of:=[.B2]-[.A2]+1" office:value-type="float" office:value="15" calcext:value-type="float">
            <text:p>15</text:p>
          </table:table-cell>
          <table:table-cell table:number-matrix-columns-spanned="1" table:number-matrix-rows-spanned="1" table:formula="of:=SUM( ([$full.$B$2:.$B$907]&gt;=[.A2]) * ([$full.$B$2:.$B$907]&lt;=[.B2]) * [$full.$G$2:.$G$907])" office:value-type="float" office:value="15" calcext:value-type="float">
            <text:p>15</text:p>
          </table:table-cell>
          <table:table-cell table:formula="of:=[.C2]-[.D2]" office:value-type="float" office:value="0" calcext:value-type="float">
            <text:p>0</text:p>
          </table:table-cell>
          <table:table-cell/>
          <table:table-cell table:style-name="ce9" table:formula="of:=[.H2]+[.I2]" office:value-type="float" office:value="303" calcext:value-type="float">
            <text:p>303</text:p>
          </table:table-cell>
          <table:table-cell table:style-name="ce9" table:formula="of:=SUM([.D1:.D28])" office:value-type="float" office:value="295" calcext:value-type="float">
            <text:p>295</text:p>
          </table:table-cell>
          <table:table-cell table:style-name="ce9" table:formula="of:=SUM([.E1:.E31])" office:value-type="float" office:value="8" calcext:value-type="float">
            <text:p>8</text:p>
          </table:table-cell>
          <table:table-cell table:style-name="ce10" table:formula="of:=([.H2]/([.I2]+[.H2]))" office:value-type="percentage" office:value="0.973597359735974" calcext:value-type="percentage">
            <text:p>97.36%</text:p>
          </table:table-cell>
          <table:table-cell/>
          <table:table-cell office:value-type="string" calcext:value-type="string">
            <text:p>Bounds 2 scheme with estimate of smart FX block storage. (Only save data for each color assignment of FX1/FX2).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  <table:table-cell table:formula="of:=[.B3]-[.A3]+1" office:value-type="float" office:value="9" calcext:value-type="float">
            <text:p>9</text:p>
          </table:table-cell>
          <table:table-cell table:number-matrix-columns-spanned="1" table:number-matrix-rows-spanned="1" table:formula="of:=SUM( ([$full.$B$2:.$B$907]&gt;=[.A3]) * ([$full.$B$2:.$B$907]&lt;=[.B3]) * [$full.$G$2:.$G$907])" office:value-type="float" office:value="8" calcext:value-type="float">
            <text:p>8</text:p>
          </table:table-cell>
          <table:table-cell table:formula="of:=[.C3]-[.D3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6" calcext:value-type="float">
            <text:p>106</text:p>
          </table:table-cell>
          <table:table-cell table:formula="of:=[.B4]-[.A4]+1" office:value-type="float" office:value="9" calcext:value-type="float">
            <text:p>9</text:p>
          </table:table-cell>
          <table:table-cell table:number-matrix-columns-spanned="1" table:number-matrix-rows-spanned="1" table:formula="of:=SUM( ([$full.$B$2:.$B$907]&gt;=[.A4]) * ([$full.$B$2:.$B$907]&lt;=[.B4]) * [$full.$G$2:.$G$907])" office:value-type="float" office:value="7" calcext:value-type="float">
            <text:p>7</text:p>
          </table:table-cell>
          <table:table-cell table:formula="of:=[.C4]-[.D4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756" calcext:value-type="float">
            <text:p>756</text:p>
          </table:table-cell>
          <table:table-cell table:formula="of:=[.B5]-[.A5]+1" office:value-type="float" office:value="21" calcext:value-type="float">
            <text:p>21</text:p>
          </table:table-cell>
          <table:table-cell table:number-matrix-columns-spanned="1" table:number-matrix-rows-spanned="1" table:formula="of:=SUM( ([$full.$B$2:.$B$907]&gt;=[.A5]) * ([$full.$B$2:.$B$907]&lt;=[.B5]) * [$full.$G$2:.$G$907])" office:value-type="float" office:value="21" calcext:value-type="float">
            <text:p>21</text:p>
          </table:table-cell>
          <table:table-cell table:formula="of:=[.C5]-[.D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794" calcext:value-type="float">
            <text:p>794</text:p>
          </table:table-cell>
          <table:table-cell table:formula="of:=[.B6]-[.A6]+1" office:value-type="float" office:value="11" calcext:value-type="float">
            <text:p>11</text:p>
          </table:table-cell>
          <table:table-cell table:number-matrix-columns-spanned="1" table:number-matrix-rows-spanned="1" table:formula="of:=SUM( ([$full.$B$2:.$B$907]&gt;=[.A6]) * ([$full.$B$2:.$B$907]&lt;=[.B6]) * [$full.$G$2:.$G$907])" office:value-type="float" office:value="11" calcext:value-type="float">
            <text:p>11</text:p>
          </table:table-cell>
          <table:table-cell table:formula="of:=[.C6]-[.D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819" calcext:value-type="float">
            <text:p>819</text:p>
          </table:table-cell>
          <table:table-cell table:formula="of:=[.B7]-[.A7]+1" office:value-type="float" office:value="1" calcext:value-type="float">
            <text:p>1</text:p>
          </table:table-cell>
          <table:table-cell table:number-matrix-columns-spanned="1" table:number-matrix-rows-spanned="1" table:formula="of:=SUM( ([$full.$B$2:.$B$907]&gt;=[.A7]) * ([$full.$B$2:.$B$907]&lt;=[.B7]) * [$full.$G$2:.$G$907])" office:value-type="float" office:value="1" calcext:value-type="float">
            <text:p>1</text:p>
          </table:table-cell>
          <table:table-cell table:formula="of:=[.C7]-[.D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856" calcext:value-type="float">
            <text:p>856</text:p>
          </table:table-cell>
          <table:table-cell table:formula="of:=[.B8]-[.A8]+1" office:value-type="float" office:value="4" calcext:value-type="float">
            <text:p>4</text:p>
          </table:table-cell>
          <table:table-cell table:number-matrix-columns-spanned="1" table:number-matrix-rows-spanned="1" table:formula="of:=SUM( ([$full.$B$2:.$B$907]&gt;=[.A8]) * ([$full.$B$2:.$B$907]&lt;=[.B8]) * [$full.$G$2:.$G$907])" office:value-type="float" office:value="4" calcext:value-type="float">
            <text:p>4</text:p>
          </table:table-cell>
          <table:table-cell table:formula="of:=[.C8]-[.D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870" calcext:value-type="float">
            <text:p>870</text:p>
          </table:table-cell>
          <table:table-cell table:formula="of:=[.B9]-[.A9]+1" office:value-type="float" office:value="4" calcext:value-type="float">
            <text:p>4</text:p>
          </table:table-cell>
          <table:table-cell table:number-matrix-columns-spanned="1" table:number-matrix-rows-spanned="1" table:formula="of:=SUM( ([$full.$B$2:.$B$907]&gt;=[.A9]) * ([$full.$B$2:.$B$907]&lt;=[.B9]) * [$full.$G$2:.$G$907])" office:value-type="float" office:value="4" calcext:value-type="float">
            <text:p>4</text:p>
          </table:table-cell>
          <table:table-cell table:formula="of:=[.C9]-[.D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907" calcext:value-type="float">
            <text:p>907</text:p>
          </table:table-cell>
          <table:table-cell table:formula="of:=[.B10]-[.A10]+1" office:value-type="float" office:value="28" calcext:value-type="float">
            <text:p>28</text:p>
          </table:table-cell>
          <table:table-cell table:number-matrix-columns-spanned="1" table:number-matrix-rows-spanned="1" table:formula="of:=SUM( ([$full.$B$2:.$B$907]&gt;=[.A10]) * ([$full.$B$2:.$B$907]&lt;=[.B10]) * [$full.$G$2:.$G$907])" office:value-type="float" office:value="28" calcext:value-type="float">
            <text:p>28</text:p>
          </table:table-cell>
          <table:table-cell table:formula="of:=[.C10]-[.D1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912" calcext:value-type="float">
            <text:p>912</text:p>
          </table:table-cell>
          <table:table-cell table:formula="of:=[.B11]-[.A11]+1" office:value-type="float" office:value="2" calcext:value-type="float">
            <text:p>2</text:p>
          </table:table-cell>
          <table:table-cell table:number-matrix-columns-spanned="1" table:number-matrix-rows-spanned="1" table:formula="of:=SUM( ([$full.$B$2:.$B$907]&gt;=[.A11]) * ([$full.$B$2:.$B$907]&lt;=[.B11]) * [$full.$G$2:.$G$907])" office:value-type="float" office:value="2" calcext:value-type="float">
            <text:p>2</text:p>
          </table:table-cell>
          <table:table-cell table:formula="of:=[.C11]-[.D1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921" calcext:value-type="float">
            <text:p>921</text:p>
          </table:table-cell>
          <table:table-cell table:formula="of:=[.B12]-[.A12]+1" office:value-type="float" office:value="4" calcext:value-type="float">
            <text:p>4</text:p>
          </table:table-cell>
          <table:table-cell table:number-matrix-columns-spanned="1" table:number-matrix-rows-spanned="1" table:formula="of:=SUM( ([$full.$B$2:.$B$907]&gt;=[.A12]) * ([$full.$B$2:.$B$907]&lt;=[.B12]) * [$full.$G$2:.$G$907])" office:value-type="float" office:value="4" calcext:value-type="float">
            <text:p>4</text:p>
          </table:table-cell>
          <table:table-cell table:formula="of:=[.C12]-[.D1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947" calcext:value-type="float">
            <text:p>947</text:p>
          </table:table-cell>
          <table:table-cell table:formula="of:=[.B13]-[.A13]+1" office:value-type="float" office:value="20" calcext:value-type="float">
            <text:p>20</text:p>
          </table:table-cell>
          <table:table-cell table:number-matrix-columns-spanned="1" table:number-matrix-rows-spanned="1" table:formula="of:=SUM( ([$full.$B$2:.$B$907]&gt;=[.A13]) * ([$full.$B$2:.$B$907]&lt;=[.B13]) * [$full.$G$2:.$G$907])" office:value-type="float" office:value="20" calcext:value-type="float">
            <text:p>20</text:p>
          </table:table-cell>
          <table:table-cell table:formula="of:=[.C13]-[.D1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967" calcext:value-type="float">
            <text:p>967</text:p>
          </table:table-cell>
          <table:table-cell table:formula="of:=[.B14]-[.A14]+1" office:value-type="float" office:value="8" calcext:value-type="float">
            <text:p>8</text:p>
          </table:table-cell>
          <table:table-cell table:number-matrix-columns-spanned="1" table:number-matrix-rows-spanned="1" table:formula="of:=SUM( ([$full.$B$2:.$B$907]&gt;=[.A14]) * ([$full.$B$2:.$B$907]&lt;=[.B14]) * [$full.$G$2:.$G$907])" office:value-type="float" office:value="8" calcext:value-type="float">
            <text:p>8</text:p>
          </table:table-cell>
          <table:table-cell table:formula="of:=[.C14]-[.D1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979" calcext:value-type="float">
            <text:p>979</text:p>
          </table:table-cell>
          <table:table-cell table:formula="of:=[.B15]-[.A15]+1" office:value-type="float" office:value="4" calcext:value-type="float">
            <text:p>4</text:p>
          </table:table-cell>
          <table:table-cell table:number-matrix-columns-spanned="1" table:number-matrix-rows-spanned="1" table:formula="of:=SUM( ([$full.$B$2:.$B$907]&gt;=[.A15]) * ([$full.$B$2:.$B$907]&lt;=[.B15]) * [$full.$G$2:.$G$907])" office:value-type="float" office:value="4" calcext:value-type="float">
            <text:p>4</text:p>
          </table:table-cell>
          <table:table-cell table:formula="of:=[.C15]-[.D1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995" calcext:value-type="float">
            <text:p>995</text:p>
          </table:table-cell>
          <table:table-cell table:formula="of:=[.B16]-[.A16]+1" office:value-type="float" office:value="4" calcext:value-type="float">
            <text:p>4</text:p>
          </table:table-cell>
          <table:table-cell table:number-matrix-columns-spanned="1" table:number-matrix-rows-spanned="1" table:formula="of:=SUM( ([$full.$B$2:.$B$907]&gt;=[.A16]) * ([$full.$B$2:.$B$907]&lt;=[.B16]) * [$full.$G$2:.$G$907])" office:value-type="float" office:value="4" calcext:value-type="float">
            <text:p>4</text:p>
          </table:table-cell>
          <table:table-cell table:formula="of:=[.C16]-[.D1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1011" calcext:value-type="float">
            <text:p>1011</text:p>
          </table:table-cell>
          <table:table-cell table:formula="of:=[.B17]-[.A17]+1" office:value-type="float" office:value="4" calcext:value-type="float">
            <text:p>4</text:p>
          </table:table-cell>
          <table:table-cell table:number-matrix-columns-spanned="1" table:number-matrix-rows-spanned="1" table:formula="of:=SUM( ([$full.$B$2:.$B$907]&gt;=[.A17]) * ([$full.$B$2:.$B$907]&lt;=[.B17]) * [$full.$G$2:.$G$907])" office:value-type="float" office:value="4" calcext:value-type="float">
            <text:p>4</text:p>
          </table:table-cell>
          <table:table-cell table:formula="of:=[.C17]-[.D1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027" calcext:value-type="float">
            <text:p>1027</text:p>
          </table:table-cell>
          <table:table-cell table:formula="of:=[.B18]-[.A18]+1" office:value-type="float" office:value="4" calcext:value-type="float">
            <text:p>4</text:p>
          </table:table-cell>
          <table:table-cell table:number-matrix-columns-spanned="1" table:number-matrix-rows-spanned="1" table:formula="of:=SUM( ([$full.$B$2:.$B$907]&gt;=[.A18]) * ([$full.$B$2:.$B$907]&lt;=[.B18]) * [$full.$G$2:.$G$907])" office:value-type="float" office:value="4" calcext:value-type="float">
            <text:p>4</text:p>
          </table:table-cell>
          <table:table-cell table:formula="of:=[.C18]-[.D1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042" calcext:value-type="float">
            <text:p>1042</text:p>
          </table:table-cell>
          <table:table-cell table:formula="of:=[.B19]-[.A19]+1" office:value-type="float" office:value="3" calcext:value-type="float">
            <text:p>3</text:p>
          </table:table-cell>
          <table:table-cell table:number-matrix-columns-spanned="1" table:number-matrix-rows-spanned="1" table:formula="of:=SUM( ([$full.$B$2:.$B$907]&gt;=[.A19]) * ([$full.$B$2:.$B$907]&lt;=[.B19]) * [$full.$G$2:.$G$907])" office:value-type="float" office:value="3" calcext:value-type="float">
            <text:p>3</text:p>
          </table:table-cell>
          <table:table-cell table:formula="of:=[.C19]-[.D1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1058" calcext:value-type="float">
            <text:p>1058</text:p>
          </table:table-cell>
          <table:table-cell table:formula="of:=[.B20]-[.A20]+1" office:value-type="float" office:value="3" calcext:value-type="float">
            <text:p>3</text:p>
          </table:table-cell>
          <table:table-cell table:number-matrix-columns-spanned="1" table:number-matrix-rows-spanned="1" table:formula="of:=SUM( ([$full.$B$2:.$B$907]&gt;=[.A20]) * ([$full.$B$2:.$B$907]&lt;=[.B20]) * [$full.$G$2:.$G$907])" office:value-type="float" office:value="3" calcext:value-type="float">
            <text:p>3</text:p>
          </table:table-cell>
          <table:table-cell table:formula="of:=[.C20]-[.D2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float" office:value="2326" calcext:value-type="float">
            <text:p>2326</text:p>
          </table:table-cell>
          <table:table-cell table:formula="of:=[.B21]-[.A21]+1" office:value-type="float" office:value="23" calcext:value-type="float">
            <text:p>23</text:p>
          </table:table-cell>
          <table:table-cell table:number-matrix-columns-spanned="1" table:number-matrix-rows-spanned="1" table:formula="of:=SUM( ([$full.$B$2:.$B$907]&gt;=[.A21]) * ([$full.$B$2:.$B$907]&lt;=[.B21]) * [$full.$G$2:.$G$907])" office:value-type="float" office:value="23" calcext:value-type="float">
            <text:p>23</text:p>
          </table:table-cell>
          <table:table-cell table:formula="of:=[.C21]-[.D2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style-name="ce12" office:value-type="float" office:value="192" calcext:value-type="float">
            <text:p>192</text:p>
          </table:table-cell>
          <table:table-cell table:style-name="ce12" office:value-type="float" office:value="726" calcext:value-type="float">
            <text:p>726</text:p>
          </table:table-cell>
          <table:table-cell table:style-name="ce12" table:formula="of:=[.B23]-[.A23]+1" office:value-type="float" office:value="535" calcext:value-type="float">
            <text:p>53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12" office:value-type="float" office:value="2064" calcext:value-type="float">
            <text:p>2064</text:p>
          </table:table-cell>
          <table:table-cell table:style-name="ce12" office:value-type="float" office:value="2106" calcext:value-type="float">
            <text:p>2106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7"/>
        </table:table-row>
      </table:table>
      <table:table table:name="sparse" table:style-name="ta1">
        <table:table-column table:style-name="co5" table:number-columns-repeated="7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5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table:formula="of:=[.A2]-[.B1]-1" office:value-type="float" office:value="85" calcext:value-type="float">
            <text:p>85</text:p>
          </table:table-cell>
          <table:table-cell table:formula="of:=[.B1]-[.A1]+1" office:value-type="float" office:value="107" calcext:value-type="float">
            <text:p>107</text:p>
          </table:table-cell>
          <table:table-cell table:number-matrix-columns-spanned="1" table:number-matrix-rows-spanned="1" table:formula="of:=SUM( ([$full.$B$2:.$B$907]&gt;=[.A1]) * ([$full.$B$2:.$B$907]&lt;=[.B1]) * [$full.$G$2:.$G$907])" office:value-type="float" office:value="47" calcext:value-type="float">
            <text:p>47</text:p>
          </table:table-cell>
          <table:table-cell table:formula="of:=[.D1]-[.E1]" office:value-type="float" office:value="60" calcext:value-type="float">
            <text:p>60</text:p>
          </table:table-cell>
          <table:table-cell/>
          <table:table-cell table:style-name="ce8" office:value-type="string" calcext:value-type="string">
            <text:p>Size</text:p>
          </table:table-cell>
          <table:table-cell table:style-name="ce8" office:value-type="string" calcext:value-type="string">
            <text:p>Used</text:p>
          </table:table-cell>
          <table:table-cell table:style-name="ce8" office:value-type="string" calcext:value-type="string">
            <text:p>Waste</text:p>
          </table:table-cell>
          <table:table-cell table:style-name="ce8" office:value-type="string" calcext:value-type="string">
            <text:p>Efficiency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58" calcext:value-type="float">
            <text:p>1058</text:p>
          </table:table-cell>
          <table:table-cell table:formula="of:=[.A3]-[.B2]-1" office:value-type="float" office:value="1005" calcext:value-type="float">
            <text:p>1005</text:p>
          </table:table-cell>
          <table:table-cell table:formula="of:=[.B2]-[.A2]+1" office:value-type="float" office:value="867" calcext:value-type="float">
            <text:p>867</text:p>
          </table:table-cell>
          <table:table-cell table:number-matrix-columns-spanned="1" table:number-matrix-rows-spanned="1" table:formula="of:=SUM( ([$full.$B$2:.$B$907]&gt;=[.A2]) * ([$full.$B$2:.$B$907]&lt;=[.B2]) * [$full.$G$2:.$G$907])" office:value-type="float" office:value="599" calcext:value-type="float">
            <text:p>599</text:p>
          </table:table-cell>
          <table:table-cell table:formula="of:=[.D2]-[.E2]" office:value-type="float" office:value="268" calcext:value-type="float">
            <text:p>268</text:p>
          </table:table-cell>
          <table:table-cell/>
          <table:table-cell table:style-name="ce9" table:formula="of:=[.I2]+[.J2]" office:value-type="float" office:value="1040" calcext:value-type="float">
            <text:p>1040</text:p>
          </table:table-cell>
          <table:table-cell table:style-name="ce9" table:formula="of:=SUM([.E1:.E22])" office:value-type="float" office:value="707" calcext:value-type="float">
            <text:p>707</text:p>
          </table:table-cell>
          <table:table-cell table:style-name="ce9" table:formula="of:=SUM([.F1:.F22])" office:value-type="float" office:value="333" calcext:value-type="float">
            <text:p>333</text:p>
          </table:table-cell>
          <table:table-cell table:style-name="ce10" table:formula="of:=([.I2]/([.J2]+[.I2]))" office:value-type="percentage" office:value="0.679807692307692" calcext:value-type="percentage">
            <text:p>67.98%</text:p>
          </table:table-cell>
          <table:table-cell/>
          <table:table-cell office:value-type="string" calcext:value-type="string">
            <text:p>Sparse scheme. Only removes the largest gaps through hard-coded IF statements.</text:p>
          </table:table-cell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float" office:value="2106" calcext:value-type="float">
            <text:p>2106</text:p>
          </table:table-cell>
          <table:table-cell table:formula="of:=[.A4]-[.B3]-1" office:value-type="float" office:value="197" calcext:value-type="float">
            <text:p>197</text:p>
          </table:table-cell>
          <table:table-cell table:formula="of:=[.B3]-[.A3]+1" office:value-type="float" office:value="43" calcext:value-type="float">
            <text:p>43</text:p>
          </table:table-cell>
          <table:table-cell table:number-matrix-columns-spanned="1" table:number-matrix-rows-spanned="1" table:formula="of:=SUM( ([$full.$B$2:.$B$907]&gt;=[.A3]) * ([$full.$B$2:.$B$907]&lt;=[.B3]) * [$full.$G$2:.$G$907])" office:value-type="float" office:value="38" calcext:value-type="float">
            <text:p>38</text:p>
          </table:table-cell>
          <table:table-cell table:formula="of:=[.D3]-[.E3]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float" office:value="2326" calcext:value-type="float">
            <text:p>2326</text:p>
          </table:table-cell>
          <table:table-cell/>
          <table:table-cell table:formula="of:=[.B4]-[.A4]+1" office:value-type="float" office:value="23" calcext:value-type="float">
            <text:p>23</text:p>
          </table:table-cell>
          <table:table-cell table:number-matrix-columns-spanned="1" table:number-matrix-rows-spanned="1" table:formula="of:=SUM( ([$full.$B$2:.$B$907]&gt;=[.A4]) * ([$full.$B$2:.$B$907]&lt;=[.B4]) * [$full.$G$2:.$G$907])" office:value-type="float" office:value="23" calcext:value-type="float">
            <text:p>23</text:p>
          </table:table-cell>
          <table:table-cell table:formula="of:=[.D4]-[.E4]" office:value-type="float" office:value="0" calcext:value-type="float">
            <text:p>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22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cc99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7">00/00/0000</text:date>, <text:time style:data-style-name="N2" text:time-value="17:15:12.5748696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7T14:23:45.015691460</meta:creation-date>
    <dc:date>2017-04-27T22:16:07.740011203</dc:date>
    <meta:editing-duration>PT8H14M28S</meta:editing-duration>
    <meta:editing-cycles>55</meta:editing-cycles>
    <meta:generator>LibreOffice/5.1.6.2$Linux_X86_64 LibreOffice_project/10m0$Build-2</meta:generator>
    <meta:document-statistic meta:table-count="7" meta:cell-count="12354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Function pr(str as String) as String
    pr = RIGHT("0" &amp; str, 2)
End Function

Function phex(val as Long, pwr as Long) as String
	phex = pr(Hex(int(val / (128^pwr)) MOD 128))
End Function

Function Int2Sbh(val as Long) as String
    Int2Sbh = _
        phex(val, 1) &amp; " " &amp; _
        phex(val, 0)
End Function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